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3.521cm"/>
    </style:style>
    <style:style style:name="co3" style:family="table-column">
      <style:table-column-properties fo:break-before="auto" style:column-width="3.44cm"/>
    </style:style>
    <style:style style:name="co4" style:family="table-column">
      <style:table-column-properties fo:break-before="auto" style:column-width="2.949cm"/>
    </style:style>
    <style:style style:name="co5" style:family="table-column">
      <style:table-column-properties fo:break-before="auto" style:column-width="1.723cm"/>
    </style:style>
    <style:style style:name="co6" style:family="table-column">
      <style:table-column-properties fo:break-before="auto" style:column-width="57.997cm"/>
    </style:style>
    <style:style style:name="co7" style:family="table-column">
      <style:table-column-properties fo:break-before="auto" style:column-width="20.324cm"/>
    </style:style>
    <style:style style:name="co8" style:family="table-column">
      <style:table-column-properties fo:break-before="auto" style:column-width="3.549cm"/>
    </style:style>
    <style:style style:name="co9" style:family="table-column">
      <style:table-column-properties fo:break-before="auto" style:column-width="7.197cm"/>
    </style:style>
    <style:style style:name="co10" style:family="table-column">
      <style:table-column-properties fo:break-before="auto" style:column-width="40.557cm"/>
    </style:style>
    <style:style style:name="co11" style:family="table-column">
      <style:table-column-properties fo:break-before="auto" style:column-width="38.515cm"/>
    </style:style>
    <style:style style:name="co12" style:family="table-column">
      <style:table-column-properties fo:break-before="auto" style:column-width="31.515cm"/>
    </style:style>
    <style:style style:name="co13" style:family="table-column">
      <style:table-column-properties fo:break-before="auto" style:column-width="33.532cm"/>
    </style:style>
    <style:style style:name="co14" style:family="table-column">
      <style:table-column-properties fo:break-before="auto" style:column-width="31.134cm"/>
    </style:style>
    <style:style style:name="co15" style:family="table-column">
      <style:table-column-properties fo:break-before="auto" style:column-width="16.947cm"/>
    </style:style>
    <style:style style:name="co16" style:family="table-column">
      <style:table-column-properties fo:break-before="auto" style:column-width="4.583cm"/>
    </style:style>
    <style:style style:name="co17" style:family="table-column">
      <style:table-column-properties fo:break-before="auto" style:column-width="0.497cm"/>
    </style:style>
    <style:style style:name="co1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8000"/>
    </style:style>
    <style:style style:name="ce2" style:family="table-cell" style:parent-style-name="Default">
      <style:table-cell-properties fo:background-color="#ff4000"/>
    </style:style>
    <style:style style:name="ce3" style:family="table-cell" style:parent-style-name="Default">
      <style:table-cell-properties fo:background-color="#ff0000"/>
    </style:style>
    <style:style style:name="ce4" style:family="table-cell" style:parent-style-name="Default">
      <style:table-cell-properties fo:background-color="#800080"/>
    </style:style>
    <style:style style:name="ce5" style:family="table-cell" style:parent-style-name="Default">
      <style:table-cell-properties fo:background-color="#55308d"/>
    </style:style>
    <style:style style:name="ce6" style:family="table-cell" style:parent-style-name="Default">
      <style:table-cell-properties fo:background-color="#bf0041"/>
    </style:style>
    <style:style style:name="ce7" style:family="table-cell" style:parent-style-name="Default">
      <style:table-cell-properties fo:background-color="#ffff00"/>
    </style:style>
    <style:style style:name="ce8" style:family="table-cell" style:parent-style-name="Default">
      <style:table-cell-properties fo:background-color="#bf0041"/>
      <style:text-properties fo:color="#000000"/>
    </style:style>
  </office:automatic-styles>
  <office:body>
    <office:spreadsheet>
      <table:calculation-settings table:automatic-find-labels="false" table:use-regular-expressions="false" table:use-wildcards="true"/>
      <table:table table:name="00-CasiMedicos_clinical_cases_translated_2_englishOK" table:style-name="ta1">
        <table:table-column table:style-name="co1"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6" table:number-columns-repeated="3" table:default-cell-style-name="Default"/>
        <table:table-column table:style-name="co7" table:default-cell-style-name="Default"/>
        <table:table-column table:style-name="co6"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row table:style-name="ro1">
          <table:table-cell office:value-type="string" calcext:value-type="string">
            <text:p>year</text:p>
          </table:table-cell>
          <table:table-cell office:value-type="string" calcext:value-type="string">
            <text:p>question_id_specific</text:p>
          </table:table-cell>
          <table:table-cell office:value-type="string" calcext:value-type="string">
            <text:p>question_id_general</text:p>
          </table:table-cell>
          <table:table-cell office:value-type="string" calcext:value-type="string">
            <text:p>question_id_final</text:p>
          </table:table-cell>
          <table:table-cell office:value-type="string" calcext:value-type="string">
            <text:p>canceled</text:p>
          </table:table-cell>
          <table:table-cell office:value-type="string" calcext:value-type="string">
            <text:p>full_question</text:p>
          </table:table-cell>
          <table:table-cell office:value-type="string" calcext:value-type="string">
            <text:p>full_answer</text:p>
          </table:table-cell>
          <table:table-cell office:value-type="string" calcext:value-type="string">
            <text:p>full_answer_references</text:p>
          </table:table-cell>
          <table:table-cell office:value-type="string" calcext:value-type="string">
            <text:p>type</text:p>
          </table:table-cell>
          <table:table-cell office:value-type="string" calcext:value-type="string">
            <text:p>difficulty</text:p>
          </table:table-cell>
          <table:table-cell office:value-type="string" calcext:value-type="string">
            <text:p>difficulty_percentage</text:p>
          </table:table-cell>
          <table:table-cell office:value-type="string" calcext:value-type="string">
            <text:p>associated_image</text:p>
          </table:table-cell>
          <table:table-cell office:value-type="string" calcext:value-type="string">
            <text:p>option_1</text:p>
          </table:table-cell>
          <table:table-cell office:value-type="string" calcext:value-type="string">
            <text:p>option_2</text:p>
          </table:table-cell>
          <table:table-cell office:value-type="string" calcext:value-type="string">
            <text:p>option_3</text:p>
          </table:table-cell>
          <table:table-cell office:value-type="string" calcext:value-type="string">
            <text:p>option_4</text:p>
          </table:table-cell>
          <table:table-cell office:value-type="string" calcext:value-type="string">
            <text:p>option_5</text:p>
          </table:table-cell>
          <table:table-cell office:value-type="string" calcext:value-type="string">
            <text:p>correct_answer</text:p>
          </table:table-cell>
          <table:table-cell table:number-columns-repeated="3"/>
        </table:table-row>
        <table:table-row table:style-name="ro1">
          <table:table-cell office:value-type="float" office:value="2011" calcext:value-type="float">
            <text:p>2011</text:p>
          </table:table-cell>
          <table:table-cell office:value-type="float" office:value="44" calcext:value-type="float">
            <text:p>44</text:p>
          </table:table-cell>
          <table:table-cell table:number-columns-repeated="3"/>
          <table:table-cell table:style-name="ce7" office:value-type="string" calcext:value-type="string">
            <text:p>A 60-year-old man reports daily heartburn since youth, which he treats with alkalis. An upper endoscopy shows mild erosive esophagitis and displaced squamous columnar junction approximately 7 cm. The esophageal biopsies showed mild erosive esophagitis and a columnar squamous junction displaced approximately 7 cm from the most proximal portion of the gastric folds. Biopsies of the distal esophagus reveal that the normal squamous epithelium has been replaced by intestinal-type columnar epithelium with low-grade dysplasia What is the most appropriate management option for this patient?</text:p>
          </table:table-cell>
          <table:table-cell office:value-type="string" calcext:value-type="string">
            <text:p>This patient presents Barrett's esophagus with low grade dysplasia. I do not like the question, since not being with acid production inhibition the dysplasia may be conditioned by inflammation and not be real. In any case, Barrett's esophagus should follow endoscopic surveillance and lifelong PPI treatment or antireflux surgery to prevent progression. The correct answer is 4.</text:p>
          </table:table-cell>
          <table:table-cell/>
          <table:table-cell office:value-type="string" calcext:value-type="string">
            <text:p>DIGESTIVE</text:p>
          </table:table-cell>
          <table:table-cell table:number-columns-repeated="3"/>
          <table:table-cell office:value-type="string" calcext:value-type="string">
            <text:p>Given that the esophagitis is mild and the dysplasia is low grade, it is advisable to continue treatment with alkalines.</text:p>
          </table:table-cell>
          <table:table-cell office:value-type="string" calcext:value-type="string">
            <text:p>Indefinite treatment with high doses of PPI since it has been demonstrated that this prevents the progression of Barrett's esophagus to adenocarcinoma, making endoscopic surveillance unnecessary.</text:p>
          </table:table-cell>
          <table:table-cell office:value-type="string" calcext:value-type="string">
            <text:p>Periodic surveillance endoscopies and treatment with PPIs for less than 12 weeks, since prolonged treatment is associated with a high risk of gastrinoma development.</text:p>
          </table:table-cell>
          <table:table-cell office:value-type="string" calcext:value-type="string">
            <text:p>Periodic surveillance endoscopies and indefinite treatment with PPI.</text:p>
          </table:table-cell>
          <table:table-cell office:value-type="string" calcext:value-type="string">
            <text:p>Esophagectomy.</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34" calcext:value-type="float">
            <text:p>34</text:p>
          </table:table-cell>
          <table:table-cell table:number-columns-repeated="3"/>
          <table:table-cell table:style-name="ce7" office:value-type="string" calcext:value-type="string">
            <text:p>A 27-year-old woman under study in the dermatology department for recurrent episodes of oral aphthous ulcers. She was referred to the gastrointestinal department for a blood test showing Hb 11.5 gr/dl Fe 38 AST 52 ALT 64 Ac antitrasglutaminase IgA 177. The patient reported only occasional diffuse abdominal discomfort. She reports no signs of hemorrhage or jaundice. The physical examination is normal. Which of the following tests do you consider to be the most appropriate to make the diagnosis?</text:p>
          </table:table-cell>
          <table:table-cell office:value-type="string" calcext:value-type="string">
            <text:p>In this question, they give an important piece of information when it comes to suspecting a diagnosis, which is the antitransglutaminase antibodies that must lead you to suspect celiac disease. The rest of the symptoms fall perfectly within the picture and although probably several of the tests that it says will be done, the answer that will give us the diagnosis is 4 (intestinal biopsy).</text:p>
          </table:table-cell>
          <table:table-cell/>
          <table:table-cell office:value-type="string" calcext:value-type="string">
            <text:p>DIGESTIVE</text:p>
          </table:table-cell>
          <table:table-cell table:number-columns-repeated="3"/>
          <table:table-cell office:value-type="string" calcext:value-type="string">
            <text:p>Capsule endoscopy.</text:p>
          </table:table-cell>
          <table:table-cell office:value-type="string" calcext:value-type="string">
            <text:p>Colonoscopy.</text:p>
          </table:table-cell>
          <table:table-cell office:value-type="string" calcext:value-type="string">
            <text:p>Serology for hepatitis b and c virus.</text:p>
          </table:table-cell>
          <table:table-cell office:value-type="string" calcext:value-type="string">
            <text:p>Intestinal biopsy.</text:p>
          </table:table-cell>
          <table:table-cell office:value-type="string" calcext:value-type="string">
            <text:p>Abdominal ultrasound.</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35" calcext:value-type="float">
            <text:p>35</text:p>
          </table:table-cell>
          <table:table-cell table:number-columns-repeated="3"/>
          <table:table-cell table:style-name="ce7" office:value-type="string" calcext:value-type="string">
            <text:p>A 43-year-old man with no diseases of interest comes to the emergency department for 4 melaenic stools in the last 12 hours. He refers taking NSAIDs in previous days. Physical examination revealed pale skin and mucous membranes. BP 95/65 and HR 110 bpm. The abdomen is not painful and rectal examination shows melenic stools. The CBC shows a Hb of 8.1 gr/dl. After infusion of saline and the start of red blood cell concentrate transfusion, the BP was 120/85 and HR 90 bpm. An endoscopy was performed in which clots were found in the stomach and a 2 cm ulcer in the gastric antrum with fibrin background and a small grayish-white protrusion of 3 mm in the center of the ulcer (visible platelet thrombus vessel). What do you think is the most correct approach?</text:p>
          </table:table-cell>
          <table:table-cell office:value-type="string" calcext:value-type="string">
            <text:p>Question about non-varicose ADH. Young patient, with no previous history, who after taking NSAIDs presents bleeding with hemodynamic instability requiring transfusion. <text:s/>Answer 1 is not in accordance with what has been said, this is an unstable patient who has bled a lot, who has a Forrest IIa ulcer with a high risk of rebleeding. Answer 2 speaks of somatostatin, which is used for bleeding due to portal hypertension. 4 will only be considered if bleeding is not controlled endoscopically. Between 3 and 5, since there is a high risk of bleeding, endoscopic therapy is recommended, preferably with 2 techniques, so the correct one would be 5.</text:p>
          </table:table-cell>
          <table:table-cell/>
          <table:table-cell office:value-type="string" calcext:value-type="string">
            <text:p>DIGESTIVE</text:p>
          </table:table-cell>
          <table:table-cell table:number-columns-repeated="3"/>
          <table:table-cell office:value-type="string" calcext:value-type="string">
            <text:p>Since the patient is young, with no associated diseases and the ulcer has stopped bleeding, he can be discharged early with treatment with a PPI and H. Pylori eradication.</text:p>
          </table:table-cell>
          <table:table-cell office:value-type="string" calcext:value-type="string">
            <text:p>Remove the endoscope, place nasogastric tube for continuous aspiration and initiate treatment with a PPI and somatostatin.</text:p>
          </table:table-cell>
          <table:table-cell office:value-type="string" calcext:value-type="string">
            <text:p>Take biopsy for H. Pylori, remove the endoscope taking care not to dislodge the platelet thrombus and continue pharmacological treatment with i.v. PPI.</text:p>
          </table:table-cell>
          <table:table-cell office:value-type="string" calcext:value-type="string">
            <text:p>Consultation to the surgical service to consider urgent surgical treatment.</text:p>
          </table:table-cell>
          <table:table-cell office:value-type="string" calcext:value-type="string">
            <text:p>Endoscopic treatment by injection of adrenaline into the ulcer and placement of clips (metal staples) followed by i.v. administration of PPI.</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45" calcext:value-type="float">
            <text:p>45</text:p>
          </table:table-cell>
          <table:table-cell table:number-columns-repeated="3"/>
          <table:table-cell table:style-name="ce7" office:value-type="string" calcext:value-type="string">
            <text:p>A 30-year-old man with a family history of a father who died at 38 years of age from colon cancer. A colonoscopy is performed and shows hundreds of adenomas throughout the colon. Which of the following statements is false?</text:p>
          </table:table-cell>
          <table:table-cell office:value-type="string" calcext:value-type="string">
            <text:p>Patient with familial adenomatous polyposis. All statements are correct except 2. Treatment should be surgical when polyposis is observed. At 40 years of age is the usual point of incidence of cancer.</text:p>
          </table:table-cell>
          <table:table-cell/>
          <table:table-cell office:value-type="string" calcext:value-type="string">
            <text:p>DIGESTIVE</text:p>
          </table:table-cell>
          <table:table-cell table:number-columns-repeated="3"/>
          <table:table-cell office:value-type="string" calcext:value-type="string">
            <text:p>The patient has familial adenomatous polyposis.</text:p>
          </table:table-cell>
          <table:table-cell office:value-type="string" calcext:value-type="string">
            <text:p>The most appropriate management is annual follow-up colonoscopy and colectomy at age 40.</text:p>
          </table:table-cell>
          <table:table-cell office:value-type="string" calcext:value-type="string">
            <text:p>If the patient does not undergo surgical treatment, he/she will almost certainly develop colorectal cancer.</text:p>
          </table:table-cell>
          <table:table-cell office:value-type="string" calcext:value-type="string">
            <text:p>First degree relatives should be studied.</text:p>
          </table:table-cell>
          <table:table-cell office:value-type="string" calcext:value-type="string">
            <text:p>The patient's children have a 50% risk of suffering the same disease.</text:p>
          </table:table-cell>
          <table:table-cell office:value-type="float" office:value="2" calcext:value-type="float">
            <text:p>2</text:p>
          </table:table-cell>
          <table:table-cell table:number-columns-repeated="3"/>
        </table:table-row>
        <table:table-row table:style-name="ro1">
          <table:table-cell office:value-type="float" office:value="2011" calcext:value-type="float">
            <text:p>2011</text:p>
          </table:table-cell>
          <table:table-cell office:value-type="float" office:value="40" calcext:value-type="float">
            <text:p>40</text:p>
          </table:table-cell>
          <table:table-cell table:number-columns-repeated="3"/>
          <table:table-cell table:style-name="ce7" office:value-type="string" calcext:value-type="string">
            <text:p>A man presents abruptly with asthenia and jaundice with transaminases above 2000 IU/L. Serological markers show the following pattern: anti-HAV IgM negative, HBsAg negative anti-HBc IgM positive, anti-HCV negative. What is the diagnosis?</text:p>
          </table:table-cell>
          <table:table-cell office:value-type="string" calcext:value-type="string">
            <text:p>An interesting one that in general needs to be studied. By the form of presentation, it is clearly an acute hepatitis, so option 1 is ruled out. The negative IgM of HAV rules out 5 and the negative HBs Ag rules out 4 (to have delta virus you need surface antigen B). When having IgM anti HBc we speak of an acute hepatitis B (3), since there is a window period of negativization of the antigen.</text:p>
          </table:table-cell>
          <table:table-cell/>
          <table:table-cell office:value-type="string" calcext:value-type="string">
            <text:p>DIGESTIVE</text:p>
          </table:table-cell>
          <table:table-cell table:number-columns-repeated="3"/>
          <table:table-cell office:value-type="string" calcext:value-type="string">
            <text:p>Chronic hepatitis B.</text:p>
          </table:table-cell>
          <table:table-cell office:value-type="string" calcext:value-type="string">
            <text:p>Non-viral acute hepatitis.</text:p>
          </table:table-cell>
          <table:table-cell office:value-type="string" calcext:value-type="string">
            <text:p>Acute hepatitis B.</text:p>
          </table:table-cell>
          <table:table-cell office:value-type="string" calcext:value-type="string">
            <text:p>D (delta) virus superinfection.</text:p>
          </table:table-cell>
          <table:table-cell office:value-type="string" calcext:value-type="string">
            <text:p>Acute hepatitis A and B.</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table:style-name="ce1" office:value-type="float" office:value="36" calcext:value-type="float">
            <text:p>36</text:p>
          </table:table-cell>
          <table:table-cell table:number-columns-repeated="3"/>
          <table:table-cell table:style-name="ce7" office:value-type="string" calcext:value-type="string">
            <text:p>An 87-year-old patient with a history of chronic bronchitis and heart failure has been diagnosed with acute calculous cholecystitis. After 4 days of hospitalization and treatment with absolute diet, piperacillin-tazobactam serum therapy, the patient continues with fever, persistent abdominal pain and leukocytosis. The most appropriate attitude at this time would be:</text:p>
          </table:table-cell>
          <table:table-cell office:value-type="string" calcext:value-type="string">
            <text:p>In this question, they insist on the age and comorbidity of the patient, as well as the time of evolution, so the answer will probably not be 1. <text:s/>In any case, the ideal would be to drain the gallbladder that has not gone up again, so the answer I would give would be 2.</text:p>
          </table:table-cell>
          <table:table-cell/>
          <table:table-cell office:value-type="string" calcext:value-type="string">
            <text:p>DIGESTIVE</text:p>
          </table:table-cell>
          <table:table-cell table:number-columns-repeated="3"/>
          <table:table-cell office:value-type="string" calcext:value-type="string">
            <text:p>Urgent surgical treatment.</text:p>
          </table:table-cell>
          <table:table-cell office:value-type="string" calcext:value-type="string">
            <text:p>Biliary drainage by percutaneous cholecystostomy.</text:p>
          </table:table-cell>
          <table:table-cell office:value-type="string" calcext:value-type="string">
            <text:p>Replace piperacillin-tazobactam with metronidazole-cefotaxime.</text:p>
          </table:table-cell>
          <table:table-cell office:value-type="string" calcext:value-type="string">
            <text:p>Replace piperacillin-tazobactam with amikacin-clindamycin.</text:p>
          </table:table-cell>
          <table:table-cell office:value-type="string" calcext:value-type="string">
            <text:p>Add an aminoglycoside such as gentamicin to the treatment.</text:p>
          </table:table-cell>
          <table:table-cell office:value-type="float" office:value="2" calcext:value-type="float">
            <text:p>2</text:p>
          </table:table-cell>
          <table:table-cell table:number-columns-repeated="3"/>
        </table:table-row>
        <table:table-row table:style-name="ro1">
          <table:table-cell office:value-type="float" office:value="2011" calcext:value-type="float">
            <text:p>2011</text:p>
          </table:table-cell>
          <table:table-cell table:style-name="ce2" office:value-type="float" office:value="37" calcext:value-type="float">
            <text:p>37</text:p>
          </table:table-cell>
          <table:table-cell table:number-columns-repeated="3"/>
          <table:table-cell table:style-name="ce7" office:value-type="string" calcext:value-type="string">
            <text:p>A 76-year-old woman with no history other than hypertension consults for painless jaundice and pruritus with anorexia. Laboratory tests show bilirubin of 12 mg/dl (9.5 direct). Ultrasound shows intrahepatic and extrahepatic biliary dilatation together with a single hepatic nodule smaller than 2 cm located peripherally on the anterior aspect of the left lobe. The CT scan confirms these findings also demonstrating the presence of a pancreatic mass of 3.5 cm. In the pancreatic head. The aspiration puncture of the hepatic nodule is conclusive for adenocarcinoma. Indicate the best therapeutic option:</text:p>
          </table:table-cell>
          <table:table-cell office:value-type="string" calcext:value-type="string">
            <text:p>This case does not seem so easy to me. It is a pancreatic adenocarcinoma with metastasis, so the treatment should be palliative, so we remove options 1 and 5. In principle she is a patient in moderately good general condition, so the ideal would be to perform a permanent biliary diversion and chemotherapy, option 4 being the one I consider most correct.</text:p>
          </table:table-cell>
          <table:table-cell/>
          <table:table-cell office:value-type="string" calcext:value-type="string">
            <text:p>DIGESTIVE</text:p>
          </table:table-cell>
          <table:table-cell table:number-columns-repeated="3"/>
          <table:table-cell office:value-type="string" calcext:value-type="string">
            <text:p>Neoadjuvant chemo/radiotherapy, conditioning the option of radical surgery on initial response.</text:p>
          </table:table-cell>
          <table:table-cell office:value-type="string" calcext:value-type="string">
            <text:p>Percutaneous external biliary drainage with palliative character with eventual reconversion to internal drainage in case of intolerance or complications.</text:p>
          </table:table-cell>
          <table:table-cell office:value-type="string" calcext:value-type="string">
            <text:p>Palliative surgical biliary bypass with or without prophylactic gastrojejunostomy depending on intraoperative findings.</text:p>
          </table:table-cell>
          <table:table-cell office:value-type="string" calcext:value-type="string">
            <text:p>Metallic biliary prosthesis by endoscopic retrograde cholangiopancreatography with the option of palliative chemotherapy.</text:p>
          </table:table-cell>
          <table:table-cell office:value-type="string" calcext:value-type="string">
            <text:p>Cephalic duodenopancreatectomy, with percutaneous ablation by radiofrequency or alcoholization of the hepatic lesion.</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208" calcext:value-type="float">
            <text:p>208</text:p>
          </table:table-cell>
          <table:table-cell table:number-columns-repeated="3"/>
          <table:table-cell table:style-name="ce7" office:value-type="string" calcext:value-type="string">
            <text:p>During a colonoscopy, a 5-cm tumor located in the right colon is detected in a 48-year-old man. No other lesions were found. His maternal grandmother also suffered from colon cancer. The biopsies are superficial and show a poorly differentiated tumor with abundant inflammatory cells in the stroma that is diagnosed as a medullary type carcinoma.</text:p>
          </table:table-cell>
          <table:table-cell office:value-type="string" calcext:value-type="string">
            <text:p>Complicated question about an unusual adenocarcinoma. By rule 1 would be easy to eliminate, the treatment of colon cancer is surgical (with neoadjuvant in rectal cancer). If biopsies confirm adenocarcinoma, there is no need to repeat them, since it is necessary to have the complete specimen. Most colon cancer develops on adenomas, so we could eliminate this one. Among the other 2, it is important to know that 5 is correct since they almost always present microsatellite instability even without fulfilling the Amsterdam criteria and have a better prognosis than other poorly differentiated colon cancer.</text:p>
          </table:table-cell>
          <table:table-cell/>
          <table:table-cell office:value-type="string" calcext:value-type="string">
            <text:p>DIGESTIVE</text:p>
          </table:table-cell>
          <table:table-cell table:number-columns-repeated="3"/>
          <table:table-cell office:value-type="string" calcext:value-type="string">
            <text:p>Chemotherapy is the treatment of choice.</text:p>
          </table:table-cell>
          <table:table-cell office:value-type="string" calcext:value-type="string">
            <text:p>Since the biopsy is superficial, it should be repeated before proceeding with treatment.</text:p>
          </table:table-cell>
          <table:table-cell office:value-type="string" calcext:value-type="string">
            <text:p>The prognosis of the tumor depends mainly on its high degree of anaplasia.</text:p>
          </table:table-cell>
          <table:table-cell office:value-type="string" calcext:value-type="string">
            <text:p>It is unlikely that this tumor has developed over a previous adenoma.</text:p>
          </table:table-cell>
          <table:table-cell office:value-type="string" calcext:value-type="string">
            <text:p>Microsatellite instability and DNA error repair genes should be studied.</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table:style-name="ce3" office:value-type="float" office:value="232" calcext:value-type="float">
            <text:p>232</text:p>
          </table:table-cell>
          <table:table-cell table:number-columns-repeated="3"/>
          <table:table-cell table:style-name="ce7" office:value-type="string" calcext:value-type="string">
            <text:p>A 52-year-old woman consulted because she had noticed during the previous week a yellowish discoloration of the conjunctivae. She does not refer to risky sexual behaviors or epidemiological history of risk of viral hepatitis. She does not consume alcohol or hepatotoxic drugs. She reports a one-year history of generalized pruritus, asthenia, dry mouth and absence of lacrimation with no known cause. Rest of the anamnesis without pathological data. Physical examination showed scratching lesions, conjunctival jaundice and non-painful hepatomegaly. The patient brings a blood test carried out in his company with the following pathological results: Bilirubin 3 mg/dl, FA 400 UI/ VSG 40mm 1 hour. Indicate which would be the best recommendation to establish the etiological diagnosis of the patient's condition:</text:p>
          </table:table-cell>
          <table:table-cell office:value-type="string" calcext:value-type="string">
            <text:p>Book picture of Primary Biliary Cirrhosis, one of those that do not occur in real life. The diagnosis would be practically made with the AMA (1). With 2 we would rule out hemochromatosis, with 3 we would rule out Wilson's disease. With 4 we could rule out rare diseases such as biliary tract malformations or Caroli's disease and with 5 we could rule out viral hepatitis.</text:p>
          </table:table-cell>
          <table:table-cell/>
          <table:table-cell office:value-type="string" calcext:value-type="string">
            <text:p>DIGESTIVE</text:p>
          </table:table-cell>
          <table:table-cell table:number-columns-repeated="3"/>
          <table:table-cell office:value-type="string" calcext:value-type="string">
            <text:p>Anti-mitochondrial antibodies.</text:p>
          </table:table-cell>
          <table:table-cell office:value-type="string" calcext:value-type="string">
            <text:p>Study of Fe metabolism.</text:p>
          </table:table-cell>
          <table:table-cell office:value-type="string" calcext:value-type="string">
            <text:p>Study of copper metabolism.</text:p>
          </table:table-cell>
          <table:table-cell office:value-type="string" calcext:value-type="string">
            <text:p>Hepatic MRI.</text:p>
          </table:table-cell>
          <table:table-cell office:value-type="string" calcext:value-type="string">
            <text:p>Serology for B and C viruses.</text:p>
          </table:table-cell>
          <table:table-cell office:value-type="float" office:value="1" calcext:value-type="float">
            <text:p>1</text:p>
          </table:table-cell>
          <table:table-cell table:number-columns-repeated="3"/>
        </table:table-row>
        <table:table-row table:style-name="ro1">
          <table:table-cell office:value-type="float" office:value="2011" calcext:value-type="float">
            <text:p>2011</text:p>
          </table:table-cell>
          <table:table-cell office:value-type="float" office:value="36" calcext:value-type="float">
            <text:p>36</text:p>
          </table:table-cell>
          <table:table-cell table:number-columns-repeated="3"/>
          <table:table-cell table:style-name="ce1" office:value-type="string" calcext:value-type="string">
            <text:p>An 87-year-old patient with a history of chronic bronchitis and heart failure, has been diagnosed with acute calculous cholecystitis . After four days of treatment with absolute diet, serum therapy and piperacillin/tazobactam, the patient continues with fever, persistent abdominal pain and leukocytosis. The most appropriate attitude at this time would be:</text:p>
          </table:table-cell>
          <table:table-cell office:value-type="string" calcext:value-type="string">
            <text:p>I think the correct answer is 2 although the treatment for acute cholecystitis is cholecystectomy, for this it is necessary that the patient is a surgical candidate, in this case it is an elderly patient, with previous diseases that increase the surgical risk and would be an ASA IV for an urgent intervention. In these cases cholecystostomy can cure cholecystitis; and after recovery, assess scheduled surgery according to the patient's situation.</text:p>
          </table:table-cell>
          <table:table-cell/>
          <table:table-cell office:value-type="string" calcext:value-type="string">
            <text:p>SURGERY</text:p>
          </table:table-cell>
          <table:table-cell table:number-columns-repeated="3"/>
          <table:table-cell office:value-type="string" calcext:value-type="string">
            <text:p>Surgical treatment (urgent cholecystectomy).</text:p>
          </table:table-cell>
          <table:table-cell office:value-type="string" calcext:value-type="string">
            <text:p>Biliary drainage by percutaneous cholecystostomy.</text:p>
          </table:table-cell>
          <table:table-cell office:value-type="string" calcext:value-type="string">
            <text:p>Substitute metronidazole + cefotaxime for piperacillin/tazobactam.</text:p>
          </table:table-cell>
          <table:table-cell office:value-type="string" calcext:value-type="string">
            <text:p>Replace piperacillin/tazobactam with amikacin+clindamycin.</text:p>
          </table:table-cell>
          <table:table-cell office:value-type="string" calcext:value-type="string">
            <text:p>Add gentamicin.</text:p>
          </table:table-cell>
          <table:table-cell office:value-type="float" office:value="2" calcext:value-type="float">
            <text:p>2</text:p>
          </table:table-cell>
          <table:table-cell table:number-columns-repeated="3"/>
        </table:table-row>
        <table:table-row table:style-name="ro1">
          <table:table-cell office:value-type="float" office:value="2011" calcext:value-type="float">
            <text:p>2011</text:p>
          </table:table-cell>
          <table:table-cell office:value-type="float" office:value="37" calcext:value-type="float">
            <text:p>37</text:p>
          </table:table-cell>
          <table:table-cell table:number-columns-repeated="3"/>
          <table:table-cell table:style-name="ce2" office:value-type="string" calcext:value-type="string">
            <text:p>A 76-year-old woman with no history other than hypertension consults for painless jaundice and pruritus with anorexia. Laboratory tests show a bilirubin level of 12 mg/dl (with 9.5 direct bilirubin). Abdominal ultrasound shows dilatation of the intrahepatic and extrahepatic biliary tract, together with a single 2 cm nodule located peripherally in the anterior aspect of the left lobe. CT scan confirms the findings, also demonstrating the presence of a 3.5 cm mass in the head of the pancreas. Fine needle aspiration confirms the diagnosis of adenocarcinoma. Indicate the best therapeutic option:</text:p>
          </table:table-cell>
          <table:table-cell office:value-type="string" calcext:value-type="string">
            <text:p>I think the correct answer is 4, although both lesions are resectable, pancreatic adenocarcinoma with synchronous hepatic metastases has no surgical indication because it does not prolong survival and has a high morbidity. Surgical bypass has more complications than placing a self-expanding metallic prosthesis that has a median patency of 6 months which is similar to the median survival of a patient with hepatic metastases of pancreatic adenocarcinoma.</text:p>
          </table:table-cell>
          <table:table-cell/>
          <table:table-cell office:value-type="string" calcext:value-type="string">
            <text:p>SURGERY</text:p>
          </table:table-cell>
          <table:table-cell table:number-columns-repeated="3"/>
          <table:table-cell office:value-type="string" calcext:value-type="string">
            <text:p>Adjuvant chemo/radiotherapy, conditioning radical surgery to the initial response.</text:p>
          </table:table-cell>
          <table:table-cell office:value-type="string" calcext:value-type="string">
            <text:p>Percutaneous external drainage is palliative, with eventual conversion to internal drainage in case of intolerance or complications.</text:p>
          </table:table-cell>
          <table:table-cell office:value-type="string" calcext:value-type="string">
            <text:p>Surgical biliary bypass, with or without prophylactic gastrojejunostomy depending on intraoperative findings.</text:p>
          </table:table-cell>
          <table:table-cell office:value-type="string" calcext:value-type="string">
            <text:p>Metallic biliary prosthesis by endoscopic retrograde cholangiography, with the option of palliative chemotherapy.</text:p>
          </table:table-cell>
          <table:table-cell office:value-type="string" calcext:value-type="string">
            <text:p>Cephalic duodenopancreatectomy with radiofrequency ablation or alcoholization of the liver lesion.</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table:style-name="ce4" office:value-type="float" office:value="74" calcext:value-type="float">
            <text:p>74</text:p>
          </table:table-cell>
          <table:table-cell table:number-columns-repeated="3"/>
          <table:table-cell office:value-type="string" calcext:value-type="string">
            <text:p>Ten days after performing a hemithyroidectomy on a patient with a 1.5 cm thyroid nodule you receive the following anatomopathologic report: "very cellular follicular pattern without capsular invasion and infiltrating adjacent blood vessels and nerves". Point out the correct answer:</text:p>
          </table:table-cell>
          <table:table-cell office:value-type="string" calcext:value-type="string">
            <text:p>I think the correct answer is 3 answers 2,4 and 5 are clearly false. The doubt is between 1 and 2. The statement of 1 is correct in cases of follicular carcinoma without capsular invasion a total thyroidectomy can be performed. But if there are data of poor prognosis and the possibility of metastases - as in this case - it is best to complete the thyroidectomy and perform a radioactive iodine scan to rule out metastases or treat them if they are present.</text:p>
          </table:table-cell>
          <table:table-cell/>
          <table:table-cell office:value-type="string" calcext:value-type="string">
            <text:p>SURGERY</text:p>
          </table:table-cell>
          <table:table-cell table:number-columns-repeated="3"/>
          <table:table-cell office:value-type="string" calcext:value-type="string">
            <text:p>As there is no capsular invasion, no further surgery is necessary.</text:p>
          </table:table-cell>
          <table:table-cell office:value-type="string" calcext:value-type="string">
            <text:p>Follicular pattern is an indication for prophylactic cervical lymph node emptying.</text:p>
          </table:table-cell>
          <table:table-cell office:value-type="string" calcext:value-type="string">
            <text:p>This is a follicular carcinoma and requires completion of thyroidectomy.</text:p>
          </table:table-cell>
          <table:table-cell office:value-type="string" calcext:value-type="string">
            <text:p>The report allows us to rule out with total certainty a papillary carcinoma in the remaining thyroid.</text:p>
          </table:table-cell>
          <table:table-cell office:value-type="string" calcext:value-type="string">
            <text:p>Measurement of plasma calcitonin will allow us to distinguish between papillary and follicular carcinoma.</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table:style-name="ce5" office:value-type="float" office:value="92" calcext:value-type="float">
            <text:p>92</text:p>
          </table:table-cell>
          <table:table-cell table:number-columns-repeated="3"/>
          <table:table-cell table:style-name="ce7" office:value-type="string" calcext:value-type="string">
            <text:p>A 30-year-old man suffers a fall from a standing height of 2 meters. On arrival at the emergency room on a stretcher, he is conscious and oriented, with bladder catheterization and clear urine. He shows swelling of the left heel and mild tingling in the anterior aspect of the left thigh and scrotum as well as dysesthesia in both feet. The patient says goodbye to the stretcher-bearer with a handshake and a simultaneous pat on the shoulder. Rotation of the lower limbs on the stretcher grasped by the ankles is painless and compression of the pelvis is asymptomatic. Next:</text:p>
          </table:table-cell>
          <table:table-cell office:value-type="string" calcext:value-type="string">
            <text:p>I believe that the correct answer is 3. The patient, due to the mechanism of injury (foot fall), the calcaneal fracture and the neurological symptoms, suggests a low spinal cord injury due to a fracture of the lumbar spine. The injury is not high because he moves his arms. It also does not appear to be a pelvic injury because of the absence of pain on mobilization or palpation. If there is a suspicion of pelvic injury in the primary evaluation of all polytraumatized (ATLS) a spinal exploration should be performed by rotating the spine en bloc to avoid producing more injury. Abdominal palpation is also part of the initial evaluation. Abdominal ultrasound may be indicated in hemodynamically unstable patients if abdominal injuries are suspected but in any case it is done after the initial evaluation.</text:p>
          </table:table-cell>
          <table:table-cell/>
          <table:table-cell office:value-type="string" calcext:value-type="string">
            <text:p>SURGERY</text:p>
          </table:table-cell>
          <table:table-cell table:number-columns-repeated="3"/>
          <table:table-cell office:value-type="string" calcext:value-type="string">
            <text:p>The patient will be seated on the stretcher so that the cervical spine can be explored.</text:p>
          </table:table-cell>
          <table:table-cell office:value-type="string" calcext:value-type="string">
            <text:p>Refer to radiology for study of the lower extremities (feet, femurs, pelvis).</text:p>
          </table:table-cell>
          <table:table-cell office:value-type="string" calcext:value-type="string">
            <text:p>We will palpate the abdomen and roll en bloc to palpate the thoracolumbar spine.</text:p>
          </table:table-cell>
          <table:table-cell office:value-type="string" calcext:value-type="string">
            <text:p>We will place a cervical collar and refer to radiology for imaging of the lower extremities and cervical spine.</text:p>
          </table:table-cell>
          <table:table-cell office:value-type="string" calcext:value-type="string">
            <text:p>We will request an abdominal ultrasound.</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table:style-name="ce6" office:value-type="float" office:value="150" calcext:value-type="float">
            <text:p>150</text:p>
          </table:table-cell>
          <table:table-cell table:number-columns-repeated="3"/>
          <table:table-cell office:value-type="string" calcext:value-type="string">
            <text:p>A one-and-a-half-year-old boy presents to the emergency department with abdominal pain and jaundice. On examination, an abdominal mass is palpated. An ultrasound shows the presence of a common bile duct cyst. What therapeutic approach should we adopt?</text:p>
          </table:table-cell>
          <table:table-cell office:value-type="string" calcext:value-type="string">
            <text:p>I believe that the correct answer is 4 the common bile duct cyst is a rare pathology but its treatment is surgical and consists of resection of the cyst and hepaticojejunosotomy. Cholangioresonance is necessary to choose the appropriate technique for the four existing classes of common bile duct cyst (Todani classification).</text:p>
          </table:table-cell>
          <table:table-cell/>
          <table:table-cell office:value-type="string" calcext:value-type="string">
            <text:p>SURGERY</text:p>
          </table:table-cell>
          <table:table-cell table:number-columns-repeated="3"/>
          <table:table-cell office:value-type="string" calcext:value-type="string">
            <text:p>A percutaneous puncture will be performed for peritoneal lavage to check that the cyst contains bile in order to leave a drainage to improve abdominal pain.</text:p>
          </table:table-cell>
          <table:table-cell office:value-type="string" calcext:value-type="string">
            <text:p>Radical resection of the entire bile duct is indicated to replace it with a loop of bowel.</text:p>
          </table:table-cell>
          <table:table-cell office:value-type="string" calcext:value-type="string">
            <text:p>An exploratory laparotomy and drainage of the cyst will be indicated and when the dilatation subsides the drainage will be removed.</text:p>
          </table:table-cell>
          <table:table-cell office:value-type="string" calcext:value-type="string">
            <text:p>A cholangioresonance will be performed to delimit the cyst and a laparotomy will be indicated for resection of the cyst and anastomosis of the biliary tract.</text:p>
          </table:table-cell>
          <table:table-cell office:value-type="string" calcext:value-type="string">
            <text:p>HIDA scintigraphy is necessary to delimit the cyst and to be able to perform percutaneous drainage safely.</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213" calcext:value-type="float">
            <text:p>213</text:p>
          </table:table-cell>
          <table:table-cell table:number-columns-repeated="3"/>
          <table:table-cell table:style-name="ce7" office:value-type="string" calcext:value-type="string">
            <text:p>A 41-year-old man comes to the clinic with a nodule in the right thyroid, a fine needle aspiration is performed. Cytological analysis will allow us:</text:p>
          </table:table-cell>
          <table:table-cell office:value-type="string" calcext:value-type="string">
            <text:p>I think the correct answer is 5; FNA does not allow a histological study but a cytological one, therefore questions 1, 2 are eliminated. Question 3 seems to have been put as a filler because it is not relevant. Question 4 could raise doubts if you are not a pathologist but the most logical answer is 5 since papillary carcinoma is the most frequent.</text:p>
          </table:table-cell>
          <table:table-cell/>
          <table:table-cell office:value-type="string" calcext:value-type="string">
            <text:p>SURGERY</text:p>
          </table:table-cell>
          <table:table-cell table:number-columns-repeated="3"/>
          <table:table-cell office:value-type="string" calcext:value-type="string">
            <text:p>Distinguish between follicular adenoma or minimally invasive follicular carcinoma.</text:p>
          </table:table-cell>
          <table:table-cell office:value-type="string" calcext:value-type="string">
            <text:p>Identify the areas of capsular or vascular invasion of the follicular carcinoma.</text:p>
          </table:table-cell>
          <table:table-cell office:value-type="string" calcext:value-type="string">
            <text:p>Recognize G-cell hyperplasia associated with familial spinal cancer.</text:p>
          </table:table-cell>
          <table:table-cell office:value-type="string" calcext:value-type="string">
            <text:p>Distinguish between a Hurthle cell tumor and an oxyphilic follicular adenoma.</text:p>
          </table:table-cell>
          <table:table-cell office:value-type="string" calcext:value-type="string">
            <text:p>Identify the typical cytologic features of papillary carcinoma.</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126" calcext:value-type="float">
            <text:p>126</text:p>
          </table:table-cell>
          <table:table-cell table:number-columns-repeated="3"/>
          <table:table-cell table:style-name="ce7" office:value-type="string" calcext:value-type="string">
            <text:p>For the third time in the last 6 months an 84-year-old man with advanced dementia is admitted to a hospital for aspiration pneumonia. He has lost 9.5 kg in the last 10 months. He has a pressure ulcer in the sacrum. He does not communicate verbally, does not ambulate and is dependent for all activities of daily living. His wife cares for him at home and does not want to place him in a nursing home. A swallowing study indicates that he chokes on all types of food consistencies. The hospital physician suggests tube feeding. The patient's "Advance Living Will" states that his wife is the representative decision maker regarding his medical care and that he does not want extraordinary measures to prolong his life including artificial nutrition. Which of the following is the most appropriate recommendation for this patient:</text:p>
          </table:table-cell>
          <table:table-cell office:value-type="string" calcext:value-type="string">
            <text:p>This is perhaps the least scientific of this year's MIR questions, since its answer is based on the interpretation of a law, which is also of an autonomous nature. Probably the spirit of the examiner wants to reflect this law, in an extreme case. Let's see, starting from article 11 of Law 41 /2002, of November 14 (1), basic law regulating patient autonomy and the rights and obligations regarding information and clinical documentation (B.O.E. No. 274, of November 15) of a national nature, in Castilla-La Mancha there is Law 6/2005, of July 7 (2), of Castilla-La Mancha, on the Declaration of Advance Directives in matters of one's own health. (D.O.C.M. No. 141, of July 15) and Decree 15/2006, of February 21 (3), of the Registry of Advance Directives of Castilla-La Mancha (D.O.C.M. No. 42, of February 24). In the summary published by the JCCM (4) it says: "The declaration of advance directives (also known as advance directives or living will) is the written manifestation of a capable person who, acting freely, expresses the instructions to be taken into account regarding the health care he/she wishes to receive in situations that prevent him/her from communicating his/her will personally, or regarding the destination of his/her body or organs once death has occurred. In our declaration of advance directives, we can refer to: 1. The expression of personal values, in order to help in the interpretation of the document itself and to guide physicians in making clinical decisions. 2. Instructions about the care and treatment related to our health that we may or may not wish to receive. 3. We may appoint a representative to act as an interlocutor with the responsible physician or health care team to ensure that the instructions contained in the declaration are carried out. 4. We may also include our decision regarding organ donation. In these cases, the authorization of the family will not be required for the removal or use of the donated organs". It thus seems clear that the intended response is 5.</text:p>
          </table:table-cell>
          <table:table-cell office:value-type="string" calcext:value-type="string">
            <text:p>(1) http://pagina.jccm.es/sanidad/ley41.pdf </text:p>
          </table:table-cell>
          <table:table-cell office:value-type="string" calcext:value-type="string">
            <text:p><text:s/>(2) http://www.jccm.es/sanidad/legislacion_sanitaria/visualiza.php?name=329 </text:p>
          </table:table-cell>
          <table:table-cell office:value-type="string" calcext:value-type="string">
            <text:p><text:s/>(3) http://www.jccm.es/sanidad/legislacion_sanitaria/visualiza.php?name=366 </text:p>
          </table:table-cell>
          <table:table-cell office:value-type="float" office:value="0" calcext:value-type="float">
            <text:p>0</text:p>
          </table:table-cell>
          <table:table-cell office:value-type="string" calcext:value-type="string">
            <text:p>PALLIATIVE CARE</text:p>
          </table:table-cell>
          <table:table-cell office:value-type="string" calcext:value-type="string">
            <text:p>Place an indwelling SNG and discharge to a skilled nursing home.</text:p>
          </table:table-cell>
          <table:table-cell office:value-type="string" calcext:value-type="string">
            <text:p>Place a mid-term NGUS and discharge to a nursing home with specialized care until bedsores heal.</text:p>
          </table:table-cell>
          <table:table-cell office:value-type="string" calcext:value-type="string">
            <text:p>Discharge to a nursing home with specialized care until pressure ulcers heal.</text:p>
          </table:table-cell>
          <table:table-cell office:value-type="string" calcext:value-type="string">
            <text:p>Place a gastrostomy tube and discharge home.</text:p>
          </table:table-cell>
          <table:table-cell office:value-type="string" calcext:value-type="string">
            <text:p>Discharge home with palliative care from the health area.</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131" calcext:value-type="float">
            <text:p>131</text:p>
          </table:table-cell>
          <table:table-cell table:number-columns-repeated="3"/>
          <table:table-cell table:style-name="ce7" office:value-type="string" calcext:value-type="string">
            <text:p>A 62-year-old man with a history of significant alcohol abuse, carrier of hepatitis C virus, treated with Ibuprofen for tendinitis of the right shoulder, goes to his dermatologist because after spending two weeks on vacation at the beach he notices the appearance of tense blisters on the dorsum of his hands. On examination, in addition to localization and slight malar hypertrichosis. <text:s/>The most likely diagnosis is:</text:p>
          </table:table-cell>
          <table:table-cell office:value-type="string" calcext:value-type="string">
            <text:p>Porphyria Cutanea Tarda: 60% of patients with PCT are male, many of them drink alcohol in excess, women who develop it are usually treated with drugs containing estrogens. Most are males with signs of iron overload, this overload reduces the activity of the enzyme uroporphyrinogen decarboxylase, which leads to the elevation of uroporphyrins. HCV and HIV infections have been implicated in the precipitation of acquired PCT. There is a hereditary form with AD pattern. Patients with PCT present with blistering of photoexposed skin, most frequently on the dorsum of the hands and scalp. In addition to fragility, they may develop hypertrichosis, hyperpigmentation, cicatricial alopecia and sclerodermal induration.</text:p>
          </table:table-cell>
          <table:table-cell/>
          <table:table-cell office:value-type="string" calcext:value-type="string">
            <text:p>DERMATOLOGY</text:p>
          </table:table-cell>
          <table:table-cell table:number-columns-repeated="3"/>
          <table:table-cell office:value-type="string" calcext:value-type="string">
            <text:p>Epidermolysis bullosa acquisita.</text:p>
          </table:table-cell>
          <table:table-cell office:value-type="string" calcext:value-type="string">
            <text:p>Porphyria cutanea tarda.</text:p>
          </table:table-cell>
          <table:table-cell office:value-type="string" calcext:value-type="string">
            <text:p>Phototoxic reaction.</text:p>
          </table:table-cell>
          <table:table-cell office:value-type="string" calcext:value-type="string">
            <text:p>Contact dermatitis.</text:p>
          </table:table-cell>
          <table:table-cell office:value-type="string" calcext:value-type="string">
            <text:p>Acute intermittent porphyria.</text:p>
          </table:table-cell>
          <table:table-cell office:value-type="float" office:value="2" calcext:value-type="float">
            <text:p>2</text:p>
          </table:table-cell>
          <table:table-cell table:number-columns-repeated="3"/>
        </table:table-row>
        <table:table-row table:style-name="ro1">
          <table:table-cell office:value-type="float" office:value="2011" calcext:value-type="float">
            <text:p>2011</text:p>
          </table:table-cell>
          <table:table-cell office:value-type="float" office:value="137" calcext:value-type="float">
            <text:p>137</text:p>
          </table:table-cell>
          <table:table-cell table:number-columns-repeated="3"/>
          <table:table-cell table:style-name="ce7" office:value-type="string" calcext:value-type="string">
            <text:p>A 14-year-old female patient in good general condition presents since 4 days ago a very pruritic generalized cutaneous eruption formed by erythematous-edematous plaques between 2 and 15 cm in diameter without desquamation with a tendency to acquire an annular morphology that individually disappear in less than 24 hours. The mucous membranes are respected. Your first diagnostic impression would be:</text:p>
          </table:table-cell>
          <table:table-cell office:value-type="string" calcext:value-type="string">
            <text:p>Acute urticaria: characterized by erythematous-edematous, evanescent, pruritic, evanescent lesions, lasting less than 24 hours, without desquamation. The general condition is usually preserved. In children the annular pattern is more frequent. In both rubella and toxicoderma, the general condition is not preserved. In staphylococcal shock, the general condition is affected and the lesions are blistering. Scabies lesions are preferably interdigital, in the form of papulocoses that can follow linear trajectories.</text:p>
          </table:table-cell>
          <table:table-cell/>
          <table:table-cell office:value-type="string" calcext:value-type="string">
            <text:p>DERMATOLOGY</text:p>
          </table:table-cell>
          <table:table-cell table:number-columns-repeated="3"/>
          <table:table-cell office:value-type="string" calcext:value-type="string">
            <text:p>Urticaria.</text:p>
          </table:table-cell>
          <table:table-cell office:value-type="string" calcext:value-type="string">
            <text:p>Rubella.</text:p>
          </table:table-cell>
          <table:table-cell office:value-type="string" calcext:value-type="string">
            <text:p>Toxicoderma.</text:p>
          </table:table-cell>
          <table:table-cell office:value-type="string" calcext:value-type="string">
            <text:p>Staphylococcal toxic shock.</text:p>
          </table:table-cell>
          <table:table-cell office:value-type="string" calcext:value-type="string">
            <text:p>Scabies.</text:p>
          </table:table-cell>
          <table:table-cell office:value-type="float" office:value="1" calcext:value-type="float">
            <text:p>1</text:p>
          </table:table-cell>
          <table:table-cell table:number-columns-repeated="3"/>
        </table:table-row>
        <table:table-row table:style-name="ro1">
          <table:table-cell office:value-type="float" office:value="2011" calcext:value-type="float">
            <text:p>2011</text:p>
          </table:table-cell>
          <table:table-cell office:value-type="float" office:value="138" calcext:value-type="float">
            <text:p>138</text:p>
          </table:table-cell>
          <table:table-cell table:number-columns-repeated="3"/>
          <table:table-cell office:value-type="string" calcext:value-type="string">
            <text:p>If a patient reports having for months now enlargement of the tongue, with no other alterations of the tongue causing constant biting, which disease would you think of the following:</text:p>
          </table:table-cell>
          <table:table-cell office:value-type="string" calcext:value-type="string">
            <text:p>Question shared with ENT. Amyloidosis is a localized or systemic deposition of fibrillar proteins. It can be primary or secondary. The most frequently affected organs are the kidneys and the heart. Sometimes amyloid deposits appear on the tongue which can produce macroglossia.</text:p>
          </table:table-cell>
          <table:table-cell/>
          <table:table-cell office:value-type="string" calcext:value-type="string">
            <text:p>DERMATOLOGY</text:p>
          </table:table-cell>
          <table:table-cell table:number-columns-repeated="3"/>
          <table:table-cell office:value-type="string" calcext:value-type="string">
            <text:p>Hypoglossal paralysis.</text:p>
          </table:table-cell>
          <table:table-cell office:value-type="string" calcext:value-type="string">
            <text:p>Hyperthyroidism.</text:p>
          </table:table-cell>
          <table:table-cell office:value-type="string" calcext:value-type="string">
            <text:p>Mastocytosis.</text:p>
          </table:table-cell>
          <table:table-cell office:value-type="string" calcext:value-type="string">
            <text:p>Amyloidosis.</text:p>
          </table:table-cell>
          <table:table-cell office:value-type="string" calcext:value-type="string">
            <text:p>Facial granuloma.</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109" calcext:value-type="float">
            <text:p>109</text:p>
          </table:table-cell>
          <table:table-cell table:number-columns-repeated="3"/>
          <table:table-cell table:style-name="ce7" office:value-type="string" calcext:value-type="string">
            <text:p>A 32-year-old woman has traveled to Cuba from where she arrived three days ago. The day after her return, she goes to her family doctor for high fever, intense arthromyalgia and headache that had started before the return trip and he prescribes her paracetamol. Three days later and with no improvement, he presented in the morning with a generalized pruritic maculo-papular rash, which was more intense on the lower limbs where it developed into petechiae, for which he went to the emergency department. There is no relevant data in the EC except platelets 75000/mm3 (htco 36%, leukocytes 4100 79% neutrophils). What is the most likely diagnosis?</text:p>
          </table:table-cell>
          <table:table-cell office:value-type="string" calcext:value-type="string">
            <text:p>In this case I believe that the correct answer is 5. The 1 should not be because although the clinical picture is suggestive, it does not present lymphocytosis. It does not seem to be an allergic exanthema from the clinical picture. And certainly she does not have symptoms or clinical signs compatible with malaria or typhoid fever. What points to dengue, in addition to the clinical signs, is the plateletopenia.</text:p>
          </table:table-cell>
          <table:table-cell/>
          <table:table-cell office:value-type="string" calcext:value-type="string">
            <text:p>INFECTIOUS DISEASES</text:p>
          </table:table-cell>
          <table:table-cell table:number-columns-repeated="3"/>
          <table:table-cell office:value-type="string" calcext:value-type="string">
            <text:p>Infectious mononucleosis.</text:p>
          </table:table-cell>
          <table:table-cell office:value-type="string" calcext:value-type="string">
            <text:p>Allergic exanthema.</text:p>
          </table:table-cell>
          <table:table-cell office:value-type="string" calcext:value-type="string">
            <text:p>P. falciparum malaria.</text:p>
          </table:table-cell>
          <table:table-cell office:value-type="string" calcext:value-type="string">
            <text:p>Typhoid fever.</text:p>
          </table:table-cell>
          <table:table-cell office:value-type="string" calcext:value-type="string">
            <text:p>Dengue fever.</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110" calcext:value-type="float">
            <text:p>110</text:p>
          </table:table-cell>
          <table:table-cell table:number-columns-repeated="3"/>
          <table:table-cell table:style-name="ce7" office:value-type="string" calcext:value-type="string">
            <text:p>A 40-year-old male patient, smoker since he was 18 years old, with no history of interest. He consults for symptoms of 24 hours of evolution of chills, thermometric fever of 39ºC and cough with expectoration. Chest X-ray shows an increased density with alveolar pattern in the LSD and the patient is diagnosed with CAP. What is the most frequent etiological agent and therefore of obligatory coverage when choosing empirical atb treatment?</text:p>
          </table:table-cell>
          <table:table-cell office:value-type="string" calcext:value-type="string">
            <text:p>This is a fairly easy epidemiology question, in adults without other data, Pneumococcus is the 1st.</text:p>
          </table:table-cell>
          <table:table-cell/>
          <table:table-cell office:value-type="string" calcext:value-type="string">
            <text:p>INFECTIOUS</text:p>
          </table:table-cell>
          <table:table-cell table:number-columns-repeated="3"/>
          <table:table-cell office:value-type="string" calcext:value-type="string">
            <text:p>Mycoplasma pneumoniae.</text:p>
          </table:table-cell>
          <table:table-cell office:value-type="string" calcext:value-type="string">
            <text:p>Chlamydia pneumoniae.</text:p>
          </table:table-cell>
          <table:table-cell office:value-type="string" calcext:value-type="string">
            <text:p>Streptococcus pneumoniae.</text:p>
          </table:table-cell>
          <table:table-cell office:value-type="string" calcext:value-type="string">
            <text:p>Legionella pneumophila serogroup 1.</text:p>
          </table:table-cell>
          <table:table-cell office:value-type="string" calcext:value-type="string">
            <text:p>Haemophilus influenzae.</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office:value-type="float" office:value="111" calcext:value-type="float">
            <text:p>111</text:p>
          </table:table-cell>
          <table:table-cell table:number-columns-repeated="3"/>
          <table:table-cell table:style-name="ce7" office:value-type="string" calcext:value-type="string">
            <text:p>A 32-year-old man, ADVP and recently released from prison, has a protein derivative skin test (PPD) with 10 mm of induration. One year ago, the PPD was negative, he is currently asymptomatic, his HIV serology is negative, and his Chest X-ray is normal. Which of the following approaches do you think is most appropriate?</text:p>
          </table:table-cell>
          <table:table-cell office:value-type="string" calcext:value-type="string">
            <text:p>In the face of a PPD conversion within 2 years, and ruling out current TB disease, INH chemoprophylaxis is indicated, although I thought it was for 6 months and not 9. The rest is not questionable.</text:p>
          </table:table-cell>
          <table:table-cell/>
          <table:table-cell office:value-type="string" calcext:value-type="string">
            <text:p>INFECTIOUS</text:p>
          </table:table-cell>
          <table:table-cell table:number-columns-repeated="3"/>
          <table:table-cell office:value-type="string" calcext:value-type="string">
            <text:p>Do not perform treatment and annual Rx control.</text:p>
          </table:table-cell>
          <table:table-cell office:value-type="string" calcext:value-type="string">
            <text:p>Sputum culture for mycobacteria and treat only if positive.</text:p>
          </table:table-cell>
          <table:table-cell office:value-type="string" calcext:value-type="string">
            <text:p>Isoniazid for 9 months.</text:p>
          </table:table-cell>
          <table:table-cell office:value-type="string" calcext:value-type="string">
            <text:p>Treatment with 4 drugs 4 months.</text:p>
          </table:table-cell>
          <table:table-cell office:value-type="string" calcext:value-type="string">
            <text:p>Treatment with RIF and PRZ for 2 months.</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office:value-type="float" office:value="112" calcext:value-type="float">
            <text:p>112</text:p>
          </table:table-cell>
          <table:table-cell table:number-columns-repeated="3"/>
          <table:table-cell table:style-name="ce7" office:value-type="string" calcext:value-type="string">
            <text:p>A patient comes to the Emergency Department with fever without focus of 24 h of evolution, hypothyroidism and impression of severity. She underwent a splenectomy 2 years ago for staging of Hosgkin's disease. Which microorganism is most frequently implicated?</text:p>
          </table:table-cell>
          <table:table-cell office:value-type="string" calcext:value-type="string">
            <text:p>Another one on epidemiology. In splenectomized patients, the risk of acquiring serious infections by encapsulated germs is increased, again Pneumococcus being the most frequent.</text:p>
          </table:table-cell>
          <table:table-cell/>
          <table:table-cell office:value-type="string" calcext:value-type="string">
            <text:p>INFECTIOUS</text:p>
          </table:table-cell>
          <table:table-cell table:number-columns-repeated="3"/>
          <table:table-cell office:value-type="string" calcext:value-type="string">
            <text:p>Streptococcus pneumoniae.</text:p>
          </table:table-cell>
          <table:table-cell office:value-type="string" calcext:value-type="string">
            <text:p>Pseudomonas aeruginosa.</text:p>
          </table:table-cell>
          <table:table-cell office:value-type="string" calcext:value-type="string">
            <text:p>Salmonella no typhi.</text:p>
          </table:table-cell>
          <table:table-cell office:value-type="string" calcext:value-type="string">
            <text:p>Pneumocystis jirovecii.</text:p>
          </table:table-cell>
          <table:table-cell office:value-type="string" calcext:value-type="string">
            <text:p>Streptococcus viridans.</text:p>
          </table:table-cell>
          <table:table-cell office:value-type="float" office:value="1" calcext:value-type="float">
            <text:p>1</text:p>
          </table:table-cell>
          <table:table-cell table:number-columns-repeated="3"/>
        </table:table-row>
        <table:table-row table:style-name="ro1">
          <table:table-cell office:value-type="float" office:value="2011" calcext:value-type="float">
            <text:p>2011</text:p>
          </table:table-cell>
          <table:table-cell office:value-type="float" office:value="113" calcext:value-type="float">
            <text:p>113</text:p>
          </table:table-cell>
          <table:table-cell table:number-columns-repeated="3"/>
          <table:table-cell table:style-name="ce7" office:value-type="string" calcext:value-type="string">
            <text:p>A 71-year-old woman with a history of rheumatoid arthritis on sulfasalazine, prednisone and etanercept. She goes to the emergency room for 72 hours of clinical manifestations compatible with facial herpes zoster affecting the right hemiface, auricular pavilion, respecting the forehead and conjunctival chemosis. What would be the appropriate treatment?</text:p>
          </table:table-cell>
          <table:table-cell office:value-type="string" calcext:value-type="string">
            <text:p>I think this question is not clearly in the Infectious Diseases syllabus, and may overlap with OFT and DERMA, but as I understand it, in an immunocompromised patient and also with data of ocular involvement, admission for intravenous treatment would be indicated due to the high risk of possible complications.</text:p>
          </table:table-cell>
          <table:table-cell/>
          <table:table-cell office:value-type="string" calcext:value-type="string">
            <text:p>INFECTIOUS</text:p>
          </table:table-cell>
          <table:table-cell table:number-columns-repeated="3"/>
          <table:table-cell office:value-type="string" calcext:value-type="string">
            <text:p>Symptomatic treatment of pain only.</text:p>
          </table:table-cell>
          <table:table-cell office:value-type="string" calcext:value-type="string">
            <text:p>Topical treatment with acyclovir.</text:p>
          </table:table-cell>
          <table:table-cell office:value-type="string" calcext:value-type="string">
            <text:p>Outpatient treatment with acyclovir, valacyclovir or oral famciclovir.</text:p>
          </table:table-cell>
          <table:table-cell office:value-type="string" calcext:value-type="string">
            <text:p>Hospital admission and treatment with acyclovir or famciclovir iv.</text:p>
          </table:table-cell>
          <table:table-cell office:value-type="string" calcext:value-type="string">
            <text:p>Parenteral Ig and vaccination.</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115" calcext:value-type="float">
            <text:p>115</text:p>
          </table:table-cell>
          <table:table-cell table:number-columns-repeated="3"/>
          <table:table-cell table:style-name="ce7" office:value-type="string" calcext:value-type="string">
            <text:p>A 68-year-old man is evaluated for fever, weight loss and dyspnea on exertion. The EP reveals a new aortic diastolic murmur and stigmata of peripheral embolisms. Echocardiography showed a 1 cm vegetation on the aortic valve and two blood cultures isolated penicillin-sensitive Streptococcus bovis. After starting treatment for endocarditis, which of the following examinations could help us in the diagnosis?</text:p>
          </table:table-cell>
          <table:table-cell office:value-type="string" calcext:value-type="string">
            <text:p>Another gift of a question, the association of S.bovis endocarditis and colon cancer. By the way, it is funny that they give Chest Rx as a test to be performed..... are you telling me that a patient with fever and dyspnea will have an echocardiogram before a simple chest x-ray? And on the other hand... why don't those who write the MIR ask shorter questions without so much back and forth? If what they want is to ask the test to be performed on a patient with S. bovis endocarditis, they could ask the question directly without telling us about the patient's moles...</text:p>
          </table:table-cell>
          <table:table-cell/>
          <table:table-cell office:value-type="string" calcext:value-type="string">
            <text:p>INFECTIOUS</text:p>
          </table:table-cell>
          <table:table-cell table:number-columns-repeated="3"/>
          <table:table-cell office:value-type="string" calcext:value-type="string">
            <text:p>Glucose tolerance test.</text:p>
          </table:table-cell>
          <table:table-cell office:value-type="string" calcext:value-type="string">
            <text:p>Chest X-ray.</text:p>
          </table:table-cell>
          <table:table-cell office:value-type="string" calcext:value-type="string">
            <text:p>Upper gastrointestinal endoscopy.</text:p>
          </table:table-cell>
          <table:table-cell office:value-type="string" calcext:value-type="string">
            <text:p>Colonoscopy.</text:p>
          </table:table-cell>
          <table:table-cell office:value-type="string" calcext:value-type="string">
            <text:p>Abdominal ultrasound.</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116" calcext:value-type="float">
            <text:p>116</text:p>
          </table:table-cell>
          <table:table-cell table:number-columns-repeated="3"/>
          <table:table-cell table:style-name="ce7" office:value-type="string" calcext:value-type="string">
            <text:p>A 40-year-old woman is admitted to the Emergency Department with a fever of 38ºC and right lumbar pain. The CBC shows 25000 leukocytes/mm3 with left deviation and an abdominal ultrasound shows a coralliform lithiasis. What microorganism do we expect to find?</text:p>
          </table:table-cell>
          <table:table-cell office:value-type="string" calcext:value-type="string">
            <text:p>Epidemiology question shared with URO. Coraliform lithiasis are associated with urea-folding germs: Proteus in the first place, Pseudomonas, Klebsiella and some staphylococci.</text:p>
          </table:table-cell>
          <table:table-cell/>
          <table:table-cell office:value-type="string" calcext:value-type="string">
            <text:p>INFECTIOUS</text:p>
          </table:table-cell>
          <table:table-cell table:number-columns-repeated="3"/>
          <table:table-cell office:value-type="string" calcext:value-type="string">
            <text:p>Escherichia coli.</text:p>
          </table:table-cell>
          <table:table-cell office:value-type="string" calcext:value-type="string">
            <text:p>Enterococcus faecalis.</text:p>
          </table:table-cell>
          <table:table-cell office:value-type="string" calcext:value-type="string">
            <text:p>Salmonella typhi.</text:p>
          </table:table-cell>
          <table:table-cell office:value-type="string" calcext:value-type="string">
            <text:p>Candida albicans.</text:p>
          </table:table-cell>
          <table:table-cell office:value-type="string" calcext:value-type="string">
            <text:p>Proteus mirabilis.</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117" calcext:value-type="float">
            <text:p>117</text:p>
          </table:table-cell>
          <table:table-cell table:number-columns-repeated="3"/>
          <table:table-cell office:value-type="string" calcext:value-type="string">
            <text:p>An immunodeficient patient who presents a pneumonia with meniscus halo sign or crescentic contour on chest X-ray/CT suggests infection by a microorganism:</text:p>
          </table:table-cell>
          <table:table-cell office:value-type="string" calcext:value-type="string">
            <text:p>The halo sign is characteristic of pulmonary aspergillosis, especially in an immuodepressed patient. But it is not pathognomonic; it has also been associated with TB, some neoplasms and Wegener's granulomatosis.</text:p>
          </table:table-cell>
          <table:table-cell/>
          <table:table-cell office:value-type="string" calcext:value-type="string">
            <text:p>INFECTIOUS</text:p>
          </table:table-cell>
          <table:table-cell table:number-columns-repeated="3"/>
          <table:table-cell office:value-type="string" calcext:value-type="string">
            <text:p>Staphylococcus aureus.</text:p>
          </table:table-cell>
          <table:table-cell office:value-type="string" calcext:value-type="string">
            <text:p>Streptococcus pneumoniae.</text:p>
          </table:table-cell>
          <table:table-cell office:value-type="string" calcext:value-type="string">
            <text:p>Candida albicans.</text:p>
          </table:table-cell>
          <table:table-cell office:value-type="string" calcext:value-type="string">
            <text:p>Pseudomonas aeruginosa.</text:p>
          </table:table-cell>
          <table:table-cell office:value-type="string" calcext:value-type="string">
            <text:p>Aspergillus fumigatus.</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203" calcext:value-type="float">
            <text:p>203</text:p>
          </table:table-cell>
          <table:table-cell table:number-columns-repeated="3"/>
          <table:table-cell table:style-name="ce7" office:value-type="string" calcext:value-type="string">
            <text:p>A 52-year-old patient is admitted to the Hospital for severe pneumonia. With appropriate antibiotic treatment, the patient's respiratory symptoms improved. After 4 days of stay in the ward, his evolution is complicated by the appearance of a severe diarrhea. What is the most frequent microorganism responsible for this condition?</text:p>
          </table:table-cell>
          <table:table-cell office:value-type="string" calcext:value-type="string">
            <text:p>In this case, given the antibiotic treatment given and the severity of the diarrhea, it seems that we are dealing with a Clostridium infection. Option 2 is not very credible, in fact, as much as patients with CAP may have associated diarrhea, it is unlikely that a bacterium is sensitive to an antibiotic at the beginning of the picture and stops being so after 3 days.</text:p>
          </table:table-cell>
          <table:table-cell/>
          <table:table-cell office:value-type="string" calcext:value-type="string">
            <text:p>INFECTIOUS</text:p>
          </table:table-cell>
          <table:table-cell table:number-columns-repeated="3"/>
          <table:table-cell office:value-type="string" calcext:value-type="string">
            <text:p>Salmonella enterica.</text:p>
          </table:table-cell>
          <table:table-cell office:value-type="string" calcext:value-type="string">
            <text:p>The bacterium itself causing pneumonia that has become resistant to the antibiotic.</text:p>
          </table:table-cell>
          <table:table-cell office:value-type="string" calcext:value-type="string">
            <text:p>Campylobacter jejuni.</text:p>
          </table:table-cell>
          <table:table-cell office:value-type="string" calcext:value-type="string">
            <text:p>Clostridium difficile.</text:p>
          </table:table-cell>
          <table:table-cell office:value-type="string" calcext:value-type="string">
            <text:p>Yersinia enterocolitica.</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58" calcext:value-type="float">
            <text:p>58</text:p>
          </table:table-cell>
          <table:table-cell table:number-columns-repeated="3"/>
          <table:table-cell table:style-name="ce7" office:value-type="string" calcext:value-type="string">
            <text:p>A 30-year-old donkey man undergoes a chest X-ray to formalize an employment contract in a company. The X-ray shows a bilateral interstitial pattern of reticular type, bilateral hilar and mediastinal adenopathies. Bronchofibroscopy with bronchoalveolar lavage is indicated and the cell count shows the following results: lymphocytes 50%, histiocytes 40%, eosinophils 2%, polymorphonuclear 8% and CD4/Cd8 ratio 5 What is the most likely diagnosis?</text:p>
          </table:table-cell>
          <table:table-cell office:value-type="string" calcext:value-type="string">
            <text:p>You are describing sarcoidosis.</text:p>
          </table:table-cell>
          <table:table-cell/>
          <table:table-cell office:value-type="string" calcext:value-type="string">
            <text:p>NEUROLOGY AND THORACIC SURGERY</text:p>
          </table:table-cell>
          <table:table-cell table:number-columns-repeated="3"/>
          <table:table-cell office:value-type="string" calcext:value-type="string">
            <text:p>Extrinsic allergic alveolitis.</text:p>
          </table:table-cell>
          <table:table-cell office:value-type="string" calcext:value-type="string">
            <text:p>Pneumoconiosis.</text:p>
          </table:table-cell>
          <table:table-cell office:value-type="string" calcext:value-type="string">
            <text:p>Sarcoidosis.</text:p>
          </table:table-cell>
          <table:table-cell office:value-type="string" calcext:value-type="string">
            <text:p>Carcinomatous lymphangitis.</text:p>
          </table:table-cell>
          <table:table-cell office:value-type="string" calcext:value-type="string">
            <text:p>Idiopathic pulmonary hemosiderosis.</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office:value-type="float" office:value="60" calcext:value-type="float">
            <text:p>60</text:p>
          </table:table-cell>
          <table:table-cell table:number-columns-repeated="3"/>
          <table:table-cell table:style-name="ce7" office:value-type="string" calcext:value-type="string">
            <text:p>A 71-year-old patient, smoker of 2 packs of cigarettes/day for 50 years, with good quality of life and no other pathologic history of interest, consults for cough and hemoptotic expectoration. Physical examination revealed no significant pathological findings. Chest X-ray showed a mass of 4x3.4 cm lower right, a finding that was confirmed in the thoracoabdominal CT scan, which located the lesion in the lower lobe and found no adenopathy or metastasis. Bronchoscopy showed an infiltrating lesion in the right basal pyramid, biopsied as a well-differentiated squamous cell carcinoma. As for respiratory function tests, the FVC is 3,300 cc (84%) and the FEV 1 is 2,240 cc (80%). What should be the next step to follow in this patient?</text:p>
          </table:table-cell>
          <table:table-cell office:value-type="string" calcext:value-type="string">
            <text:p>1 and 5: These are diagnostic tests, they are meaningless since you have already made the diagnosis. 2: Age should not be a limiting factor, especially considering that it is only 71 years old, but especially because the patient's "quality of life" is good (and I put "quality of life" because it is a term used erroneously, it is supposed to mean that he maintains a good functional level). 3: Presents a very mild respiratory limitation, does not require such a test. 4: Is the correct one.</text:p>
          </table:table-cell>
          <table:table-cell/>
          <table:table-cell office:value-type="string" calcext:value-type="string">
            <text:p>NEUROLOGY AND THORACIC SURGERY</text:p>
          </table:table-cell>
          <table:table-cell table:number-columns-repeated="3"/>
          <table:table-cell office:value-type="string" calcext:value-type="string">
            <text:p>Perform mediastinoscopy.</text:p>
          </table:table-cell>
          <table:table-cell office:value-type="string" calcext:value-type="string">
            <text:p>Surgical intervention with curative intent should be contraindicated due to the advanced age of the patient.</text:p>
          </table:table-cell>
          <table:table-cell office:value-type="string" calcext:value-type="string">
            <text:p>An oxygen consumption test should be performed, given the respiratory limitation he presents.</text:p>
          </table:table-cell>
          <table:table-cell office:value-type="string" calcext:value-type="string">
            <text:p>Surgical resection (lobectomy of the lower lobe of the right lung) should be indicated directly.</text:p>
          </table:table-cell>
          <table:table-cell office:value-type="string" calcext:value-type="string">
            <text:p>A trantoracic puncture should be performed.</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61" calcext:value-type="float">
            <text:p>61</text:p>
          </table:table-cell>
          <table:table-cell table:number-columns-repeated="3"/>
          <table:table-cell table:style-name="ce7" office:value-type="string" calcext:value-type="string">
            <text:p>A patient previously diagnosed with COPD comes to the emergency room for 3 days with increased dyspnea until he is at rest, cough with whitish expectoration and marked drowsiness. After receiving treatment with oxygen at low concentrations, bronchodilators and coticoids, a second arterial blood gas with 28% inspiratory oxygen fraction shows a pH of 7.32, pO2 61 mmHg, pCO2 58 mmHg, HCO3- 29 mmol/l. What would be the interpretation you would make of the arterial blood gas and what treatment would you use?</text:p>
          </table:table-cell>
          <table:table-cell office:value-type="string" calcext:value-type="string">
            <text:p>This is a very bad question, I will bet on one answer, but depending on data that we are not given, three answers could be valid. The trap is that they give us the initial clinical picture WITHOUT GASOMETRY and then they give us the blood gases afterwards WITHOUT CLINIC, so there is no way of knowing what the evolution of the patient has been with our treatment, so it is impossible to know what to do. If the patient initially came with a blood gas with a pH of 7.05 and now has the one we are given, we are doing well (although we are not told the time interval between one thing and the other) and, in this case, it could be worthwhile to continue with the same treatment. If nothing has evolved, the clinical picture is the same and the blood gas at the beginning was similar, something should be done (also depending on the patient's baseline status, which they do not tell us either). If we decide to do something, at present we might decide to use ventilation rather than theophylline, although with "so little" alteration of pH (and even more so if we think that this is a chronic patient who may have a baseline blood gas similar to the one presented to us) it may seem "exaggerated". We have nothing "against" theophylline (we are not told of any contraindication), but nowadays it is rare to resort to it. 1: Wrong, he is a "retentive" patient and increasing O2 flow is highly likely to increase hypercapnia and, therefore, acidosis. 2: We will keep this one as correct. 3: It is not a metabolic acidosis, the bicarbonate is not decreased, on the contrary, it is slightly increased trying to compensate the respiratory acidosis. 4: He does not reach respiratory failure by definition (pO2 60), but he has hypercapnia and slight acidosis. If we knew the first blood gas and she was much worse (i.e. she was doing very well), continuing with the same medication would be an option, but this data is missing!!!, in any case it seems to be a trick answer. 5: At present and -as already mentioned- taking into account that there is no formal contraindication, it is not usually used.</text:p>
          </table:table-cell>
          <table:table-cell/>
          <table:table-cell office:value-type="string" calcext:value-type="string">
            <text:p>NEUROLOGY AND THORACIC SURGERY</text:p>
          </table:table-cell>
          <table:table-cell table:number-columns-repeated="3"/>
          <table:table-cell office:value-type="string" calcext:value-type="string">
            <text:p>Increase oxygen flow because he has acute respiratory acidosis and hypoxemia.</text:p>
          </table:table-cell>
          <table:table-cell office:value-type="string" calcext:value-type="string">
            <text:p>I would initiate noninvasive mechanical ventilation because he has acute hypercapnic respiratory failure with moderate respiratory acidosis.</text:p>
          </table:table-cell>
          <table:table-cell office:value-type="string" calcext:value-type="string">
            <text:p>I would add sodium bicarbonate to correct the acute metabolic acidosis.</text:p>
          </table:table-cell>
          <table:table-cell office:value-type="string" calcext:value-type="string">
            <text:p>The patient does not have respiratory insufficiency so he would continue with the same pharmacological regimen.</text:p>
          </table:table-cell>
          <table:table-cell office:value-type="string" calcext:value-type="string">
            <text:p>I would add intravenous aminophylline as a respiratory stimulant, since I appreciate hypoxemia and hypercapnia.</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233" calcext:value-type="float">
            <text:p>233</text:p>
          </table:table-cell>
          <table:table-cell table:number-columns-repeated="3"/>
          <table:table-cell table:style-name="ce7" office:value-type="string" calcext:value-type="string">
            <text:p>A patient diagnosed with bronchial asthma who is being treated with low-dose inhaled steroids (200 micrograms of budesonide every 12 hours) and rescue medication (salbutamol on demand) comes for periodic clinical monitoring. The patient reports that in the last 3 months he has had no exacerbations and that he uses salbutamol once a day. He only has dyspnea when climbing stairs and some nights he sleeps irregularly due to coughing. Which of the following therapeutic options should be considered as the treatment of choice?</text:p>
          </table:table-cell>
          <table:table-cell office:value-type="string" calcext:value-type="string">
            <text:p>Asthma treatment algorithm. We rule out continuing with the same treatment since the patient is symptomatic.</text:p>
          </table:table-cell>
          <table:table-cell/>
          <table:table-cell office:value-type="string" calcext:value-type="string">
            <text:p>NEUROLOGY AND THORACIC SURGERY</text:p>
          </table:table-cell>
          <table:table-cell table:number-columns-repeated="3"/>
          <table:table-cell office:value-type="string" calcext:value-type="string">
            <text:p>Increase the dose of inhaled corticosteroids to 800 micrograms/day.</text:p>
          </table:table-cell>
          <table:table-cell office:value-type="string" calcext:value-type="string">
            <text:p>Add tiotropium.</text:p>
          </table:table-cell>
          <table:table-cell office:value-type="string" calcext:value-type="string">
            <text:p>Maintain the same pharmacological regimen.</text:p>
          </table:table-cell>
          <table:table-cell office:value-type="string" calcext:value-type="string">
            <text:p>Switch to ocmbined therapy with low-dose inhaled corticosteroids and long-acting beta2-adrenergics.</text:p>
          </table:table-cell>
          <table:table-cell office:value-type="string" calcext:value-type="string">
            <text:p>Add leukotrienes.</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64" calcext:value-type="float">
            <text:p>64</text:p>
          </table:table-cell>
          <table:table-cell table:number-columns-repeated="3"/>
          <table:table-cell table:style-name="ce7" office:value-type="string" calcext:value-type="string">
            <text:p>In a patient diagnosed with epilepsy who presents with episodes of unresponsiveness to external stimuli, irregular movements of all four limbs, closed eyes, crying and pelvic movements, lasting five to twenty seconds and unresponsive to treatment with antiepileptic drugs, which complementary study is most likely to clarify the diagnosis?</text:p>
          </table:table-cell>
          <table:table-cell office:value-type="string" calcext:value-type="string">
            <text:p>Correct answer 1: The picture described is very suggestive of pseudocrisis with asynchronous limb movements, pelvic movements, crying and poor response to antiepileptic drugs.</text:p>
          </table:table-cell>
          <table:table-cell office:value-type="string" calcext:value-type="string">
            <text:p>Zarranz.</text:p>
          </table:table-cell>
          <table:table-cell office:value-type="string" calcext:value-type="string">
            <text:p>NEUROLOGY AND NEUROSURGERY</text:p>
          </table:table-cell>
          <table:table-cell table:number-columns-repeated="3"/>
          <table:table-cell office:value-type="string" calcext:value-type="string">
            <text:p>Video-EEG monitoring for diagnosis of pseudocrisis (psychogenic seizures).</text:p>
          </table:table-cell>
          <table:table-cell office:value-type="string" calcext:value-type="string">
            <text:p>Holter ECG for diagnosis of arrhythmic heart disease.</text:p>
          </table:table-cell>
          <table:table-cell office:value-type="string" calcext:value-type="string">
            <text:p>Routine EEG to diagnose the type of epilepsy (generalized or foc).</text:p>
          </table:table-cell>
          <table:table-cell office:value-type="string" calcext:value-type="string">
            <text:p>Brain MRI to detect epileptogenic lesions (cortical dysplasia, tumor, medial temporal sclerosis).</text:p>
          </table:table-cell>
          <table:table-cell office:value-type="string" calcext:value-type="string">
            <text:p>Determine capillary blood glucose for diagnosis of hypoglycemia.</text:p>
          </table:table-cell>
          <table:table-cell office:value-type="float" office:value="1" calcext:value-type="float">
            <text:p>1</text:p>
          </table:table-cell>
          <table:table-cell table:number-columns-repeated="3"/>
        </table:table-row>
        <table:table-row table:style-name="ro1">
          <table:table-cell office:value-type="float" office:value="2011" calcext:value-type="float">
            <text:p>2011</text:p>
          </table:table-cell>
          <table:table-cell office:value-type="float" office:value="65" calcext:value-type="float">
            <text:p>65</text:p>
          </table:table-cell>
          <table:table-cell table:number-columns-repeated="3"/>
          <table:table-cell table:style-name="ce7" office:value-type="string" calcext:value-type="string">
            <text:p>A 64-year-old man, diagnosed with myasthenia gravis 1 year ago, treated with low-dose steroids (3 mg/day of deflazacort) and anticholinesterase drugs, asymptomatic for 6 months, consults for mild difficulty in swallowing and evening diplopia for a few days. He was admitted to the hospital for suspected myasthenic crisis and treatment was started. The next day the patient alerts at 03 hours in the morning because the patient makes a strange noise when breathing in, like a soft snoring, the patient is sound asleep and very sweaty, but does not seem to be fatigued. What is the most correct attitude?</text:p>
          </table:table-cell>
          <table:table-cell office:value-type="string" calcext:value-type="string">
            <text:p>This is a patient with decompensated myasthenia with bulbar symptoms (dysphagia) and therefore risk of respiratory muscle involvement. The respiratory symptoms correspond to an exhaustion of the muscles, first inspiratory and then accessory (the patient does not appear fatigued or tachypneic because the muscles are exhausted), progressing to a carbonic coma.</text:p>
          </table:table-cell>
          <table:table-cell office:value-type="string" calcext:value-type="string">
            <text:p>Urgencias neurológicas. V. Mateos.</text:p>
          </table:table-cell>
          <table:table-cell office:value-type="string" calcext:value-type="string">
            <text:p>NEUROLOGY AND NEUROSURGERY</text:p>
          </table:table-cell>
          <table:table-cell table:number-columns-repeated="3"/>
          <table:table-cell office:value-type="string" calcext:value-type="string">
            <text:p>Reassure the nurse and family that the patient is a habitual snorer and is peacefully asleep. The patient should be placed in lateral decubitus.</text:p>
          </table:table-cell>
          <table:table-cell office:value-type="string" calcext:value-type="string">
            <text:p>Notify intensive care for suspected acute respiratory failure, to assess possible orotracheal intubation and assisted ventilation.</text:p>
          </table:table-cell>
          <table:table-cell office:value-type="string" calcext:value-type="string">
            <text:p>Perform polysomnographic study to rule out sleep apnea.</text:p>
          </table:table-cell>
          <table:table-cell office:value-type="string" calcext:value-type="string">
            <text:p>Decrease steroid dose</text:p>
          </table:table-cell>
          <table:table-cell office:value-type="string" calcext:value-type="string">
            <text:p><text:s/>if he has a steroid myopathy he will improve.</text:p>
          </table:table-cell>
          <table:table-cell office:value-type="string" calcext:value-type="string">
            <text:p>Order a thoracic CT scan to rule out compressive thymoma over the trachea associated with myasthenia.</text:p>
          </table:table-cell>
          <table:table-cell office:value-type="float" office:value="2" calcext:value-type="float">
            <text:p>2</text:p>
          </table:table-cell>
          <table:table-cell table:number-columns-repeated="2"/>
        </table:table-row>
        <table:table-row table:style-name="ro1">
          <table:table-cell office:value-type="float" office:value="2011" calcext:value-type="float">
            <text:p>2011</text:p>
          </table:table-cell>
          <table:table-cell office:value-type="float" office:value="66" calcext:value-type="float">
            <text:p>66</text:p>
          </table:table-cell>
          <table:table-cell table:number-columns-repeated="3"/>
          <table:table-cell table:style-name="ce7" office:value-type="string" calcext:value-type="string">
            <text:p>A 51-year-old woman comes to the emergency department with a sudden decrease in visual acuity, severe headache, nausea and vomiting. Hypotensive and afebrile. She presented right ophthalmoparesis due to involvement of the third cranial nerve. A cranial CT scan shows a mass in the hyperdense selar region with erosion of the anterior clinoid processes. What is the best approach to follow?</text:p>
          </table:table-cell>
          <table:table-cell office:value-type="string" calcext:value-type="string">
            <text:p>Pituitary apoplexy is a syndrome characterized by the sudden onset of headache accompanied by ocular motility disturbances and a variable degree of pituitary insufficiency. The cause is usually a rapidly growing pituitary mass secondary to a vascular event (infarction or hemorrhage). General symptoms may range from vomiting or nausea to meningeal irritation. Compression on the chiasm and optic nerve can cause various campimetric deficits (usually greater bitemporal hemianopsia in the superior quadrants) and decreased visual acuity, even blindness. If the mass grows lateral to the sella turcica it can compress the oculomotor nerves, with the common motor ocular nerve being the most frequently affected, because of its more medial course in the cavernous sinus. The test of choice for the diagnosis of pituitary apoplexy is MRI, as CT may not distinguish the region clearly enough to distinguish degenerative or cystic changes from previous bleedings. The finding of erosion of the anterior clinoid processes in the skull CT may support a chronic lesion, which as a result of an acute vascular phenomenon has caused the symptoms. The management of these patients involves strict control of water and electrolyte disturbances and correction of hormonal deficits. In unstable situations as in the case described, with significant visual disturbances, surgical intervention is usually of choice, with transsphenoidal decompression.</text:p>
          </table:table-cell>
          <table:table-cell office:value-type="string" calcext:value-type="string">
            <text:p>(1) Ayuk, McGregor, Acute management of pituitary apoplexy – surgery or conservative management?. Clinical Endocrinology 2004; 61, 747-752. (2) Sally Murad- Kejbou and Eric Eggenberger. Pituitary apoplexy: evaluation, management, and prognosis. Current Opinion Ophtalmology 2009; 20; 456-46. (3) Semple et al. Pituitary Apoplexy. Neurosurgery 2005; Jan 56; 1.</text:p>
          </table:table-cell>
          <table:table-cell office:value-type="string" calcext:value-type="string">
            <text:p>NEUROLOGY AND NEUROSURGERY</text:p>
          </table:table-cell>
          <table:table-cell table:number-columns-repeated="3"/>
          <table:table-cell office:value-type="string" calcext:value-type="string">
            <text:p>Suspect chemical meningitis derived from a ruptured epidermoid tumor and start immediate treatment with corticosteroids.</text:p>
          </table:table-cell>
          <table:table-cell office:value-type="string" calcext:value-type="string">
            <text:p>It would indicate the performance of a cerebral angiography to rule out an aneurysm, since it is most likely that we are facing a case of subarachnoid hemorrhage and the mass that is evident in the CT is a thrombosed parasellar aneurysm.</text:p>
          </table:table-cell>
          <table:table-cell office:value-type="string" calcext:value-type="string">
            <text:p>Admission to ICU and treatment of the shock suffered by the patient and once stabilized perform brain MRI for scheduled surgery.</text:p>
          </table:table-cell>
          <table:table-cell office:value-type="string" calcext:value-type="string">
            <text:p>Urgent biochemistry and hemogram, initiation of high-dose corticosteroid therapy and urgent transsphenoidal surgery.</text:p>
          </table:table-cell>
          <table:table-cell office:value-type="string" calcext:value-type="string">
            <text:p>Lumbar puncture to rule out bacterial meningitis after starting empirical antibiotherapy. Once the patient was stabilized, study of the selar mass.</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68" calcext:value-type="float">
            <text:p>68</text:p>
          </table:table-cell>
          <table:table-cell table:number-columns-repeated="3"/>
          <table:table-cell table:style-name="ce7" office:value-type="string" calcext:value-type="string">
            <text:p>A 56-year-old patient with no personal or family history of interest is studied because he has been having difficulty walking with his right leg for six months. He reports no other symptoms. The examination shows a 4/5 weakness for dorsal flexion and eversion of the foot and 4/5 for flexion and inversion of the foot, with increased muscle reflexes and Babinski present, the rest being normal. The syndromic diagnosis would be:</text:p>
          </table:table-cell>
          <table:table-cell office:value-type="string" calcext:value-type="string">
            <text:p>Answer 1 incorrect: It does not explain pyramidalism. Answer 2 correct: A nonspecific answer, but probably the correct answer. Answer 3 incorrect: We would lack data to think of a Brown Sequard hemimedullary syndrome. It would explain the pyramidalism, but we would be missing data suggestive of this picture such as a contralateral hypoesthesia. Incorrect answer 4: It could explain the difficulty in dorsiflexion and plantar flexion of the foot, but not the pyramidalism. Incorrect answer 5: In a similar way to the previous one, it could explain part of the clinical picture, but not the pyramidalism.</text:p>
          </table:table-cell>
          <table:table-cell/>
          <table:table-cell office:value-type="string" calcext:value-type="string">
            <text:p>NEUROLOGY AND NEUROSURGERY</text:p>
          </table:table-cell>
          <table:table-cell table:number-columns-repeated="3"/>
          <table:table-cell office:value-type="string" calcext:value-type="string">
            <text:p>Mononeuropathy of the right common peroneal nerve.</text:p>
          </table:table-cell>
          <table:table-cell office:value-type="string" calcext:value-type="string">
            <text:p>Focal involvement of the first motor neuron and probably of the second.</text:p>
          </table:table-cell>
          <table:table-cell office:value-type="string" calcext:value-type="string">
            <text:p>Right hemimedullary involvement (Brown-Sequard).</text:p>
          </table:table-cell>
          <table:table-cell office:value-type="string" calcext:value-type="string">
            <text:p>Multiple mononeuropathy with involvement of the common peroneal and right posterior tibial nerve.</text:p>
          </table:table-cell>
          <table:table-cell office:value-type="string" calcext:value-type="string">
            <text:p>Right lumbar plexopathy.</text:p>
          </table:table-cell>
          <table:table-cell office:value-type="float" office:value="2" calcext:value-type="float">
            <text:p>2</text:p>
          </table:table-cell>
          <table:table-cell table:number-columns-repeated="3"/>
        </table:table-row>
        <table:table-row table:style-name="ro1">
          <table:table-cell office:value-type="float" office:value="2011" calcext:value-type="float">
            <text:p>2011</text:p>
          </table:table-cell>
          <table:table-cell office:value-type="float" office:value="130" calcext:value-type="float">
            <text:p>130</text:p>
          </table:table-cell>
          <table:table-cell table:number-columns-repeated="3"/>
          <table:table-cell table:style-name="ce7" office:value-type="string" calcext:value-type="string">
            <text:p>An 85-year-old woman consults for fatigue and weakness especially in the mornings. She is sometimes unsteady when walking and has to sit down to regain her balance. On two occasions she has had to sit down to keep from falling but denies symptoms of dizziness. She has arterial hypertension, urinary incontinence and osteoarthritis. Her treatment is hydrochlorothiazide (25 mg/d), oxybutynin (10 mg/d), lisinopril (10 mg/d), calcium (1500 mg/d) and paracetamol (3 g/d). On examination he has a blood pressure of 115/70 mm Hg, pulse 80 bpm. His movements are slow. He has a moderate hand tremor. She can get up from the chair slowly but without needing to lean on her arms. She walks slightly leaning forward with little swinging of the arms. Turns slowly but without losing balance. She is unable to stand on one foot. Which of the following possible actions would you perform first?</text:p>
          </table:table-cell>
          <table:table-cell office:value-type="string" calcext:value-type="string">
            <text:p>The correct answer is to initiate treatment with L-dopa, since the clinical picture described is of a parkinsonism whose diagnosis is exclusively clinical. The rest of the answers can be made for differential diagnosis, but the performance of complementary tests does not justify delaying the initiation of treatment.</text:p>
          </table:table-cell>
          <table:table-cell/>
          <table:table-cell office:value-type="string" calcext:value-type="string">
            <text:p>NEUROLOGY AND NEUROSURGERY</text:p>
          </table:table-cell>
          <table:table-cell table:number-columns-repeated="3"/>
          <table:table-cell office:value-type="string" calcext:value-type="string">
            <text:p>Assess visual acuity.</text:p>
          </table:table-cell>
          <table:table-cell office:value-type="string" calcext:value-type="string">
            <text:p>Perform an MRI.</text:p>
          </table:table-cell>
          <table:table-cell office:value-type="string" calcext:value-type="string">
            <text:p>Tilt table study.</text:p>
          </table:table-cell>
          <table:table-cell office:value-type="string" calcext:value-type="string">
            <text:p>Measure blood pressure lying down and standing up.</text:p>
          </table:table-cell>
          <table:table-cell office:value-type="string" calcext:value-type="string">
            <text:p>Therapeutic attempt with L-dopa.</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227" calcext:value-type="float">
            <text:p>227</text:p>
          </table:table-cell>
          <table:table-cell table:number-columns-repeated="3"/>
          <table:table-cell table:style-name="ce7" office:value-type="string" calcext:value-type="string">
            <text:p>A 78-year-old woman consults for acute vision loss of the left eye. In the last 3 weeks she has presented with fever, pain in the shoulders, neck and hips, and moderate headache. Funduscopy shows a pale and edematous optic disc. Mobilization of the shoulders and hips produces pain. There are no alterations on palpation of the temporal arteries. Laboratory data: hemoglobin 9.7 g/dL ferritin 450 ng/mL erythrocyte sedimentation rate 115 mm/h. What is the most appropriate immediate action in this patient?</text:p>
          </table:table-cell>
          <table:table-cell office:value-type="string" calcext:value-type="string">
            <text:p>The clinical presentation is strongly suggestive of giant cell arteritis (GCA), with febrile fever, shoulder girdle and pelvic pain, and headache. Age and sex also point to this possibility. Abrupt unilateral visual loss with pale papillary edema is highly indicative of arteritic ischemic optic neuropathy due to GCA. The ESR is elevated, which further clarifies the diagnosis. We have to quickly start corticosteroid treatment. We can already rule out 1 and 5 because they do not contribute anything. 4 could make us doubt, and it is true that we will have to ask for a temporal artery biopsy, but that is not immediate: the statement makes it very clear that we have to act immediately. The current trend is to use megadoses of intravenous corticosteroids, and although aspirin has traditionally been proposed to reduce ischemic events, the evidence currently indicates that antiplatelet agents do not contribute much. An oral corticosteroid dose of around 1mg/kg would also be acceptable. Therefore, if we rule out 3 because the dose is too low, we would have to stay with 2. With reservations, since aspirin has a rather dubious role, and the corticosteroid dose remains ambiguous (we do not know how much the patient weighs). Of all the ophthalmology questions, this is perhaps the one most likely to be contested.</text:p>
          </table:table-cell>
          <table:table-cell/>
          <table:table-cell office:value-type="string" calcext:value-type="string">
            <text:p>OPHTHALMOLOGY</text:p>
          </table:table-cell>
          <table:table-cell table:number-columns-repeated="3"/>
          <table:table-cell office:value-type="string" calcext:value-type="string">
            <text:p>Request a Doppler ultrasound of temporal arteries.</text:p>
          </table:table-cell>
          <table:table-cell office:value-type="string" calcext:value-type="string">
            <text:p>Start treatment with prednisone 60mg per day and aspirin 100 mg per day.</text:p>
          </table:table-cell>
          <table:table-cell office:value-type="string" calcext:value-type="string">
            <text:p>Start treatment with prednisone 10 mg per day.</text:p>
          </table:table-cell>
          <table:table-cell office:value-type="string" calcext:value-type="string">
            <text:p>Request a temporal artery biopsy.</text:p>
          </table:table-cell>
          <table:table-cell office:value-type="string" calcext:value-type="string">
            <text:p>Request a brain magnetic resonance imaging.</text:p>
          </table:table-cell>
          <table:table-cell office:value-type="float" office:value="2" calcext:value-type="float">
            <text:p>2</text:p>
          </table:table-cell>
          <table:table-cell table:number-columns-repeated="3"/>
        </table:table-row>
        <table:table-row table:style-name="ro1">
          <table:table-cell office:value-type="float" office:value="2011" calcext:value-type="float">
            <text:p>2011</text:p>
          </table:table-cell>
          <table:table-cell office:value-type="float" office:value="232" calcext:value-type="float">
            <text:p>232</text:p>
          </table:table-cell>
          <table:table-cell table:number-columns-repeated="3"/>
          <table:table-cell table:style-name="ce3" office:value-type="string" calcext:value-type="string">
            <text:p>A 52-year-old woman consults for having noticed during the previous week a yellowish discoloration of the conjunctivae. She does not refer to risky sexual behavior or epidemiological history of risk of viral hepatitis. She does not consume alcohol or hepatotoxic drugs. She reports a one-year history of generalized pruritus, asthenia, dry mouth and absence of lacrimation with no known cause. Rest of the anamnesis without pathological data. Physical examination showed scratching lesions conjunctival jaundice and non-painful hepatomegaly. The patient brings a blood test carried out in his company with the following pathological results: total bilirubin 3 mg/dl alkaline phosphatase 400 UI sedimentation rate 40 mm at the first hour. Indicate which would be the best recommendation to establish the etiological diagnosis of the patient's condition:</text:p>
          </table:table-cell>
          <table:table-cell office:value-type="string" calcext:value-type="string">
            <text:p>A middle-aged woman with Sjögren's-like symptoms (absence of lacrimation, dry mouth), with hyperbilirubinemia, jaundice and hepatomegaly, makes us think of primary biliary cirrhosis. To diagnose it we will use antimitochondrial antibodies (AMA IgG). Therefore, it would be answer 1.</text:p>
          </table:table-cell>
          <table:table-cell/>
          <table:table-cell office:value-type="string" calcext:value-type="string">
            <text:p>OPHTHALMOLOGY</text:p>
          </table:table-cell>
          <table:table-cell table:number-columns-repeated="3"/>
          <table:table-cell office:value-type="string" calcext:value-type="string">
            <text:p>Anti-mitochondrial antibodies.</text:p>
          </table:table-cell>
          <table:table-cell office:value-type="string" calcext:value-type="string">
            <text:p>Study of iron metabolism.</text:p>
          </table:table-cell>
          <table:table-cell office:value-type="string" calcext:value-type="string">
            <text:p>Study of copper metabolism.</text:p>
          </table:table-cell>
          <table:table-cell office:value-type="string" calcext:value-type="string">
            <text:p>Hepatic MRI.</text:p>
          </table:table-cell>
          <table:table-cell office:value-type="string" calcext:value-type="string">
            <text:p>Serology of virus B and virus C.</text:p>
          </table:table-cell>
          <table:table-cell office:value-type="float" office:value="1" calcext:value-type="float">
            <text:p>1</text:p>
          </table:table-cell>
          <table:table-cell table:number-columns-repeated="3"/>
        </table:table-row>
        <table:table-row table:style-name="ro1">
          <table:table-cell office:value-type="float" office:value="2011" calcext:value-type="float">
            <text:p>2011</text:p>
          </table:table-cell>
          <table:table-cell office:value-type="float" office:value="134" calcext:value-type="float">
            <text:p>134</text:p>
          </table:table-cell>
          <table:table-cell table:number-columns-repeated="3"/>
          <table:table-cell table:style-name="ce7" office:value-type="string" calcext:value-type="string">
            <text:p>61-year-old woman, diagnosed with breast cancer treated with surgery and radiotherapy 10 years ago. Currently with metastases in the dorsal spine and sacroiliac joint, for which she has received monthly treatment with i.v. zoledronic acid for the last two years. The patient presented spontaneous bone exposure at the level of the mandibular bone of approximately 2 cm. There are no signs of acute infection and the gum around the bone exposure is strictly normal. The mandibular CT scan shows an area of bone sclerosis. What would be the diagnosis?</text:p>
          </table:table-cell>
          <table:table-cell office:value-type="string" calcext:value-type="string">
            <text:p>This one has been difficult for me, we are going to rule it out. 1 cannot be, because there would be infectious signs. Answer 2 is possible because bisphosphonates create mandibular necrosis. 3 seems unlikely to me because the radiotherapy that the patient received would be oriented on the breast and not on the mandible. I rule out number 4, as it is not a case of dental root involvement. 5 is possible; after all, the patient already has bone metastases. So, I hesitate between 2 and 5, which one to choose? I am certainly not sure what a bone sclerosis means on a CT scan, but a bone metastasis would be more destructive than sclerotizing. On the other hand, using reverse psychology, what did the questioner want me to know? That bisphosphonates can create mandibular necrosis? Or that a woman with several bone metastases can have a metastasis also in the mandible? The latter seems too simple, and would make me lean more towards 2, but it's not clear to me. Be that as it may, between two possible answers you have to always answer, and between 2 and 5, you have to check 2, which is more likely.</text:p>
          </table:table-cell>
          <table:table-cell/>
          <table:table-cell office:value-type="string" calcext:value-type="string">
            <text:p>OTORHINOLARYNGOLOGY AND MAXILLOFACIAL SURGERY</text:p>
          </table:table-cell>
          <table:table-cell table:number-columns-repeated="3"/>
          <table:table-cell office:value-type="string" calcext:value-type="string">
            <text:p>Odontogenic abscess.</text:p>
          </table:table-cell>
          <table:table-cell office:value-type="string" calcext:value-type="string">
            <text:p>Osteonecrosis due to bisphosphonates.</text:p>
          </table:table-cell>
          <table:table-cell office:value-type="string" calcext:value-type="string">
            <text:p>Osteoradionecrosis.</text:p>
          </table:table-cell>
          <table:table-cell office:value-type="string" calcext:value-type="string">
            <text:p>Dental root included.</text:p>
          </table:table-cell>
          <table:table-cell office:value-type="string" calcext:value-type="string">
            <text:p>Metastasis of breast carcinoma.</text:p>
          </table:table-cell>
          <table:table-cell office:value-type="float" office:value="2" calcext:value-type="float">
            <text:p>2</text:p>
          </table:table-cell>
          <table:table-cell table:number-columns-repeated="3"/>
        </table:table-row>
        <table:table-row table:style-name="ro1">
          <table:table-cell office:value-type="float" office:value="2011" calcext:value-type="float">
            <text:p>2011</text:p>
          </table:table-cell>
          <table:table-cell office:value-type="float" office:value="136" calcext:value-type="float">
            <text:p>136</text:p>
          </table:table-cell>
          <table:table-cell table:number-columns-repeated="3"/>
          <table:table-cell table:style-name="ce7" office:value-type="string" calcext:value-type="string">
            <text:p>A 64-year-old smoker and heavy drinker reports painless right jugulodigastric lymphadenopathy of progressive growth in the last two months whose fine needle aspiration was reported as squamous cell carcinoma. Which of the following is the most likely location of the primary tumor:</text:p>
          </table:table-cell>
          <table:table-cell office:value-type="string" calcext:value-type="string">
            <text:p>You are in the middle of the ENT block. You have already passed the Pneumology and Digestive blocks. Dermatology is still to come out, but a dermatologist (answer 1) would not ask this. So we are left with parotid and larynx; but parotid squamous cell carcinoma is rare; I would mark 5 and rest easy. Perhaps because all the adenopathies at this level that I have seen have ended up corresponding to carcinomas of the upper aerodigestive tract.</text:p>
          </table:table-cell>
          <table:table-cell/>
          <table:table-cell office:value-type="string" calcext:value-type="string">
            <text:p>OTOLARYNGOLOGY AND MAXILLOFACIAL SURGERY</text:p>
          </table:table-cell>
          <table:table-cell table:number-columns-repeated="3"/>
          <table:table-cell office:value-type="string" calcext:value-type="string">
            <text:p>Scalp.</text:p>
          </table:table-cell>
          <table:table-cell office:value-type="string" calcext:value-type="string">
            <text:p>Parotid.</text:p>
          </table:table-cell>
          <table:table-cell office:value-type="string" calcext:value-type="string">
            <text:p>Lung.</text:p>
          </table:table-cell>
          <table:table-cell office:value-type="string" calcext:value-type="string">
            <text:p>Esophagus.</text:p>
          </table:table-cell>
          <table:table-cell office:value-type="string" calcext:value-type="string">
            <text:p>Larynx.</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139" calcext:value-type="float">
            <text:p>139</text:p>
          </table:table-cell>
          <table:table-cell table:number-columns-repeated="3"/>
          <table:table-cell table:style-name="ce7" office:value-type="string" calcext:value-type="string">
            <text:p>Given a patient with poor general condition, fever (axillary temperature 39.5º), bilateral submandibular swelling of six days' evolution, mouth pain and trismus, which of the following statements is correct?</text:p>
          </table:table-cell>
          <table:table-cell office:value-type="string" calcext:value-type="string">
            <text:p>This patient is in serious condition. The trismus and fever suggest a deep cervical space infection and that is not a game because the airway can become obstructed. Knowing this, options 1, 2 and 5 are out of place and I am left with 3 and 4. There may already be mediastinitis; after all, that is the natural history of cervical deep space infections, but answer 4 is more correct and besides, we are in the ENT block, the airway specialty. I like this question because it requires knowledge that is important in clinical practice.</text:p>
          </table:table-cell>
          <table:table-cell/>
          <table:table-cell office:value-type="string" calcext:value-type="string">
            <text:p>OTORHINOLARYNGOLOGY AND MAXILLOFACIAL SURGERY</text:p>
          </table:table-cell>
          <table:table-cell table:number-columns-repeated="3"/>
          <table:table-cell office:value-type="string" calcext:value-type="string">
            <text:p>The first diagnostic probability is carcinoma of the floor of the mouth with bilateral cervical metastases.</text:p>
          </table:table-cell>
          <table:table-cell office:value-type="string" calcext:value-type="string">
            <text:p>The therapeutic priority is to ensure the patient's nutrition.</text:p>
          </table:table-cell>
          <table:table-cell office:value-type="string" calcext:value-type="string">
            <text:p>We are almost certainly facing a mediastinitis.</text:p>
          </table:table-cell>
          <table:table-cell office:value-type="string" calcext:value-type="string">
            <text:p>We must consider as a priority the risk of airway obstruction.</text:p>
          </table:table-cell>
          <table:table-cell office:value-type="string" calcext:value-type="string">
            <text:p>We must perform as a first diagnostic measure a cytology by fine needle aspiration puncture.</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150" calcext:value-type="float">
            <text:p>150</text:p>
          </table:table-cell>
          <table:table-cell table:number-columns-repeated="3"/>
          <table:table-cell table:style-name="ce8" office:value-type="string" calcext:value-type="string">
            <text:p>A one-and-a-half year old boy comes to the emergency room with abdominal pain and jaundice. On examination, an abdominal mass is palpated. An ultrasound shows the presence of a common bile duct cyst. What therapeutic approach should we adopt?</text:p>
          </table:table-cell>
          <table:table-cell office:value-type="string" calcext:value-type="string">
            <text:p>The correct answer is 4. A common bile duct cyst is a congenital pathology that usually presents clinically beyond the neonatal period. It is appropriate to have a quality image that delimits the lesion in order to decide the surgical approach.</text:p>
          </table:table-cell>
          <table:table-cell/>
          <table:table-cell office:value-type="string" calcext:value-type="string">
            <text:p>PEDIATRICS</text:p>
          </table:table-cell>
          <table:table-cell table:number-columns-repeated="3"/>
          <table:table-cell office:value-type="string" calcext:value-type="string">
            <text:p>A percutaneous puncture for peritoneal lavage will be performed to verify that the cyst contains bile in order to leave a drainage to improve the abdominal pain.</text:p>
          </table:table-cell>
          <table:table-cell office:value-type="string" calcext:value-type="string">
            <text:p>An exploratory laparotomy will be indicated and a radical resection of the entire biliary tract will be performed to replace it with a loop of intestine.</text:p>
          </table:table-cell>
          <table:table-cell office:value-type="string" calcext:value-type="string">
            <text:p>A laparotomy will be indicated to drain the cyst and when the dilatation remits the drainage will be removed.</text:p>
          </table:table-cell>
          <table:table-cell office:value-type="string" calcext:value-type="string">
            <text:p>A cholangio-resonance will be performed to delimit the cyst and a laparotomy will be indicated for cyst resection and anastomosis of the biliary tract.</text:p>
          </table:table-cell>
          <table:table-cell office:value-type="string" calcext:value-type="string">
            <text:p>A HIDA gammagraphic study is necessary to delimit the cyst and to be able to perform percutaneous drainage safely.</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151" calcext:value-type="float">
            <text:p>151</text:p>
          </table:table-cell>
          <table:table-cell table:number-columns-repeated="3"/>
          <table:table-cell table:style-name="ce7" office:value-type="string" calcext:value-type="string">
            <text:p>A 10-year-old girl comes for a health check-up. Physical examination is normal with weight and height in the 50th percentile and BP 109/65. A routine urinalysis shows a specific gravity of 1035 pH6 blood 2+ with no protein. Urine sediment shows 5-10 red blood cells per field. What would be the most appropriate course of action?</text:p>
          </table:table-cell>
          <table:table-cell office:value-type="string" calcext:value-type="string">
            <text:p>The correct answer is 4. What is not very clear to me is "routine urinalysis" because it is not usually done in an asymptomatic healthy child. Microhematuria without associated symptoms may be a finding without pathologic significance and must be confirmed in a subsequent new sediment (although I do not know if at 15 days or later).</text:p>
          </table:table-cell>
          <table:table-cell/>
          <table:table-cell office:value-type="string" calcext:value-type="string">
            <text:p>PEDIATRICS</text:p>
          </table:table-cell>
          <table:table-cell table:number-columns-repeated="3"/>
          <table:table-cell office:value-type="string" calcext:value-type="string">
            <text:p>Determination of creatinine and nitrogen in blood.</text:p>
          </table:table-cell>
          <table:table-cell office:value-type="string" calcext:value-type="string">
            <text:p>Refer the child for cystoscopy.</text:p>
          </table:table-cell>
          <table:table-cell office:value-type="string" calcext:value-type="string">
            <text:p>Determine antinuclear antibodies and complement.</text:p>
          </table:table-cell>
          <table:table-cell office:value-type="string" calcext:value-type="string">
            <text:p>Repeat urine sediment in 15 days.</text:p>
          </table:table-cell>
          <table:table-cell office:value-type="string" calcext:value-type="string">
            <text:p>Abdominal computed axial tomography.</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153" calcext:value-type="float">
            <text:p>153</text:p>
          </table:table-cell>
          <table:table-cell table:number-columns-repeated="3"/>
          <table:table-cell table:style-name="ce7" office:value-type="string" calcext:value-type="string">
            <text:p>Child 28 days old, born at term. History of normal pregnancy and delivery. He has been breastfed since birth. He consults because 8 days ago he started vomiting, initially sporadically and since 5 days ago, after all feedings. He is permanently hungry. The vomiting is of "squirting" food content. On palpation, the abdomen is soft and depressible, without visceromegaly. The blood gas analysis showed pH 7.49, bicarbonate 30 mEq/l, pCO2 53 mmHg, base excess +8 mEq/l. Ions: Na 137 mEq/l, K 3.1 mEq/l, Cl 94 mEq/l. Taking into account the most probable diagnosis in the clinical picture described, what is the complementary test of choice to confirm this clinical diagnosis?</text:p>
          </table:table-cell>
          <table:table-cell office:value-type="string" calcext:value-type="string">
            <text:p>The correct answer is 3. Easy question if pathology is suspected, which I also think is simple because the clinical description is textbook hypertrophic pyloric stenosis.</text:p>
          </table:table-cell>
          <table:table-cell/>
          <table:table-cell office:value-type="string" calcext:value-type="string">
            <text:p>PEDIATRICS</text:p>
          </table:table-cell>
          <table:table-cell table:number-columns-repeated="3"/>
          <table:table-cell office:value-type="string" calcext:value-type="string">
            <text:p>Simple abdominal X-ray.</text:p>
          </table:table-cell>
          <table:table-cell office:value-type="string" calcext:value-type="string">
            <text:p>pHmetry.</text:p>
          </table:table-cell>
          <table:table-cell office:value-type="string" calcext:value-type="string">
            <text:p>Abdominal ultrasound.</text:p>
          </table:table-cell>
          <table:table-cell office:value-type="string" calcext:value-type="string">
            <text:p>Determination of electrolytes in sweat.</text:p>
          </table:table-cell>
          <table:table-cell office:value-type="string" calcext:value-type="string">
            <text:p>Esophagogastroscopy.</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office:value-type="float" office:value="154" calcext:value-type="float">
            <text:p>154</text:p>
          </table:table-cell>
          <table:table-cell table:number-columns-repeated="3"/>
          <table:table-cell table:style-name="ce7" office:value-type="string" calcext:value-type="string">
            <text:p>A 9-year-old boy, asymptomatic with an innocent murmur, undergoes an ECG that documents Wolf-Parkinson-White Syndrome. Which of the following statements is FALSE?</text:p>
          </table:table-cell>
          <table:table-cell office:value-type="string" calcext:value-type="string">
            <text:p>The correct answer is 1. It is also answered with the statement that begins by saying that the child is asymptomatic. The error seems to me to be a misconception because for the study of a murmur an ECG is not usually requested but an echocardiography. Heart failure is a complication of Wolf-Parkinson-White syndrome and rarely a debut form of the disease.</text:p>
          </table:table-cell>
          <table:table-cell/>
          <table:table-cell office:value-type="string" calcext:value-type="string">
            <text:p>PEDIATRICS</text:p>
          </table:table-cell>
          <table:table-cell table:number-columns-repeated="3"/>
          <table:table-cell office:value-type="string" calcext:value-type="string">
            <text:p>He needs treatment for heart failure.</text:p>
          </table:table-cell>
          <table:table-cell office:value-type="string" calcext:value-type="string">
            <text:p>She may present with paroxysmal supraventricular tachycardia.</text:p>
          </table:table-cell>
          <table:table-cell office:value-type="string" calcext:value-type="string">
            <text:p>The 2D-Doppler ultrasound will rule out its association with Ebstein's disease.</text:p>
          </table:table-cell>
          <table:table-cell office:value-type="string" calcext:value-type="string">
            <text:p>It is convenient to perform a 24-hour ECG (Holter) and ergometry.</text:p>
          </table:table-cell>
          <table:table-cell office:value-type="string" calcext:value-type="string">
            <text:p>In certain patients, ablation of the accessory pathway with radiofrequency constitutes the therapeutic action.</text:p>
          </table:table-cell>
          <table:table-cell office:value-type="float" office:value="1" calcext:value-type="float">
            <text:p>1</text:p>
          </table:table-cell>
          <table:table-cell table:number-columns-repeated="3"/>
        </table:table-row>
        <table:table-row table:style-name="ro1">
          <table:table-cell office:value-type="float" office:value="2011" calcext:value-type="float">
            <text:p>2011</text:p>
          </table:table-cell>
          <table:table-cell office:value-type="float" office:value="155" calcext:value-type="float">
            <text:p>155</text:p>
          </table:table-cell>
          <table:table-cell table:number-columns-repeated="3"/>
          <table:table-cell office:value-type="string" calcext:value-type="string">
            <text:p>A 1-year-old boy whose mother has just been diagnosed with bacilliferous pulmonary tuberculosis, having started correct treatment. The child is asymptomatic with a normal examination, negative tuberculin test (PT) and normal chest Rx. What would be the attitude to adopt in the child?</text:p>
          </table:table-cell>
          <table:table-cell office:value-type="string" calcext:value-type="string">
            <text:p>The correct answer is 5. The mother should be isolated for the first 2-4 weeks of treatment, after which she would no longer be contagious. If the result of the repeat PT is still negative, the child should not be tested again. If it is positive, the X-ray (or pulmonary CT in younger children) should be repeated.</text:p>
          </table:table-cell>
          <table:table-cell/>
          <table:table-cell office:value-type="string" calcext:value-type="string">
            <text:p>PEDIATRICS</text:p>
          </table:table-cell>
          <table:table-cell table:number-columns-repeated="3"/>
          <table:table-cell office:value-type="string" calcext:value-type="string">
            <text:p>Only separate him from the mother until her treatment is completed (at least 6 months).</text:p>
          </table:table-cell>
          <table:table-cell office:value-type="string" calcext:value-type="string">
            <text:p>Perform a high-resolution CT scan of the lung, and if normal, repeat PT at 8-12 weeks.</text:p>
          </table:table-cell>
          <table:table-cell office:value-type="string" calcext:value-type="string">
            <text:p>Chemoprophylaxis with isoniazid (INH) until the mother's smear test is negative.</text:p>
          </table:table-cell>
          <table:table-cell office:value-type="string" calcext:value-type="string">
            <text:p>Chemoprophylaxis with INH 6-9 months. New PT and chest X-ray at the end of treatment, to decide whether or not to conclude treatment.</text:p>
          </table:table-cell>
          <table:table-cell office:value-type="string" calcext:value-type="string">
            <text:p>Chemoprophylaxis with INH, 8-12 weeks. Repeat PT. If negative, stop treatment. If positive, perform chest X-ray to decide whether or not there is disease.</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157" calcext:value-type="float">
            <text:p>157</text:p>
          </table:table-cell>
          <table:table-cell table:number-columns-repeated="3"/>
          <table:table-cell table:style-name="ce7" office:value-type="string" calcext:value-type="string">
            <text:p>A 6-year-old boy comes to the clinic accompanied by the monitor of a day care center in our neighborhood because of a painful lump 3 cm in diameter on palpation in the right occipital area of the scalp. He suffers from alopecia in this area and 3 adenomegalies of quite hard consistency in the right posterior cervical region. What would be the most appropriate treatment?</text:p>
          </table:table-cell>
          <table:table-cell office:value-type="string" calcext:value-type="string">
            <text:p>The correct answer is 3. If I am not mistaken, you are describing a Celso's kerion for which the treatment of choice is oral griseofulvin.</text:p>
          </table:table-cell>
          <table:table-cell/>
          <table:table-cell office:value-type="string" calcext:value-type="string">
            <text:p>PEDIATRICS</text:p>
          </table:table-cell>
          <table:table-cell table:number-columns-repeated="3"/>
          <table:table-cell office:value-type="string" calcext:value-type="string">
            <text:p>Incision and drainage.</text:p>
          </table:table-cell>
          <table:table-cell office:value-type="string" calcext:value-type="string">
            <text:p>Topical Mupirocin.</text:p>
          </table:table-cell>
          <table:table-cell office:value-type="string" calcext:value-type="string">
            <text:p>Griseofulvin orally.</text:p>
          </table:table-cell>
          <table:table-cell office:value-type="string" calcext:value-type="string">
            <text:p>Intravenous cefazolin.</text:p>
          </table:table-cell>
          <table:table-cell office:value-type="string" calcext:value-type="string">
            <text:p>Topical Ketoconazole.</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office:value-type="float" office:value="158" calcext:value-type="float">
            <text:p>158</text:p>
          </table:table-cell>
          <table:table-cell table:number-columns-repeated="3"/>
          <table:table-cell table:style-name="ce7" office:value-type="string" calcext:value-type="string">
            <text:p>A 10-year-old boy is brought to the Emergency Department because for the last 2 hours he has been involuntarily turning his neck to the right associated with marked cervical pain at each turn. The grandmother subsequently tells us that he has been vomiting since yesterday, so she gave him a syrup; what would be the most appropriate therapeutic approach?</text:p>
          </table:table-cell>
          <table:table-cell office:value-type="string" calcext:value-type="string">
            <text:p>The correct answer is 1. The anticholinergic can be administered intravenously and also intramuscularly if I am not mistaken. The occurrence of dystonia as a side effect is common in children and is one of the main reasons why pediatricians do not usually prescribe some antiemetics in children.</text:p>
          </table:table-cell>
          <table:table-cell/>
          <table:table-cell office:value-type="string" calcext:value-type="string">
            <text:p>PEDIATRICS</text:p>
          </table:table-cell>
          <table:table-cell table:number-columns-repeated="3"/>
          <table:table-cell office:value-type="string" calcext:value-type="string">
            <text:p>Inject an intravenous anticholinergic.</text:p>
          </table:table-cell>
          <table:table-cell office:value-type="string" calcext:value-type="string">
            <text:p>Do not treat until an electroencephalogram is performed in the following days.</text:p>
          </table:table-cell>
          <table:table-cell office:value-type="string" calcext:value-type="string">
            <text:p>Do not treat until the result of the cerebrospinal fluid culture is known in the next few days.</text:p>
          </table:table-cell>
          <table:table-cell office:value-type="string" calcext:value-type="string">
            <text:p>Call the on-call psychiatrist.</text:p>
          </table:table-cell>
          <table:table-cell office:value-type="string" calcext:value-type="string">
            <text:p>Start an intravenous antibiotic after obtaining a pharyngeal swab.</text:p>
          </table:table-cell>
          <table:table-cell office:value-type="float" office:value="1" calcext:value-type="float">
            <text:p>1</text:p>
          </table:table-cell>
          <table:table-cell table:number-columns-repeated="3"/>
        </table:table-row>
        <table:table-row table:style-name="ro1">
          <table:table-cell office:value-type="float" office:value="2011" calcext:value-type="float">
            <text:p>2011</text:p>
          </table:table-cell>
          <table:table-cell office:value-type="float" office:value="159" calcext:value-type="float">
            <text:p>159</text:p>
          </table:table-cell>
          <table:table-cell table:number-columns-repeated="3"/>
          <table:table-cell table:style-name="ce7" office:value-type="string" calcext:value-type="string">
            <text:p>An 8 year old boy with lameness of the right lower extremity, of insidious presentation and one month of evolution. There is no history of trauma or constitutional signs. On examination there is evidence of restriction to passive mobilization of the limb, especially in abduction and internal rotation. Of the following statements all are true EXCEPT one:</text:p>
          </table:table-cell>
          <table:table-cell office:value-type="string" calcext:value-type="string">
            <text:p>The correct answer is 3. Perthes disease is more common and has a better prognosis in younger children.</text:p>
          </table:table-cell>
          <table:table-cell/>
          <table:table-cell office:value-type="string" calcext:value-type="string">
            <text:p>PEDIATRICS</text:p>
          </table:table-cell>
          <table:table-cell table:number-columns-repeated="3"/>
          <table:table-cell office:value-type="string" calcext:value-type="string">
            <text:p>It is advisable to perform a hip X-ray.</text:p>
          </table:table-cell>
          <table:table-cell office:value-type="string" calcext:value-type="string">
            <text:p>In transient synovitis the onset is usually acute.</text:p>
          </table:table-cell>
          <table:table-cell office:value-type="string" calcext:value-type="string">
            <text:p>In Legg-Calvé-Perthes disease the prognosis is worse the younger the age of onset.</text:p>
          </table:table-cell>
          <table:table-cell office:value-type="string" calcext:value-type="string">
            <text:p>The cause may be a hypercoagulable state.</text:p>
          </table:table-cell>
          <table:table-cell office:value-type="string" calcext:value-type="string">
            <text:p>The therapeutic option will vary depending on the degree of involvement.</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office:value-type="float" office:value="160" calcext:value-type="float">
            <text:p>160</text:p>
          </table:table-cell>
          <table:table-cell table:number-columns-repeated="3"/>
          <table:table-cell table:style-name="ce7" office:value-type="string" calcext:value-type="string">
            <text:p>A 5-year-old girl, completely asymptomatic, who comes to the pediatrician for a regular check-up. She consults because her mother was operated on for a thyroid tumor and a grandmother died 10 years ago from a pheochromocytoma. The priority therapeutic attitude we will adopt will be:</text:p>
          </table:table-cell>
          <table:table-cell office:value-type="string" calcext:value-type="string">
            <text:p>The correct answer is 4. It seems to me to be more of an endocrine question than a pediatric question. Proto-oncogene carriers usually have early thyroid tumors so radical thyroidectomy is usually recommended before the age of 5 years. Obviously I had to look this up...it is not very common in our routine practice.</text:p>
          </table:table-cell>
          <table:table-cell/>
          <table:table-cell office:value-type="string" calcext:value-type="string">
            <text:p>PEDIATRICS</text:p>
          </table:table-cell>
          <table:table-cell table:number-columns-repeated="3"/>
          <table:table-cell office:value-type="string" calcext:value-type="string">
            <text:p>Exhaustive physical examination with blood pressure control to assess whether the child may have a familial disease.</text:p>
          </table:table-cell>
          <table:table-cell office:value-type="string" calcext:value-type="string">
            <text:p>Biochemical analysis with calcitonin. If it is normal, no further control is necessary at this age.</text:p>
          </table:table-cell>
          <table:table-cell office:value-type="string" calcext:value-type="string">
            <text:p>Annual monitoring of calcitonin levels with pentagastrin stimulation and, if elevated, indication of prophylactic thyroidectomy.</text:p>
          </table:table-cell>
          <table:table-cell office:value-type="string" calcext:value-type="string">
            <text:p>Genetic study of the RET c634 proto-oncogene mutation, and if positive, prophylactic radical thyroidectomy will be performed at this age.</text:p>
          </table:table-cell>
          <table:table-cell office:value-type="string" calcext:value-type="string">
            <text:p>Genetic study of the RET c634 proto-oncogene mutation, calcitonin levels and FNA (fine needle aspiration) and if positive, radical thyroidectomy will be performed.</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230" calcext:value-type="float">
            <text:p>230</text:p>
          </table:table-cell>
          <table:table-cell table:number-columns-repeated="3"/>
          <table:table-cell table:style-name="ce7" office:value-type="string" calcext:value-type="string">
            <text:p>37-week pregnant woman with positive hepatitis B virus surface antigen. She consults about the guidelines to be followed with the newborn and whether she can breastfeed. What advice do you think is most appropriate?</text:p>
          </table:table-cell>
          <table:table-cell office:value-type="string" calcext:value-type="string">
            <text:p>The correct answer is 4. Children born to HBV carrier mothers should be administered hepatitis B vaccine and immunoglobulin at different puncture sites within the first 24 hours of life. Although the virus is excreted in breast milk, the risk of infection by this route is very low and therefore it is not currently a contraindication for breastfeeding.</text:p>
          </table:table-cell>
          <table:table-cell/>
          <table:table-cell office:value-type="string" calcext:value-type="string">
            <text:p>PEDIATRICS</text:p>
          </table:table-cell>
          <table:table-cell table:number-columns-repeated="3"/>
          <table:table-cell office:value-type="string" calcext:value-type="string">
            <text:p>Administer hepatitis B vaccine at birth. Artificial feeding.</text:p>
          </table:table-cell>
          <table:table-cell office:value-type="string" calcext:value-type="string">
            <text:p>Vaccination and immunoglobulins should be administered at birth. Breastfeeding from one month onwards.</text:p>
          </table:table-cell>
          <table:table-cell office:value-type="string" calcext:value-type="string">
            <text:p>Immunoglobulins at birth and artificial breastfeeding.</text:p>
          </table:table-cell>
          <table:table-cell office:value-type="string" calcext:value-type="string">
            <text:p>Vaccination and immunoglobulins at birth. Maternal feeding.</text:p>
          </table:table-cell>
          <table:table-cell office:value-type="string" calcext:value-type="string">
            <text:p>Artificial feeding and isolation for 4 weeks.</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144" calcext:value-type="float">
            <text:p>144</text:p>
          </table:table-cell>
          <table:table-cell table:number-columns-repeated="3"/>
          <table:table-cell table:style-name="ce7" office:value-type="string" calcext:value-type="string">
            <text:p>A 36-year-old patient from another culture who has been living in Spain for the last 4 years presents at a National Health Service office. He reports presenting with anxious symptoms and depressive mood for the last 10 months. This condition moderately interferes with her daily activities. She has no previous psychiatric history. This situation is the result of the death, in a car accident, of an older brother with whom he was very close. Indicate which of the following diagnoses is appropriate:</text:p>
          </table:table-cell>
          <table:table-cell office:value-type="string" calcext:value-type="string">
            <text:p>The relative mildness of the symptoms, which do not seriously interfere with daily activities, excludes in principle the diagnosis of major depression. There is no evidence of hypomanic phases to justify a bipolar II disorder. Dysthymia requires a duration of at least two years. Cyclothymia is a very rare diagnosis nowadays (because, as Castilla del Pino said in an interview, what used to be cyclothymics are now called bipolar, contributing to one of the multiple psychiatric epidemics of our time), which consists of oscillations between the depressive pole and the manifest, mild. But there are no data on such oscillations. The correct answer is, in all probability, 3. The adaptive disorder appears within 3 months after the stressful event and does not last more than 6 months if the stressful event or its consequences have ceased (which is not the case because the brother of the imaginary patient is still dead). Mild anxious-depressive symptoms fit such a diagnosis. One more example of how to conceptualize as illness what are facts (albeit painful) of life. Surely the imaginary patient takes some antidepressant because maybe something helps (1).</text:p>
          </table:table-cell>
          <table:table-cell office:value-type="string" calcext:value-type="string">
            <text:p>(1) http://postpsiquiatria.blogspot.com/2011/01/acerca-de-la-deprimente-eficacia-de-los.html</text:p>
          </table:table-cell>
          <table:table-cell office:value-type="string" calcext:value-type="string">
            <text:p>PSYCHIATRY</text:p>
          </table:table-cell>
          <table:table-cell table:number-columns-repeated="3"/>
          <table:table-cell office:value-type="string" calcext:value-type="string">
            <text:p>Major depression.</text:p>
          </table:table-cell>
          <table:table-cell office:value-type="string" calcext:value-type="string">
            <text:p>Bipolar II disorder.</text:p>
          </table:table-cell>
          <table:table-cell office:value-type="string" calcext:value-type="string">
            <text:p>Adjustment disorder.</text:p>
          </table:table-cell>
          <table:table-cell office:value-type="string" calcext:value-type="string">
            <text:p>Dysthymia.</text:p>
          </table:table-cell>
          <table:table-cell office:value-type="string" calcext:value-type="string">
            <text:p>Cyclothymia.</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office:value-type="float" office:value="146" calcext:value-type="float">
            <text:p>146</text:p>
          </table:table-cell>
          <table:table-cell table:number-columns-repeated="3"/>
          <table:table-cell table:style-name="ce7" office:value-type="string" calcext:value-type="string">
            <text:p>A 31-year-old man with no psychiatric history comes to the emergency room complaining...¨ symptoms of anxiety. Two days ago he experienced another episode of the same symptoms... .... 1 week ago he broke up with his partner... ruled out any organic pathology....:</text:p>
          </table:table-cell>
          <table:table-cell office:value-type="string" calcext:value-type="string">
            <text:p>Here it is good that they tell you their antecedents (we all have antecedents because we all have a life) and that they rule out organic pathology. That is fundamental. Let us not forget that also the hypochondriacs have body. We first eliminate the most striking "acute" personality disorder. Personality accompanies us all our lives. There are no "acute" characteristics in our personality. Depressive disorder? There is a time criterion that is not met, it may be sad, but sad is not depression (1). agoraphobia? if it was something like that we would have been told the context post-traumatic stress reaction? That's a good one. <text:s/>The correct term would be post-traumatic stress disorder or acute stress reaction, and according to ICD 10: "The stressor may be a devastating traumatic experience involving a serious threat to the safety or physical integrity of the patient or loved one(s) (e.g., natural catastrophes, accidents, battles, muggings, rapes) or an abrupt and threatening change in the individual's rank or social environment (e.g., loss of several loved ones, house fire, etc.). )" or more briefly: "exceptionally threatening or catastrophic nature" Breaking up with a partner I understand is hard, but not exceptional. So by elimination 5. Crisis of distress. This is a useful question, common in daily practice, and so we see that we must avoid giving a diagnosis of long evolution for a natural reaction. Diagnoses 1 to 4 would be like calling diabetic the one who has hyperglycemia after eating three muffins. Useful and realistic question.</text:p>
          </table:table-cell>
          <table:table-cell office:value-type="string" calcext:value-type="string">
            <text:p>(1) https://psiquiatriapitiusa.blogspot.com/2010/10/por-que-lo-llaman-depresion-ciando.html</text:p>
          </table:table-cell>
          <table:table-cell office:value-type="string" calcext:value-type="string">
            <text:p>PSYCHIATRY</text:p>
          </table:table-cell>
          <table:table-cell table:number-columns-repeated="3"/>
          <table:table-cell office:value-type="string" calcext:value-type="string">
            <text:p>Post-traumatic stress reaction.</text:p>
          </table:table-cell>
          <table:table-cell office:value-type="string" calcext:value-type="string">
            <text:p>Acute" dependent personality disorder.</text:p>
          </table:table-cell>
          <table:table-cell office:value-type="string" calcext:value-type="string">
            <text:p>Depressive disorder.</text:p>
          </table:table-cell>
          <table:table-cell office:value-type="string" calcext:value-type="string">
            <text:p>Agoraphobia.</text:p>
          </table:table-cell>
          <table:table-cell office:value-type="string" calcext:value-type="string">
            <text:p>Anguish crisis.</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72" calcext:value-type="float">
            <text:p>72</text:p>
          </table:table-cell>
          <table:table-cell table:number-columns-repeated="3"/>
          <table:table-cell table:style-name="ce7" office:value-type="string" calcext:value-type="string">
            <text:p>A 22-year-old female student with no history of pathology or use of medications except anovulatory drugs comes to the emergency department for deterioration of general condition and need to take deep breaths. She reports weight loss in the last 2-3 days, polydipsia, polyuria and nausea. No cough or febrile sensation. Examination: appearance of gravity, blood pressure 100/60 mmHg, deep and rapid breathing (28rpm), level of consciousness preserved, dry mucous membranes. No fever. CBC: blood glucose 420 mg/dL, Na+ 131 mEq/L, K+ normal, pH 7.08, bicarbonate 8 mEq/L and ketonuria (+++) Which answer do you think is more correct?</text:p>
          </table:table-cell>
          <table:table-cell office:value-type="string" calcext:value-type="string">
            <text:p>Debut of DM with ketoacidosis. Priority is iv insulin administration and serum therapy. Bicarbonate if pH &lt; 7. Insulin administration should never be delayed.</text:p>
          </table:table-cell>
          <table:table-cell/>
          <table:table-cell office:value-type="string" calcext:value-type="string">
            <text:p>ENDOCRINOLOGY</text:p>
          </table:table-cell>
          <table:table-cell table:number-columns-repeated="3"/>
          <table:table-cell office:value-type="string" calcext:value-type="string">
            <text:p>Debut of type 2 diabetes mellitus, with dyspnea probably due to pneumonia or thromboembolism, since she is taking anovulatory drugs.</text:p>
          </table:table-cell>
          <table:table-cell office:value-type="string" calcext:value-type="string">
            <text:p>It is a diabetic ketoacidosis. It must be treated with intravenous insulin, serum therapy, general measures and search for precipitating cause.</text:p>
          </table:table-cell>
          <table:table-cell office:value-type="string" calcext:value-type="string">
            <text:p>Debut of type 1 diabetes with ketoacidosis. Treat with bicarbonate and after correction of acidosis, add intravenous insulin.</text:p>
          </table:table-cell>
          <table:table-cell office:value-type="string" calcext:value-type="string">
            <text:p>It looks like diabetic ketoacidosis, but it could be alcoholic. BAC should be determined before starting insulin therapy.</text:p>
          </table:table-cell>
          <table:table-cell office:value-type="string" calcext:value-type="string">
            <text:p>Treat with rapid subcutaneous insulin, serum therapy and ask him to drink plenty of fluids.</text:p>
          </table:table-cell>
          <table:table-cell office:value-type="float" office:value="2" calcext:value-type="float">
            <text:p>2</text:p>
          </table:table-cell>
          <table:table-cell table:number-columns-repeated="3"/>
        </table:table-row>
        <table:table-row table:style-name="ro1">
          <table:table-cell office:value-type="float" office:value="2011" calcext:value-type="float">
            <text:p>2011</text:p>
          </table:table-cell>
          <table:table-cell office:value-type="float" office:value="74" calcext:value-type="float">
            <text:p>74</text:p>
          </table:table-cell>
          <table:table-cell table:number-columns-repeated="3"/>
          <table:table-cell table:style-name="ce4" office:value-type="string" calcext:value-type="string">
            <text:p>Ten days after performing a hemithyroidectomy on a patient with a 1.5 cm thyroid nodule you receive the following definitive report from the pathologist: "very cellular follicular pattern without capsular invasion invading adjacent blood vessels and nerves". Point out the correct answer:</text:p>
          </table:table-cell>
          <table:table-cell office:value-type="string" calcext:value-type="string">
            <text:p>I find this question a bit more difficult since you have to have clear concepts of pathologic anatomy. In any case, it is possible to exclude by exclusion and by the way the answers are expressed: Answer 2: prophylactic emptying is indicated in the medullary. Answer 4: simply by the way of expressing it, it should already have been ruled out. Answer 5: you already know that calcitonin is used in medullary carcinoma and not in differentiated carcinoma. Answers 1 and 3 are contrary, one recommends completing thyroidectomy and the other does not. The only ones in which complete thyroidectomy is not recommended are microcarcinomas measuring less than 1 cm.</text:p>
          </table:table-cell>
          <table:table-cell/>
          <table:table-cell office:value-type="string" calcext:value-type="string">
            <text:p>ENDOCRINOLOGY</text:p>
          </table:table-cell>
          <table:table-cell table:number-columns-repeated="3"/>
          <table:table-cell office:value-type="string" calcext:value-type="string">
            <text:p>As there is no capsular invasion it is not convenient to perform further surgery.</text:p>
          </table:table-cell>
          <table:table-cell office:value-type="string" calcext:value-type="string">
            <text:p>The follicular pattern is an indication for prophylactic cervical lymph node emptying.</text:p>
          </table:table-cell>
          <table:table-cell office:value-type="string" calcext:value-type="string">
            <text:p>It is a follicular carcinoma and requires completion of thyroidectomy.</text:p>
          </table:table-cell>
          <table:table-cell office:value-type="string" calcext:value-type="string">
            <text:p>The report allows to rule out papillary carcinoma with total certainty in the remaining thyroid.</text:p>
          </table:table-cell>
          <table:table-cell office:value-type="string" calcext:value-type="string">
            <text:p>Measurement of plasma calcitonin will allow us to differentiate between papillary and follicular carcinoma.</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office:value-type="float" office:value="76" calcext:value-type="float">
            <text:p>76</text:p>
          </table:table-cell>
          <table:table-cell table:number-columns-repeated="3"/>
          <table:table-cell table:style-name="ce7" office:value-type="string" calcext:value-type="string">
            <text:p>14-year-old girl who consults for decreased growth for 2-3 years previously normal (provides data) and that other girls her age have greater physical and sexual development. Lately she has had headaches and visual problems that she notices in class and when studying. She has not had menarche or polydipsia or polyuria. Parents with normal height. Examination: short stature at -2.1 standard deviations, normal body proportions, little pubic hair and breast development. Campimetry shows left temporal partial hemianopsia. Bone age: delay of 2 years. General laboratory tests were normal. Gonadotrophins (FSH and LH) and estradiol are low. What do you think is the most appropriate response?</text:p>
          </table:table-cell>
          <table:table-cell office:value-type="string" calcext:value-type="string">
            <text:p>Answer 2 is false (Turner syndrome: low estradiol and elevated gonadotrophins), brain tumors affecting the hypothalamus-pituitary gland do not give low gonadotrophins (5 false), and it seems obvious that refractive defects do not give hemianopsia (3 and 4 false).</text:p>
          </table:table-cell>
          <table:table-cell/>
          <table:table-cell office:value-type="string" calcext:value-type="string">
            <text:p>ENDOCRINOLOGY</text:p>
          </table:table-cell>
          <table:table-cell table:number-columns-repeated="3"/>
          <table:table-cell office:value-type="string" calcext:value-type="string">
            <text:p>Decreased growth and sexual development, delayed bone age, headache and visual alteration suggest hormonal deficit and involvement of the optic chiasm.</text:p>
          </table:table-cell>
          <table:table-cell office:value-type="string" calcext:value-type="string">
            <text:p>As she is a girl of pubertal age, it is most likely that her decreased growth and sexual retardation are due to Turner syndrome.</text:p>
          </table:table-cell>
          <table:table-cell office:value-type="string" calcext:value-type="string">
            <text:p>She must not have a hypothalamic tumor because of the absence of polyuria and polydipsia. She probably has constitutional delay and her visual problem is refractive.</text:p>
          </table:table-cell>
          <table:table-cell office:value-type="string" calcext:value-type="string">
            <text:p>A growth hormone deficiency may explain the developmental delay and low estradiol. To evaluate if she needs glasses, due to her headaches and visual disturbances.</text:p>
          </table:table-cell>
          <table:table-cell office:value-type="string" calcext:value-type="string">
            <text:p>She could have a craniopharyngioma, but it would be rare if she had not shown symptoms before. Also, it would not justify low gonadotrophins and estradiol.</text:p>
          </table:table-cell>
          <table:table-cell office:value-type="float" office:value="1" calcext:value-type="float">
            <text:p>1</text:p>
          </table:table-cell>
          <table:table-cell table:number-columns-repeated="3"/>
        </table:table-row>
        <table:table-row table:style-name="ro1">
          <table:table-cell office:value-type="float" office:value="2011" calcext:value-type="float">
            <text:p>2011</text:p>
          </table:table-cell>
          <table:table-cell office:value-type="float" office:value="77" calcext:value-type="float">
            <text:p>77</text:p>
          </table:table-cell>
          <table:table-cell table:number-columns-repeated="3"/>
          <table:table-cell table:style-name="ce7" office:value-type="string" calcext:value-type="string">
            <text:p>In a 42-year-old obese woman, cortisol levels in blood, urine and saliva are determined and in all the determinations they are elevated. After performing the nocturnal suppression test with dexamethasone, cortisol levels in blood remain elevated, so ACTH independent Cushing's syndrome is suspected, what additional test would you request to confirm the diagnosis at this time?</text:p>
          </table:table-cell>
          <table:table-cell office:value-type="string" calcext:value-type="string">
            <text:p>Anyway, I think that the clinical case is poorly stated, since before doing the CT scan, ACTH should be measured and, once ACTH is suppressed, the CT scan should be done. But since the question is "what would you do to confirm the diagnosis of suspected ACTH independent Cushing's syndrome", the answer is CT.</text:p>
          </table:table-cell>
          <table:table-cell/>
          <table:table-cell office:value-type="string" calcext:value-type="string">
            <text:p>ENDOCRINOLOGY</text:p>
          </table:table-cell>
          <table:table-cell table:number-columns-repeated="3"/>
          <table:table-cell office:value-type="string" calcext:value-type="string">
            <text:p>A petrosal sinus catheterization.</text:p>
          </table:table-cell>
          <table:table-cell office:value-type="string" calcext:value-type="string">
            <text:p>A gammagraphy with labeled somatostatin (Octreoscan).</text:p>
          </table:table-cell>
          <table:table-cell office:value-type="string" calcext:value-type="string">
            <text:p>A scan with Sesta-MIBI.</text:p>
          </table:table-cell>
          <table:table-cell office:value-type="string" calcext:value-type="string">
            <text:p>An abdominal ultrasound.</text:p>
          </table:table-cell>
          <table:table-cell office:value-type="string" calcext:value-type="string">
            <text:p>An adrenal CT scan.</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199" calcext:value-type="float">
            <text:p>199</text:p>
          </table:table-cell>
          <table:table-cell table:number-columns-repeated="3"/>
          <table:table-cell table:style-name="ce7" office:value-type="string" calcext:value-type="string">
            <text:p>An asymptomatic 31-year-old woman (Consultant) is asymptomatic and has a 10-week gestation according to ultrasound study (primiparous). Her younger brother (index case) aged 26 years is affected by ataxia and genetically diagnosed as a heterozygous carrier of an expansive mutation of 70 CAG repeats in the SCA3 gene (chromosome 14). The patient is referred to the genetic counseling office where a possible chorionic villus biopsy to study the fetal genotype is evaluated. Is this invasive procedure indicated as a pre-natal diagnosis (PND) in this case?</text:p>
          </table:table-cell>
          <table:table-cell office:value-type="string" calcext:value-type="string">
            <text:p>SCA3 is Spinocerebellar Ataxia type 3 also called Machado-Joseph disease. It is caused by mutations in the ATXN3 gene by the CAG triplet repeat expansion mechanism. Affected individuals have between 52 and 86 CAG triplet repeats in heterozygosis with complete penetrance. The heterozygous mutation carrier has the disease as its inheritance pattern is autosomal dominant. In this clinical case, the one who has the disease and has the mutated gene in heterozygosis is the brother (26 years old) of the pregnant woman. I think that before doing the chorion biopsy, the pregnant woman should be tested to know her ATXN3 gene status. She has a 50% chance of carrying the mutation and having the disease, but since she is 31 years old, I think she should have already had symptoms. Nevertheless, I would do the genetic test on the pregnant woman to be on the safe side. If she came out without the mutation, there would be nothing more to do because the disease would no longer be transmitted. If she came out with the mutation, then I would do a chorionic villus biopsy. Answers 1 and 2 are both true, but I think answer 1 is more true than answer 2.</text:p>
          </table:table-cell>
          <table:table-cell office:value-type="string" calcext:value-type="string">
            <text:p>Más información en este enlace: http://www.ncbi.nlm.nih.gov/books/NBK1196/ . En este enlace se puede ver la nomenclatura del gen, y se dice que el gen SCA3 es lo mismo que decir gen ATXN3: http://www.genenames.org/</text:p>
          </table:table-cell>
          <table:table-cell office:value-type="string" calcext:value-type="string">
            <text:p>GENETICS</text:p>
          </table:table-cell>
          <table:table-cell table:number-columns-repeated="3"/>
          <table:table-cell office:value-type="string" calcext:value-type="string">
            <text:p>It is indicated after studying the Consultant's genotype and only if it is heterozygous.</text:p>
          </table:table-cell>
          <table:table-cell office:value-type="string" calcext:value-type="string">
            <text:p>This is not indicated, since SCA3 ataxia is full penetrance and the Consultant is asymptomatic and therefore has not inherited the mutation.</text:p>
          </table:table-cell>
          <table:table-cell office:value-type="string" calcext:value-type="string">
            <text:p>It may be indicated in the next pregnancy, after studying the genotype of the first child and detecting the mutation in it.</text:p>
          </table:table-cell>
          <table:table-cell office:value-type="string" calcext:value-type="string">
            <text:p>SCA3 ataxia is recessively inherited, so there is no appreciable risk of disease transmission and PND is not indicated.</text:p>
          </table:table-cell>
          <table:table-cell office:value-type="string" calcext:value-type="string">
            <text:p>This is indicated regardless of the Consultant's genotype, since SCA3 ataxia is maternally inherited (transmitted by women).</text:p>
          </table:table-cell>
          <table:table-cell office:value-type="float" office:value="1" calcext:value-type="float">
            <text:p>1</text:p>
          </table:table-cell>
          <table:table-cell table:number-columns-repeated="3"/>
        </table:table-row>
        <table:table-row table:style-name="ro1">
          <table:table-cell office:value-type="float" office:value="2011" calcext:value-type="float">
            <text:p>2011</text:p>
          </table:table-cell>
          <table:table-cell office:value-type="float" office:value="51" calcext:value-type="float">
            <text:p>51</text:p>
          </table:table-cell>
          <table:table-cell table:number-columns-repeated="3"/>
          <table:table-cell table:style-name="ce7" office:value-type="string" calcext:value-type="string">
            <text:p>A 47-year-old male patient who consults the emergency department for sudden loss of consciousness Which of the following has a higher diagnostic yield?</text:p>
          </table:table-cell>
          <table:table-cell office:value-type="string" calcext:value-type="string">
            <text:p>Obviously, it is the only answer that encompasses all the causes of sudden loss of consciousness and that allows us to somehow filter the diagnosis.</text:p>
          </table:table-cell>
          <table:table-cell/>
          <table:table-cell office:value-type="string" calcext:value-type="string">
            <text:p>ANESTHESIOLOGY AND CRITICAL CARE</text:p>
          </table:table-cell>
          <table:table-cell table:number-columns-repeated="3"/>
          <table:table-cell office:value-type="string" calcext:value-type="string">
            <text:p>Clinical history.</text:p>
          </table:table-cell>
          <table:table-cell office:value-type="string" calcext:value-type="string">
            <text:p>Electrocardiogram.</text:p>
          </table:table-cell>
          <table:table-cell office:value-type="string" calcext:value-type="string">
            <text:p>Holter recording.</text:p>
          </table:table-cell>
          <table:table-cell office:value-type="string" calcext:value-type="string">
            <text:p>EEG.</text:p>
          </table:table-cell>
          <table:table-cell office:value-type="string" calcext:value-type="string">
            <text:p>Cranial CT scan.</text:p>
          </table:table-cell>
          <table:table-cell office:value-type="float" office:value="1" calcext:value-type="float">
            <text:p>1</text:p>
          </table:table-cell>
          <table:table-cell table:number-columns-repeated="3"/>
        </table:table-row>
        <table:table-row table:style-name="ro1">
          <table:table-cell office:value-type="float" office:value="2011" calcext:value-type="float">
            <text:p>2011</text:p>
          </table:table-cell>
          <table:table-cell office:value-type="float" office:value="59" calcext:value-type="float">
            <text:p>59</text:p>
          </table:table-cell>
          <table:table-cell table:number-columns-repeated="3"/>
          <table:table-cell table:style-name="ce7" office:value-type="string" calcext:value-type="string">
            <text:p>A 40-year-old male, foreign tourist, is referred to the ED for low level of consciousness, temperature of 37.7°C and dyspnea. He has no trauma. Several tests were performed. The most immediate is an ABE without oxygen, showing PH 7.33, PCO2 50, PO2 65, HCO3 27:</text:p>
          </table:table-cell>
          <table:table-cell office:value-type="string" calcext:value-type="string">
            <text:p>Actually, it can be all of them, but the most frequent cause of acute uncompensated respiratory acidosis in a young person is bronchopneumonia.</text:p>
          </table:table-cell>
          <table:table-cell/>
          <table:table-cell office:value-type="string" calcext:value-type="string">
            <text:p>ANESTHESIOLOGY AND CRITICAL CARE</text:p>
          </table:table-cell>
          <table:table-cell table:number-columns-repeated="3"/>
          <table:table-cell office:value-type="string" calcext:value-type="string">
            <text:p>PET SCAN.</text:p>
          </table:table-cell>
          <table:table-cell office:value-type="string" calcext:value-type="string">
            <text:p>Lobar pneumonia.</text:p>
          </table:table-cell>
          <table:table-cell office:value-type="string" calcext:value-type="string">
            <text:p>EAP.</text:p>
          </table:table-cell>
          <table:table-cell office:value-type="string" calcext:value-type="string">
            <text:p>Alveolar hypoventilation.</text:p>
          </table:table-cell>
          <table:table-cell office:value-type="string" calcext:value-type="string">
            <text:p>Bronchopneumonia.</text:p>
          </table:table-cell>
          <table:table-cell office:value-type="float" office:value="5" calcext:value-type="float">
            <text:p>5</text:p>
          </table:table-cell>
          <table:table-cell table:number-columns-repeated="3"/>
        </table:table-row>
        <table:table-row table:style-name="ro1">
          <table:table-cell office:value-type="float" office:value="2011" calcext:value-type="float">
            <text:p>2011</text:p>
          </table:table-cell>
          <table:table-cell office:value-type="float" office:value="92" calcext:value-type="float">
            <text:p>92</text:p>
          </table:table-cell>
          <table:table-cell table:number-columns-repeated="3"/>
          <table:table-cell table:style-name="ce5" office:value-type="string" calcext:value-type="string">
            <text:p>A 30-year-old man suffers fall from a standing height of 2 meters. On arrival at the ER, he is cyo, catheterized with clear urine. He shows swelling of the left heel, as well as mild tingling in the anterior aspect of the right thigh and scrotum, and dysesthesia in both feet. The patient says goodbye to the stretcher-bearer with a handshake, with a simultaneous pat on the shoulder. Rotation of the MMII on the stretcher grasped by the ankles is painless and compression of the pelvis is asymptomatic. Next:</text:p>
          </table:table-cell>
          <table:table-cell office:value-type="string" calcext:value-type="string">
            <text:p>From the symptoms reported, tingling in the anterior thigh, scrotum and dysesthesia in the feet, there seems to be a vertebral involvement at L2-3 and sacral roots, so the correct thing to do would be to perform a radiological examination without mobilizing the patient. But it is necessary to mobilize him to explore him, obviously, en bloc. The cervical spine seems to be undamaged because the patient mobilizes both arms adequately, without paresthesia.</text:p>
          </table:table-cell>
          <table:table-cell/>
          <table:table-cell office:value-type="string" calcext:value-type="string">
            <text:p>ANESTHESIOLOGY AND CRITICAL CARE</text:p>
          </table:table-cell>
          <table:table-cell table:number-columns-repeated="3"/>
          <table:table-cell office:value-type="string" calcext:value-type="string">
            <text:p>We will sit him on the stretcher to be able to explore the cervical spine.</text:p>
          </table:table-cell>
          <table:table-cell office:value-type="string" calcext:value-type="string">
            <text:p>We will refer to Rx to perform lower extremities study.</text:p>
          </table:table-cell>
          <table:table-cell office:value-type="string" calcext:value-type="string">
            <text:p>Palpate the abdomen and rotate it en bloc to palpate the thoracolumbar spine.</text:p>
          </table:table-cell>
          <table:table-cell office:value-type="string" calcext:value-type="string">
            <text:p>Place a cervical collar and refer to radiology for cervical spine and lower extremity imaging.</text:p>
          </table:table-cell>
          <table:table-cell office:value-type="string" calcext:value-type="string">
            <text:p>We will request an abdominal echo.</text:p>
          </table:table-cell>
          <table:table-cell office:value-type="float" office:value="3" calcext:value-type="float">
            <text:p>3</text:p>
          </table:table-cell>
          <table:table-cell table:number-columns-repeated="3"/>
        </table:table-row>
        <table:table-row table:style-name="ro1">
          <table:table-cell office:value-type="float" office:value="2011" calcext:value-type="float">
            <text:p>2011</text:p>
          </table:table-cell>
          <table:table-cell office:value-type="float" office:value="119" calcext:value-type="float">
            <text:p>119</text:p>
          </table:table-cell>
          <table:table-cell table:number-columns-repeated="3"/>
          <table:table-cell table:style-name="ce7" office:value-type="string" calcext:value-type="string">
            <text:p>We are consulted to assess an 83-year-old woman admitted to the Trauma service for a hip fracture 6 hours ago. She has AP of hypertension, LBP, moderate dementia and lives in a nursing home. Her usual treatment is thiazide, atorvastatin, donepezil, Calcium and vitamin D. EF: Confused patient, pulse 90 bpm, respiratory rate 20 rpm, T art 170/88, jugular venous pressure normal. The CBC and chest X-ray are normal and the ECG shows sinus rhythm without ischemic alterations. Which of the following is the most correct therapeutic approach?</text:p>
          </table:table-cell>
          <table:table-cell office:value-type="string" calcext:value-type="string">
            <text:p>The confusional picture is determined by the dementia that the patient already suffers, so no matter how much we delay surgery, we are not going to achieve anything. The elevation of blood pressure is due, in principle, to pain (so the first option is an analgesic) and then to the stressful situation that leads an already hypertensive patient to increase her blood pressure, so labetalol could help us. The last answer is not correct because it depends on the type of fracture, which is not specified in the statement: a pertrochanteric fracture would require closed osteosynthesis and a subcapital fracture would require a prosthesis.</text:p>
          </table:table-cell>
          <table:table-cell/>
          <table:table-cell office:value-type="string" calcext:value-type="string">
            <text:p>ANESTHESIOLOGY AND CRITICAL CARE</text:p>
          </table:table-cell>
          <table:table-cell table:number-columns-repeated="3"/>
          <table:table-cell office:value-type="string" calcext:value-type="string">
            <text:p>Delay surgery until the confusional picture has disappeared.</text:p>
          </table:table-cell>
          <table:table-cell office:value-type="string" calcext:value-type="string">
            <text:p>Delay surgery and perform an echocardiogram.</text:p>
          </table:table-cell>
          <table:table-cell office:value-type="string" calcext:value-type="string">
            <text:p>Delay surgery until good blood pressure control.</text:p>
          </table:table-cell>
          <table:table-cell office:value-type="string" calcext:value-type="string">
            <text:p>Start a beta-blocker and initiate surgery.</text:p>
          </table:table-cell>
          <table:table-cell office:value-type="string" calcext:value-type="string">
            <text:p>Perform closed osteosynthesis, avoiding in any case the implantation of prosthesis.</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200" calcext:value-type="float">
            <text:p>200</text:p>
          </table:table-cell>
          <table:table-cell table:number-columns-repeated="3"/>
          <table:table-cell table:style-name="ce7" office:value-type="string" calcext:value-type="string">
            <text:p>A 31-year-old bricklayer comes to the emergency department with tenosynovitis caused by a penetrating wound. On examination, the ulnar bursa is found to be infected with consequent tendon necrosis. Which tendon will be affected?</text:p>
          </table:table-cell>
          <table:table-cell office:value-type="string" calcext:value-type="string">
            <text:p>Both the flexor carpi radialis and the abductor pollicis longus are anatomically far from the ulnar. The palmaris longus is medial, as is the flexor digitorum profundus. The tendon that runs alongside the ulnar nerve, inserting into the pisiform, is the flexor carpi ulnaris, thus answer 1.</text:p>
          </table:table-cell>
          <table:table-cell/>
          <table:table-cell office:value-type="string" calcext:value-type="string">
            <text:p>ANATOMY</text:p>
          </table:table-cell>
          <table:table-cell table:number-columns-repeated="3"/>
          <table:table-cell office:value-type="string" calcext:value-type="string">
            <text:p>Tendon of the flexor carpi ulnaris.</text:p>
          </table:table-cell>
          <table:table-cell office:value-type="string" calcext:value-type="string">
            <text:p>Tendon of the abductor pollicis longus.</text:p>
          </table:table-cell>
          <table:table-cell office:value-type="string" calcext:value-type="string">
            <text:p>Tendon of the deep flexor of the fingers.</text:p>
          </table:table-cell>
          <table:table-cell office:value-type="string" calcext:value-type="string">
            <text:p>Radial carpal flexor tendon.</text:p>
          </table:table-cell>
          <table:table-cell office:value-type="string" calcext:value-type="string">
            <text:p>Palmaris longus tendon.</text:p>
          </table:table-cell>
          <table:table-cell office:value-type="float" office:value="1" calcext:value-type="float">
            <text:p>1</text:p>
          </table:table-cell>
          <table:table-cell table:number-columns-repeated="3"/>
        </table:table-row>
        <table:table-row table:style-name="ro1">
          <table:table-cell office:value-type="float" office:value="2011" calcext:value-type="float">
            <text:p>2011</text:p>
          </table:table-cell>
          <table:table-cell office:value-type="float" office:value="210" calcext:value-type="float">
            <text:p>210</text:p>
          </table:table-cell>
          <table:table-cell table:number-columns-repeated="3"/>
          <table:table-cell table:style-name="ce7" office:value-type="string" calcext:value-type="string">
            <text:p>A 42-year-old woman with breast cancer has metastases at the level of the intervertebral foramina between the 4th and 5th cervical vertebrae and between the 4th and 5th thoracic vertebrae. Which spinal nerves will be injured?</text:p>
          </table:table-cell>
          <table:table-cell office:value-type="string" calcext:value-type="string">
            <text:p>The trick to this question is that there are 8 cervical roots for 7 vertebrae, therefore the C1 root exits ABOVE the atlas, and so on up to C8 which exits BETWEEN C7 and T1. The thoracic roots come out respectively below the vertebra with their same numbering (nerve T1 under T1, T2 under T2, etc.). Therefore, between C4 and C5 the 5th cervical nerve exits, and between T4 and T5 the 4th thoracic nerve exits. The correct answer is 4.</text:p>
          </table:table-cell>
          <table:table-cell/>
          <table:table-cell office:value-type="string" calcext:value-type="string">
            <text:p>ANATOMY</text:p>
          </table:table-cell>
          <table:table-cell table:number-columns-repeated="3"/>
          <table:table-cell office:value-type="string" calcext:value-type="string">
            <text:p>Fourth cervical and fourth thoracic nerves.</text:p>
          </table:table-cell>
          <table:table-cell office:value-type="string" calcext:value-type="string">
            <text:p>Fifth cervical and fifth thoracic nerves.</text:p>
          </table:table-cell>
          <table:table-cell office:value-type="string" calcext:value-type="string">
            <text:p>Fourth cervical and fifth thoracic nerves.</text:p>
          </table:table-cell>
          <table:table-cell office:value-type="string" calcext:value-type="string">
            <text:p>Fifth cervical and fourth thoracic nerve.</text:p>
          </table:table-cell>
          <table:table-cell office:value-type="string" calcext:value-type="string">
            <text:p>Third cervical and fourth thoracic nerve.</text:p>
          </table:table-cell>
          <table:table-cell office:value-type="float" office:value="4" calcext:value-type="float">
            <text:p>4</text:p>
          </table:table-cell>
          <table:table-cell table:number-columns-repeated="3"/>
        </table:table-row>
        <table:table-row table:style-name="ro1">
          <table:table-cell office:value-type="float" office:value="2011" calcext:value-type="float">
            <text:p>2011</text:p>
          </table:table-cell>
          <table:table-cell office:value-type="float" office:value="218" calcext:value-type="float">
            <text:p>218</text:p>
          </table:table-cell>
          <table:table-cell table:number-columns-repeated="3"/>
          <table:table-cell table:style-name="ce7" office:value-type="string" calcext:value-type="string">
            <text:p>A 56-year-old man, diabetic and moderately overweight, presents a discrete hepatomegaly. The patient indicates that he is not a regular drinker, only exceptionally does he drink some wine. A liver biopsy shows accumulations of clear cytoplasmic vacuoles in 50% of the hepatocytes. Multiple inflammatory foci with neutrophils, Mallory's hyaline degeneration and fibrosis around the terminal hepatic venules. Point out the correct answer in this case:</text:p>
          </table:table-cell>
          <table:table-cell office:value-type="string" calcext:value-type="string">
            <text:p>The changes described in the question statement correspond to an early precirrhotic situation. Although alcohol is the most frequent toxicant that causes this condition, it is not the exclusive cause. Diabetes mellitus causes similar hepatic alterations: fat accumulation in hepatocytes, centroacinar fibrosis, inflammatory infiltrate by polymorphonuclear neutrophils and hyaline degeneration of perinuclear mallory. Taking this into consideration, we can rule out the second question (they are intracellular fat accumulations, not glycogen) and the fourth (if diabetes also produces this situation, there is no reason to mistrust the patient). Based on the primum non nocere and not having special relevance for the treatment if it is a focal or generalized disease, it is not necessary to repeat a liver biopsy that would not expand information, discarding the first question. Fortunately for the hypothetical patient, in the initial phase these changes are reversible when the noxa disappears, so we are left with answer number 5.</text:p>
          </table:table-cell>
          <table:table-cell/>
          <table:table-cell office:value-type="string" calcext:value-type="string">
            <text:p>PATHOLOGICAL ANATOMY</text:p>
          </table:table-cell>
          <table:table-cell table:number-columns-repeated="3"/>
          <table:table-cell office:value-type="string" calcext:value-type="string">
            <text:p>Biopsy should be repeated to see if the changes are diffuse.</text:p>
          </table:table-cell>
          <table:table-cell office:value-type="string" calcext:value-type="string">
            <text:p>Diagnosis is hepatic glycogenosis associated with diabetes.</text:p>
          </table:table-cell>
          <table:table-cell office:value-type="string" calcext:value-type="string">
            <text:p>Histological changes are irreversible and will eventually lead to cirrhosis.</text:p>
          </table:table-cell>
          <table:table-cell office:value-type="string" calcext:value-type="string">
            <text:p>The injury is clearly caused by alcohol despite the patient's refusal.</text:p>
          </table:table-cell>
          <table:table-cell office:value-type="string" calcext:value-type="string">
            <text:p>It is important to reduce weight and adequately control diabetes to avoid the possible development of cirrhosis.</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06" calcext:value-type="float">
            <text:p>106</text:p>
          </table:table-cell>
          <table:table-cell table:number-columns-repeated="3"/>
          <table:table-cell office:value-type="string" calcext:value-type="string">
            <text:p>Elderly woman brought to the ER by her neighbors because they see her somewhat groggy and with stool stains on her clothes. BP 100/60 mmHg, HR 100 bpm, sitting 70/30, HR 105 bpm. PVY normal. Kussmaul's respiration. No neurological focality. Weight 50 kg. Lab: PH 7.25, PCO2 14, Bicarbonate 5, Na 133, K 2.5, Cl 118, Creat 3.4, NUS 60, Prot 8. Which of the following answers is correct?</text:p>
          </table:table-cell>
          <table:table-cell office:value-type="string" calcext:value-type="string">
            <text:p>This is a case of hyperchloremic metabolic acidosis with normal anion gap. Severe metabolic acidosis causes myocardial contractile depression, reduced effectiveness of catecholamines, increased incidence of arrhythmias, vasodilatation and increased capillary permeability, with the consequent reduction of tissue flow, at the cerebral level (leading to states of confusion and even coma), at the renal level, at the hepatic level... These patients frequently present intense tachypnea (Kussmaul's breathing) in an attempt to compensate for MCA by hyperventilation. We must take into account that, in this case, potassium is decreased, so the most frequent cause (supported by the stains on the dress) would be diarrhea, so it is most likely that their renal failure (although they do not give us urine ion data to confirm it) is of prerenal type. The treatment would be water and electrolyte replacement and, in principle, unless the patient worsens and the pH is less than 7.10, we should not administer bicarbonate.</text:p>
          </table:table-cell>
          <table:table-cell/>
          <table:table-cell office:value-type="string" calcext:value-type="string">
            <text:p>ANESTHESIOLOGY, CRITICAL CARE AND EMERGENCY MEDICINE</text:p>
          </table:table-cell>
          <table:table-cell table:number-columns-repeated="3"/>
          <table:table-cell office:value-type="string" calcext:value-type="string">
            <text:p>The presenting acid-base disorder is a respiratory acidosis.</text:p>
          </table:table-cell>
          <table:table-cell office:value-type="string" calcext:value-type="string">
            <text:p>Compensation to correct the acidosis is inadequate.</text:p>
          </table:table-cell>
          <table:table-cell office:value-type="string" calcext:value-type="string">
            <text:p>With this exploration, we rule out that she is dehydrated.</text:p>
          </table:table-cell>
          <table:table-cell office:value-type="string" calcext:value-type="string">
            <text:p>In any case, we should not put bicarbonate.</text:p>
          </table:table-cell>
          <table:table-cell office:value-type="string" calcext:value-type="string">
            <text:p>She has an acute renal failure of prerenal cause.</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11" calcext:value-type="float">
            <text:p>111</text:p>
          </table:table-cell>
          <table:table-cell table:number-columns-repeated="3"/>
          <table:table-cell office:value-type="string" calcext:value-type="string">
            <text:p>A 45-year-old male patient with a history of uric lithiasis and repeated expulsive nephritic colic for the past 25 years comes to the emergency room reporting palpitations and severe right lumbar pain for the past 2 hours. Urinalysis shows a pH of 5.5 and leukocyturia without proteinuria. The electrocardiogram confirms a previously unknown AF. Blood biochemistry shows a Creat of 0.9, Ca of 11 and LDH of 950. What is the most useful diagnostic maneuver to perform?</text:p>
          </table:table-cell>
          <table:table-cell office:value-type="string" calcext:value-type="string">
            <text:p>In principle, what you tell us does not fit with a nephritic colic. The urine is normal (without hematuria, caused by the lithiasis as it progresses), the Creat is normal (it can rise up to 1.9 in nephritic colic). The increase in LDH is non-specific and can be found in hepatic parenchymal lesions, AMI or pulmonary embolism, as well as in many other less frequent cases (tumors, myopathies, etc.). In this case, we have an important risk factor for embolism, which is atrial fibrillation, which, in addition, being a 45-year-old male, with no previous history, does not seem to respond to an underlying structural heart disease together with right lumbar pain, which could correspond to irritation of the pleura at the level of the right lumbar spine. Spiral CT with contrast has acquired great value in the diagnosis of PTE, due to its rapidity and good sensitivity, higher than 83-92% in most studies, and according to some it can reach 100% for central thrombi, located in main, lobar or segmental pulmonary arteries. Its specificity is greater than 90%. Nodes can produce false positives. It can also provide an alternative diagnosis in case PTE is not confirmed, so it would be a very useful test. Doppler ultrasound would be the most useful test to diagnose the source of the emboli, so it could also be a valid answer depending on what they mean by "useful". It is a noninvasive technique that has demonstrated its good sensitivity and specificity in the diagnosis of DVT compared to phlebography. It also allows the diagnosis of other pathologies that could justify the patient's symptoms. Its limitations are the assessment of infrapopliteal thrombi and, in many cases, in patients who are not thin, of the iliac and cava veins.</text:p>
          </table:table-cell>
          <table:table-cell/>
          <table:table-cell office:value-type="string" calcext:value-type="string">
            <text:p>ANESTHESIOLOGY, CRITICAL CARE AND EMERGENCY MEDICINE</text:p>
          </table:table-cell>
          <table:table-cell table:number-columns-repeated="3"/>
          <table:table-cell office:value-type="string" calcext:value-type="string">
            <text:p>Plain abdominal x-ray.</text:p>
          </table:table-cell>
          <table:table-cell office:value-type="string" calcext:value-type="string">
            <text:p>Intravenous urography.</text:p>
          </table:table-cell>
          <table:table-cell office:value-type="string" calcext:value-type="string">
            <text:p>Spiral CT with contrast.</text:p>
          </table:table-cell>
          <table:table-cell office:value-type="string" calcext:value-type="string">
            <text:p>Abdominal ultrasound.</text:p>
          </table:table-cell>
          <table:table-cell office:value-type="string" calcext:value-type="string">
            <text:p>Doppler ultrasound.</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23" calcext:value-type="float">
            <text:p>123</text:p>
          </table:table-cell>
          <table:table-cell table:number-columns-repeated="3"/>
          <table:table-cell office:value-type="string" calcext:value-type="string">
            <text:p>A 64-year-old man with a history of hypertension and ischemic heart disease comes to the emergency department for oppressive chest pain while watching television. In the ED triage consultation, T. art values of 155/95 mmHg and a capillary O2 saturation of 95% are detected. Which of the following is the most correct course of action?</text:p>
          </table:table-cell>
          <table:table-cell office:value-type="string" calcext:value-type="string">
            <text:p>If the ECG shows ischemic changes, we will obviously treat the patient in the emergency room and notify the cardiologist. If not, you will be treated as if it were angina and observed, with serial enzymes and treatment in the observation area.</text:p>
          </table:table-cell>
          <table:table-cell/>
          <table:table-cell office:value-type="string" calcext:value-type="string">
            <text:p>ANESTHESIOLOGY, CRITICAL CARE AND EMERGENCY MEDICINE</text:p>
          </table:table-cell>
          <table:table-cell table:number-columns-repeated="3"/>
          <table:table-cell office:value-type="string" calcext:value-type="string">
            <text:p>Instruct her to go to the waiting room. You will be notified for tests.</text:p>
          </table:table-cell>
          <table:table-cell office:value-type="string" calcext:value-type="string">
            <text:p>This patient should be treated in the vital emergency room (shock room).</text:p>
          </table:table-cell>
          <table:table-cell office:value-type="string" calcext:value-type="string">
            <text:p>We will notify the cardiologist on duty to evaluate the patient.</text:p>
          </table:table-cell>
          <table:table-cell office:value-type="string" calcext:value-type="string">
            <text:p>From the Triage consultation, the patient will be referred to the Coronary Unit.</text:p>
          </table:table-cell>
          <table:table-cell office:value-type="string" calcext:value-type="string">
            <text:p>We will do an ECG in less than 10 minutes.</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24" calcext:value-type="float">
            <text:p>124</text:p>
          </table:table-cell>
          <table:table-cell table:number-columns-repeated="3"/>
          <table:table-cell office:value-type="string" calcext:value-type="string">
            <text:p>The daughter of an 82-year-old woman consults us because she has found her mother more confused than usual. The patient is diagnosed with moderate Alzheimer's disease. She also has AF, depression and osteoarthritis. She has been receiving stable treatment for 3 years, including digoxin, acenocoumarol, fluoxetine for the last 4 months and ibuprofen for the last month for joint pain. On examination, her blood pressure is 130/80, heart rate 48 bpm and respiratory rate 10 rpm. Which of the following is the most likely cause of the increased confusion?</text:p>
          </table:table-cell>
          <table:table-cell office:value-type="string" calcext:value-type="string">
            <text:p>The most likely cause is a digitalis intoxication, which would produce this slowing of conduction, which is seen in the heart rate. Probably secondary to renal failure due to ibuprofen toxicity (but this is a bit of a stretch).</text:p>
          </table:table-cell>
          <table:table-cell/>
          <table:table-cell office:value-type="string" calcext:value-type="string">
            <text:p>ANESTHESIOLOGY, CRITICAL CARE AND EMERGENCY MEDICINE</text:p>
          </table:table-cell>
          <table:table-cell table:number-columns-repeated="3"/>
          <table:table-cell office:value-type="string" calcext:value-type="string">
            <text:p>Progression of Alzheimer's disease.</text:p>
          </table:table-cell>
          <table:table-cell office:value-type="string" calcext:value-type="string">
            <text:p>Worsening depression.</text:p>
          </table:table-cell>
          <table:table-cell office:value-type="string" calcext:value-type="string">
            <text:p>Digitalis intoxication.</text:p>
          </table:table-cell>
          <table:table-cell office:value-type="string" calcext:value-type="string">
            <text:p>Dementia due to Lewy bodies.</text:p>
          </table:table-cell>
          <table:table-cell office:value-type="string" calcext:value-type="string">
            <text:p>Ibuprofen toxicity.</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27" calcext:value-type="float">
            <text:p>127</text:p>
          </table:table-cell>
          <table:table-cell table:number-columns-repeated="3"/>
          <table:table-cell office:value-type="string" calcext:value-type="string">
            <text:p>A 30-year-old woman with a drug addiction PD in a current detoxification period is brought to the ED with profound somnolence, with no other symptoms. We find out that her treatment includes olanzapine and benzodiazepines. What should we do first?</text:p>
          </table:table-cell>
          <table:table-cell office:value-type="string" calcext:value-type="string">
            <text:p>Overuse of the drugs he is taking should be suspected. Olanzapine has no antidote, so, in principle, we should antagonize the effect of benzodiazepines. If the patient continues to be drowsy and does not respond to stimuli, we should proceed to intubate to secure the airway.</text:p>
          </table:table-cell>
          <table:table-cell/>
          <table:table-cell office:value-type="string" calcext:value-type="string">
            <text:p>ANESTHESIOLOGY, CRITICAL CARE AND EMERGENCY MEDICINE</text:p>
          </table:table-cell>
          <table:table-cell table:number-columns-repeated="3"/>
          <table:table-cell office:value-type="string" calcext:value-type="string">
            <text:p>Proceed to IOT.</text:p>
          </table:table-cell>
          <table:table-cell office:value-type="string" calcext:value-type="string">
            <text:p>Perform a skull X-ray.</text:p>
          </table:table-cell>
          <table:table-cell office:value-type="string" calcext:value-type="string">
            <text:p>Administer flumazenil.</text:p>
          </table:table-cell>
          <table:table-cell office:value-type="string" calcext:value-type="string">
            <text:p>Administer naloxone.</text:p>
          </table:table-cell>
          <table:table-cell office:value-type="string" calcext:value-type="string">
            <text:p>Wait until he wakes up.</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50" calcext:value-type="float">
            <text:p>50</text:p>
          </table:table-cell>
          <table:table-cell table:number-columns-repeated="3"/>
          <table:table-cell office:value-type="string" calcext:value-type="string">
            <text:p>A patient with a history of fever and chest pain comes to the hospital with dyspnea and tachypnea. On physical examination, the blood pressure cyphrads are low, jugular venous pressure is elevated with a deep descending sinus X, and he has a pulsus paradoxus. What pathology should be suspected?</text:p>
          </table:table-cell>
          <table:table-cell office:value-type="string" calcext:value-type="string">
            <text:p>Low BP with high jugular pressure should always raise the suspicion of cardiac tamponade. Fever and chest pain with dyspnea and tachypnea should raise suspicion of pericardial effusion with hemodynamic compromise. Paradoxical pulse is a typical finding of cardiac tamponade. Therefore, the correct answer is 5.</text:p>
          </table:table-cell>
          <table:table-cell/>
          <table:table-cell office:value-type="string" calcext:value-type="string">
            <text:p>ANESTHESIOLOGY, CRITICAL CARE AND EMERGENCIES</text:p>
          </table:table-cell>
          <table:table-cell table:number-columns-repeated="3"/>
          <table:table-cell office:value-type="string" calcext:value-type="string">
            <text:p>Ischemic heart disease.</text:p>
          </table:table-cell>
          <table:table-cell office:value-type="string" calcext:value-type="string">
            <text:p>Dilated cardiomyopathy.</text:p>
          </table:table-cell>
          <table:table-cell office:value-type="string" calcext:value-type="string">
            <text:p>Severe aortic valve stenosis.</text:p>
          </table:table-cell>
          <table:table-cell office:value-type="string" calcext:value-type="string">
            <text:p>Constrictive pericarditis.</text:p>
          </table:table-cell>
          <table:table-cell office:value-type="string" calcext:value-type="string">
            <text:p>Pericardial effusion with cardiac tamponade.</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52" calcext:value-type="float">
            <text:p>52</text:p>
          </table:table-cell>
          <table:table-cell table:number-columns-repeated="3"/>
          <table:table-cell office:value-type="string" calcext:value-type="string">
            <text:p>A 72-year-old man, ex-smoker, hypertensive and diabetic. History of stroke with residual paresis in the left arm 4 months ago. He comes to the emergency department of a regional hospital with intense precordial pain of 2 hours of evolution; in the physical examination he presents cold and sweaty skin, blood pressure of 80 mm Hg; electrocardiogram with marked ST segment elevation in leads V1-V6, I and aVL. Which of the following treatments of coronary repercussion is the most appropriate?</text:p>
          </table:table-cell>
          <table:table-cell office:value-type="string" calcext:value-type="string">
            <text:p>This question combines several important facts. To begin with, this is a patient with an extensive anterior and lateral AMI, with cardiogenic shock. On the other hand, in the history, we are told that the patient had a stroke 4 months ago. It is evident from the patient's clinical picture that an urgent reperfusion strategy is indicated, which invalidates options 4 and 5. The basic question is whether to choose fibrinolysis (which can be done in a regional hospital) or PCI (for which the patient should be referred to a tertiary center). Option 2 does not make much sense, since in the event that fibrinolysis is indicated, it would only be a waste of time to make the transfer. A history of stroke (presumably ischemic) 4 months ago is a relative contraindication for fibrinolysis (if the time is less than 3 months it is an absolute contraindication), but the definitive factor that tips the balance towards PCI is the extent of AMI and the presence of shock, which are indications for urgent PCI. Therefore, the correct answer is 3.</text:p>
          </table:table-cell>
          <table:table-cell/>
          <table:table-cell office:value-type="string" calcext:value-type="string">
            <text:p>ANESTHESIOLOGY, CRITICAL CARE AND EMERGENCIES</text:p>
          </table:table-cell>
          <table:table-cell table:number-columns-repeated="3"/>
          <table:table-cell office:value-type="string" calcext:value-type="string">
            <text:p>Immediate systemic fibrinolysis at the regional hospital.</text:p>
          </table:table-cell>
          <table:table-cell office:value-type="string" calcext:value-type="string">
            <text:p>Immediate transfer to a tertiary center for treatment with fibrinolysis.</text:p>
          </table:table-cell>
          <table:table-cell office:value-type="string" calcext:value-type="string">
            <text:p>Immediate transfer to a tertiary center for percutaneous coronary revascularization procedure.</text:p>
          </table:table-cell>
          <table:table-cell office:value-type="string" calcext:value-type="string">
            <text:p>Hemodynamic stabilization and deferred revascularization procedure.</text:p>
          </table:table-cell>
          <table:table-cell office:value-type="string" calcext:value-type="string">
            <text:p>Immediate treatment with fondaparinux and abciximab.</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62" calcext:value-type="float">
            <text:p>62</text:p>
          </table:table-cell>
          <table:table-cell table:number-columns-repeated="3"/>
          <table:table-cell office:value-type="string" calcext:value-type="string">
            <text:p>A 37-year-old man with no past history of interest comes to the emergency department for syncope while walking. He had started two days earlier with dyspnea on exertion. Examination: weight 75 kg, BP 75/50 mm Hg. SatO2 89%. Pulmonary auscultation was normal. Cardiac auscultation: rhythmic tachycardic tones at 130 bpm. Abdomen normal. Extremities: no alterations. Normal hemogram. Troponin 1.2 ng / ml. ECG: Sensual tachycardia at 130 bpm. Inverted T in V1-V4. Thoracic CT angiography: repletion defect in both main pulmonary arteries. One hour after arrival at the emergency room, BP 70/55 mm Hg persists. What would be the most appropriate initial treatment?</text:p>
          </table:table-cell>
          <table:table-cell office:value-type="string" calcext:value-type="string">
            <text:p>The clinical case is a typical pulmonary thromboembolism. In this case it is associated with persistent arterial hypotension. Option 2 would be correct if the patient were not hypotensive. Option 3 is not correct since diagnostic confirmation is not necessary to initiate anticoagulant therapy in case of PTE without hypotension. Option 4 is not indicated. Option 5 would be correct only if the patient had a contraindication to fibrinolysis. Persistent hypotension in PTE is the most widely accepted indication for fibrinolysis, so the correct option is 1.</text:p>
          </table:table-cell>
          <table:table-cell/>
          <table:table-cell office:value-type="string" calcext:value-type="string">
            <text:p>ANESTHESIOLOGY, CRITICAL CARE AND EMERGENCIES</text:p>
          </table:table-cell>
          <table:table-cell table:number-columns-repeated="3"/>
          <table:table-cell office:value-type="string" calcext:value-type="string">
            <text:p>Unfractionated heparin, 10,000U iv on clinical suspicion. Fibrinolysis with tPA 100 mg iv once the diagnosis is confirmed.</text:p>
          </table:table-cell>
          <table:table-cell office:value-type="string" calcext:value-type="string">
            <text:p>Enoxaparin: 80 mg sc every 12 hours, starting upon diagnostic suspicion.</text:p>
          </table:table-cell>
          <table:table-cell office:value-type="string" calcext:value-type="string">
            <text:p>Enoxaparin; 80 mg sc every 12 hours, starting upon diagnostic confirmation.</text:p>
          </table:table-cell>
          <table:table-cell office:value-type="string" calcext:value-type="string">
            <text:p>Fondaparinux: 7.5 mg sc daily.</text:p>
          </table:table-cell>
          <table:table-cell office:value-type="string" calcext:value-type="string">
            <text:p>Emergency pulmonary thromboendarterectomy.</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63" calcext:value-type="float">
            <text:p>63</text:p>
          </table:table-cell>
          <table:table-cell table:number-columns-repeated="3"/>
          <table:table-cell office:value-type="string" calcext:value-type="string">
            <text:p>A 67-year-old woman with a history of congestive heart failure (treated with ramipril and furosemide) and type 2 diabetes (treated with insulin) comes to the emergency room for dyspnea. Blood gas analysis performed while breathing room air shows pH 7.45, paO2 56, PaCO2 30 mm Hg, HCO3 26 mm Hg. What gasometric alteration does the patient present?</text:p>
          </table:table-cell>
          <table:table-cell office:value-type="string" calcext:value-type="string">
            <text:p>I found this question tricky. The separate findings are: normal pH but with alkalosis tendency, acute respiratory failure, hypocapnia and normal bicarbonate. The most appropriate answer seems to me to be 1, since the patient does not present a metabolic alkalosis (bicarbonate would be higher), much less an acidosis (bicarbonate would be low). The alkalosis is not mixed either, but is mainly respiratory. The patient is probably hyperventilating because of her respiratory failure, and the kidney which always compensates later is starting to retain HCO3 to compensate and maintain pH. Therefore I believe the correct answer is 1.</text:p>
          </table:table-cell>
          <table:table-cell/>
          <table:table-cell office:value-type="string" calcext:value-type="string">
            <text:p>ANESTHESIOLOGY, CRITICAL CARE AND EMERGENCIES</text:p>
          </table:table-cell>
          <table:table-cell table:number-columns-repeated="3"/>
          <table:table-cell office:value-type="string" calcext:value-type="string">
            <text:p>Hypoxemic respiratory failure with compensated respiratory alkalosis.</text:p>
          </table:table-cell>
          <table:table-cell office:value-type="string" calcext:value-type="string">
            <text:p>Acute metabolic alkalosis with hypoxemic and hypocapnic respiratory failure.</text:p>
          </table:table-cell>
          <table:table-cell office:value-type="string" calcext:value-type="string">
            <text:p>Chronic normocapnic respiratory insufficiency, without alteration of acid-base balance.</text:p>
          </table:table-cell>
          <table:table-cell office:value-type="string" calcext:value-type="string">
            <text:p>Chronic hypoxemic respiratory failure with compensated metabolic acidosis.</text:p>
          </table:table-cell>
          <table:table-cell office:value-type="string" calcext:value-type="string">
            <text:p>Hypoxemic respiratory failure with compensated mixed alkalosis.</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65" calcext:value-type="float">
            <text:p>65</text:p>
          </table:table-cell>
          <table:table-cell table:number-columns-repeated="3"/>
          <table:table-cell office:value-type="string" calcext:value-type="string">
            <text:p>A patient admitted for acute pancreatitis starts with tachypnea, tachycardia, sweating and progressive cyanosis. PaO2 is 55 mm Hg (PaO2/FiO2 ratio&lt;200). CXR shows bilateral alveolar pulmonary infiltrates. Pulmonary capillary wedge pressure is normal. Oxygen therapy does not improve the situation. What is the most probable diagnosis:</text:p>
          </table:table-cell>
          <table:table-cell office:value-type="string" calcext:value-type="string">
            <text:p>Direct response question. The question tells the story of a patient with acute pancreatitis who is developing acute respiratory failure. The statement lists the criteria for ARDS (acute respiratory distress syndrome): PaO2/fiO2 &lt; 200 + bilateral pulmonary infiltrates + PCP&lt;18. So the diagnosis is respiratory distress and therefore the correct answer is option 5.</text:p>
          </table:table-cell>
          <table:table-cell/>
          <table:table-cell office:value-type="string" calcext:value-type="string">
            <text:p>ANESTHESIOLOGY, CRITICAL CARE AND EMERGENCIES</text:p>
          </table:table-cell>
          <table:table-cell table:number-columns-repeated="3"/>
          <table:table-cell office:value-type="string" calcext:value-type="string">
            <text:p>Nosocomial pneumonia.</text:p>
          </table:table-cell>
          <table:table-cell office:value-type="string" calcext:value-type="string">
            <text:p>Cardiac failure.</text:p>
          </table:table-cell>
          <table:table-cell office:value-type="string" calcext:value-type="string">
            <text:p>Carcinomatous lymphangitis.</text:p>
          </table:table-cell>
          <table:table-cell office:value-type="string" calcext:value-type="string">
            <text:p>Pulmonary thromboembolism.</text:p>
          </table:table-cell>
          <table:table-cell office:value-type="string" calcext:value-type="string">
            <text:p>Respiratory distress.</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87" calcext:value-type="float">
            <text:p>87</text:p>
          </table:table-cell>
          <table:table-cell table:number-columns-repeated="3"/>
          <table:table-cell office:value-type="string" calcext:value-type="string">
            <text:p>76-year-old woman with obesity and type 2 diabetes mellitus on metformin. She comes to the emergency room because for 3 days she presents fever of 38ºC, polyuria, dysuria, intense thirst and progressive decrease in the level of consciousness. Physical examination showed signs of dehydration, BP 95/54 mm Hg and no signs of neurological localization. The CBC shows leukocytosis, creatinine of 1.8 mg/dL and blood glucose of 855 mg/dL. What is the most likely diagnosis?</text:p>
          </table:table-cell>
          <table:table-cell office:value-type="string" calcext:value-type="string">
            <text:p>The question relates the case of a type 2 diabetic patient with hyperglycemia and decreased level of consciousness without neurological focality in the context of a urinary tract infection and who has developed acute renal failure of probable prerenal origin. Option 2 is immediately ruled out because the clinical picture is not one of heart failure. Option 3 is also discarded because it does not fit with the clinical picture and in addition HSD would give neurological symptoms with locality. Option 4 is discarded because obstructive renal failure does not give polyuria, dysuria or the rest of the clinical picture. Option 5 is less likely because diabetic ketoacidosis is more typical of type 1 DM. Therefore the correct option is 1.</text:p>
          </table:table-cell>
          <table:table-cell/>
          <table:table-cell office:value-type="string" calcext:value-type="string">
            <text:p>ANESTHESIOLOGY, CRITICAL CARE AND EMERGENCIES</text:p>
          </table:table-cell>
          <table:table-cell table:number-columns-repeated="3"/>
          <table:table-cell office:value-type="string" calcext:value-type="string">
            <text:p>Hyperglycemic hyperosmolar non-ketotic hyperglycemic coma.</text:p>
          </table:table-cell>
          <table:table-cell office:value-type="string" calcext:value-type="string">
            <text:p>Cardiac failure.</text:p>
          </table:table-cell>
          <table:table-cell office:value-type="string" calcext:value-type="string">
            <text:p>Subdural hematoma.</text:p>
          </table:table-cell>
          <table:table-cell office:value-type="string" calcext:value-type="string">
            <text:p>Obstructive renal failure.</text:p>
          </table:table-cell>
          <table:table-cell office:value-type="string" calcext:value-type="string">
            <text:p>Diabetic ketoacidosis with coma.</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31" calcext:value-type="float">
            <text:p>31</text:p>
          </table:table-cell>
          <table:table-cell table:number-columns-repeated="3"/>
          <table:table-cell office:value-type="string" calcext:value-type="string">
            <text:p>A 17-year-old boy with Crohn's disease with colonic involvement of 2 years of evolution, in maintenance treatment with azathioprine, consults for the appearance since 5 days ago of purplish-red, hot, painful, bilateral subcutaneous nodules of pretibial location, associated with an increase in the number of stools and abdominal pain. The most appropriate approach in this case is:</text:p>
          </table:table-cell>
          <table:table-cell office:value-type="string" calcext:value-type="string">
            <text:p>It appears that the patient has erythema nodosum lesions associated with a flare of his disease, which is common. Treatment of the disease and its control usually improves the cutaneous lesions. The lesions should not be biopsied.</text:p>
          </table:table-cell>
          <table:table-cell/>
          <table:table-cell office:value-type="string" calcext:value-type="string">
            <text:p>DIGESTIVE SYSTEM</text:p>
          </table:table-cell>
          <table:table-cell table:number-columns-repeated="3"/>
          <table:table-cell office:value-type="string" calcext:value-type="string">
            <text:p>Recommend relative rest and warm cloths on both legs and add antidepressant treatment.</text:p>
          </table:table-cell>
          <table:table-cell table:number-columns-repeated="2" office:value-type="string" calcext:value-type="string">
            <text:p>Biopsy skin areas away from the injured areas and prescribe opioid analgesics at the beginning.</text:p>
          </table:table-cell>
          <table:table-cell office:value-type="string" calcext:value-type="string">
            <text:p>Suspect bilateral lower extremity ischemia of drug origin.</text:p>
          </table:table-cell>
          <table:table-cell office:value-type="string" calcext:value-type="string">
            <text:p>Adjustment of the treatment of the disease.</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33" calcext:value-type="float">
            <text:p>33</text:p>
          </table:table-cell>
          <table:table-cell table:number-columns-repeated="3"/>
          <table:table-cell office:value-type="string" calcext:value-type="string">
            <text:p>A 55-year-old postmenopausal woman consults for asthenia and dyspnea on exertion. In the anamnesis she reported slight epigastralgia and occasional heartburn. No metrorrhagia. Laboratory tests: Hb6 gr/dL, MCV 69 fl, sideremia 13 micrograms/dL, ferritin 4 ngr/mL. Gastrointestinal endoscopy: small sliding hiatal hernia with no signs of esophagitis. What is the most correct approach?</text:p>
          </table:table-cell>
          <table:table-cell office:value-type="string" calcext:value-type="string">
            <text:p>We have a case of chronic iron deficiency anemia, without obvious bleeding. The first cause of iron deficiency anemia is occult bleeding of digestive origin. The existence of clinical symptoms suggestive of pathology of the upper digestive tract has led us to begin the study with upper endoscopy, but there is no pathology to justify the anemia, so further investigation is necessary, which rules out answers 1 and 2. Between 3 and 4, large bowel lesions are much more common and should be ruled out before small bowel lesions. In fact the recommendations of capsule endoscopy in anemia studies are restricted.</text:p>
          </table:table-cell>
          <table:table-cell/>
          <table:table-cell office:value-type="string" calcext:value-type="string">
            <text:p>DIGESTIVE SYSTEM</text:p>
          </table:table-cell>
          <table:table-cell table:number-columns-repeated="3"/>
          <table:table-cell office:value-type="string" calcext:value-type="string">
            <text:p>Administer oral iron and monitor the evolution of anemia.</text:p>
          </table:table-cell>
          <table:table-cell office:value-type="string" calcext:value-type="string">
            <text:p>Treat with proton pump inhibitors and evaluate at three months.</text:p>
          </table:table-cell>
          <table:table-cell office:value-type="string" calcext:value-type="string">
            <text:p>Recommend a complete colonoscopy.</text:p>
          </table:table-cell>
          <table:table-cell office:value-type="string" calcext:value-type="string">
            <text:p>Perform an endoscopic capsule study.</text:p>
          </table:table-cell>
          <table:table-cell office:value-type="string" calcext:value-type="string">
            <text:p>Request a gynecological evaluation.</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36" calcext:value-type="float">
            <text:p>36</text:p>
          </table:table-cell>
          <table:table-cell table:number-columns-repeated="3"/>
          <table:table-cell office:value-type="string" calcext:value-type="string">
            <text:p>Which of the following clinical data, recorded during the clinical history taking of a patient with diarrhea of more than 4 weeks of evolution, can be found in people without organic pathology:</text:p>
          </table:table-cell>
          <table:table-cell office:value-type="string" calcext:value-type="string">
            <text:p>Although mucus is usually more frightening in the consultation, it falls within the Rome II criteria for the diagnosis of Irritable Bowel Syndrome. All the rest are typical signs of organicity, although I think the question is poorly phrased, since any of these data (especially age) can be found in patients who in the end have nothing, what happens is that in these cases we must always look for organicity.</text:p>
          </table:table-cell>
          <table:table-cell/>
          <table:table-cell office:value-type="string" calcext:value-type="string">
            <text:p>DIGESTIVE SYSTEM</text:p>
          </table:table-cell>
          <table:table-cell table:number-columns-repeated="3"/>
          <table:table-cell office:value-type="string" calcext:value-type="string">
            <text:p>Weight loss with or without rectorrhagia.</text:p>
          </table:table-cell>
          <table:table-cell office:value-type="string" calcext:value-type="string">
            <text:p>Persistence of diarrhea during the night.</text:p>
          </table:table-cell>
          <table:table-cell office:value-type="string" calcext:value-type="string">
            <text:p>Onset of symptoms after age 50.</text:p>
          </table:table-cell>
          <table:table-cell office:value-type="string" calcext:value-type="string">
            <text:p>Presence of dermatitis and/or arthritis during the examination.</text:p>
          </table:table-cell>
          <table:table-cell office:value-type="string" calcext:value-type="string">
            <text:p>Expulsion of mucus in more than 25% of defecations.</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37" calcext:value-type="float">
            <text:p>37</text:p>
          </table:table-cell>
          <table:table-cell table:number-columns-repeated="3"/>
          <table:table-cell office:value-type="string" calcext:value-type="string">
            <text:p>A 52-year-old man who consults for a second opinion on the need to perform a liver biopsy for the study of hypertransaminasemia detected two years ago in routine company analyses. His family history includes the death of his father of an unidentified etiology of epatic cirrhosis. Asymptomatic and performing social and work life without limits. He denies alcohol consumption. Physical examination shows metallic skin pigmentation and minimal non-painful hepatomegaly. The rest of the physical examination was normal, body mass index 23. Laboratory tests showed the following results: billirubin, albumin, transaminases AST and ALT, normal blood count and prothrombin time: glycemia 150 mg/dl; serum ferritin 950; transferrin saturation &gt;45%, negative for hepatotropic virus. Normal abdominal ultrasound. He has undergone HFE genetic study being homozygous for the C282Y mutation. What would be the best recommendation with the available information?</text:p>
          </table:table-cell>
          <table:table-cell office:value-type="string" calcext:value-type="string">
            <text:p>This is a patient who already has a diagnosis of hemochromatosis, due to a positive genetic study and data of iron overload (IST &gt;45% and elevated ferritin). Biopsy would be useful if the diagnosis is uncertain or if we would like to assess liver involvement that is not suspected with this analysis. The treatment of choice is phlebotomy.</text:p>
          </table:table-cell>
          <table:table-cell/>
          <table:table-cell office:value-type="string" calcext:value-type="string">
            <text:p>DIGESTIVE SYSTEM</text:p>
          </table:table-cell>
          <table:table-cell table:number-columns-repeated="3"/>
          <table:table-cell office:value-type="string" calcext:value-type="string">
            <text:p>Perform liver biopsy.</text:p>
          </table:table-cell>
          <table:table-cell office:value-type="string" calcext:value-type="string">
            <text:p>Perform hepatic MRI.</text:p>
          </table:table-cell>
          <table:table-cell office:value-type="string" calcext:value-type="string">
            <text:p>Initiate treatment with phlebotomies.</text:p>
          </table:table-cell>
          <table:table-cell office:value-type="string" calcext:value-type="string">
            <text:p>Start treatment with desferroxamine.</text:p>
          </table:table-cell>
          <table:table-cell office:value-type="string" calcext:value-type="string">
            <text:p>Start treatment with Vitamin E.</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44" calcext:value-type="float">
            <text:p>44</text:p>
          </table:table-cell>
          <table:table-cell table:number-columns-repeated="3"/>
          <table:table-cell office:value-type="string" calcext:value-type="string">
            <text:p>A 78-year-old patient diagnosed with idiopathic dilated cardiomyopathy with mild left ventricular dysfunction (ejection fraction 48%) and chronic atrial fibrillation. Which of the following drugs should be avoided in his treatment?</text:p>
          </table:table-cell>
          <table:table-cell office:value-type="string" calcext:value-type="string">
            <text:p>Digoxin is useful as a symptomatic treatment (it is a positive inotropic) in heart failure, although it does not improve survival. Carvedilol is a very well tolerated aß-blocker (due to its anti-a1 effect) that is associated with symptomatic and survival improvement. Acenocoumarol (Sintrom) would be indicated in this patient with chronic AF to avoid thromboembolic events. Enalapril and ACE inhibitors in general, by inhibiting the renin-angiotensin-aldosterone axis, suppress part of the neurohormonal effects that occur in heart failure; they improve survival in patients with systolic dysfunction. Ibuprofen and NSAIDs in general are contraindicated in patients with heart failure because they inhibit prostaglandin synthesis at the renal level, causing an increase in systemic vascular resistance, reduced renal perfusion, and inhibition of sodium and water excretion, which can precipitate decompensation of heart failure.</text:p>
          </table:table-cell>
          <table:table-cell/>
          <table:table-cell office:value-type="string" calcext:value-type="string">
            <text:p>CARDIOLOGY AND VASCULAR SURGERY</text:p>
          </table:table-cell>
          <table:table-cell table:number-columns-repeated="3"/>
          <table:table-cell office:value-type="string" calcext:value-type="string">
            <text:p>Digoxin.</text:p>
          </table:table-cell>
          <table:table-cell office:value-type="string" calcext:value-type="string">
            <text:p>Carvedilol.</text:p>
          </table:table-cell>
          <table:table-cell office:value-type="string" calcext:value-type="string">
            <text:p>Acenocoumarol.</text:p>
          </table:table-cell>
          <table:table-cell office:value-type="string" calcext:value-type="string">
            <text:p>Enalapril.</text:p>
          </table:table-cell>
          <table:table-cell office:value-type="string" calcext:value-type="string">
            <text:p>Ibuprofen.</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45" calcext:value-type="float">
            <text:p>45</text:p>
          </table:table-cell>
          <table:table-cell table:number-columns-repeated="3"/>
          <table:table-cell office:value-type="string" calcext:value-type="string">
            <text:p>A 60-year-old man reports precordial pain after medium exertion. Coronary angiography shows significant stenosis in the proximal segments of the three main vessels with good distal bed. Ventricular function is depressed (&lt;30%). What is the best therapeutic option?</text:p>
          </table:table-cell>
          <table:table-cell office:value-type="string" calcext:value-type="string">
            <text:p>We are talking about a patient with 3-vessel coronary artery disease and, very importantly, with severe ventricular dysfunction. Under these conditions, the treatment of choice would be surgical (myocardial revascularization surgery or by-pass). In the case of a patient with preserved LV function, the choice of surgical vs. percutaneous treatment would be more questionable, since today, thanks to drug-eluting stents, the differences in terms of morbidity and mortality between by-pass surgery and angioplasty are minimal.</text:p>
          </table:table-cell>
          <table:table-cell/>
          <table:table-cell office:value-type="string" calcext:value-type="string">
            <text:p>CARDIOLOGY AND VASCULAR SURGERY</text:p>
          </table:table-cell>
          <table:table-cell table:number-columns-repeated="3"/>
          <table:table-cell office:value-type="string" calcext:value-type="string">
            <text:p>Percutaneous revascularization.</text:p>
          </table:table-cell>
          <table:table-cell office:value-type="string" calcext:value-type="string">
            <text:p>Medical treatment.</text:p>
          </table:table-cell>
          <table:table-cell office:value-type="string" calcext:value-type="string">
            <text:p>Myocardial revascularization surgery.</text:p>
          </table:table-cell>
          <table:table-cell office:value-type="string" calcext:value-type="string">
            <text:p>Implantation of balloon counterpulsation.</text:p>
          </table:table-cell>
          <table:table-cell office:value-type="string" calcext:value-type="string">
            <text:p>Cardiac transplantation.</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48" calcext:value-type="float">
            <text:p>48</text:p>
          </table:table-cell>
          <table:table-cell table:number-columns-repeated="3"/>
          <table:table-cell office:value-type="string" calcext:value-type="string">
            <text:p>What therapeutic intervention would you consider in a 67-year-old patient with idiopathic dilated cardiomyopathy, left bundle branch block, left ventricular ejection fraction of 26%, mitral insufficiency grade II-III/IV, undergoing treatment with furosemide, spironolactone, enalapril and bisoprolol and who remains in NYHA functional class III?</text:p>
          </table:table-cell>
          <table:table-cell office:value-type="string" calcext:value-type="string">
            <text:p>We are talking about a patient with heart failure with severe LV dysfunction (EF &lt; 35%), LBBB (wide QRS), who is following optimal medical treatment and who remains in advanced functional class despite this. Coronary revascularization does not appear to be of much benefit in this patient at this time. Nor does mitral valve replacement, firstly because mitral regurgitation is most likely the result of mitral annular dilatation, and secondly because we would need an echocardiographic assessment of the mitral valve to determine whether there is any alteration. Intra-aortic balloon counterpulsation implantation would not be indicated in this patient (it is used in situations of cardiogenic shock, in post-AMI mechanical complications, as a bridge to cardiac Tx...). The ventricular assist device would also not be indicated in this patient. What would really benefit him of all the answers is number 5, the resynchronization device. By achieving simultaneous stimulation of both ventricles, a mechanical synergy is achieved that improves cardiac function. The indications for the application of CRT (cardiac resynchronization therapy) are precisely those mentioned at the beginning: severe ventricular dysfunction, asynchrony demonstrated by the presence of wide QRS in the ECG (usually due to LBBB) and advanced functional class (III-IV) despite optimal medical treatment.</text:p>
          </table:table-cell>
          <table:table-cell/>
          <table:table-cell office:value-type="string" calcext:value-type="string">
            <text:p>CARDIOLOGY AND VASCULAR SURGERY</text:p>
          </table:table-cell>
          <table:table-cell table:number-columns-repeated="3"/>
          <table:table-cell office:value-type="string" calcext:value-type="string">
            <text:p>Surgical coronary revascularization.</text:p>
          </table:table-cell>
          <table:table-cell office:value-type="string" calcext:value-type="string">
            <text:p>Mitral valve replacement.</text:p>
          </table:table-cell>
          <table:table-cell office:value-type="string" calcext:value-type="string">
            <text:p>Implantation of an aortic balloon pump.</text:p>
          </table:table-cell>
          <table:table-cell office:value-type="string" calcext:value-type="string">
            <text:p>Implantation of a ventricular assist device.</text:p>
          </table:table-cell>
          <table:table-cell office:value-type="string" calcext:value-type="string">
            <text:p>Implantation of a cardiac resynchronization system.</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49" calcext:value-type="float">
            <text:p>49</text:p>
          </table:table-cell>
          <table:table-cell table:number-columns-repeated="3"/>
          <table:table-cell office:value-type="string" calcext:value-type="string">
            <text:p>A 75-year-old man, hypertensive and dyslipidemic with a history of heart failure due to left ventricular systolic dysfunction (EF &lt; 30%). He comes to our office for worsening of his usual dyspnea in recent weeks. His systolic blood pressure is 160/95 mmHg with a heart rate of 65 bpm. In the physical examination no crackles were heard and his jugular venous pressure was normal. He provides a creatinine determination that is 3.7 mg/dL with ions within normal. Which of the following drugs is the most appropriate to improve the prognosis of his heart failure?</text:p>
          </table:table-cell>
          <table:table-cell office:value-type="string" calcext:value-type="string">
            <text:p>In a patient with multiple CVRF with concomitant heart and renal failure (presumably of multiple etiology: renal hypoperfusion, arteriosclerosis...), we must be very careful when using diuretics and ACEI/ARA-II, since we can worsen renal function and/or increase potassium levels (among diuretics, spironolactone and eplerenone are "potassium-sparing"). Therefore, in this case we will use bisoprolol.</text:p>
          </table:table-cell>
          <table:table-cell/>
          <table:table-cell office:value-type="string" calcext:value-type="string">
            <text:p>CARDIOLOGY AND VASCULAR SURGERY</text:p>
          </table:table-cell>
          <table:table-cell table:number-columns-repeated="3"/>
          <table:table-cell office:value-type="string" calcext:value-type="string">
            <text:p>Enalapril.</text:p>
          </table:table-cell>
          <table:table-cell office:value-type="string" calcext:value-type="string">
            <text:p>Losartan.</text:p>
          </table:table-cell>
          <table:table-cell office:value-type="string" calcext:value-type="string">
            <text:p>Spironolactone.</text:p>
          </table:table-cell>
          <table:table-cell office:value-type="string" calcext:value-type="string">
            <text:p>Bisoprolol.</text:p>
          </table:table-cell>
          <table:table-cell office:value-type="string" calcext:value-type="string">
            <text:p>Eplerenone.</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50" calcext:value-type="float">
            <text:p>50</text:p>
          </table:table-cell>
          <table:table-cell table:number-columns-repeated="3"/>
          <table:table-cell office:value-type="string" calcext:value-type="string">
            <text:p>A patient with a history of febrile illness and chest pain comes to the hospital with dyspnea and tachypnea. On physical examination his blood pressure is low, jugular venous pressure is elevated with a deep descending sinus "X" and he has a paradoxical pulse. What pathology should you suspect?</text:p>
          </table:table-cell>
          <table:table-cell office:value-type="string" calcext:value-type="string">
            <text:p>Paradoxical pulse is a drop in blood pressure &gt; 10 mmHg during inspiration; it represents an exaggeration of the physiological phenomenon consisting of inspiratory lowering of BP (normal up to 10 mmHg). In cardiac tamponade, inspiration, which causes an increase in blood flow to the right chambers, increasing their volume, secondarily causes a displacement of the interventricular septum to the left, so that the left heart lodges and expels less blood during systole and the pulse, therefore, decreases. In a normal heart this exaggerated displacement, caused by the pressure exerted by the tamponade on the RV free wall, does not occur. Sinus X represents the systolic collapse of the venous pulse, i.e., the pressure drop due to atrial relaxation (also partly due to a downward displacement of the RV base during systole). Sinus Y represents the diastolic collapse of the venous pulse, i.e., the pressure drop that occurs from the moment blood enters the tricuspid valve into the ventricle. In cardiac tamponade, the deep sinus X is characteristic. In constrictive pericarditis, the deep Y sinus. For all these reasons, the correct answer is 5.</text:p>
          </table:table-cell>
          <table:table-cell/>
          <table:table-cell office:value-type="string" calcext:value-type="string">
            <text:p>CARDIOLOGY AND VASCULAR SURGERY</text:p>
          </table:table-cell>
          <table:table-cell table:number-columns-repeated="3"/>
          <table:table-cell office:value-type="string" calcext:value-type="string">
            <text:p>Ischemic heart disease.</text:p>
          </table:table-cell>
          <table:table-cell office:value-type="string" calcext:value-type="string">
            <text:p>Dilated cardiomyopathy.</text:p>
          </table:table-cell>
          <table:table-cell office:value-type="string" calcext:value-type="string">
            <text:p>Severe aortic stenosis.</text:p>
          </table:table-cell>
          <table:table-cell office:value-type="string" calcext:value-type="string">
            <text:p>Constrictive pericarditis.</text:p>
          </table:table-cell>
          <table:table-cell office:value-type="string" calcext:value-type="string">
            <text:p>Pericardial effusion with cardiac tamponade.</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51" calcext:value-type="float">
            <text:p>51</text:p>
          </table:table-cell>
          <table:table-cell table:number-columns-repeated="3"/>
          <table:table-cell office:value-type="string" calcext:value-type="string">
            <text:p>A 26-year-old man with no history of interest, asymptomatic, presents on examination with a mesosystolic murmur in the aortic focus and left parasternal border that increases with the Valsalva maneuver. BP and peripheral pulses are normal and the ECG shows signs of marked left ventricular enlargement and very deep negative T waves in V3, V4, V5 and V6. What is the most likely diagnosis?</text:p>
          </table:table-cell>
          <table:table-cell office:value-type="string" calcext:value-type="string">
            <text:p>A young male patient with an aortic systolic murmur that increases with the Valsalva maneuver and signs of left ventricular enlargement is practically a "portrait" of the typical findings that can be found in hypertrophic cardiomyopathy. Very easy question.</text:p>
          </table:table-cell>
          <table:table-cell/>
          <table:table-cell office:value-type="string" calcext:value-type="string">
            <text:p>CARDIOLOGY AND VASCULAR SURGERY</text:p>
          </table:table-cell>
          <table:table-cell table:number-columns-repeated="3"/>
          <table:table-cell office:value-type="string" calcext:value-type="string">
            <text:p>Functional murmur.</text:p>
          </table:table-cell>
          <table:table-cell office:value-type="string" calcext:value-type="string">
            <text:p>Aortic stenosis.</text:p>
          </table:table-cell>
          <table:table-cell office:value-type="string" calcext:value-type="string">
            <text:p>Aortic insufficiency.</text:p>
          </table:table-cell>
          <table:table-cell office:value-type="string" calcext:value-type="string">
            <text:p>Hypertrophic cardiomyopathy.</text:p>
          </table:table-cell>
          <table:table-cell office:value-type="string" calcext:value-type="string">
            <text:p>Ventricular septal defect.</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54" calcext:value-type="float">
            <text:p>54</text:p>
          </table:table-cell>
          <table:table-cell table:number-columns-repeated="3"/>
          <table:table-cell office:value-type="string" calcext:value-type="string">
            <text:p>An 81-year-old patient consults for an episode of syncope. He reports dyspnea on exertion for a year. On cardiac auscultation there is a 3/6 systolic murmur on the left sternal border radiating to the carotids and tip. Which pathology seems most likely?</text:p>
          </table:table-cell>
          <table:table-cell office:value-type="string" calcext:value-type="string">
            <text:p>Very easy question. They are describing the "portrait" of a degenerative aortic stenosis... Elderly patient with clinical dyspnea and syncope, and systolic murmur radiating to carotids and tip, all typical of this disease.</text:p>
          </table:table-cell>
          <table:table-cell/>
          <table:table-cell office:value-type="string" calcext:value-type="string">
            <text:p>CARDIOLOGY AND VASCULAR SURGERY</text:p>
          </table:table-cell>
          <table:table-cell table:number-columns-repeated="3"/>
          <table:table-cell office:value-type="string" calcext:value-type="string">
            <text:p>Third-degree atrioventricular block.</text:p>
          </table:table-cell>
          <table:table-cell office:value-type="string" calcext:value-type="string">
            <text:p>Degenerative aortic stenosis.</text:p>
          </table:table-cell>
          <table:table-cell office:value-type="string" calcext:value-type="string">
            <text:p>Mitral valve insufficiency.</text:p>
          </table:table-cell>
          <table:table-cell office:value-type="string" calcext:value-type="string">
            <text:p>Hypertrophic cardiomyopathy.</text:p>
          </table:table-cell>
          <table:table-cell office:value-type="string" calcext:value-type="string">
            <text:p>Dilated cardiomyopathy.</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56" calcext:value-type="float">
            <text:p>56</text:p>
          </table:table-cell>
          <table:table-cell table:number-columns-repeated="3"/>
          <table:table-cell office:value-type="string" calcext:value-type="string">
            <text:p>A 78-year-old woman with a history of hypertension treated with amlodipine was admitted 3 months ago for heart failure and atrial fibrillation. She came to your office for a cardiological check-up. The discharge report shows the result of the echocardiogram showing moderate left ventricular dysfunction and the discharge treatment: amlodipine was discontinued and furosemide and enalapril were started. The patient reports feeling better, without fatigue and with less leg edema, but she is still not completely well. Physical examination showed no signs of heart failure, but her blood pressure and heart rate were 150/90 mmHg and 120 bpm, respectively. The ECG shows atrial fibrillation at 110-120 bpm. Which treatment is most likely to improve symptoms and reduce mortality from cardiovascular events?</text:p>
          </table:table-cell>
          <table:table-cell office:value-type="string" calcext:value-type="string">
            <text:p>Typical very long and rambling question but not really too complicated... The patient is in heart failure with moderate ventricular dysfunction and also presents atrial fibrillation; she has criteria for anticoagulation, and between the two options that include acenocoumarol we are inclined to choose option 4, since it includes carvedilol, a drug that has been shown to increase survival in heart failure. Verapamil (and calcium antagonists in general) are contraindicated in systolic heart failure: they do not increase survival (they even increase morbidity and mortality) and specifically the non-dihydropyridines (verapamil and diltiazem) should not be associated with beta-blockers due to the increased risk of conduction system blockade.</text:p>
          </table:table-cell>
          <table:table-cell/>
          <table:table-cell office:value-type="string" calcext:value-type="string">
            <text:p>CARDIOLOGY AND VASCULAR SURGERY</text:p>
          </table:table-cell>
          <table:table-cell table:number-columns-repeated="3"/>
          <table:table-cell office:value-type="string" calcext:value-type="string">
            <text:p>Digoxin and acetylsalicylic acid.</text:p>
          </table:table-cell>
          <table:table-cell office:value-type="string" calcext:value-type="string">
            <text:p>Atenolol and acetylsalicylic acid.</text:p>
          </table:table-cell>
          <table:table-cell office:value-type="string" calcext:value-type="string">
            <text:p>Verapamil and acenocoumarol.</text:p>
          </table:table-cell>
          <table:table-cell office:value-type="string" calcext:value-type="string">
            <text:p>Carvedilol and acenocoumarol.</text:p>
          </table:table-cell>
          <table:table-cell office:value-type="string" calcext:value-type="string">
            <text:p>Carvedilol and clopidogrel.</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57" calcext:value-type="float">
            <text:p>57</text:p>
          </table:table-cell>
          <table:table-cell table:number-columns-repeated="3"/>
          <table:table-cell office:value-type="string" calcext:value-type="string">
            <text:p>A 64-year-old man consults for right calf pain when climbing hills and stairs and when walking on level ground for a prolonged period of time. He reports that the pain becomes so intense with exertion that he is forced to stand up, which causes the pain to improve in a matter of minutes. As personal history, the patient is a smoker of 20 cigarettes a day, diabetic on metformin and hypertensive. On examination, there is good peripheral perfusion of the right foot, but the patient has a decreased pedal pulse. Which of the following complementary tests should be ordered initially for the diagnosis and assessment of the severity of the patient's disease?</text:p>
          </table:table-cell>
          <table:table-cell office:value-type="string" calcext:value-type="string">
            <text:p>Although the diagnosis of peripheral arteriopathy is fundamentally clinical (in this patient the picture is very typical), we can objectively assess the severity of the disease with the use of bloodless techniques. The most important is the ankle-brachial index. Therefore, answer 2 is correct. Imaging techniques (arteriography, angioCT or angioMRI) are used when surgical repair of arterial occlusion is considered.</text:p>
          </table:table-cell>
          <table:table-cell/>
          <table:table-cell office:value-type="string" calcext:value-type="string">
            <text:p>CARDIOLOGY AND VASCULAR SURGERY</text:p>
          </table:table-cell>
          <table:table-cell table:number-columns-repeated="3"/>
          <table:table-cell office:value-type="string" calcext:value-type="string">
            <text:p>Arteriography of lower extremities.</text:p>
          </table:table-cell>
          <table:table-cell office:value-type="string" calcext:value-type="string">
            <text:p>Ankle-brachial index.</text:p>
          </table:table-cell>
          <table:table-cell office:value-type="string" calcext:value-type="string">
            <text:p>Computerized axial tomography with vascular reconstruction of lower extremities.</text:p>
          </table:table-cell>
          <table:table-cell office:value-type="string" calcext:value-type="string">
            <text:p>Tape stress test.</text:p>
          </table:table-cell>
          <table:table-cell office:value-type="string" calcext:value-type="string">
            <text:p>Magnetic resonance imaging.</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32" calcext:value-type="float">
            <text:p>32</text:p>
          </table:table-cell>
          <table:table-cell table:number-columns-repeated="3"/>
          <table:table-cell office:value-type="string" calcext:value-type="string">
            <text:p>A 35-year-old woman is diagnosed with colon cancer located in the hepatic angle. She has a family history of colon cancer in her mother, an aunt at the age of 45 and a grandfather. The most accepted surgical intervention is:</text:p>
          </table:table-cell>
          <table:table-cell office:value-type="string" calcext:value-type="string">
            <text:p>The statement with the family history indicates that this is a case of hereditary nonpolyposis colorectal cancer (Lynch syndrome). The age and right location data lead us to answer 4: total colectomy with ileorectal anastomosis. If a conventional right hemicolectomy type surgery is performed, the chances of recurrence are higher than 30%. Excision of the rectum is not necessary prophylactically.</text:p>
          </table:table-cell>
          <table:table-cell/>
          <table:table-cell office:value-type="string" calcext:value-type="string">
            <text:p>GENERAL SURGERY</text:p>
          </table:table-cell>
          <table:table-cell table:number-columns-repeated="3"/>
          <table:table-cell office:value-type="string" calcext:value-type="string">
            <text:p>Right hemicolectomy.</text:p>
          </table:table-cell>
          <table:table-cell office:value-type="string" calcext:value-type="string">
            <text:p>Extended right hemicolectomy.</text:p>
          </table:table-cell>
          <table:table-cell office:value-type="string" calcext:value-type="string">
            <text:p>Subtotal colectomy.</text:p>
          </table:table-cell>
          <table:table-cell office:value-type="string" calcext:value-type="string">
            <text:p>Total colectomy with ileorectal anatomosis.</text:p>
          </table:table-cell>
          <table:table-cell office:value-type="string" calcext:value-type="string">
            <text:p>Total colectomy with ileoanal anatomy.</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35" calcext:value-type="float">
            <text:p>35</text:p>
          </table:table-cell>
          <table:table-cell table:number-columns-repeated="3"/>
          <table:table-cell office:value-type="string" calcext:value-type="string">
            <text:p>A 26-year-old woman presenting with fecal incontinence after a prolonged instrumental delivery. An endoanal ultrasound was performed showing a section of the external anal sphincter of 30º amplitude. The electrophysiological study shows normal innervation. What is the most indicated treatment?</text:p>
          </table:table-cell>
          <table:table-cell office:value-type="string" calcext:value-type="string">
            <text:p>The answer is surgical sphincteroplasty 3. 1 is not effective, 2 is not effective for an organic lesion with normal electromyography, 4 is not necessary since the lesion is only of the external sphincter, 5 is not indicated in a lesion that can be repaired with surgery with good results.</text:p>
          </table:table-cell>
          <table:table-cell/>
          <table:table-cell office:value-type="string" calcext:value-type="string">
            <text:p>GENERAL SURGERY</text:p>
          </table:table-cell>
          <table:table-cell table:number-columns-repeated="3"/>
          <table:table-cell office:value-type="string" calcext:value-type="string">
            <text:p>Medical treatment with hygienic and dietary norms.</text:p>
          </table:table-cell>
          <table:table-cell office:value-type="string" calcext:value-type="string">
            <text:p>Sphincter biofeedback.</text:p>
          </table:table-cell>
          <table:table-cell office:value-type="string" calcext:value-type="string">
            <text:p>Surgical sphincteroplasty.</text:p>
          </table:table-cell>
          <table:table-cell office:value-type="string" calcext:value-type="string">
            <text:p>Surgical repair of the pelvic floor.</text:p>
          </table:table-cell>
          <table:table-cell office:value-type="string" calcext:value-type="string">
            <text:p>Artificial anal sphincter.</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235" calcext:value-type="float">
            <text:p>235</text:p>
          </table:table-cell>
          <table:table-cell table:number-columns-repeated="3"/>
          <table:table-cell office:value-type="string" calcext:value-type="string">
            <text:p>A 60-year-old patient diagnosed with breast neoplasia 10 years ago. She underwent treatment with radiochemotherapy and then hormonal therapy for 5 years. A bone scan study performed for polytopic bone pain showed the presence of bone metastases. She is currently under treatment with minor opioids and NSAIDs with good pain control. She consulted for headache that did not subside with the current analgesia and a CT scan of the brain showed images compatible with brain metastases. In relation to the treatment of pain, indicate the CORRECT one:</text:p>
          </table:table-cell>
          <table:table-cell office:value-type="string" calcext:value-type="string">
            <text:p>Brain metastases produce pain due to cranial hypertension. The treatment of choice is corticosteroids. Dexamethasone in oral doses of 4 to 16 mg/day is the treatment of choice.</text:p>
          </table:table-cell>
          <table:table-cell office:value-type="string" calcext:value-type="string">
            <text:p>Medicina Interna de Farreras-Rozman. 16ª edición (la última en la actualidad). Tomo 2. Sección 12 Neurología. Capítulo 176 Tumores intracraneales. Complicaciones neurológicas del cáncer. Página 1465.</text:p>
          </table:table-cell>
          <table:table-cell office:value-type="string" calcext:value-type="string">
            <text:p>PALLIATIVE CARE</text:p>
          </table:table-cell>
          <table:table-cell table:number-columns-repeated="3"/>
          <table:table-cell office:value-type="string" calcext:value-type="string">
            <text:p>Switch to major opioids.</text:p>
          </table:table-cell>
          <table:table-cell office:value-type="string" calcext:value-type="string">
            <text:p>Extra doses of opioids should be administered as necessary.</text:p>
          </table:table-cell>
          <table:table-cell office:value-type="string" calcext:value-type="string">
            <text:p>Corticoids should be added.</text:p>
          </table:table-cell>
          <table:table-cell office:value-type="string" calcext:value-type="string">
            <text:p>Switch to a major opioid and maintain NSAIDs.</text:p>
          </table:table-cell>
          <table:table-cell office:value-type="string" calcext:value-type="string">
            <text:p>The patient should be admitted for intravenous treatment with major opioid.</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31" calcext:value-type="float">
            <text:p>31</text:p>
          </table:table-cell>
          <table:table-cell table:number-columns-repeated="3"/>
          <table:table-cell office:value-type="string" calcext:value-type="string">
            <text:p>A 17-year-old boy with Crohn's disease with colonic involvement of 2 years of evolution, in maintenance treatment with azathioprine, consults for the appearance for 5 days of subcutaneous purplish red, hot, painful, bilateral, pretibial localization nodules, associated with an increase in the number of stools and abdominal pain. The most appropriate approach in this case is:</text:p>
          </table:table-cell>
          <table:table-cell office:value-type="string" calcext:value-type="string">
            <text:p>2 and 4 are discarded alone. They are explaining erythema nodosum, so we would recommend relative rest (but antidepressants do not make any sense, so we also rule out (1)). Although erythema nodosum can be secondary to a malignant process, it is more frequent that it is due to Crohn's disease itself (moreover, in a 17-year-old boy it would be extremely rare), so if the picture is also accompanied by a flare-up of inflammatory bowel disease, the last option (5) seems the most correct.</text:p>
          </table:table-cell>
          <table:table-cell/>
          <table:table-cell office:value-type="string" calcext:value-type="string">
            <text:p>DERMATOLOGY, VENEREOLOGY AND PLASTIC SURGERY</text:p>
          </table:table-cell>
          <table:table-cell table:number-columns-repeated="3"/>
          <table:table-cell office:value-type="string" calcext:value-type="string">
            <text:p>Recommend relative rest and warm cloths on both legs and add antidepressant treatment.</text:p>
          </table:table-cell>
          <table:table-cell office:value-type="string" calcext:value-type="string">
            <text:p>Biopsy skin areas away from the injured areas and prescribe entry opioid analgesics.</text:p>
          </table:table-cell>
          <table:table-cell office:value-type="string" calcext:value-type="string">
            <text:p>Suspect the existence of a malignant intestinal tumor lesion as a trigger of the cutaneous process.</text:p>
          </table:table-cell>
          <table:table-cell office:value-type="string" calcext:value-type="string">
            <text:p>Suspect bilateral lower extremity ischemia of drug origin.</text:p>
          </table:table-cell>
          <table:table-cell office:value-type="string" calcext:value-type="string">
            <text:p>Adjustment of bowel disease treatment.</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31" calcext:value-type="float">
            <text:p>31</text:p>
          </table:table-cell>
          <table:table-cell table:number-columns-repeated="3"/>
          <table:table-cell office:value-type="string" calcext:value-type="string">
            <text:p>A 17-year-old boy with Crohn's disease with colonic involvement of 2 years of evolution, in maintenance treatment with azathioprine, consults for the appearance for 5 days of subcutaneous red purplish, hot, painful, bilateral, pretibial localization nodules, associated with an increase in the number of stools and abdominal pain. The most appropriate approach in this case is:</text:p>
          </table:table-cell>
          <table:table-cell office:value-type="string" calcext:value-type="string">
            <text:p>The patient's presenting picture is presumably erythema nodosum. About 10% of cases of erythema nodosum are associated with inflammatory bowel disease, both ulcerative colitis and Crohn's disease. As mentioned, in most cases, erythema nodosum has a self-limited course. When associated with inflammatory bowel disease, erythema nodosum usually resolves with treatment of the intestinal flare, and recurs with disease recurrences. Local measures include elevation of the legs and bed rest. In particularly severe cases, oral administration of potassium iodide has been shown to be helpful. Although the use of aspirin and other NSAIDs is effective for erythema nodosum, their use in patients with inflammatory bowel disease should be limited, as they may worsen the intestinal picture, the usefulness of antidepressants in this picture has not been described, so answer nº1 would not be correct.</text:p>
          </table:table-cell>
          <table:table-cell/>
          <table:table-cell office:value-type="string" calcext:value-type="string">
            <text:p>DERMATOLOGY, VENEREOLOGY AND PLASTIC SURGERY</text:p>
          </table:table-cell>
          <table:table-cell table:number-columns-repeated="3"/>
          <table:table-cell office:value-type="string" calcext:value-type="string">
            <text:p>Recommend relative rest and warm cloths on both legs and add antidepressant treatment.</text:p>
          </table:table-cell>
          <table:table-cell office:value-type="string" calcext:value-type="string">
            <text:p>Biopsy areas of skin away from the injured areas and prescribe opioid analgesics for entry.</text:p>
          </table:table-cell>
          <table:table-cell office:value-type="string" calcext:value-type="string">
            <text:p>Suspect the existence of a malignant intestinal tumor lesion as a trigger of the cutaneous process.</text:p>
          </table:table-cell>
          <table:table-cell office:value-type="string" calcext:value-type="string">
            <text:p>Suspect bilateral lower extremity ischemia of drug-induced origin.</text:p>
          </table:table-cell>
          <table:table-cell office:value-type="string" calcext:value-type="string">
            <text:p>Adjustment of bowel disease treatment.</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70" calcext:value-type="float">
            <text:p>170</text:p>
          </table:table-cell>
          <table:table-cell table:number-columns-repeated="3"/>
          <table:table-cell office:value-type="string" calcext:value-type="string">
            <text:p>A 60-year-old male patient who reported 10 days ago the appearance of blistering lesions on the dorsum of the hands after sun exposure. The picture is accompanied by skin fragility. Histopathologically there is a subepidermal blister with PAS+ deposits in and around the superficial dermal vessels. The most plausible diagnosis is:</text:p>
          </table:table-cell>
          <table:table-cell office:value-type="string" calcext:value-type="string">
            <text:p>The fact of being a photoinduced picture, the histology and the age make the diagnosis of PCT more probable (3). The rest of the answers do not fit with the clinical picture or the histology.</text:p>
          </table:table-cell>
          <table:table-cell/>
          <table:table-cell office:value-type="string" calcext:value-type="string">
            <text:p>DERMATOLOGY, VENEREOLOGY AND PLASTIC SURGERY</text:p>
          </table:table-cell>
          <table:table-cell table:number-columns-repeated="3"/>
          <table:table-cell office:value-type="string" calcext:value-type="string">
            <text:p>Familial benign pemphigus.</text:p>
          </table:table-cell>
          <table:table-cell office:value-type="string" calcext:value-type="string">
            <text:p>Pemphigoid.</text:p>
          </table:table-cell>
          <table:table-cell office:value-type="string" calcext:value-type="string">
            <text:p>Porphyria cutanea tarda.</text:p>
          </table:table-cell>
          <table:table-cell office:value-type="string" calcext:value-type="string">
            <text:p>Pemphigus vulgaris.</text:p>
          </table:table-cell>
          <table:table-cell office:value-type="string" calcext:value-type="string">
            <text:p>Scalded skin syndrome.</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70" calcext:value-type="float">
            <text:p>170</text:p>
          </table:table-cell>
          <table:table-cell table:number-columns-repeated="3"/>
          <table:table-cell office:value-type="string" calcext:value-type="string">
            <text:p>60-year-old male patient who refers 10 days ago the appearance of blistering lesions on dorsum of hands after sun exposure. The picture is accompanied by skin fragility. Histopathologically there is a subepidermal blister with PAS+ deposits in and around the superficial dermal vessels. The most plausible diagnosis is:</text:p>
          </table:table-cell>
          <table:table-cell office:value-type="string" calcext:value-type="string">
            <text:p>Porphyria cutanea tarda (PCT) is the most common porphyria and can present with three major clinical forms: familial, sporadic and toxic. Clinically, it is characterized by marked skin fragility with the appearance of erosions, vesicles and blisters after minimal trauma. The most frequent sites are the back of the hands and the face, i.e. the areas of greatest photoexposure. Clinically, the most important differential diagnosis should be established with pseudoporphyria or phototoxic bullous dermatitis, in which the blisters and cutaneous erosions are produced by photosensitivity, induced by drugs such as tetracyclines, sulfonamides, etc. However, unlike porphyria, porphyrin levels in serum, feces and urine are normal. The histopathological differential diagnosis should be established with those diseases showing dermal hyaline deposits, such as: hyalinosis cutis, in which unlike porphyria, PAS-positive hyaline deposits are extensive and massively occupy the deep dermis and subcutaneous cellular tissue; Milium colloid in which hyaline material, usually PAS negative expands the papillary dermis, forming characteristic clefts and fissures; and lipoid proteinosis, in which the material is deposited throughout the dermis, has a distribution not only perivascular but more extensive than in porphyria, and usually affects sweat glands.</text:p>
          </table:table-cell>
          <table:table-cell/>
          <table:table-cell office:value-type="string" calcext:value-type="string">
            <text:p>DERMATOLOGY, VENEREOLOGY AND PLASTIC SURGERY</text:p>
          </table:table-cell>
          <table:table-cell table:number-columns-repeated="3"/>
          <table:table-cell office:value-type="string" calcext:value-type="string">
            <text:p>Familial benign pemphigus.</text:p>
          </table:table-cell>
          <table:table-cell office:value-type="string" calcext:value-type="string">
            <text:p>Pemphigoid.</text:p>
          </table:table-cell>
          <table:table-cell office:value-type="string" calcext:value-type="string">
            <text:p>Porphyria cutanea tarda.</text:p>
          </table:table-cell>
          <table:table-cell office:value-type="string" calcext:value-type="string">
            <text:p>Pemphigus vulgaris.</text:p>
          </table:table-cell>
          <table:table-cell office:value-type="string" calcext:value-type="string">
            <text:p>Scalded skin syndrome.</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71" calcext:value-type="float">
            <text:p>171</text:p>
          </table:table-cell>
          <table:table-cell table:number-columns-repeated="3"/>
          <table:table-cell office:value-type="string" calcext:value-type="string">
            <text:p>Patient presenting since 2 weeks ago with a pruritic eruption consisting of multiple polygonal erythematous-violaceous papules, flattened surface, preferentially located on the anterior aspect of wrists, pretibial area and lumbar area. She also presents whitish reticulated lesions in the jugal mucosa. What is the most probable diagnosis?</text:p>
          </table:table-cell>
          <table:table-cell office:value-type="string" calcext:value-type="string">
            <text:p>They are undoubtedly describing the typical lesions (both on skin and oral mucosa) of a lichen planus (5).</text:p>
          </table:table-cell>
          <table:table-cell/>
          <table:table-cell office:value-type="string" calcext:value-type="string">
            <text:p>DERMATOLOGY, VENEREOLOGY AND PLASTIC SURGERY</text:p>
          </table:table-cell>
          <table:table-cell table:number-columns-repeated="3"/>
          <table:table-cell office:value-type="string" calcext:value-type="string">
            <text:p>Pityriasis versicolor.</text:p>
          </table:table-cell>
          <table:table-cell office:value-type="string" calcext:value-type="string">
            <text:p>Mycosis fungoides.</text:p>
          </table:table-cell>
          <table:table-cell office:value-type="string" calcext:value-type="string">
            <text:p>Psoriasis in drops.</text:p>
          </table:table-cell>
          <table:table-cell office:value-type="string" calcext:value-type="string">
            <text:p>Pityriasis rosea of Gibert.</text:p>
          </table:table-cell>
          <table:table-cell office:value-type="string" calcext:value-type="string">
            <text:p>Lichen planus.</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71" calcext:value-type="float">
            <text:p>171</text:p>
          </table:table-cell>
          <table:table-cell table:number-columns-repeated="3"/>
          <table:table-cell office:value-type="string" calcext:value-type="string">
            <text:p>The patient presents since 2 weeks ago a pruritic eruption consisting of multiple polygonal erythematous-violaceous papules, with flattened surface, preferentially located on the anterior aspect of the wrists, pretibial area and lumbar area. She also presents whitish reticulated lesions in the jugal mucosa. What is the most probable diagnosis?</text:p>
          </table:table-cell>
          <table:table-cell office:value-type="string" calcext:value-type="string">
            <text:p>Lichen planus is a very common dermatosis of unknown etiology characterized by the appearance of pruritic polygonal papules, with a purplish color and shiny surface, preferentially located in the distal areas of the extremities. Characteristically these papules show a symmetrical distribution and are preferentially located on the anterior aspect of the wrists (Figure 1) and ankles. Oral mucosal involvement is very frequent, and approximately 75% of patients with lichen planus show an asymptomatic whitish reticulation affecting the jugal or lingual mucosa.</text:p>
          </table:table-cell>
          <table:table-cell office:value-type="string" calcext:value-type="string">
            <text:p>Dermatopatologia: Correlación Clínico-Patológica. Luis Requena Caballero y cols. Mosby editorial, 2007.</text:p>
          </table:table-cell>
          <table:table-cell office:value-type="string" calcext:value-type="string">
            <text:p>DERMATOLOGY, VENEREOLOGY AND PLASTIC SURGERY</text:p>
          </table:table-cell>
          <table:table-cell table:number-columns-repeated="3"/>
          <table:table-cell office:value-type="string" calcext:value-type="string">
            <text:p>Pityriasis versicolor.</text:p>
          </table:table-cell>
          <table:table-cell office:value-type="string" calcext:value-type="string">
            <text:p>Mycosis fungoides.</text:p>
          </table:table-cell>
          <table:table-cell office:value-type="string" calcext:value-type="string">
            <text:p>Psoriasis in drops.</text:p>
          </table:table-cell>
          <table:table-cell office:value-type="string" calcext:value-type="string">
            <text:p>Pityriasis rosea of Gibert.</text:p>
          </table:table-cell>
          <table:table-cell office:value-type="string" calcext:value-type="string">
            <text:p>Lichen planus.</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84" calcext:value-type="float">
            <text:p>84</text:p>
          </table:table-cell>
          <table:table-cell table:number-columns-repeated="3"/>
          <table:table-cell office:value-type="string" calcext:value-type="string">
            <text:p>A 60-year-old diabetic patient is consulting for the first time regarding the treatment of his disease. Which of the following goals would you recommend to him first?</text:p>
          </table:table-cell>
          <table:table-cell office:value-type="string" calcext:value-type="string">
            <text:p>The rest are not indications. The target BP is &lt; 130/85 mmHg.</text:p>
          </table:table-cell>
          <table:table-cell/>
          <table:table-cell office:value-type="string" calcext:value-type="string">
            <text:p>ENDOCRINOLOGY</text:p>
          </table:table-cell>
          <table:table-cell table:number-columns-repeated="3"/>
          <table:table-cell office:value-type="string" calcext:value-type="string">
            <text:p>Maintain blood pressure below 110/70 mmHg.</text:p>
          </table:table-cell>
          <table:table-cell office:value-type="string" calcext:value-type="string">
            <text:p>Smoking cessation.</text:p>
          </table:table-cell>
          <table:table-cell office:value-type="string" calcext:value-type="string">
            <text:p>Maintain a body mass index (BMI) less than 21.</text:p>
          </table:table-cell>
          <table:table-cell office:value-type="string" calcext:value-type="string">
            <text:p>Perform daily basal capillary glycemia.</text:p>
          </table:table-cell>
          <table:table-cell office:value-type="string" calcext:value-type="string">
            <text:p>Avoidance of animal fats in the diet.</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85" calcext:value-type="float">
            <text:p>85</text:p>
          </table:table-cell>
          <table:table-cell table:number-columns-repeated="3"/>
          <table:table-cell office:value-type="string" calcext:value-type="string">
            <text:p>A 24-year-old man reports progressive asthenia for at least 6 months, hoarse voice, slow speech, drowsiness and swelling of the hands, feet and face. Examination: pulse at 52 beats per minute, abotarada face and dry and pale skin. CBC: mild anemia, cholesterol 385 mg/dL (normal &lt;220), creatinine 1.3 mg/dL (normal: 0.5-1.1), negative proteinuria, TSH 187μIU/mL (normal 0.35-5.5) and Free T4 0.2 ng/dL (normal 0.85-1.86). What strategy do you think is most appropriate?</text:p>
          </table:table-cell>
          <table:table-cell office:value-type="string" calcext:value-type="string">
            <text:p>This is severe primary hypothyroidism. Treatment is with thyroxine. If there is no nodule, neither echo nor FNA is indicated.</text:p>
          </table:table-cell>
          <table:table-cell/>
          <table:table-cell office:value-type="string" calcext:value-type="string">
            <text:p>ENDOCRINOLOGY</text:p>
          </table:table-cell>
          <table:table-cell table:number-columns-repeated="3"/>
          <table:table-cell office:value-type="string" calcext:value-type="string">
            <text:p>Perform a thyroid ultrasound before starting treatment.</text:p>
          </table:table-cell>
          <table:table-cell office:value-type="string" calcext:value-type="string">
            <text:p>Determine free T3 and perform a pituitary MRI.</text:p>
          </table:table-cell>
          <table:table-cell office:value-type="string" calcext:value-type="string">
            <text:p>Treat with L-triiodothyronine and a statin.</text:p>
          </table:table-cell>
          <table:table-cell office:value-type="string" calcext:value-type="string">
            <text:p>Treat with L-Tyroxine and determine antithyroid antibodies.</text:p>
          </table:table-cell>
          <table:table-cell office:value-type="string" calcext:value-type="string">
            <text:p>Perform thyroid cytology prior to treatment.</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86" calcext:value-type="float">
            <text:p>86</text:p>
          </table:table-cell>
          <table:table-cell table:number-columns-repeated="3"/>
          <table:table-cell office:value-type="string" calcext:value-type="string">
            <text:p>A 55-year-old woman consults for fatigue and polyuria of two years' evolution. Laboratory tests reveal hypercalcemia, increased PTH and increased bone turnover markers. The radiographic study shows subperiosteal resorption and osteoporosis. Sestamibi scintigraphy revealed a parathyroid adenoma. Parathyroidectomy was performed with minimally invasive surgery. Postoperatively, the patient developed severe hypocalcemia and tetany, with PTH below 5 ng/l. The patient responds well to initial treatment with intravenous calcium and later with oral calcium and vitamin D. What is the most likely diagnosis?</text:p>
          </table:table-cell>
          <table:table-cell office:value-type="string" calcext:value-type="string">
            <text:p>Question of very high difficulty, I would not worry about having failed it. It is easy to get confused with the hypoparathyroidism answer. Permanent post-surgical hypoparathyroidism after parathyroidectomy of an adenoma with minimally invasive surgery is rare. I write a brief summary of the hungry bone syndrome that I have found in a clinical case in the Annals of Internal Medicine [1]: "The pathophysiology of the hungry bone syndrome (HBS) is related to an imbalance between bone formation and bone resorption, which is associated with hypocalcemia, hypophosphatemia and hypomagnesemia (1). This syndrome can be observed after surgery in patients with primary hyperparathyroidism (HPT), as well as in tertiary HPT of chronic renal failure, and to a lesser extent after treatment of processes with excess of circulating thyroid hormones (2). In PTH, there is an excess of parathyroid hormone (PTH) which stimulates osteoclastic activity causing demineralization of the bone matrix and releasing calcium into the bloodstream. After parathyroidectomy, serum PTH levels drop dramatically, thus, PTH-induced bone resorption ceases, while osteoblastic activity continues resulting in increased bone uptake of calcium, phosphate and magnesium, thus SHH appears (3)."</text:p>
          </table:table-cell>
          <table:table-cell office:value-type="string" calcext:value-type="string">
            <text:p>[1] ANALES DE MEDICINA INTERNA. AN. MED. INTERNA (Madrid) Vol. 23, N.º 7, pp. 326-328, 2006.</text:p>
          </table:table-cell>
          <table:table-cell office:value-type="string" calcext:value-type="string">
            <text:p>ENDOCRINOLOGY</text:p>
          </table:table-cell>
          <table:table-cell table:number-columns-repeated="3"/>
          <table:table-cell office:value-type="string" calcext:value-type="string">
            <text:p>Permanent surgical hypoparathyroidism.</text:p>
          </table:table-cell>
          <table:table-cell office:value-type="string" calcext:value-type="string">
            <text:p>Transfusion of citrated blood.</text:p>
          </table:table-cell>
          <table:table-cell office:value-type="string" calcext:value-type="string">
            <text:p>Vitamin D insufficiency.</text:p>
          </table:table-cell>
          <table:table-cell office:value-type="string" calcext:value-type="string">
            <text:p>Hungry bone syndrome.</text:p>
          </table:table-cell>
          <table:table-cell office:value-type="string" calcext:value-type="string">
            <text:p>Osteomalacia.</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87" calcext:value-type="float">
            <text:p>87</text:p>
          </table:table-cell>
          <table:table-cell table:number-columns-repeated="3"/>
          <table:table-cell office:value-type="string" calcext:value-type="string">
            <text:p>A 76-year-old woman with obesity and type 2 diabetes mellitus on metformin. She comes to the emergency room because for 3 days she presents fever of 38ºC, pollakiuria, dysuria, intense thirst and progressive decrease in her level of consciousness. Physical examination showed signs of dehydration, blood pressure 95/54 mmHg and no signs of neurological focality. The CBC shows leukocytosis, creatinine of 1.8 mg/dL. What is the most likely diagnosis?</text:p>
          </table:table-cell>
          <table:table-cell office:value-type="string" calcext:value-type="string">
            <text:p>Easy question of acute complications of diabetes mellitus.</text:p>
          </table:table-cell>
          <table:table-cell/>
          <table:table-cell office:value-type="string" calcext:value-type="string">
            <text:p>ENDOCRINOLOGY</text:p>
          </table:table-cell>
          <table:table-cell table:number-columns-repeated="3"/>
          <table:table-cell office:value-type="string" calcext:value-type="string">
            <text:p>Non-ketotic hyperglycemic hyperosmolar hyperglycemic coma.</text:p>
          </table:table-cell>
          <table:table-cell office:value-type="string" calcext:value-type="string">
            <text:p>Cardiac insufficiency.</text:p>
          </table:table-cell>
          <table:table-cell office:value-type="string" calcext:value-type="string">
            <text:p>Subdural hematoma.</text:p>
          </table:table-cell>
          <table:table-cell office:value-type="string" calcext:value-type="string">
            <text:p>Renal insufficiency of obstructive cause.</text:p>
          </table:table-cell>
          <table:table-cell office:value-type="string" calcext:value-type="string">
            <text:p>Diabetic ketoacidosis with coma.</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89" calcext:value-type="float">
            <text:p>89</text:p>
          </table:table-cell>
          <table:table-cell table:number-columns-repeated="3"/>
          <table:table-cell office:value-type="string" calcext:value-type="string">
            <text:p>A 55-year-old patient diagnosed with hypertension 2 months ago at a company check-up. Laboratory tests: glucose 129 mg/dL, cholesterol 202 mg/dL, LDLc 160 mg/dL, HDLc 38 mg/dL, triglycerides 171 mg/dL, creatinine 1.1 mg/dL. He consults for poor blood pressure control, malleolar edema and dyspnea that is occasionally nocturnal. Physical examination: BMI 38 kg/m2, abdominal perimeter 110 cm, BP 157/93, HR 70 bpm, HR 14 rpm. Systolic murmur with reinforcement of the second sound. Peripheral pulses with discrete asymmetry in right pedius and right posterior tibial pulses that are weaker with respect to the left extremity. Chest X-ray and ECG without alterations Which of the following complementary tests is the least necessary for the detection of lesions in target organs?</text:p>
          </table:table-cell>
          <table:table-cell office:value-type="string" calcext:value-type="string">
            <text:p>HbA1c would be useful in this patient for the diagnosis of diabetes but not for the target organ involvement of hypertension.</text:p>
          </table:table-cell>
          <table:table-cell/>
          <table:table-cell office:value-type="string" calcext:value-type="string">
            <text:p>ENDOCRINOLOGY</text:p>
          </table:table-cell>
          <table:table-cell table:number-columns-repeated="3"/>
          <table:table-cell office:value-type="string" calcext:value-type="string">
            <text:p>Transthoracic echocardiogram.</text:p>
          </table:table-cell>
          <table:table-cell office:value-type="string" calcext:value-type="string">
            <text:p>Performance of fundus examination.</text:p>
          </table:table-cell>
          <table:table-cell office:value-type="string" calcext:value-type="string">
            <text:p>Determination of microalbuminuria.</text:p>
          </table:table-cell>
          <table:table-cell office:value-type="string" calcext:value-type="string">
            <text:p>Ankle-brachial index.</text:p>
          </table:table-cell>
          <table:table-cell office:value-type="string" calcext:value-type="string">
            <text:p>Determination of glycosylated hemoglobin.</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91" calcext:value-type="float">
            <text:p>91</text:p>
          </table:table-cell>
          <table:table-cell table:number-columns-repeated="3"/>
          <table:table-cell office:value-type="string" calcext:value-type="string">
            <text:p>A 34-year-old man referred to the clinic for persistent LDL cholesterol levels above 250 mg/dL. The patient is asymptomatic but on examination there are whitish indurated spots on elbows, knees and eyelids. His BP is 135/85 mmHg. Her father died of myocardial infarction at the age of 48 years. The fasting blood test shows a total cholesterol of 346 mg/dl, LDL cholesterol of 278 mg/dl, HDL cholesterol of 42 mg/dl, triglycerides of 130 mg/dl and glucose of 93 mg/dl. Regarding the disease from which this patient suffers, one of the following statements is FALSE. Point out which one:</text:p>
          </table:table-cell>
          <table:table-cell office:value-type="string" calcext:value-type="string">
            <text:p>This is a heterozygous familial hypercholesterolemia. We must know how to recognize the disease and know the criteria. It seems to me to be of high difficulty.</text:p>
          </table:table-cell>
          <table:table-cell/>
          <table:table-cell office:value-type="string" calcext:value-type="string">
            <text:p>ENDOCRINOLOGY</text:p>
          </table:table-cell>
          <table:table-cell table:number-columns-repeated="3"/>
          <table:table-cell office:value-type="string" calcext:value-type="string">
            <text:p>It is an autosomal codominant hereditary disease, with a high penetrance, so it is frequent that some of the parents and siblings of the individual also suffer from it.</text:p>
          </table:table-cell>
          <table:table-cell office:value-type="string" calcext:value-type="string">
            <text:p>The genetic disorder affects the gene encoding the LDL cholesterol receptor and more than 900 mutations have been described.</text:p>
          </table:table-cell>
          <table:table-cell office:value-type="string" calcext:value-type="string">
            <text:p>The genetic disorder also affects the synthesis of triglycerides, causing in the advanced stages of the disease, an increase in triglycerides, which is usually higher than 500 mg/dl.</text:p>
          </table:table-cell>
          <table:table-cell office:value-type="string" calcext:value-type="string">
            <text:p>Untreated males have a near 50% chance of a coronary event before age 60, and women with the disease have a higher prevalence of ischemic heart disease than the general female population.</text:p>
          </table:table-cell>
          <table:table-cell office:value-type="string" calcext:value-type="string">
            <text:p>Statins are effective in the treatment of the heterozygous form of the disease, but often need to be combined with cholesterol absorption inhibitors to achieve therapeutic goals and disease control.</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233" calcext:value-type="float">
            <text:p>233</text:p>
          </table:table-cell>
          <table:table-cell table:number-columns-repeated="3"/>
          <table:table-cell office:value-type="string" calcext:value-type="string">
            <text:p>In a 35-year-old patient with a depressive syndrome on treatment with serotonin reuptake inhibitors, the use of the following antimicrobials is contraindicated:</text:p>
          </table:table-cell>
          <table:table-cell office:value-type="string" calcext:value-type="string">
            <text:p>Spontaneous reports of serotonergic syndrome associated with concomitant administration of linezolid and serotonergic agents, including antidepressants such as selective serotonin reuptake inhibitors (SSRIs), have been reported.</text:p>
          </table:table-cell>
          <table:table-cell/>
          <table:table-cell office:value-type="string" calcext:value-type="string">
            <text:p>PHARMACOLOGY</text:p>
          </table:table-cell>
          <table:table-cell table:number-columns-repeated="3"/>
          <table:table-cell office:value-type="string" calcext:value-type="string">
            <text:p>Doxycycline.</text:p>
          </table:table-cell>
          <table:table-cell office:value-type="string" calcext:value-type="string">
            <text:p>Amoxicillin-Clavulanic acid.</text:p>
          </table:table-cell>
          <table:table-cell office:value-type="string" calcext:value-type="string">
            <text:p>Daptomycin.</text:p>
          </table:table-cell>
          <table:table-cell office:value-type="string" calcext:value-type="string">
            <text:p>Linezolid.</text:p>
          </table:table-cell>
          <table:table-cell office:value-type="string" calcext:value-type="string">
            <text:p>Vancomycin.</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135" calcext:value-type="float">
            <text:p>135</text:p>
          </table:table-cell>
          <table:table-cell table:number-columns-repeated="3"/>
          <table:table-cell office:value-type="string" calcext:value-type="string">
            <text:p>2-year-old boy. His personal history includes 3 episodes of acute otitis media, 1 meningococcal meningitis and 2 pneumonias (one middle lobe and one left upper lobe). She has been admitted on 3 occasions for thrombopenic purpura (on three occasions antiplatelet antibodies were negative and bone marrow showed normal megakaryocytes). Several males of the maternal family had died in childhood due to infectious processes. Physical examination showed lesions typical of atopic dermatitis. The immunological study showed a slight decrease in T-lymphocyte subpopulations; elevated IgA and IgE; decreased IgM and IgG at the lower limit of normal. What is the most likely diagnosis?</text:p>
          </table:table-cell>
          <table:table-cell office:value-type="string" calcext:value-type="string">
            <text:p>To correctly answer this question it should be emphasized that among the symptomatology that is exposed we find: - 2-year-old child. - ENT infections. - Pulmonary infections. - Hospital admissions. - PTI. - Family history of infections with deaths due to infections in males (maternal family). - Atopic Dermatitis. All these data, in addition to the analytical data, are describing an immunodeficiency that by the family-maternal history, seems to be X-linked, as several males have died of a similar clinical condition (the father of the patient contributed the Y chromosome, the mother the X). Among the X-linked immunodeficiencies is Wiskott-Aldrich syndrome, an entity described with an initial triad of symptoms consisting of bleeding (typical BUT absent in the case: heavy bleeding after circumcision, bloody diarrhea), recurrent infections and eczema. In addition to thrombocytopenia, they are at increased risk for autoimmune phenomena and lymphoid neoplasms. The Hyper-IgE option lacks very characteristic clinical data such as bone alterations and skin lesions, which are not atopic dermatitis, since they follow a different pattern (papulopustular rash on the face and scalp). The option of transient hypogammaglobulinemia of infancy and the common severe and variable combined immunodeficiency fails, among other features, the determination of immunoglobulins G and M, which are at the lower limit, but within normality.</text:p>
          </table:table-cell>
          <table:table-cell/>
          <table:table-cell office:value-type="string" calcext:value-type="string">
            <text:p>GENETICS AND IMMUNOLOGY</text:p>
          </table:table-cell>
          <table:table-cell table:number-columns-repeated="3"/>
          <table:table-cell office:value-type="string" calcext:value-type="string">
            <text:p>Wiskott-Aldrich syndrome.</text:p>
          </table:table-cell>
          <table:table-cell office:value-type="string" calcext:value-type="string">
            <text:p>Hyper IgE syndrome.</text:p>
          </table:table-cell>
          <table:table-cell office:value-type="string" calcext:value-type="string">
            <text:p>Transient hypogammaglobulinemia of childhood.</text:p>
          </table:table-cell>
          <table:table-cell office:value-type="string" calcext:value-type="string">
            <text:p>X-linked severe combined immunodeficiency.</text:p>
          </table:table-cell>
          <table:table-cell office:value-type="string" calcext:value-type="string">
            <text:p>Common variable immunodeficiency.</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206" calcext:value-type="float">
            <text:p>206</text:p>
          </table:table-cell>
          <table:table-cell table:number-columns-repeated="3"/>
          <table:table-cell office:value-type="string" calcext:value-type="string">
            <text:p>An 8-year-old girl (index case) is clinically diagnosed as having neurofibromatosis type 1 (NF1) or Von Recklinghausen's disease with multiple neurofibromas, café-au-lait spots, and Lisch nodules. Her father (not diagnosed with NF1) died in a traffic accident at the age of 38 years. On examination, the mother presents two café-au-lait spots and attends the genetic counseling consultation with her new partner where a preimplantation genetic diagnosis (PGD) is proposed. Is PGD indicated in this case?</text:p>
          </table:table-cell>
          <table:table-cell office:value-type="string" calcext:value-type="string">
            <text:p>The first step is to detect the mutation and once detected, if the mother is a carrier, to proceed with PGD.</text:p>
          </table:table-cell>
          <table:table-cell/>
          <table:table-cell office:value-type="string" calcext:value-type="string">
            <text:p>GENETICS AND IMMUNOLOGY</text:p>
          </table:table-cell>
          <table:table-cell table:number-columns-repeated="3"/>
          <table:table-cell office:value-type="string" calcext:value-type="string">
            <text:p>Yes, as the mother has 2 café-au-lait spots, she is a carrier and PGD is indicated with these data.</text:p>
          </table:table-cell>
          <table:table-cell office:value-type="string" calcext:value-type="string">
            <text:p>It is indicated after detection of the causative mutation in the index case and eventually in his mother.</text:p>
          </table:table-cell>
          <table:table-cell office:value-type="string" calcext:value-type="string">
            <text:p>It is not indicated because NF1 responds to mutations in the neurofibromin gene (17q11.2), with recessive inheritance.</text:p>
          </table:table-cell>
          <table:table-cell office:value-type="string" calcext:value-type="string">
            <text:p>No, two café-au-lait spots are not diagnostic and your new partner is very unlikely to be a carrier (NF1 is a rare disease).</text:p>
          </table:table-cell>
          <table:table-cell office:value-type="string" calcext:value-type="string">
            <text:p>With these data, PGD is indicated, consisting of selecting embryos in vitro, to implant in the maternal uterus those without the mutation.</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219" calcext:value-type="float">
            <text:p>219</text:p>
          </table:table-cell>
          <table:table-cell table:number-columns-repeated="3"/>
          <table:table-cell office:value-type="string" calcext:value-type="string">
            <text:p>A man has a partial deletion in the dystrophin gene (chromosome Xp21) which causes the semiology of Becker muscular dystrophy. He goes to the genetic consultation with his wife, to assess the risks of transmission of the disease. What correct information will be provided in the course of the genetic counseling?</text:p>
          </table:table-cell>
          <table:table-cell office:value-type="string" calcext:value-type="string">
            <text:p>It is the male who presents the disease, which we are told is X-linked, so there are only two options left: 2 and 3. 2 is not because the males will receive the Y chromosome from the father and the X from the mother, who is healthy, so the daughters will be able to carry the disease (correct option 3).</text:p>
          </table:table-cell>
          <table:table-cell/>
          <table:table-cell office:value-type="string" calcext:value-type="string">
            <text:p>GENETICS AND IMMUNOLOGY</text:p>
          </table:table-cell>
          <table:table-cell table:number-columns-repeated="3"/>
          <table:table-cell office:value-type="string" calcext:value-type="string">
            <text:p>According to autosomal dominant inheritance, half of her children will inherit the disease and without distinction of sexes.</text:p>
          </table:table-cell>
          <table:table-cell office:value-type="string" calcext:value-type="string">
            <text:p>Their daughters will not inherit the disease, but all their future sons will be carriers and can transmit the mutation to 50%.</text:p>
          </table:table-cell>
          <table:table-cell office:value-type="string" calcext:value-type="string">
            <text:p>Their sons will not inherit the disease, but all their future daughters will be carriers and can transmit the mutation to 50%.</text:p>
          </table:table-cell>
          <table:table-cell office:value-type="string" calcext:value-type="string">
            <text:p>There is no risk: the inheritance of the disease is of the mitochondrial type, never transmitted by males.</text:p>
          </table:table-cell>
          <table:table-cell office:value-type="string" calcext:value-type="string">
            <text:p>According to autosomal recessive inheritance, 25% of their children will manifest the disease in childhood, regardless of sex.</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49" calcext:value-type="float">
            <text:p>149</text:p>
          </table:table-cell>
          <table:table-cell table:number-columns-repeated="3"/>
          <table:table-cell office:value-type="string" calcext:value-type="string">
            <text:p>A 32-year-old asymptomatic woman goes for a gynecological health check-up because she wishes to become pregnant. During this check-up, a 4cm uterine myoma is detected, partly intramural and partly subserosal, located on the anterior aspect of the uterus and which does not deform the endometrial cavity. What approach would you recommend?</text:p>
          </table:table-cell>
          <table:table-cell office:value-type="string" calcext:value-type="string">
            <text:p>The correct answer is 5. An asymptomatic myoma of this size that does not deform the endometrial cavity is not a problem for pregnancy.</text:p>
          </table:table-cell>
          <table:table-cell/>
          <table:table-cell office:value-type="string" calcext:value-type="string">
            <text:p>GYNECOLOGY AND OBSTETRICS</text:p>
          </table:table-cell>
          <table:table-cell table:number-columns-repeated="3"/>
          <table:table-cell office:value-type="string" calcext:value-type="string">
            <text:p>Laparoscopic myomectomy.</text:p>
          </table:table-cell>
          <table:table-cell office:value-type="string" calcext:value-type="string">
            <text:p>Laparotomic myomectomy.</text:p>
          </table:table-cell>
          <table:table-cell office:value-type="string" calcext:value-type="string">
            <text:p>Myoma embolization by arterial catheterization.</text:p>
          </table:table-cell>
          <table:table-cell office:value-type="string" calcext:value-type="string">
            <text:p>Treatment with Gn-Rh analogues for three months before attempting pregnancy.</text:p>
          </table:table-cell>
          <table:table-cell office:value-type="string" calcext:value-type="string">
            <text:p>Attempting pregnancy without any previous treatment.</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52" calcext:value-type="float">
            <text:p>152</text:p>
          </table:table-cell>
          <table:table-cell table:number-columns-repeated="3"/>
          <table:table-cell office:value-type="string" calcext:value-type="string">
            <text:p>Patient 76 years old, parity 3-0-3-1, with menopause at age 52. She reports that for at least 4-5 years she has had vulvar pruritus of variable intensity which has been treated sometimes with self-medication and other times on the advice of her general practitioner with topical preparations (creams and washes). The pruritus has evolved intermittently, but for the last 3-4 months she has also noticed a small lump on the left labium majus of the vulva, which has been leaking serohaematically on rubbing for a few days; she therefore consulted a gynecologist. On questioning, she reports occasional dysuria and her general condition is good. What is the most likely diagnosis in this patient?</text:p>
          </table:table-cell>
          <table:table-cell office:value-type="string" calcext:value-type="string">
            <text:p>The correct answer is 5. Vulvar carcinoma is characterized by chronic vulvar itching resistant to multiple treatments, appearance of lumpiness or ulceration, dysuria and urinary urgency, and late pain and bleeding.</text:p>
          </table:table-cell>
          <table:table-cell/>
          <table:table-cell office:value-type="string" calcext:value-type="string">
            <text:p>GYNECOLOGY AND OBSTETRICS</text:p>
          </table:table-cell>
          <table:table-cell table:number-columns-repeated="3"/>
          <table:table-cell office:value-type="string" calcext:value-type="string">
            <text:p>Genital herpes.</text:p>
          </table:table-cell>
          <table:table-cell office:value-type="string" calcext:value-type="string">
            <text:p>Paget's disease of the vulva.</text:p>
          </table:table-cell>
          <table:table-cell office:value-type="string" calcext:value-type="string">
            <text:p>Urethral caruncle.</text:p>
          </table:table-cell>
          <table:table-cell office:value-type="string" calcext:value-type="string">
            <text:p>Chronic granuloma of the vulva.</text:p>
          </table:table-cell>
          <table:table-cell office:value-type="string" calcext:value-type="string">
            <text:p>Vulvar squamous cell carcinoma.</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53" calcext:value-type="float">
            <text:p>153</text:p>
          </table:table-cell>
          <table:table-cell table:number-columns-repeated="3"/>
          <table:table-cell office:value-type="string" calcext:value-type="string">
            <text:p>A 59-year-old woman consults a gynecologist for a spontaneous, spontaneous, uniorificial discharge from the right nipple (unilateral) without palpable nodularity. What is the most likely diagnosis?</text:p>
          </table:table-cell>
          <table:table-cell office:value-type="string" calcext:value-type="string">
            <text:p>The correct answer is 2. In the presence of unilateral and uniorificial hematic telorrhea, the most frequent cause is intraductal papilloma (50%), followed by ductal ectasia and carcinoma. When associated with palpable mass, 60% correspond to carcinoma. Paget's disease is of the eczematous type. In hyperprolactinemia, telorrhea is bilateral and pluriorificial. Mammography often does not show papillomas, being more useful ultrasound and galactography.</text:p>
          </table:table-cell>
          <table:table-cell office:value-type="string" calcext:value-type="string">
            <text:p>http://conganat.cs.urjc.es/index.php/conganat/article/viewFile/35/353</text:p>
          </table:table-cell>
          <table:table-cell office:value-type="string" calcext:value-type="string">
            <text:p>GYNECOLOGY AND OBSTETRICS</text:p>
          </table:table-cell>
          <table:table-cell table:number-columns-repeated="3"/>
          <table:table-cell office:value-type="string" calcext:value-type="string">
            <text:p>Given the hematic nature of the discharge, the most likely diagnosis is infiltrating ductal carcinoma.</text:p>
          </table:table-cell>
          <table:table-cell office:value-type="string" calcext:value-type="string">
            <text:p>Intraductal papilloma.</text:p>
          </table:table-cell>
          <table:table-cell office:value-type="string" calcext:value-type="string">
            <text:p>Paget's disease of the nipple.</text:p>
          </table:table-cell>
          <table:table-cell office:value-type="string" calcext:value-type="string">
            <text:p>Tumor hyperprolactinemia.</text:p>
          </table:table-cell>
          <table:table-cell office:value-type="string" calcext:value-type="string">
            <text:p>Mammography will indicate the diagnosis.</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154" calcext:value-type="float">
            <text:p>154</text:p>
          </table:table-cell>
          <table:table-cell table:number-columns-repeated="3"/>
          <table:table-cell office:value-type="string" calcext:value-type="string">
            <text:p>A 67-year-old patient with a history of menopause at 55 years of age, 3 pregnancies with 3 euthyroid deliveries, type 2 diabetes of 6 years of evolution, treatment with nifedipone for hypertension. She consulted for intermittent scanty metrorrhagia of 2 months of evolution. The gynecological examination showed external genitalia without lesions, an atrophic cervix, a normal uterus and appendages on palpation and a normal cytological study of the cervix. The transvaginal ultrasound study shows a 7 mm hyperechogenic endometrium. Which of the following tests is the most appropriate and most sensitive to establish a diagnosis?</text:p>
          </table:table-cell>
          <table:table-cell office:value-type="string" calcext:value-type="string">
            <text:p>The correct answer is 3. The study that gives us more information about endometrial pathology is hysteroscopy, which allows us to perform a directed endometrial biopsy. Endometrial cytology is performed blindly and has a large number of false negatives. MRI will help us to stage endometrial cancer.</text:p>
          </table:table-cell>
          <table:table-cell/>
          <table:table-cell office:value-type="string" calcext:value-type="string">
            <text:p>GYNECOLOGY AND OBSTETRICS</text:p>
          </table:table-cell>
          <table:table-cell table:number-columns-repeated="3"/>
          <table:table-cell office:value-type="string" calcext:value-type="string">
            <text:p>Conization of the cervix.</text:p>
          </table:table-cell>
          <table:table-cell office:value-type="string" calcext:value-type="string">
            <text:p>Endometrial cytology.</text:p>
          </table:table-cell>
          <table:table-cell office:value-type="string" calcext:value-type="string">
            <text:p>Hysteroscopy and endometrial biopsy.</text:p>
          </table:table-cell>
          <table:table-cell office:value-type="string" calcext:value-type="string">
            <text:p>Magnetic resonance imaging of the pelvis.</text:p>
          </table:table-cell>
          <table:table-cell office:value-type="string" calcext:value-type="string">
            <text:p>Examination under anesthesia of the genital tract and biopsy of the cervix and endometrium.</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93" calcext:value-type="float">
            <text:p>93</text:p>
          </table:table-cell>
          <table:table-cell table:number-columns-repeated="3"/>
          <table:table-cell office:value-type="string" calcext:value-type="string">
            <text:p>A 35-year-old healthy woman consults for asthenia. The CBC shows microcytic and hypochromic anemia (hemoglobin 7 g/dL, mean corpuscular volume 68 fl, mean corpuscular hemoglobin 24 pg) with an elevated red cell distribution amplitude (ADE 20%), decreased reticulocytes (0.3%, 30000/l absolute), decreased hemoglobin content in reticulocytes (17 pg) and discrete thrombocytosis (500000 platelets). With the CBC data, what would be your diagnostic suspicion even without having the patient's biochemistry?</text:p>
          </table:table-cell>
          <table:table-cell office:value-type="string" calcext:value-type="string">
            <text:p>With the data we are given, the first thing that comes to mind is that it is an arregenerative anemia, since the bone marrow has not responded with an exaltation of erythropoiesis; in this way we have already eliminated the options that speak of regenerative anemia. The next thing that orients us towards the cause is that it is microcytic and hypochromic, which is characteristic of iron deficiency anemia, since folic deficiency gives rise to megaloblastic anemia and active hemorrhage does not give microcytosis or hypochromia, but normocytosis and normochromia. We are almost inclined to answer 5, central arregenerative anemia due to iron deficiency...but there remains answer 1, "thalassemic trait", which makes us uncomfortable and makes us doubt if we are not going for the apparently easy thing...until we remember that in thalassemia the ADE is normal. Definitely, this girl of childbearing age has iron deficiency anemia, something quite common. Those who have doubts can consult "Hematology. Manual básico razonado" by Jesús San Miguel.</text:p>
          </table:table-cell>
          <table:table-cell office:value-type="string" calcext:value-type="string">
            <text:p>«Hematología. Manual básico razonado» de Jesús San Miguel.</text:p>
          </table:table-cell>
          <table:table-cell office:value-type="string" calcext:value-type="string">
            <text:p>HEMATOLOGY</text:p>
          </table:table-cell>
          <table:table-cell table:number-columns-repeated="3"/>
          <table:table-cell office:value-type="string" calcext:value-type="string">
            <text:p>Thalassemic trait.</text:p>
          </table:table-cell>
          <table:table-cell office:value-type="string" calcext:value-type="string">
            <text:p>Central anemia, arregenerative, due to folic acid deficiency.</text:p>
          </table:table-cell>
          <table:table-cell office:value-type="string" calcext:value-type="string">
            <text:p>Peripheral, regenerative, hemolytic anemia.</text:p>
          </table:table-cell>
          <table:table-cell office:value-type="string" calcext:value-type="string">
            <text:p>Peripheral anemia, regenerative, due to acute active hemorrhage.</text:p>
          </table:table-cell>
          <table:table-cell office:value-type="string" calcext:value-type="string">
            <text:p>Central anemia, arregenerative, due to iron deficiency.</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96" calcext:value-type="float">
            <text:p>96</text:p>
          </table:table-cell>
          <table:table-cell table:number-columns-repeated="3"/>
          <table:table-cell office:value-type="string" calcext:value-type="string">
            <text:p>A 43-year-old woman consults her primary care physician for fatigue, gingivorrhea and petechiae. Laboratory tests showed anemia of 8 g/dL, thrombopenia of 4000/microliter and leukopenia of 1200/microliter with absolute neutropenia. The coagulation study showed APTT elongation (43″), decreased prothrombin activity (55%), hypofibrinogenemia (98 mg/dl) and presence of high concentration of D-Dimer and fibrin monomers. She is referred for urgent hematologic workup and a bone marrow aspirate is performed showing massive infiltration by immature elements with cleaved nuclei and Auer rods in the cytoplasm. What is the most likely diagnosis in this patient?</text:p>
          </table:table-cell>
          <table:table-cell office:value-type="string" calcext:value-type="string">
            <text:p>After reading such a long statement, running out of breath, going over it and getting overwhelmed, it is time to take a look at it and grasp at something very characteristic. A woman with pancytopenia. A bone marrow showing massive infiltration by immature elements that are proliferating non-stop...with Auer's canes? Acute promyelocytic leukemia. Those rods are the fusion of primary granules of developing myelocytes. Robin&amp;Cotran say so on page 696 of their book "General Pathology" [1]. It is also said by Carr and Rodak in their book "Atlas of clinical hematology" on page 157 [2].</text:p>
          </table:table-cell>
          <table:table-cell office:value-type="string" calcext:value-type="string">
            <text:p>[1] «Patología general» de Robin &amp; Cotran, página 696. ; [2] «Atlas de hematología clínica» de Carr &amp; Rodak, página 157.</text:p>
          </table:table-cell>
          <table:table-cell office:value-type="string" calcext:value-type="string">
            <text:p>HEMATOLOGY</text:p>
          </table:table-cell>
          <table:table-cell table:number-columns-repeated="3"/>
          <table:table-cell office:value-type="string" calcext:value-type="string">
            <text:p>Chronic myeloid leukemia.</text:p>
          </table:table-cell>
          <table:table-cell office:value-type="string" calcext:value-type="string">
            <text:p>Acute promyelocytic leukemia.</text:p>
          </table:table-cell>
          <table:table-cell office:value-type="string" calcext:value-type="string">
            <text:p>Acute monoblastic leukemia.</text:p>
          </table:table-cell>
          <table:table-cell office:value-type="string" calcext:value-type="string">
            <text:p>Chronic lymphoid leukemia.</text:p>
          </table:table-cell>
          <table:table-cell office:value-type="string" calcext:value-type="string">
            <text:p>Acute lymphoid leukemia.</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98" calcext:value-type="float">
            <text:p>98</text:p>
          </table:table-cell>
          <table:table-cell table:number-columns-repeated="3"/>
          <table:table-cell office:value-type="string" calcext:value-type="string">
            <text:p>A 32-year-old woman with cerebral palsy from childbirth comes to the emergency department for a few days of dark urine associated with an episode of high fever and dry cough. On admission, the CBC showed 16900 leukocytes/mm3 (85% S, 11% L, 4% M), hemoglobin 6.3 g/dL; MCV 109 fl, 360000 platelets/mm3. In the biochemistry LDH 2408; bilirubin 6.8 mg/dl, (unconjugated bilirubin 6.1 mg/dl), normal GOT and GPT. The morphological study of blood showed macrocytic anisocytosis with frequent spherocytic forms and polychromatophilia without blasts. The irregular antibody study is positive for panagglutinin, making crossmatching difficult. What would be your suspicion and the most appropriate treatment?</text:p>
          </table:table-cell>
          <table:table-cell office:value-type="string" calcext:value-type="string">
            <text:p>A long statement full of rather confusing data. We can attack that question in two ways: by looking at the key data and going all the way to the diagnosis we are considering or by discarding one by one. The choluria, LDH, presence of panagglutinin and the peripheral blood smear "smells" like hemolytic anemia. Answer 1 cannot be because a marrow aplasia does not explain the choluria, the elevation of LDH, nor in the study of irregular antibodies is positive in the form of panagglutinin; an aplasia is a marrow failure characterized by a total or partial disappearance of hemopoietic progenitors. In addition, pancytopenia is not observed, which is what would incline us more towards this pathology. Answer 2 is not possible either, since a spherocytosis does not justify the presence of panagglutinin. Answer 3 is the one I consider correct: an autoimmune hemolytic anemia would justify the data given: elevated LDH and bilirubinemia due to red cell destruction, polychromatophilia, spherocytosis and anisocytosis because the marrow is working hard to try to compensate for the anemia, which is regenerative. The study of irregular antibodies and the presence of panagglutinin also supports this response, since the binding of an antibody to the hematocyte promotes its lysis and destruction. The girl presents cough and fever, consistent with a respiratory infection. And the initial treatment is corticosteroids. This is confirmed by Sans Sabrafens in his book "Clinical Hematology" [1]. Answer 4 gives rise to considerable doubt; it is not possible because a pernicious anemia does not justify the presence of panagglutinin although it would justify the elevation of LDH and bilirubin; moreover, it is an intramedullary, arregenerative hemolysis, there is no reticulocytosis or release into the blood of immature forms in an attempt to compensate and fix the situation. Answer 5 is not true because no blasts are seen in the blood nor does it explain the presence of panagglutinin.</text:p>
          </table:table-cell>
          <table:table-cell office:value-type="string" calcext:value-type="string">
            <text:p>[1] «Hematología clínica» de Sans Sabrafens.</text:p>
          </table:table-cell>
          <table:table-cell office:value-type="string" calcext:value-type="string">
            <text:p>HEMATOLOGY</text:p>
          </table:table-cell>
          <table:table-cell table:number-columns-repeated="3"/>
          <table:table-cell office:value-type="string" calcext:value-type="string">
            <text:p>Medullary aplasia and immunotherapy with thymoglobulin and cyclosporine.</text:p>
          </table:table-cell>
          <table:table-cell office:value-type="string" calcext:value-type="string">
            <text:p>Hereditary spherocytosis and splenectomy.</text:p>
          </table:table-cell>
          <table:table-cell office:value-type="string" calcext:value-type="string">
            <text:p>Autoimmune hemolytic anemia associated with respiratory infection and corticosteroids.</text:p>
          </table:table-cell>
          <table:table-cell office:value-type="string" calcext:value-type="string">
            <text:p>Pernicious anemia and periodic injections of vitamin B12.</text:p>
          </table:table-cell>
          <table:table-cell office:value-type="string" calcext:value-type="string">
            <text:p>Acute leukemia and chemotherapy.</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01" calcext:value-type="float">
            <text:p>101</text:p>
          </table:table-cell>
          <table:table-cell table:number-columns-repeated="3"/>
          <table:table-cell office:value-type="string" calcext:value-type="string">
            <text:p>A 25-year-old woman who wishes to become pregnant and wants to know what treatment she should take during the eventual pregnancy, as she is a heterozygous factor V Leiden carrier. She has never had any thrombotic phenomena. The determination of this factor was performed as a family study after an episode of pulmonary embolism in a sibling. What treatment should be advised?</text:p>
          </table:table-cell>
          <table:table-cell office:value-type="string" calcext:value-type="string">
            <text:p>Reading the answers, the first thing that is clear to us is that acenocoumarol should NOT be given to a pregnant woman because of the risk of teratogenicity. Anyone who does so during residency should be punished with 100 slaps on the back. We discard answer 5. Second: if treatment is given, it should be during the entire pregnancy, prothrombotic status is not only during the puerperium, so answer 2 discarded. Advise a woman not to become pregnant when there are treatments that ensure a very low risk of thrombosis and/or fetal involvement? Answer 1 discarded. We are left with the possibility of not giving any treatment because it is low risk or administering low-dose aspirin. It is true that factor V Leiden in heterozygosis is classified as low risk, who has not presented a previous thrombotic episode nor is there a combination with another thrombophilia; if we look at the CHEST guide, VIII edition and review what was said at the last congress of the Spanish Society of Gynecology and Obstetrics, we see that aspirin is used in case of phospholipid syndrome and that in the case of this woman, without previous thrombosis, without previous abortions (at least two are needed) and also being heterozygous, treatment is not necessary. Correct answer, 3.</text:p>
          </table:table-cell>
          <table:table-cell/>
          <table:table-cell office:value-type="string" calcext:value-type="string">
            <text:p>HEMATOLOGY</text:p>
          </table:table-cell>
          <table:table-cell table:number-columns-repeated="3"/>
          <table:table-cell office:value-type="string" calcext:value-type="string">
            <text:p>Since pregnancy is a prothrombotic state, there would be a high risk of venous thromboembolism, so pregnancy should be discouraged.</text:p>
          </table:table-cell>
          <table:table-cell office:value-type="string" calcext:value-type="string">
            <text:p>Treatment with low molecular weight heparin at prophylactic doses should be carried out in the immediate puerperium, with optional follow-up during pregnancy.</text:p>
          </table:table-cell>
          <table:table-cell office:value-type="string" calcext:value-type="string">
            <text:p>Factor V Leiden in heterozygosis is a low-risk thrombophilia and there is no need for any treatment in pregnancy and puerperium.</text:p>
          </table:table-cell>
          <table:table-cell office:value-type="string" calcext:value-type="string">
            <text:p>Low-dose aspirin should be advised during pregnancy and puerperium.</text:p>
          </table:table-cell>
          <table:table-cell office:value-type="string" calcext:value-type="string">
            <text:p>Treatment with antivitamin K drugs (acenocoumarol) during pregnancy.</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12" calcext:value-type="float">
            <text:p>112</text:p>
          </table:table-cell>
          <table:table-cell table:number-columns-repeated="3"/>
          <table:table-cell office:value-type="string" calcext:value-type="string">
            <text:p>A 64-year-old male presents with fever, cough, dyspnea and right pleuritic pain of 1 week's evolution. Chest X-ray shows a loculated right pleural effusion occupying two thirds of the hemithorax. During thoracentesis, a yellowish fluid is drawn and analysis shows: leukocytes 15,000/uL, 92% neutrophils, glucose 30 mg/dL, pH 7, lactate dehydrogenase 3500 U/L, adenosine deaminase 45 U/L and absence of germs on GRAM stain. What is the most appropriate next course of action in this patient?</text:p>
          </table:table-cell>
          <table:table-cell office:value-type="string" calcext:value-type="string">
            <text:p>In this question there should not be much doubt either (by the way, I think it is more of Pneumology than mine, but well, with this fever my friend Emilienko has deviated), since the clinical picture points to a parapneumonic pleural effusion, the macroscopic characteristics of the fluid seem so and the analysis of it shows us that the effusion is also complicated, almost on the verge of being an empyema (very high LDH, cellularity with predominance of PMN, glucose consumption). In addition, with this pH (and knowing that the effusion is already loculated), the endothoracic tube is more than indicated.</text:p>
          </table:table-cell>
          <table:table-cell/>
          <table:table-cell office:value-type="string" calcext:value-type="string">
            <text:p>INFECTOLOGY</text:p>
          </table:table-cell>
          <table:table-cell table:number-columns-repeated="3"/>
          <table:table-cell office:value-type="string" calcext:value-type="string">
            <text:p>Intravenous antibiotic therapy.</text:p>
          </table:table-cell>
          <table:table-cell office:value-type="string" calcext:value-type="string">
            <text:p>Intravenous antibiotic therapy and repeat diagnostic thoracentesis in 24 hours.</text:p>
          </table:table-cell>
          <table:table-cell office:value-type="string" calcext:value-type="string">
            <text:p>Intravenous antibiotic therapy and repeat diagnostic thoracentesis if there is no improvement in 48 hours.</text:p>
          </table:table-cell>
          <table:table-cell office:value-type="string" calcext:value-type="string">
            <text:p>Intravenous antibiotic therapy and evacuative (therapeutic) thoracentesis if any germ is isolated in the pleural fluid culture.</text:p>
          </table:table-cell>
          <table:table-cell office:value-type="string" calcext:value-type="string">
            <text:p>Intravenous antibiotic therapy and placement of a chest tube or catheter to drain all pleural fluid.</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17" calcext:value-type="float">
            <text:p>117</text:p>
          </table:table-cell>
          <table:table-cell table:number-columns-repeated="3"/>
          <table:table-cell office:value-type="string" calcext:value-type="string">
            <text:p>A 14-year-old asymptomatic boy whose father has just been diagnosed with pulmonary TB undergoes a Mantoux test, with a negative result. What is the appropriate course of action?</text:p>
          </table:table-cell>
          <table:table-cell office:value-type="string" calcext:value-type="string">
            <text:p>In young contacts, chemoprophylaxis should be started even if the mantoux test is negative and repeated after 2-3 months to decide whether to continue treatment for 6 months (if it turns positive) or to stop it.</text:p>
          </table:table-cell>
          <table:table-cell/>
          <table:table-cell office:value-type="string" calcext:value-type="string">
            <text:p>INFECTOLOGY</text:p>
          </table:table-cell>
          <table:table-cell table:number-columns-repeated="3"/>
          <table:table-cell office:value-type="string" calcext:value-type="string">
            <text:p>Reassure her that she is not at risk.</text:p>
          </table:table-cell>
          <table:table-cell office:value-type="string" calcext:value-type="string">
            <text:p>Chest X-ray.</text:p>
          </table:table-cell>
          <table:table-cell office:value-type="string" calcext:value-type="string">
            <text:p>Start chemoprophylaxis and repeat skin test after 3 months.</text:p>
          </table:table-cell>
          <table:table-cell office:value-type="string" calcext:value-type="string">
            <text:p>Repeat skin test at one month.</text:p>
          </table:table-cell>
          <table:table-cell office:value-type="string" calcext:value-type="string">
            <text:p>A sputum study should be performed before starting chemoprophylaxis with Isoniazid for 1 year.</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19" calcext:value-type="float">
            <text:p>119</text:p>
          </table:table-cell>
          <table:table-cell table:number-columns-repeated="3"/>
          <table:table-cell office:value-type="string" calcext:value-type="string">
            <text:p>A 17-year-old woman comes to the emergency department with a high fever, pharyngeal pain and cervical lymphadenopathy. She had previously been diagnosed with acute pharyngitis and was treated with amoxicillin, and later presented with a generalized macular skin rash. Laboratory tests showed slight leukocytosis with lymphocytosis and presence of activated lymphocytes, slight thrombopenia and slightly increased transaminases. What would be the most likely diagnosis of this clinical picture?</text:p>
          </table:table-cell>
          <table:table-cell office:value-type="string" calcext:value-type="string">
            <text:p>Of course it is a typical picture (EBV, CMV, VH6, Toxoplasma), of which you will not see so clearly at the emergency room door when you are on call. Be careful with the bad blood in answer 3, because an acute toxoplasmosis can behave like this and also give a macular exanthema, although the one of this girl is related to the intake of amoxicillin. By the way, I add a note, if instead of a girl of 17 years so clear it were a young man/girl with risky sexual relations, do not forget the HIV primoinfection as a cause of mononucleosis syndrome.</text:p>
          </table:table-cell>
          <table:table-cell/>
          <table:table-cell office:value-type="string" calcext:value-type="string">
            <text:p>INFECTOLOGY</text:p>
          </table:table-cell>
          <table:table-cell table:number-columns-repeated="3"/>
          <table:table-cell office:value-type="string" calcext:value-type="string">
            <text:p>It is a typical picture of infectious mononucleosis.</text:p>
          </table:table-cell>
          <table:table-cell office:value-type="string" calcext:value-type="string">
            <text:p>Varicella zoster virus infection.</text:p>
          </table:table-cell>
          <table:table-cell office:value-type="string" calcext:value-type="string">
            <text:p>Acute toxoplasmosis.</text:p>
          </table:table-cell>
          <table:table-cell office:value-type="string" calcext:value-type="string">
            <text:p>Lyme disease.</text:p>
          </table:table-cell>
          <table:table-cell office:value-type="string" calcext:value-type="string">
            <text:p>Infection by herpes virus 8.</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192" calcext:value-type="float">
            <text:p>192</text:p>
          </table:table-cell>
          <table:table-cell table:number-columns-repeated="3"/>
          <table:table-cell office:value-type="string" calcext:value-type="string">
            <text:p>A 40-year-old orthopedic surgeon who in a routine serology was found to have anti-HBs levels of 30 IU/l. He refers complete vaccination according to the standard hepatitis B vaccination schedule 4 years ago. It would be advisable:</text:p>
          </table:table-cell>
          <table:table-cell office:value-type="string" calcext:value-type="string">
            <text:p>As long as the serological levels of anti-HBs are above 10 IU/l it is not necessary to revaccinate.</text:p>
          </table:table-cell>
          <table:table-cell/>
          <table:table-cell office:value-type="string" calcext:value-type="string">
            <text:p>PREVENTIVE MEDICINE AND EPIDEMIOLOGY</text:p>
          </table:table-cell>
          <table:table-cell table:number-columns-repeated="3"/>
          <table:table-cell office:value-type="string" calcext:value-type="string">
            <text:p>Restart vaccination schedule (0-1-6 months).</text:p>
          </table:table-cell>
          <table:table-cell office:value-type="string" calcext:value-type="string">
            <text:p>Restart vaccination schedule (0-1-2-12 months).</text:p>
          </table:table-cell>
          <table:table-cell office:value-type="string" calcext:value-type="string">
            <text:p>Do not revaccinate.</text:p>
          </table:table-cell>
          <table:table-cell office:value-type="string" calcext:value-type="string">
            <text:p>Give a booster dose.</text:p>
          </table:table-cell>
          <table:table-cell office:value-type="string" calcext:value-type="string">
            <text:p>Give anti-hepatitis B immunoglobulin and restart vaccination schedule (0-1-2-12 months).</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14" calcext:value-type="float">
            <text:p>114</text:p>
          </table:table-cell>
          <table:table-cell table:number-columns-repeated="3"/>
          <table:table-cell office:value-type="string" calcext:value-type="string">
            <text:p>47-year-old woman. Native of Cochabamba (Bolivia), she has been living in Spain for 8 years. In mid 2009 she began to experience palpitations, dyspnea and progressive edema in the lower extremities. She was diagnosed with heart failure secondary to cardiomyopathy due to Chagas disease. What is the etiological agent of this disease endemic in several Latin American countries?</text:p>
          </table:table-cell>
          <table:table-cell office:value-type="string" calcext:value-type="string">
            <text:p>The correct answer is the fifth one. The cause of Chagas disease is Trypanosoma cruzi.</text:p>
          </table:table-cell>
          <table:table-cell/>
          <table:table-cell office:value-type="string" calcext:value-type="string">
            <text:p>MICROBIOLOGY</text:p>
          </table:table-cell>
          <table:table-cell table:number-columns-repeated="3"/>
          <table:table-cell office:value-type="string" calcext:value-type="string">
            <text:p>Toxoplasma gondii.</text:p>
          </table:table-cell>
          <table:table-cell office:value-type="string" calcext:value-type="string">
            <text:p>Trypanosoma brucei.</text:p>
          </table:table-cell>
          <table:table-cell office:value-type="string" calcext:value-type="string">
            <text:p>Lehismania donovani.</text:p>
          </table:table-cell>
          <table:table-cell office:value-type="string" calcext:value-type="string">
            <text:p>Giardia lamblia.</text:p>
          </table:table-cell>
          <table:table-cell office:value-type="string" calcext:value-type="string">
            <text:p>Trypanosoma cruzi.</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19" calcext:value-type="float">
            <text:p>119</text:p>
          </table:table-cell>
          <table:table-cell table:number-columns-repeated="3"/>
          <table:table-cell office:value-type="string" calcext:value-type="string">
            <text:p>A 17-year-old woman came to the emergency department with acute symptoms of high fever, pharyngeal pain and cervical lymphadenopathy. She had previously been diagnosed with acute pharyngitis and was treated with amoxicillin, and later presented with a generalized macular skin rash. Laboratory tests showed slight leukocytosis and presence of activated leukocytes, slight thrombopenia and slightly increased transaminases. What would be the most likely diagnosis of this clinical picture?</text:p>
          </table:table-cell>
          <table:table-cell office:value-type="string" calcext:value-type="string">
            <text:p>The correct answer is the first one. It is a typical picture of infectious mononucleosis. Although a similar picture may occur in acute toxoplasmosis, less than 1% of acute toxoplasma infections present as mononucleosis. Characteristic of Epstein-Barr infectious mononucleosis is the appearance of macular rash after treatment with amoxicillin.</text:p>
          </table:table-cell>
          <table:table-cell/>
          <table:table-cell office:value-type="string" calcext:value-type="string">
            <text:p>MICROBIOLOGY</text:p>
          </table:table-cell>
          <table:table-cell table:number-columns-repeated="3"/>
          <table:table-cell office:value-type="string" calcext:value-type="string">
            <text:p>It is a typical picture of infectious mononucleosis.</text:p>
          </table:table-cell>
          <table:table-cell office:value-type="string" calcext:value-type="string">
            <text:p>Varicella zoster infection.</text:p>
          </table:table-cell>
          <table:table-cell office:value-type="string" calcext:value-type="string">
            <text:p>Acute toxoplasmosis.</text:p>
          </table:table-cell>
          <table:table-cell office:value-type="string" calcext:value-type="string">
            <text:p>Lyme disease.</text:p>
          </table:table-cell>
          <table:table-cell office:value-type="string" calcext:value-type="string">
            <text:p>Infection by herpes virus 8.</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223" calcext:value-type="float">
            <text:p>223</text:p>
          </table:table-cell>
          <table:table-cell table:number-columns-repeated="3"/>
          <table:table-cell office:value-type="string" calcext:value-type="string">
            <text:p>Pregnant woman, 27 years old, 30 weeks of gestation. She comes to the emergency room because she noticed pain in the left lumbar region and dysuria since yesterday. She has no febrile sensation. She refers repeated urinary tract infections (UTI). Urinalysis shows Hb 3+, leukocytes 3+, nitrites 2+, sediment: 15-20 leukocytes per field and 5-10 red blood cells per field. Which of the following microorganisms is the most frequent culprit in pregnant women?</text:p>
          </table:table-cell>
          <table:table-cell office:value-type="string" calcext:value-type="string">
            <text:p>The correct answer is the first one. The most frequent cause of urinary tract infections is Escherichia coli and in the case of pregnant women as well.</text:p>
          </table:table-cell>
          <table:table-cell/>
          <table:table-cell office:value-type="string" calcext:value-type="string">
            <text:p>MICROBIOLOGY</text:p>
          </table:table-cell>
          <table:table-cell table:number-columns-repeated="3"/>
          <table:table-cell office:value-type="string" calcext:value-type="string">
            <text:p>Escherichia coli.</text:p>
          </table:table-cell>
          <table:table-cell office:value-type="string" calcext:value-type="string">
            <text:p>Enterococcus faecalis.</text:p>
          </table:table-cell>
          <table:table-cell office:value-type="string" calcext:value-type="string">
            <text:p>Streptococcus agalactiae.</text:p>
          </table:table-cell>
          <table:table-cell office:value-type="string" calcext:value-type="string">
            <text:p>Proteus mirabilis.</text:p>
          </table:table-cell>
          <table:table-cell office:value-type="string" calcext:value-type="string">
            <text:p>Satphylococcus saprophyticus.</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46" calcext:value-type="float">
            <text:p>46</text:p>
          </table:table-cell>
          <table:table-cell table:number-columns-repeated="3"/>
          <table:table-cell office:value-type="string" calcext:value-type="string">
            <text:p>A 58-year-old woman comes for a follow-up visit for diabetes mellitus and hypertension. She feels well but states that she has stopped taking verapamil because of constipation. She presents with intolerance to ACE inhibitors due to coughing. On examination, blood pressure is 156/92 mm Hg. CBC includes a creatinine of 1.6 mg/dL, 24-hour urine protein excretion of 1.5 g/day, and a creatinine clearance of 45 ml/min. On this basis, what is the most effective treatment to slow the progression of the patient's type 2 diabetic nephropathy?</text:p>
          </table:table-cell>
          <table:table-cell office:value-type="string" calcext:value-type="string">
            <text:p>This question is typical and quite easy. The antihypertensive drugs that have been shown to slow the progression of diabetic nephropathy are the ACE inhibitors and ARAIIs. Specifically, angiotensin II receptor blockers have demonstrated their efficacy in this field for type 2 DM, which together with the side effects that IECAS produce in the patient makes an ARAII the drug of choice. This does not seem to me to be an open question (without going into pharmacoeconomic issues, of course...).</text:p>
          </table:table-cell>
          <table:table-cell/>
          <table:table-cell office:value-type="string" calcext:value-type="string">
            <text:p>NEPHROLOGY</text:p>
          </table:table-cell>
          <table:table-cell table:number-columns-repeated="3"/>
          <table:table-cell office:value-type="string" calcext:value-type="string">
            <text:p>Angiotensin converting enzyme inhibitor.</text:p>
          </table:table-cell>
          <table:table-cell office:value-type="string" calcext:value-type="string">
            <text:p>Angiotensin receptor blocker.</text:p>
          </table:table-cell>
          <table:table-cell office:value-type="string" calcext:value-type="string">
            <text:p>Calcium antagonist.</text:p>
          </table:table-cell>
          <table:table-cell office:value-type="string" calcext:value-type="string">
            <text:p>Alpha-blocker.</text:p>
          </table:table-cell>
          <table:table-cell office:value-type="string" calcext:value-type="string">
            <text:p>Beta-blocker.</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105" calcext:value-type="float">
            <text:p>105</text:p>
          </table:table-cell>
          <table:table-cell table:number-columns-repeated="3"/>
          <table:table-cell office:value-type="string" calcext:value-type="string">
            <text:p>19-year-old woman, weight 60 kg, with acute dehydration due to long exposure to the sun. Blood pressure lying down 100/60 mmHg. Standing 70/50 mmHg with dizziness. Serum sodium levels 155 mmol/L. What is the most correct treatment, in the first 24 hours, taking into account the data available to us?</text:p>
          </table:table-cell>
          <table:table-cell office:value-type="string" calcext:value-type="string">
            <text:p>This question is not an easy one. The available literature is somewhat controversial (some guidelines advise using glucose saline, others absolutely forbid it...) so I have decided to rely on the treatment recommended by Harrison, which is the manual that MIR examiners usually rely on. This girl presents with hypernatremia due to extrarenal free water losses. The goal is to replace the lost water and reduce the natremia at a rate of no more than 12 mmol/day. To calculate fluid therapy, the water deficit must first be calculated. Water def. Water = (Natremia-140/140)xTotal body water. TBW = Weight in kg x 0.4 in females/0.5 in males. In this case, the water deficit is: ([[tel:155-140/140|155-140/140]])x60x0.4 = 2.57 liters. There are only two answers that come close to this figure, but 2 seems more correct, as it is the only one that completely covers the water deficit and uses a hyposodium solution.</text:p>
          </table:table-cell>
          <table:table-cell office:value-type="string" calcext:value-type="string">
            <text:p>Harrison.</text:p>
          </table:table-cell>
          <table:table-cell office:value-type="string" calcext:value-type="string">
            <text:p>NEPHROLOGY</text:p>
          </table:table-cell>
          <table:table-cell table:number-columns-repeated="3"/>
          <table:table-cell office:value-type="string" calcext:value-type="string">
            <text:p>Hypertonic saline (3%), 500 ml + 500 ml of 5% glucose.</text:p>
          </table:table-cell>
          <table:table-cell office:value-type="string" calcext:value-type="string">
            <text:p>Hyposaline saline (0.45%), 3000 ml.</text:p>
          </table:table-cell>
          <table:table-cell office:value-type="string" calcext:value-type="string">
            <text:p>Serum glucose 5% 1000 ml.</text:p>
          </table:table-cell>
          <table:table-cell office:value-type="string" calcext:value-type="string">
            <text:p>Oral hydration with 1 liter of water.</text:p>
          </table:table-cell>
          <table:table-cell office:value-type="string" calcext:value-type="string">
            <text:p>Isotonic saline (0.9%), 2000 ml.</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59" calcext:value-type="float">
            <text:p>59</text:p>
          </table:table-cell>
          <table:table-cell table:number-columns-repeated="3"/>
          <table:table-cell office:value-type="string" calcext:value-type="string">
            <text:p>A 65-year-old man, a retired office worker and smoker of 1 pack of cigarettes a day, comes to the clinic with a persistent, generally dry cough and progressive dyspnea of 2 years of evolution which is currently grade 2. The patient denies other symptoms. Physical examination shows no relevant data. The attitude to follow would be:</text:p>
          </table:table-cell>
          <table:table-cell office:value-type="string" calcext:value-type="string">
            <text:p>The correct answer is 2 (Perform chest X-ray and spirometry with bronchodilator test). It is probably COPD but we must confirm it and assess the severity of the obstruction with spirometry before starting treatment. He is a patient at risk for lung cancer so it is mandatory to perform a chest X-ray to rule out this or other pathologies that would justify the symptoms, although most likely they are due to the debut of his COPD.</text:p>
          </table:table-cell>
          <table:table-cell/>
          <table:table-cell office:value-type="string" calcext:value-type="string">
            <text:p>PNEUMOLOGY AND THORACIC SURGERY</text:p>
          </table:table-cell>
          <table:table-cell table:number-columns-repeated="3"/>
          <table:table-cell office:value-type="string" calcext:value-type="string">
            <text:p>Start treatment with inhaled bronchodilators.</text:p>
          </table:table-cell>
          <table:table-cell office:value-type="string" calcext:value-type="string">
            <text:p>Chest X-ray and spirometry with bronchodilator test.</text:p>
          </table:table-cell>
          <table:table-cell office:value-type="string" calcext:value-type="string">
            <text:p>Prescribe oral corticosteroids.</text:p>
          </table:table-cell>
          <table:table-cell office:value-type="string" calcext:value-type="string">
            <text:p>Thoracic CT scan.</text:p>
          </table:table-cell>
          <table:table-cell office:value-type="string" calcext:value-type="string">
            <text:p>Perform basal arterial blood gases.</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77" calcext:value-type="float">
            <text:p>77</text:p>
          </table:table-cell>
          <table:table-cell table:number-columns-repeated="3"/>
          <table:table-cell office:value-type="string" calcext:value-type="string">
            <text:p>A 32-year-old diabetic patient on insulin therapy with good control of his blood glucose levels comes to your office with tingling in both hands, with a sensation of corking and thermal insensitivity of progressive onset over the course of 2 weeks. She does not report visual disturbances, strength deficit, motor clumsiness or other symptoms. On examination she found anesthesia to pain and temperature in both hands and distal forearms; positional and vibratory sensitivity were preserved. There is no muscle atrophy or strength deficit. Muscle reflexes are normal and symmetrical. There is no dysmetria, dysdiadochokinesia or intention tremor. The rest of the neurological examination is strictly normal. Indicate the most likely diagnosis in this case:</text:p>
          </table:table-cell>
          <table:table-cell office:value-type="string" calcext:value-type="string">
            <text:p>This year's Neurology section's burning question. He presents a diabetic patient on insulin treatment with good control (although diabetic neuropathies do not only develop in patients with poor control) with a sensory picture limited to the upper limbs and of short onset time, without motor symptoms or at any other level. In the examination there is a clear dissociation with thermoalgesic anesthesia and preservation of arthrokinetic and vibratory. Reflexes are normal, neither abolished nor exalted. In addition, the rest of the examination is strictly normal. With all this I believe that the correct answer is 5, that is a syringomyelic lesion, whose initial characteristic is the sensitive dissociation with anesthesia for the thermoalgesic and conservation of the posterior cord. MS and other spinal cord lesions would be accompanied by other exploratory signs such as exaltation of reflexes, for carpal tunnel the exploration exceeds the territory distal to the carpus, and as for answer 1, although there are forms of peripheral polyneuropathy "pseudosyringomyelic" they are usually of lumbar onset. The short evolution time (2 weeks), the respect of the lower limbs and the preservation of muscle reflexes make me rule out this response despite the distribution being "glove-like".</text:p>
          </table:table-cell>
          <table:table-cell/>
          <table:table-cell office:value-type="string" calcext:value-type="string">
            <text:p>NEUROLOGY AND NEUROSURGERY</text:p>
          </table:table-cell>
          <table:table-cell table:number-columns-repeated="3"/>
          <table:table-cell office:value-type="string" calcext:value-type="string">
            <text:p>Peripheral sensitvo symmetric distal peripheral neuropathy of diabetic cause.</text:p>
          </table:table-cell>
          <table:table-cell office:value-type="string" calcext:value-type="string">
            <text:p>Compressive cervical spinal cord injury.</text:p>
          </table:table-cell>
          <table:table-cell office:value-type="string" calcext:value-type="string">
            <text:p>Bilateral carpal tunnel syndrome.</text:p>
          </table:table-cell>
          <table:table-cell office:value-type="string" calcext:value-type="string">
            <text:p>Multiple sclerosis type demyelinating disease.</text:p>
          </table:table-cell>
          <table:table-cell office:value-type="string" calcext:value-type="string">
            <text:p>Central cervical spinal cord injury.</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79" calcext:value-type="float">
            <text:p>79</text:p>
          </table:table-cell>
          <table:table-cell table:number-columns-repeated="3"/>
          <table:table-cell office:value-type="string" calcext:value-type="string">
            <text:p>A 42-year-old married woman with 2 school-age children consults her family physician for a severe headache of about 7 days' evolution. Although she has been having similar episodes for more than a year, in the last 2 months they have worsened considerably. The pain is like a weight that starts in the occipital area, spreads to both temporal regions and is barely relieved by taking 650 mg paracetamol tablets, so she requests a CT scan (she is convinced that "something must be wrong with her head"). Which of the following is the most plausible cause of her headache?</text:p>
          </table:table-cell>
          <table:table-cell office:value-type="string" calcext:value-type="string">
            <text:p>Just as last year they wanted to paint a nurse as bad for waking us up for a patient with myasthenia, this year they entertain us by presenting a patient asking for a CT scan. I interpret that they show a patient stressed by her children with recurrent headaches of occipital location that she previously relieved with a low dose of paracetamol and now she does not. Both the initially occipital location, the 2-year evolution time, and the sensation of weight lead to answer 4, a tension headache. Migraine and vascular disorders, accompanied by other neurological symptoms or nausea, photophobia, etc., are quickly ruled out, as well as the rare temporal arteritis before the age of 50 years. Tumor headache is usually "in crescendo", not recurrent as the case suggests, and is accompanied by other neurological symptoms or intracranial hypertension.</text:p>
          </table:table-cell>
          <table:table-cell/>
          <table:table-cell office:value-type="string" calcext:value-type="string">
            <text:p>NEUROLOGY AND NEUROSURGERY</text:p>
          </table:table-cell>
          <table:table-cell table:number-columns-repeated="3"/>
          <table:table-cell office:value-type="string" calcext:value-type="string">
            <text:p>Migraine.</text:p>
          </table:table-cell>
          <table:table-cell office:value-type="string" calcext:value-type="string">
            <text:p>Vascular disorders.</text:p>
          </table:table-cell>
          <table:table-cell office:value-type="string" calcext:value-type="string">
            <text:p>Temporal artery arteritis.</text:p>
          </table:table-cell>
          <table:table-cell office:value-type="string" calcext:value-type="string">
            <text:p>Tension.</text:p>
          </table:table-cell>
          <table:table-cell office:value-type="string" calcext:value-type="string">
            <text:p>Oncologic.</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81" calcext:value-type="float">
            <text:p>81</text:p>
          </table:table-cell>
          <table:table-cell table:number-columns-repeated="3"/>
          <table:table-cell office:value-type="string" calcext:value-type="string">
            <text:p>A 78-year-old male consults for a year-long history of progressive cognitive impairment with memory and orientation lapses. His family reports recurrent visual hallucinations, occasional falls and striking motor slowing. What is the most likely diagnosis?</text:p>
          </table:table-cell>
          <table:table-cell office:value-type="string" calcext:value-type="string">
            <text:p>Dementia with visual hallucinations at the beginning of the course (in the first 2 years) is very suggestive of Lewy bodies, and is the guiding symptom in these questions. If we add to this the falls and motor slowing suggestive of parkinsonism, it makes the question easier. Therefore, number 3 is correct.</text:p>
          </table:table-cell>
          <table:table-cell/>
          <table:table-cell office:value-type="string" calcext:value-type="string">
            <text:p>NEUROLOGY AND NEUROSURGERY</text:p>
          </table:table-cell>
          <table:table-cell table:number-columns-repeated="3"/>
          <table:table-cell office:value-type="string" calcext:value-type="string">
            <text:p>Multi-infarct vascular dementia.</text:p>
          </table:table-cell>
          <table:table-cell office:value-type="string" calcext:value-type="string">
            <text:p>Alzheimer's type dementia.</text:p>
          </table:table-cell>
          <table:table-cell office:value-type="string" calcext:value-type="string">
            <text:p>Dementia with diffuse Lewy bodies.</text:p>
          </table:table-cell>
          <table:table-cell office:value-type="string" calcext:value-type="string">
            <text:p>Frontotemporal dementia.</text:p>
          </table:table-cell>
          <table:table-cell office:value-type="string" calcext:value-type="string">
            <text:p>Normal pressure hydrocephalus.</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82" calcext:value-type="float">
            <text:p>82</text:p>
          </table:table-cell>
          <table:table-cell table:number-columns-repeated="3"/>
          <table:table-cell office:value-type="string" calcext:value-type="string">
            <text:p>An 18-year-old female patient with a history of absences between 6 and 9 years of age, generalized tonic-clonic seizures of recent onset and violent jumping of the upper limbs at breakfast. The clinical manifestations worsen with nighttime weekend outings. An EEG shows acute polyp spike discharges at 6 cycles/second. The most likely diagnosis is:</text:p>
          </table:table-cell>
          <table:table-cell office:value-type="string" calcext:value-type="string">
            <text:p>A patient of adolescent age with myoclonus ("violent jumps") at breakfast time will almost always lead us to juvenile myoclonic epilepsy (answer 5 correct), a very well characterized entity. Among other features is the previous history of seizures or absences, the worsening with nighttime departures, and the EEG with generalized polyp spike discharges at a higher frequency than that of absences. Of the remaining answers, Lennox Gastaut develops at an early age with other symptomatology, 4 is the same as absences, and 3 usually presents with complex partial seizures and either way, the EEG is clearly distinct from a temporal focus.</text:p>
          </table:table-cell>
          <table:table-cell/>
          <table:table-cell office:value-type="string" calcext:value-type="string">
            <text:p>NEUROLOGY AND NEUROSURGERY</text:p>
          </table:table-cell>
          <table:table-cell table:number-columns-repeated="3"/>
          <table:table-cell office:value-type="string" calcext:value-type="string">
            <text:p>Great epileptic disease.</text:p>
          </table:table-cell>
          <table:table-cell office:value-type="string" calcext:value-type="string">
            <text:p>Lennox-Gastaut syndrome.</text:p>
          </table:table-cell>
          <table:table-cell office:value-type="string" calcext:value-type="string">
            <text:p>Symptomatic epilepsy due to mesial temporal sclerosis.</text:p>
          </table:table-cell>
          <table:table-cell office:value-type="string" calcext:value-type="string">
            <text:p>Small atypical disease.</text:p>
          </table:table-cell>
          <table:table-cell office:value-type="string" calcext:value-type="string">
            <text:p>Juvenile myoclonic epilepsy.</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221" calcext:value-type="float">
            <text:p>221</text:p>
          </table:table-cell>
          <table:table-cell table:number-columns-repeated="3"/>
          <table:table-cell office:value-type="string" calcext:value-type="string">
            <text:p>An individual presents with "muscle weakness" (spastic hemiparesis) of both right extremities, with hyperreflexia and Babinski's sign, along with a "facial flaccid paralysis" of the left hemiface, with inability to close the left eye or retract the left side of the mouth, in addition to other alterations. From the data described, it is an alteration that affects, among other elements, the motor fascicles: cortico-spinal and cortico-nuclear, but at what level of the neuroaxis would the lesion be located?</text:p>
          </table:table-cell>
          <table:table-cell office:value-type="string" calcext:value-type="string">
            <text:p>Question always involves the brainstem. We have a right hemiparesis and involvement of the left facial nucleus, since it has affected the upper and lower facial; therefore we have a crossed clinical picture, having to think about brainstem involvement. If we have in a quick diagram where the nuclei of the cranial pairs start from: the first 4 above the pons, the next 4 in the pons, and the last 4 below the pons, we have that the facial nucleus is in the middle 4. That is, left facial nucleus, left pons, so answer 4.</text:p>
          </table:table-cell>
          <table:table-cell/>
          <table:table-cell office:value-type="string" calcext:value-type="string">
            <text:p>NEUROLOGY AND NEUROSURGERY</text:p>
          </table:table-cell>
          <table:table-cell table:number-columns-repeated="3"/>
          <table:table-cell office:value-type="string" calcext:value-type="string">
            <text:p>At the level of the area 4 of Brodmann of the cerebral cortex of the right side.</text:p>
          </table:table-cell>
          <table:table-cell office:value-type="string" calcext:value-type="string">
            <text:p>In the internal capsule, posterior arm on the right side.</text:p>
          </table:table-cell>
          <table:table-cell office:value-type="string" calcext:value-type="string">
            <text:p>In the left cerebral peduncle.</text:p>
          </table:table-cell>
          <table:table-cell office:value-type="string" calcext:value-type="string">
            <text:p>In the medial portion of the caudal protuberance of the left side.</text:p>
          </table:table-cell>
          <table:table-cell office:value-type="string" calcext:value-type="string">
            <text:p>In the medulla oblongata before decussation of the right cortico-spinal fascicle.</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229" calcext:value-type="float">
            <text:p>229</text:p>
          </table:table-cell>
          <table:table-cell table:number-columns-repeated="3"/>
          <table:table-cell office:value-type="string" calcext:value-type="string">
            <text:p>A 54-year-old man, with a personal history of DM, hypertension and mild chronic renal insufficiency, presented with somnolence and right hemiparesis. Laboratory tests: creatinine 2.3 mg/dl, Hb 10.3 g/dl and platelets 20000 mm3, with normal coagulation. Cranial CT: ischemic lesions with microhemorrhagic necrosis. Subsequently, he began with progressive deterioration of the level of consciousness and increase of Cr, LDH and unconjugated bilirubin. Direct Coombs' test was negative. Schistocytes in smear. In view of the diagnostic suspicion, the following conduct is to be followed:</text:p>
          </table:table-cell>
          <table:table-cell office:value-type="string" calcext:value-type="string">
            <text:p>Let's see: a patient with certain history who has: - Schistocytes in smear: indicates microangiopathic anemia, red cell rupture of mechanical cause, which can be seen mainly in PTT, autoimmune hemolytic anemia and DIC. - Bicytopenia: here the causes can be very, very varied. - Elevation of LDH and Bilirubin, which indicates a massive rupture of red blood cells. - Negative direct Coombs' test: essential data, indicating that there is no antibody that sticks to the red blood cells. With these wickers we are going to weave the basket: Answer 1: it cannot be because a hemorrhagic transformation does not give such a brutal elevation of LDH and Cr, in addition to not explaining schistocytosis. Answer 2: urgent plasmapheresis... in case of thrombotic thrombocytopenic purpura, yes; I like this answer because it justifies bicytopenia, since microangiopathic hemolytic anemia is produced by rupture of red blood cells when they are fragmented by ultralong von Willebrand factor multimers in case of deficiency of the ADAMST13 enzyme, resulting in brutal platelet aggregates and the flow cytometer does not count 400 platelets, but a molondron of platelets that form a mass, hence the thrombocytopenia. It also explains the negative direct Coombs, elevated LDH and Cr. Answer 3: a situation as critical as that patient's indicates that something big is going on and I would not sit and wait for glucocorticoids to take effect...and I do not know right now what pathology gives that symptomatology and has that treatment as standard. Answer 4: looking for a trigger for DIC...it would make sense if it were not for the fact that in DIC it is VERY characteristic the consumption of coagulation factors, which is not present in this case. Answer 5: a myeloma does not give schistocytosis nor does it have this symptomatology, they would have to give other data that would support this pathology, such as bone pain and hypercalcemia...</text:p>
          </table:table-cell>
          <table:table-cell/>
          <table:table-cell office:value-type="string" calcext:value-type="string">
            <text:p>NEUROLOGY AND NEUROSURGERY</text:p>
          </table:table-cell>
          <table:table-cell table:number-columns-repeated="3"/>
          <table:table-cell office:value-type="string" calcext:value-type="string">
            <text:p>New cranial CT in the presence of suspected hemorrhagic transformation of ischemic stroke.</text:p>
          </table:table-cell>
          <table:table-cell office:value-type="string" calcext:value-type="string">
            <text:p>Initiate urgent plasmapheresis.</text:p>
          </table:table-cell>
          <table:table-cell office:value-type="string" calcext:value-type="string">
            <text:p>Beginning of treatment with glucocorticoids at a dose of 1 mg/kg/day.</text:p>
          </table:table-cell>
          <table:table-cell office:value-type="string" calcext:value-type="string">
            <text:p>Search for triggering cause of DIC.</text:p>
          </table:table-cell>
          <table:table-cell office:value-type="string" calcext:value-type="string">
            <text:p>Suspected multiple myeloma: bone marrow aspirate.</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168" calcext:value-type="float">
            <text:p>168</text:p>
          </table:table-cell>
          <table:table-cell table:number-columns-repeated="3"/>
          <table:table-cell office:value-type="string" calcext:value-type="string">
            <text:p>75-year-old woman diagnosed 3 years ago with soft drusen in the fundus. She reports presenting, since 2 weeks ago, metamorphopsia and significant visual loss in her right eye that prevents her from reading. Indicate the most probable diagnosis:</text:p>
          </table:table-cell>
          <table:table-cell office:value-type="string" calcext:value-type="string">
            <text:p>Of the five options, four could be compatible with the referred symptoms. We could initially rule out central serous chorioretinopathy because by definition it occurs in young people (up to 55 years of age, more or less). The key to differentiate between the other four is that he had soft drusen in the fundus. That while not a "diagnosis" (the question could have been better worded) is a finding related to age-related macular degeneration, or age-related macular degeneration. The dry or atrophic form presents with slowly progressive visual loss. But the wet or exudative form produces acute or rapidly progressive severe visual loss (usually due to subretinal hemorrhage accompanied by metamorphopsia (image distortion due to retinal lifting). An epiretinal membrane usually has a slower course. In a macular hole, visual loss is more relevant (metamorphopsia may also be reported, but it is less likely in the acute stage). In thrombosis of the central retinal vein, visual loss is more important and does not usually explain metamorphopsia (but may have it, due to macular edema).</text:p>
          </table:table-cell>
          <table:table-cell/>
          <table:table-cell office:value-type="string" calcext:value-type="string">
            <text:p>OPHTHALMOLOGY</text:p>
          </table:table-cell>
          <table:table-cell table:number-columns-repeated="3"/>
          <table:table-cell office:value-type="string" calcext:value-type="string">
            <text:p>Macular epiretinal membrane.</text:p>
          </table:table-cell>
          <table:table-cell office:value-type="string" calcext:value-type="string">
            <text:p>Macular hole.</text:p>
          </table:table-cell>
          <table:table-cell office:value-type="string" calcext:value-type="string">
            <text:p>Thrombosis of the central retinal vein.</text:p>
          </table:table-cell>
          <table:table-cell office:value-type="string" calcext:value-type="string">
            <text:p>Senile macular degeneration.</text:p>
          </table:table-cell>
          <table:table-cell office:value-type="string" calcext:value-type="string">
            <text:p>Central serous chorioretinopathy.</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169" calcext:value-type="float">
            <text:p>169</text:p>
          </table:table-cell>
          <table:table-cell table:number-columns-repeated="3"/>
          <table:table-cell office:value-type="string" calcext:value-type="string">
            <text:p>A 35-year-old man comes to the emergency department with pain in his right eye of 3 days' evolution. Biomicroscopic examination of the anterior segment shows, after fluorescein staining, a central corneal ulcer in the form of a dendrite. What is the diagnosis?</text:p>
          </table:table-cell>
          <table:table-cell office:value-type="string" calcext:value-type="string">
            <text:p>Dendritic corneal ulcer is typical of herpes simplex keratitis. It presents with pain, not too striking, and scarce or absent red eye. There are ulcers resembling dendrites that may confuse us in the diagnosis. These pseudodendrites are found in herpes Zoster and in corneal abrasions in resolution. Although in practice we should pay attention to the shape of the dendrite (the true dendrite is deeper and has terminal bulbs at the end of each branch), and pay attention to the evolution of the pain (in the pseudodendrite after abrasion the pain should improve), when answering a MIR question it is simpler: if it is a dendrite, the first thing we have to think is herpes. Fungal and bacterial keratitis have corneal infiltrates. And glaucomatocyclitic crisis (Posner Schlossman syndrome) is a type of idiopathic hypertensive anterior uveitis, which does not present with ulceration.</text:p>
          </table:table-cell>
          <table:table-cell/>
          <table:table-cell office:value-type="string" calcext:value-type="string">
            <text:p>OPHTHALMOLOGY</text:p>
          </table:table-cell>
          <table:table-cell table:number-columns-repeated="3"/>
          <table:table-cell office:value-type="string" calcext:value-type="string">
            <text:p>Herpetic keratitis.</text:p>
          </table:table-cell>
          <table:table-cell office:value-type="string" calcext:value-type="string">
            <text:p>Corneal abrasion.</text:p>
          </table:table-cell>
          <table:table-cell office:value-type="string" calcext:value-type="string">
            <text:p>Fungal keratitis.</text:p>
          </table:table-cell>
          <table:table-cell office:value-type="string" calcext:value-type="string">
            <text:p>Bacterial keratitis.</text:p>
          </table:table-cell>
          <table:table-cell office:value-type="string" calcext:value-type="string">
            <text:p>Glaucomatocyclic crisis.</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38" calcext:value-type="float">
            <text:p>38</text:p>
          </table:table-cell>
          <table:table-cell table:number-columns-repeated="3"/>
          <table:table-cell office:value-type="string" calcext:value-type="string">
            <text:p>A 64-year-old man with Child A liver cirrhosis with no history of decompensation. After detection of a focal hepatic lesion on screening ultrasound, the study is completed with a thoracoabdominal CT scan. This scan showed the presence of 4 liver lesions (one of them up to 6 cm) with uptake pattern typical of hepatocarcinoma, tumor vascular invasion and a metastasis in the right adrenal gland. No ascites is observed. The patient reports only asthenia, but no general syndrome. The treatment of this patient would be:</text:p>
          </table:table-cell>
          <table:table-cell office:value-type="string" calcext:value-type="string">
            <text:p>Comment: The patient presents a good general condition with a recently diagnosed hepatocarcinoma, not giving him any type of treatment other than symptomatic and supportive at this stage would not be the right thing to do. TACE would not be indicated because of extrahepatic involvement. Transplantation would also not be done if he has extrahepatic disease. We are left with answers 3 and 4, both with systemic treatment (indicated because it is metastatic) and the correct answer is 4, for all the reasons given therein.</text:p>
          </table:table-cell>
          <table:table-cell/>
          <table:table-cell office:value-type="string" calcext:value-type="string">
            <text:p>ONCOLOGY</text:p>
          </table:table-cell>
          <table:table-cell table:number-columns-repeated="3"/>
          <table:table-cell office:value-type="string" calcext:value-type="string">
            <text:p>Symptomatic and supportive treatment, since he presented an advanced hepatocarcinoma with vascular invasion and metastasis.</text:p>
          </table:table-cell>
          <table:table-cell office:value-type="string" calcext:value-type="string">
            <text:p>Transarterial chemoembolization (TACE), since the treatment increases survival in patients with advanced hepatocarcinoma.</text:p>
          </table:table-cell>
          <table:table-cell office:value-type="string" calcext:value-type="string">
            <text:p>Systemic chemotherapy with doxorubicin iv since he presents disseminated disease but he is in good general condition.</text:p>
          </table:table-cell>
          <table:table-cell office:value-type="string" calcext:value-type="string">
            <text:p>Treatment with oral sorafenib, since this is a patient with good general condition, Child A and advanced stage hepatocarcinoma BCLC-C.</text:p>
          </table:table-cell>
          <table:table-cell office:value-type="string" calcext:value-type="string">
            <text:p>The appropriate treatment is liver transplantation as it is the only procedure that completely eliminates the primary tumor and avoids future complications of cirrhosis.</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132" calcext:value-type="float">
            <text:p>132</text:p>
          </table:table-cell>
          <table:table-cell table:number-columns-repeated="3"/>
          <table:table-cell office:value-type="string" calcext:value-type="string">
            <text:p>A 60-year-old man comes to the emergency department for a coma crisis. Ex-smoker for 3 years, with no other history of interest. A CT scan shows multiple metastases. What is the most probable origin?</text:p>
          </table:table-cell>
          <table:table-cell office:value-type="string" calcext:value-type="string">
            <text:p>Pretty easy, isn't it? Lung cancer is the most frequent cause of brain metastases and in 20-30% of cases it is as a result of them that the primary tumor is diagnosed (as here).</text:p>
          </table:table-cell>
          <table:table-cell/>
          <table:table-cell office:value-type="string" calcext:value-type="string">
            <text:p>ONCOLOGY</text:p>
          </table:table-cell>
          <table:table-cell table:number-columns-repeated="3"/>
          <table:table-cell office:value-type="string" calcext:value-type="string">
            <text:p>Head and neck cancer.</text:p>
          </table:table-cell>
          <table:table-cell office:value-type="string" calcext:value-type="string">
            <text:p>Lung cancer.</text:p>
          </table:table-cell>
          <table:table-cell office:value-type="string" calcext:value-type="string">
            <text:p>Urinary bladder cancer.</text:p>
          </table:table-cell>
          <table:table-cell office:value-type="string" calcext:value-type="string">
            <text:p>Colon cancer.</text:p>
          </table:table-cell>
          <table:table-cell office:value-type="string" calcext:value-type="string">
            <text:p>Pancreatic cancer.</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164" calcext:value-type="float">
            <text:p>164</text:p>
          </table:table-cell>
          <table:table-cell table:number-columns-repeated="3"/>
          <table:table-cell office:value-type="string" calcext:value-type="string">
            <text:p>Given a direct trauma to the right side of the face after which the patient presents unilateral palpebral hematoma, diplopia in the vertical gaze and difficulty in opening the mouth, which of the following statements is true?</text:p>
          </table:table-cell>
          <table:table-cell office:value-type="string" calcext:value-type="string">
            <text:p>Diplopia on vertical gaze is highly suggestive that the bony walls of the orbit are affected. Lefort type I fracture does not affect the orbital contents. Knowing this information, the only correct answer is 2. If we were in doubt about whether or not Lefort's type I fracture affects the orbit, just look at the answers. Whoever posted the question wanted to make sure that the only valid answer was number 2; that is why they added the tag line "but just in case we check it with a CT scan".</text:p>
          </table:table-cell>
          <table:table-cell/>
          <table:table-cell office:value-type="string" calcext:value-type="string">
            <text:p>OTORHINOLARYNGOLOGY AND MAXILLOFACIAL SURGERY</text:p>
          </table:table-cell>
          <table:table-cell table:number-columns-repeated="3"/>
          <table:table-cell office:value-type="string" calcext:value-type="string">
            <text:p>We are with great probability in front of a Lefort I type fracture of the middle third of the face.</text:p>
          </table:table-cell>
          <table:table-cell office:value-type="string" calcext:value-type="string">
            <text:p>This is probably a unilateral orbitomalar fracture. The diagnosis would ideally be verified by CT (computed axial tomography).</text:p>
          </table:table-cell>
          <table:table-cell office:value-type="string" calcext:value-type="string">
            <text:p>It is a fracture of the base of the skull at the level of the carotid foramen.</text:p>
          </table:table-cell>
          <table:table-cell office:value-type="string" calcext:value-type="string">
            <text:p>The probable diagnosis is fracture with dislocation of the mandibular condyle.</text:p>
          </table:table-cell>
          <table:table-cell office:value-type="string" calcext:value-type="string">
            <text:p>A mandibular fracture is probably associated with a Lefort I type midface fracture.</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165" calcext:value-type="float">
            <text:p>165</text:p>
          </table:table-cell>
          <table:table-cell table:number-columns-repeated="3"/>
          <table:table-cell office:value-type="string" calcext:value-type="string">
            <text:p>A child who comes to the outpatient clinic because he brings his hand to his ear, without fever or acute inflammatory signs and who on examination shows a pinkish/amber eardrum. As history he refers that one month ago he presented an episode of otalgia, fever accompanied by irritability and that he was treated with amoxicillin 40 mg/kg/day. What is the most probable diagnosis?</text:p>
          </table:table-cell>
          <table:table-cell office:value-type="string" calcext:value-type="string">
            <text:p>Reading the case, we are discarding options: child with otalgia, but without fever or acute inflammatory signs: it is neither 1 (recurrent acute otitis media) nor 5 (mastoiditis). On otoscopy, a pinkish and amber eardrum is observed: there are no scales, so it is not 4 (cholesteatomatous chronic otitis media); nor perforations or adhesions, so it is not 3 (simple chronic otitis media). Otoscopy is characteristic of serous otitis media (answer 2 correct). It is known by ENT, pediatricians and family physicians that in the month following an acute otitis media, the middle ear is occupied by a mucous content whose evolution should be monitored. I do not think that this is a contestable issue either.</text:p>
          </table:table-cell>
          <table:table-cell/>
          <table:table-cell office:value-type="string" calcext:value-type="string">
            <text:p>OTORHINOLARYNGOLOGY AND MAXILLOFACIAL SURGERY</text:p>
          </table:table-cell>
          <table:table-cell table:number-columns-repeated="3"/>
          <table:table-cell office:value-type="string" calcext:value-type="string">
            <text:p>Recurrent acute otitis media.</text:p>
          </table:table-cell>
          <table:table-cell office:value-type="string" calcext:value-type="string">
            <text:p>Serous otitis media.</text:p>
          </table:table-cell>
          <table:table-cell office:value-type="string" calcext:value-type="string">
            <text:p>Simple chronic otitis media.</text:p>
          </table:table-cell>
          <table:table-cell office:value-type="string" calcext:value-type="string">
            <text:p>Chronic cholesteatomatous otitis media.</text:p>
          </table:table-cell>
          <table:table-cell office:value-type="string" calcext:value-type="string">
            <text:p>Mastoiditis.</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166" calcext:value-type="float">
            <text:p>166</text:p>
          </table:table-cell>
          <table:table-cell table:number-columns-repeated="3"/>
          <table:table-cell office:value-type="string" calcext:value-type="string">
            <text:p>A 64-year-old smoker and heavy drinker with no other history of interest. The picture he explains is odynodysphagia of 3 months of evolution and left otalgia. He provides a dentist's report that rules out a dental cause. He also refers to having been visited by different specialists and provides a head and neck CAT scan (without iodine contrast) which is reported as normal. On examination there was a decrease in the propulsive capacity of the tongue</text:p>
          </table:table-cell>
          <table:table-cell office:value-type="string" calcext:value-type="string">
            <text:p><text:s/>palpation of the base of the left tongue showed an induration of stony consistency of approximately 3cm and with indirect laryngoscopy no ulceration of the mucosa was observed. Cervical palpation is negative for lymphadenopathy. What is your presumptive diagnosis and course of action?</text:p>
          </table:table-cell>
          <table:table-cell office:value-type="string" calcext:value-type="string">
            <text:p>We are presented with a patient with risk factors for oropharyngeal cancer, but in whom the examination and tests are normal. What is going on here? This question is reverse psychology: what did the questioner want me to know? This question was asked by an otolaryngologist. He already tells you that the dentist "didn't see anything", so he rules out 1. It is not an abscess of the base of the tongue either, because in three months it would have killed him: neither is 2. So we are left with ankyloglossia, tongue base cancer and non-specific inflammation. When there is doubt that it could be cancer, we should not fool around and order a new CT scan and biopsy. Tongue base cancers are very treacherous and it is one of the fears of any otolaryngologist when he suspects a neoplasm. It is not uncommon for them to arise without exophytic masses or ulcerations of the tongue mucosa and they are difficult to detect on CT when contrast is not used. The correct answer is 4 and I do not think it can be challenged.</text:p>
          </table:table-cell>
          <table:table-cell/>
          <table:table-cell office:value-type="string" calcext:value-type="string">
            <text:p>OTORHINOLARYNGOLOGY AND MAXILLOFACIAL SURGERY</text:p>
          </table:table-cell>
          <table:table-cell table:number-columns-repeated="3"/>
          <table:table-cell office:value-type="string" calcext:value-type="string">
            <text:p>Dental cause / reevaluation by the dentist.</text:p>
          </table:table-cell>
          <table:table-cell office:value-type="string" calcext:value-type="string">
            <text:p>Abscess of the base of the tongue / debridement.</text:p>
          </table:table-cell>
          <table:table-cell office:value-type="string" calcext:value-type="string">
            <text:p>Ankyloglossia / surgical release of the same.</text:p>
          </table:table-cell>
          <table:table-cell office:value-type="string" calcext:value-type="string">
            <text:p>Malignant process of oropharynx / repeat CT scan and biopsy.</text:p>
          </table:table-cell>
          <table:table-cell office:value-type="string" calcext:value-type="string">
            <text:p>Nonspecific inflammation / corticosteroid treatment.</text:p>
          </table:table-cell>
          <table:table-cell office:value-type="float" office:value="4" calcext:value-type="float">
            <text:p>4</text:p>
          </table:table-cell>
          <table:table-cell table:number-columns-repeated="2"/>
        </table:table-row>
        <table:table-row table:style-name="ro1">
          <table:table-cell office:value-type="float" office:value="2012" calcext:value-type="float">
            <text:p>2012</text:p>
          </table:table-cell>
          <table:table-cell office:value-type="float" office:value="134" calcext:value-type="float">
            <text:p>134</text:p>
          </table:table-cell>
          <table:table-cell table:number-columns-repeated="3"/>
          <table:table-cell office:value-type="string" calcext:value-type="string">
            <text:p>A newborn of 37 weeks gestational age, with no pathological findings in the prenatal ultrasound, presents in the examination performed in the delivery room a "stop" to the passage of the nasogastric tube. Chest and abdominal X-ray showed an atresic esophageal pouch, with normal gastrointestinal pneumatization. After a diagnostic evaluation that ruled out other anomalies and being in a stable respiratory condition, surgical intervention was decided. On what basis was the priority to intervene in this patient based?</text:p>
          </table:table-cell>
          <table:table-cell office:value-type="string" calcext:value-type="string">
            <text:p>The correct answer is 3. The fact that there is intestinal aeration points to the existence of a fistula of the lower esophageal segment with the trachea or with a bronchus. In this case, pulmonary complications are frequent due to the passage of gastric contents into the airway.</text:p>
          </table:table-cell>
          <table:table-cell/>
          <table:table-cell office:value-type="string" calcext:value-type="string">
            <text:p>PEDIATRICS</text:p>
          </table:table-cell>
          <table:table-cell table:number-columns-repeated="3"/>
          <table:table-cell office:value-type="string" calcext:value-type="string">
            <text:p>Due to the impossibility of swallowing saliva.</text:p>
          </table:table-cell>
          <table:table-cell office:value-type="string" calcext:value-type="string">
            <text:p>Because of frequently associated cardiac malformations.</text:p>
          </table:table-cell>
          <table:table-cell office:value-type="string" calcext:value-type="string">
            <text:p>Because of the risk of aspiration pneumonitis.</text:p>
          </table:table-cell>
          <table:table-cell office:value-type="string" calcext:value-type="string">
            <text:p>Due to the impossibility of enteral feeding.</text:p>
          </table:table-cell>
          <table:table-cell office:value-type="string" calcext:value-type="string">
            <text:p>Associated tracheomalacia.</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35" calcext:value-type="float">
            <text:p>135</text:p>
          </table:table-cell>
          <table:table-cell table:number-columns-repeated="3"/>
          <table:table-cell office:value-type="string" calcext:value-type="string">
            <text:p>A 2-year-old boy, his personal history includes: 3 episodes of acute otitis media, 1 meningococcal meningitis and 2 pneumonias (one middle lobe and one left upper lobe). She has been admitted on 3 occasions for thrombopenic purpura (on three occasions antiplatelet antibodies were negative and bone marrow showed normal megakaryocytes). Several males of the maternal family had died in childhood due to infectious processes. The examination showed typical lesions of atopic dermatitis. The immunological study showed a slight decrease in T lymphocyte subpopulations; elevated IgA and IgE; decreased IgM and IgG at the lower limit of normal. What is the most likely diagnosis?</text:p>
          </table:table-cell>
          <table:table-cell office:value-type="string" calcext:value-type="string">
            <text:p>The correct answer is 1. Wiskott-Aldrich syndrome associates immunodeficiency, thrombopenia and atopic dermatitis with the immunological study described in the statement.</text:p>
          </table:table-cell>
          <table:table-cell/>
          <table:table-cell office:value-type="string" calcext:value-type="string">
            <text:p>PEDIATRICS</text:p>
          </table:table-cell>
          <table:table-cell table:number-columns-repeated="3"/>
          <table:table-cell office:value-type="string" calcext:value-type="string">
            <text:p>Wiskott-Aldrich syndrome.</text:p>
          </table:table-cell>
          <table:table-cell office:value-type="string" calcext:value-type="string">
            <text:p>Hyper IgE syndrome.</text:p>
          </table:table-cell>
          <table:table-cell office:value-type="string" calcext:value-type="string">
            <text:p>Transient hypogammaglobulinemia of infancy.</text:p>
          </table:table-cell>
          <table:table-cell office:value-type="string" calcext:value-type="string">
            <text:p>Severe X-associated combined immunodeficiency.</text:p>
          </table:table-cell>
          <table:table-cell office:value-type="string" calcext:value-type="string">
            <text:p>Common variable immunodeficiency.</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138" calcext:value-type="float">
            <text:p>138</text:p>
          </table:table-cell>
          <table:table-cell table:number-columns-repeated="3"/>
          <table:table-cell office:value-type="string" calcext:value-type="string">
            <text:p>12-year-old girl, only child of healthy, non-consanguineous parents. There is no personal or family history of interest. In the clinical examination to start a sports activity, you find a discrete hepatomegaly of normal consistency, so you request a blood test, which highlights an ASAT of 80U / l, ALAT 105 U / l, electrophoretic proteinogram with all protein fractions in normal range and negativity of serology for hepatotropic viruses. What should you rule out and what test would you indicate for it?</text:p>
          </table:table-cell>
          <table:table-cell office:value-type="string" calcext:value-type="string">
            <text:p>In fact, I would not test this patient at this time, and I would check if the transaminase level has normalized at a later time, since the most frequent cause, at least in children, is a transient elevation in the context of viral diseases (most frequently cytomegalovirus and Epstein-Barr virus). The minimal elevation of liver enzymes and the fact that it has a normal protein profile goes against chronicity... If I had to choose I would choose answer 5, which seems to me the least aggressive, and if I had to do analytical tests I would add the determination of alpha-1-antitrypsin (without CT) and markers of celiac disease, because celiac disease can also be associated with some hypertransaminemia.</text:p>
          </table:table-cell>
          <table:table-cell/>
          <table:table-cell office:value-type="string" calcext:value-type="string">
            <text:p>PEDIATRICS</text:p>
          </table:table-cell>
          <table:table-cell table:number-columns-repeated="3"/>
          <table:table-cell office:value-type="string" calcext:value-type="string">
            <text:p>Deficiency of alpha 1 antitrypsin. Thoracic TAC to confirm emphysema.</text:p>
          </table:table-cell>
          <table:table-cell office:value-type="string" calcext:value-type="string">
            <text:p>Mucoviscidosis. Determination of chlorine in sweat.</text:p>
          </table:table-cell>
          <table:table-cell office:value-type="string" calcext:value-type="string">
            <text:p>Autoimmune hepatitis. Liver biopsy.</text:p>
          </table:table-cell>
          <table:table-cell office:value-type="string" calcext:value-type="string">
            <text:p>Glycogenosis type VI (phosphorylase deficiency). Muscle biopsy.</text:p>
          </table:table-cell>
          <table:table-cell office:value-type="string" calcext:value-type="string">
            <text:p>Wilson's disease. Determine ceruloplasmin and copper in blood and urine.</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41" calcext:value-type="float">
            <text:p>141</text:p>
          </table:table-cell>
          <table:table-cell table:number-columns-repeated="3"/>
          <table:table-cell office:value-type="string" calcext:value-type="string">
            <text:p>Given a 7-month-old child with fever and irritability, bulging fontanel and a cerebrospinal fluid study with 110 cells/mm3 (75% lymphocytes), protein 120 mg/dl and glucose 28 mg/dl (serum glycemia 89 mg/dl), what is the most reasonable diagnostic suspicion?</text:p>
          </table:table-cell>
          <table:table-cell office:value-type="string" calcext:value-type="string">
            <text:p>The correct answer is 3. It defines a typical cerebrospinal fluid of tuberculosis. In clinical practice things might not be so simple......</text:p>
          </table:table-cell>
          <table:table-cell/>
          <table:table-cell office:value-type="string" calcext:value-type="string">
            <text:p>PEDIATRICS</text:p>
          </table:table-cell>
          <table:table-cell table:number-columns-repeated="3"/>
          <table:table-cell office:value-type="string" calcext:value-type="string">
            <text:p>Viral meningitis.</text:p>
          </table:table-cell>
          <table:table-cell office:value-type="string" calcext:value-type="string">
            <text:p>Bacterial meningitis.</text:p>
          </table:table-cell>
          <table:table-cell office:value-type="string" calcext:value-type="string">
            <text:p>Tuberculous meningitis.</text:p>
          </table:table-cell>
          <table:table-cell office:value-type="string" calcext:value-type="string">
            <text:p>Mononucleosis syndrome.</text:p>
          </table:table-cell>
          <table:table-cell office:value-type="string" calcext:value-type="string">
            <text:p>Guillain-Barre syndrome.</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42" calcext:value-type="float">
            <text:p>142</text:p>
          </table:table-cell>
          <table:table-cell table:number-columns-repeated="3"/>
          <table:table-cell office:value-type="string" calcext:value-type="string">
            <text:p>A 13-year-old girl consults us for weight loss, asthenia, secondary amenorrhea and constipation. Examination revealed a temperature of 35ºC, weight below the 3rd percentile, bradycardia and orthostatic hypotension. Laboratory tests showed anemia with mild leukopenia, cholesterol of 230 mg/dL and on the electrocardiogram a flattened T wave with ST-segment elevation and prolonged QTc. What process would you suspect and what would you do next?</text:p>
          </table:table-cell>
          <table:table-cell office:value-type="string" calcext:value-type="string">
            <text:p>The correct answer is 1. The symptoms and signs described are the biological findings associated with anorexia nervosa. The ECG disturbances are derived from electrolyte disturbances.</text:p>
          </table:table-cell>
          <table:table-cell/>
          <table:table-cell office:value-type="string" calcext:value-type="string">
            <text:p>PEDIATRICS</text:p>
          </table:table-cell>
          <table:table-cell table:number-columns-repeated="3"/>
          <table:table-cell office:value-type="string" calcext:value-type="string">
            <text:p>Suspect anorexia nervosa and inquire about intake, body image, etc.</text:p>
          </table:table-cell>
          <table:table-cell office:value-type="string" calcext:value-type="string">
            <text:p>Suspect hypothyroidism and request TSH and thyroid hormones.</text:p>
          </table:table-cell>
          <table:table-cell office:value-type="string" calcext:value-type="string">
            <text:p>Suspect cardiomyopathy and request echocardiography.</text:p>
          </table:table-cell>
          <table:table-cell office:value-type="string" calcext:value-type="string">
            <text:p>I would suspect celiac disease and request anti-transglutaminase IgA antibodies.</text:p>
          </table:table-cell>
          <table:table-cell office:value-type="string" calcext:value-type="string">
            <text:p>Suspect panhypopituitarism and request a cranial CT scan.</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143" calcext:value-type="float">
            <text:p>143</text:p>
          </table:table-cell>
          <table:table-cell table:number-columns-repeated="3"/>
          <table:table-cell office:value-type="string" calcext:value-type="string">
            <text:p>A 1 month old infant, exclusively breastfed, consults because he has a bowel movement every 5 or 6 days with straining but with a soft consistency, what would our attitude be?</text:p>
          </table:table-cell>
          <table:table-cell office:value-type="string" calcext:value-type="string">
            <text:p>The correct answer is 4. The normal range of stool output in young infants is very wide. To suspect aganglionic megacolon there is usually a delay in the evacuation of meconium and often other associated symptoms such as abdominal distension, difficulty in gaining weight, etc.</text:p>
          </table:table-cell>
          <table:table-cell/>
          <table:table-cell office:value-type="string" calcext:value-type="string">
            <text:p>PEDIATRICS</text:p>
          </table:table-cell>
          <table:table-cell table:number-columns-repeated="3"/>
          <table:table-cell office:value-type="string" calcext:value-type="string">
            <text:p>Start laxative treatment.</text:p>
          </table:table-cell>
          <table:table-cell office:value-type="string" calcext:value-type="string">
            <text:p>Supplement breastfeeding with anti-constipation formula.</text:p>
          </table:table-cell>
          <table:table-cell office:value-type="string" calcext:value-type="string">
            <text:p>Start daily rectal stimulation.</text:p>
          </table:table-cell>
          <table:table-cell office:value-type="string" calcext:value-type="string">
            <text:p>It is considered normal intestinal rhythm.</text:p>
          </table:table-cell>
          <table:table-cell office:value-type="string" calcext:value-type="string">
            <text:p>Refer to Pediatric Digestive to rule out aganglionic megacolon.</text:p>
          </table:table-cell>
          <table:table-cell office:value-type="float" office:value="4" calcext:value-type="float">
            <text:p>4</text:p>
          </table:table-cell>
          <table:table-cell table:number-columns-repeated="3"/>
        </table:table-row>
        <table:table-row table:style-name="ro1">
          <table:table-cell office:value-type="float" office:value="2012" calcext:value-type="float">
            <text:p>2012</text:p>
          </table:table-cell>
          <table:table-cell office:value-type="float" office:value="231" calcext:value-type="float">
            <text:p>231</text:p>
          </table:table-cell>
          <table:table-cell table:number-columns-repeated="3"/>
          <table:table-cell office:value-type="string" calcext:value-type="string">
            <text:p>A 7-month-old infant comes to the emergency department referred by his pediatrician for suspected Kawasaki disease. He reports a fever of up to 39.5ºC of 5 days evolution that does not subside despite treatment with amoxicillin prescribed 72 hours ago for suspected acute pharyngotonsillitis. During the last 24 hours he has had erythematous and pruritic exanthema of cephalocaudal evolution and during the last few days his parents have noticed a cough and intense conjunctivitis. No rhinorrhea was reported. Clinical examination showed subcrepitant in both lung bases without tachypnea or signs of respiratory distress. On oropharyngeal examination there are whitish spots in the jugal mucosa. What is the most probable diagnosis?</text:p>
          </table:table-cell>
          <table:table-cell office:value-type="string" calcext:value-type="string">
            <text:p>The correct answer is 5. The clue is in the whitish lesions of the jugal mucosa corresponding to Koplik's spots, which are pathognomonic of measles, although as an observation I would say that they usually appear in the prodromal phase of the disease and are often no longer seen when the exanthema appears. In this case you are describing measles complicated by pneumonia. Very timely question at the present time.</text:p>
          </table:table-cell>
          <table:table-cell/>
          <table:table-cell office:value-type="string" calcext:value-type="string">
            <text:p>PEDIATRICS</text:p>
          </table:table-cell>
          <table:table-cell table:number-columns-repeated="3"/>
          <table:table-cell office:value-type="string" calcext:value-type="string">
            <text:p>Kawasaki disease.</text:p>
          </table:table-cell>
          <table:table-cell office:value-type="string" calcext:value-type="string">
            <text:p>Scarlet fever.</text:p>
          </table:table-cell>
          <table:table-cell office:value-type="string" calcext:value-type="string">
            <text:p>Allergic reaction to amoxicillin.</text:p>
          </table:table-cell>
          <table:table-cell office:value-type="string" calcext:value-type="string">
            <text:p>Infectious mononucleosis.</text:p>
          </table:table-cell>
          <table:table-cell office:value-type="string" calcext:value-type="string">
            <text:p>Measles.</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57" calcext:value-type="float">
            <text:p>157</text:p>
          </table:table-cell>
          <table:table-cell table:number-columns-repeated="3"/>
          <table:table-cell office:value-type="string" calcext:value-type="string">
            <text:p>A 19-year-old female university student comes to the clinic accompanied by her parents, reporting feeling progressively more asthenic in the last two months, with loss of appetite and weight and with greater difficulty in concentrating on her studies. The anamnesis also highlights that she has lost interest in going out with friends, has ideas of death without self-harming ideation and pessimistic cognitions of the future. Her weight is 90% of that considered ideal for age and gender. She does not present weight phobia or body image distortion. The most appropriate diagnosis is:</text:p>
          </table:table-cell>
          <table:table-cell office:value-type="string" calcext:value-type="string">
            <text:p>As soon as we hear about weight we go to anorexia nervosa, but anorexia nervosa has three features: significant self-induced weight loss, body image distortion and amenorrhea. So we remove 1. One loses weight when one gets sad, worries, etc... 3 does not make sense in the MIR because of the clinic -in reality the history is different and in psychiatry everything is evolution-. 4 has to meet temporal criteria that are not met here. So we are between 2 and 5. Depression or anxiety? There is no anxiety clinic and she also meets the criteria for depression. The poor girl has been diagnosed with depression. The answer is 5 (another option is that she was studying the MIR).</text:p>
          </table:table-cell>
          <table:table-cell/>
          <table:table-cell office:value-type="string" calcext:value-type="string">
            <text:p>PSYCHIATRY</text:p>
          </table:table-cell>
          <table:table-cell table:number-columns-repeated="3"/>
          <table:table-cell office:value-type="string" calcext:value-type="string">
            <text:p>Anorexia nervosa.</text:p>
          </table:table-cell>
          <table:table-cell office:value-type="string" calcext:value-type="string">
            <text:p>Anxiety disorder.</text:p>
          </table:table-cell>
          <table:table-cell office:value-type="string" calcext:value-type="string">
            <text:p>Borderline personality disorder.</text:p>
          </table:table-cell>
          <table:table-cell office:value-type="string" calcext:value-type="string">
            <text:p>Dysthymia.</text:p>
          </table:table-cell>
          <table:table-cell office:value-type="string" calcext:value-type="string">
            <text:p>Major depressive disorder.</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158" calcext:value-type="float">
            <text:p>158</text:p>
          </table:table-cell>
          <table:table-cell table:number-columns-repeated="3"/>
          <table:table-cell office:value-type="string" calcext:value-type="string">
            <text:p>A 23-year-old woman comes to the emergency department because she is very nervous after an argument with her partner. Her medical history shows several similar complaints in the previous year, two of them after a self-injurious gesture. Frequent conflicts in the couple's relationship, job changes and family arguments are also noted. She says she feels misunderstood by everyone, including the psychiatrists attending her. The diagnosis is:</text:p>
          </table:table-cell>
          <table:table-cell office:value-type="string" calcext:value-type="string">
            <text:p>The woman is 23 years old and is pissed off. She needs support and a lot of emotional education to curb her impulsivity... she feels misunderstood... maybe she is right... The issue is that she cannot stand rejection and has self-injurious gestures. The diagnosis is 1. 3, 4 and 5 are not even close, there is no clinical picture described in the question. Then in real life exploring well almost certainly there would be dissociative and depersonalization symptoms, as well as depressive symptoms... but symptom is not disorder. Why not 2? It could also be very punctilious and spinning very fine... here the discussion is served. I put the criteria of each one and we talk about it,... but the intention of the examiner was the 1 and I see it well defended. It cannot be challenged. - The limit: A general pattern of instability in interpersonal relationships, self-image and self-efficacy, and notable impulsivity, beginning in early adulthood and occurring in a variety of contexts, as indicated by five (or more) of the following items: 1. Frantic efforts to avoid real or imagined abandonment. Note: Do not include suicidal or self-mutilating behaviors covered in Criterion 5. 2. A pattern of unstable and intense interpersonal relationships characterized by alternating between extremes of idealization and devaluation. 3. Identity disturbance: marked and persistently unstable self-image or sense of self. Impulsivity in at least two areas, which is potentially self-harming (e.g., spending, sex, substance abuse, reckless driving, binge eating). Note: Do not include suicidal or self-mutilating behaviors listed in Criterion 5. 5. Recurrent suicidal behaviors, attempts or threats, or self-mutilating behavior. Affective instability due to marked mood reactivity (e.g., episodes of intense dysphoria, irritability, or anxiety, usually lasting a few hours and rarely a few days). 7. Chronic feelings of emptiness. 8. Inappropriate and intense anger or difficulties in controlling anger (e.g., frequent displays of temper, constant anger, recurrent physical fights). 9. Transient stress-related paranoid ideation or severe dissociative symptoms. - The histrionic: A general pattern of excessive emotionality and attention-seeking, beginning in early adulthood and occurring in a variety of contexts, as indicated by five (or more) of the following items: 1. Not comfortable in situations where he/she is not the center of attention. Interaction with others is often characterized by sexually seductive or provocative behavior. 3. 3. Displays a superficial and rapidly changing emotional expression. 4. Constantly uses physical appearance to draw attention to him/herself. 5. Has a way of speaking that is excessively subjective and lacking in nuance. 6. Shows self-dramatization, theatricality and exaggerated emotional expression. 7. Is suggestible, e.g., easily influenced by others or by circumstances. 8. considers his relationships more intimate than they really are.</text:p>
          </table:table-cell>
          <table:table-cell/>
          <table:table-cell office:value-type="string" calcext:value-type="string">
            <text:p>PSYCHIATRY</text:p>
          </table:table-cell>
          <table:table-cell table:number-columns-repeated="3"/>
          <table:table-cell office:value-type="string" calcext:value-type="string">
            <text:p>Borderline personality disorder.</text:p>
          </table:table-cell>
          <table:table-cell office:value-type="string" calcext:value-type="string">
            <text:p>Histrionic personality disorder.</text:p>
          </table:table-cell>
          <table:table-cell office:value-type="string" calcext:value-type="string">
            <text:p>Dysthymia.</text:p>
          </table:table-cell>
          <table:table-cell office:value-type="string" calcext:value-type="string">
            <text:p>Dissociative disorder.</text:p>
          </table:table-cell>
          <table:table-cell office:value-type="string" calcext:value-type="string">
            <text:p>Depersonalization disorder.</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162" calcext:value-type="float">
            <text:p>162</text:p>
          </table:table-cell>
          <table:table-cell table:number-columns-repeated="3"/>
          <table:table-cell office:value-type="string" calcext:value-type="string">
            <text:p>A 52-year-old woman comes to the emergency room with bilateral paralysis of the upper extremities that had started abruptly two hours earlier. In the interview she is smiling and says she does not understand why her family is so worried. The family refers that the day before her son had been arrested by the police for drug trafficking and they had not yet been able to contact him. Which of the following is the most likely diagnosis?</text:p>
          </table:table-cell>
          <table:table-cell office:value-type="string" calcext:value-type="string">
            <text:p>The nice word to describe this is: "Belle indeference", this woman shows herself with an elegant indifference to a paralysis. The diagnosis.... can be excluded 2,3,4 because the clinical does not match: no delirium, no worry, no sadness. 1 would be if he was making a profit, if he was knowingly simulating and to make a profit he was faking his illness. This is not the case. Conversive would be if the symptom wanted to transmit something to us, that is to say, it was a metaphor of its internal world... The most exact in this case: 5.</text:p>
          </table:table-cell>
          <table:table-cell/>
          <table:table-cell office:value-type="string" calcext:value-type="string">
            <text:p>PSYCHIATRY</text:p>
          </table:table-cell>
          <table:table-cell table:number-columns-repeated="3"/>
          <table:table-cell office:value-type="string" calcext:value-type="string">
            <text:p>Factitious disorder.</text:p>
          </table:table-cell>
          <table:table-cell office:value-type="string" calcext:value-type="string">
            <text:p>Delusional disorder.</text:p>
          </table:table-cell>
          <table:table-cell office:value-type="string" calcext:value-type="string">
            <text:p>Hypochondriasis.</text:p>
          </table:table-cell>
          <table:table-cell office:value-type="string" calcext:value-type="string">
            <text:p>Major depressive disorder.</text:p>
          </table:table-cell>
          <table:table-cell office:value-type="string" calcext:value-type="string">
            <text:p>Conversive disorder.</text:p>
          </table:table-cell>
          <table:table-cell office:value-type="float" office:value="5" calcext:value-type="float">
            <text:p>5</text:p>
          </table:table-cell>
          <table:table-cell table:number-columns-repeated="3"/>
        </table:table-row>
        <table:table-row table:style-name="ro1">
          <table:table-cell office:value-type="float" office:value="2012" calcext:value-type="float">
            <text:p>2012</text:p>
          </table:table-cell>
          <table:table-cell office:value-type="float" office:value="201" calcext:value-type="float">
            <text:p>201</text:p>
          </table:table-cell>
          <table:table-cell table:number-columns-repeated="3"/>
          <table:table-cell office:value-type="string" calcext:value-type="string">
            <text:p>We are consulted by an 84-year-old woman for insomnia of conciliation. After failing sleep hygiene measures, it is decided to initiate pharmacological treatment. Which of the following drugs would you select for the patient?</text:p>
          </table:table-cell>
          <table:table-cell office:value-type="string" calcext:value-type="string">
            <text:p>Knowing that we have taken measures of sleep hygiene, we have explored what provokes him not to sleep, and he does not sleep nine hours and still wants to sleep more,...then the less harmful answer is the 2. Because it is the one with the shortest half-life and he does not want the lady to fall down the next day.</text:p>
          </table:table-cell>
          <table:table-cell/>
          <table:table-cell office:value-type="string" calcext:value-type="string">
            <text:p>PSYCHIATRY</text:p>
          </table:table-cell>
          <table:table-cell table:number-columns-repeated="3"/>
          <table:table-cell office:value-type="string" calcext:value-type="string">
            <text:p>Diacepam.</text:p>
          </table:table-cell>
          <table:table-cell office:value-type="string" calcext:value-type="string">
            <text:p>Lormetacepam.</text:p>
          </table:table-cell>
          <table:table-cell office:value-type="string" calcext:value-type="string">
            <text:p>Phenobarbital.</text:p>
          </table:table-cell>
          <table:table-cell office:value-type="string" calcext:value-type="string">
            <text:p>Chlordiazepoxide.</text:p>
          </table:table-cell>
          <table:table-cell office:value-type="string" calcext:value-type="string">
            <text:p>Chloracepate.</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70" calcext:value-type="float">
            <text:p>70</text:p>
          </table:table-cell>
          <table:table-cell table:number-columns-repeated="3"/>
          <table:table-cell office:value-type="string" calcext:value-type="string">
            <text:p>A 25-year-old female patient with a history of skin rash after sun exposure and occasional polyarthritis in the joints of the hands, controlled with non-steroidal anti-inflammatory drugs, presents with general malaise, progressive feeling of generalized weakness and pallor for the last 15 days. Laboratory tests showed hemoglobin 7 g/dL, MCV 108 mm/h, 150,000 platelets/mm3, 3000 leukocytes/mm3, elevated LDH, undetectable haptoglobin. In the case of choosing a single diagnostic test indicate which of the following determinations should be performed first:</text:p>
          </table:table-cell>
          <table:table-cell office:value-type="string" calcext:value-type="string">
            <text:p>The clinical and biological picture of this patient raises suspicion of hemolytic anemia in the context of systemic lupus erythematosus. If we have to choose only one diagnostic test, and this should be the first, we are interested in confirming the presence of an autoimmune hemolytic anemia with the direct Coombs' test in order to initiate treatment. The other tests can wait...</text:p>
          </table:table-cell>
          <table:table-cell/>
          <table:table-cell office:value-type="string" calcext:value-type="string">
            <text:p>RHEUMATOLOGY</text:p>
          </table:table-cell>
          <table:table-cell table:number-columns-repeated="3"/>
          <table:table-cell office:value-type="string" calcext:value-type="string">
            <text:p>Direct Coombs test.</text:p>
          </table:table-cell>
          <table:table-cell office:value-type="string" calcext:value-type="string">
            <text:p>Antinuclear antibodies (ANA).</text:p>
          </table:table-cell>
          <table:table-cell office:value-type="string" calcext:value-type="string">
            <text:p>Vitamin B12.</text:p>
          </table:table-cell>
          <table:table-cell office:value-type="string" calcext:value-type="string">
            <text:p>Ferritin.</text:p>
          </table:table-cell>
          <table:table-cell office:value-type="string" calcext:value-type="string">
            <text:p>Folic acid.</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72" calcext:value-type="float">
            <text:p>72</text:p>
          </table:table-cell>
          <table:table-cell table:number-columns-repeated="3"/>
          <table:table-cell office:value-type="string" calcext:value-type="string">
            <text:p>A hyperuricemic patient who usually takes 100 mg of allopurinol daily comes to the ED with acute pain and inflammatory signs in the right knee. Arthrocentesis is performed and polarized light microscopy shows intracellular crystals with negative birefringence. Which of the following therapeutic approaches is the most appropriate in this case?</text:p>
          </table:table-cell>
          <table:table-cell office:value-type="string" calcext:value-type="string">
            <text:p>In the presence of acute gouty arthritis (the presence of intracellular crystals with negative birefringence confirms this) in a hyperuricemic patient previously treated with allopurinol, an NSAID should be added until the crisis subsides. No changes should be made in the hypouricemic treatment during this period because the uric acid metabolic chain is altered and the situation may worsen.</text:p>
          </table:table-cell>
          <table:table-cell/>
          <table:table-cell office:value-type="string" calcext:value-type="string">
            <text:p>RHEUMATOLOGY</text:p>
          </table:table-cell>
          <table:table-cell table:number-columns-repeated="3"/>
          <table:table-cell office:value-type="string" calcext:value-type="string">
            <text:p>Discontinue allopurinol and start colchicine treatment.</text:p>
          </table:table-cell>
          <table:table-cell office:value-type="string" calcext:value-type="string">
            <text:p>Discontinue allopurinol and start NSAIDs.</text:p>
          </table:table-cell>
          <table:table-cell office:value-type="string" calcext:value-type="string">
            <text:p>Add an NSAID until the crisis remits.</text:p>
          </table:table-cell>
          <table:table-cell office:value-type="string" calcext:value-type="string">
            <text:p>Increase the dose of allopurinol to 300 mg/day.</text:p>
          </table:table-cell>
          <table:table-cell office:value-type="string" calcext:value-type="string">
            <text:p>Substitute allopurinol for uricosuric acid.</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74" calcext:value-type="float">
            <text:p>74</text:p>
          </table:table-cell>
          <table:table-cell table:number-columns-repeated="3"/>
          <table:table-cell office:value-type="string" calcext:value-type="string">
            <text:p>A 75-year-old woman consults for violaceous lesions on the hands and neck together with progressive muscle weakness of 3 months of evolution. What diagnostic tests, among those indicated, can be useful for the diagnosis?</text:p>
          </table:table-cell>
          <table:table-cell office:value-type="string" calcext:value-type="string">
            <text:p>Given this clinical picture, one possibility is dermatomyositis. Of the proposed tests, the determination of serum aldolase may be useful. Its elevation is characteristic of this disease. The biopsy should be muscular and not subcutaneous. Anti-smooth muscle antibodies are not characteristic of this disease.</text:p>
          </table:table-cell>
          <table:table-cell/>
          <table:table-cell office:value-type="string" calcext:value-type="string">
            <text:p>RHEUMATOLOGY</text:p>
          </table:table-cell>
          <table:table-cell table:number-columns-repeated="3"/>
          <table:table-cell office:value-type="string" calcext:value-type="string">
            <text:p>Determination of serum aldolase.</text:p>
          </table:table-cell>
          <table:table-cell office:value-type="string" calcext:value-type="string">
            <text:p>Electroencephalogram.</text:p>
          </table:table-cell>
          <table:table-cell office:value-type="string" calcext:value-type="string">
            <text:p>Biopsy of subcutaneous cellular tissue.</text:p>
          </table:table-cell>
          <table:table-cell office:value-type="string" calcext:value-type="string">
            <text:p>Determination of anti-smooth muscle antibodies.</text:p>
          </table:table-cell>
          <table:table-cell office:value-type="string" calcext:value-type="string">
            <text:p>Genetic study of their descendants.</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75" calcext:value-type="float">
            <text:p>75</text:p>
          </table:table-cell>
          <table:table-cell table:number-columns-repeated="3"/>
          <table:table-cell office:value-type="string" calcext:value-type="string">
            <text:p>A 42-year-old female patient reports pain with inflammatory features and swelling in both wrists, 2nd and 3rd metacarpophalangeal and proximal interphalangeal joints bilaterally and left ankle of 4 months of evolution accompanied by morning stiffness of more than one hour duration. Hand X-ray shows an erosion in the styloid process of the ulna in the right carpus. Laboratory tests showed Hb: 10 g/dL with ESR of 45 mm in the first hour, CRP 16 mg/L, rheumatoid factor 160 IU/ML. After 6 months of treatment with indomethacin and methotrexate, the patient persists with pain and swelling of both carpals, morning stiffness lasting 30 minutes and a CBC showing an ESR 30 mm in the first hour and a CRP 9 mg/dL. Regarding the attitude to take, which of the following is true:</text:p>
          </table:table-cell>
          <table:table-cell office:value-type="string" calcext:value-type="string">
            <text:p>This is a patient with rheumatoid arthritis. In my opinion, as in these six months she has shown a clear clinical and biological improvement (decrease in acute phase reactants), I would maintain the therapeutic approach taken and wait for a new evaluation. However, I consider that this question could have another valid answer, 3. It depends a little on the attitude of each rheumatologist. If what you are looking for is a remission of the disease as soon as possible, you could choose to consider associating an anti-TNF alpha?</text:p>
          </table:table-cell>
          <table:table-cell/>
          <table:table-cell office:value-type="string" calcext:value-type="string">
            <text:p>RHEUMATOLOGY</text:p>
          </table:table-cell>
          <table:table-cell table:number-columns-repeated="3"/>
          <table:table-cell office:value-type="string" calcext:value-type="string">
            <text:p>Suspend the prescribed treatment due to lack of response and initiate prednisone at high doses for symptom control only.</text:p>
          </table:table-cell>
          <table:table-cell office:value-type="string" calcext:value-type="string">
            <text:p>Maintain the therapeutic attitude taken since we have only been on it for 6 months and it would be necessary to wait a minimum of 9 months to evaluate therapeutic response.</text:p>
          </table:table-cell>
          <table:table-cell office:value-type="string" calcext:value-type="string">
            <text:p>If there is no medical contraindication, consider adding an anti-TNF alpha to the treatment.</text:p>
          </table:table-cell>
          <table:table-cell office:value-type="string" calcext:value-type="string">
            <text:p>Start a second disease-modifying drug as soon as possible, since it would not be possible to start treatment with biologic therapy alone after methotrexate.</text:p>
          </table:table-cell>
          <table:table-cell office:value-type="string" calcext:value-type="string">
            <text:p>Consider starting treatment with anti-CD20 therapy associated with methotrexate.</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83" calcext:value-type="float">
            <text:p>83</text:p>
          </table:table-cell>
          <table:table-cell table:number-columns-repeated="3"/>
          <table:table-cell office:value-type="string" calcext:value-type="string">
            <text:p>A 62-year-old man with a history of arterial hypertension under treatment with captopril, duodenal ulcer and uric acid urolithiasis. He consults for typical podagra crisis similar to others presented in the last two years. Examination showed tophi in both pinnae. Analyses show uric acid 10.1 mg/dl, creatine 1.5 mg/dl. Indicate which of the following answers is FALSE in relation to his possible treatment with allopurinol.</text:p>
          </table:table-cell>
          <table:table-cell office:value-type="string" calcext:value-type="string">
            <text:p>Allopurinol is always the treatment of choice, especially in the case of tophaceous gout. Moreover, in this case, uricosuric acid could worsen urolithiasis by increasing uricosuria (sorry for the redundancy...).</text:p>
          </table:table-cell>
          <table:table-cell/>
          <table:table-cell office:value-type="string" calcext:value-type="string">
            <text:p>RHEUMATOLOGY</text:p>
          </table:table-cell>
          <table:table-cell table:number-columns-repeated="3"/>
          <table:table-cell office:value-type="string" calcext:value-type="string">
            <text:p>Its use is second choice when uricosurics have failed.</text:p>
          </table:table-cell>
          <table:table-cell office:value-type="string" calcext:value-type="string">
            <text:p>Its prolonged use is practically obligatory because there are tophi.</text:p>
          </table:table-cell>
          <table:table-cell office:value-type="string" calcext:value-type="string">
            <text:p>Its introduction should be delayed until the current attack has resolved with anti-inflammatory drugs or colchicine.</text:p>
          </table:table-cell>
          <table:table-cell office:value-type="string" calcext:value-type="string">
            <text:p>Its introduction should be gradual up to a dose that achieves a uricemia below 6 mg/dL.</text:p>
          </table:table-cell>
          <table:table-cell office:value-type="string" calcext:value-type="string">
            <text:p>In the first months of treatment it is advisable to associate low doses of colchicine to prevent new attacks.</text:p>
          </table:table-cell>
          <table:table-cell office:value-type="float" office:value="1" calcext:value-type="float">
            <text:p>1</text:p>
          </table:table-cell>
          <table:table-cell table:number-columns-repeated="3"/>
        </table:table-row>
        <table:table-row table:style-name="ro1">
          <table:table-cell office:value-type="float" office:value="2012" calcext:value-type="float">
            <text:p>2012</text:p>
          </table:table-cell>
          <table:table-cell office:value-type="float" office:value="230" calcext:value-type="float">
            <text:p>230</text:p>
          </table:table-cell>
          <table:table-cell table:number-columns-repeated="3"/>
          <table:table-cell office:value-type="string" calcext:value-type="string">
            <text:p>A 40-year-old patient who comes to the emergency room with aphthous stomatitis, conjunctivitis, urethritis, balanitis and joint pain. Which of the following diagnoses is the most likely?</text:p>
          </table:table-cell>
          <table:table-cell office:value-type="string" calcext:value-type="string">
            <text:p>Given this clinical picture and without having complementary tests available, the most likely diagnosis is reactive arthritis. The only problem is that the statement speaks of joint pain and not arthritis... Reiter's syndrome (triad of conjunctivitis, urethritis and arthritis) is one of the forms in which reactive arthritis can present. In Behçet's disease oral and genital aphthous ulcers may occur but urethritis is not a feature. And the characteristic ocular condition is uveitis.</text:p>
          </table:table-cell>
          <table:table-cell/>
          <table:table-cell office:value-type="string" calcext:value-type="string">
            <text:p>RHEUMATOLOGY</text:p>
          </table:table-cell>
          <table:table-cell table:number-columns-repeated="3"/>
          <table:table-cell office:value-type="string" calcext:value-type="string">
            <text:p>Behçet's disease.</text:p>
          </table:table-cell>
          <table:table-cell office:value-type="string" calcext:value-type="string">
            <text:p>Reactive arthritis syndrome.</text:p>
          </table:table-cell>
          <table:table-cell office:value-type="string" calcext:value-type="string">
            <text:p>Sweet's syndrome.</text:p>
          </table:table-cell>
          <table:table-cell office:value-type="string" calcext:value-type="string">
            <text:p>Vitamin A deficiency.</text:p>
          </table:table-cell>
          <table:table-cell office:value-type="string" calcext:value-type="string">
            <text:p>Gonococcal infection.</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73" calcext:value-type="float">
            <text:p>73</text:p>
          </table:table-cell>
          <table:table-cell table:number-columns-repeated="3"/>
          <table:table-cell office:value-type="string" calcext:value-type="string">
            <text:p>A 75-year-old patient with significant gonarthrosis with "Genu Varo" that causes marked functional impotence, limited mobility and continuous pain that requires continuous antirheumatic, anti-inflammatory and analgesic medication. What treatment should be indicated in this case?</text:p>
          </table:table-cell>
          <table:table-cell office:value-type="string" calcext:value-type="string">
            <text:p>We are dealing with a patient who has exhausted the pharmacological route given that he takes everything and has two important problems: genu varum and an important gonarthrosis. This means that we can do nothing with an arthroscopy, let alone a synovectomy (1 and 5 false). The genu varum could falsely make us think about an osteotomy, however even if we did it and corrected the varus now the damage is already done and the osteoarthrosis is severe. Perhaps years ago before the osteoarthritis took place it would have been resolutive but not now (4 false). In addition, in order to consider an osteotomy, we should be given more data to know which bone to apply the osteotomy on, the tibia or the femur. Finally, we may think that it is best to first try rehabilitation before considering surgery, but I discard this option because the question emphasizes that we have exhausted pharmacological measures (although it could be considered because they have not specified whether it has been tried or not). In any case with the knee prosthesis we correct the problem of osteoarthritis pain and we can also correct the knee varus.</text:p>
          </table:table-cell>
          <table:table-cell/>
          <table:table-cell office:value-type="string" calcext:value-type="string">
            <text:p>TRAUMATOLOGY AND ORTHOPEDICS</text:p>
          </table:table-cell>
          <table:table-cell table:number-columns-repeated="3"/>
          <table:table-cell office:value-type="string" calcext:value-type="string">
            <text:p>Arthroscopic lavage of the knee.</text:p>
          </table:table-cell>
          <table:table-cell office:value-type="string" calcext:value-type="string">
            <text:p>Rehabilitation of the affected knee.</text:p>
          </table:table-cell>
          <table:table-cell office:value-type="string" calcext:value-type="string">
            <text:p>Arthroplasty of the affected knee.</text:p>
          </table:table-cell>
          <table:table-cell office:value-type="string" calcext:value-type="string">
            <text:p>Abduction supratuberosity tibial supratuberosity tibial osteotomy.</text:p>
          </table:table-cell>
          <table:table-cell office:value-type="string" calcext:value-type="string">
            <text:p>Knee synovectomy.</text:p>
          </table:table-cell>
          <table:table-cell office:value-type="float" office:value="3" calcext:value-type="float">
            <text:p>3</text:p>
          </table:table-cell>
          <table:table-cell table:number-columns-repeated="3"/>
        </table:table-row>
        <table:table-row table:style-name="ro1">
          <table:table-cell office:value-type="float" office:value="2012" calcext:value-type="float">
            <text:p>2012</text:p>
          </table:table-cell>
          <table:table-cell office:value-type="float" office:value="133" calcext:value-type="float">
            <text:p>133</text:p>
          </table:table-cell>
          <table:table-cell table:number-columns-repeated="3"/>
          <table:table-cell office:value-type="string" calcext:value-type="string">
            <text:p>Obese 12-year-old boy (87 kg). He has been complaining of mechanical pain in the right thigh and knee for 4 months. Clinical examination reveals a 1 cm discrepancy in the length of the lower extremities and an attitude of the right lower extremity in external rotation with loss of internal rotation. We should suspect that he presents:</text:p>
          </table:table-cell>
          <table:table-cell office:value-type="string" calcext:value-type="string">
            <text:p>We are presented with an adolescent patient who is overweight with pain in the thigh and knee, a length discrepancy of 1 cm and the limb in external rotation. This picture should automatically lead us to mark epiphysiolysis capitis femoris (proximal femoral epiphysiolysis, the fact of reading it in Latin nomina is a bit of a misunderstanding but it should not mislead us). We should think of this one because it is the most frequent and possible (correct answer 2). The other options are not impossible but they are less frequent and they would not ask us this if they wanted us to choose another option. If they were sequelae of hip dysplasia, it would not have this 4-month onset and the age of onset would be earlier. Complications of dysplasia are dislocations and subluxations that may require surgery and avascular necrosis of the head (false answer 5). Perthes disease occurs in younger children (4-9 years) with episodes of limping and pain in the hip and knee (false answer 4). In a child the most typical would be a fracture at the level of the physis, not at the level of the femoral neck, so we discard 3. For us to consider this option we would have to have been presented with a bone cyst, something that would justify a weakness in the femoral neck area. As for juvenile chronic arthritis, it is a rheumatoid option surrounded by trauma options. They do not speak to us of rheumatologic factors in an analytical analysis, nor of a polyarticular picture. Perhaps we could think about this one because they talk about pain in the right knee, but this picture that they present us is limited to the right lower limb, they do not talk about other joints or fever or other accompanying systemic symptoms, so it is not an option to evaluate, especially with the other options presented to us that would be more likely in view of the picture presented to us (option 1 false). In addition, the knee pain in this case refers to a referred pain of the hip, without involvement of the knee.</text:p>
          </table:table-cell>
          <table:table-cell/>
          <table:table-cell office:value-type="string" calcext:value-type="string">
            <text:p>TRAUMATOLOGY AND ORTHOPEDICS</text:p>
          </table:table-cell>
          <table:table-cell table:number-columns-repeated="3"/>
          <table:table-cell office:value-type="string" calcext:value-type="string">
            <text:p>Juvenile chronic arthritis.</text:p>
          </table:table-cell>
          <table:table-cell office:value-type="string" calcext:value-type="string">
            <text:p>Epiphysiolysis capitis femoris.</text:p>
          </table:table-cell>
          <table:table-cell office:value-type="string" calcext:value-type="string">
            <text:p>Fracture of the femoral neck due to overload.</text:p>
          </table:table-cell>
          <table:table-cell office:value-type="string" calcext:value-type="string">
            <text:p>Perthes disease.</text:p>
          </table:table-cell>
          <table:table-cell office:value-type="string" calcext:value-type="string">
            <text:p>Sequelae of developmental dysplasia of the hip.</text:p>
          </table:table-cell>
          <table:table-cell office:value-type="float" office:value="2" calcext:value-type="float">
            <text:p>2</text:p>
          </table:table-cell>
          <table:table-cell table:number-columns-repeated="3"/>
        </table:table-row>
        <table:table-row table:style-name="ro1">
          <table:table-cell office:value-type="float" office:value="2012" calcext:value-type="float">
            <text:p>2012</text:p>
          </table:table-cell>
          <table:table-cell office:value-type="float" office:value="111" calcext:value-type="float">
            <text:p>111</text:p>
          </table:table-cell>
          <table:table-cell table:number-columns-repeated="3"/>
          <table:table-cell office:value-type="string" calcext:value-type="string">
            <text:p>A 45-year-old male patient with a history of uric lithiasis with repeated expulsive nephritic colic for 25 years, comes to the ED referring palpitations and intense right lumbar pain since 2 hours before. Urinalysis showed a pH of 5.5 and leukocyturia without proteinuria. The ECG confirms a previously unknown atrial fibrillation. Blood biochemistry shows a creatinine of 0.9mg/dl, a calcium of 11mg/dl and an LDH of 950 U/l. What is the most useful diagnostic maneuver to perform?</text:p>
          </table:table-cell>
          <table:table-cell office:value-type="string" calcext:value-type="string">
            <text:p>In this question I have more doubts as to which is the correct answer, since we must interpret which is the most useful test, with which we can obtain more performance. However, this situation also depends on the radiology services of each center and their preferences. I will focus on the urological part, leaving aside the rest of the symptomatology. - Abdominal X-ray is the first imaging study to be performed because it is fast, simple and practically innocuous (except in children and pregnant women). 90% of the stones are radiopaque and therefore visible, but the sensitivity of this test, used in isolation, decreases to 45-59%. It is a mandatory test in any suspicion of colic pain. However, it has a lower yield than the others. Although the urological history speaks of uric lithiasis (radiotransparent), with an acid pH that reaffirms the diagnosis of uric origin, we can never rule out calcium oxalate lithiasis that can appear synchronously. - IVUS seems to me to be one of the best performing options. It will give us diagnostic clarity of obstruction, its magnitude and its renal repercussions. It has long been considered the examination of choice for the study of patients with renal lithiasis. It is a test with high sensitivity and specificity (87-90% and 94-100%, respectively), relatively innocuous, and available in all hospitals. It informs us of the number, size, shape and location of the stone, as well as the functional status of the affected kidney. - Contrast-enhanced CT seems to me to be the most efficient option. It serves to discover lithiasis that other tests cannot find and gives us a global image of the rest of the structures. Great performance but also more expensive, more time, more radiation. It has been confirmed as a high sensitivity and specificity scan, surpassing previous tests (94-100% and 92-100%, respectively, for the detection of ureteral calculi) and with its numerous advantages it has become the reference test and is expected to replace IVUS and ultrasound worldwide. It performs a helical scan with 5 mm slices allowing the detection of stones up to 2 mm. With the administration of contrast, it allows the evaluation of renal function. - Ultrasound is a fast, cheap and innocuous test, but very radiologist-dependent. It gives great renal information on obstructive repercussions, but less quality in terms of finding a lithiasis. Ultrasonography only detects calculi larger than 4 mm, located in the pyelo-ureteral junction or the uretero-vesical junction, while the lumbar and pelvic ureter is not very accessible due to the interposition of the intestinal loops. Therefore, ultrasound performed in isolation is not very sensitive (20-45%) for the detection of calculi, but associated with simple abdominal radiography increases its sensitivity and specificity. - Doppler echocardiography has no use in urological diagnosis. My answer would be CT with ev contrast and excretory phase (answer (c)), in terms of performance, sensitivity and specificity. There are radiology services more skilled or predisposed to one or the other. Without forgetting that abdominal X-ray should always be done in the suspicion of colic.</text:p>
          </table:table-cell>
          <table:table-cell/>
          <table:table-cell office:value-type="string" calcext:value-type="string">
            <text:p>UROLOGY</text:p>
          </table:table-cell>
          <table:table-cell table:number-columns-repeated="3"/>
          <table:table-cell office:value-type="string" calcext:value-type="string">
            <text:p>Simple abdominal X-ray.</text:p>
          </table:table-cell>
          <table:table-cell office:value-type="string" calcext:value-type="string">
            <text:p>IVU.</text:p>
          </table:table-cell>
          <table:table-cell office:value-type="string" calcext:value-type="string">
            <text:p>CT with contrast.</text:p>
          </table:table-cell>
          <table:table-cell office:value-type="string" calcext:value-type="string">
            <text:p>Abdominal echography.</text:p>
          </table:table-cell>
          <table:table-cell office:value-type="string" calcext:value-type="string">
            <text:p>Doppler echocardiography.</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117" calcext:value-type="float">
            <text:p>117</text:p>
          </table:table-cell>
          <table:table-cell table:number-columns-repeated="3"/>
          <table:table-cell office:value-type="string" calcext:value-type="string">
            <text:p>A 35-year-old man presenting hematuria after respiratory infections for several years, a blood test shows creatinine 1 mg/dl with no other alterations and urine hematocytes 50/field being 80% dysmorphic, with proteinuria of 0.8 grams in 24 hours. What is the most likely diagnosis?</text:p>
          </table:table-cell>
          <table:table-cell office:value-type="string" calcext:value-type="string">
            <text:p>The correct answer is: 3. IgA nephropathy. Given that the clinical presentation of this nephropathy appears in a very unspecific way, to identify the responsible disease we must rely on its epidemiology. Since he is a young male, with a history of previous respiratory infections, a relationship between these infections and renal pathology is established. Based on this we think about IgA nephropathy, which besides being the most frequent glomerulonephritis, it is presented in most of the cases as described.</text:p>
          </table:table-cell>
          <table:table-cell office:value-type="string" calcext:value-type="string">
            <text:p>Glomerulonefritis mesangial IgA idiopática. Estudio clínico e inmunopatológico de 40 casos y revisión de la literatura, VG Millet, C Prieto, G Usera... 1982 (http://www2.revistanefrologia.com/revistas/ANTIGUO/1982_2_1_5.pdf) – revistanefrologia.com</text:p>
          </table:table-cell>
          <table:table-cell office:value-type="string" calcext:value-type="string">
            <text:p>NEPHROLOGY</text:p>
          </table:table-cell>
          <table:table-cell table:number-columns-repeated="3"/>
          <table:table-cell office:value-type="string" calcext:value-type="string">
            <text:p>Minimal change nephropathy.</text:p>
          </table:table-cell>
          <table:table-cell office:value-type="string" calcext:value-type="string">
            <text:p>Membranous glomerulonephritis.</text:p>
          </table:table-cell>
          <table:table-cell office:value-type="string" calcext:value-type="string">
            <text:p>IgA nephropathy.</text:p>
          </table:table-cell>
          <table:table-cell office:value-type="string" calcext:value-type="string">
            <text:p>Proliferative and diffuse glomerulonephritis.</text:p>
          </table:table-cell>
          <table:table-cell office:value-type="string" calcext:value-type="string">
            <text:p>Focal and primary segmental glomerulosclerosis.</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118" calcext:value-type="float">
            <text:p>118</text:p>
          </table:table-cell>
          <table:table-cell table:number-columns-repeated="3"/>
          <table:table-cell office:value-type="string" calcext:value-type="string">
            <text:p>A 60-year-old woman diagnosed with chronic bronchopathy, diabetes mellitus, hypertension and treated for 4 months with Omeprazole, Metformin, Salbutamol, Ipratropium Bromide and Enalapril 20 mg + Hydrochlorothiazide 25 mg comes to your office for fatigue, decreased appetite, with slight dyspnea and occasional cough, variable stools, sometimes soft and without urinary symptoms. Blood tests show leukocytes 10,000/mm³, Ht 35%, MCV 80, Glucose 150 mg/dl, Urea 80 mg/dl, Creatinine 1.6 mg/dl, Sodium 133 mEq/l and Potassium 2.9 mEq/l. What is the most likely cause of hypokalemia?</text:p>
          </table:table-cell>
          <table:table-cell office:value-type="string" calcext:value-type="string">
            <text:p>The correct answer is: 4. Antihypertensive. In particular, hydrochlorothiazide, as a thiazide, is primarily responsible for this patient's hypokalemia.</text:p>
          </table:table-cell>
          <table:table-cell/>
          <table:table-cell office:value-type="string" calcext:value-type="string">
            <text:p>NEPHROLOGY</text:p>
          </table:table-cell>
          <table:table-cell table:number-columns-repeated="3"/>
          <table:table-cell office:value-type="string" calcext:value-type="string">
            <text:p>Renal insufficiency.</text:p>
          </table:table-cell>
          <table:table-cell office:value-type="string" calcext:value-type="string">
            <text:p>Hyponatremia.</text:p>
          </table:table-cell>
          <table:table-cell office:value-type="string" calcext:value-type="string">
            <text:p>Potassium deficiency.</text:p>
          </table:table-cell>
          <table:table-cell office:value-type="string" calcext:value-type="string">
            <text:p>Antihypertensive.</text:p>
          </table:table-cell>
          <table:table-cell office:value-type="string" calcext:value-type="string">
            <text:p>Metformin.</text:p>
          </table:table-cell>
          <table:table-cell office:value-type="float" office:value="4" calcext:value-type="float">
            <text:p>4</text:p>
          </table:table-cell>
          <table:table-cell table:number-columns-repeated="3"/>
        </table:table-row>
        <table:table-row table:style-name="ro1">
          <table:table-cell office:value-type="float" office:value="2013" calcext:value-type="float">
            <text:p>2013</text:p>
          </table:table-cell>
          <table:table-cell office:value-type="float" office:value="121" calcext:value-type="float">
            <text:p>121</text:p>
          </table:table-cell>
          <table:table-cell table:number-columns-repeated="3"/>
          <table:table-cell office:value-type="string" calcext:value-type="string">
            <text:p>A 52-year-old patient with stage V chronic kidney disease, secondary to autosomal dominant polycystic kidney disease, receives a cadaver donor kidney graft. A 34-year-old brother of his comes to visit him and says he does not know if he has the disease because he has never seen a doctor since he was a teenager. What attitude or test do you think is the most appropriate to recommend at that moment?</text:p>
          </table:table-cell>
          <table:table-cell office:value-type="string" calcext:value-type="string">
            <text:p>The correct answer is: 2. Abdomino-pelvic ultrasound. Abdomino-pelvic ultrasound is undoubtedly the most specific and sensitive test for the diagnosis of polycystic kidney disease and, above all, the cheapest to demonstrate whether or not the patient's sibling has inherited polycystic kidney disease.</text:p>
          </table:table-cell>
          <table:table-cell office:value-type="string" calcext:value-type="string">
            <text:p>Diagnóstico convencional y genético en la poliquistosis renal autosómica dominante (PQRAD). Implicaciones sobre el consejo genético, S Aguado (http://www.revistanefrologia.com/revistas/P7-E119/P7-E119-S140-A2558.pdf).</text:p>
          </table:table-cell>
          <table:table-cell office:value-type="string" calcext:value-type="string">
            <text:p>NEPHROLOGY</text:p>
          </table:table-cell>
          <table:table-cell table:number-columns-repeated="3"/>
          <table:table-cell office:value-type="string" calcext:value-type="string">
            <text:p>Genetic mutational and linkage study.</text:p>
          </table:table-cell>
          <table:table-cell office:value-type="string" calcext:value-type="string">
            <text:p>Abdomino-pelvic ultrasound.</text:p>
          </table:table-cell>
          <table:table-cell office:value-type="string" calcext:value-type="string">
            <text:p>Helical computed axial tomography with iodinated contrast.</text:p>
          </table:table-cell>
          <table:table-cell office:value-type="string" calcext:value-type="string">
            <text:p>Abdominal and cerebral MRI.</text:p>
          </table:table-cell>
          <table:table-cell office:value-type="string" calcext:value-type="string">
            <text:p>Periodic clinical controls.</text:p>
          </table:table-cell>
          <table:table-cell office:value-type="float" office:value="2" calcext:value-type="float">
            <text:p>2</text:p>
          </table:table-cell>
          <table:table-cell table:number-columns-repeated="3"/>
        </table:table-row>
        <table:table-row table:style-name="ro1">
          <table:table-cell office:value-type="float" office:value="2013" calcext:value-type="float">
            <text:p>2013</text:p>
          </table:table-cell>
          <table:table-cell office:value-type="float" office:value="122" calcext:value-type="float">
            <text:p>122</text:p>
          </table:table-cell>
          <table:table-cell table:number-columns-repeated="3"/>
          <table:table-cell office:value-type="string" calcext:value-type="string">
            <text:p>A 66-year-old man with a history of ankylosing spondylitis of long evolution. He presents proteinuria of 6 grams per day with hypoalbuminemia and edema. In the urinary sediment no hematuria is detected. His plasma creatinine is 1.6 mg/dL and his glomerular filtration rate is 45 mL/min. Glycemia 110 mg/dL. His severe spinal deformity makes it difficult to perform percutaneous renal biopsy. What is the correct initial approach?</text:p>
          </table:table-cell>
          <table:table-cell office:value-type="string" calcext:value-type="string">
            <text:p>The correct answer is: 3. Subcutaneous fat biopsy. Lupus erythematosus, some vasculitides, Goodpasture's disease and other systemic diseases (ankylosing spondylitis is one of them) affect the kidney and condition its prognosis. The appearance of urinary abnormalities or renal impairment of parenchymal cause are indications for renal biopsy, even with proteinuria ranges lower than those accepted in primary nephropathies. The determination of anti-GBM antibodies and ANCAS are helpful for diagnosis, but they do not replace renal biopsy, since they lack prognostic value and do not help to plan treatment. In this case, in which we are led to think that renal biopsy is not possible, we must relate AE to renal failure. In most cases, the relationship is established by an IgA nephropathy, which presents with hematuria, a symptom that claims not to exist in this case. A non-negligible number of patients with evolved AD is amyloidosis, which also matches the patient's symptomatology. Therefore, and given that amyloidosis can be diagnosed with a subcutaneous fat biopsy, it is answer 3 that should be considered valid.</text:p>
          </table:table-cell>
          <table:table-cell office:value-type="string" calcext:value-type="string">
            <text:p>Espondiloartritis anquilosante. Etiopatogenia, diagnóstico, diagnóstico diferencial, tratamiento actual y perspectivas futuras; E. Collantes Estévez, A. Escudero Contreras y VC Pérez Guijo (http://www.espondilitis.info/articulos/espondieduardo.pdf).</text:p>
          </table:table-cell>
          <table:table-cell office:value-type="string" calcext:value-type="string">
            <text:p>NEPHROLOGY</text:p>
          </table:table-cell>
          <table:table-cell table:number-columns-repeated="3"/>
          <table:table-cell office:value-type="string" calcext:value-type="string">
            <text:p>To initiate corticoids for suspicion of minimal change glomerular disease.</text:p>
          </table:table-cell>
          <table:table-cell office:value-type="string" calcext:value-type="string">
            <text:p>Treat with cyclophosphamide for suspected membranous glomerulopathy.</text:p>
          </table:table-cell>
          <table:table-cell office:value-type="string" calcext:value-type="string">
            <text:p>Subcutaneous fat biopsy.</text:p>
          </table:table-cell>
          <table:table-cell office:value-type="string" calcext:value-type="string">
            <text:p>Initiate dialysis.</text:p>
          </table:table-cell>
          <table:table-cell office:value-type="string" calcext:value-type="string">
            <text:p>Glucose overload test to rule out diabetic nephropathy.</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123" calcext:value-type="float">
            <text:p>123</text:p>
          </table:table-cell>
          <table:table-cell table:number-columns-repeated="3"/>
          <table:table-cell office:value-type="string" calcext:value-type="string">
            <text:p>An 80-year-old patient with a history of hypertension and on treatment with enalapril and spironolactone comes to the hospital with asthenia and severe muscle weakness. Blood pressure is 110/70 mmHg. In the ECG, there are sharp and elevated T waves, ventricular extrasystoles and short QT. What is the most likely diagnosis?</text:p>
          </table:table-cell>
          <table:table-cell office:value-type="string" calcext:value-type="string">
            <text:p>The correct answer is: 2. Hyperkalemia. Spironolactone, as a potassium-sparing diuretic, inhibits the action of aldosterone at the renal level, being responsible for a decrease in potassium excretion. Hyperkalemia produces repolarization disturbances that result in the installation of a large, symmetrical, narrow-based T, visible in the precordial leads. The QT space is shortened. These anomalies appear with a kalemia of around 5.5 to 6 mmol/l. Above 6.5 mmol/L, electrocardiographic changes are constant, and are dominated by conduction disturbances (making ventricular extrasystoles possible).</text:p>
          </table:table-cell>
          <table:table-cell office:value-type="string" calcext:value-type="string">
            <text:p>http://tratado.uninet.edu/c050302.html#2.1.4</text:p>
          </table:table-cell>
          <table:table-cell office:value-type="string" calcext:value-type="string">
            <text:p>NEPHROLOGY</text:p>
          </table:table-cell>
          <table:table-cell table:number-columns-repeated="3"/>
          <table:table-cell office:value-type="string" calcext:value-type="string">
            <text:p>Hypercalcemia.</text:p>
          </table:table-cell>
          <table:table-cell office:value-type="string" calcext:value-type="string">
            <text:p>Hyperkalemia.</text:p>
          </table:table-cell>
          <table:table-cell office:value-type="string" calcext:value-type="string">
            <text:p>Hypomagnesemia.</text:p>
          </table:table-cell>
          <table:table-cell office:value-type="string" calcext:value-type="string">
            <text:p>Hypocalcemia.</text:p>
          </table:table-cell>
          <table:table-cell office:value-type="string" calcext:value-type="string">
            <text:p>Hypernatremia.</text:p>
          </table:table-cell>
          <table:table-cell office:value-type="float" office:value="2" calcext:value-type="float">
            <text:p>2</text:p>
          </table:table-cell>
          <table:table-cell table:number-columns-repeated="3"/>
        </table:table-row>
        <table:table-row table:style-name="ro1">
          <table:table-cell office:value-type="float" office:value="2013" calcext:value-type="float">
            <text:p>2013</text:p>
          </table:table-cell>
          <table:table-cell office:value-type="float" office:value="229" calcext:value-type="float">
            <text:p>229</text:p>
          </table:table-cell>
          <table:table-cell table:number-columns-repeated="3"/>
          <table:table-cell office:value-type="string" calcext:value-type="string">
            <text:p>A 58-year-old woman, weight 130 kg, height 155 cm, body mass index &gt; 30 with mild hypertension, blood glucose 108 mg/dL and absence of edema in the lower limbs. Blood analysis showed Cr 2.0 mg/dL, Urea 86 mg/dL, Alb 3.8 g/1, Na 142 mEq/L, K 4 mEq/L. In urinalysis: sediment without alterations and in 24 h urine proteinuria of 6.3 g/24 h. Which of the following entities is more likely to be present?</text:p>
          </table:table-cell>
          <table:table-cell office:value-type="string" calcext:value-type="string">
            <text:p>The correct answer is: 2. Focal segmental glomerulonephritis. We are in front of a patient with renal insufficiency whose manifestation is a proteinuria. That places us in the picture of nonproliferative GN (membranous, focal and segmental and minimal changes, discarding the other two). If we also consider that the patient was obese, slightly hypertensive, the most probable is that it is a focal segmental glomerulonephritis.</text:p>
          </table:table-cell>
          <table:table-cell office:value-type="string" calcext:value-type="string">
            <text:p>La obesidad como causa de enfermedad renal – Sociedad Española (https://www.google.es/url?sa=t&amp;rct=j&amp;q=&amp;esrc=s&amp;source=web&amp;cd=1&amp;ved=0CDwQFjAA&amp;url=http%3A%2F%2Fwww.seedo.es%2Fportals%2Fseedo%2FRevistaObesidad%2F2009-n4-Revision-La-obesidad-como-causa-de-enfermedad-renal.pdf&amp;ei=oP8PUaKaDYua1AXurICgAg&amp;usg=AFQjCNFIQyLyNRQ-7DuCmTzxa38EFojOWA&amp;bvm=bv.41867550,d.d2k).</text:p>
          </table:table-cell>
          <table:table-cell office:value-type="string" calcext:value-type="string">
            <text:p>NEPHROLOGY</text:p>
          </table:table-cell>
          <table:table-cell table:number-columns-repeated="3"/>
          <table:table-cell office:value-type="string" calcext:value-type="string">
            <text:p>Secondary membranous glomerulonephritis.</text:p>
          </table:table-cell>
          <table:table-cell office:value-type="string" calcext:value-type="string">
            <text:p>Focal and segmental glomerulonephritis.</text:p>
          </table:table-cell>
          <table:table-cell office:value-type="string" calcext:value-type="string">
            <text:p>IgA nephropathy.</text:p>
          </table:table-cell>
          <table:table-cell office:value-type="string" calcext:value-type="string">
            <text:p>Rapidly progressive glomerulonephritis.</text:p>
          </table:table-cell>
          <table:table-cell office:value-type="string" calcext:value-type="string">
            <text:p>Minimal change nephropathy.</text:p>
          </table:table-cell>
          <table:table-cell office:value-type="float" office:value="2" calcext:value-type="float">
            <text:p>2</text:p>
          </table:table-cell>
          <table:table-cell table:number-columns-repeated="3"/>
        </table:table-row>
        <table:table-row table:style-name="ro1">
          <table:table-cell office:value-type="float" office:value="2013" calcext:value-type="float">
            <text:p>2013</text:p>
          </table:table-cell>
          <table:table-cell office:value-type="float" office:value="82" calcext:value-type="float">
            <text:p>82</text:p>
          </table:table-cell>
          <table:table-cell table:number-columns-repeated="3"/>
          <table:table-cell office:value-type="string" calcext:value-type="string">
            <text:p>A 45-year-old woman presents arterial hypertension (190/120 mmHg) accompanied by K 2.5 mEq/l. An abdominal ultrasound shows stenosis of both renal arteries. Indicate which treatment is contraindicated:</text:p>
          </table:table-cell>
          <table:table-cell office:value-type="string" calcext:value-type="string">
            <text:p>If the renal arteries are stenosed, blood has difficulty reaching the kidneys. That is, both are poorly perfused and can only create the pressure gradient necessary for filtration by contraction of the efferent arteriole. If we administer an ACEI, we will provoke the relaxation of this arteriole and the fall of the glomerular filtration rate. And if neither kidney filters, because both have arterial stenosis, we have a problem....</text:p>
          </table:table-cell>
          <table:table-cell/>
          <table:table-cell office:value-type="string" calcext:value-type="string">
            <text:p>CARDIOLOGY AND CARDIOVASCULAR SURGERY</text:p>
          </table:table-cell>
          <table:table-cell table:number-columns-repeated="3"/>
          <table:table-cell office:value-type="string" calcext:value-type="string">
            <text:p>Enalapril.</text:p>
          </table:table-cell>
          <table:table-cell office:value-type="string" calcext:value-type="string">
            <text:p>Propanolol.</text:p>
          </table:table-cell>
          <table:table-cell office:value-type="string" calcext:value-type="string">
            <text:p>Amiloride.</text:p>
          </table:table-cell>
          <table:table-cell office:value-type="string" calcext:value-type="string">
            <text:p>Prazosin.</text:p>
          </table:table-cell>
          <table:table-cell office:value-type="string" calcext:value-type="string">
            <text:p>Amlodipine.</text:p>
          </table:table-cell>
          <table:table-cell office:value-type="float" office:value="1" calcext:value-type="float">
            <text:p>1</text:p>
          </table:table-cell>
          <table:table-cell table:number-columns-repeated="3"/>
        </table:table-row>
        <table:table-row table:style-name="ro1">
          <table:table-cell office:value-type="float" office:value="2013" calcext:value-type="float">
            <text:p>2013</text:p>
          </table:table-cell>
          <table:table-cell office:value-type="float" office:value="85" calcext:value-type="float">
            <text:p>85</text:p>
          </table:table-cell>
          <table:table-cell table:number-columns-repeated="3"/>
          <table:table-cell office:value-type="string" calcext:value-type="string">
            <text:p>If in a patient with chronic heart failure we detect prominent v waves in the jugular venous pulse and on cardiac auscultation a holosystolic murmur is auscultated in the area of the xiphoid appendage that is accentuated with deep inspiration. What is the valvulopathy responsible for this physical examination?</text:p>
          </table:table-cell>
          <table:table-cell office:value-type="string" calcext:value-type="string">
            <text:p>Basic semiology. However, emergency reasoning: systolic murmur, something that in systole had to be closed and is not, or had to open, and does not: options 1, 3 and 5. And if we see repercussion in the jugular pulse, it must be in the right cavities. Apart from the fact that the v wave appears during systole, while the atria are filling: if the RV flow rises to the RA, what will happen is that the v wave will be very large?</text:p>
          </table:table-cell>
          <table:table-cell/>
          <table:table-cell office:value-type="string" calcext:value-type="string">
            <text:p>CARDIOLOGY AND CARDIOVASCULAR SURGERY</text:p>
          </table:table-cell>
          <table:table-cell table:number-columns-repeated="3"/>
          <table:table-cell office:value-type="string" calcext:value-type="string">
            <text:p>Mitral insufficiency.</text:p>
          </table:table-cell>
          <table:table-cell office:value-type="string" calcext:value-type="string">
            <text:p>Pulmonary insufficiency.</text:p>
          </table:table-cell>
          <table:table-cell office:value-type="string" calcext:value-type="string">
            <text:p>Tricuspid insufficiency.</text:p>
          </table:table-cell>
          <table:table-cell office:value-type="string" calcext:value-type="string">
            <text:p>Aortic insufficiency.</text:p>
          </table:table-cell>
          <table:table-cell office:value-type="string" calcext:value-type="string">
            <text:p>Aortic stenosis.</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86" calcext:value-type="float">
            <text:p>86</text:p>
          </table:table-cell>
          <table:table-cell table:number-columns-repeated="3"/>
          <table:table-cell office:value-type="string" calcext:value-type="string">
            <text:p>What examination would you advise in the first place for an 82-year-old patient with exertional angina and a systolic ejection murmur of intensity 3/6 on auscultation?</text:p>
          </table:table-cell>
          <table:table-cell office:value-type="string" calcext:value-type="string">
            <text:p>Ejective murmur, our first suspicion is aortic stenosis. Angina may be due to the stenosis itself or to underlying coronary artery disease (probable, given the age). And with this information, we cannot know if the stenosis is severe. Therefore, the first thing we will have to do will be to study the valve disease: we do not want to put the patient to run or overload him with dobuta and have a syncope, nor do we want to do a catheterization without having first performed another noninvasive test. And cardioTC, in someone 80 years old, is going to tell us what we already know: that he has calcium up to his eyebrows.</text:p>
          </table:table-cell>
          <table:table-cell/>
          <table:table-cell office:value-type="string" calcext:value-type="string">
            <text:p>CARDIOLOGY AND CARDIOVASCULAR SURGERY</text:p>
          </table:table-cell>
          <table:table-cell table:number-columns-repeated="3"/>
          <table:table-cell office:value-type="string" calcext:value-type="string">
            <text:p>A stress test.</text:p>
          </table:table-cell>
          <table:table-cell office:value-type="string" calcext:value-type="string">
            <text:p>Coronary angiography.</text:p>
          </table:table-cell>
          <table:table-cell office:value-type="string" calcext:value-type="string">
            <text:p>Exercise echocardiogram.</text:p>
          </table:table-cell>
          <table:table-cell office:value-type="string" calcext:value-type="string">
            <text:p>Coronary CT scan.</text:p>
          </table:table-cell>
          <table:table-cell office:value-type="string" calcext:value-type="string">
            <text:p>Doppler echocardiogram.</text:p>
          </table:table-cell>
          <table:table-cell office:value-type="float" office:value="5" calcext:value-type="float">
            <text:p>5</text:p>
          </table:table-cell>
          <table:table-cell table:number-columns-repeated="3"/>
        </table:table-row>
        <table:table-row table:style-name="ro1">
          <table:table-cell office:value-type="float" office:value="2013" calcext:value-type="float">
            <text:p>2013</text:p>
          </table:table-cell>
          <table:table-cell office:value-type="float" office:value="87" calcext:value-type="float">
            <text:p>87</text:p>
          </table:table-cell>
          <table:table-cell table:number-columns-repeated="3"/>
          <table:table-cell office:value-type="string" calcext:value-type="string">
            <text:p>A 70-year-old woman, hypertensive and diabetic, who has worked as a sales clerk all her life. She consults for an internal malleolar lesion in the right leg with intense pain throughout the day that worsens at night. On examination, there are uncomplicated varicose cords in both extremities and normal femoral and popliteal pulses with absence of distal pulses. What examination should we perform first?</text:p>
          </table:table-cell>
          <table:table-cell office:value-type="string" calcext:value-type="string">
            <text:p>At least for me, as a family physician, I usually start with the least invasive and most cost-effective tests, and in the case described, an ischemic problem in the lower limbs is the ankle-brachial index.</text:p>
          </table:table-cell>
          <table:table-cell/>
          <table:table-cell office:value-type="string" calcext:value-type="string">
            <text:p>CARDIOLOGY AND CARDIOVASCULAR SURGERY</text:p>
          </table:table-cell>
          <table:table-cell table:number-columns-repeated="3"/>
          <table:table-cell office:value-type="string" calcext:value-type="string">
            <text:p>Venous echo-Doppler of lower limbs.</text:p>
          </table:table-cell>
          <table:table-cell office:value-type="string" calcext:value-type="string">
            <text:p>Angioresonance of lower limbs.</text:p>
          </table:table-cell>
          <table:table-cell office:value-type="string" calcext:value-type="string">
            <text:p>Arteriography.</text:p>
          </table:table-cell>
          <table:table-cell office:value-type="string" calcext:value-type="string">
            <text:p>Ankle-brachial index.</text:p>
          </table:table-cell>
          <table:table-cell office:value-type="string" calcext:value-type="string">
            <text:p>AngioCT.</text:p>
          </table:table-cell>
          <table:table-cell office:value-type="float" office:value="4" calcext:value-type="float">
            <text:p>4</text:p>
          </table:table-cell>
          <table:table-cell table:number-columns-repeated="3"/>
        </table:table-row>
        <table:table-row table:style-name="ro1">
          <table:table-cell office:value-type="float" office:value="2013" calcext:value-type="float">
            <text:p>2013</text:p>
          </table:table-cell>
          <table:table-cell office:value-type="float" office:value="89" calcext:value-type="float">
            <text:p>89</text:p>
          </table:table-cell>
          <table:table-cell table:number-columns-repeated="3"/>
          <table:table-cell office:value-type="string" calcext:value-type="string">
            <text:p>A 62-year-old patient who has had a pericardial bioprosthesis in mitral position for two years. He is admitted urgently for acute coronary syndrome. Two days later and after a favorable evolution, he suddenly presented heart failure with acute pulmonary edema. Select the diagnostic option in this case from the following possibilities:</text:p>
          </table:table-cell>
          <table:table-cell office:value-type="string" calcext:value-type="string">
            <text:p>The valve is biological and, in general, the veils are not sewn to the papillary muscles, so we don't care what happens to them. A ventricular aneurysm depresses LVEF, but does not suddenly put you into PAD. In contrast, a VSD sharply increases flow to the pulmonary bed, causing pulmonary edema, and is also one of the most frequent complications of AMI. Ischemic ASD... I do not deny that it exists, but it does not even appear in the guidelines. And endocarditis would not require so many saddlebags.</text:p>
          </table:table-cell>
          <table:table-cell/>
          <table:table-cell office:value-type="string" calcext:value-type="string">
            <text:p>CARDIOLOGY AND CARDIOVASCULAR SURGERY</text:p>
          </table:table-cell>
          <table:table-cell table:number-columns-repeated="3"/>
          <table:table-cell office:value-type="string" calcext:value-type="string">
            <text:p>Acute post-infarction mitral insufficiency.</text:p>
          </table:table-cell>
          <table:table-cell office:value-type="string" calcext:value-type="string">
            <text:p>Left ventricular aneurysm.</text:p>
          </table:table-cell>
          <table:table-cell office:value-type="string" calcext:value-type="string">
            <text:p>Acute ventricular septal defect.</text:p>
          </table:table-cell>
          <table:table-cell office:value-type="string" calcext:value-type="string">
            <text:p>Postinfarction atrial septal defect.</text:p>
          </table:table-cell>
          <table:table-cell office:value-type="string" calcext:value-type="string">
            <text:p>Dysfunction of the bioprosthesis due to probable acute endocarditis.</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226" calcext:value-type="float">
            <text:p>226</text:p>
          </table:table-cell>
          <table:table-cell table:number-columns-repeated="3"/>
          <table:table-cell office:value-type="string" calcext:value-type="string">
            <text:p>A 26-year-old male patient, competitive athlete, is studied because his brother has had a sudden death. Complementary tests detect the existence of obstructive hypertrophic cardiomyopathy. Mark the FALSE option regarding this pathology:</text:p>
          </table:table-cell>
          <table:table-cell office:value-type="string" calcext:value-type="string">
            <text:p>Our myocardium is thicker than it should be, predominantly in the septum, and it is so thick that it obstructs the LV outflow, producing a "functional" stenosis with a pressure gradient. Our objective will be, first of all, to "relax" the myocardium: for this purpose, a beta-blocker is recommended, whereas digoxin, as a good positive inotrope, increases the gradient and is contraindicated. Sport is not highly recommended, given the increased risk of sudden death associated with this pathology. And if we have a fat septum, which protrudes into the LV cavity, it is not advisable to perform volume depletion, since we would also be increasing the gradient. Regarding number 5, it is true: it is convenient to perform a careful exploration and an ECG in the relatives of patients with hypertrophy.</text:p>
          </table:table-cell>
          <table:table-cell/>
          <table:table-cell office:value-type="string" calcext:value-type="string">
            <text:p>CARDIOLOGY AND CARDIOVASCULAR SURGERY</text:p>
          </table:table-cell>
          <table:table-cell table:number-columns-repeated="3"/>
          <table:table-cell office:value-type="string" calcext:value-type="string">
            <text:p>Treatment with beta-blockers helps to reduce symptoms.</text:p>
          </table:table-cell>
          <table:table-cell office:value-type="string" calcext:value-type="string">
            <text:p>Abandonment of competitive sport should be recommended.</text:p>
          </table:table-cell>
          <table:table-cell office:value-type="string" calcext:value-type="string">
            <text:p>Digoxin is useful to reduce the subaortic gradient.</text:p>
          </table:table-cell>
          <table:table-cell office:value-type="string" calcext:value-type="string">
            <text:p>Diuretics should be avoided or used with great care.</text:p>
          </table:table-cell>
          <table:table-cell office:value-type="string" calcext:value-type="string">
            <text:p>Given the hereditary nature of the pathology, a screening study should be performed in the rest of the direct relatives.</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50" calcext:value-type="float">
            <text:p>50</text:p>
          </table:table-cell>
          <table:table-cell table:number-columns-repeated="3"/>
          <table:table-cell office:value-type="string" calcext:value-type="string">
            <text:p>A patient with severe COPD comes to the ED with an acute onset and presents an arterial blood gas drawn with Fi02 of 31% at sea level with a Pa02 of 86 mm Hg, PaC02 65 mm Hg, pH 7.13 and Bicarbonate 27 mmol/liter. Which of the following statements is FALSE?</text:p>
          </table:table-cell>
          <table:table-cell office:value-type="string" calcext:value-type="string">
            <text:p>Blood gas analysis shows an acute respiratory acidosis, due to an increase in PCO2 of short evolution time because the kidney has not yet had time to retain bicarbonates (bicarbonate level at the high limit of normality). The patient is not hyperventilating but hypoventilating because PCO2 is elevated. The alveolar arterial oxygen gradient is altered since the patient has a normal PaO2, but because he has a high FiO2. If he were without oxygen, he would be hypoxemic. Respiratory acidosis below 7.20 is a reason to consider noninvasive mechanical ventilation acutely and in principle temporarily in a patient with severe COPD.</text:p>
          </table:table-cell>
          <table:table-cell/>
          <table:table-cell office:value-type="string" calcext:value-type="string">
            <text:p>PNEUMOLOGY</text:p>
          </table:table-cell>
          <table:table-cell table:number-columns-repeated="3"/>
          <table:table-cell office:value-type="string" calcext:value-type="string">
            <text:p>The patient is hyperventilating.</text:p>
          </table:table-cell>
          <table:table-cell office:value-type="string" calcext:value-type="string">
            <text:p>The alveolar arterial oxygen gradient is elevated.</text:p>
          </table:table-cell>
          <table:table-cell office:value-type="string" calcext:value-type="string">
            <text:p>The patient is in respiratory acidosis.</text:p>
          </table:table-cell>
          <table:table-cell office:value-type="string" calcext:value-type="string">
            <text:p>Bicarbonate level is normal.</text:p>
          </table:table-cell>
          <table:table-cell office:value-type="string" calcext:value-type="string">
            <text:p>Initiation of mechanical ventilation should be considered.</text:p>
          </table:table-cell>
          <table:table-cell office:value-type="float" office:value="1" calcext:value-type="float">
            <text:p>1</text:p>
          </table:table-cell>
          <table:table-cell table:number-columns-repeated="3"/>
        </table:table-row>
        <table:table-row table:style-name="ro1">
          <table:table-cell office:value-type="float" office:value="2013" calcext:value-type="float">
            <text:p>2013</text:p>
          </table:table-cell>
          <table:table-cell office:value-type="float" office:value="51" calcext:value-type="float">
            <text:p>51</text:p>
          </table:table-cell>
          <table:table-cell table:number-columns-repeated="3"/>
          <table:table-cell office:value-type="string" calcext:value-type="string">
            <text:p>A 53-year-old woman with bronchial asthma comes to the allergy clinic for a checkup. She reports repeated exacerbations with nocturnal symptoms, frequent use of rescue medication and dyspnea on exertion when walking on level ground. Spirometry shows a pre-bronchodilator FEV1/FVC ratio of 60% and FEV1 of 55%. Skin tests are positive for mites and total IgE of 150 IU/ml. The patient is being treated with a combination of high-dose salmeterol/budesonide (50/500 mg: 2 puffs twice daily), maintenance oral prednisone (10 mg/day) and theophylline. Of the following options, which is the most advisable therapeutic approach?</text:p>
          </table:table-cell>
          <table:table-cell office:value-type="string" calcext:value-type="string">
            <text:p>The indication of omalizumab in a patient such as the one referred to is a correct indication, although in severe asthma that is difficult to control, there are other prior measures that are not contemplated and that must always be taken into account before resorting to this treatment. It is mandatory to ensure firstly that it is truly asthma and not another disease that simulates asthma, secondly that there are no complications that worsen the evolution as could be the presence of gastroesophageal reflux, bronchiectasis, presence of opportunistic germs given the chronic treatment with steroids, etc; and thirdly, it is necessary to confirm that the patient complies with the treatments correctly, especially the inhaled treatment, etc. Once all of the above has been checked, it would be time to start a trial treatment with omalizumab.</text:p>
          </table:table-cell>
          <table:table-cell/>
          <table:table-cell office:value-type="string" calcext:value-type="string">
            <text:p>PNEUMOLOGY</text:p>
          </table:table-cell>
          <table:table-cell table:number-columns-repeated="3"/>
          <table:table-cell office:value-type="string" calcext:value-type="string">
            <text:p>Add magnesium sulfate.</text:p>
          </table:table-cell>
          <table:table-cell office:value-type="string" calcext:value-type="string">
            <text:p>Increase the dose of prednisone to 30 mg/day.</text:p>
          </table:table-cell>
          <table:table-cell office:value-type="string" calcext:value-type="string">
            <text:p>Add omalizumab.</text:p>
          </table:table-cell>
          <table:table-cell office:value-type="string" calcext:value-type="string">
            <text:p>Nebulized treatment at home.</text:p>
          </table:table-cell>
          <table:table-cell office:value-type="string" calcext:value-type="string">
            <text:p>Switch to a combination with high doses of budesonide and formoterol.</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52" calcext:value-type="float">
            <text:p>52</text:p>
          </table:table-cell>
          <table:table-cell table:number-columns-repeated="3"/>
          <table:table-cell office:value-type="string" calcext:value-type="string">
            <text:p>A 67-year-old man consults for moderate exertional dyspnea of progressive onset in recent years. He has daily whitish expectoration and sometimes breath sounds, especially in winter with respiratory infections. He has been a smoker of about 20 cigarettes a day for the last 45 years. On examination he is eupneic, normocolored, with an oxygen saturation of 94%, and has generalized decreased vesicular murmur on chest auscultation as the only findings of interest. Chest X-ray shows an elongated cardiac silhouette, with signs of hyperinflation or pulmonary air trapping, without other alterations. Spirometry was performed with the following result: FVC 84%, FEV1 58%, FEV1/FVC 61%, unchanged after bronchodilator. Among those indicated, indicate the most appropriate treatment for this patient:</text:p>
          </table:table-cell>
          <table:table-cell office:value-type="string" calcext:value-type="string">
            <text:p>In a patient with a low symptomatic COPD that could probably be classified as GOLD 2, the starting treatment can be either with inhaled tiotropium or with a long-acting beta two. Therefore there is no doubt in the correct answer.</text:p>
          </table:table-cell>
          <table:table-cell/>
          <table:table-cell office:value-type="string" calcext:value-type="string">
            <text:p>PNEUMOLOGY</text:p>
          </table:table-cell>
          <table:table-cell table:number-columns-repeated="3"/>
          <table:table-cell office:value-type="string" calcext:value-type="string">
            <text:p>Daily inhaled corticosteroid.</text:p>
          </table:table-cell>
          <table:table-cell office:value-type="string" calcext:value-type="string">
            <text:p>Home oxygen therapy with portable oxygen source for ambulation.</text:p>
          </table:table-cell>
          <table:table-cell office:value-type="string" calcext:value-type="string">
            <text:p>Oral leukotriene antagonist.</text:p>
          </table:table-cell>
          <table:table-cell office:value-type="string" calcext:value-type="string">
            <text:p>Oral corticosteroid for three months.</text:p>
          </table:table-cell>
          <table:table-cell office:value-type="string" calcext:value-type="string">
            <text:p>Inhaled tiotropium.</text:p>
          </table:table-cell>
          <table:table-cell office:value-type="float" office:value="5" calcext:value-type="float">
            <text:p>5</text:p>
          </table:table-cell>
          <table:table-cell table:number-columns-repeated="3"/>
        </table:table-row>
        <table:table-row table:style-name="ro1">
          <table:table-cell office:value-type="float" office:value="2013" calcext:value-type="float">
            <text:p>2013</text:p>
          </table:table-cell>
          <table:table-cell office:value-type="float" office:value="53" calcext:value-type="float">
            <text:p>53</text:p>
          </table:table-cell>
          <table:table-cell table:number-columns-repeated="3"/>
          <table:table-cell office:value-type="string" calcext:value-type="string">
            <text:p>71-year-old male, retired waiter, non-smoker, who consults for nocturnal snoring. The patient has a body mass index of 31.5 kg/m2 and reports mild postprandial daytime sleepiness (Epworth Sleepiness Scale of 3) with no other relevant symptoms, signs or clinical history. The apnea-hypopnea index obtained in the polysomnography was 18. With these data, what is the most appropriate measure to adopt in this patient?</text:p>
          </table:table-cell>
          <table:table-cell office:value-type="string" calcext:value-type="string">
            <text:p>With an Apneas-Hypopnea Index of less than 30, and in the absence of striking symptoms of OSAHS and in the absence of risk professions such as professional drivers, etc., the correct thing to do is to control weight and the rest of the hygienic-dietary measures, with periodic follow-up.</text:p>
          </table:table-cell>
          <table:table-cell/>
          <table:table-cell office:value-type="string" calcext:value-type="string">
            <text:p>PULMONOLOGY</text:p>
          </table:table-cell>
          <table:table-cell table:number-columns-repeated="3"/>
          <table:table-cell office:value-type="string" calcext:value-type="string">
            <text:p>Hygienic-dietary measures and evolution control.</text:p>
          </table:table-cell>
          <table:table-cell office:value-type="string" calcext:value-type="string">
            <text:p>Uvulopalatopharyngoplasty.</text:p>
          </table:table-cell>
          <table:table-cell office:value-type="string" calcext:value-type="string">
            <text:p>Nasal CPAP (Continuous Positive Airway Pressure).</text:p>
          </table:table-cell>
          <table:table-cell office:value-type="string" calcext:value-type="string">
            <text:p>Non-invasive mechanical ventilation.</text:p>
          </table:table-cell>
          <table:table-cell office:value-type="string" calcext:value-type="string">
            <text:p>Nocturnal oxygen therapy.</text:p>
          </table:table-cell>
          <table:table-cell office:value-type="float" office:value="1" calcext:value-type="float">
            <text:p>1</text:p>
          </table:table-cell>
          <table:table-cell table:number-columns-repeated="3"/>
        </table:table-row>
        <table:table-row table:style-name="ro1">
          <table:table-cell office:value-type="float" office:value="2013" calcext:value-type="float">
            <text:p>2013</text:p>
          </table:table-cell>
          <table:table-cell office:value-type="float" office:value="57" calcext:value-type="float">
            <text:p>57</text:p>
          </table:table-cell>
          <table:table-cell table:number-columns-repeated="3"/>
          <table:table-cell office:value-type="string" calcext:value-type="string">
            <text:p>A 56-year-old woman with a history of well-controlled schizophrenia and no toxic habits. Admitted for middle lobe pneumonia with a small associated metaneumonic pleural effusion and on treatment with levofloxacin 500 mg/24h . She presented good clinical evolution except for persistent febrile fever and leukocytosis on the sixth day of treatment. Microbiological studies are not available. The most appropriate course of action is:</text:p>
          </table:table-cell>
          <table:table-cell office:value-type="string" calcext:value-type="string">
            <text:p>As long as fever persists in an evolving pneumonia, there is a risk of empyematization, especially if a small effusion has already occurred at the beginning of the picture. In principle, antibiotic treatment is correct and before considering changes in treatment, the possibility of empyematization should be evaluated.</text:p>
          </table:table-cell>
          <table:table-cell/>
          <table:table-cell office:value-type="string" calcext:value-type="string">
            <text:p>PNEUMOLOGY</text:p>
          </table:table-cell>
          <table:table-cell table:number-columns-repeated="3"/>
          <table:table-cell office:value-type="string" calcext:value-type="string">
            <text:p>The evolution is normal, treatment should be maintained until completing 10 days.</text:p>
          </table:table-cell>
          <table:table-cell office:value-type="string" calcext:value-type="string">
            <text:p>It is considered a therapeutic failure and antibiotic treatment should be modified.</text:p>
          </table:table-cell>
          <table:table-cell office:value-type="string" calcext:value-type="string">
            <text:p>Perform thoracentesis to rule out empyema.</text:p>
          </table:table-cell>
          <table:table-cell office:value-type="string" calcext:value-type="string">
            <text:p>Add corticosteroids at a dose of 0.5 mg/Kg/day to antibiotic treatment.</text:p>
          </table:table-cell>
          <table:table-cell office:value-type="string" calcext:value-type="string">
            <text:p>Bronchoscopy with biopsy, aspiration and bronchoalveolar lavage.</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93" calcext:value-type="float">
            <text:p>93</text:p>
          </table:table-cell>
          <table:table-cell table:number-columns-repeated="3"/>
          <table:table-cell office:value-type="string" calcext:value-type="string">
            <text:p>A 30-year-old woman, asymptomatic, is found to be anemic on routine examination. Physical examination reveals conjunctival jaundice and splenomegaly. The patient refers to a family history of biliary lithiasis at an early age. All this suggests the most probable diagnosis of:</text:p>
          </table:table-cell>
          <table:table-cell office:value-type="string" calcext:value-type="string">
            <text:p>You have probably looked at answer 5, hereditary spherocytosis, associated with biliary lithiasis at an early age. Exactly, that is the correct one. In the statement they have not stopped giving clues: conjunctival jaundice, splenomegaly and family history of biliary lithiasis at an early age. He has reached 30 years of age without suffering a hemolytic crisis, without suffering any symptoms. There was no mention of microcytosis or macrocytosis to suggest thalassemia minor or B12 and/or folic acid deficiency. Nor of hemolytic crisis associated with the consumption of drugs, infections or ingestion of beans or peas. They have not given any clues to stop to think about other possibilities.</text:p>
          </table:table-cell>
          <table:table-cell/>
          <table:table-cell office:value-type="string" calcext:value-type="string">
            <text:p>HEMATOLOGY</text:p>
          </table:table-cell>
          <table:table-cell table:number-columns-repeated="3"/>
          <table:table-cell office:value-type="string" calcext:value-type="string">
            <text:p>Glucose 6-phosphate dehydrogenase deficiency.</text:p>
          </table:table-cell>
          <table:table-cell office:value-type="string" calcext:value-type="string">
            <text:p>Thalassemia minor.</text:p>
          </table:table-cell>
          <table:table-cell office:value-type="string" calcext:value-type="string">
            <text:p>Vitamin Bl2 and/or folic acid deficiency.</text:p>
          </table:table-cell>
          <table:table-cell office:value-type="string" calcext:value-type="string">
            <text:p>Familial pyruvate kinase deficiency.</text:p>
          </table:table-cell>
          <table:table-cell office:value-type="string" calcext:value-type="string">
            <text:p>Hereditary spherocytosis.</text:p>
          </table:table-cell>
          <table:table-cell office:value-type="float" office:value="5" calcext:value-type="float">
            <text:p>5</text:p>
          </table:table-cell>
          <table:table-cell table:number-columns-repeated="3"/>
        </table:table-row>
        <table:table-row table:style-name="ro1">
          <table:table-cell office:value-type="float" office:value="2013" calcext:value-type="float">
            <text:p>2013</text:p>
          </table:table-cell>
          <table:table-cell office:value-type="float" office:value="94" calcext:value-type="float">
            <text:p>94</text:p>
          </table:table-cell>
          <table:table-cell table:number-columns-repeated="3"/>
          <table:table-cell office:value-type="string" calcext:value-type="string">
            <text:p>18-month-old boy, with complete vaccination schedule to date, who consults the Emergency Department for swelling of the right knee after playing in the park, without obvious trauma. In the directed anamnesis, the mother refers that an uncle of hers had similar problems. The ultrasound examination is compatible with hemarthrosis and in the analysis performed only an APTT lengthening of 52″ (normal 25-35″) stands out. What is the most likely diagnostic hypothesis?</text:p>
          </table:table-cell>
          <table:table-cell office:value-type="string" calcext:value-type="string">
            <text:p>In this question they also do not stop dropping clues to throw us headlong into the correct diagnosis. Let's review: a small child who suffers a hemarthrosis without clear trauma. An uncle of his had similar problems, so we suspect hereditary disease. The APTT, which evaluates the intrinsic coagulation pathway (involving factors V, VIII, IX, X, XI and XII) is elongated. Hereditary coagulation problem. We thus discard answers 1, 2 and 5. We are left with von Willebrand's disease and hemophilia A. I consider that the correct answer is 4, hemophilia A, since the inheritance pattern is X-linked and its main clinical manifestation is soft tissue bruising and spontaneous hemarthrosis, without apparent trauma, while von Willebrand disease is characterized by bleeding after surgery or trauma and a prolonged bleeding time with a normal platelet count is characteristic (data not mentioned in the statement).</text:p>
          </table:table-cell>
          <table:table-cell/>
          <table:table-cell office:value-type="string" calcext:value-type="string">
            <text:p>HEMATOLOGY</text:p>
          </table:table-cell>
          <table:table-cell table:number-columns-repeated="3"/>
          <table:table-cell office:value-type="string" calcext:value-type="string">
            <text:p>Marfan syndrome.</text:p>
          </table:table-cell>
          <table:table-cell office:value-type="string" calcext:value-type="string">
            <text:p>Von Willebrand's disease.</text:p>
          </table:table-cell>
          <table:table-cell office:value-type="string" calcext:value-type="string">
            <text:p>Ehlers-Danlos disease.</text:p>
          </table:table-cell>
          <table:table-cell office:value-type="string" calcext:value-type="string">
            <text:p>Hemophilia A.</text:p>
          </table:table-cell>
          <table:table-cell office:value-type="string" calcext:value-type="string">
            <text:p>Bemard-Soulier disease.</text:p>
          </table:table-cell>
          <table:table-cell office:value-type="float" office:value="4" calcext:value-type="float">
            <text:p>4</text:p>
          </table:table-cell>
          <table:table-cell table:number-columns-repeated="3"/>
        </table:table-row>
        <table:table-row table:style-name="ro1">
          <table:table-cell office:value-type="float" office:value="2013" calcext:value-type="float">
            <text:p>2013</text:p>
          </table:table-cell>
          <table:table-cell office:value-type="float" office:value="98" calcext:value-type="float">
            <text:p>98</text:p>
          </table:table-cell>
          <table:table-cell table:number-columns-repeated="3"/>
          <table:table-cell office:value-type="string" calcext:value-type="string">
            <text:p>A 33-year-old woman consults for repeated epistaxis, petechiae and ecchymosis. Laboratory tests show thrombocytopenia with a platelet count of 4000 platelets/microliter. The initial presumptive diagnosis is chronic immune thrombocytopenic purpura (ITP). Which of the following statements is FALSE regarding the diagnosis of ITP?</text:p>
          </table:table-cell>
          <table:table-cell office:value-type="string" calcext:value-type="string">
            <text:p>In the presence of isolated thrombocytopenia we must not lose sight of the physical examination; thus, the presence of lymphadenopathy forces us to rule out the presence of lymphoma, for example. 1 is correct. When performing a bone marrow biopsy-aspirate it is seen that the number of megakaryocytes is normal or even increased, the failure is not in the marrow but in the peripheral blood, where platelets are destroyed. So. The false answer is 2.</text:p>
          </table:table-cell>
          <table:table-cell/>
          <table:table-cell office:value-type="string" calcext:value-type="string">
            <text:p>HEMATOLOGY</text:p>
          </table:table-cell>
          <table:table-cell table:number-columns-repeated="3"/>
          <table:table-cell office:value-type="string" calcext:value-type="string">
            <text:p>The presence of lymphadenopathy or splenomegaly in the physical examination suggests a different diagnosis of ITP.</text:p>
          </table:table-cell>
          <table:table-cell office:value-type="string" calcext:value-type="string">
            <text:p>Bone marrow analysis shows a decreased number of megakaryocytes without other alterations.</text:p>
          </table:table-cell>
          <table:table-cell office:value-type="string" calcext:value-type="string">
            <text:p>Complete blood count shows isolated thrombocytopenia with often large platelets, without anemia unless there is significant bleeding or associated autoimmune hemolysis (Evans syndrome).</text:p>
          </table:table-cell>
          <table:table-cell office:value-type="string" calcext:value-type="string">
            <text:p>The diagnosis of ITP is established by exclusion of other processes causing thrombocytopenia.</text:p>
          </table:table-cell>
          <table:table-cell office:value-type="string" calcext:value-type="string">
            <text:p>The determination of antiplatelet antibodies is not accurate to establish the diagnosis.</text:p>
          </table:table-cell>
          <table:table-cell office:value-type="float" office:value="2" calcext:value-type="float">
            <text:p>2</text:p>
          </table:table-cell>
          <table:table-cell table:number-columns-repeated="3"/>
        </table:table-row>
        <table:table-row table:style-name="ro1">
          <table:table-cell office:value-type="float" office:value="2013" calcext:value-type="float">
            <text:p>2013</text:p>
          </table:table-cell>
          <table:table-cell office:value-type="float" office:value="232" calcext:value-type="float">
            <text:p>232</text:p>
          </table:table-cell>
          <table:table-cell table:number-columns-repeated="3"/>
          <table:table-cell office:value-type="string" calcext:value-type="string">
            <text:p>A 29-year-old patient comes to your office with a diagnosis of severe bone marrow aplasia. What is the treatment of choice?</text:p>
          </table:table-cell>
          <table:table-cell office:value-type="string" calcext:value-type="string">
            <text:p>Transfusing this patient and stuffing him with antibiotics is giving him bread for today and hunger for tomorrow. We want something more lasting. Androgens and platelet transfusions don't fix the problem either. We are left with the other three options. An autologous transplant is not reasonable, since the bone marrow of a patient with bone marrow aplasia is less than 25%, so little can be obtained. Therefore, we are inclined towards allogeneic bone marrow transplantation if he has an HLA-identical sibling, since this is the treatment of choice according to the protocol of the Spanish Society of Hematology and Hemotherapy for patients under 40 years of age with severe bone marrow aplasia. Correct answer, 3.</text:p>
          </table:table-cell>
          <table:table-cell office:value-type="string" calcext:value-type="string">
            <text:p>Protocolo de la Sociedad Española de Hematología y Hemoterapia.</text:p>
          </table:table-cell>
          <table:table-cell office:value-type="string" calcext:value-type="string">
            <text:p>HEMATOLOGY</text:p>
          </table:table-cell>
          <table:table-cell table:number-columns-repeated="3"/>
          <table:table-cell office:value-type="string" calcext:value-type="string">
            <text:p>Periodic transfusions and antibiotics.</text:p>
          </table:table-cell>
          <table:table-cell office:value-type="string" calcext:value-type="string">
            <text:p>Androgens and platelet transfusions.</text:p>
          </table:table-cell>
          <table:table-cell office:value-type="string" calcext:value-type="string">
            <text:p>Allogeneic bone marrow transplantation if HLA identical sibling.</text:p>
          </table:table-cell>
          <table:table-cell office:value-type="string" calcext:value-type="string">
            <text:p>Autologous bone marrow transplantation to avoid rejection.</text:p>
          </table:table-cell>
          <table:table-cell office:value-type="string" calcext:value-type="string">
            <text:p>Cyclosporin A and antithymocyte globulin.</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59" calcext:value-type="float">
            <text:p>59</text:p>
          </table:table-cell>
          <table:table-cell table:number-columns-repeated="3"/>
          <table:table-cell office:value-type="string" calcext:value-type="string">
            <text:p>A type 1 diabetic who comes to the emergency room for dyspnea and general malaise. The blood test showed blood glucose 450 mg/dl, Na 142 mEq/l, K 4 mEq/l, pH 7.15, bicarbonate 12 mmol/l. Which treatment would NOT be indicated?</text:p>
          </table:table-cell>
          <table:table-cell office:value-type="string" calcext:value-type="string">
            <text:p>Easy question since the treatment of diabetic ketoacidosis is a very repeated topic in the MIR. Bicarbonate is indicated at pH &lt; 7.</text:p>
          </table:table-cell>
          <table:table-cell/>
          <table:table-cell office:value-type="string" calcext:value-type="string">
            <text:p>ENDOCRINOLOGY</text:p>
          </table:table-cell>
          <table:table-cell table:number-columns-repeated="3"/>
          <table:table-cell office:value-type="string" calcext:value-type="string">
            <text:p>Fast IV saline.</text:p>
          </table:table-cell>
          <table:table-cell office:value-type="string" calcext:value-type="string">
            <text:p>Serum glucose 5% iv when blood glucose is less than 250 mg/dl.</text:p>
          </table:table-cell>
          <table:table-cell office:value-type="string" calcext:value-type="string">
            <text:p>Rapid human insulin iv.</text:p>
          </table:table-cell>
          <table:table-cell office:value-type="string" calcext:value-type="string">
            <text:p>Potassium chloride 100 mEq / day diluted in sera.</text:p>
          </table:table-cell>
          <table:table-cell office:value-type="string" calcext:value-type="string">
            <text:p>Sodium bicarbonate 1M 100 cc iv in 30 minutes.</text:p>
          </table:table-cell>
          <table:table-cell office:value-type="float" office:value="5" calcext:value-type="float">
            <text:p>5</text:p>
          </table:table-cell>
          <table:table-cell table:number-columns-repeated="3"/>
        </table:table-row>
        <table:table-row table:style-name="ro1">
          <table:table-cell office:value-type="float" office:value="2013" calcext:value-type="float">
            <text:p>2013</text:p>
          </table:table-cell>
          <table:table-cell office:value-type="float" office:value="61" calcext:value-type="float">
            <text:p>61</text:p>
          </table:table-cell>
          <table:table-cell table:number-columns-repeated="3"/>
          <table:table-cell office:value-type="string" calcext:value-type="string">
            <text:p>A 76-year-old woman consults us because she is concerned about her risk of stroke since her mother died of stroke a year ago. She is diagnosed with arterial hypertension and type 2 diabetes mellitus and is being treated with glipizide, aspirin, enalapril and atorvastatin. She smokes 20 cigarettes a day and leads a sedentary life. The examination revealed a blood pressure of 150/80 mm Hg. The blood test shows a hemoglobin A1C of 8% and LDL cholesterol of 110 mg/dl. Which of the following actions is associated with a greater reduction in the risk of stroke?</text:p>
          </table:table-cell>
          <table:table-cell office:value-type="string" calcext:value-type="string">
            <text:p>The most influential cardiovascular factor for stroke in women over 70 is blood pressure.</text:p>
          </table:table-cell>
          <table:table-cell/>
          <table:table-cell office:value-type="string" calcext:value-type="string">
            <text:p>ENDOCRINOLOGY</text:p>
          </table:table-cell>
          <table:table-cell table:number-columns-repeated="3"/>
          <table:table-cell office:value-type="string" calcext:value-type="string">
            <text:p>Achieve optimal blood pressure control.</text:p>
          </table:table-cell>
          <table:table-cell office:value-type="string" calcext:value-type="string">
            <text:p>Achieve optimal hemoglobin A1C levels.</text:p>
          </table:table-cell>
          <table:table-cell office:value-type="string" calcext:value-type="string">
            <text:p>Add an antioxidant to the treatment.</text:p>
          </table:table-cell>
          <table:table-cell office:value-type="string" calcext:value-type="string">
            <text:p>Smoking cessation.</text:p>
          </table:table-cell>
          <table:table-cell office:value-type="string" calcext:value-type="string">
            <text:p>Achieve LDL levels below 100 mg/dl.</text:p>
          </table:table-cell>
          <table:table-cell office:value-type="float" office:value="1" calcext:value-type="float">
            <text:p>1</text:p>
          </table:table-cell>
          <table:table-cell table:number-columns-repeated="3"/>
        </table:table-row>
        <table:table-row table:style-name="ro1">
          <table:table-cell office:value-type="float" office:value="2013" calcext:value-type="float">
            <text:p>2013</text:p>
          </table:table-cell>
          <table:table-cell office:value-type="float" office:value="64" calcext:value-type="float">
            <text:p>64</text:p>
          </table:table-cell>
          <table:table-cell table:number-columns-repeated="3"/>
          <table:table-cell office:value-type="string" calcext:value-type="string">
            <text:p>A patient on enteral nutritional support presents 72 hours after starting enteral nutrition with a CBC showing hypophosphoremia and hypokalemia, with clinical signs of heart failure. The patient is diagnosed with refeeding syndrome. Indicate which of the following is NOT considered a risk factor for a patient presenting with this condition:</text:p>
          </table:table-cell>
          <table:table-cell office:value-type="string" calcext:value-type="string">
            <text:p>Refeeding syndrome occurs in patients with previous malnutrition exposed to either oral, enteral or parenteral nutritional therapy. All responses are causes of malnutrition except 3.</text:p>
          </table:table-cell>
          <table:table-cell/>
          <table:table-cell office:value-type="string" calcext:value-type="string">
            <text:p>ENDOCRINOLOGY</text:p>
          </table:table-cell>
          <table:table-cell table:number-columns-repeated="3"/>
          <table:table-cell office:value-type="string" calcext:value-type="string">
            <text:p>Previous caloric malnutrition.</text:p>
          </table:table-cell>
          <table:table-cell office:value-type="string" calcext:value-type="string">
            <text:p>Anorexia nervosa.</text:p>
          </table:table-cell>
          <table:table-cell office:value-type="string" calcext:value-type="string">
            <text:p>Non-morbid obesity.</text:p>
          </table:table-cell>
          <table:table-cell office:value-type="string" calcext:value-type="string">
            <text:p>Elderly.</text:p>
          </table:table-cell>
          <table:table-cell office:value-type="string" calcext:value-type="string">
            <text:p>Prolonged vomiting and diarrhea.</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65" calcext:value-type="float">
            <text:p>65</text:p>
          </table:table-cell>
          <table:table-cell table:number-columns-repeated="3"/>
          <table:table-cell office:value-type="string" calcext:value-type="string">
            <text:p>A patient with obesity (body mass index 38) is referred to your office. In the clinical history the patient refers that he/she has been obese since the age of 17 (currently 36 years old), having been on multiple diets with weight loss ranging from 5 to 10 kg but has subsequently regained weight. The patient is currently on a 1500 Kcal diet (self-administered and not restricted in fat) with a good follow-up of this diet, performing one hour of aerobic exercise 4 days a week. She has lost 3 kg but needs an additional loss of 7 kg more. Given the possibility of adding a drug against obesity, which one would you use to reduce fat absorption?</text:p>
          </table:table-cell>
          <table:table-cell office:value-type="string" calcext:value-type="string">
            <text:p>Orlistat acts by decreasing fat absorption</text:p>
          </table:table-cell>
          <table:table-cell office:value-type="string" calcext:value-type="string">
            <text:p><text:s/>it is currently the only drug approved for use in obesity.</text:p>
          </table:table-cell>
          <table:table-cell/>
          <table:table-cell office:value-type="string" calcext:value-type="string">
            <text:p>ENDOCRINOLOGY</text:p>
          </table:table-cell>
          <table:table-cell table:number-columns-repeated="3"/>
          <table:table-cell office:value-type="string" calcext:value-type="string">
            <text:p>Orlistat.</text:p>
          </table:table-cell>
          <table:table-cell office:value-type="string" calcext:value-type="string">
            <text:p>Topiramate.</text:p>
          </table:table-cell>
          <table:table-cell office:value-type="string" calcext:value-type="string">
            <text:p>Sibutramine.</text:p>
          </table:table-cell>
          <table:table-cell office:value-type="string" calcext:value-type="string">
            <text:p>Liraglutide.</text:p>
          </table:table-cell>
          <table:table-cell office:value-type="string" calcext:value-type="string">
            <text:p>Metformin.</text:p>
          </table:table-cell>
          <table:table-cell office:value-type="float" office:value="1" calcext:value-type="float">
            <text:p>1</text:p>
          </table:table-cell>
          <table:table-cell table:number-columns-repeated="2"/>
        </table:table-row>
        <table:table-row table:style-name="ro1">
          <table:table-cell office:value-type="float" office:value="2013" calcext:value-type="float">
            <text:p>2013</text:p>
          </table:table-cell>
          <table:table-cell office:value-type="float" office:value="66" calcext:value-type="float">
            <text:p>66</text:p>
          </table:table-cell>
          <table:table-cell table:number-columns-repeated="3"/>
          <table:table-cell office:value-type="string" calcext:value-type="string">
            <text:p>A 74-year-old patient with bowel resection following mesenteric thrombosis comes to consult for fatigue and bone pain. He had suffered a Colles' fracture three months earlier. Laboratory tests showed anemia of 9.5 g/dl, microcytic, albumin 3.5 g/di, calcium 7.5 mg/dl, phosphate 2.0 mg/dl and alkaline phosphatase 224 IU (normal up to 120 IU). Radiographs of the femur show radiolucent bands perpendicular to the cortex on the inner side of the upper femur. What is the most likely diagnosis?</text:p>
          </table:table-cell>
          <table:table-cell office:value-type="string" calcext:value-type="string">
            <text:p>Although this one had not been assigned to me, I am answering it as well since it deals with an endocrinology topic: vitamin D. In this case there are important data such as the history of intestinal resection, hypocalcemia and hypophosphoremoia; this should lead us to think in a vitamin D deficit due to malabsorption and therefore, in an osteomalacia. The rest of the data: previous fracture, pain and the X-ray support the diagnosis.</text:p>
          </table:table-cell>
          <table:table-cell/>
          <table:table-cell office:value-type="string" calcext:value-type="string">
            <text:p>ENDOCRINOLOGY</text:p>
          </table:table-cell>
          <table:table-cell table:number-columns-repeated="3"/>
          <table:table-cell office:value-type="string" calcext:value-type="string">
            <text:p>Osteoporosis.</text:p>
          </table:table-cell>
          <table:table-cell office:value-type="string" calcext:value-type="string">
            <text:p>Paget's disease.</text:p>
          </table:table-cell>
          <table:table-cell office:value-type="string" calcext:value-type="string">
            <text:p>Osteitis fibrosa.</text:p>
          </table:table-cell>
          <table:table-cell office:value-type="string" calcext:value-type="string">
            <text:p>Prostate cancer metastasis.</text:p>
          </table:table-cell>
          <table:table-cell office:value-type="string" calcext:value-type="string">
            <text:p>Osteomalacia.</text:p>
          </table:table-cell>
          <table:table-cell office:value-type="float" office:value="5" calcext:value-type="float">
            <text:p>5</text:p>
          </table:table-cell>
          <table:table-cell table:number-columns-repeated="3"/>
        </table:table-row>
        <table:table-row table:style-name="ro1">
          <table:table-cell office:value-type="float" office:value="2013" calcext:value-type="float">
            <text:p>2013</text:p>
          </table:table-cell>
          <table:table-cell office:value-type="float" office:value="67" calcext:value-type="float">
            <text:p>67</text:p>
          </table:table-cell>
          <table:table-cell table:number-columns-repeated="3"/>
          <table:table-cell office:value-type="string" calcext:value-type="string">
            <text:p>A 56-year-old female patient consulted for dorso-lumbar spine pain and progressive difficulty in performing usual tasks. In the last 5 years she gained weight, she has ecchymosis easily and arterial hypertension was detected. Physical examination: Obesity of central predominance, rounded facies, increased supraclavicular fat, decreased proximal muscle strength and some reddish striae in the abdomen. She has a blood glucose of 136 mg/dL and the radiological study showed osteoporosis and vertebral crushing. What do you think is the most coherent interpretation and attitude?</text:p>
          </table:table-cell>
          <table:table-cell office:value-type="string" calcext:value-type="string">
            <text:p>This question is a bit convoluted for the diagnosis of Cushing's syndrome but easy if the steps are clear. We all agree that the patient seems to have Cushing's syndrome (we rule out 1). For the diagnosis we have to measure urinary free cortisol, do a dexamethasone suppression test or measure nocturnal salivary cortisol. If hypercortisolism is confirmed, the origin should be sought; the ACTH measurement indicates the origin: suppressed in hypercortisolism of adrenal origin or prolonged use of corticoids and elevated or normal if the origin is pituitary or by ectopic ACTH secretion. (Therefore, 4 and 5 are false). If ACTH is low, a CT scan of the abdomen should be performed to locate the origin. If ACTH is normal or high, a pituitary MRI should be performed (pituitary adenomas responsible for Cushing's syndrome are very small and CT of the pituitary is less sensitive than MRI). It is very important to perform the order well to arrive at a proper diagnosis: 1st: confirm hypercortisolism or s. Cushing's syndrome, 2nd: measure ACTH to orient etiology. 3rd: imaging test according to ACTH levels. Therefore, answer 2 is false (abdominal CT is not a test to rule out s. Cushing's); an imaging test should only be done once a clear diagnosis of hypercortisolism has been made. Therefore, the true one is 3.</text:p>
          </table:table-cell>
          <table:table-cell/>
          <table:table-cell office:value-type="string" calcext:value-type="string">
            <text:p>ENDOCRINOLOGY</text:p>
          </table:table-cell>
          <table:table-cell table:number-columns-repeated="3"/>
          <table:table-cell office:value-type="string" calcext:value-type="string">
            <text:p>Postmenopausal osteoporosis, type 2 diabetes mellitus and essential hypertension, with decreased strength due to diabetic polyneuropathy.</text:p>
          </table:table-cell>
          <table:table-cell office:value-type="string" calcext:value-type="string">
            <text:p>It is necessary to rule out Cushing's disease by dexamethasone suppression test and perform a cranial CT scan.</text:p>
          </table:table-cell>
          <table:table-cell office:value-type="string" calcext:value-type="string">
            <text:p>Suggest Cushing's. Determine urinary free cortisol and basal ACTH, which serves to orient its etiology and select the most appropriate imaging technique.</text:p>
          </table:table-cell>
          <table:table-cell office:value-type="string" calcext:value-type="string">
            <text:p>It looks like Cushing's. If basal ACTH is high, it may be due to corticosteroid use or an adrenal tumor, and an MRI should be performed.</text:p>
          </table:table-cell>
          <table:table-cell office:value-type="string" calcext:value-type="string">
            <text:p>Probably has Cushing's. If the basal ACTH is low, he probably has a pituitary micro-adenoma, and a cranial CT scan should be performed.</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68" calcext:value-type="float">
            <text:p>68</text:p>
          </table:table-cell>
          <table:table-cell table:number-columns-repeated="3"/>
          <table:table-cell office:value-type="string" calcext:value-type="string">
            <text:p>A 52-year-old woman from a village on the Costa Brava notices an otherwise asymptomatic lump in the anterior region when applying cream to her neck; she goes to her general practitioner who confirms the presence of a firm, smooth mass, 2 cm in maximum diameter, which rises with swallowing. No palpable lymphadenopathy. What tests would you order at the outset?</text:p>
          </table:table-cell>
          <table:table-cell office:value-type="string" calcext:value-type="string">
            <text:p>It refers to a thyroid nodule, and the indicated test is a FNA (fine needle puncture). I have read the answer Emilio has written on the challenge; the question is in the endocrine block and it seems he is trying to make it clear that it is a nodule. Ultrasound facilitates FNA but is not mandatory, a 2 cm thyroid nodule can be punctured without echo. It is important to have an analysis of thyroid function prior to the puncture; but since he is talking about an asymptomatic patient, it seems clear that she is not hyperthyroid. I do not think it is contested and I think it is a question that most will have answered well.</text:p>
          </table:table-cell>
          <table:table-cell/>
          <table:table-cell office:value-type="string" calcext:value-type="string">
            <text:p>ENDOCRINOLOGY</text:p>
          </table:table-cell>
          <table:table-cell table:number-columns-repeated="3"/>
          <table:table-cell office:value-type="string" calcext:value-type="string">
            <text:p>A determination of thyroglobulin in blood.</text:p>
          </table:table-cell>
          <table:table-cell office:value-type="string" calcext:value-type="string">
            <text:p>A cervical CT scan.</text:p>
          </table:table-cell>
          <table:table-cell office:value-type="string" calcext:value-type="string">
            <text:p>A determination of circulating antithyroid antibodies (antithyroglubulin and antiperoxidase).</text:p>
          </table:table-cell>
          <table:table-cell office:value-type="string" calcext:value-type="string">
            <text:p>A fine needle puncture.</text:p>
          </table:table-cell>
          <table:table-cell office:value-type="string" calcext:value-type="string">
            <text:p>A determination of free T3.</text:p>
          </table:table-cell>
          <table:table-cell office:value-type="float" office:value="4" calcext:value-type="float">
            <text:p>4</text:p>
          </table:table-cell>
          <table:table-cell table:number-columns-repeated="3"/>
        </table:table-row>
        <table:table-row table:style-name="ro1">
          <table:table-cell office:value-type="float" office:value="2013" calcext:value-type="float">
            <text:p>2013</text:p>
          </table:table-cell>
          <table:table-cell office:value-type="float" office:value="230" calcext:value-type="float">
            <text:p>230</text:p>
          </table:table-cell>
          <table:table-cell table:number-columns-repeated="3"/>
          <table:table-cell office:value-type="string" calcext:value-type="string">
            <text:p>A 57-year-old patient had an acute myocardial infarction and has a blood test with cholesterol 312 mg/dl, LDL 241 mg/dl, HDL 29 and normal TG. He smoked 30 cig/day, was not obese, his blood pressure was 145/90 mm Hg and he did not have diabetes. When asked about family history, he mentioned that an uncle on his mother's side died suddenly at 53 years of age. Which answer do you agree with the most?</text:p>
          </table:table-cell>
          <table:table-cell office:value-type="string" calcext:value-type="string">
            <text:p>Question on a fashionable topic in recent years: dyslipidemia; I would answer it by rule out. The treatment for hypercholesterolemia is statins so we rule out answers 2 and 4. The statin in a patient with cardiovascular disease (such as an AMI) is a lifelong treatment (we discard 1) since it is not taken until LDL levels are normalized. Between 3 and 5, 5 is more complete as it includes treatment and control of other risk factors. Ruling out secondary dyslipidemia is easy with the patient's clinical history and a blood test with thyroid function.</text:p>
          </table:table-cell>
          <table:table-cell/>
          <table:table-cell office:value-type="string" calcext:value-type="string">
            <text:p>ENDOCRINOLOGY</text:p>
          </table:table-cell>
          <table:table-cell table:number-columns-repeated="3"/>
          <table:table-cell office:value-type="string" calcext:value-type="string">
            <text:p>Treat with statins until cholesterol is normalized and recommend healthy lifestyle (diet, exercise and no smoking).</text:p>
          </table:table-cell>
          <table:table-cell office:value-type="string" calcext:value-type="string">
            <text:p>Rule out hypothyroidism or other systemic disease, recommend a healthy lifestyle and treat with fibrates to normalize cholesterol.</text:p>
          </table:table-cell>
          <table:table-cell office:value-type="string" calcext:value-type="string">
            <text:p>It is not necessary to rule out secondary dyslipidemia because it is infrequent. A family lipid profile should be performed.</text:p>
          </table:table-cell>
          <table:table-cell office:value-type="string" calcext:value-type="string">
            <text:p>Rule out secondary dyslipidemia, treat with resins (resincholestyramine) and fibrates and re-commend a healthy lifestyle. Prohibit alcohol.</text:p>
          </table:table-cell>
          <table:table-cell office:value-type="string" calcext:value-type="string">
            <text:p>Rule out secondary dyslipidemia, request a family study and treat with statins to maintain a good lipid profile. Control of other risk factors.</text:p>
          </table:table-cell>
          <table:table-cell office:value-type="float" office:value="5" calcext:value-type="float">
            <text:p>5</text:p>
          </table:table-cell>
          <table:table-cell table:number-columns-repeated="3"/>
        </table:table-row>
        <table:table-row table:style-name="ro1">
          <table:table-cell office:value-type="float" office:value="2013" calcext:value-type="float">
            <text:p>2013</text:p>
          </table:table-cell>
          <table:table-cell office:value-type="float" office:value="71" calcext:value-type="float">
            <text:p>71</text:p>
          </table:table-cell>
          <table:table-cell table:number-columns-repeated="3"/>
          <table:table-cell office:value-type="string" calcext:value-type="string">
            <text:p>A 10-year-old boy with brief episodes of distractions (&lt; 1 minute) in which he does not respond to calls and blinks. An EEG shows spike-wave discharges at 3 cycles per second. First-line elective treatment would with:</text:p>
          </table:table-cell>
          <table:table-cell office:value-type="string" calcext:value-type="string">
            <text:p>The seizures described and the EEG correspond to typical absence seizures and the initial treatment of choice is valproic acid.</text:p>
          </table:table-cell>
          <table:table-cell/>
          <table:table-cell office:value-type="string" calcext:value-type="string">
            <text:p>PEDIATRICS</text:p>
          </table:table-cell>
          <table:table-cell table:number-columns-repeated="3"/>
          <table:table-cell office:value-type="string" calcext:value-type="string">
            <text:p>Valproate.</text:p>
          </table:table-cell>
          <table:table-cell office:value-type="string" calcext:value-type="string">
            <text:p>Carbamazepine.</text:p>
          </table:table-cell>
          <table:table-cell office:value-type="string" calcext:value-type="string">
            <text:p>Phenytoin.</text:p>
          </table:table-cell>
          <table:table-cell office:value-type="string" calcext:value-type="string">
            <text:p>Gabapentin.</text:p>
          </table:table-cell>
          <table:table-cell office:value-type="string" calcext:value-type="string">
            <text:p>Clonazepam.</text:p>
          </table:table-cell>
          <table:table-cell office:value-type="float" office:value="1" calcext:value-type="float">
            <text:p>1</text:p>
          </table:table-cell>
          <table:table-cell table:number-columns-repeated="3"/>
        </table:table-row>
        <table:table-row table:style-name="ro1">
          <table:table-cell office:value-type="float" office:value="2013" calcext:value-type="float">
            <text:p>2013</text:p>
          </table:table-cell>
          <table:table-cell office:value-type="float" office:value="94" calcext:value-type="float">
            <text:p>94</text:p>
          </table:table-cell>
          <table:table-cell table:number-columns-repeated="3"/>
          <table:table-cell office:value-type="string" calcext:value-type="string">
            <text:p>An 18-month-old boy, with complete immunization schedule to date, who consults the Emergency Department for right knee swelling after playing in the park, without obvious trauma. In the directed anamnesis, the mother refers that an uncle of hers had similar problems. The ultrasound examination is compatible with hemarthrosis and in the analytical analysis only an APTT lengthening of 52'' (normal 25-35'') stands out. What is the most probable diagnostic hypothesis?</text:p>
          </table:table-cell>
          <table:table-cell office:value-type="string" calcext:value-type="string">
            <text:p>Although other hemorrhagic diseases can have a prolonged thromboplastin time, due to the intensity of the lesion and the child's sex and family history, the most likely diagnosis is hemophilia.</text:p>
          </table:table-cell>
          <table:table-cell/>
          <table:table-cell office:value-type="string" calcext:value-type="string">
            <text:p>PEDIATRICS</text:p>
          </table:table-cell>
          <table:table-cell table:number-columns-repeated="3"/>
          <table:table-cell office:value-type="string" calcext:value-type="string">
            <text:p>Marfan syndrome.</text:p>
          </table:table-cell>
          <table:table-cell office:value-type="string" calcext:value-type="string">
            <text:p>Von-Willebrand's disease.</text:p>
          </table:table-cell>
          <table:table-cell office:value-type="string" calcext:value-type="string">
            <text:p>Ehlers-Danlos disease.</text:p>
          </table:table-cell>
          <table:table-cell office:value-type="string" calcext:value-type="string">
            <text:p>Hemophilia A.</text:p>
          </table:table-cell>
          <table:table-cell office:value-type="string" calcext:value-type="string">
            <text:p>Bernard-Soulier disease.</text:p>
          </table:table-cell>
          <table:table-cell office:value-type="float" office:value="4" calcext:value-type="float">
            <text:p>4</text:p>
          </table:table-cell>
          <table:table-cell table:number-columns-repeated="3"/>
        </table:table-row>
        <table:table-row table:style-name="ro1">
          <table:table-cell office:value-type="float" office:value="2013" calcext:value-type="float">
            <text:p>2013</text:p>
          </table:table-cell>
          <table:table-cell office:value-type="float" office:value="125" calcext:value-type="float">
            <text:p>125</text:p>
          </table:table-cell>
          <table:table-cell table:number-columns-repeated="3"/>
          <table:table-cell office:value-type="string" calcext:value-type="string">
            <text:p>A 13-month-old infant comes to the emergency department with fever up to 39ºC of 48h of evolution with no other associated symptoms. Examination by organs and devices with no significant findings, highlighting good general condition. You were going to discharge him home but the Pediatrics attending on duty asks for a systematic urine and urine culture by catheterization. The urine shows leukocyturia ++, hematuria + and nitrites ++ and the urine Gram-negative bacilli are observed. In the blood analysis there is no leukocytosis and the C-reactive protein is 50 mg/l. The attending now tells you that the child does not need to be admitted and to prescribe an oral antibiotic. State the least appropriate empirical antibiotic treatment in this case:</text:p>
          </table:table-cell>
          <table:table-cell office:value-type="string" calcext:value-type="string">
            <text:p>Other drugs are a good choice in urinary tract infections caused by large negative bacilli (most likely: E. coli). The presence of leukocytes + nitrites in the urine is very suggestive of UTI. And if the urine Gram detects G- bacteria, it is probably a UTI due to E Coli. Many E Coli are resistant to amoxicillin.</text:p>
          </table:table-cell>
          <table:table-cell/>
          <table:table-cell office:value-type="string" calcext:value-type="string">
            <text:p>PEDIATRICS</text:p>
          </table:table-cell>
          <table:table-cell table:number-columns-repeated="3"/>
          <table:table-cell office:value-type="string" calcext:value-type="string">
            <text:p>Amoxicillin.</text:p>
          </table:table-cell>
          <table:table-cell office:value-type="string" calcext:value-type="string">
            <text:p>Amoxicillin-clavulanic acid.</text:p>
          </table:table-cell>
          <table:table-cell office:value-type="string" calcext:value-type="string">
            <text:p>Cefuroxime-axetil.</text:p>
          </table:table-cell>
          <table:table-cell office:value-type="string" calcext:value-type="string">
            <text:p>Cotrimoxazole.</text:p>
          </table:table-cell>
          <table:table-cell office:value-type="string" calcext:value-type="string">
            <text:p>Cefixime.</text:p>
          </table:table-cell>
          <table:table-cell office:value-type="float" office:value="1" calcext:value-type="float">
            <text:p>1</text:p>
          </table:table-cell>
          <table:table-cell table:number-columns-repeated="3"/>
        </table:table-row>
        <table:table-row table:style-name="ro1">
          <table:table-cell office:value-type="float" office:value="2013" calcext:value-type="float">
            <text:p>2013</text:p>
          </table:table-cell>
          <table:table-cell office:value-type="float" office:value="160" calcext:value-type="float">
            <text:p>160</text:p>
          </table:table-cell>
          <table:table-cell table:number-columns-repeated="3"/>
          <table:table-cell office:value-type="string" calcext:value-type="string">
            <text:p>The parents of a 5-month-old infant come because their child, who attends day care, has been presenting for 3 days, coinciding with an upper respiratory tract infection, liquid stools numbering 4 per day, occasional alimentary vomiting, and axillary temperature of 38.3°C. He is being fed with mixed breastfeeding. On examination the infant is in good general condition, is well nourished and hydrated and his breathing is eupneic; his weight is 4,730g and has decreased by 70g with respect to the previous week. The abdomen is soft and depressible, without masses or megaliths, and the fontanel is normotensive. Except for the presence of watery rhinorrhea, the rest of the examination by organs and devices is normal. Of the following statements, indicate the answer that you consider CORRECT:</text:p>
          </table:table-cell>
          <table:table-cell office:value-type="string" calcext:value-type="string">
            <text:p>The baby is not dehydrated and is in good general condition. Try to avoid dehydration by replenishing what is being lost, avoiding drastic changes in feeding habits as much as possible. The rest of the answers touch on many of the "myths" and customs surrounding gastroenteritis. There is also no evidence of lactose intolerance (perianal irritation, frothy and acid stools, etc.) that would advise lactose-free milk.</text:p>
          </table:table-cell>
          <table:table-cell/>
          <table:table-cell office:value-type="string" calcext:value-type="string">
            <text:p>PEDIATRICS</text:p>
          </table:table-cell>
          <table:table-cell table:number-columns-repeated="3"/>
          <table:table-cell office:value-type="string" calcext:value-type="string">
            <text:p>An estimation of losses should be made, recommend a 4-hour fast and rehydrate during this time with oral rehydration solution.</text:p>
          </table:table-cell>
          <table:table-cell office:value-type="string" calcext:value-type="string">
            <text:p>It is advisable to introduce rice cereals for their astringent effect.</text:p>
          </table:table-cell>
          <table:table-cell office:value-type="string" calcext:value-type="string">
            <text:p>A stool culture should be performed as soon as possible to exclude a bacterial origin.</text:p>
          </table:table-cell>
          <table:table-cell office:value-type="string" calcext:value-type="string">
            <text:p>The use of lactose-free formula should be recommended.</text:p>
          </table:table-cell>
          <table:table-cell office:value-type="string" calcext:value-type="string">
            <text:p>It is advisable to replace losses after each bowel movement with oral rehydration solution and continue with the patient's usual diet.</text:p>
          </table:table-cell>
          <table:table-cell office:value-type="float" office:value="5" calcext:value-type="float">
            <text:p>5</text:p>
          </table:table-cell>
          <table:table-cell table:number-columns-repeated="3"/>
        </table:table-row>
        <table:table-row table:style-name="ro1">
          <table:table-cell office:value-type="float" office:value="2013" calcext:value-type="float">
            <text:p>2013</text:p>
          </table:table-cell>
          <table:table-cell office:value-type="float" office:value="161" calcext:value-type="float">
            <text:p>161</text:p>
          </table:table-cell>
          <table:table-cell table:number-columns-repeated="3"/>
          <table:table-cell office:value-type="string" calcext:value-type="string">
            <text:p>In a 3-month-old infant all the clinical manifestations outlined below would make it necessary to rule out cystic fibrosis, EXCEPT:</text:p>
          </table:table-cell>
          <table:table-cell office:value-type="string" calcext:value-type="string">
            <text:p>Dehydration may be due to diarrhea of other etiologies. I have doubts about answer 3 since it does not specify which secretions are involved. We have to understand that the growth of Pseudomona aeruginosa is in the culture of bronchial secretions. Because clearly the indication to perform a sweat chlorine (to rule out FQP) are the HIPOnatremic dehydrations and not the hypernatremic ones as the answer says.</text:p>
          </table:table-cell>
          <table:table-cell/>
          <table:table-cell office:value-type="string" calcext:value-type="string">
            <text:p>PEDIATRICS</text:p>
          </table:table-cell>
          <table:table-cell table:number-columns-repeated="3"/>
          <table:table-cell office:value-type="string" calcext:value-type="string">
            <text:p>Delayed meconium evacuation.</text:p>
          </table:table-cell>
          <table:table-cell office:value-type="string" calcext:value-type="string">
            <text:p>Salty taste of the skin.</text:p>
          </table:table-cell>
          <table:table-cell office:value-type="string" calcext:value-type="string">
            <text:p>Isolation of secretions of Pseudomonas aeruginosa.</text:p>
          </table:table-cell>
          <table:table-cell office:value-type="string" calcext:value-type="string">
            <text:p>Deterioration/detention of the weight curve.</text:p>
          </table:table-cell>
          <table:table-cell office:value-type="string" calcext:value-type="string">
            <text:p>Hypernatremic dehydration.</text:p>
          </table:table-cell>
          <table:table-cell office:value-type="float" office:value="5" calcext:value-type="float">
            <text:p>5</text:p>
          </table:table-cell>
          <table:table-cell table:number-columns-repeated="3"/>
        </table:table-row>
        <table:table-row table:style-name="ro1">
          <table:table-cell office:value-type="float" office:value="2013" calcext:value-type="float">
            <text:p>2013</text:p>
          </table:table-cell>
          <table:table-cell office:value-type="float" office:value="162" calcext:value-type="float">
            <text:p>162</text:p>
          </table:table-cell>
          <table:table-cell table:number-columns-repeated="3"/>
          <table:table-cell office:value-type="string" calcext:value-type="string">
            <text:p>A 3-year-old girl from Bangladesh consults for intermittent febrile episodes of 3 weeks' duration, associated with weakness and loss of appetite. Physical examination showed marked splenomegaly and mucocutaneous pallor. Complementary tests include: hemoglobin 8.5 mg/dL, hematocrit 26%, MCV 86 fL, MCH 29 pg, leukocytes 2800/mL with 300 neutrophils /ml, platelets 54000/ml, GOT 85 U/l, GPT92 U/l and polyclonal hypergammaglobulinemia in serum proteinogram. Indicate the most probable diagnosis with the data available at this time:</text:p>
          </table:table-cell>
          <table:table-cell office:value-type="string" calcext:value-type="string">
            <text:p>Data such as pancytopenia and hypergammaglobulinemia are very characteristic of kala-azar. The origin of the girl is also indicative of this diagnosis, although it is a disease that also occurs in the Mediterranean area. In the differential diagnosis, it is important to keep in mind the possibility of leukosis.</text:p>
          </table:table-cell>
          <table:table-cell/>
          <table:table-cell office:value-type="string" calcext:value-type="string">
            <text:p>PEDIATRICS</text:p>
          </table:table-cell>
          <table:table-cell table:number-columns-repeated="3"/>
          <table:table-cell office:value-type="string" calcext:value-type="string">
            <text:p>Acute lymphoblastic leukemia.</text:p>
          </table:table-cell>
          <table:table-cell office:value-type="string" calcext:value-type="string">
            <text:p>Burkitt's lymphoma.</text:p>
          </table:table-cell>
          <table:table-cell office:value-type="string" calcext:value-type="string">
            <text:p>Visceral leishmaniasis.</text:p>
          </table:table-cell>
          <table:table-cell office:value-type="string" calcext:value-type="string">
            <text:p>Miliary tuberculosis.</text:p>
          </table:table-cell>
          <table:table-cell office:value-type="string" calcext:value-type="string">
            <text:p>Chronic malaria.</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163" calcext:value-type="float">
            <text:p>163</text:p>
          </table:table-cell>
          <table:table-cell table:number-columns-repeated="3"/>
          <table:table-cell office:value-type="string" calcext:value-type="string">
            <text:p>A 15-month-old boy, who during dinner, after eating a bite of tortilla, suddenly presented with facial reddening predominantly perioral, habonous lesions on the trunk and extremities and cough. On arrival at the center, the patient was conscious and, in addition to what was described above, the following were observed: suprasternal twitching, abundant watery rhinorrhea, bilateral hypoventilation without wheezing and capillary refill of less than 2 seconds. Of the following statements, indicate the CORRECT answer:</text:p>
          </table:table-cell>
          <table:table-cell office:value-type="string" calcext:value-type="string">
            <text:p>She is describing egg anaphylaxis, a potentially fatal condition. The treatment of choice is intramuscular adrenaline, and effectively, without wasting too much time. The first thing is INTRAMUSCULAR adrenaline NOW! The venous route, corticosteroids, antihistamines, etc. will come later.</text:p>
          </table:table-cell>
          <table:table-cell/>
          <table:table-cell office:value-type="string" calcext:value-type="string">
            <text:p>PEDIATRICS</text:p>
          </table:table-cell>
          <table:table-cell table:number-columns-repeated="3"/>
          <table:table-cell office:value-type="string" calcext:value-type="string">
            <text:p>The priority is to cannulate a venous line.</text:p>
          </table:table-cell>
          <table:table-cell office:value-type="string" calcext:value-type="string">
            <text:p>Intramuscular methylprednisolone is the treatment of choice.</text:p>
          </table:table-cell>
          <table:table-cell office:value-type="string" calcext:value-type="string">
            <text:p>It is a picture of urticaria associated with asthma, and should be treated with antihistamines and inhaled bronchodilators.</text:p>
          </table:table-cell>
          <table:table-cell office:value-type="string" calcext:value-type="string">
            <text:p>Parents should be advised to transfer to a hospital emergency department.</text:p>
          </table:table-cell>
          <table:table-cell office:value-type="string" calcext:value-type="string">
            <text:p>Intramuscular adrenaline should be administered without further delay.</text:p>
          </table:table-cell>
          <table:table-cell office:value-type="float" office:value="5" calcext:value-type="float">
            <text:p>5</text:p>
          </table:table-cell>
          <table:table-cell table:number-columns-repeated="3"/>
        </table:table-row>
        <table:table-row table:style-name="ro1">
          <table:table-cell office:value-type="float" office:value="2013" calcext:value-type="float">
            <text:p>2013</text:p>
          </table:table-cell>
          <table:table-cell office:value-type="float" office:value="164" calcext:value-type="float">
            <text:p>164</text:p>
          </table:table-cell>
          <table:table-cell table:number-columns-repeated="3"/>
          <table:table-cell office:value-type="string" calcext:value-type="string">
            <text:p>A 4-year-old boy consulted for the appearance over the last three days of skin lesions on the legs and buttocks. His parents reported that his pediatrician had diagnosed an upper respiratory tract infection 10 days earlier. In the last 12 hours she presented intense colicky abdominal pain and had two diarrheal stools. Afebrile. No weight loss. On examination she has numerous petechiae and palpable purpuric lesions predominantly on the buttocks and lower extremities. Good general condition although she has intense abdominal pain. Abdominal palpation is difficult to assess due to diffuse pain. No visceromegaly. No other findings of interest on examination. Which of the following data does NOT support your diagnostic suspicion?</text:p>
          </table:table-cell>
          <table:table-cell office:value-type="string" calcext:value-type="string">
            <text:p>You are describing a Schönlein-Henoch purpura which is a vasculitic phenomenon, so the lesions are not due to plateletopenia. Scrotal edema (sometimes even torsion of Morgani's capsid of the testis) is not exceptional in males with S. Schönlein-Henoch.</text:p>
          </table:table-cell>
          <table:table-cell/>
          <table:table-cell office:value-type="string" calcext:value-type="string">
            <text:p>PEDIATRICS</text:p>
          </table:table-cell>
          <table:table-cell table:number-columns-repeated="3"/>
          <table:table-cell office:value-type="string" calcext:value-type="string">
            <text:p>Knee and ankle arthritis.</text:p>
          </table:table-cell>
          <table:table-cell office:value-type="string" calcext:value-type="string">
            <text:p>Hematuria.</text:p>
          </table:table-cell>
          <table:table-cell office:value-type="string" calcext:value-type="string">
            <text:p>Plateletopenia.</text:p>
          </table:table-cell>
          <table:table-cell office:value-type="string" calcext:value-type="string">
            <text:p>Fecal occult blood.</text:p>
          </table:table-cell>
          <table:table-cell office:value-type="string" calcext:value-type="string">
            <text:p>Scrotal edema.</text:p>
          </table:table-cell>
          <table:table-cell office:value-type="float" office:value="3" calcext:value-type="float">
            <text:p>3</text:p>
          </table:table-cell>
          <table:table-cell table:number-columns-repeated="3"/>
        </table:table-row>
        <table:table-row table:style-name="ro1">
          <table:table-cell office:value-type="float" office:value="2013" calcext:value-type="float">
            <text:p>2013</text:p>
          </table:table-cell>
          <table:table-cell office:value-type="float" office:value="71" calcext:value-type="float">
            <text:p>71</text:p>
          </table:table-cell>
          <table:table-cell table:number-columns-repeated="3"/>
          <table:table-cell office:value-type="string" calcext:value-type="string">
            <text:p>A 10-year-old boy with brief episodes of distractibility (&lt; 1 minute) in which he does not respond to calls and blinks. An EEG shows spike-wave discharges at 3 cycles per second. First-line elective treatment would be with:</text:p>
          </table:table-cell>
          <table:table-cell office:value-type="string" calcext:value-type="string">
            <text:p>Absences behave as brief episodes of abrupt loss of consciousness without alteration of postural control; they typically last seconds and can be repeated many times a day, are usually accompanied by small bilateral motor signs (blinking, chewing) and consciousness is recovered equally abruptly, without subsequent confusion or memory of the episode (MIR 03-04, 248; MIR 97-98, 51). The age of onset is usually between 4 years and early adolescence, being the most frequent cause of seizures in this age range. EEG findings are typically generalized and symmetrical spike-wave discharges at 3 Hz (MIR 99-00F, 67) coinciding with seizures, although in the interictal EEG there are more periods of abnormal activity than clinically visible. The most appropriate drugs for the treatment of absences are Valproate and Ethosuximide (CTO Manual).</text:p>
          </table:table-cell>
          <table:table-cell office:value-type="string" calcext:value-type="string">
            <text:p>MIR 03-04, 248; MIR 97-98, 51; MIR 99-00F, 67; Manual CTO.</text:p>
          </table:table-cell>
          <table:table-cell office:value-type="string" calcext:value-type="string">
            <text:p>NEUROLOGY</text:p>
          </table:table-cell>
          <table:table-cell table:number-columns-repeated="3"/>
          <table:table-cell office:value-type="string" calcext:value-type="string">
            <text:p>Valproate.</text:p>
          </table:table-cell>
          <table:table-cell office:value-type="string" calcext:value-type="string">
            <text:p>Carbamazepine.</text:p>
          </table:table-cell>
          <table:table-cell office:value-type="string" calcext:value-type="string">
            <text:p>Phenytoin.</text:p>
          </table:table-cell>
          <table:table-cell office:value-type="string" calcext:value-type="string">
            <text:p>Gabapentin.</text:p>
          </table:table-cell>
          <table:table-cell office:value-type="string" calcext:value-type="string">
            <text:p>Clonazepam.</text:p>
          </table:table-cell>
          <table:table-cell office:value-type="float" office:value="1" calcext:value-type="float">
            <text:p>1</text:p>
          </table:table-cell>
          <table:table-cell table:number-columns-repeated="3"/>
        </table:table-row>
        <table:table-row table:style-name="ro1">
          <table:table-cell office:value-type="float" office:value="2013" calcext:value-type="float">
            <text:p>2013</text:p>
          </table:table-cell>
          <table:table-cell office:value-type="float" office:value="73" calcext:value-type="float">
            <text:p>73</text:p>
          </table:table-cell>
          <table:table-cell table:number-columns-repeated="3"/>
          <table:table-cell office:value-type="string" calcext:value-type="string">
            <text:p>A 77-year-old man with a history of type 2 Diabetes Mellitus was diagnosed 2 years ago with mild cognitive impairment. At that time a Minimental (Folstein) 28/30, abbreviated Yesavage Test 14/15, a CBC with normal TSH and maturation factors along with negative LUES and HIV serologies and a magnetic resonance imaging (MRI) showing diffuse cortical atrophy predominantly in the posterior area. The patient was accompanied by his wife, who reported a slow progressive evolution of memory impairment (e.g., sometimes confused with insulin doses). There are no hallucinations or behavioral disorder. Current Minimental is 24/30 and Yesavage test 14/15, there is no neurological focality, tremor or tone or gait disorders on physical examination. Two months ago he came to the emergency department after a mild traumatic brain injury due to an accidental fall (the only one in 2 years) and a CT scan was performed which did not provide new information compared to the previous MRI. What is the most likely diagnosis in this patient?</text:p>
          </table:table-cell>
          <table:table-cell office:value-type="string" calcext:value-type="string">
            <text:p>This case describes an Alzheimer's disease with insidious onset of short-term memory problems. Clinically it can be distinguished from other options by the absence of behavioral problems (typical of frontotemporal dementia) and hallucinations (early in Lewy body disease). Vascular dementia is diagnosed by criteria that include deficits in memory and two other cognitive areas with consequent functional impairment, but cerebral vascular disease based on history, examination and/or neuroimaging tests, which are not indicated in the case. Creutzfeldt-Jacob disease is mostly rapidly progressive and usually presents with other clinical, abnormal neurological examination and MRI alterations.</text:p>
          </table:table-cell>
          <table:table-cell/>
          <table:table-cell office:value-type="string" calcext:value-type="string">
            <text:p>NEUROLOGY</text:p>
          </table:table-cell>
          <table:table-cell table:number-columns-repeated="3"/>
          <table:table-cell office:value-type="string" calcext:value-type="string">
            <text:p>Frontotemporal dementia.</text:p>
          </table:table-cell>
          <table:table-cell office:value-type="string" calcext:value-type="string">
            <text:p>Alzheimer's disease.</text:p>
          </table:table-cell>
          <table:table-cell office:value-type="string" calcext:value-type="string">
            <text:p>Vascular dementia.</text:p>
          </table:table-cell>
          <table:table-cell office:value-type="string" calcext:value-type="string">
            <text:p>Lewy body disease.</text:p>
          </table:table-cell>
          <table:table-cell office:value-type="string" calcext:value-type="string">
            <text:p>Creutzfeldt-Jakob disease.</text:p>
          </table:table-cell>
          <table:table-cell office:value-type="float" office:value="2" calcext:value-type="float">
            <text:p>2</text:p>
          </table:table-cell>
          <table:table-cell table:number-columns-repeated="3"/>
        </table:table-row>
        <table:table-row table:style-name="ro1">
          <table:table-cell office:value-type="float" office:value="2013" calcext:value-type="float">
            <text:p>2013</text:p>
          </table:table-cell>
          <table:table-cell office:value-type="float" office:value="74" calcext:value-type="float">
            <text:p>74</text:p>
          </table:table-cell>
          <table:table-cell table:number-columns-repeated="3"/>
          <table:table-cell office:value-type="string" calcext:value-type="string">
            <text:p>In a patient presenting in the second decade of life with a progressive picture of parkinsonism, tremor, dystonia and behavioral alteration, you should always perform a study to rule out the presence of a disease whose appropriate treatment can improve neurological symptoms and stop the clinical course. What disease is it?</text:p>
          </table:table-cell>
          <table:table-cell office:value-type="string" calcext:value-type="string">
            <text:p>The key in the question is "stopping the clinical course", as Hungtinton's disease, Tourette's and Parkinson's disease do not have treatments that can stop the clinical course. Sydenham's chorea is typical of younger children with a history of streptococcal infection and resolution is usually spontaneous. On the other hand, in clinical cases it is recommended to rule out Wilson's disease in young patients with movement and neuropsychiatric disorders.</text:p>
          </table:table-cell>
          <table:table-cell/>
          <table:table-cell office:value-type="string" calcext:value-type="string">
            <text:p>NEUROLOGY</text:p>
          </table:table-cell>
          <table:table-cell table:number-columns-repeated="3"/>
          <table:table-cell office:value-type="string" calcext:value-type="string">
            <text:p>Huntington's disease.</text:p>
          </table:table-cell>
          <table:table-cell office:value-type="string" calcext:value-type="string">
            <text:p>Wilson's disease.</text:p>
          </table:table-cell>
          <table:table-cell office:value-type="string" calcext:value-type="string">
            <text:p>Tourette's syndrome.</text:p>
          </table:table-cell>
          <table:table-cell office:value-type="string" calcext:value-type="string">
            <text:p>Sydenham's chorea.</text:p>
          </table:table-cell>
          <table:table-cell office:value-type="string" calcext:value-type="string">
            <text:p>Juvenile-onset Parkinson's disease.</text:p>
          </table:table-cell>
          <table:table-cell office:value-type="float" office:value="2" calcext:value-type="float">
            <text:p>2</text:p>
          </table:table-cell>
          <table:table-cell table:number-columns-repeated="3"/>
        </table:table-row>
        <table:table-row table:style-name="ro1">
          <table:table-cell office:value-type="float" office:value="2013" calcext:value-type="float">
            <text:p>2013</text:p>
          </table:table-cell>
          <table:table-cell office:value-type="float" office:value="75" calcext:value-type="float">
            <text:p>75</text:p>
          </table:table-cell>
          <table:table-cell table:number-columns-repeated="3"/>
          <table:table-cell office:value-type="string" calcext:value-type="string">
            <text:p>A 75-year-old woman consults for insomnia. She reports that for years she has been waking up at night with a tingling, burning sensation in the legs and sometimes in the arms; these symptoms also occur in the afternoon. She notices improvement when moving her legs, but the symptoms recur during rest, so she cannot fall asleep again. This picture could lead us to the diagnosis of restless legs syndrome Which of the following is FALSE?</text:p>
          </table:table-cell>
          <table:table-cell office:value-type="string" calcext:value-type="string">
            <text:p>The diagnosis is based on clinical criteria, so muscle biopsy is only performed to rule out other diseases, not to confirm this one. An iron profile, thyroid hormone and vitamin determinations should be performed to rule out other diseases with similar symptomatology. Treatment is symptomatic and is instituted when it interferes with sleep or quality of life, and the first choice treatment is dopamine agonists such as pramipexole and ropirinol.</text:p>
          </table:table-cell>
          <table:table-cell/>
          <table:table-cell office:value-type="string" calcext:value-type="string">
            <text:p>NEUROLOGY</text:p>
          </table:table-cell>
          <table:table-cell table:number-columns-repeated="3"/>
          <table:table-cell office:value-type="string" calcext:value-type="string">
            <text:p>The diagnosis of this affectation is based on clinical criteria.</text:p>
          </table:table-cell>
          <table:table-cell office:value-type="string" calcext:value-type="string">
            <text:p>A basic blood test including iron profile, thyroid hormones and B 12 and folic acid should be performed.</text:p>
          </table:table-cell>
          <table:table-cell office:value-type="string" calcext:value-type="string">
            <text:p>The treatment would be indicated in patients who present alteration of sleep or quality of life but does not alter the course of the disease.</text:p>
          </table:table-cell>
          <table:table-cell office:value-type="string" calcext:value-type="string">
            <text:p>The diagnosis is confirmed by muscle biopsy.</text:p>
          </table:table-cell>
          <table:table-cell office:value-type="string" calcext:value-type="string">
            <text:p>Pramipexole and ropirinol are used in the treatment.</text:p>
          </table:table-cell>
          <table:table-cell office:value-type="float" office:value="4" calcext:value-type="float">
            <text:p>4</text:p>
          </table:table-cell>
          <table:table-cell table:number-columns-repeated="3"/>
        </table:table-row>
        <table:table-row table:style-name="ro1">
          <table:table-cell office:value-type="float" office:value="2013" calcext:value-type="float">
            <text:p>2013</text:p>
          </table:table-cell>
          <table:table-cell office:value-type="float" office:value="76" calcext:value-type="float">
            <text:p>76</text:p>
          </table:table-cell>
          <table:table-cell table:number-columns-repeated="3"/>
          <table:table-cell office:value-type="string" calcext:value-type="string">
            <text:p>A patient who presents with problems in understanding spoken and written language, inability to name objects and repeat words that are said to him, incomprehensible fluent speech with semantic and phonemic paraphasias. This is a:</text:p>
          </table:table-cell>
          <table:table-cell office:value-type="string" calcext:value-type="string">
            <text:p>Transcortical have preserved repetition. Broca's aphasia has preserved comprehension and absence of fluent speech. Wernicke's aphasia is characterized by fluent speech (even in excess) with paraphasias and problems with comprehension, nomination and repetition.</text:p>
          </table:table-cell>
          <table:table-cell/>
          <table:table-cell office:value-type="string" calcext:value-type="string">
            <text:p>NEUROLOGY</text:p>
          </table:table-cell>
          <table:table-cell table:number-columns-repeated="3"/>
          <table:table-cell office:value-type="string" calcext:value-type="string">
            <text:p>Global aphasia.</text:p>
          </table:table-cell>
          <table:table-cell office:value-type="string" calcext:value-type="string">
            <text:p>Wernicke's aphasia.</text:p>
          </table:table-cell>
          <table:table-cell office:value-type="string" calcext:value-type="string">
            <text:p>Broca's aphasia.</text:p>
          </table:table-cell>
          <table:table-cell office:value-type="string" calcext:value-type="string">
            <text:p>Sensitive transcortical aphasia.</text:p>
          </table:table-cell>
          <table:table-cell office:value-type="string" calcext:value-type="string">
            <text:p>Transcortical motor aphasia.</text:p>
          </table:table-cell>
          <table:table-cell office:value-type="float" office:value="2" calcext:value-type="float">
            <text:p>2</text:p>
          </table:table-cell>
          <table:table-cell table:number-columns-repeated="3"/>
        </table:table-row>
        <table:table-row table:style-name="ro1">
          <table:table-cell office:value-type="float" office:value="2013" calcext:value-type="float">
            <text:p>2013</text:p>
          </table:table-cell>
          <table:table-cell office:value-type="float" office:value="44" calcext:value-type="float">
            <text:p>44</text:p>
          </table:table-cell>
          <table:table-cell table:number-columns-repeated="3"/>
          <table:table-cell office:value-type="string" calcext:value-type="string">
            <text:p>Patient with acute pancreatitis. Computerized Axial Tomography (CAT) performed 72 hours after admission showed necrosis of 50% of the pancreas. At the 3rd week of admission the patient began with high fever and leukocytosis. Urgent chest X-ray and urinary sediment are requested, both being normal. Indicate the next step to follow:</text:p>
          </table:table-cell>
          <table:table-cell office:value-type="string" calcext:value-type="string">
            <text:p>Although the latest recommendations on the management of severe acute pancreatitis advise against FNA because of the risk of infection of sterile necrosis. Current management is governed by stepwise treatment. In the situation described in the question the current treatment is to start antibiotics and assess response.</text:p>
          </table:table-cell>
          <table:table-cell office:value-type="string" calcext:value-type="string">
            <text:p>Para más aclaraciones: https://www.dropbox.com/s/k7vmohieez6f47p/articulos_pancreatitis%20recomendaciones2012%5B1%5D.pdf</text:p>
          </table:table-cell>
          <table:table-cell office:value-type="string" calcext:value-type="string">
            <text:p>GENERAL SURGERY</text:p>
          </table:table-cell>
          <table:table-cell table:number-columns-repeated="3"/>
          <table:table-cell office:value-type="string" calcext:value-type="string">
            <text:p>Fine needle aspiration of pancreatic necrosis guided by ultrasound or CT.</text:p>
          </table:table-cell>
          <table:table-cell office:value-type="string" calcext:value-type="string">
            <text:p>Bronchoalveolar aspirate, urine culture and blood cultures.</text:p>
          </table:table-cell>
          <table:table-cell office:value-type="string" calcext:value-type="string">
            <text:p>Abdominal MRI.</text:p>
          </table:table-cell>
          <table:table-cell office:value-type="string" calcext:value-type="string">
            <text:p>Urgent cholecystectomy.</text:p>
          </table:table-cell>
          <table:table-cell office:value-type="string" calcext:value-type="string">
            <text:p>Echoendoscopy with puncture of the necrosis.</text:p>
          </table:table-cell>
          <table:table-cell office:value-type="float" office:value="1" calcext:value-type="float">
            <text:p>1</text:p>
          </table:table-cell>
          <table:table-cell table:number-columns-repeated="3"/>
        </table:table-row>
        <table:table-row table:style-name="ro1">
          <table:table-cell office:value-type="float" office:value="2013" calcext:value-type="float">
            <text:p>2013</text:p>
          </table:table-cell>
          <table:table-cell office:value-type="float" office:value="47" calcext:value-type="float">
            <text:p>47</text:p>
          </table:table-cell>
          <table:table-cell table:number-columns-repeated="3"/>
          <table:table-cell office:value-type="string" calcext:value-type="string">
            <text:p>55-year-old woman, operated on for appendicitis 24 years ago, who comes in because while previously well, she has started with repeated vomiting after breakfast, about 12 hours ago, associated with abdominal distention. She presented a diarrhea stool a few hours after the onset of the symptoms. Examination revealed abdominal distension, tympanism and increased bowel sounds, but no peritoneal irritation. Laboratory tests showed no abnormalities. The abdominal X-ray showed dilatation of the small bowel loops, without gas in the rectal ampulla. Regarding this case it is true that:</text:p>
          </table:table-cell>
          <table:table-cell office:value-type="string" calcext:value-type="string">
            <text:p>This is a typical description of a picture of intestinal obstruction due to bridging or adhesions due to previous surgery. The correct answer is 5 and not 1 because most of these situations resolve spontaneously with conservative treatment.</text:p>
          </table:table-cell>
          <table:table-cell/>
          <table:table-cell office:value-type="string" calcext:value-type="string">
            <text:p>GENERAL SURGERY</text:p>
          </table:table-cell>
          <table:table-cell table:number-columns-repeated="3"/>
          <table:table-cell office:value-type="string" calcext:value-type="string">
            <text:p>This is a picture of intestinal flange obstruction requiring emergency laparotomy.</text:p>
          </table:table-cell>
          <table:table-cell office:value-type="string" calcext:value-type="string">
            <text:p>Most likely we are facing a case of obstruction at the level of the large intestine.</text:p>
          </table:table-cell>
          <table:table-cell office:value-type="string" calcext:value-type="string">
            <text:p>The fact that the patient presented a diarrheal stool allows us to exclude the diagnosis of intestinal obstruction. Further imaging studies are necessary to ensure a diagnosis.</text:p>
          </table:table-cell>
          <table:table-cell office:value-type="string" calcext:value-type="string">
            <text:p>We should indicate the practice of a decompressive colonoscopy.</text:p>
          </table:table-cell>
          <table:table-cell office:value-type="string" calcext:value-type="string">
            <text:p>Initial management should be conservative, with serum therapy, nasogastric aspiration and periodic clinical, analytical and radiographic monitoring.</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220" calcext:value-type="float">
            <text:p>220</text:p>
          </table:table-cell>
          <table:table-cell table:number-columns-repeated="3"/>
          <table:table-cell office:value-type="string" calcext:value-type="string">
            <text:p>A 43-year-old man consults for diarrheal syndrome, and refers among his history 3 pneumonias in adulthood. Which of the following immunological studies should we request:</text:p>
          </table:table-cell>
          <table:table-cell office:value-type="string" calcext:value-type="string">
            <text:p>More than 2 lobar pneumonias make it necessary to rule out an immunologic deficit.</text:p>
          </table:table-cell>
          <table:table-cell/>
          <table:table-cell office:value-type="string" calcext:value-type="string">
            <text:p>GENETICS AND IMMUNOLOGY</text:p>
          </table:table-cell>
          <table:table-cell table:number-columns-repeated="3"/>
          <table:table-cell office:value-type="string" calcext:value-type="string">
            <text:p>Serum immunoglobulin count and antibody production capacity test.</text:p>
          </table:table-cell>
          <table:table-cell office:value-type="string" calcext:value-type="string">
            <text:p>Phagocytosis test and oxidative metabolism of neutrophils.</text:p>
          </table:table-cell>
          <table:table-cell office:value-type="string" calcext:value-type="string">
            <text:p>Apoptosis test (programmed cell death) in the patient's circulating lymphocytes.</text:p>
          </table:table-cell>
          <table:table-cell office:value-type="string" calcext:value-type="string">
            <text:p>Study of the repertoire and clonality of T lymphocytes (alpha/beta).</text:p>
          </table:table-cell>
          <table:table-cell office:value-type="string" calcext:value-type="string">
            <text:p>In this patient it would not be appropriate to request any immunological study.</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214" calcext:value-type="float">
            <text:p>214</text:p>
          </table:table-cell>
          <table:table-cell table:number-columns-repeated="3"/>
          <table:table-cell office:value-type="string" calcext:value-type="string">
            <text:p>A 24-year-old young man who 3 days after a risky sexual contact presents numerous pustular lesions, small, very pruritic and evolving to tiny erosions affecting the entire glans and the inner face of the foreskin. Which of the following is the most likely diagnostic approach?</text:p>
          </table:table-cell>
          <table:table-cell office:value-type="string" calcext:value-type="string">
            <text:p>Chancroid is a solitary lesion. Secondary syphilis usually occurs as a generalized rash or as characteristic lesions on palms and soles (syphilitic nails) with a longer latency period. Trichomonas balanitis is always associated with urethritis, which is not referred to in the question. Therefore, the answer is 1. However, the clinical picture suggests herpes simplex rather than candidiasis and 5 also refers to fungi (although dermatophytes do not cause balanitis).... from our point of view, even if we consider 1 to be correct, the question is misleading and could be open to challenge. Moreover, genital candidiasis is not necessarily sexually transmitted.</text:p>
          </table:table-cell>
          <table:table-cell/>
          <table:table-cell office:value-type="string" calcext:value-type="string">
            <text:p>DERMATOLOGY</text:p>
          </table:table-cell>
          <table:table-cell table:number-columns-repeated="3"/>
          <table:table-cell office:value-type="string" calcext:value-type="string">
            <text:p>Genital candidiasis.</text:p>
          </table:table-cell>
          <table:table-cell office:value-type="string" calcext:value-type="string">
            <text:p>Chancroid.</text:p>
          </table:table-cell>
          <table:table-cell office:value-type="string" calcext:value-type="string">
            <text:p>Secondary syphilis.</text:p>
          </table:table-cell>
          <table:table-cell office:value-type="string" calcext:value-type="string">
            <text:p>Trichomonas balanitis.</text:p>
          </table:table-cell>
          <table:table-cell office:value-type="string" calcext:value-type="string">
            <text:p>Dermatophyte fungal infection.</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125" calcext:value-type="float">
            <text:p>125</text:p>
          </table:table-cell>
          <table:table-cell table:number-columns-repeated="3"/>
          <table:table-cell office:value-type="string" calcext:value-type="string">
            <text:p>Faced with a 49-year-old man, asymptomatic, with a family history of a father who died of prostate cancer, who in a routine company control is identified a PSA (Prostate Specific Antigen) of 5.9 ng / ml, with a ratio of free PSA / total PSA of 11% and that a rectal examination shows increased consistency in the right prostatic lobe, what is the following clinical indication?</text:p>
          </table:table-cell>
          <table:table-cell office:value-type="string" calcext:value-type="string">
            <text:p>The patient has a PSA &gt;4 and a palpation with increased consistency, which implies the need for a transrectal ultrasound-guided biopsy to diagnose whether it is Benign Prostatic Hyperplasia or Prostate Cancer.</text:p>
          </table:table-cell>
          <table:table-cell/>
          <table:table-cell office:value-type="string" calcext:value-type="string">
            <text:p>UROLOGY</text:p>
          </table:table-cell>
          <table:table-cell table:number-columns-repeated="3"/>
          <table:table-cell office:value-type="string" calcext:value-type="string">
            <text:p>Suggest to the patient the performance of a transrectal ultrasound and prostate biopsy.</text:p>
          </table:table-cell>
          <table:table-cell office:value-type="string" calcext:value-type="string">
            <text:p>Perform an abdominopelvic CT scan.</text:p>
          </table:table-cell>
          <table:table-cell office:value-type="string" calcext:value-type="string">
            <text:p>Initiate treatment with 5 alpha Reductase Inhibitors to reduce PSA levels by half.</text:p>
          </table:table-cell>
          <table:table-cell office:value-type="string" calcext:value-type="string">
            <text:p>Initiate combined treatment of LHRH analogues and antiandrogens.</text:p>
          </table:table-cell>
          <table:table-cell office:value-type="string" calcext:value-type="string">
            <text:p>Perform a bone scan.</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181" calcext:value-type="float">
            <text:p>181</text:p>
          </table:table-cell>
          <table:table-cell table:number-columns-repeated="3"/>
          <table:table-cell office:value-type="string" calcext:value-type="string">
            <text:p>A 43-year-old woman referred to the Hospital's Lower Genital Tract Pathology Clinic for presenting with a cervico-vaginal cytology reported as "L-SIL" (Low Grade Intraepithelial Lesion). She refers repeated vaginal infections (Trichomoniasis,...) and having had more than 5 sexual partners in her life. The best care strategy for this woman is:</text:p>
          </table:table-cell>
          <table:table-cell office:value-type="string" calcext:value-type="string">
            <text:p>The best answer to this question is number 5. Most of the lesions identified as L-SIL are associated with HPV infection: for this reason, it is advisable to stop smoking, as this is a factor in the progression of the said infection. On the other hand, according to the latest studies, 70% of the cytologies reported as LSIL will remit, 15% will persist and another 15% will show a more severe cytology, without being able to differentiate whether it is a biological progression or a lesion hidden in the initial cytology. Because of this, it is best to return for a follow-up at 6 months. Given the woman's personal history (more than 5 sexual partners and repeat infections) and her age, a referral for colposcopy would be ideal. However, answer 5 says control in 6 months, but does not specify which control (it could be a colposcopy or cytology).</text:p>
          </table:table-cell>
          <table:table-cell/>
          <table:table-cell office:value-type="string" calcext:value-type="string">
            <text:p>GYNECOLOGY AND OBSTETRICS</text:p>
          </table:table-cell>
          <table:table-cell table:number-columns-repeated="3"/>
          <table:table-cell office:value-type="string" calcext:value-type="string">
            <text:p>Conization with diathermy loop.</text:p>
          </table:table-cell>
          <table:table-cell office:value-type="string" calcext:value-type="string">
            <text:p>Endocervical curettage with Kevorkian curettage.</text:p>
          </table:table-cell>
          <table:table-cell office:value-type="string" calcext:value-type="string">
            <text:p>Endometrial biopsy with Cornier cannula.</text:p>
          </table:table-cell>
          <table:table-cell office:value-type="string" calcext:value-type="string">
            <text:p>Hysterectomy without adnexectomy.</text:p>
          </table:table-cell>
          <table:table-cell office:value-type="string" calcext:value-type="string">
            <text:p>Advise her to stop smoking and contraceptives and to have a control in 6 months.</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183" calcext:value-type="float">
            <text:p>183</text:p>
          </table:table-cell>
          <table:table-cell table:number-columns-repeated="3"/>
          <table:table-cell office:value-type="string" calcext:value-type="string">
            <text:p>Woman 40 weeks gestation in labor with 6 cm dilation. She presents a decelerative fetal pattern in cardiotocographic recordings, so it is decided to perform a fetal blood smear to assess fetal well-being. Result 7.22. The correct conduct is:</text:p>
          </table:table-cell>
          <table:table-cell office:value-type="string" calcext:value-type="string">
            <text:p>- pH less than 7.20 Pathological value. Indication for fetal extraction by the quickest route, in this case a cesarean section. - pH between 7.20-7.25 Prepathological value. Repeat microtome in 15-20 min. - pH greater than 7.25. Value within the limits of normality. Observation.</text:p>
          </table:table-cell>
          <table:table-cell/>
          <table:table-cell office:value-type="string" calcext:value-type="string">
            <text:p>GYNECOLOGY AND OBSTETRICS</text:p>
          </table:table-cell>
          <table:table-cell table:number-columns-repeated="3"/>
          <table:table-cell office:value-type="string" calcext:value-type="string">
            <text:p>Severe acidosis. Urgent cesarean section.</text:p>
          </table:table-cell>
          <table:table-cell office:value-type="string" calcext:value-type="string">
            <text:p>Pre-pathological value repeat microtome 15-20 minutes.</text:p>
          </table:table-cell>
          <table:table-cell office:value-type="string" calcext:value-type="string">
            <text:p>Moderate acidosis. Repeat microtome in 1-2 hours.</text:p>
          </table:table-cell>
          <table:table-cell office:value-type="string" calcext:value-type="string">
            <text:p>Value in normal limits, leave natural evolution of labor.</text:p>
          </table:table-cell>
          <table:table-cell office:value-type="string" calcext:value-type="string">
            <text:p>Repeat at the time of possible error in obtaining the shot.</text:p>
          </table:table-cell>
          <table:table-cell office:value-type="float" office:value="2" calcext:value-type="float">
            <text:p>2</text:p>
          </table:table-cell>
          <table:table-cell table:number-columns-repeated="3"/>
        </table:table-row>
        <table:table-row table:style-name="ro1">
          <table:table-cell office:value-type="float" office:value="2014" calcext:value-type="float">
            <text:p>2014</text:p>
          </table:table-cell>
          <table:table-cell office:value-type="float" office:value="185" calcext:value-type="float">
            <text:p>185</text:p>
          </table:table-cell>
          <table:table-cell table:number-columns-repeated="3"/>
          <table:table-cell office:value-type="string" calcext:value-type="string">
            <text:p>A 32-year-old woman requests preconception counseling. The patient reports that she underwent cervical conization for a high-grade intraepithelial lesion (H-SIL) and subsequently had three miscarriages between 20 and 22 weeks gestation. She has no living children. On all three occasions she came to the emergency department with a feeling of weight in the hypogastrium, where she was found to be 8 cm dilated and with prominent amniotic membranes. She had never felt contractions before, what advice would you give her for the next pregnancy?</text:p>
          </table:table-cell>
          <table:table-cell office:value-type="string" calcext:value-type="string">
            <text:p>This is a typical case of cervical incompetence (and this patient has conization as a risk factor). This pathology consists of dilatation of the cervix in the absence of contractions, requiring cerclage to prevent miscarriage or immature delivery. The cerclage is ideally performed electively, programmed, and not when the patient arrives at the ER "in extemis" (which are also done, but with a lower success rate... the ideal is to do them cold).</text:p>
          </table:table-cell>
          <table:table-cell/>
          <table:table-cell office:value-type="string" calcext:value-type="string">
            <text:p>GYNECOLOGY AND OBSTETRICS</text:p>
          </table:table-cell>
          <table:table-cell table:number-columns-repeated="3"/>
          <table:table-cell office:value-type="string" calcext:value-type="string">
            <text:p>I would prescribe oral atosiban prophylaxis throughout the pregnancy.</text:p>
          </table:table-cell>
          <table:table-cell office:value-type="string" calcext:value-type="string">
            <text:p>I would offer lung maturation with corticosteroids from 19-20 weeks of gestation.</text:p>
          </table:table-cell>
          <table:table-cell office:value-type="string" calcext:value-type="string">
            <text:p>I would recommend a cervical cerclage at 14 weeks gestation.</text:p>
          </table:table-cell>
          <table:table-cell office:value-type="string" calcext:value-type="string">
            <text:p>I would advise her not to attempt any more pregnancies because of the high risk of recurrence.</text:p>
          </table:table-cell>
          <table:table-cell office:value-type="string" calcext:value-type="string">
            <text:p>I would recommend resorting to assisted reproductive techniques.</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187" calcext:value-type="float">
            <text:p>187</text:p>
          </table:table-cell>
          <table:table-cell table:number-columns-repeated="3"/>
          <table:table-cell office:value-type="string" calcext:value-type="string">
            <text:p>A 27-year-old woman, 10 weeks pregnant, with persistent severe allergic asthma. She is currently adequately controlled with daily inhaled budesonide and rescue inhaled salbutamol on demand. She comes to your office concerned about the possible teratogenic effects of her anti-asthma medication. Which of the following would be the correct approach?</text:p>
          </table:table-cell>
          <table:table-cell office:value-type="string" calcext:value-type="string">
            <text:p>Err:509</text:p>
          </table:table-cell>
          <table:table-cell/>
          <table:table-cell office:value-type="string" calcext:value-type="string">
            <text:p>GYNECOLOGY AND OBSTETRICS</text:p>
          </table:table-cell>
          <table:table-cell table:number-columns-repeated="3"/>
          <table:table-cell office:value-type="string" calcext:value-type="string">
            <text:p>Given that asthma improves during pregnancy in most patients, the best thing for the patient and the fetus is to suspend anti-asthma treatment.</text:p>
          </table:table-cell>
          <table:table-cell office:value-type="string" calcext:value-type="string">
            <text:p>Discontinue budesonide because it has been associated with an increased risk of fetal malformations and replace it with an oral anti-leukotriene (montelukast).</text:p>
          </table:table-cell>
          <table:table-cell office:value-type="string" calcext:value-type="string">
            <text:p>Withdraw current treatment and replace it with oral prednisone at the lowest possible dose.</text:p>
          </table:table-cell>
          <table:table-cell office:value-type="string" calcext:value-type="string">
            <text:p>Maintain the current treatment and reassure the patient about its side effects and the need for adequate asthma control during pregnancy.</text:p>
          </table:table-cell>
          <table:table-cell office:value-type="string" calcext:value-type="string">
            <text:p>Replace budesonide with an anti-IgE monoclonal antibody (omalizumab) because of its greater safety in pregnancy since it is not a drug.</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87" calcext:value-type="float">
            <text:p>87</text:p>
          </table:table-cell>
          <table:table-cell table:number-columns-repeated="3"/>
          <table:table-cell office:value-type="string" calcext:value-type="string">
            <text:p>A 78-year-old woman comes to the emergency department for left iliac fossa pain of 24 hours of evolution associated with fever and occasional vomiting. On examination, there is selective pain on palpation in the left iliac fossa with a feeling of occupation, defense and positive decompression. When acute diverticulitis is suspected, which of the following statements is correct?</text:p>
          </table:table-cell>
          <table:table-cell office:value-type="string" calcext:value-type="string">
            <text:p>Answer 1 is incorrect because the imaging tests of choice would be ultrasound or CT; answer 3 is incorrect because the laparoscopic approach is indicated from the start; answer 4 is incorrect because the indication in the first episode is for those under 50 years of age, in the rest it is indicated after the second episode or in cases of persistent symptoms or suspected neoplasia; and answer 5 is incorrect because surgery in cases of perforation with peritonitis should always resect the affected segment of colon to control the focus of the infection.</text:p>
          </table:table-cell>
          <table:table-cell/>
          <table:table-cell office:value-type="string" calcext:value-type="string">
            <text:p>GENERAL SURGERY</text:p>
          </table:table-cell>
          <table:table-cell table:number-columns-repeated="3"/>
          <table:table-cell office:value-type="string" calcext:value-type="string">
            <text:p>The safest and best performing complementary examination is the barium contrast enema.</text:p>
          </table:table-cell>
          <table:table-cell office:value-type="string" calcext:value-type="string">
            <text:p>In case of contained pelvic abscess, percutaneous drainage guided by CT or ultrasound is indicated.</text:p>
          </table:table-cell>
          <table:table-cell office:value-type="string" calcext:value-type="string">
            <text:p>If surgical intervention is required after resolution of the acute episode, the laparoscopic approach is contraindicated.</text:p>
          </table:table-cell>
          <table:table-cell office:value-type="string" calcext:value-type="string">
            <text:p>In case of acute uncomplicated diverticulitis, elective sigmoidectomy is indicated after cure of the first acute episode.</text:p>
          </table:table-cell>
          <table:table-cell office:value-type="string" calcext:value-type="string">
            <text:p>If generalized peritonitis occurs, the most appropriate surgical technique is the practice of a derivative colostomy without resection of the affected sigmoid segment.</text:p>
          </table:table-cell>
          <table:table-cell office:value-type="float" office:value="2" calcext:value-type="float">
            <text:p>2</text:p>
          </table:table-cell>
          <table:table-cell table:number-columns-repeated="3"/>
        </table:table-row>
        <table:table-row table:style-name="ro1">
          <table:table-cell office:value-type="float" office:value="2014" calcext:value-type="float">
            <text:p>2014</text:p>
          </table:table-cell>
          <table:table-cell office:value-type="float" office:value="88" calcext:value-type="float">
            <text:p>88</text:p>
          </table:table-cell>
          <table:table-cell table:number-columns-repeated="3"/>
          <table:table-cell office:value-type="string" calcext:value-type="string">
            <text:p>A 45-year-old man undergoes a truncal vagotomy and antrectomy with Billroth II reconstruction for chronic peptic ulcer disease with pyloro-duodenal stricture. Six weeks after the surgery she reports that shortly after (less than half an hour) after ingestions she presents nausea, asthenia and sweating, dizziness and abdominal cramps usually accompanied by diarrhea. Which of the following is the most appropriate approach for her initial management?</text:p>
          </table:table-cell>
          <table:table-cell office:value-type="string" calcext:value-type="string">
            <text:p>Answers 1, 2 and 5 are appropriate treatments for dumping syndrome or postgastrectomy, but the question is focused on initial management, so the most appropriate answer seems to be 2.</text:p>
          </table:table-cell>
          <table:table-cell/>
          <table:table-cell office:value-type="string" calcext:value-type="string">
            <text:p>GENERAL SURGERY</text:p>
          </table:table-cell>
          <table:table-cell table:number-columns-repeated="3"/>
          <table:table-cell office:value-type="string" calcext:value-type="string">
            <text:p>Apply treatment with a somatostatin inhibitor (octreotide).</text:p>
          </table:table-cell>
          <table:table-cell office:value-type="string" calcext:value-type="string">
            <text:p>Follow specific dietary measures.</text:p>
          </table:table-cell>
          <table:table-cell office:value-type="string" calcext:value-type="string">
            <text:p>Trial treatment with a benzodiazepine.</text:p>
          </table:table-cell>
          <table:table-cell office:value-type="string" calcext:value-type="string">
            <text:p>Search for a probable neuroendocrine tumor (e.g. carcinoid).</text:p>
          </table:table-cell>
          <table:table-cell office:value-type="string" calcext:value-type="string">
            <text:p>Indicate surgical treatment to perform an antiperistaltic Roux-en-Y gastrojejunostomy.</text:p>
          </table:table-cell>
          <table:table-cell office:value-type="float" office:value="2" calcext:value-type="float">
            <text:p>2</text:p>
          </table:table-cell>
          <table:table-cell table:number-columns-repeated="3"/>
        </table:table-row>
        <table:table-row table:style-name="ro1">
          <table:table-cell office:value-type="float" office:value="2014" calcext:value-type="float">
            <text:p>2014</text:p>
          </table:table-cell>
          <table:table-cell office:value-type="float" office:value="160" calcext:value-type="float">
            <text:p>160</text:p>
          </table:table-cell>
          <table:table-cell table:number-columns-repeated="3"/>
          <table:table-cell office:value-type="string" calcext:value-type="string">
            <text:p>A 75-year-old woman, with menopause at age 52, with no family or personal history of fracture, diagnosed with temporal arteritis, who is going to start treatment with high-dose prednisone and expects to be treated for at least one year. The delay of densitometry (DXA) in her center is 4-5 months. Preventive treatment for osteoporosis is considered. Which of the following is the most appropriate approach?</text:p>
          </table:table-cell>
          <table:table-cell office:value-type="string" calcext:value-type="string">
            <text:p>In the data you provide there are no clinical risk factors for osteoporosis prior to the current disease. Since a prolonged and high-dose prednisone regimen will be established, it is advisable, in addition to the non-pharmacological preventive measures, to initiate treatment in any case to minimize the secondary loss of bone mass that occurs with the administration of glucocorticoids (and, above all, in the first months). Therefore, and for this reason alone, options 1, 2 and 5 would be discarded (the three of them have another conditioning factor). In this context, and in the case of a person over 65 years of age, an appropriate attitude would be to administer calcium supplements (corticosteroids are osteopenizantes because they produce, among other mechanisms, a negative balance of this element) and vitamin D. The option of associating a bisphosphonate could also be considered, but calcium supplementation is missing in proposal 3.</text:p>
          </table:table-cell>
          <table:table-cell/>
          <table:table-cell office:value-type="string" calcext:value-type="string">
            <text:p>RHEUMATOLOGY</text:p>
          </table:table-cell>
          <table:table-cell table:number-columns-repeated="3"/>
          <table:table-cell office:value-type="string" calcext:value-type="string">
            <text:p>Request DXA and wait for the result.</text:p>
          </table:table-cell>
          <table:table-cell office:value-type="string" calcext:value-type="string">
            <text:p>Assess absolute risk of fracture using the FRAX questionnaire without BMD and treat only if it is high.</text:p>
          </table:table-cell>
          <table:table-cell office:value-type="string" calcext:value-type="string">
            <text:p>Start treatment with bisphosphonates and vitamin D (800 IU/day).</text:p>
          </table:table-cell>
          <table:table-cell office:value-type="string" calcext:value-type="string">
            <text:p>Administer calcium supplementation (1g) and vitamin D (800 IU/day).</text:p>
          </table:table-cell>
          <table:table-cell office:value-type="string" calcext:value-type="string">
            <text:p>Assess for osteopenia on radiographs and treat if present.</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228" calcext:value-type="float">
            <text:p>228</text:p>
          </table:table-cell>
          <table:table-cell table:number-columns-repeated="3"/>
          <table:table-cell office:value-type="string" calcext:value-type="string">
            <text:p>A 19-year-old man consults for a 24-hour history of pain, swelling and functional impotence of the right knee accompanied by a fever of 38°C. Physical examination reveals inflammatory signs and joint effusion in the right knee. Laboratory tests showed leukocytosis with neutrophilia and elevated C-reactive protein. The syndromic diagnosis of acute monoarthritis is made. What is the most likely etiologic diagnosis?</text:p>
          </table:table-cell>
          <table:table-cell office:value-type="string" calcext:value-type="string">
            <text:p>Acute monoarthritis associated with fever, leukocytosis with neutrophilia and increased acute phase reactants does not always have a septic origin. In the absence of further information (more complete anamnesis on the current disease, risk factors, personal and family history, extra-articular symptoms or signs, etc.) it can be said that also 1 and 2 (and very exceptionally 5) could debut with a similar clinical and biological picture. With the data provided and taking into account that this is a young male, the most likely option would be bacterial infectious arthritis (that caused by mycobacteria usually have a chronic course). And above all, because of its implications, the first one to always rule out.</text:p>
          </table:table-cell>
          <table:table-cell/>
          <table:table-cell office:value-type="string" calcext:value-type="string">
            <text:p>RHEUMATOLOGY</text:p>
          </table:table-cell>
          <table:table-cell table:number-columns-repeated="3"/>
          <table:table-cell office:value-type="string" calcext:value-type="string">
            <text:p>Arthritis due to microcrystals.</text:p>
          </table:table-cell>
          <table:table-cell office:value-type="string" calcext:value-type="string">
            <text:p>Reactive arthritis.</text:p>
          </table:table-cell>
          <table:table-cell office:value-type="string" calcext:value-type="string">
            <text:p>Bacterial infectious arthritis.</text:p>
          </table:table-cell>
          <table:table-cell office:value-type="string" calcext:value-type="string">
            <text:p>Mycobacterial infectious arthritis.</text:p>
          </table:table-cell>
          <table:table-cell office:value-type="string" calcext:value-type="string">
            <text:p>Rheumatoid arthritis.</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106" calcext:value-type="float">
            <text:p>106</text:p>
          </table:table-cell>
          <table:table-cell table:number-columns-repeated="3"/>
          <table:table-cell office:value-type="string" calcext:value-type="string">
            <text:p>A 68-year-old patient consults for edema and asthenia. Laboratory tests showed creatinine 5 mg/dL, hemoglobin 10 g/dL and marked hypogammaglobulinemia in serum at the expense of IgG, IgA and IgM. A urinalysis reveals the presence of kappa light chains. What is your diagnostic suspicion?</text:p>
          </table:table-cell>
          <table:table-cell office:value-type="string" calcext:value-type="string">
            <text:p>This question is mixed hemato-nephro. It is complicated, so we are going to rule out options one by one. Option 2, nephrotic syndrome, apart from being broad and nonspecific, would not be assessable, since they do not give us the quantification of urine protein (they only tell us that urinalysis reveals the presence of kappa light chains, not the amount). Option 3 would be unlikely; in amyloidosis, the light chains that are usually deposited are of the lambda type. Option 4 also seems unlikely, since in IgA myeloma we would expect a monoclonal peak of this Ig, which in this case does not appear. The doubt that arises is between 1 and 5; I would opt for 1, because this entity fulfills the characteristics described (absence of monoclonal peak in most cases, acute renal failure and presence of kappa chains in urine), being light chain myeloma a somewhat broader entity, but option 5 could also be considered valid.</text:p>
          </table:table-cell>
          <table:table-cell/>
          <table:table-cell office:value-type="string" calcext:value-type="string">
            <text:p>NEPHROLOGY</text:p>
          </table:table-cell>
          <table:table-cell table:number-columns-repeated="3"/>
          <table:table-cell office:value-type="string" calcext:value-type="string">
            <text:p>Kappa light chain deposition disease.</text:p>
          </table:table-cell>
          <table:table-cell office:value-type="string" calcext:value-type="string">
            <text:p>Nephrotic syndrome.</text:p>
          </table:table-cell>
          <table:table-cell office:value-type="string" calcext:value-type="string">
            <text:p>Amyloidosis.</text:p>
          </table:table-cell>
          <table:table-cell office:value-type="string" calcext:value-type="string">
            <text:p>IgA myeloma with Bence-Jones proteinuria.</text:p>
          </table:table-cell>
          <table:table-cell office:value-type="string" calcext:value-type="string">
            <text:p>Light chain myeloma.</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121" calcext:value-type="float">
            <text:p>121</text:p>
          </table:table-cell>
          <table:table-cell table:number-columns-repeated="3"/>
          <table:table-cell office:value-type="string" calcext:value-type="string">
            <text:p>A 38-year-old man consults for dyspnea and hemoptysis. Blood tests show creatinine 7 mg/dL, urea 250 mg/dL and high titer positive anti-GBM (anti-glomerular basement membrane antibodies). Renal biopsy shows crescents in 75% of the glomeruli and immunofluorescence shows a linear Ig deposition pattern. Which of the following is the correct answer?</text:p>
          </table:table-cell>
          <table:table-cell office:value-type="string" calcext:value-type="string">
            <text:p>The diagnostic suspicion for the data given (especially the anti-GBM antibodies and the presence of renopulmonary syndrome) is that of Goodpasture's syndrome. The rest of the data (seminules in the biopsy, linear IgG deposition) supports the diagnosis. Knowing this, the options are easily discarded: option 1 speaks to us of an IgA nephropathy (it is not the case because the deposits are of IgG); option 3 is also discarded, because it is not a primary GMN, like the membranous one, but a secondary glomerulopathy; option 4 is also false: the initial treatment is with corticosteroids and cyclophosphamide associated to plasmapheresis; and option 5 is also false, since the damage is not due to circulating immunocomplexes, but to antibodies deposited in the glomerular basement membrane. This leaves option 2 as true: as it has been previously said, the treatment would be performed combining corticosteroids, cyclophosphamide and plasmapheresis.</text:p>
          </table:table-cell>
          <table:table-cell/>
          <table:table-cell office:value-type="string" calcext:value-type="string">
            <text:p>NEPHROLOGY</text:p>
          </table:table-cell>
          <table:table-cell table:number-columns-repeated="3"/>
          <table:table-cell office:value-type="string" calcext:value-type="string">
            <text:p>It is an IgA nephropathy with acute renal failure.</text:p>
          </table:table-cell>
          <table:table-cell office:value-type="string" calcext:value-type="string">
            <text:p>Plasmapheresis would be indicated.</text:p>
          </table:table-cell>
          <table:table-cell office:value-type="string" calcext:value-type="string">
            <text:p>It is a membranous glomerulonephritis.</text:p>
          </table:table-cell>
          <table:table-cell office:value-type="string" calcext:value-type="string">
            <text:p>Mycophenolate mofetil is the initial treatment of choice.</text:p>
          </table:table-cell>
          <table:table-cell office:value-type="string" calcext:value-type="string">
            <text:p>Glomerular involvement is caused by the presence of circulating immunocomplexes.</text:p>
          </table:table-cell>
          <table:table-cell office:value-type="float" office:value="2" calcext:value-type="float">
            <text:p>2</text:p>
          </table:table-cell>
          <table:table-cell table:number-columns-repeated="3"/>
        </table:table-row>
        <table:table-row table:style-name="ro1">
          <table:table-cell office:value-type="float" office:value="2014" calcext:value-type="float">
            <text:p>2014</text:p>
          </table:table-cell>
          <table:table-cell office:value-type="float" office:value="122" calcext:value-type="float">
            <text:p>122</text:p>
          </table:table-cell>
          <table:table-cell table:number-columns-repeated="3"/>
          <table:table-cell office:value-type="string" calcext:value-type="string">
            <text:p>A 54-year-old man is diagnosed with a left renal tumor suggestive of renal cell carcinoma. His preoperative workup shows elevated levels of GPT, alkaline phosphatase and alpha-2-globulin and prolonged prothrombin time. The liver is diffusely enlarged, but without defects of hepatic infiltration. The most likely rationale for these findings is due to:</text:p>
          </table:table-cell>
          <table:table-cell office:value-type="string" calcext:value-type="string">
            <text:p>Very easy question in which we are being presented with a patient with Stauffer's syndrome, a paraneoplastic syndrome consisting of liver dysfunction secondary to toxic products secreted by a number of tumors (most frequently, renal cell carcinoma, like the one in this case). As in this case, cholestasis (elevation of alkaline phosphatase), mobilization of hepatic enzymes and lengthening of the prothrombin time indicate liver dysfunction. Metastases are ruled out (there are no defects of hepatic infiltration), intrahepatic tumor thrombosis (it would give another symptomatology and this would be more acute), and acute hepatitis and hemochromatosis (they are not in context nor is it what the author of the question wants us to think).</text:p>
          </table:table-cell>
          <table:table-cell/>
          <table:table-cell office:value-type="string" calcext:value-type="string">
            <text:p>NEPHROLOGY</text:p>
          </table:table-cell>
          <table:table-cell table:number-columns-repeated="3"/>
          <table:table-cell office:value-type="string" calcext:value-type="string">
            <text:p>Hepatic metastases.</text:p>
          </table:table-cell>
          <table:table-cell office:value-type="string" calcext:value-type="string">
            <text:p>Intrahepatic tumor thrombosis.</text:p>
          </table:table-cell>
          <table:table-cell office:value-type="string" calcext:value-type="string">
            <text:p>Acute hepatitis.</text:p>
          </table:table-cell>
          <table:table-cell office:value-type="string" calcext:value-type="string">
            <text:p>Presence of hepatotoxic substances produced by the tumor.</text:p>
          </table:table-cell>
          <table:table-cell office:value-type="string" calcext:value-type="string">
            <text:p>Hemochromatosis.</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123" calcext:value-type="float">
            <text:p>123</text:p>
          </table:table-cell>
          <table:table-cell table:number-columns-repeated="3"/>
          <table:table-cell office:value-type="string" calcext:value-type="string">
            <text:p>30-year-old man with no past history of interest. He comes for consultation due to the presence of small erythematous-violaceous lesions that on palpation appear to be raised in the pretibial region. The analytical study shows a complete blood count and coagulation study without alterations, and in the biochemistry, creatinine and ions are also within the normal range. The urinary sediment study shows hematuria, for which the patient had already been studied on other occasions, without obtaining a definitive diagnosis. Regarding the entity you suspect in this case, it is FALSE that:</text:p>
          </table:table-cell>
          <table:table-cell office:value-type="string" calcext:value-type="string">
            <text:p>They are talking to us with high probability of a mesangial IgA glomerulonephritis or Berger's disease. Therefore, we are going to discard options one by one: 1: True. Serum IgA elevation is found in up to 50% of cases. 2: True. Mesangial IgA deposits are present in almost 100% of cases. 3: This option is false, because this glomerulonephritis is classically manifested with nephritic and not nephrotic syndrome (although in some rare cases proteinuria in nephrotic range does appear, but in the MIR they do not ask about these rare cases). 4: At the beginning this option generated doubts in me, but looking in the literature, it is true that the evolution to renal failure (according to last series) occurs in about 25% of the cases, so this option is true. 5: Skin biopsy, because it is easier to perform than renal biopsy, is the diagnostic technique of choice (the skin lesions that constitute Schonlein-Henoch purpura, so frequently associated with this entity and which the patient in the case presents, are biopsied).</text:p>
          </table:table-cell>
          <table:table-cell/>
          <table:table-cell office:value-type="string" calcext:value-type="string">
            <text:p>NEPHROLOGY</text:p>
          </table:table-cell>
          <table:table-cell table:number-columns-repeated="3"/>
          <table:table-cell office:value-type="string" calcext:value-type="string">
            <text:p>In 20 to 50% of cases there is elevation of serum IgA concentration.</text:p>
          </table:table-cell>
          <table:table-cell office:value-type="string" calcext:value-type="string">
            <text:p>In the renal biopsy the mesangial deposits of IgA are characteristic.</text:p>
          </table:table-cell>
          <table:table-cell office:value-type="string" calcext:value-type="string">
            <text:p>It is frequent the existence of proteinuria in nephrotic range.</text:p>
          </table:table-cell>
          <table:table-cell office:value-type="string" calcext:value-type="string">
            <text:p>It is considered a benign entity since less than 1/3 of patients progress to renal failure.</text:p>
          </table:table-cell>
          <table:table-cell office:value-type="string" calcext:value-type="string">
            <text:p>The cutaneous biopsy allows to establish the diagnosis in up to half of the cases.</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124" calcext:value-type="float">
            <text:p>124</text:p>
          </table:table-cell>
          <table:table-cell table:number-columns-repeated="3"/>
          <table:table-cell office:value-type="string" calcext:value-type="string">
            <text:p>A 72-year-old woman with type 2 diabetes and stage 5 chronic renal insufficiency. Given the suspicion of pulmonary thromboembolism, indicate which diagnostic test is contraindicated:</text:p>
          </table:table-cell>
          <table:table-cell office:value-type="string" calcext:value-type="string">
            <text:p>This is a very simple question and very useful for the management of PTE in the ED. There is no need to worry: a patient with advanced renal failure (stage 5) is contraindicated for any imaging study that requires the administration of IV contrast, such as CT angiography. All other examinations do not require it and therefore would be more than indicated in the presence of a PTE.</text:p>
          </table:table-cell>
          <table:table-cell/>
          <table:table-cell office:value-type="string" calcext:value-type="string">
            <text:p>NEPHROLOGY</text:p>
          </table:table-cell>
          <table:table-cell table:number-columns-repeated="3"/>
          <table:table-cell office:value-type="string" calcext:value-type="string">
            <text:p>Disordered echocardiogram.</text:p>
          </table:table-cell>
          <table:table-cell office:value-type="string" calcext:value-type="string">
            <text:p>Pulmonary scintigraphy.</text:p>
          </table:table-cell>
          <table:table-cell office:value-type="string" calcext:value-type="string">
            <text:p>Pulmonary angio-CT.</text:p>
          </table:table-cell>
          <table:table-cell office:value-type="string" calcext:value-type="string">
            <text:p>Electrocardiogram.</text:p>
          </table:table-cell>
          <table:table-cell office:value-type="string" calcext:value-type="string">
            <text:p>Chest X-ray.</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126" calcext:value-type="float">
            <text:p>126</text:p>
          </table:table-cell>
          <table:table-cell table:number-columns-repeated="3"/>
          <table:table-cell office:value-type="string" calcext:value-type="string">
            <text:p>A 42-year-old man came to consultation for edema. Initial tests showed the presence of proteinuria of more than 10 grams/24 hours. Which of the following measures is NOT indicated in the treatment of this patient?</text:p>
          </table:table-cell>
          <table:table-cell office:value-type="string" calcext:value-type="string">
            <text:p>The patient in the case presents a nephrotic syndrome, so far so good. As for the diet, to reduce edema in these patients, it is recommended that it be low-protein and low-salt, so options 1 and 3 would be true. ACE inhibitors are also administered as primary treatment for nephrotic syndrome, since they decrease urinary protein excretion, as do ARA II and loop diuretics, so options 2 and 5 would also be correct. Therefore, simply by discarding, we are left with option 4 as false, and therefore, the correct answer. Moreover, it should stand out from the beginning as the option to be marked, since precisely one of the causes of nephrotic syndrome is the intake of NSAIDs, so how could they be indicated in the treatment?</text:p>
          </table:table-cell>
          <table:table-cell/>
          <table:table-cell office:value-type="string" calcext:value-type="string">
            <text:p>NEPHROLOGY</text:p>
          </table:table-cell>
          <table:table-cell table:number-columns-repeated="3"/>
          <table:table-cell office:value-type="string" calcext:value-type="string">
            <text:p>Low-protein diet.</text:p>
          </table:table-cell>
          <table:table-cell office:value-type="string" calcext:value-type="string">
            <text:p>Administration of loop diuretics.</text:p>
          </table:table-cell>
          <table:table-cell office:value-type="string" calcext:value-type="string">
            <text:p>Restriction of salt in the diet.</text:p>
          </table:table-cell>
          <table:table-cell office:value-type="string" calcext:value-type="string">
            <text:p>Administration of NSAIDs.</text:p>
          </table:table-cell>
          <table:table-cell office:value-type="string" calcext:value-type="string">
            <text:p>Administration of angiotensin-converting enzyme inhibitors.</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48" calcext:value-type="float">
            <text:p>48</text:p>
          </table:table-cell>
          <table:table-cell table:number-columns-repeated="3"/>
          <table:table-cell office:value-type="string" calcext:value-type="string">
            <text:p>A 20-year-old man with ataxia, headaches and solid-cystic mass in the right cerebellar hemisphere underwent surgery and a lesion was resected, histologically showing cells with long thin cytoplasmic processes, fascicular and microcystic pattern, numerous vessels and Rosenthal's fibers. The most probable anatomopathologic diagnosis is:</text:p>
          </table:table-cell>
          <table:table-cell office:value-type="string" calcext:value-type="string">
            <text:p>A question that does not seem to have a second intention, as there are no confusing elements. The statement concisely summarizes the description of pilocytic astrocytoma. The Rosenthal fibers may confuse us as they are not very specific, and make us think, for example, of pleomorphic xanthoastrocytoma in which they can also be found, but the cell morphology described (long and thin cytoplasmic processes, which are the ones that give the name "pilocytic") keeps us the first option as the correct one. We can find a good description of the entity, explaining what distinguishes it from other glial tumors in Practical Surgical Neuropathology. A Diagnostic Approach. A. Perry, D.J. Brat. p82-88. Churchill Livingstone Elsevier. 2010. (Philadephia).</text:p>
          </table:table-cell>
          <table:table-cell office:value-type="string" calcext:value-type="string">
            <text:p>Practical Surgical Neuropathology. A Diagnostic Approach. A. Perry, D.J. Brat. p82-88. Churchill Livingstone Elsevier. 2010. (Philadephia).</text:p>
          </table:table-cell>
          <table:table-cell office:value-type="string" calcext:value-type="string">
            <text:p>ANATOMIC PATHOLOGY</text:p>
          </table:table-cell>
          <table:table-cell table:number-columns-repeated="3"/>
          <table:table-cell office:value-type="string" calcext:value-type="string">
            <text:p>Pilocytic astrocytoma.</text:p>
          </table:table-cell>
          <table:table-cell office:value-type="string" calcext:value-type="string">
            <text:p>Pleomorphic xanthoastrocytoma.</text:p>
          </table:table-cell>
          <table:table-cell office:value-type="string" calcext:value-type="string">
            <text:p>Central neurocytoma.</text:p>
          </table:table-cell>
          <table:table-cell office:value-type="string" calcext:value-type="string">
            <text:p>Liponeurocytoma.</text:p>
          </table:table-cell>
          <table:table-cell office:value-type="string" calcext:value-type="string">
            <text:p>Prion disease.</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197" calcext:value-type="float">
            <text:p>197</text:p>
          </table:table-cell>
          <table:table-cell table:number-columns-repeated="3"/>
          <table:table-cell office:value-type="string" calcext:value-type="string">
            <text:p>30-year-old HIV (+) homosexual male who participates as a volunteer in an AIDS patient support center. According to his medical history he received diphtheria toxoid (Td) 6 years ago, MMR vaccine in childhood and adolescence, and hepatitis B 3 years ago. He is currently asymptomatic with a CD4 count above 200 cls/microliter. Which vaccines should we recommend?</text:p>
          </table:table-cell>
          <table:table-cell office:value-type="string" calcext:value-type="string">
            <text:p>Vaccination recommendations for HIV+ adults include hepatitis B, influenza, MMR, pneumococcal, Td and Tdap, and for some adults, hepatitis A, or combined A and B, bacterial meningitis, HPV and meningococcal (Source [1]). Considering that the individual has received some vaccines, has a CD4 count &gt;100 (if lower there would be a contraindication) and works in a center that helps AIDS patients (he is equated to "health personnel") answers 2, 4 and 5 are wrong. All four vaccines in option 1 are administrable. In a little more detail: Vaccine against tetanus and diphtheria: all persons should be vaccinated against these two diseases. Hepatitis B vaccine: hepatitis B and HIV viruses share the same routes of transmission, so it is common for HIV-infected patients to also be infected with hepatitis B virus. It is therefore important to know whether the HIV-infected person has markers of hepatitis B infection and to proceed with vaccination if he/she does not have them. Vaccination against hepatitis A: Hepatitis A in a person with hepatitis B, hepatitis C or other liver disease can be very serious. Since these infections are more frequent in HIV-infected patients, vaccination against hepatitis A is recommended. Vaccination against influenza: influenza in a patient with a lack of immune response is more serious and presents a greater risk of complications, so annual vaccination against this disease is indicated. If the patient's immune status is very deteriorated, the response to vaccination is diminished. In this case, it is essential to vaccinate all the people living with the HIV-infected person to prevent them from transmitting the disease. Pneumococcal vaccine: pneumococcal infections (especially pneumonia) are up to 10 times more frequent in HIV-infected persons than in HIV-uninfected adults, so vaccination is recommended, although in patients with counts below 200/mm3 the protective response is usually not sufficient. They should receive a second dose at 3-5 years of age. HIV-infected children should be vaccinated with pneumococcal conjugate vaccine with the corresponding number of doses according to age. Vaccination against Haemophilus Influenzae type b: this bacterium causes pneumonia and meningitis, especially in children. Although in HIV-infected adults it represents a small number of the causes of infection, vaccination is recommended. Vaccination against measles, rubella and mumps (MMR): all three diseases can become more serious in HIV-infected patients, especially measles, so all of them should be vaccinated, provided that immunosuppression is not severe (count less than 200/mm3).</text:p>
          </table:table-cell>
          <table:table-cell office:value-type="string" calcext:value-type="string">
            <text:p>[1] https://aidsinfo.nih.gov/contentfiles/inmunizacionesrecomendadas_fs_sp.pdf</text:p>
          </table:table-cell>
          <table:table-cell office:value-type="string" calcext:value-type="string">
            <text:p>EPIDEMIOLOGY</text:p>
          </table:table-cell>
          <table:table-cell table:number-columns-repeated="3"/>
          <table:table-cell office:value-type="string" calcext:value-type="string">
            <text:p>Seasonal influenza, pneumococcal, tetravalent meningitis and hepatitis A.</text:p>
          </table:table-cell>
          <table:table-cell office:value-type="string" calcext:value-type="string">
            <text:p>Seasonal influenza, Td, pneumococcal and tetravalent meningitis.</text:p>
          </table:table-cell>
          <table:table-cell office:value-type="string" calcext:value-type="string">
            <text:p>Tetravalent meningitis, pneumococcal and seasonal flu.</text:p>
          </table:table-cell>
          <table:table-cell office:value-type="string" calcext:value-type="string">
            <text:p>Td, tetravalent meningitis, pneumococcal.</text:p>
          </table:table-cell>
          <table:table-cell office:value-type="string" calcext:value-type="string">
            <text:p>Triple viral, seasonal flu, pneumococcal.</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62" calcext:value-type="float">
            <text:p>62</text:p>
          </table:table-cell>
          <table:table-cell table:number-columns-repeated="3"/>
          <table:table-cell office:value-type="string" calcext:value-type="string">
            <text:p>In a 60-year-old diabetic patient with stable angina secondary to ischemic heart disease due to subtotal obstruction in the middle third of the anterior descending coronary artery, what treatment would you propose?</text:p>
          </table:table-cell>
          <table:table-cell office:value-type="string" calcext:value-type="string">
            <text:p>Stable angina in diabetics: this question is a nod to the BARI-2D study (NEJM 2009), which showed that medical management was not inferior to revascularization (in fact, the new guidelines reflect the trend that not all coronary stenosis should be systematically opened). Answer 1 is along these lines, although I miss statins, ACE inhibitors and antiplatelet agents, and I have too many vasodilators (nitrates are class IIb, if my memory serves me correctly). 2 is absurd: sitting down to avoid angina? That's like cutting down the forest to prevent fires. 3 to 5 are about revascularization: since it is a single vessel and not a proximal LAD, revascularization would have to be percutaneous, so we discard 3. Between 4 and 5, the fifth is more complete: not only would it be necessary to dilate, but also to implant a stent. So the doubt would be between 1 and 5. Applying the general rules of response in the MIR, if two options are similar except in one detail, the correct one is one of these, so we would mark 5 (and this is what would be done in any hospital nowadays: a suboccluded artery is dilated directly). On the other hand, and although 1 is incomplete, I suppose the author wanted to be clever and show that he has read the latest articles. Conclusion: I would mark 5... but I would not be surprised if it was 1.</text:p>
          </table:table-cell>
          <table:table-cell office:value-type="string" calcext:value-type="string">
            <text:p>NEJM 2009.</text:p>
          </table:table-cell>
          <table:table-cell office:value-type="string" calcext:value-type="string">
            <text:p>CARDIOLOGY</text:p>
          </table:table-cell>
          <table:table-cell table:number-columns-repeated="3"/>
          <table:table-cell office:value-type="string" calcext:value-type="string">
            <text:p>Medical with vasodilators and beta-blockers to avoid angina.</text:p>
          </table:table-cell>
          <table:table-cell office:value-type="string" calcext:value-type="string">
            <text:p>Expectorant with rigorous rest, since decreasing myocardial oxygen demand should decrease angina.</text:p>
          </table:table-cell>
          <table:table-cell office:value-type="string" calcext:value-type="string">
            <text:p>Surgical revascularization of the ischemic myocardium by means of a left mammary artery bypass distal to the lesion in the diseased coronary artery.</text:p>
          </table:table-cell>
          <table:table-cell office:value-type="string" calcext:value-type="string">
            <text:p>Dilatation of the coronary artery lesion by therapeutic catheterization.</text:p>
          </table:table-cell>
          <table:table-cell office:value-type="string" calcext:value-type="string">
            <text:p>Therapeutic catheterization to dilate the lesion of the diseased artery and implantation of a stent in the dilated area.</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63" calcext:value-type="float">
            <text:p>63</text:p>
          </table:table-cell>
          <table:table-cell table:number-columns-repeated="3"/>
          <table:table-cell office:value-type="string" calcext:value-type="string">
            <text:p>A 52-year-old patient who has been complaining of dyspnea on medium exertion for 6 months. He has not presented angina or syncope. Physical examination and diagnostic tests show a mean aortic transvalvular gradient of 55 mmHg and a calculated area of 0.7 cm². Ejection fraction of 65%. The treatment to be indicated for this patient is:</text:p>
          </table:table-cell>
          <table:table-cell office:value-type="string" calcext:value-type="string">
            <text:p>Something aortic. They give me a gradient, which without knowing the values seems somewhat high (55 mmHg!) and the area, which looks tiny to the naked eye: this is going to be aortic stenosis... And he has dyspnea. Symptomatic aortic stenosis, will the examiner want me to send him for surgery? With the guidelines in hand, that's right: this is a severe stenosis both in terms of area (&lt;1 cm²) and mean gradient (&gt;40 mmHg), with a preserved ejection fraction, and symptomatic. Surgical indication. If we do 1 we take away life expectancy, because we allow the ventricle to claudicate. 2 is outdated: balloon valvuloplasty? Only if the surgical risk is unaffordable, and in that case we would do 5, TAVI implantation (see [1]). But this is a 52-year-old man, who we assume has good bodywork because he walks to have dyspnea, so to the operating room. So to the operating room. A homograft? That's the Ross technique, I take the pulmonary and put it where the aortic. But it's rare, complex and only done in pediatrics. The correct thing to do is 3, without a doubt: replace with a prosthesis, preferably mechanical unless the patient has a contraindication for anticoagulation.</text:p>
          </table:table-cell>
          <table:table-cell office:value-type="string" calcext:value-type="string">
            <text:p>[1] http://perarduaadastra.eu/2011/06/tecnicas-de-cardiologia-intervencionista-el-video/</text:p>
          </table:table-cell>
          <table:table-cell office:value-type="string" calcext:value-type="string">
            <text:p>CARDIOLOGY</text:p>
          </table:table-cell>
          <table:table-cell table:number-columns-repeated="3"/>
          <table:table-cell office:value-type="string" calcext:value-type="string">
            <text:p>Diuretics and more frequent check-ups by a specialist.</text:p>
          </table:table-cell>
          <table:table-cell office:value-type="string" calcext:value-type="string">
            <text:p>In case of increasing dyspnea on exertion, percutaneous dilatation of the aortic valve with a balloon catheter should be performed.</text:p>
          </table:table-cell>
          <table:table-cell office:value-type="string" calcext:value-type="string">
            <text:p>Replacement of the aortic valve with a prosthesis/bioprosthesis.</text:p>
          </table:table-cell>
          <table:table-cell office:value-type="string" calcext:value-type="string">
            <text:p>Replacement of the aortic valve with a homograft.</text:p>
          </table:table-cell>
          <table:table-cell office:value-type="string" calcext:value-type="string">
            <text:p>Implantation of a percutaneous valve.</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64" calcext:value-type="float">
            <text:p>64</text:p>
          </table:table-cell>
          <table:table-cell table:number-columns-repeated="3"/>
          <table:table-cell office:value-type="string" calcext:value-type="string">
            <text:p>An 82-year-old patient presents with sudden and frequent dizziness, without prodromes, of short duration and which subsides spontaneously, without ever presenting syncope. Physical examination and baseline electrocardiogram are normal. In an ambulatory electrocardiogram recording during 24 hours, short phases of absence of P waves prior to QRS with an escape rhythm of the atrioventricular junction with narrow QRS at 40 bpm and a wave at the beginning of the ST segment corresponding to a retrograde P were detected in the vigil period. No asystole periods longer than 3 seconds are detected. Given this you would say:</text:p>
          </table:table-cell>
          <table:table-cell office:value-type="string" calcext:value-type="string">
            <text:p>What are these findings in the Holter? If the sinus node fails, the AV node takes over and stimulates the ventricle. In 10% of people there is retrograde conduction, so that beat generated in the AVN stimulates both ventricles and atria, giving a retrograde P as reported in the study. In this sense, no problem. Likewise, there are also no pauses longer than 3 seconds that could cause cardiogenic syncope (which, in fact, he has never suffered). Option 1 is ruled out: it is not a complete AVB. Option 2 cannot be answered either: to exclude, what is said to exclude... It is like never/always. Option 3 does not make much sense: we could suspend those that impair conduction (beta-blockers, calcium antagonists), but drugs that facilitate, as long as we do not give him a perfusion of atropine to take home... In option 4, stating that he has sinoatrial block is a bit of a rap: without an electrophysiological study it cannot be said, he does not necessarily have SA block, and this alone would not indicate the implantation of a pacemaker. So, finally, I would check option 5.</text:p>
          </table:table-cell>
          <table:table-cell/>
          <table:table-cell office:value-type="string" calcext:value-type="string">
            <text:p>CARDIOLOGY</text:p>
          </table:table-cell>
          <table:table-cell table:number-columns-repeated="3"/>
          <table:table-cell office:value-type="string" calcext:value-type="string">
            <text:p>The patient has a third-degree AVB and requires pacemaker implantation.</text:p>
          </table:table-cell>
          <table:table-cell office:value-type="string" calcext:value-type="string">
            <text:p>The absence of periods of asystole &gt;3 seconds excludes a cardiac cause of dizziness.</text:p>
          </table:table-cell>
          <table:table-cell office:value-type="string" calcext:value-type="string">
            <text:p>Drug treatment to increase conduction in the AV node would be indicated.</text:p>
          </table:table-cell>
          <table:table-cell office:value-type="string" calcext:value-type="string">
            <text:p>The patient presents sinus dysfunction with sinoatrial block and requires pacemaker implantation due to symptoms.</text:p>
          </table:table-cell>
          <table:table-cell office:value-type="string" calcext:value-type="string">
            <text:p>The alterations detected in the ambulatory electrocardiogram are typical of patients of this age and there is no indication for therapeutic intervention.</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71" calcext:value-type="float">
            <text:p>71</text:p>
          </table:table-cell>
          <table:table-cell table:number-columns-repeated="3"/>
          <table:table-cell office:value-type="string" calcext:value-type="string">
            <text:p>An 82-year-old hypertensive woman on atenolol, hydrochlorothiazide and digoxin. She comes to the emergency room for atrial fibrillation and is administered IV verapamil. The ECG showed complete atrioventricular block. What is the most probable cause of this clinical situation?</text:p>
          </table:table-cell>
          <table:table-cell office:value-type="string" calcext:value-type="string">
            <text:p>He already takes two AV node brakers and you add a third, and are you surprised that he gets complete AV block after messing with drugs from different families but same effect (pharmacodynamics)? Three. And remember that drugs are like drinks when you go to a bar: don't mix!</text:p>
          </table:table-cell>
          <table:table-cell/>
          <table:table-cell office:value-type="string" calcext:value-type="string">
            <text:p>CARDIOLOGY</text:p>
          </table:table-cell>
          <table:table-cell table:number-columns-repeated="3"/>
          <table:table-cell office:value-type="string" calcext:value-type="string">
            <text:p>Digitalis intoxication due to pharmacokinetic interaction with verapamil.</text:p>
          </table:table-cell>
          <table:table-cell office:value-type="string" calcext:value-type="string">
            <text:p>Hypokalemia due to administration of thiazide and digoxin.</text:p>
          </table:table-cell>
          <table:table-cell office:value-type="string" calcext:value-type="string">
            <text:p>Pharmacodynamic interaction of beta-blocker, digoxin and verapamil.</text:p>
          </table:table-cell>
          <table:table-cell office:value-type="string" calcext:value-type="string">
            <text:p>Hypotensive effect of thiazide diuretic.</text:p>
          </table:table-cell>
          <table:table-cell office:value-type="string" calcext:value-type="string">
            <text:p>Cardiac arrhythmia due to verapamil.</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72" calcext:value-type="float">
            <text:p>72</text:p>
          </table:table-cell>
          <table:table-cell table:number-columns-repeated="3"/>
          <table:table-cell office:value-type="string" calcext:value-type="string">
            <text:p>A 45-year-old woman with a history of heart murmur detected in childhood. She is admitted to the emergency department for palpitations, easy fatigue and malleolar edema. Physical examination revealed absence of cyanosis. Oxygen saturation by pulse oximeter 97% BP 120/80 mmHg. Irregular heart rhythm at 100 bpm. Ejective systolic murmur (2/6) in pulmonary focus. 2nd unfolded noise, wide and fixed. No rales. Slight hepatomeglaia (2-3 cm). Slight malleolar edema. ECG: complete arrhythmia due to atrial fibrillation at 100 bpm. QRS +120º. Conduction disorder of the right bundle branch of the His bundle. What is its diagnostic orientation?</text:p>
          </table:table-cell>
          <table:table-cell office:value-type="string" calcext:value-type="string">
            <text:p>If he has a pediatric murmur, I'm thinking congenital. Hepatomegaly, malleolar edema and BRD, something that overloads the right heart. So we rule out aortic and mitral stenosis. A patent ductus would give cyanosis: ruled out. VSD or ASD? If I am told that he has AF, it is because the atria are of size XL, and a VSD does not produce atrial dilatation.</text:p>
          </table:table-cell>
          <table:table-cell/>
          <table:table-cell office:value-type="string" calcext:value-type="string">
            <text:p>CARDIOLOGY</text:p>
          </table:table-cell>
          <table:table-cell table:number-columns-repeated="3"/>
          <table:table-cell office:value-type="string" calcext:value-type="string">
            <text:p>Ventricular septal defect.</text:p>
          </table:table-cell>
          <table:table-cell office:value-type="string" calcext:value-type="string">
            <text:p>Aortic stenosis.</text:p>
          </table:table-cell>
          <table:table-cell office:value-type="string" calcext:value-type="string">
            <text:p>Mitral stenosis.</text:p>
          </table:table-cell>
          <table:table-cell office:value-type="string" calcext:value-type="string">
            <text:p>Atrial septal defect.</text:p>
          </table:table-cell>
          <table:table-cell office:value-type="string" calcext:value-type="string">
            <text:p>Patent ductus arteriosus.</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75" calcext:value-type="float">
            <text:p>75</text:p>
          </table:table-cell>
          <table:table-cell table:number-columns-repeated="3"/>
          <table:table-cell office:value-type="string" calcext:value-type="string">
            <text:p>In a patient with clinical signs of heart failure who presents with ascites disproportionately elevated in relation to peripheral edema, the most likely etiology would be:</text:p>
          </table:table-cell>
          <table:table-cell office:value-type="string" calcext:value-type="string">
            <text:p>They tell us about clinical symptoms of right failure, with edema and ascites. Therefore, we rule out left heart failure: EAo, dilated with DSVI and a MHO. Of the two we are left with, in constrictive pericarditis we have increased filling pressures in right chambers, which cause retrograde pressure increase with hepatic congestion, ascites, edema, etc. On the contrary, in pulmonary hypertension, the tricuspid valve is responsible (a priori) for "containing" this overpressure.</text:p>
          </table:table-cell>
          <table:table-cell/>
          <table:table-cell office:value-type="string" calcext:value-type="string">
            <text:p>CARDIOLOGY</text:p>
          </table:table-cell>
          <table:table-cell table:number-columns-repeated="3"/>
          <table:table-cell office:value-type="string" calcext:value-type="string">
            <text:p>Severe aortic stenosis.</text:p>
          </table:table-cell>
          <table:table-cell office:value-type="string" calcext:value-type="string">
            <text:p>Dilated cardiomyopathy with significant left ventricular dysfunction.</text:p>
          </table:table-cell>
          <table:table-cell office:value-type="string" calcext:value-type="string">
            <text:p>Primary pulmonary hypertension.</text:p>
          </table:table-cell>
          <table:table-cell office:value-type="string" calcext:value-type="string">
            <text:p>Obstructive hypertrophic cardiomyopathy.</text:p>
          </table:table-cell>
          <table:table-cell office:value-type="string" calcext:value-type="string">
            <text:p>Constrictive pericarditis.</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178" calcext:value-type="float">
            <text:p>178</text:p>
          </table:table-cell>
          <table:table-cell table:number-columns-repeated="3"/>
          <table:table-cell office:value-type="string" calcext:value-type="string">
            <text:p>Previously healthy 10-month-old infant with acute gastroenteritis of one day's evolution and signs of mild dehydration, without blood or mucus in the stool and without oral tolerance. What is the initial treatment of choice in our environment?</text:p>
          </table:table-cell>
          <table:table-cell office:value-type="string" calcext:value-type="string">
            <text:p>The infant presents with acute GEA without signs of alarm or severe dehydration. The first step would be to try oral tolerance with oral rehydration saline and continue with normal feeding if well tolerated. Answer 1 may give rise to doubts, due to the fact that the statement says that the patient "does not tolerate the oral route". In this case, intravenous rehydration could be started... but it would not be advisable to leave the patient on an absolute diet for 8 hours, nor a subsequent astringent diet, so I prefer answer 2. The rest of the treatments do not provide any benefit.</text:p>
          </table:table-cell>
          <table:table-cell/>
          <table:table-cell office:value-type="string" calcext:value-type="string">
            <text:p>PEDIATRICS</text:p>
          </table:table-cell>
          <table:table-cell table:number-columns-repeated="3"/>
          <table:table-cell office:value-type="string" calcext:value-type="string">
            <text:p>Intravenous rehydration, absolute diet 8 hours and start feeding with astringent diet.</text:p>
          </table:table-cell>
          <table:table-cell office:value-type="string" calcext:value-type="string">
            <text:p>Rehydration with low osmolality oral rehydration solution (sodium 60-75 mEq/L) and continue with his usual diet.</text:p>
          </table:table-cell>
          <table:table-cell office:value-type="string" calcext:value-type="string">
            <text:p>Rehydration with low osmolality oral rehydration solution (sodium 60-75 mEq/L) maintain usual feeding and oral amoxicillin 10 days.</text:p>
          </table:table-cell>
          <table:table-cell office:value-type="string" calcext:value-type="string">
            <text:p>Rehydration with low osmolality oral rehydration solution (sodium 60-75 mEq/L) and start feeding with lactose-free formulas.</text:p>
          </table:table-cell>
          <table:table-cell office:value-type="string" calcext:value-type="string">
            <text:p>Rehydration with low osmolality oral rehydration solution (sodium 60-75 mEq/L) maintain usual feeding and loperamide 7 days.</text:p>
          </table:table-cell>
          <table:table-cell office:value-type="float" office:value="2" calcext:value-type="float">
            <text:p>2</text:p>
          </table:table-cell>
          <table:table-cell table:number-columns-repeated="3"/>
        </table:table-row>
        <table:table-row table:style-name="ro1">
          <table:table-cell office:value-type="float" office:value="2014" calcext:value-type="float">
            <text:p>2014</text:p>
          </table:table-cell>
          <table:table-cell office:value-type="float" office:value="179" calcext:value-type="float">
            <text:p>179</text:p>
          </table:table-cell>
          <table:table-cell table:number-columns-repeated="3"/>
          <table:table-cell office:value-type="string" calcext:value-type="string">
            <text:p>A 4-year-old boy comes to the health center who, 5 minutes before, starts with angioedema in the face, conjunctivitis, nasal congestion and hoarseness, coinciding with the ingestion of a spoonful of yogurt given to him by mistake at school. Among the antecedents, he was diagnosed with cow's milk protein allergy. Examination revealed mild hypotension, heart rate 110 bpm, O2 Sat 93%, pale and slightly sweaty, with scattered wheezing. What is the first treatment of choice?</text:p>
          </table:table-cell>
          <table:table-cell office:value-type="string" calcext:value-type="string">
            <text:p>We are facing a case of Anaphylaxis so the first measure is to administer Adrenaline 1/1000 intramuscular (0.01mg/kg). Subsequently, systemic corticosteroids such as methylprednisolone will be given, which will take a few hours to take effect. So adrenaline first, as it is faster acting, then the rest (Question very similar to one last year, instead of yogurt, it was omelet).</text:p>
          </table:table-cell>
          <table:table-cell/>
          <table:table-cell office:value-type="string" calcext:value-type="string">
            <text:p>PEDIATRICS</text:p>
          </table:table-cell>
          <table:table-cell table:number-columns-repeated="3"/>
          <table:table-cell office:value-type="string" calcext:value-type="string">
            <text:p>Provoke vomiting.</text:p>
          </table:table-cell>
          <table:table-cell office:value-type="string" calcext:value-type="string">
            <text:p>Adrenaline 1/1000 subcutaneous.</text:p>
          </table:table-cell>
          <table:table-cell office:value-type="string" calcext:value-type="string">
            <text:p>Intramuscular adrenaline 1/1000.</text:p>
          </table:table-cell>
          <table:table-cell office:value-type="string" calcext:value-type="string">
            <text:p>Intramuscular methylprednisolone.</text:p>
          </table:table-cell>
          <table:table-cell office:value-type="string" calcext:value-type="string">
            <text:p>Nebulized salbutamol.</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180" calcext:value-type="float">
            <text:p>180</text:p>
          </table:table-cell>
          <table:table-cell table:number-columns-repeated="3"/>
          <table:table-cell office:value-type="string" calcext:value-type="string">
            <text:p>A 1-month-old infant comes to the hospital emergency department referred by his pediatrician for jaundice. He reports jaundice for 10 days and it has been increasing. The blood test showed a total bilirubin of 7mg/dl with an indirect bilirubin of 1.5mg/dl. The most probable cause, among the following, of this jaundice is:</text:p>
          </table:table-cell>
          <table:table-cell office:value-type="string" calcext:value-type="string">
            <text:p>The increase in direct bilirubin immediately rules out the rest of the options where the increase in total bilirubin would be at the expense of indirect bilirubin. Bile duct atresia is the main indication for infant liver transplantation.</text:p>
          </table:table-cell>
          <table:table-cell/>
          <table:table-cell office:value-type="string" calcext:value-type="string">
            <text:p>PEDIATRICS</text:p>
          </table:table-cell>
          <table:table-cell table:number-columns-repeated="3"/>
          <table:table-cell office:value-type="string" calcext:value-type="string">
            <text:p>Bile duct atresia.</text:p>
          </table:table-cell>
          <table:table-cell office:value-type="string" calcext:value-type="string">
            <text:p>Breastfeeding jaundice.</text:p>
          </table:table-cell>
          <table:table-cell office:value-type="string" calcext:value-type="string">
            <text:p>Late onset 0-A isoimmunization.</text:p>
          </table:table-cell>
          <table:table-cell office:value-type="string" calcext:value-type="string">
            <text:p>Gilbert's disease.</text:p>
          </table:table-cell>
          <table:table-cell office:value-type="string" calcext:value-type="string">
            <text:p>Hereditary spherocytosis.</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103" calcext:value-type="float">
            <text:p>103</text:p>
          </table:table-cell>
          <table:table-cell table:number-columns-repeated="3"/>
          <table:table-cell office:value-type="string" calcext:value-type="string">
            <text:p>A 19-year-old girl with no medical history of interest, except for a self-limited case of influenza 3 weeks earlier, who comes to the emergency department with petechiae and ecchymosis of spontaneous onset. On physical examination the patient was in good general condition, afebrile, normotensive and oriented in time and space. There were petechiae scattered throughout the lower extremities and abdomen and small ecchymoses in decubitus areas. No lymphadenopathy or splenomegaly were palpated. Laboratory tests showed the following findings: Hb 12.6 g/dL, leukocytes 5,500/mm3, platelets 7000/mm3. The peripheral blood smear showed normal erythrocyte morphology, normal differential leukocyte count and the planetary count was concordant with the autoanalyzer figure without platelet aggregates. Biochemistry and proteinogram, beta 2 microglobulin and LDH are normal. Which of the following do you think is the most appropriate initial treatment?</text:p>
          </table:table-cell>
          <table:table-cell office:value-type="string" calcext:value-type="string">
            <text:p>Idiopathic thrombocytopenic purpura, but with very low platelets, so replenishment is necessary. The proposed steroid dose is too low.</text:p>
          </table:table-cell>
          <table:table-cell/>
          <table:table-cell office:value-type="string" calcext:value-type="string">
            <text:p>HEMATOLOGY</text:p>
          </table:table-cell>
          <table:table-cell table:number-columns-repeated="3"/>
          <table:table-cell office:value-type="string" calcext:value-type="string">
            <text:p>Platelet transfusion.</text:p>
          </table:table-cell>
          <table:table-cell office:value-type="string" calcext:value-type="string">
            <text:p>Weekly Rituximab.</text:p>
          </table:table-cell>
          <table:table-cell office:value-type="string" calcext:value-type="string">
            <text:p>Cyclophosphamide in 4-day pulses every 21 days.</text:p>
          </table:table-cell>
          <table:table-cell office:value-type="string" calcext:value-type="string">
            <text:p>Daily plasmapheresis.</text:p>
          </table:table-cell>
          <table:table-cell office:value-type="string" calcext:value-type="string">
            <text:p>Prednisone at 1 mg/day for 2-3 weeks.</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104" calcext:value-type="float">
            <text:p>104</text:p>
          </table:table-cell>
          <table:table-cell table:number-columns-repeated="3"/>
          <table:table-cell office:value-type="string" calcext:value-type="string">
            <text:p>In a 29-year-old woman the following parameters are found in the course of a routine blood test: Hb 11.5 g/dL, MCV 70 fl, MCH 28 pg, Ferritin 10 ng/mL, leukocytes 5,200/mm3, platelets 335,000/mm3. Physical examination is normal. The most indicated examination in this situation is:</text:p>
          </table:table-cell>
          <table:table-cell office:value-type="string" calcext:value-type="string">
            <text:p>The most frequent cause of microcytic iron deficiency anemia in young women is chronic gynecologic leaks.</text:p>
          </table:table-cell>
          <table:table-cell/>
          <table:table-cell office:value-type="string" calcext:value-type="string">
            <text:p>HEMATOLOGY</text:p>
          </table:table-cell>
          <table:table-cell table:number-columns-repeated="3"/>
          <table:table-cell office:value-type="string" calcext:value-type="string">
            <text:p>Gynecological examination.</text:p>
          </table:table-cell>
          <table:table-cell office:value-type="string" calcext:value-type="string">
            <text:p>Fecal occult blood test.</text:p>
          </table:table-cell>
          <table:table-cell office:value-type="string" calcext:value-type="string">
            <text:p>Radiological study of the digestive tract.</text:p>
          </table:table-cell>
          <table:table-cell office:value-type="string" calcext:value-type="string">
            <text:p>Hemoglobin electrophoresis.</text:p>
          </table:table-cell>
          <table:table-cell office:value-type="string" calcext:value-type="string">
            <text:p>Cooms test.</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105" calcext:value-type="float">
            <text:p>105</text:p>
          </table:table-cell>
          <table:table-cell table:number-columns-repeated="3"/>
          <table:table-cell office:value-type="string" calcext:value-type="string">
            <text:p>A 72-year-old man comes to the Emergency Department with a pathological fracture of the left femur. After surgery, a diagnostic study is performed to determine the underlying pathology with the following findings: hemoglobin 9.5 g/dl, total proteins 11 g/dl, (VN: 6-8 g/dl), serum albumin 2 g/dl, (VN 3.5-5.0 g/dl), beta 2 microglobulin 6 mg/l (VN 1.1-2.4 mg/l), serum creatinine 1.8 mg/dl (VN: 0.1-1.4 mg/dl). Indicate which diagnostic tests would be necessary to confirm the most likely diagnosis:</text:p>
          </table:table-cell>
          <table:table-cell office:value-type="string" calcext:value-type="string">
            <text:p>She is going to have myeloma. For diagnosis, a sample (bone marrow) and electrophoresis to determine the type of monoclonal peak. Then, for extension, prognostic value and to decide treatments, the rest, but once diagnosed.</text:p>
          </table:table-cell>
          <table:table-cell/>
          <table:table-cell office:value-type="string" calcext:value-type="string">
            <text:p>HEMATOLOGY</text:p>
          </table:table-cell>
          <table:table-cell table:number-columns-repeated="3"/>
          <table:table-cell office:value-type="string" calcext:value-type="string">
            <text:p>Radiological bone series and bone marrow aspirate.</text:p>
          </table:table-cell>
          <table:table-cell office:value-type="string" calcext:value-type="string">
            <text:p>Serum and urine electrophoresis and renal function tests.</text:p>
          </table:table-cell>
          <table:table-cell office:value-type="string" calcext:value-type="string">
            <text:p>Bone marrow aspirate and serum calcium concentration.</text:p>
          </table:table-cell>
          <table:table-cell office:value-type="string" calcext:value-type="string">
            <text:p>Bone marrow aspirate and serum and urine electrophoresis.</text:p>
          </table:table-cell>
          <table:table-cell office:value-type="string" calcext:value-type="string">
            <text:p>Biopsy of the pathological fracture and radiological bone series.</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107" calcext:value-type="float">
            <text:p>107</text:p>
          </table:table-cell>
          <table:table-cell table:number-columns-repeated="3"/>
          <table:table-cell office:value-type="string" calcext:value-type="string">
            <text:p>A 71-year-old man presenting with severe pancytopenia without presence of immature cells and with a bone marrow study suggestive of severe aplastic anemia. What would be the fundamental therapeutic approach?</text:p>
          </table:table-cell>
          <table:table-cell office:value-type="string" calcext:value-type="string">
            <text:p>Severe aplastic anemia and not a candidate for allogeneic transplant because of his age. Antisuppressants seem to be the most suitable.</text:p>
          </table:table-cell>
          <table:table-cell/>
          <table:table-cell office:value-type="string" calcext:value-type="string">
            <text:p>HEMATOLOGY</text:p>
          </table:table-cell>
          <table:table-cell table:number-columns-repeated="3"/>
          <table:table-cell office:value-type="string" calcext:value-type="string">
            <text:p>Treatment with methylprednisolone at a dose of 1 g/kg/day for 5 days.</text:p>
          </table:table-cell>
          <table:table-cell office:value-type="string" calcext:value-type="string">
            <text:p>Study of siblings and if any of them is HLA compatible, allogeneic transplantation of hematopoietic progenitors.</text:p>
          </table:table-cell>
          <table:table-cell office:value-type="string" calcext:value-type="string">
            <text:p>Immunosuppressive therapy with cyclosporine and antithymocyte immunoglobulin.</text:p>
          </table:table-cell>
          <table:table-cell office:value-type="string" calcext:value-type="string">
            <text:p>Hemotherapy support.</text:p>
          </table:table-cell>
          <table:table-cell office:value-type="string" calcext:value-type="string">
            <text:p>Chemotherapy and if response autologous transplantation of hematopoietic progenitors.</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108" calcext:value-type="float">
            <text:p>108</text:p>
          </table:table-cell>
          <table:table-cell table:number-columns-repeated="3"/>
          <table:table-cell office:value-type="string" calcext:value-type="string">
            <text:p>A 67-year-old female patient on ticlopidine treatment comes to the emergency department with headache, asthenia and petechiae in the lower extremities. Laboratory tests showed hemoglobin 8.2 g/dL, MCV 100 fl, platelets 25000/ul and leukocytes 7500/ul with normal formula. The reticulocyte count was elevated and the blood smear showed numerous schistocytes. Coagulation studies (APTT, PT and fibrinogen) are normal. The biochemistry shows LDH 2700 IU/l and bilirubin 2.6 mg/dl. What is the most likely diagnosis?</text:p>
          </table:table-cell>
          <table:table-cell office:value-type="string" calcext:value-type="string">
            <text:p>Typical of ticlopidine. Not only thrombocytopenia but also headache, schistocytes, high LDH and high bilirubin.</text:p>
          </table:table-cell>
          <table:table-cell/>
          <table:table-cell office:value-type="string" calcext:value-type="string">
            <text:p>HEMATOLOGY</text:p>
          </table:table-cell>
          <table:table-cell table:number-columns-repeated="3"/>
          <table:table-cell office:value-type="string" calcext:value-type="string">
            <text:p>Autoimmune thrombocytopenic purpura.</text:p>
          </table:table-cell>
          <table:table-cell office:value-type="string" calcext:value-type="string">
            <text:p>Thrombotic thrombocytopenic purpura.</text:p>
          </table:table-cell>
          <table:table-cell office:value-type="string" calcext:value-type="string">
            <text:p>Bone marrow aplasia.</text:p>
          </table:table-cell>
          <table:table-cell office:value-type="string" calcext:value-type="string">
            <text:p>Drug-induced thrombopenia.</text:p>
          </table:table-cell>
          <table:table-cell office:value-type="string" calcext:value-type="string">
            <text:p>Disseminated intravascular coagulation.</text:p>
          </table:table-cell>
          <table:table-cell office:value-type="float" office:value="2" calcext:value-type="float">
            <text:p>2</text:p>
          </table:table-cell>
          <table:table-cell table:number-columns-repeated="3"/>
        </table:table-row>
        <table:table-row table:style-name="ro1">
          <table:table-cell office:value-type="float" office:value="2014" calcext:value-type="float">
            <text:p>2014</text:p>
          </table:table-cell>
          <table:table-cell office:value-type="float" office:value="144" calcext:value-type="float">
            <text:p>144</text:p>
          </table:table-cell>
          <table:table-cell table:number-columns-repeated="3"/>
          <table:table-cell office:value-type="string" calcext:value-type="string">
            <text:p>After a traffic accident a 38-year-old patient is admitted to the ICU in coma. After several days the patient does not improve neurologically and a CT scan shows hemorrhagic punctate lesions in the corpus callosum and cortico-subcortical junction. What is the diagnosis?</text:p>
          </table:table-cell>
          <table:table-cell office:value-type="string" calcext:value-type="string">
            <text:p>Diffuse axonal injury produces an early and sustained deterioration of the level of consciousness (as mentioned in the case statement) without a lesion on CT scan to justify the picture. Sometimes, punctate hemorrhages at the level of the corpus callosum, corticosubcortical junction and dorsolateral portion of the brainstem are evidenced in this imaging test.</text:p>
          </table:table-cell>
          <table:table-cell/>
          <table:table-cell office:value-type="string" calcext:value-type="string">
            <text:p>NEUROLOGY</text:p>
          </table:table-cell>
          <table:table-cell table:number-columns-repeated="3"/>
          <table:table-cell office:value-type="string" calcext:value-type="string">
            <text:p>Acute subdural hematoma.</text:p>
          </table:table-cell>
          <table:table-cell office:value-type="string" calcext:value-type="string">
            <text:p>Trobocytopenic purpura.</text:p>
          </table:table-cell>
          <table:table-cell office:value-type="string" calcext:value-type="string">
            <text:p>Cerebral hemorrhagic contusion.</text:p>
          </table:table-cell>
          <table:table-cell office:value-type="string" calcext:value-type="string">
            <text:p>Severe diffuse axonal injury.</text:p>
          </table:table-cell>
          <table:table-cell office:value-type="string" calcext:value-type="string">
            <text:p>Hypoxic-ischemic encephalopathy.</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145" calcext:value-type="float">
            <text:p>145</text:p>
          </table:table-cell>
          <table:table-cell table:number-columns-repeated="3"/>
          <table:table-cell office:value-type="string" calcext:value-type="string">
            <text:p>A 40-year-old woman consults for approximately 20 episodes per day of intense left periocular pain lasting 15 minutes, accompanied by intense tearing and rhinorrhea. Her examination and MRI are normal. His treatment of choice would be:</text:p>
          </table:table-cell>
          <table:table-cell office:value-type="string" calcext:value-type="string">
            <text:p>In this question we are presented with a case to deduce a diagnosis and then indicate which would be the treatment of choice. Both the characteristics of the case and the answers suggest that it is a trigemino-autonomic headache (intense, periocular pain with lacrimation and rhinorrhea). The idea is to make a differential diagnosis mainly between a cluster headache (whose treatments include answers 2, 3, 4 and 5), a paroxysmal hemicrania (whose treatment of choice is the indomethacin of answer 1) and a SUNCT (unilateral neuralgiform headache with conjunctival injection and lacrimation). Cluster headache predominates in males whose duration can vary between 15-180 minutes, between once every 2 days, up to 8 times a day. Paroxysmal hemicrania predominates in women, with episodes of pain similar to cluster headache, but with a shorter duration (2-30 min), and a higher frequency (5-30 episodes per day). As for SUNCT, the crises are much shorter, lasting seconds (5-240 seconds) and are usually refractory to treatment. Therefore the diagnosis would be of a paroxysmal hemicrania and its treatment of choice is indomethacin (which also the answer is a diagnostic criterion). Therefore correct answer 1 (Indomethacin). All data provided are based on the Diagnostic Criteria of the International Headache Society.</text:p>
          </table:table-cell>
          <table:table-cell office:value-type="string" calcext:value-type="string">
            <text:p>Criterios Diagnósticos de la International Headache Society.</text:p>
          </table:table-cell>
          <table:table-cell office:value-type="string" calcext:value-type="string">
            <text:p>NEUROLOGY</text:p>
          </table:table-cell>
          <table:table-cell table:number-columns-repeated="3"/>
          <table:table-cell office:value-type="string" calcext:value-type="string">
            <text:p>Indomethacin.</text:p>
          </table:table-cell>
          <table:table-cell office:value-type="string" calcext:value-type="string">
            <text:p>Lamotrigine.</text:p>
          </table:table-cell>
          <table:table-cell office:value-type="string" calcext:value-type="string">
            <text:p>Verapamil.</text:p>
          </table:table-cell>
          <table:table-cell office:value-type="string" calcext:value-type="string">
            <text:p>Prednisone.</text:p>
          </table:table-cell>
          <table:table-cell office:value-type="string" calcext:value-type="string">
            <text:p>Lithium carbonate.</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146" calcext:value-type="float">
            <text:p>146</text:p>
          </table:table-cell>
          <table:table-cell table:number-columns-repeated="3"/>
          <table:table-cell office:value-type="string" calcext:value-type="string">
            <text:p>An 80-year-old man is admitted for a sudden onset of aphasia and right hemiparesis. His history includes hypertension, well controlled with diet and cognitive deterioration in the last year under study by his neurologist. The emergency cranial CT scan shows a left frontal lobar hematoma without contrast uptake. What is the most probable cause of the hematoma?</text:p>
          </table:table-cell>
          <table:table-cell office:value-type="string" calcext:value-type="string">
            <text:p>Amyloid angiopathy is the most common cause of spontaneous non-hypertensive hemorrhage in elderly patients, and is usually lobar in location (as in the case). They often appear in association with Alzheimer's disease (CTO Manual). The response that may cause the most doubts is 2, hypertension, but the most frequent localizations are: putamen, thalamus, pons and cerebellum. Therefore, most of the time these are deep hemorrhages (CTO Manual). In addition, as a clue it tells us that the patient has well-controlled hypertension without drugs, although this data would not serve to rule out the response. Answer 1, a malformation is typical of young patients, rare in older people. It also decreases the chance of not finding a malformation with contrast-enhanced CT. Answer 4, a brain tumor, does not seem likely since the mass is not seen on CT, and as in the previous case, it is more difficult not to find such a lesion after contrast administration. Answer 3 does not seem correct since vasculitis is a rare entity and more so in older people.</text:p>
          </table:table-cell>
          <table:table-cell office:value-type="string" calcext:value-type="string">
            <text:p>Manual CTO.</text:p>
          </table:table-cell>
          <table:table-cell office:value-type="string" calcext:value-type="string">
            <text:p>NEUROLOGY</text:p>
          </table:table-cell>
          <table:table-cell table:number-columns-repeated="3"/>
          <table:table-cell office:value-type="string" calcext:value-type="string">
            <text:p>Arteriovenous malformation masked by acute hematoma.</text:p>
          </table:table-cell>
          <table:table-cell office:value-type="string" calcext:value-type="string">
            <text:p>Chronic arterial hypertension.</text:p>
          </table:table-cell>
          <table:table-cell office:value-type="string" calcext:value-type="string">
            <text:p>Isolated vasculitis of the nervous system.</text:p>
          </table:table-cell>
          <table:table-cell office:value-type="string" calcext:value-type="string">
            <text:p>Brain tumor.</text:p>
          </table:table-cell>
          <table:table-cell office:value-type="string" calcext:value-type="string">
            <text:p>Cerebral amyloid angiopathy (congophilic angiopathy).</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150" calcext:value-type="float">
            <text:p>150</text:p>
          </table:table-cell>
          <table:table-cell table:number-columns-repeated="3"/>
          <table:table-cell office:value-type="string" calcext:value-type="string">
            <text:p>A 76-year-old man consults for cognitive impairment, slowness and clumsiness of movements, of eight months of evolution. The family reports that the patient had visual hallucinations, so his primary care physician prescribed low doses of risperidone, with a significant worsening of motor status. In view of these data, what is the most likely diagnosis?</text:p>
          </table:table-cell>
          <table:table-cell office:value-type="string" calcext:value-type="string">
            <text:p>The correct answer is 2 because it presents the case with the typical symptoms of dementia due to Lewy bodies, being the guiding symptom visual hallucinations. Progressive cognitive impairment, parkinsonian motor signs (inferred from clumsiness of movements) and hypersensitivity to neuroleptics even in small doses are also mentioned.</text:p>
          </table:table-cell>
          <table:table-cell/>
          <table:table-cell office:value-type="string" calcext:value-type="string">
            <text:p>NEUROLOGY</text:p>
          </table:table-cell>
          <table:table-cell table:number-columns-repeated="3"/>
          <table:table-cell office:value-type="string" calcext:value-type="string">
            <text:p>Alzheimer's disease.</text:p>
          </table:table-cell>
          <table:table-cell office:value-type="string" calcext:value-type="string">
            <text:p>Dementia due to Lewy bodies.</text:p>
          </table:table-cell>
          <table:table-cell office:value-type="string" calcext:value-type="string">
            <text:p>Frontotemporal dementia.</text:p>
          </table:table-cell>
          <table:table-cell office:value-type="string" calcext:value-type="string">
            <text:p>Vascular dementia.</text:p>
          </table:table-cell>
          <table:table-cell office:value-type="string" calcext:value-type="string">
            <text:p>Sporadic Creutzfeldt-Jakob disease.</text:p>
          </table:table-cell>
          <table:table-cell office:value-type="float" office:value="2" calcext:value-type="float">
            <text:p>2</text:p>
          </table:table-cell>
          <table:table-cell table:number-columns-repeated="3"/>
        </table:table-row>
        <table:table-row table:style-name="ro1">
          <table:table-cell office:value-type="float" office:value="2014" calcext:value-type="float">
            <text:p>2014</text:p>
          </table:table-cell>
          <table:table-cell office:value-type="float" office:value="229" calcext:value-type="float">
            <text:p>229</text:p>
          </table:table-cell>
          <table:table-cell table:number-columns-repeated="3"/>
          <table:table-cell office:value-type="string" calcext:value-type="string">
            <text:p>A 29-year-old obese woman, with no past history of interest, consults for a month of intense, bilateral, pulsating headache, accompanied by horizontal diplopia and episodes of monocular amaurosis lasting seconds. Examination is normal, except for the presence of bilateral papilledema. Which of these tests do you think will allow you to fully confirm the diagnosis?</text:p>
          </table:table-cell>
          <table:table-cell office:value-type="string" calcext:value-type="string">
            <text:p>Again we are presented with a case to make a diagnosis and then, in this case, perform a confirmatory test. Now the guiding symptom is bilateral papilledema which is indicative of intracranial hypertension. Although he does not comment that a space-occupying lesion has been ruled out, given the normal neurological examination and the other symptoms, it is deduced that it is idiopathic intracranial hypertension or pseudotumor cerebri. Other data suggestive of this entity include: women of reproductive age, obesity, and diplopia (due to involvement of the VI cranial nerve). It is characteristic that the headache and visual blurriness suddenly worsen in the mornings when getting up or changing posture, producing transitory blindness (Neurology, Zarranz). The lumbar puncture invariably shows an increase in cerebrospinal fluid pressure, so the correct answer is 4.</text:p>
          </table:table-cell>
          <table:table-cell office:value-type="string" calcext:value-type="string">
            <text:p>Neurología, Zarranz.</text:p>
          </table:table-cell>
          <table:table-cell office:value-type="string" calcext:value-type="string">
            <text:p>NEUROLOGY</text:p>
          </table:table-cell>
          <table:table-cell table:number-columns-repeated="3"/>
          <table:table-cell office:value-type="string" calcext:value-type="string">
            <text:p>Ultrasound of supra-aortic trunks.</text:p>
          </table:table-cell>
          <table:table-cell office:value-type="string" calcext:value-type="string">
            <text:p>Cranial magnetic resonance imaging.</text:p>
          </table:table-cell>
          <table:table-cell office:value-type="string" calcext:value-type="string">
            <text:p>Electroencephalogram.</text:p>
          </table:table-cell>
          <table:table-cell office:value-type="string" calcext:value-type="string">
            <text:p>Lumbar puncture.</text:p>
          </table:table-cell>
          <table:table-cell office:value-type="string" calcext:value-type="string">
            <text:p>Visual evoked potentials.</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111" calcext:value-type="float">
            <text:p>111</text:p>
          </table:table-cell>
          <table:table-cell table:number-columns-repeated="3"/>
          <table:table-cell office:value-type="string" calcext:value-type="string">
            <text:p>A 50-year-old man with chronic bronchitis is admitted for pneumonia with positive blood culture for Streptococcus pneumoniae, with an MIC to penicillin of 0.0125 mg/l. Treatment was started with penicillin 2 million every 4h. On the fifth day, she still has a fever of 38ºC. Which of the following decisions do you think is correct?</text:p>
          </table:table-cell>
          <table:table-cell office:value-type="string" calcext:value-type="string">
            <text:p>The patient is a man with pneumonia with isolated germ in blood culture and antibiogram. According to the data provided, it is a pneumococcus sensitive to penicillin (MIC &lt; 0.125), so treatment is started with penicillin at high doses every 4 h, despite which the fever persists. If we analyze the case carefully, the treatment should be effective since the germ is totally sensitive to the drug and the dosage is adequate (so that high concentrations of the drug should be maintained at all times, remember that the efficacy of beta-lactams is time-dependent and the antibiotic concentrations in blood should be above the MIC permanently to achieve effectiveness and avoid the production of resistance). In such a case, what could be happening, probably, although the antibiotic is the right one, it is not reaching the infectious focus adequately because an empyema has probably occurred. We should rule out the existence of an empyema and drain it while continuing with the antibiotic treatment. If the dosage had not been adequate and the presence of drug resistance was possible, one option could have been to treat with ceftriaxone at high doses, since we should remember that streptococcus does not produce beta-lactamase and beta-lactam resistance is produced by another mechanism (using amoxicillin-clavulanate would not provide us with anything). With quinolone we do not increase the spectrum and it is evident that the poor evolution of the patient is not only a problem of time.</text:p>
          </table:table-cell>
          <table:table-cell/>
          <table:table-cell office:value-type="string" calcext:value-type="string">
            <text:p>INFECTIOUS DISEASES</text:p>
          </table:table-cell>
          <table:table-cell table:number-columns-repeated="3"/>
          <table:table-cell office:value-type="string" calcext:value-type="string">
            <text:p>I would change the treatment to ceftriaxone because of its greater efficacy.</text:p>
          </table:table-cell>
          <table:table-cell office:value-type="string" calcext:value-type="string">
            <text:p>I would add a quinolone to the treatment.</text:p>
          </table:table-cell>
          <table:table-cell office:value-type="string" calcext:value-type="string">
            <text:p>I would switch to amoxicillin/clavulanic acid.</text:p>
          </table:table-cell>
          <table:table-cell office:value-type="string" calcext:value-type="string">
            <text:p>It would rule out the presence of pleural empyema.</text:p>
          </table:table-cell>
          <table:table-cell office:value-type="string" calcext:value-type="string">
            <text:p>I would continue with the same treatment, assuming it is simply a timing issue.</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112" calcext:value-type="float">
            <text:p>112</text:p>
          </table:table-cell>
          <table:table-cell table:number-columns-repeated="3"/>
          <table:table-cell office:value-type="string" calcext:value-type="string">
            <text:p>A 20-year-old girl comes to the clinic with an acute fever, cervical lymphadenopathy and skin rash. According to the patient, 3 weeks ago she had a sexual relationship that could be a risk for contracting the HIV virus. Indicate which of the following answers is true:</text:p>
          </table:table-cell>
          <table:table-cell office:value-type="string" calcext:value-type="string">
            <text:p>A simple question if we are clear about the diagnostic process of HIV. At first glance, we could directly rule out answer 2 since we know that mononucleosis can be an expression of the first phase of HIV infection, especially when we have a history of a risk contact. Answers 3 and 4 are also easily ruled out; ELISA is a very sensitive but not very specific technique and confirmation with a Western-blot test is ALWAYS necessary. Answers 1 and 5 contradict each other if you notice, so one of the two is correct. In this case, the false answer is 1, it is a very categorical answer ("rule out") that does not quite fit the reality; As we have said, ELISA is a very sensitive technique, so a negative result could leave us quite calm, however, we all know that there is no medical test that rules out anything with total certainty (unless its sensitivity is 100%, which is not the case) and, on the other hand, we could say that in this case we have a high clinical suspicion (the picture is suggestive, and the antecedents are there). In addition, it is only 3 weeks since the contact, so our patient is probably in the "window period" during which serological techniques may be unprofitable. In conclusion, the answer that best fits us would be 5, in the window period a viral load may be indicated for diagnosis (positive if there are more than 10,000 copies), although this test is not done routinely.</text:p>
          </table:table-cell>
          <table:table-cell/>
          <table:table-cell office:value-type="string" calcext:value-type="string">
            <text:p>INFECTIOUS DISEASES</text:p>
          </table:table-cell>
          <table:table-cell table:number-columns-repeated="3"/>
          <table:table-cell office:value-type="string" calcext:value-type="string">
            <text:p>A negative HIV-1/HIV-2 serology performed by ELISA technique rules out the possibility that the patient has been infected with the HIV virus.</text:p>
          </table:table-cell>
          <table:table-cell office:value-type="string" calcext:value-type="string">
            <text:p>The clinical process that the patient suffers from is not consistent with acute HIV infection.</text:p>
          </table:table-cell>
          <table:table-cell office:value-type="string" calcext:value-type="string">
            <text:p>If the patient's ELISA test was positive, nothing further would be necessary for the diagnosis of HIV infection.</text:p>
          </table:table-cell>
          <table:table-cell office:value-type="string" calcext:value-type="string">
            <text:p>The ELISA technique has a high sensitivity for the diagnosis of HIV infection, but its specificity is even higher.</text:p>
          </table:table-cell>
          <table:table-cell office:value-type="string" calcext:value-type="string">
            <text:p>If the ELISA test to diagnose HIV in the patient was negative, we could determine by PCR technique the viral load in blood.</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114" calcext:value-type="float">
            <text:p>114</text:p>
          </table:table-cell>
          <table:table-cell table:number-columns-repeated="3"/>
          <table:table-cell office:value-type="string" calcext:value-type="string">
            <text:p>A 16-year-old boy consults for presenting with pustular tonsillitis, fever up to 38.5°C, painful cervical lymphadenopathy, non-pruritic macular rash on the chest and mild hepatosplenomegaly, of 4-5 days of evolution. Paul-Bunnell test and Ig M for Epstein-Barr virus are positive. During his admission he developed continuous fever up to 40ºC, pancytopenia, icteric hepatitis and coagulopathy of progressive intensity. One week after admission, he was transferred to the ICU due to confusion and respiratory failure. Blood cultures and a urine culture were negative, CSF was normal and the chest x-ray showed no infiltrates. Procalcitonin is normal, but CRP and ferritin are very elevated. Of the following statements, which would be the most correct diagnostic and therapeutic approach?</text:p>
          </table:table-cell>
          <table:table-cell office:value-type="string" calcext:value-type="string">
            <text:p>Difficult question in which the correct answer could give rise to discussion. The patient is a 16-year-old male who is admitted for a fairly clear case of mononucleosis due to EBV infection that becomes complicated during admission. The data available to us are: - Pancytopenia. - Hepatopathy. - Coagulopathy. - Absence of infectious focus: negative blood cultures, negative urine cultures, normal X-ray, normal CSF. - CRP and Ferritin elevated / normal Procalcitonin. The possible complications that could have occurred (and that are considered in the answers) are sepsis or a bad evolution of mononucleosis. The clinical data could be consistent with a septic process, however, the main infectious foci have been reasonably ruled out and one of the most sensitive and specific markers of bacteremia (procalcitonin) is in the normal range, which should draw our attention. On the other hand, a complication of the EBV mononucleosis suffered by our patient should be evaluated, among the possible complications are hemolytic anemia, meningoecephalitis (normal CSF) or Guillain-Barré sd. Guillain-Barré syndrome, which are not very consistent with the clinical picture presented to us. Another possible complication of exceptional severity would be hemophagocytic syndrome; this is a rare entity that occurs in certain predisposed subjects and is characterized by an uncontrolled activation and proliferation of histiocytes and T lymphocytes, which produces a state of hypercytokinemia. <text:s/>The diagnostic criteria, revised in 2004, include persistent high fever, hepatosplenomegaly, cytopenias, hypertriglyceridemia, hyperferritinemia, and hypofibrinogenemia. Hyperferritinemia &gt;3000 in a suggestive clinical context necessitates treatment of the patient (mainly with immunosuppressants and corticosteroids) since mortality is very high and early treatment is essential. The definitive diagnosis is made by microscopic study of an OM biopsy. <text:s/>Although in this question they do not quantify the value of ferritinemia, it is a remarkable data and given that the clinical picture is suggestive, meeting the diagnostic criteria, it seems to me that answer 5 would be the most accurate.</text:p>
          </table:table-cell>
          <table:table-cell/>
          <table:table-cell office:value-type="string" calcext:value-type="string">
            <text:p>INFECTIOUS DISEASES</text:p>
          </table:table-cell>
          <table:table-cell table:number-columns-repeated="3"/>
          <table:table-cell office:value-type="string" calcext:value-type="string">
            <text:p>She has a bacterial sepsis of undetermined origin and should be given ceftriaxone and supportive care.</text:p>
          </table:table-cell>
          <table:table-cell office:value-type="string" calcext:value-type="string">
            <text:p>She has bacterial sepsis of undetermined origin and should be given vancomycin, ceftacidime and supportive care.</text:p>
          </table:table-cell>
          <table:table-cell office:value-type="string" calcext:value-type="string">
            <text:p>This is infectious mononucleosis with a severe course and glucocorticoids should be administered.</text:p>
          </table:table-cell>
          <table:table-cell office:value-type="string" calcext:value-type="string">
            <text:p>This is an infectious mononucleosis of severe course and treatment with Acyclovir should be initiated.</text:p>
          </table:table-cell>
          <table:table-cell office:value-type="string" calcext:value-type="string">
            <text:p>I would perform a bone marrow biopsy/aspirate and, if hemophagocytosis is confirmed, initiate treatment with immunosuppressants.</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115" calcext:value-type="float">
            <text:p>115</text:p>
          </table:table-cell>
          <table:table-cell table:number-columns-repeated="3"/>
          <table:table-cell office:value-type="string" calcext:value-type="string">
            <text:p>A patient undergoing chemotherapy for leukemia is admitted for pneumonia for which treatment with cefepime has been prescribed. A chest X-ray/CT scan shows an infiltrate with halo sign and crescentic meniscus. The lesion is peripheral and a transthoracic puncture is indicated for sampling. Pending definitive histologic and microbiologic results, what antimicrobial would you add to the treatment?</text:p>
          </table:table-cell>
          <table:table-cell office:value-type="string" calcext:value-type="string">
            <text:p>Direct response question. This is a patient undergoing chemotherapy with respiratory symptoms and the "halo sign" on X-ray, very suggestive of invasive pulmonary aspergillosis. Treatment is with voriconazole. Aspergillus is resistant to fluconazole, so it would not be a valid option.</text:p>
          </table:table-cell>
          <table:table-cell/>
          <table:table-cell office:value-type="string" calcext:value-type="string">
            <text:p>INFECTIOUS DISEASES</text:p>
          </table:table-cell>
          <table:table-cell table:number-columns-repeated="3"/>
          <table:table-cell office:value-type="string" calcext:value-type="string">
            <text:p>Ganciclovir.</text:p>
          </table:table-cell>
          <table:table-cell office:value-type="string" calcext:value-type="string">
            <text:p>Caspofungin.</text:p>
          </table:table-cell>
          <table:table-cell office:value-type="string" calcext:value-type="string">
            <text:p>Fluconazole.</text:p>
          </table:table-cell>
          <table:table-cell office:value-type="string" calcext:value-type="string">
            <text:p>Piperacillin-tazobactam.</text:p>
          </table:table-cell>
          <table:table-cell office:value-type="string" calcext:value-type="string">
            <text:p>Voriconazole.</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116" calcext:value-type="float">
            <text:p>116</text:p>
          </table:table-cell>
          <table:table-cell table:number-columns-repeated="3"/>
          <table:table-cell office:value-type="string" calcext:value-type="string">
            <text:p>A patient with a history of excessive alcohol consumption has been diagnosed with pulmonary tuberculosis due to cough, fever, expectoration, and sputum culture isolation of Mycobacterium tuberculosis. The patient started treatment with isoniazid, rifampicin, ethambutol and pyrazinamide, with adequate tolerance. Twenty days after starting treatment, a report of rifampicin resistance of M. tuberculosis isolated in sputum is received. Which regimen would you select based on this report?</text:p>
          </table:table-cell>
          <table:table-cell office:value-type="string" calcext:value-type="string">
            <text:p>Another question that may generate discussion. When a diagnosis of active tuberculosis infection is made, treatment is initiated with isoniazid, rifampicin and pyrazinamide together with ethambutol in case of suspicion of strains resistant to any of the drugs. Once the existence of resistance has been ruled out, ethambutol can be dispensed with. In case of resistance to rifampicin, rifampicin is withdrawn and treatment is completed with the 3 remaining drugs for 12 months. The option of adding a quinolone during the first two months of treatment (moxifloxacin or levofloxacin) is considered in cases of extensive pulmonary involvement. In this case, they do not tell us anything about extensive pulmonary involvement but they give us a data "excessive alcohol consumption". You know that in the MIR no data is free, and if the person who posted this question wanted to reflect it, probably his intention was that we reflect on it. Alcohol exerts a direct immunosuppressive effect, moreover, alcoholism is related to the affectation of immunity in the respiratory tract. The social context that usually accompanies the alcoholic patient does not help either. All the factors mentioned above make us lean more towards answer number 3, although it is undeniable that number 1 could also be correct.</text:p>
          </table:table-cell>
          <table:table-cell/>
          <table:table-cell office:value-type="string" calcext:value-type="string">
            <text:p>INFECTIOUS DISEASES</text:p>
          </table:table-cell>
          <table:table-cell table:number-columns-repeated="3"/>
          <table:table-cell office:value-type="string" calcext:value-type="string">
            <text:p>Isoniazid, ethambutol, pyrazinamide for 12 months.</text:p>
          </table:table-cell>
          <table:table-cell office:value-type="string" calcext:value-type="string">
            <text:p>Isoniazid, ethambutol, pyrazinamide for 12 months and streptomycin for two months.</text:p>
          </table:table-cell>
          <table:table-cell office:value-type="string" calcext:value-type="string">
            <text:p>Isoniazid, ethambutol, pyrazinamide for 12 months and a quinolone for two months.</text:p>
          </table:table-cell>
          <table:table-cell office:value-type="string" calcext:value-type="string">
            <text:p>Isoniazid, ethambutol, pyrazinamide and a quinolone for 18 months.</text:p>
          </table:table-cell>
          <table:table-cell office:value-type="string" calcext:value-type="string">
            <text:p>Isoniazid, ethambutol, pyrazinamide for 18 months and streptomycin and a quinolone for 2 months.</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117" calcext:value-type="float">
            <text:p>117</text:p>
          </table:table-cell>
          <table:table-cell table:number-columns-repeated="3"/>
          <table:table-cell office:value-type="string" calcext:value-type="string">
            <text:p>A 54-year-old man diagnosed with type 2 diabetes mellitus comes to our office. He reported a fever of 40ºC with chills and shivering, arthromyalgia and headache, for which he started treatment with paracetamol. The symptoms started 24 hours before his return to Spain. Three days later she presented a generalized maculopapular rash that evolved into more intense petechiae on the lower limbs. She presented blood tests with leukopenia with 3,200/mm3 and platelets 91,000/mm3 and severe elevation of aminotransferases. The thick blood drop, peripheral blood smear, PCR and malaria antigen are negative. What is the most likely diagnosis?</text:p>
          </table:table-cell>
          <table:table-cell office:value-type="string" calcext:value-type="string">
            <text:p>It is striking in this question that we are told that our patient has returned to Spain, but not from where (which could help us to make digressions about the possible cause). However, the description of the picture is very exhaustive as well as typical, so the question is easy. It is a disease that produces fever, arthralgias and a generalized exanthema with petechiae on the lower limbs. The CBC shows leukopenia accompanied by plateletopenia and elevated transaminases. Malaria has been ruled out as a possible cause. All the data are highly suggestive of Dengue, especially the plateletopenia and petechiae (suggestive of capillary fragility), answer 3 correct.</text:p>
          </table:table-cell>
          <table:table-cell/>
          <table:table-cell office:value-type="string" calcext:value-type="string">
            <text:p>INFECTIOUS DISEASES</text:p>
          </table:table-cell>
          <table:table-cell table:number-columns-repeated="3"/>
          <table:table-cell office:value-type="string" calcext:value-type="string">
            <text:p>Coronavirus infection.</text:p>
          </table:table-cell>
          <table:table-cell office:value-type="string" calcext:value-type="string">
            <text:p>Lymphocytic choriomeningitis.</text:p>
          </table:table-cell>
          <table:table-cell office:value-type="string" calcext:value-type="string">
            <text:p>Dengue.</text:p>
          </table:table-cell>
          <table:table-cell office:value-type="string" calcext:value-type="string">
            <text:p>Chikungunya virus infection.</text:p>
          </table:table-cell>
          <table:table-cell office:value-type="string" calcext:value-type="string">
            <text:p>Saint Louis encephalitis.</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118" calcext:value-type="float">
            <text:p>118</text:p>
          </table:table-cell>
          <table:table-cell table:number-columns-repeated="3"/>
          <table:table-cell office:value-type="string" calcext:value-type="string">
            <text:p>A 34-year-old man consults for fever and malaise. The medical history includes a history of homosexual relations for the last 4 months with a new partner. 2 months before the current consultation he had a painless ulcerative lesion on the glans penis with bilateral inguinal lymphadenopathy, all self-limited. Serological studies were requested with the following results: HIV negative, RPR 1/320, HAART 1/128. What treatment would you indicate for this patient?</text:p>
          </table:table-cell>
          <table:table-cell office:value-type="string" calcext:value-type="string">
            <text:p>Direct response question. This is syphilis (both by antecendent and serology) in the secondary stage, so treatment is with Benzathine Penicillin 2.4 MU in a single dose.</text:p>
          </table:table-cell>
          <table:table-cell/>
          <table:table-cell office:value-type="string" calcext:value-type="string">
            <text:p>INFECTIOUS DISEASES</text:p>
          </table:table-cell>
          <table:table-cell table:number-columns-repeated="3"/>
          <table:table-cell office:value-type="string" calcext:value-type="string">
            <text:p>None.</text:p>
          </table:table-cell>
          <table:table-cell office:value-type="string" calcext:value-type="string">
            <text:p>Intravenous penicillin G, 24 MU every day for 14 days.</text:p>
          </table:table-cell>
          <table:table-cell office:value-type="string" calcext:value-type="string">
            <text:p>Benzathine penicillin 2.4 MU intramuscular, 3 doses in three consecutive weeks.</text:p>
          </table:table-cell>
          <table:table-cell office:value-type="string" calcext:value-type="string">
            <text:p>Ceftriaxone 2 grams intramuscular in a single dose.</text:p>
          </table:table-cell>
          <table:table-cell office:value-type="string" calcext:value-type="string">
            <text:p>Benzathine penicillin 2.4 MU intramuscularly in a single dose.</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120" calcext:value-type="float">
            <text:p>120</text:p>
          </table:table-cell>
          <table:table-cell table:number-columns-repeated="3"/>
          <table:table-cell office:value-type="string" calcext:value-type="string">
            <text:p>A 53-year-old woman consults for a fever of 15 days of evolution, without symptoms of infectious focality. On examination, a painful hepatomegaly is detected at 5 cm from the costal margin and the spleen is palpated at 14 cm from the left costal margin. The blood count showed Hb 8.5 g/dL, leukocytes 630/ml (lymphocytes 63%, monocytes 20%, neutrophils 17%) and platelets 35,000/ml. Biochemistry shows moderate elevation of liver biochemistry, LDH is normal and polyclonal hypergammaglobulinemia (3.5 g/dL) is observed in the proteinogram. He has a history of known HIV infection for 10 years and irregular adherence to antiretroviral treatment, with recent determinations of CD4 lymphocytes 350 cells/mL and HIV viral load of 154 copies/mL. For the past 3 months she has been treated for seronegative symmetrical polyarthritis with 10-20 mg/day of prednisone. Which of the following statements is correct?</text:p>
          </table:table-cell>
          <table:table-cell office:value-type="string" calcext:value-type="string">
            <text:p>Easy and quite typical question. We are told about an HIV patient with irregular follow-up of antiretroviral treatment, presenting fever, hepatosplenomegaly, pancytopenia and polyclonal hypergammaglobulinemia. All these data are suggestive of visceral Leishmaniasis, so an OM biopsy should be performed to look for amastigotes and confirm the diagnosis.</text:p>
          </table:table-cell>
          <table:table-cell/>
          <table:table-cell office:value-type="string" calcext:value-type="string">
            <text:p>INFECTIOUS DISEASES</text:p>
          </table:table-cell>
          <table:table-cell table:number-columns-repeated="3"/>
          <table:table-cell office:value-type="string" calcext:value-type="string">
            <text:p>I would perform a bone marrow biopsy, since the most probable diagnosis is visceral leishmaniasis.</text:p>
          </table:table-cell>
          <table:table-cell office:value-type="string" calcext:value-type="string">
            <text:p>Pancytopenia is justified by C virus-associated cirrhosis and I would not perform further testing.</text:p>
          </table:table-cell>
          <table:table-cell office:value-type="string" calcext:value-type="string">
            <text:p>Probably a medullary toxicity due to prednisone that would be treated with drug withdrawal and filgastrim.</text:p>
          </table:table-cell>
          <table:table-cell office:value-type="string" calcext:value-type="string">
            <text:p>I would request an ANAs determination to rule out disseminated systemic lupus.</text:p>
          </table:table-cell>
          <table:table-cell office:value-type="string" calcext:value-type="string">
            <text:p>I would intensify antiretroviral therapy, as it is likely that all manifestations are due to HIV.</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78" calcext:value-type="float">
            <text:p>78</text:p>
          </table:table-cell>
          <table:table-cell table:number-columns-repeated="3"/>
          <table:table-cell office:value-type="string" calcext:value-type="string">
            <text:p>A 55-year-old man, father of a celiac child, with iron-deficiency anemia and a recent increase in the stool rhythm, has been tested negative for HLA-DQ2 and HLA-DQ8 alleles. Which diagnostic test is the most appropriate in this case?</text:p>
          </table:table-cell>
          <table:table-cell office:value-type="string" calcext:value-type="string">
            <text:p>Middle-aged male with iron deficiency anemia and increased number of stools, a colonoscopy should be done to rule out colorectal cancer!!! If the HLA is negative it is very unlikely to be celiac disease (high negative predictive value).</text:p>
          </table:table-cell>
          <table:table-cell/>
          <table:table-cell office:value-type="string" calcext:value-type="string">
            <text:p>DIGESTIVE SYSTEM</text:p>
          </table:table-cell>
          <table:table-cell table:number-columns-repeated="3"/>
          <table:table-cell office:value-type="string" calcext:value-type="string">
            <text:p>Determination of anti-transglutaminase IgA antibodies.</text:p>
          </table:table-cell>
          <table:table-cell office:value-type="string" calcext:value-type="string">
            <text:p>Upper endoscopy with duodenal biopsies.</text:p>
          </table:table-cell>
          <table:table-cell office:value-type="string" calcext:value-type="string">
            <text:p>D-xylose test.</text:p>
          </table:table-cell>
          <table:table-cell office:value-type="string" calcext:value-type="string">
            <text:p>Evaluate response to gluten-free diet.</text:p>
          </table:table-cell>
          <table:table-cell office:value-type="string" calcext:value-type="string">
            <text:p>Colonoscopy.</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81" calcext:value-type="float">
            <text:p>81</text:p>
          </table:table-cell>
          <table:table-cell table:number-columns-repeated="3"/>
          <table:table-cell office:value-type="string" calcext:value-type="string">
            <text:p>A 50-year-old woman comes to the emergency department with asthenia, anorexia, weight loss, jaundice, fever and abdominal pain. She has no recent history of blood transfusion, risky sexual contacts or addiction to parenteral drugs. Habitual consumption of 60 grams of alcohol per day during the last five years, consumption that has increased during the previous month due to family problems. Temperature 38.5ºC, blood pressure 100/60 mmHg. Physical examination showed temporal and spatial disorientation, malnutrition, asterixis, jaundice and painful hepatomegaly. No ascites or evidence of peritoneal irritation. Laboratory tests include leukocytes 15,000/microliter with 90% polymorphonuclear, red blood cells 3 million/mm3, hemoglobin 10g/dl, mean corpuscular volume 115 fl, bilirubin 15 mg/dl direct predominance, AST (GOT) 300 IU/L, ALT (GPT) 120 IU/L, GGT 635 IU/L, prothrombin time prolongation greater than 50%. What is the most likely diagnosis of the patient's condition?</text:p>
          </table:table-cell>
          <table:table-cell office:value-type="string" calcext:value-type="string">
            <text:p>Patient with harmful alcohol consumption (60g and female), high fever, hepatic encephalopathy (disorientation, asterixis), very high direct bilirubin, jaundice, painful hepatomegaly, coagulopathy (elevated prothrombin time) and mild elevation of transaminases (less than 5 times the upper limit of normal) suggest acute alcohol hepatitis.</text:p>
          </table:table-cell>
          <table:table-cell/>
          <table:table-cell office:value-type="string" calcext:value-type="string">
            <text:p>DIGESTIVE SYSTEM</text:p>
          </table:table-cell>
          <table:table-cell table:number-columns-repeated="3"/>
          <table:table-cell office:value-type="string" calcext:value-type="string">
            <text:p>Hepatic abscess.</text:p>
          </table:table-cell>
          <table:table-cell office:value-type="string" calcext:value-type="string">
            <text:p>Acute cholecystitis.</text:p>
          </table:table-cell>
          <table:table-cell office:value-type="string" calcext:value-type="string">
            <text:p>Acute cholangitis.</text:p>
          </table:table-cell>
          <table:table-cell office:value-type="string" calcext:value-type="string">
            <text:p>Alcoholic hepatitis.</text:p>
          </table:table-cell>
          <table:table-cell office:value-type="string" calcext:value-type="string">
            <text:p>Acute pancreatitis.</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83" calcext:value-type="float">
            <text:p>83</text:p>
          </table:table-cell>
          <table:table-cell table:number-columns-repeated="3"/>
          <table:table-cell office:value-type="string" calcext:value-type="string">
            <text:p>What disease would we suspect in a young patient with a frequent history of dysphagia to solids and liquids with repeated food impactions, without symptoms of heartburn and in whom oral endoscopy shows multiple concentric esophageal rings with normal mucosa (trachealized appearance)?</text:p>
          </table:table-cell>
          <table:table-cell office:value-type="string" calcext:value-type="string">
            <text:p>The endoscopic appearance of trachealized esophagus is very typical of eosinophilic esophagitis, which presents with dysphagia and repeated food impactions.</text:p>
          </table:table-cell>
          <table:table-cell/>
          <table:table-cell office:value-type="string" calcext:value-type="string">
            <text:p>DIGESTIVE SYSTEM</text:p>
          </table:table-cell>
          <table:table-cell table:number-columns-repeated="3"/>
          <table:table-cell office:value-type="string" calcext:value-type="string">
            <text:p>Herpetic esophagitis.</text:p>
          </table:table-cell>
          <table:table-cell office:value-type="string" calcext:value-type="string">
            <text:p>Eosinophilic esophagitis.</text:p>
          </table:table-cell>
          <table:table-cell office:value-type="string" calcext:value-type="string">
            <text:p>Candidiasis esophagitis.</text:p>
          </table:table-cell>
          <table:table-cell office:value-type="string" calcext:value-type="string">
            <text:p>Cytomegalovirus esophagitis.</text:p>
          </table:table-cell>
          <table:table-cell office:value-type="string" calcext:value-type="string">
            <text:p>Adenocarcinoma of the esophagus.</text:p>
          </table:table-cell>
          <table:table-cell office:value-type="float" office:value="2" calcext:value-type="float">
            <text:p>2</text:p>
          </table:table-cell>
          <table:table-cell table:number-columns-repeated="3"/>
        </table:table-row>
        <table:table-row table:style-name="ro1">
          <table:table-cell office:value-type="float" office:value="2014" calcext:value-type="float">
            <text:p>2014</text:p>
          </table:table-cell>
          <table:table-cell office:value-type="float" office:value="86" calcext:value-type="float">
            <text:p>86</text:p>
          </table:table-cell>
          <table:table-cell table:number-columns-repeated="3"/>
          <table:table-cell office:value-type="string" calcext:value-type="string">
            <text:p>A 37-year-old woman with extensive ulcerative colitis presents a severe flare-up for which treatment with prednisone at a dose of 1 mg/kg is started. After one week of treatment, the patient shows no improvement. What is the next therapeutic measure to be taken?</text:p>
          </table:table-cell>
          <table:table-cell office:value-type="string" calcext:value-type="string">
            <text:p>When a severe flare does not respond to iv corticosteroid therapy at full doses (1mg/kg body weight), it is necessary to switch to cyclosporine or infliximab. Etanercept is not approved in Europe for inflammatory bowel disease (for the time being).</text:p>
          </table:table-cell>
          <table:table-cell/>
          <table:table-cell office:value-type="string" calcext:value-type="string">
            <text:p>DIGESTIVE TRACT</text:p>
          </table:table-cell>
          <table:table-cell table:number-columns-repeated="3"/>
          <table:table-cell office:value-type="string" calcext:value-type="string">
            <text:p>Emergency subtotal colectomy and in a second time prostectomy and ileoanal reservoir.</text:p>
          </table:table-cell>
          <table:table-cell office:value-type="string" calcext:value-type="string">
            <text:p>Associate an immunosuppressant such as azathioprine.</text:p>
          </table:table-cell>
          <table:table-cell office:value-type="string" calcext:value-type="string">
            <text:p>Associate mesalazine in doses of 4g per day orally and rectal triamcinolone 1 application every 12 hours.</text:p>
          </table:table-cell>
          <table:table-cell office:value-type="string" calcext:value-type="string">
            <text:p>Intravenous cyclosporine 2mg/kg.</text:p>
          </table:table-cell>
          <table:table-cell office:value-type="string" calcext:value-type="string">
            <text:p>Treatment with etanercept (an anti-TNFa antibody) should be considered.</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89" calcext:value-type="float">
            <text:p>89</text:p>
          </table:table-cell>
          <table:table-cell table:number-columns-repeated="3"/>
          <table:table-cell office:value-type="string" calcext:value-type="string">
            <text:p>A 17-year-old boy, athletic and with no history of interest, comes to the doctor for occasional conjunctival jaundice. He denies drug intake and abdominal pain. Laboratory tests show normal ALT, AST, GGT and FA, with total bilirubin of 3.2 mg/dl and direct bilirubin of 0.4 mg/dl. She has no anemia and the liver is ultrasonographically normal. What is her diagnosis?</text:p>
          </table:table-cell>
          <table:table-cell office:value-type="string" calcext:value-type="string">
            <text:p>An increase in indirect bilirubin less than 5 (intermittently, under stress) in a young healthy boy should make us think of Gilbert's syndrome. In Rotor syndrome, Dubin-Johnson syndrome and choledocholithiasis there is an increase in direct bilirubin. In the case of acute hepatitis there should be an elevation of transaminases.</text:p>
          </table:table-cell>
          <table:table-cell/>
          <table:table-cell office:value-type="string" calcext:value-type="string">
            <text:p>DIGESTIVE TRACT</text:p>
          </table:table-cell>
          <table:table-cell table:number-columns-repeated="3"/>
          <table:table-cell office:value-type="string" calcext:value-type="string">
            <text:p>Rotor syndrome.</text:p>
          </table:table-cell>
          <table:table-cell office:value-type="string" calcext:value-type="string">
            <text:p>Choledocholithiasis.</text:p>
          </table:table-cell>
          <table:table-cell office:value-type="string" calcext:value-type="string">
            <text:p>Dubin-Johnson syndrome.</text:p>
          </table:table-cell>
          <table:table-cell office:value-type="string" calcext:value-type="string">
            <text:p>Acute hepatitis.</text:p>
          </table:table-cell>
          <table:table-cell office:value-type="string" calcext:value-type="string">
            <text:p>Gilbert's syndrome.</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94" calcext:value-type="float">
            <text:p>94</text:p>
          </table:table-cell>
          <table:table-cell table:number-columns-repeated="3"/>
          <table:table-cell office:value-type="string" calcext:value-type="string">
            <text:p>A 65-year-old woman with a history of joint pain and under treatment with anti-inflammatory drugs is referred for anemia. In the complementary studies she presented red blood cells 3,164,000, Hto. 32%, Hb 11g/dl, MCV 69 fl, Leukocytes 7800, Platelets 370,000, CRP 0.29 mg/dl, Fe 20ng/ml, Ferritin 18 ng/ml, Glucose 105 mg/dl, GOT, GPT, GGT, Alkaline F, total Bilirubin, Cholesterol, Creatinine, Calcium and Phosphorus normal. Negative antitransglutaminase and antigliadin antibodies. Gastroscopy: hiatus hernia of 3 cm, the rest without alterations. Colonoscopy: up to cecum, isolated diverticula in sigma. Intestinal transit without alterations. Ultrasound of the abdomen without alterations. Which of the following examinations do you consider most appropriate to complete the study?</text:p>
          </table:table-cell>
          <table:table-cell office:value-type="string" calcext:value-type="string">
            <text:p>It is a study of iron deficiency anemia with normal gastroscopy and colonoscopy, having ruled out possible celiac disease. We have yet to see jejunum and ileum, so we will have to perform a capsule endoscopy. In iron deficiency anemia, a digestive cause must always be ruled out.</text:p>
          </table:table-cell>
          <table:table-cell/>
          <table:table-cell office:value-type="string" calcext:value-type="string">
            <text:p>DIGESTIVE SYSTEM</text:p>
          </table:table-cell>
          <table:table-cell table:number-columns-repeated="3"/>
          <table:table-cell office:value-type="string" calcext:value-type="string">
            <text:p>Jejunum biopsy.</text:p>
          </table:table-cell>
          <table:table-cell office:value-type="string" calcext:value-type="string">
            <text:p>Arteriography.</text:p>
          </table:table-cell>
          <table:table-cell office:value-type="string" calcext:value-type="string">
            <text:p>Endoscopic capsule.</text:p>
          </table:table-cell>
          <table:table-cell office:value-type="string" calcext:value-type="string">
            <text:p>Radioisotopes.</text:p>
          </table:table-cell>
          <table:table-cell office:value-type="string" calcext:value-type="string">
            <text:p>Pelvic MRI.</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162" calcext:value-type="float">
            <text:p>162</text:p>
          </table:table-cell>
          <table:table-cell table:number-columns-repeated="3"/>
          <table:table-cell office:value-type="string" calcext:value-type="string">
            <text:p>An 80-year-old woman consults for presenting, since 1 month ago, a progressive increase in abdominal perimeter. During the previous 4-5 months she noted asthenia, anorexia and unspecified weight loss. Physical examination revealed tension ascites and malleolar edema, with no other relevant signs. An ultrasound and CT scan of the abdomen showed the presence of ascites, of homogeneous density, without peritoneal implants or abdominal or pelvic masses. Liver, pancreas, adrenal, spleen and kidneys without significant findings. Paracentesis is performed through a thick needle, obtaining with difficulty a somewhat yellowish, dense and gelatinous fluid. What is the most probable etiology?</text:p>
          </table:table-cell>
          <table:table-cell office:value-type="string" calcext:value-type="string">
            <text:p>The characteristics of the fluid described are milky, i.e., chylous ascitic fluid. Taking into account the age of the patient and the constitutional syndrome described, it is most likely to be a non-Hodgkin's lymphoma and not tuberculosis, which also presents with chylous ascitic fluid, since there is no mention of infectious symptoms. The rest of the entities offered do not present with chylous ascitic fluid.</text:p>
          </table:table-cell>
          <table:table-cell/>
          <table:table-cell office:value-type="string" calcext:value-type="string">
            <text:p>DIGESTIVE SYSTEM</text:p>
          </table:table-cell>
          <table:table-cell table:number-columns-repeated="3"/>
          <table:table-cell office:value-type="string" calcext:value-type="string">
            <text:p>Hydropic decompensation secondary to liver cirrhosis.</text:p>
          </table:table-cell>
          <table:table-cell office:value-type="string" calcext:value-type="string">
            <text:p>Chylous ascites due to non-Hodgkin's lymphoma.</text:p>
          </table:table-cell>
          <table:table-cell office:value-type="string" calcext:value-type="string">
            <text:p>Peritoneal tuberculosis.</text:p>
          </table:table-cell>
          <table:table-cell office:value-type="string" calcext:value-type="string">
            <text:p>Peritoneal metastasis of adenocarcinoma.</text:p>
          </table:table-cell>
          <table:table-cell office:value-type="string" calcext:value-type="string">
            <text:p>Ascites secondary to constrictive pericarditis.</text:p>
          </table:table-cell>
          <table:table-cell office:value-type="float" office:value="2" calcext:value-type="float">
            <text:p>2</text:p>
          </table:table-cell>
          <table:table-cell table:number-columns-repeated="3"/>
        </table:table-row>
        <table:table-row table:style-name="ro1">
          <table:table-cell office:value-type="float" office:value="2014" calcext:value-type="float">
            <text:p>2014</text:p>
          </table:table-cell>
          <table:table-cell office:value-type="float" office:value="95" calcext:value-type="float">
            <text:p>95</text:p>
          </table:table-cell>
          <table:table-cell table:number-columns-repeated="3"/>
          <table:table-cell office:value-type="string" calcext:value-type="string">
            <text:p>In a 30-year-old female patient a calcium level of 11 mg/dl (normal less than 10.5 mg/dl) is found during a routine company examination. PTH determination was 45 pg/ml (VN 10-55 pg/ml). The history is unremarkable except for the fact that the mother and paternal grandfather were diagnosed with hyperparathyroidism and underwent surgery, although they remained hypercalcemic. Which test is most useful in confirming the diagnosis?</text:p>
          </table:table-cell>
          <table:table-cell office:value-type="string" calcext:value-type="string">
            <text:p>Calcium/creatinine urine ratio. This is familial hypocalciuric hypercalcemia or benign familial hypercalcemia. Autosomal dominant disorder. Asymptomatic. Not cured after surgical treatment</text:p>
          </table:table-cell>
          <table:table-cell office:value-type="string" calcext:value-type="string">
            <text:p><text:s/>it is due to mutation of the calcium-sensitive receptor. Difficult question since it is necessary to know data of a disease that is not usually asked in the MIR.</text:p>
          </table:table-cell>
          <table:table-cell/>
          <table:table-cell office:value-type="string" calcext:value-type="string">
            <text:p>ENDOCRINOLOGY</text:p>
          </table:table-cell>
          <table:table-cell table:number-columns-repeated="3"/>
          <table:table-cell office:value-type="string" calcext:value-type="string">
            <text:p>25-OH D.</text:p>
          </table:table-cell>
          <table:table-cell office:value-type="string" calcext:value-type="string">
            <text:p>1,25-OH 2D.</text:p>
          </table:table-cell>
          <table:table-cell office:value-type="string" calcext:value-type="string">
            <text:p>Urine calcium/creatinine ratio.</text:p>
          </table:table-cell>
          <table:table-cell office:value-type="string" calcext:value-type="string">
            <text:p>Phosphate tubular reabsorption.</text:p>
          </table:table-cell>
          <table:table-cell office:value-type="string" calcext:value-type="string">
            <text:p>PTHrP.</text:p>
          </table:table-cell>
          <table:table-cell office:value-type="float" office:value="3" calcext:value-type="float">
            <text:p>3</text:p>
          </table:table-cell>
          <table:table-cell table:number-columns-repeated="2"/>
        </table:table-row>
        <table:table-row table:style-name="ro1">
          <table:table-cell office:value-type="float" office:value="2014" calcext:value-type="float">
            <text:p>2014</text:p>
          </table:table-cell>
          <table:table-cell office:value-type="float" office:value="96" calcext:value-type="float">
            <text:p>96</text:p>
          </table:table-cell>
          <table:table-cell table:number-columns-repeated="3"/>
          <table:table-cell office:value-type="string" calcext:value-type="string">
            <text:p>A 62-year-old man with type 2 diabetes mellitus of 10 years of evolution is treated with metformin and sitagliptin. He does little physical exercise and follows an adequate diet. In the last 6 months he has lost weight and has more asthenia. Her glycemic controls have deteriorated from baseline blood glucose levels of 110-140 mg/dL to 170-200 mg/dL, as well as her glycosylated hemoglobin which has gone from 7.1 to 8.5%. The most appropriate therapeutic measure to be taken is:</text:p>
          </table:table-cell>
          <table:table-cell office:value-type="string" calcext:value-type="string">
            <text:p>To associate a basal insulin dose to the treatment. Expected question on a very important subject: diabetes and its treatment. Patient poorly controlled with metformin and sitagliptin with discrete cardinal symptoms (weight loss, asthenia). The best option is insulin to control cardinal symptoms and decrease HbA1c to &lt; 7%.</text:p>
          </table:table-cell>
          <table:table-cell/>
          <table:table-cell office:value-type="string" calcext:value-type="string">
            <text:p>ENDOCRINOLOGY</text:p>
          </table:table-cell>
          <table:table-cell table:number-columns-repeated="3"/>
          <table:table-cell office:value-type="string" calcext:value-type="string">
            <text:p>Increase dietary protein and long-chain carbohydrate intake to improve asthenia and weight loss.</text:p>
          </table:table-cell>
          <table:table-cell office:value-type="string" calcext:value-type="string">
            <text:p>To associate a basal insulin dose to the treatment.</text:p>
          </table:table-cell>
          <table:table-cell office:value-type="string" calcext:value-type="string">
            <text:p>Associate with ascarbose treatment.</text:p>
          </table:table-cell>
          <table:table-cell office:value-type="string" calcext:value-type="string">
            <text:p>Substitute sitagliptin for pioglitazone.</text:p>
          </table:table-cell>
          <table:table-cell office:value-type="string" calcext:value-type="string">
            <text:p>Substitute metformin for glimepiride.</text:p>
          </table:table-cell>
          <table:table-cell office:value-type="float" office:value="2" calcext:value-type="float">
            <text:p>2</text:p>
          </table:table-cell>
          <table:table-cell table:number-columns-repeated="3"/>
        </table:table-row>
        <table:table-row table:style-name="ro1">
          <table:table-cell office:value-type="float" office:value="2014" calcext:value-type="float">
            <text:p>2014</text:p>
          </table:table-cell>
          <table:table-cell office:value-type="float" office:value="97" calcext:value-type="float">
            <text:p>97</text:p>
          </table:table-cell>
          <table:table-cell table:number-columns-repeated="3"/>
          <table:table-cell office:value-type="string" calcext:value-type="string">
            <text:p>A 54-year-old man who goes for a check-up at his company. A body mass index of 32.8 kg/m2 and fasting blood glucose of 138 mg/l were detected. One month later, glycemia 13 mg/dl. Which therapeutic recommendation would you make first?</text:p>
          </table:table-cell>
          <table:table-cell office:value-type="string" calcext:value-type="string">
            <text:p>Behavioral changes: diet and physical exercise. This is the first thing we do when diagnosed with type 2 diabetes. This is a good question to remember that before any drug, we must insist on changing habits. Then we would prescribe Metformin.</text:p>
          </table:table-cell>
          <table:table-cell/>
          <table:table-cell office:value-type="string" calcext:value-type="string">
            <text:p>ENDOCRINOLOGY</text:p>
          </table:table-cell>
          <table:table-cell table:number-columns-repeated="3"/>
          <table:table-cell office:value-type="string" calcext:value-type="string">
            <text:p>Administer metformin.</text:p>
          </table:table-cell>
          <table:table-cell office:value-type="string" calcext:value-type="string">
            <text:p>Prescribe a sulfonylurea.</text:p>
          </table:table-cell>
          <table:table-cell office:value-type="string" calcext:value-type="string">
            <text:p>Behavioral changes. Diet and physical exercise.</text:p>
          </table:table-cell>
          <table:table-cell office:value-type="string" calcext:value-type="string">
            <text:p>Insulin before each meal.</text:p>
          </table:table-cell>
          <table:table-cell office:value-type="string" calcext:value-type="string">
            <text:p>Take acarbose at night, before going to bed.</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99" calcext:value-type="float">
            <text:p>99</text:p>
          </table:table-cell>
          <table:table-cell table:number-columns-repeated="3"/>
          <table:table-cell office:value-type="string" calcext:value-type="string">
            <text:p>A 45-year-old woman comes to the clinic referred from surgery with the diagnosis of a neuroendocrine tumor diagnosed after partial pancreatectomy for a 2-cm tumor in the tail of the pancreas. The tumor had been detected by chance in an abdominal CT scan requested to complete the study of a simple hepatic cyst. On questioning the patient, the history of irregular menstruation, amenorrhea for the last 6 months, and repeated renal colic since she was 20 years old, for which she has required lithotripsy on several occasions, stand out. She also has a family history of renoureteral colic. What is her suspected diagnosis?</text:p>
          </table:table-cell>
          <table:table-cell office:value-type="string" calcext:value-type="string">
            <text:p>Very nice clinical question from MEN. Pancreatic neuroendocrine tumor + pituitary adenoma (prolactinoma) + hyperparathyroidism (renoureteral colic in young people): MEN 1. Medium difficulty because you have to know the MEN triad and recognize the different tumors.</text:p>
          </table:table-cell>
          <table:table-cell/>
          <table:table-cell office:value-type="string" calcext:value-type="string">
            <text:p>ENDOCRINOLOGY</text:p>
          </table:table-cell>
          <table:table-cell table:number-columns-repeated="3"/>
          <table:table-cell office:value-type="string" calcext:value-type="string">
            <text:p>Multiple endocrine neoplasia type 1 or Wermer's syndrome.</text:p>
          </table:table-cell>
          <table:table-cell office:value-type="string" calcext:value-type="string">
            <text:p>Multiple endocrine neoplasia type 2 A or Sipple's syndrome.</text:p>
          </table:table-cell>
          <table:table-cell office:value-type="string" calcext:value-type="string">
            <text:p>Multiple endocrine neoplasia type 2B.</text:p>
          </table:table-cell>
          <table:table-cell office:value-type="string" calcext:value-type="string">
            <text:p>Somatostatinoma.</text:p>
          </table:table-cell>
          <table:table-cell office:value-type="string" calcext:value-type="string">
            <text:p>A PTH-producing neuroendocrine tumor.</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100" calcext:value-type="float">
            <text:p>100</text:p>
          </table:table-cell>
          <table:table-cell table:number-columns-repeated="3"/>
          <table:table-cell office:value-type="string" calcext:value-type="string">
            <text:p>A 63-year-old woman comes to the emergency department reporting severe headache with signs of meningeal irritation, bilateral visual disturbances and ophthalmoplegia. A CT scan showed a 2 cm space-occupying lesion in the sella turcica compatible with pituitary adenoma with signs of intratumoral hemorrhage, with deviation of the pituitary stalk and compression of the glandular tissue. Mark which of the following answers is WRONG:</text:p>
          </table:table-cell>
          <table:table-cell office:value-type="string" calcext:value-type="string">
            <text:p>Very difficult question of pituitary apoplexy. It is a marginal topic in the MIR and also the answer is complex. Eliminating answers we are left with intervene (answer 4) or not to intervene (answer 2). In patients with hemodynamic instability, decreased level of consciousness, decreased visual acuity and extensive visual field defects, surgical decompression is recommended in the first week after symptom onset. I think the answer is 4, although it is oddly worded. I don't know if the neurosurgeon will support my answer.</text:p>
          </table:table-cell>
          <table:table-cell/>
          <table:table-cell office:value-type="string" calcext:value-type="string">
            <text:p>ENDOCRINOLOGY</text:p>
          </table:table-cell>
          <table:table-cell table:number-columns-repeated="3"/>
          <table:table-cell office:value-type="string" calcext:value-type="string">
            <text:p>Diagnostic suspicion is pituitary apoplexy.</text:p>
          </table:table-cell>
          <table:table-cell office:value-type="string" calcext:value-type="string">
            <text:p>Treatment with high-dose corticosteroids should be initiated and the evolution observed, since this treatment could reduce the volume of the lesion and avoid intervention.</text:p>
          </table:table-cell>
          <table:table-cell office:value-type="string" calcext:value-type="string">
            <text:p>Treatment with glucocorticoids should be considered to avoid secondary adrenal insufficiency that would compromise the patient's vital prognosis.</text:p>
          </table:table-cell>
          <table:table-cell office:value-type="string" calcext:value-type="string">
            <text:p>The presence of ophthalmoplegia and visual defects are indications for prompt intervention by urgent surgical decompression.</text:p>
          </table:table-cell>
          <table:table-cell office:value-type="string" calcext:value-type="string">
            <text:p>After resolution of the acute picture, the development of panhypopituitarism is frequent.</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58" calcext:value-type="float">
            <text:p>58</text:p>
          </table:table-cell>
          <table:table-cell table:number-columns-repeated="3"/>
          <table:table-cell office:value-type="string" calcext:value-type="string">
            <text:p>A 70-year-old woman with a history of hypertension and moderate heart failure presents with a persistent, dry cough that begins as an itchy sensation in the throat. What is the drug suspected of causing the patient's clinical and laboratory alteration?</text:p>
          </table:table-cell>
          <table:table-cell office:value-type="string" calcext:value-type="string">
            <text:p>These are typical adverse effects of ACEIs, in the case of cough it is usually dry and irritative and appears in up to 3% of patients. Hyperkalemia may also appear in 1%.</text:p>
          </table:table-cell>
          <table:table-cell/>
          <table:table-cell office:value-type="string" calcext:value-type="string">
            <text:p>PHARMACOLOGY</text:p>
          </table:table-cell>
          <table:table-cell table:number-columns-repeated="3"/>
          <table:table-cell office:value-type="string" calcext:value-type="string">
            <text:p>Hydrochlorothiazide.</text:p>
          </table:table-cell>
          <table:table-cell office:value-type="string" calcext:value-type="string">
            <text:p>Bisoprolol.</text:p>
          </table:table-cell>
          <table:table-cell office:value-type="string" calcext:value-type="string">
            <text:p>Furosemide.</text:p>
          </table:table-cell>
          <table:table-cell office:value-type="string" calcext:value-type="string">
            <text:p>Enalapril.</text:p>
          </table:table-cell>
          <table:table-cell office:value-type="string" calcext:value-type="string">
            <text:p>Hydralazine.</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37" calcext:value-type="float">
            <text:p>37</text:p>
          </table:table-cell>
          <table:table-cell table:number-columns-repeated="3"/>
          <table:table-cell office:value-type="string" calcext:value-type="string">
            <text:p>Juan is 60 years old, has been smoking 2 packs/day for years and has reported a persistent cough for the last 6 months. He notes that his left eyelid is more droopy and that the pupil of this eye is smaller. John reports that the medial side of his left hand is numb and with less strength. His physician checks for palpebral ptosis and left miosis; he checks that he can close both eyelids symmetrically and that both pupils respond correctly to light. In addition, he checks that there is no sweating from the left hemiface, that he feels less prickling on the inner surface of the left hand and that he has less strength in the grip of the left hand. Regarding the ocular symptomatology, where is the lesion located?</text:p>
          </table:table-cell>
          <table:table-cell office:value-type="string" calcext:value-type="string">
            <text:p>The question would be more of neurology. It is a claude bernard horner syndrome and probably the correct one is 1. But for safety's sake it is better to have it checked by a neurologist.</text:p>
          </table:table-cell>
          <table:table-cell/>
          <table:table-cell office:value-type="string" calcext:value-type="string">
            <text:p>PNEUMOLOGY</text:p>
          </table:table-cell>
          <table:table-cell table:number-columns-repeated="3"/>
          <table:table-cell office:value-type="string" calcext:value-type="string">
            <text:p>Sympathetic fibers, at some level that would span from the hypothalamus to the interinedio-lateral Clark's column of the dorsal medulla.</text:p>
          </table:table-cell>
          <table:table-cell office:value-type="string" calcext:value-type="string">
            <text:p>Left common ocular motor nerve in the midbrain.</text:p>
          </table:table-cell>
          <table:table-cell office:value-type="string" calcext:value-type="string">
            <text:p>Edinger-Westphal nucleus above the left common ocular motor nerve nucleus.</text:p>
          </table:table-cell>
          <table:table-cell office:value-type="string" calcext:value-type="string">
            <text:p>Parasympathetic fibers, at some level ranging from the Edinger-Westphal nucleus to the constrictor muscle of the left pupil.</text:p>
          </table:table-cell>
          <table:table-cell office:value-type="string" calcext:value-type="string">
            <text:p>Tarsal muscle exclusively.</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135" calcext:value-type="float">
            <text:p>135</text:p>
          </table:table-cell>
          <table:table-cell table:number-columns-repeated="3"/>
          <table:table-cell office:value-type="string" calcext:value-type="string">
            <text:p>A 24-year-old woman is found lying in the street by passers-by. On arrival of the emergency team she was found with an oxygen saturation of 88% breathing room air and on examination with pinpoint pupils. She was transferred to the emergency room of the nearest hospital, where the baseline arterial blood gases showed: pH 7.25, PaC02 60 mmHg, Pa02 58 mmHg, bicarbonate 26 mEq/1 and base excess of -1. In blood sodium was 137 mEq/1 and chloride 100 mEq/1:</text:p>
          </table:table-cell>
          <table:table-cell office:value-type="string" calcext:value-type="string">
            <text:p>The acidosis with elevated PCO2, hypoxemia and normal bicarbonate suggests an acute respiratory acidosis of rapid onset probably due to drug intoxication.</text:p>
          </table:table-cell>
          <table:table-cell/>
          <table:table-cell office:value-type="string" calcext:value-type="string">
            <text:p>PNEUMOLOGY</text:p>
          </table:table-cell>
          <table:table-cell table:number-columns-repeated="3"/>
          <table:table-cell office:value-type="string" calcext:value-type="string">
            <text:p>Partial respiratory failure.</text:p>
          </table:table-cell>
          <table:table-cell office:value-type="string" calcext:value-type="string">
            <text:p>Metabolic acidosis.</text:p>
          </table:table-cell>
          <table:table-cell office:value-type="string" calcext:value-type="string">
            <text:p>Pure respiratory acidosis.</text:p>
          </table:table-cell>
          <table:table-cell office:value-type="string" calcext:value-type="string">
            <text:p>Respiratory alkalosis due to lack of chloride.</text:p>
          </table:table-cell>
          <table:table-cell office:value-type="string" calcext:value-type="string">
            <text:p>Blood gases can only be venous blood.</text:p>
          </table:table-cell>
          <table:table-cell office:value-type="float" office:value="3" calcext:value-type="float">
            <text:p>3</text:p>
          </table:table-cell>
          <table:table-cell table:number-columns-repeated="3"/>
        </table:table-row>
        <table:table-row table:style-name="ro1">
          <table:table-cell office:value-type="float" office:value="2014" calcext:value-type="float">
            <text:p>2014</text:p>
          </table:table-cell>
          <table:table-cell office:value-type="float" office:value="137" calcext:value-type="float">
            <text:p>137</text:p>
          </table:table-cell>
          <table:table-cell table:number-columns-repeated="3"/>
          <table:table-cell office:value-type="string" calcext:value-type="string">
            <text:p>65-year-old man with a history of pancreatic neoplasm undergoing chemotherapy. What diagnostic test is more cost-effective to confirm the diagnostic suspicion?</text:p>
          </table:table-cell>
          <table:table-cell office:value-type="string" calcext:value-type="string">
            <text:p>Dopler ultrasound is the most accurate test and allows subsequent non-invasive monitoring of the evolution of the disease.</text:p>
          </table:table-cell>
          <table:table-cell/>
          <table:table-cell office:value-type="string" calcext:value-type="string">
            <text:p>PNEUMOLOGY</text:p>
          </table:table-cell>
          <table:table-cell table:number-columns-repeated="3"/>
          <table:table-cell office:value-type="string" calcext:value-type="string">
            <text:p>D-dimer.</text:p>
          </table:table-cell>
          <table:table-cell office:value-type="string" calcext:value-type="string">
            <text:p>Magnetic resonance imaging.</text:p>
          </table:table-cell>
          <table:table-cell office:value-type="string" calcext:value-type="string">
            <text:p>Phlebography.</text:p>
          </table:table-cell>
          <table:table-cell office:value-type="string" calcext:value-type="string">
            <text:p>Venous Doppler ultrasound.</text:p>
          </table:table-cell>
          <table:table-cell office:value-type="string" calcext:value-type="string">
            <text:p>Helical CT.</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138" calcext:value-type="float">
            <text:p>138</text:p>
          </table:table-cell>
          <table:table-cell table:number-columns-repeated="3"/>
          <table:table-cell office:value-type="string" calcext:value-type="string">
            <text:p>In a patient with mild chronic obstructive pulmonary disease (COPD) in stable phase, polyglobulia and respiratory insufficiency are evident. In the chest X-ray there are no notable alterations. Which of the following procedures would you consider performing first to rule out the coexistence of other diseases that may justify the findings described?</text:p>
          </table:table-cell>
          <table:table-cell office:value-type="string" calcext:value-type="string">
            <text:p>The approach is questionable due to lack of sufficient data. The correct answer could be respiratory polygraphy, especially in the case of an obese patient, which we do not know, but it could also be correct 2 (echocardiogram) in the case of suspicion of associated cardiopathy, less frequent but also possible. The association of COPD with OSAHS is a frequent cause of COPD deterioration, greater than that which would correspond to functional impairment.</text:p>
          </table:table-cell>
          <table:table-cell/>
          <table:table-cell office:value-type="string" calcext:value-type="string">
            <text:p>PNEUMOLOGY</text:p>
          </table:table-cell>
          <table:table-cell table:number-columns-repeated="3"/>
          <table:table-cell office:value-type="string" calcext:value-type="string">
            <text:p>Respiratory polygraphy.</text:p>
          </table:table-cell>
          <table:table-cell office:value-type="string" calcext:value-type="string">
            <text:p>Echocardiogram.</text:p>
          </table:table-cell>
          <table:table-cell office:value-type="string" calcext:value-type="string">
            <text:p>Thoracic computed tomography.</text:p>
          </table:table-cell>
          <table:table-cell office:value-type="string" calcext:value-type="string">
            <text:p>Pulmonary scintigraphy.</text:p>
          </table:table-cell>
          <table:table-cell office:value-type="string" calcext:value-type="string">
            <text:p>Bone marrow puncture.</text:p>
          </table:table-cell>
          <table:table-cell office:value-type="float" office:value="1" calcext:value-type="float">
            <text:p>1</text:p>
          </table:table-cell>
          <table:table-cell table:number-columns-repeated="3"/>
        </table:table-row>
        <table:table-row table:style-name="ro1">
          <table:table-cell office:value-type="float" office:value="2014" calcext:value-type="float">
            <text:p>2014</text:p>
          </table:table-cell>
          <table:table-cell office:value-type="float" office:value="139" calcext:value-type="float">
            <text:p>139</text:p>
          </table:table-cell>
          <table:table-cell table:number-columns-repeated="3"/>
          <table:table-cell office:value-type="string" calcext:value-type="string">
            <text:p>In a patient with liver cirrhosis and ascites, who develops a pleural effusion with the following data in the pleural fluid: LDH 45 U/L (serum 220 U/L), pleural/serum protein ratio 0.3 and pleural/serum LDH ratio 0.2. What would be the appropriate attitude?</text:p>
          </table:table-cell>
          <table:table-cell office:value-type="string" calcext:value-type="string">
            <text:p>They describe pleural fluid parameters of transudate, so if the patient is not in heart failure it is a hydropic decompensation. No other studies are needed.</text:p>
          </table:table-cell>
          <table:table-cell/>
          <table:table-cell office:value-type="string" calcext:value-type="string">
            <text:p>PNEUMOLOGY</text:p>
          </table:table-cell>
          <table:table-cell table:number-columns-repeated="3"/>
          <table:table-cell office:value-type="string" calcext:value-type="string">
            <text:p>The study of the fluid with cell count, glucose, pH, ADA, cholesterol and culture should be extended. ADA, cholesterol and culture.</text:p>
          </table:table-cell>
          <table:table-cell office:value-type="string" calcext:value-type="string">
            <text:p>Blind pleural biopsy.</text:p>
          </table:table-cell>
          <table:table-cell office:value-type="string" calcext:value-type="string">
            <text:p>Diagnostic videothoracoscopy.</text:p>
          </table:table-cell>
          <table:table-cell office:value-type="string" calcext:value-type="string">
            <text:p>Empirical antibiotherapy for suspected parapneumonic effusion.</text:p>
          </table:table-cell>
          <table:table-cell office:value-type="string" calcext:value-type="string">
            <text:p>Continue treatment of his liver disease.</text:p>
          </table:table-cell>
          <table:table-cell office:value-type="float" office:value="5" calcext:value-type="float">
            <text:p>5</text:p>
          </table:table-cell>
          <table:table-cell table:number-columns-repeated="3"/>
        </table:table-row>
        <table:table-row table:style-name="ro1">
          <table:table-cell office:value-type="float" office:value="2014" calcext:value-type="float">
            <text:p>2014</text:p>
          </table:table-cell>
          <table:table-cell office:value-type="float" office:value="140" calcext:value-type="float">
            <text:p>140</text:p>
          </table:table-cell>
          <table:table-cell table:number-columns-repeated="3"/>
          <table:table-cell office:value-type="string" calcext:value-type="string">
            <text:p>A 50-year-old patient presenting with a pleural effusion with the following features: straw-like appearance, pH 7.3, pleural protein/serum ratio 0.8, pleural LDH/serum ratio 0.9, Gram and Ziehl's negative, total lipids, cholesterol and triglycerides normal, mesothelial cells &lt;5%, intense lymphocytosis without atypia, ADA 64 U/L. What diagnosis would you suggest?</text:p>
          </table:table-cell>
          <table:table-cell office:value-type="string" calcext:value-type="string">
            <text:p>It is a lymphocytic exudate whose main diagnoses are tumor and tuberculous pleuritis. They do not give the value of glucose which should be lowered, but if the cytology shows absence of malignant cells so we are left with tuberculous pleuritis. Other possible diagnoses such as lymphoma are not mentioned in the answers.</text:p>
          </table:table-cell>
          <table:table-cell/>
          <table:table-cell office:value-type="string" calcext:value-type="string">
            <text:p>PULMONOLOGY</text:p>
          </table:table-cell>
          <table:table-cell table:number-columns-repeated="3"/>
          <table:table-cell office:value-type="string" calcext:value-type="string">
            <text:p>Pleural empyema.</text:p>
          </table:table-cell>
          <table:table-cell office:value-type="string" calcext:value-type="string">
            <text:p>Pleural effusion due to heart failure (transudate).</text:p>
          </table:table-cell>
          <table:table-cell office:value-type="string" calcext:value-type="string">
            <text:p>Pleural mesothelioma.</text:p>
          </table:table-cell>
          <table:table-cell office:value-type="string" calcext:value-type="string">
            <text:p>Tuberculous pleural effusion.</text:p>
          </table:table-cell>
          <table:table-cell office:value-type="string" calcext:value-type="string">
            <text:p>Effusion secondary to pulmonary infarction.</text:p>
          </table:table-cell>
          <table:table-cell office:value-type="float" office:value="4" calcext:value-type="float">
            <text:p>4</text:p>
          </table:table-cell>
          <table:table-cell table:number-columns-repeated="3"/>
        </table:table-row>
        <table:table-row table:style-name="ro1">
          <table:table-cell office:value-type="float" office:value="2014" calcext:value-type="float">
            <text:p>2014</text:p>
          </table:table-cell>
          <table:table-cell office:value-type="float" office:value="141" calcext:value-type="float">
            <text:p>141</text:p>
          </table:table-cell>
          <table:table-cell table:number-columns-repeated="3"/>
          <table:table-cell office:value-type="string" calcext:value-type="string">
            <text:p>A 55-year-old asthmatic patient comes to the ED with an exacerbation. One hour after administration of supplemental oxygen and two nebulizations of salbutamol the patient does not improve. On examination, he breathes at 42 rpm with supraclavicular pull v with scattered inspiratory and expiratory wheezing. Peak flow has decreased from 310 to 220 L/min. A blood gas drawn with 28% oxygen shows a p02 of 54 mmHg and a pC02 of 35 mm Hg. Which of the following do you think is LEAST indicated?</text:p>
          </table:table-cell>
          <table:table-cell office:value-type="string" calcext:value-type="string">
            <text:p>In a severe asthma crisis all options are indicated or may be indicated before more aggressive options. In the case of a bad evolution with acidosis etc., the patient would be tributary to invasive medication.</text:p>
          </table:table-cell>
          <table:table-cell/>
          <table:table-cell office:value-type="string" calcext:value-type="string">
            <text:p>PNEUMOLOGY</text:p>
          </table:table-cell>
          <table:table-cell table:number-columns-repeated="3"/>
          <table:table-cell office:value-type="string" calcext:value-type="string">
            <text:p>Increase oxygen flow.</text:p>
          </table:table-cell>
          <table:table-cell office:value-type="string" calcext:value-type="string">
            <text:p>Administer 80 mg of methylprednisolone iv.</text:p>
          </table:table-cell>
          <table:table-cell office:value-type="string" calcext:value-type="string">
            <text:p>Nebulize ipratropium bromide together with salbutamol every 20 minutes.</text:p>
          </table:table-cell>
          <table:table-cell office:value-type="string" calcext:value-type="string">
            <text:p>Administer intravenous magnesium.</text:p>
          </table:table-cell>
          <table:table-cell office:value-type="string" calcext:value-type="string">
            <text:p><text:s/>Start noninvasive mechanical ventilation.</text:p>
          </table:table-cell>
          <table:table-cell office:value-type="float" office:value="5" calcext:value-type="float">
            <text:p>5</text:p>
          </table:table-cell>
          <table:table-cell table:number-columns-repeated="3"/>
        </table:table-row>
        <table:table-row table:style-name="ro1">
          <table:table-cell office:value-type="float" office:value="2015" calcext:value-type="float">
            <text:p>2015</text:p>
          </table:table-cell>
          <table:table-cell office:value-type="float" office:value="135" calcext:value-type="float">
            <text:p>135</text:p>
          </table:table-cell>
          <table:table-cell table:number-columns-repeated="3"/>
          <table:table-cell office:value-type="string" calcext:value-type="string">
            <text:p>A young man comes to the emergency room with a second-degree flame burn of 10% of the body surface, affecting the right arm in an extensive and circular manner. There is no arterial pulse in the hand measured by Doppler. What is the treatment of choice?</text:p>
          </table:table-cell>
          <table:table-cell office:value-type="string" calcext:value-type="string">
            <text:p>The question is tricky: it speaks of a burn of 10% of the body surface and the treatment of choice for second degree burns less than 20% of the BSA should be topical and monitored. However, there is a warning sign: there is no arterial pulse and the burn is circumferential to the limb. This is an emergency that, if allowed to evolve, will compromise the viability of the affected limb and end in amputation: an emergency escharotomy must be performed in order to relieve the pressure of the third space on the arterial vascular trunk.</text:p>
          </table:table-cell>
          <table:table-cell/>
          <table:table-cell office:value-type="string" calcext:value-type="string">
            <text:p>DERMATOLOGY AND PLASTIC SURGERY</text:p>
          </table:table-cell>
          <table:table-cell table:number-columns-repeated="3"/>
          <table:table-cell office:value-type="string" calcext:value-type="string">
            <text:p>Occlusive sulfadiazine-arginine cures and depth assessment at one week.</text:p>
          </table:table-cell>
          <table:table-cell office:value-type="string" calcext:value-type="string">
            <text:p>Lymphatic drainage and assess a vascular by-pass.</text:p>
          </table:table-cell>
          <table:table-cell office:value-type="string" calcext:value-type="string">
            <text:p>Escharotomy or emergency decompression incisions.</text:p>
          </table:table-cell>
          <table:table-cell office:value-type="string" calcext:value-type="string">
            <text:p>Expectant management.</text:p>
          </table:table-cell>
          <table:table-cell office:value-type="string" calcext:value-type="string">
            <text:p>Amputation of the extremity.</text:p>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70" calcext:value-type="float">
            <text:p>170</text:p>
          </table:table-cell>
          <table:table-cell table:number-columns-repeated="3"/>
          <table:table-cell office:value-type="string" calcext:value-type="string">
            <text:p>An 80-year-old man comes to your office for evaluation of a scheduled cholecystectomy by laparoscopy. He has a history of arterial hypertension under treatment for 10 years. He denies heart or pulmonary disease. She has no chest pain. She has an active life and goes daily to the gym where she alternates swimming and walking on the treadmill for at least one hour. Usual treatment: nebivolol 5 mg every 24 hours and hydrochlorothiazide 12.5 mg daily. Physical examination: weight 73 kgs</text:p>
          </table:table-cell>
          <table:table-cell office:value-type="string" calcext:value-type="string">
            <text:p><text:s/>height 179 cm</text:p>
          </table:table-cell>
          <table:table-cell office:value-type="string" calcext:value-type="string">
            <text:p><text:s/>blood pressure 138/80 mmHg</text:p>
          </table:table-cell>
          <table:table-cell office:value-type="string" calcext:value-type="string">
            <text:p><text:s/>heart rate 60 beats/minute. No murmurs are auscultated Which of the following is the most appropriate preoperative approach?</text:p>
          </table:table-cell>
          <table:table-cell office:value-type="string" calcext:value-type="string">
            <text:p>This is a completely gratuitous question, from a healthier gentleman than me who is going to undergo low-risk surgery on a scheduled basis. The answer is obviously 4. Had there been a fifth option it would have been that nothing needs to be done, which might have generated some doubt in the student, but since the question does not exist it is a piece of candy. Although there are many protocols on preoperative procedures, almost as many as there are hospitals, the question makes it easy by putting a very old patient, 80 years old. The age range from which it is considered mandatory to request an ECG varies between 45, 50, 60 or even some say 70 years. For example: &gt; 50 years: always, except if a previous ECG is available &lt; 50 years: only if there is known or suspected heart disease (CVRF), severe DM, hyperthyroidism or severe COPD.</text:p>
          </table:table-cell>
          <table:table-cell/>
          <table:table-cell office:value-type="string" calcext:value-type="string">
            <text:p>ANESTHESIOLOGY AND CRITICAL CARE</text:p>
          </table:table-cell>
          <table:table-cell table:number-columns-repeated="3"/>
          <table:table-cell office:value-type="string" calcext:value-type="string">
            <text:p>Perform a stress test.</text:p>
          </table:table-cell>
          <table:table-cell office:value-type="string" calcext:value-type="string">
            <text:p>Perform echocardiography</text:p>
          </table:table-cell>
          <table:table-cell office:value-type="string" calcext:value-type="string">
            <text:p>Perform a thallium and dipyridamole scan.</text:p>
          </table:table-cell>
          <table:table-cell office:value-type="string" calcext:value-type="string">
            <text:p>Perform electrocardiogram.</text:p>
          </table:table-cell>
          <table:table-cell/>
          <table:table-cell office:value-type="float" office:value="4" calcext:value-type="float">
            <text:p>4</text:p>
          </table:table-cell>
        </table:table-row>
        <table:table-row table:style-name="ro1">
          <table:table-cell office:value-type="float" office:value="2016" calcext:value-type="float">
            <text:p>2016</text:p>
          </table:table-cell>
          <table:table-cell office:value-type="float" office:value="69" calcext:value-type="float">
            <text:p>69</text:p>
          </table:table-cell>
          <table:table-cell table:number-columns-repeated="3"/>
          <table:table-cell office:value-type="string" calcext:value-type="string">
            <text:p>A 60-year-old man with extensive ulcerative colitis of 15 years of evolution and in clinical remission for the last 3 years, comes to our office to be informed about the risk of colorectal cancer and about the possibility of participating in prevention programs. It is correct to inform him that:</text:p>
          </table:table-cell>
          <table:table-cell office:value-type="string" calcext:value-type="string">
            <text:p>Patients with inflammatory bowel disease (IBD) have an increased risk of colorectal cancer, whether or not they are smokers. It is recommended to start screening 8-10 years after diagnosis of IBD (or earlier if primary sclerosing cholangitis or other events occur during this interval). The recommended techniques are colonoscopy with random biopsies (answer 3) and pancolonic chromoendoscopy with staining, which is currently the gold standard because it detects dysplasia better, although it requires more technical experience.</text:p>
          </table:table-cell>
          <table:table-cell/>
          <table:table-cell office:value-type="string" calcext:value-type="string">
            <text:p>DIGESTIVE SYSTEM</text:p>
          </table:table-cell>
          <table:table-cell table:number-columns-repeated="3"/>
          <table:table-cell office:value-type="string" calcext:value-type="string">
            <text:p>Ulcerative colitis is only associated with an increased risk of colorectal cancer in smokers.</text:p>
          </table:table-cell>
          <table:table-cell office:value-type="string" calcext:value-type="string">
            <text:p>In her case, given that she is in long-term remission, the screening advised to the general population is considered appropriate.</text:p>
          </table:table-cell>
          <table:table-cell office:value-type="string" calcext:value-type="string">
            <text:p>In cases such as yours, it is considered appropriate to undergo periodic colonoscopies with multiple biopsies staggered along the entire colon.</text:p>
          </table:table-cell>
          <table:table-cell office:value-type="string" calcext:value-type="string">
            <text:p>In cases such as yours, screening with periodic fecal occult blood tests is considered appropriate, but with a higher frequency than that used in screening the general population.</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71" calcext:value-type="float">
            <text:p>71</text:p>
          </table:table-cell>
          <table:table-cell table:number-columns-repeated="3"/>
          <table:table-cell office:value-type="string" calcext:value-type="string">
            <text:p>18-year-old young man with a history of asthma, allergy to pollens, mites and cat hair, comes to the emergency room referring sensation of food detention at retrosternal level with practical inability to swallow his own saliva. He refers similar episodes on other occasions that have subsided spontaneously within a few minutes. Which of the following is the most likely diagnosis?</text:p>
          </table:table-cell>
          <table:table-cell office:value-type="string" calcext:value-type="string">
            <text:p>This is intermittent dysphagia. Barrett's esophagus does not necessarily imply peptic stricture, but assuming it does, it is progressive. Infectious esophagitis is more typical of immunocompromised patients. That leaves distal esophageal ring and eosinophilic esophagitis; both are possible, but the insistence on the patient's atopic burden indicates the likelihood of the latter.</text:p>
          </table:table-cell>
          <table:table-cell/>
          <table:table-cell office:value-type="string" calcext:value-type="string">
            <text:p>DIGESTIVE SYSTEM</text:p>
          </table:table-cell>
          <table:table-cell table:number-columns-repeated="3"/>
          <table:table-cell office:value-type="string" calcext:value-type="string">
            <text:p>Barrett's esophagus.</text:p>
          </table:table-cell>
          <table:table-cell office:value-type="string" calcext:value-type="string">
            <text:p>Distal esophageal ring (Schatzki).</text:p>
          </table:table-cell>
          <table:table-cell office:value-type="string" calcext:value-type="string">
            <text:p>Infectious esophagitis.</text:p>
          </table:table-cell>
          <table:table-cell office:value-type="string" calcext:value-type="string">
            <text:p>Eosinophilic esophagitis.</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73" calcext:value-type="float">
            <text:p>73</text:p>
          </table:table-cell>
          <table:table-cell table:number-columns-repeated="3"/>
          <table:table-cell office:value-type="string" calcext:value-type="string">
            <text:p>A 52-year-old man with no concomitant diseases comes to the emergency department for melena of 24 hours evolution without hemodynamic repercussions. He denies taking nonsteroidal anti-inflammatory drugs. The hematocrit is 33% and the rest of the laboratory tests are normal. The upper gastrointestinal endoscopy performed urgently 6 hours after admission shows a normal stomach, without blood or hematic debris and an excavated ulcer of 8 mm in diameter in the anterior face of the duodenal bulb with "visible vessel" at its base and without active bleeding. Which of the following statements is true?</text:p>
          </table:table-cell>
          <table:table-cell office:value-type="string" calcext:value-type="string">
            <text:p>This is a grade IIa ulcer (Forrest classification), with a high risk of recurrence. Therefore, endoscopic treatment and hospitalization with intravenous treatment with PPIs (in our setting it is usually omeprazole) for at least 72 hours is clearly indicated. Surgery is indicated in massive bleeding or bleeding refractory to medical treatment.</text:p>
          </table:table-cell>
          <table:table-cell/>
          <table:table-cell office:value-type="string" calcext:value-type="string">
            <text:p>DIGESTIVE SYSTEM</text:p>
          </table:table-cell>
          <table:table-cell table:number-columns-repeated="3"/>
          <table:table-cell office:value-type="string" calcext:value-type="string">
            <text:p>In the initial endoscopy it is indicated to apply an endoscopic therapy and subsequently to establish endovenous treatment with high doses of a proton pump inhibitor. This strategy has been shown to reduce the risk of hemorrhagic recurrence and mortality.</text:p>
          </table:table-cell>
          <table:table-cell office:value-type="string" calcext:value-type="string">
            <text:p>In the initial endoscopy, given the absence of active bleeding, endoscopic therapy is not indicated. Subsequently, to reduce the risk of hemorrhagic recurrence, intravenous treatment with high doses of a proton pump inhibitor should be started.</text:p>
          </table:table-cell>
          <table:table-cell office:value-type="string" calcext:value-type="string">
            <text:p>n initial endoscopy, endoscopic therapy is indicated. Subsequent treatment with high doses of a proton pump inhibitor has not been shown to be of any additional benefit.</text:p>
          </table:table-cell>
          <table:table-cell office:value-type="string" calcext:value-type="string">
            <text:p>Since this is a complicated ulcer (hemorrhage) the best therapeutic option, once the hemorrhagic episode is resolved, is a vagotomy and pyloroplasty.</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74" calcext:value-type="float">
            <text:p>74</text:p>
          </table:table-cell>
          <table:table-cell table:number-columns-repeated="3"/>
          <table:table-cell office:value-type="string" calcext:value-type="string">
            <text:p>A 67-year-old man, diagnosed with cirrhosis of the liver and an active drinker, is admitted for progressive abdominal distension with diffuse malaise, of two weeks of evolution. He reported no fever or other symptoms. On examination, there was a changeable dullness on abdominal percussion, with absence of edema. A diagnostic paracentesis is performed, finding a slightly cloudy fluid, with 2,300 cells/mL, of which 30% are lymphocytes, 60% polymorphonuclear and 10% red blood cells. What is the first therapeutic measure you would prescribe for this patient immediately?</text:p>
          </table:table-cell>
          <table:table-cell office:value-type="string" calcext:value-type="string">
            <text:p>This is spontaneous bacterial peritonitis (SBP), defined by the presence of &gt; 250 polymorphonuclears/mL in the ascitic fluid (in this case there are 1,380, which is 60% of 2,300). It is an indication to start 3rd generation cephalosporins (ceftriaxone or cefotaxime) and albumin. The rest are treatments that can wait for improvement (they do not speak of tension ascites).</text:p>
          </table:table-cell>
          <table:table-cell/>
          <table:table-cell office:value-type="string" calcext:value-type="string">
            <text:p>DIGESTIVE SYSTEM</text:p>
          </table:table-cell>
          <table:table-cell table:number-columns-repeated="3"/>
          <table:table-cell office:value-type="string" calcext:value-type="string">
            <text:p>Salt and fluid restriction.</text:p>
          </table:table-cell>
          <table:table-cell office:value-type="string" calcext:value-type="string">
            <text:p>Diuretic treatment with oral spironolactone.</text:p>
          </table:table-cell>
          <table:table-cell office:value-type="string" calcext:value-type="string">
            <text:p>Treatment with a third generation cephalosporin.</text:p>
          </table:table-cell>
          <table:table-cell office:value-type="string" calcext:value-type="string">
            <text:p>Evacuative paracentesis.</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75" calcext:value-type="float">
            <text:p>75</text:p>
          </table:table-cell>
          <table:table-cell table:number-columns-repeated="3"/>
          <table:table-cell office:value-type="string" calcext:value-type="string">
            <text:p>Indicate the clinical situation in relation to hepatitis B virus infection in a 5-year-old patient from Nigeria, with normal physical examination and the following serology for hepatitis B: HBsAg + / ANTI-HBs - / HbeAg - / ANTI-HBe + / ANTI-HBc IgM - / ANTI-HBc IgG + / DNA HBV +:</text:p>
          </table:table-cell>
          <table:table-cell office:value-type="string" calcext:value-type="string">
            <text:p>Having antibodies against the core implies natural contact, and that it is IgG, which is not acute. The absence of e antigen rules out active replication. And the persistence of surface antigen (HBsAg) and virus DNA indicates that it is still present. Together, these indicate an asymptomatic carrier. Carriers of the pre-core mutant usually have recurrent symptomatic periods and increased liver inflammation. There would be insufficient data to rule it out completely, but it is not among the answers and indicates a completely normal physical examination.</text:p>
          </table:table-cell>
          <table:table-cell/>
          <table:table-cell office:value-type="string" calcext:value-type="string">
            <text:p>DIGESTIVE SYSTEM</text:p>
          </table:table-cell>
          <table:table-cell table:number-columns-repeated="3"/>
          <table:table-cell office:value-type="string" calcext:value-type="string">
            <text:p>Acute infection.</text:p>
          </table:table-cell>
          <table:table-cell office:value-type="string" calcext:value-type="string">
            <text:p>Chronic infection.</text:p>
          </table:table-cell>
          <table:table-cell office:value-type="string" calcext:value-type="string">
            <text:p>Vaccinated patient.</text:p>
          </table:table-cell>
          <table:table-cell office:value-type="string" calcext:value-type="string">
            <text:p>Asymptomatic carrier.</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226" calcext:value-type="float">
            <text:p>226</text:p>
          </table:table-cell>
          <table:table-cell table:number-columns-repeated="3"/>
          <table:table-cell office:value-type="string" calcext:value-type="string">
            <text:p>In a colon cancer screening program, a 52-year-old patient undergoes a colonoscopy. The entire colon is normal except for the finding of a 2 cm pedunculated polyp in the sigma which is removed with a diathermy loop. The anatomopathological result indicates that there is a carcinoma in situ limited to the head of the polyp. She has a thoracoabdominal CT scan reported as normal. Indicate the correct course of action.</text:p>
          </table:table-cell>
          <table:table-cell office:value-type="string" calcext:value-type="string">
            <text:p>Carcinoma in situ is delimited by the basement membrane, i.e. it is not invasive yet, and therefore the treatment is polypectomy, which is already done. Subsequently, an endoscopic follow-up (with biopsies) should be performed at an interval of 3 to 6 months depending on the patient's history, age and concomitant pathologies.</text:p>
          </table:table-cell>
          <table:table-cell/>
          <table:table-cell office:value-type="string" calcext:value-type="string">
            <text:p>DIGESTIVE TRACT</text:p>
          </table:table-cell>
          <table:table-cell table:number-columns-repeated="3"/>
          <table:table-cell office:value-type="string" calcext:value-type="string">
            <text:p>Segmental resection of the affected colon.</text:p>
          </table:table-cell>
          <table:table-cell office:value-type="string" calcext:value-type="string">
            <text:p>Periodic endoscopic surveillance.</text:p>
          </table:table-cell>
          <table:table-cell office:value-type="string" calcext:value-type="string">
            <text:p>Local resection of the base of the polyp.</text:p>
          </table:table-cell>
          <table:table-cell office:value-type="string" calcext:value-type="string">
            <text:p>Sigmoidectomy plus lymphadenectomy.</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31" calcext:value-type="float">
            <text:p>31</text:p>
          </table:table-cell>
          <table:table-cell table:number-columns-repeated="3"/>
          <table:table-cell office:value-type="string" calcext:value-type="string">
            <text:p>A 20-year-old woman with a 15 cm solid-cystic ovarian tumor detected by ultrasound after presenting with non-specific abdominal symptoms. In the anatomopathological study of the corresponding specimen, teeth, hairs, areas of intestinal epithelium, areas of squamous epithelium (15%) and bronchial epithelium, as well as neuroectodermal and embryonic elements are found in several of the histological preparations. In reference to this case, point out the correct diagnosis:</text:p>
          </table:table-cell>
          <table:table-cell office:value-type="string" calcext:value-type="string">
            <text:p>After reading the question and the possible answers, we have two tumor and two non-tumor options. At no time are atypical cellular features mentioned, so we can safely rule out tumor lesions, leaving doubts between answers 2 and 3. In this case, we would have to opt for IMMATURE TERATOMA, mentioning the presence of embryonic remains.</text:p>
          </table:table-cell>
          <table:table-cell/>
          <table:table-cell office:value-type="string" calcext:value-type="string">
            <text:p>PATHOLOGICAL ANATOMY</text:p>
          </table:table-cell>
          <table:table-cell table:number-columns-repeated="3"/>
          <table:table-cell office:value-type="string" calcext:value-type="string">
            <text:p>Teratocarcinoma.</text:p>
          </table:table-cell>
          <table:table-cell office:value-type="string" calcext:value-type="string">
            <text:p>Immature teratoma.</text:p>
          </table:table-cell>
          <table:table-cell office:value-type="string" calcext:value-type="string">
            <text:p>Mature cystic teratoma.</text:p>
          </table:table-cell>
          <table:table-cell office:value-type="string" calcext:value-type="string">
            <text:p>Dysgerminoma.</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32" calcext:value-type="float">
            <text:p>32</text:p>
          </table:table-cell>
          <table:table-cell table:number-columns-repeated="3"/>
          <table:table-cell office:value-type="string" calcext:value-type="string">
            <text:p>A 59-year-old woman presenting with chronic watery diarrhea of 4 months' evolution. In the endoscopy, the mucosa did not show relevant aspects. In particular, no ulcers or friable areas were observed. A biopsy of the transverse colon was performed. Histopathology revealed a thickened area below the superficial lining epithelium, which was more evident by Masson's trichrome technique and involved epithelial atrophy and denudation. There was also a clear increase in intraepithelial lymphocyte density. The diagnosis of the intestinal lesion is?</text:p>
          </table:table-cell>
          <table:table-cell office:value-type="string" calcext:value-type="string">
            <text:p>In this case, the presence of thickening of the subepithelial collagen layer, more evident with Masson's trichrome (special stain that allows differentiation of the collagen fibers), is pathognomonic of collagenous colitis. Atrophy together with epithelial denudation are characteristic of this disease, which does not usually cause macroscopic alterations of the mucosa. An increased density of intraepithelial lymphocytes and the absence of mention of architectural alterations of the crypts (characteristic of ulcerative colitis and Crohn's disease) support this diagnosis.</text:p>
          </table:table-cell>
          <table:table-cell/>
          <table:table-cell office:value-type="string" calcext:value-type="string">
            <text:p>PATHOLOGICAL ANATOMY</text:p>
          </table:table-cell>
          <table:table-cell table:number-columns-repeated="3"/>
          <table:table-cell office:value-type="string" calcext:value-type="string">
            <text:p>Chronic ulcerative colitis.</text:p>
          </table:table-cell>
          <table:table-cell office:value-type="string" calcext:value-type="string">
            <text:p>Pseudomembranous colitis.</text:p>
          </table:table-cell>
          <table:table-cell office:value-type="string" calcext:value-type="string">
            <text:p>Collagenous colitis.</text:p>
          </table:table-cell>
          <table:table-cell office:value-type="string" calcext:value-type="string">
            <text:p>Fibrosing Crohn's disease.</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32" calcext:value-type="float">
            <text:p>32</text:p>
          </table:table-cell>
          <table:table-cell table:number-columns-repeated="3"/>
          <table:table-cell office:value-type="string" calcext:value-type="string">
            <text:p>A 59-year-old woman presents with chronic watery diarrhea of 4 months' duration. On endoscopy, the mucosa showed no relevant features. In particular, no ulcers or friable areas were observed. A biopsy of the transverse colon was performed. Histopathology revealed a thickened area below the superficial lining epithelium, which was more evident by Masson's trichrome technique and involved epithelial atrophy and denudation. There was also a clear increase in intraepithelial lymphocyte density. The diagnosis of the intestinal lesion is?</text:p>
          </table:table-cell>
          <table:table-cell office:value-type="string" calcext:value-type="string">
            <text:p>Everything we are told in this case is typical of COLLAGENOUS COLITIS. In principle, the clinical and endoscopic findings may leave us a little as at the beginning, but histology is little more than the definition of this pathology. The specific criterion for the diagnosis of collagenous colitis is the additional presence of an irregular band of collagen just below the surface epithelium of the colonic mucosa in continuity with the basement membrane, visible with trichrome staining (stains type I collagen fibers), which traps superficial capillaries producing lesions in the surface epithelium. In addition, it is accompanied by a chronic inflammatory infiltrate in the lamina propria, composed mainly of lymphocytes, plasma cells and eosinophils.</text:p>
          </table:table-cell>
          <table:table-cell/>
          <table:table-cell office:value-type="string" calcext:value-type="string">
            <text:p>PATHOLOGICAL ANATOMY</text:p>
          </table:table-cell>
          <table:table-cell table:number-columns-repeated="3"/>
          <table:table-cell office:value-type="string" calcext:value-type="string">
            <text:p>Chronic ulcerative colitis.</text:p>
          </table:table-cell>
          <table:table-cell office:value-type="string" calcext:value-type="string">
            <text:p>Pseudomembranous colitis.</text:p>
          </table:table-cell>
          <table:table-cell office:value-type="string" calcext:value-type="string">
            <text:p>Collagenous colitis.</text:p>
          </table:table-cell>
          <table:table-cell office:value-type="string" calcext:value-type="string">
            <text:p>Fibrosing Crohn's disease.</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33" calcext:value-type="float">
            <text:p>33</text:p>
          </table:table-cell>
          <table:table-cell table:number-columns-repeated="3"/>
          <table:table-cell office:value-type="string" calcext:value-type="string">
            <text:p>A 67-year-old woman diagnosed with an infiltrating ductal carcinoma of the breast and no family history of neoplasia. What additional studies should be performed on the tumor for its clinical-therapeutic implications?</text:p>
          </table:table-cell>
          <table:table-cell office:value-type="string" calcext:value-type="string">
            <text:p>The correct answer would be 2, HORMONE AND HER2 RECEPTOR STUDY, since positive HER2 receptors imply greater aggressiveness of the tumor but treatment with trastuzumab and positive hormone receptors would imply the use of hormone therapy. Answer 1 can be ruled out visu visu, while answers 3 and 4 should be ruled out since, being the first woman in the family with breast carcinoma, the study of the patient's relatives would not be obligatory. Likewise, e-cadherin is important for the differential diagnosis of a lobular breast carcinoma, not a ductal one.</text:p>
          </table:table-cell>
          <table:table-cell/>
          <table:table-cell office:value-type="string" calcext:value-type="string">
            <text:p>PATHOLOGICAL ANATOMY</text:p>
          </table:table-cell>
          <table:table-cell table:number-columns-repeated="3"/>
          <table:table-cell office:value-type="string" calcext:value-type="string">
            <text:p>Complete phenotypic study by flow cytometry.</text:p>
          </table:table-cell>
          <table:table-cell office:value-type="string" calcext:value-type="string">
            <text:p>Study of hormone receptors and HER2.</text:p>
          </table:table-cell>
          <table:table-cell office:value-type="string" calcext:value-type="string">
            <text:p>Study of hormone receptors, e-cadherin and study of first degree relatives.</text:p>
          </table:table-cell>
          <table:table-cell office:value-type="string" calcext:value-type="string">
            <text:p>Study of BRCA 1-2 and study of first-degree relatives.</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55" calcext:value-type="float">
            <text:p>55</text:p>
          </table:table-cell>
          <table:table-cell table:number-columns-repeated="3"/>
          <table:table-cell office:value-type="string" calcext:value-type="string">
            <text:p>A 70-year-old female patient is admitted to the ICU after suffering anterior AMI treated by coronary angioplasty and stent placement in the anterior descending artery. Four days later she suddenly presented hypotension that required vigorous volume support, initiation of vasoactive drugs, orotracheal intubation and connection to mechanical ventilation. Physical examination revealed a murmur not previously present. Suspicion of a mechanical complication of the infarction led to transthoracic echocardiography showing pericardial effusion. Mark the CORRECT answer:</text:p>
          </table:table-cell>
          <table:table-cell office:value-type="string" calcext:value-type="string">
            <text:p>In the case of free wall rupture, there is no palpable frémito.</text:p>
          </table:table-cell>
          <table:table-cell/>
          <table:table-cell office:value-type="string" calcext:value-type="string">
            <text:p>CARDIOLOGY AND VASCULAR SURGERY</text:p>
          </table:table-cell>
          <table:table-cell table:number-columns-repeated="3"/>
          <table:table-cell office:value-type="string" calcext:value-type="string">
            <text:p>Mortality with medical treatment is 20%.</text:p>
          </table:table-cell>
          <table:table-cell office:value-type="string" calcext:value-type="string">
            <text:p>In case of free wall rupture there is an oximetric jump in the right ventricle in the Swan-Ganz catheterization.</text:p>
          </table:table-cell>
          <table:table-cell office:value-type="string" calcext:value-type="string">
            <text:p>In case of free wall rupture, there is no palpable frémito.</text:p>
          </table:table-cell>
          <table:table-cell office:value-type="string" calcext:value-type="string">
            <text:p>Mechanical complications usually appear on the first post-infarction day.</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56" calcext:value-type="float">
            <text:p>56</text:p>
          </table:table-cell>
          <table:table-cell table:number-columns-repeated="3"/>
          <table:table-cell office:value-type="string" calcext:value-type="string">
            <text:p>A 54-year-old patient is admitted for thermometric fever of 38°C in the previous five days and dyspnea at rest (LV) that appeared 6 hours before coming to the hospital. Examination in the emergency room was compatible with heart failure and the ECG showed complete atrioventricular block with an escape ventricular rate of 45 bpm. Signs of heart failure are refractory to medical treatment and transesophageal echocardiography shows an aortic valve with an effective regurgitant orifice of 0.5 cm2_ Serial cultures are positive for Streptococcus gallolyticus. Indicate the best course of action:</text:p>
          </table:table-cell>
          <table:table-cell office:value-type="string" calcext:value-type="string">
            <text:p>Cardiac surgery for aortic valve replacement by mechanical prosthesis with antibiotic therapy according to antibiogram.</text:p>
          </table:table-cell>
          <table:table-cell/>
          <table:table-cell office:value-type="string" calcext:value-type="string">
            <text:p>CARDIOLOGY AND VASCULAR SURGERY</text:p>
          </table:table-cell>
          <table:table-cell table:number-columns-repeated="3"/>
          <table:table-cell office:value-type="string" calcext:value-type="string">
            <text:p>Cardiac surgery for aortic valve replacement by mechanical prosthesis with antibiotic therapy according to antibiogram.</text:p>
          </table:table-cell>
          <table:table-cell office:value-type="string" calcext:value-type="string">
            <text:p>Antibiotic therapy according to antibiogram and implantation of intra-aortic balloon counterpulsation and transient pacemaker for up to 3 weeks, after which a permanent pacemaker will be implanted.</text:p>
          </table:table-cell>
          <table:table-cell office:value-type="string" calcext:value-type="string">
            <text:p>Implantation of transient pacemaker, antibiotic therapy according to antibiogram and percutaneous implantation of aortic valve prosthesis.</text:p>
          </table:table-cell>
          <table:table-cell office:value-type="string" calcext:value-type="string">
            <text:p>Urgent implantation of definitive pacemaker with antibiotic therapy according to antibiogram for 6 weeks.</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57" calcext:value-type="float">
            <text:p>57</text:p>
          </table:table-cell>
          <table:table-cell table:number-columns-repeated="3"/>
          <table:table-cell office:value-type="string" calcext:value-type="string">
            <text:p>A 72-year-old woman presents to the hospital with oppressive chest pain of 2 hours' duration. Blood pressure is 68/32 mm Hg, heart rate is 124 beats/min, respiratory rate is 32 breaths/min, oxygen saturation is 91% with oxygen at 50%, bilateral crackles on pulmonary auscultation. An ECG shows a subepicardial lesion in the anterior face, with a specular image in the inferior face. Chest X-ray shows bilateral alveolar pattern. What is your therapeutic decision?</text:p>
          </table:table-cell>
          <table:table-cell office:value-type="string" calcext:value-type="string">
            <text:p>Perform urgent coronary angiography.</text:p>
          </table:table-cell>
          <table:table-cell/>
          <table:table-cell office:value-type="string" calcext:value-type="string">
            <text:p>CARDIOLOGY AND VASCULAR SURGERY</text:p>
          </table:table-cell>
          <table:table-cell table:number-columns-repeated="3"/>
          <table:table-cell office:value-type="string" calcext:value-type="string">
            <text:p>Start i.v. nitrate infusion.</text:p>
          </table:table-cell>
          <table:table-cell office:value-type="string" calcext:value-type="string">
            <text:p>Perform fibrinolysis with tenecteplase (TNK).</text:p>
          </table:table-cell>
          <table:table-cell office:value-type="string" calcext:value-type="string">
            <text:p>Perform urgent coronary angioplasty.</text:p>
          </table:table-cell>
          <table:table-cell office:value-type="string" calcext:value-type="string">
            <text:p>Administer furosemide 40 mg i.v.</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59" calcext:value-type="float">
            <text:p>59</text:p>
          </table:table-cell>
          <table:table-cell table:number-columns-repeated="3"/>
          <table:table-cell office:value-type="string" calcext:value-type="string">
            <text:p>A 73-year-old woman is admitted with progressive dyspnea until she becomes at rest, orthopnea and weight gain of 4 kg. Physical examination showed blood pressure of 150/84 mm Hg, heart rate 100 beats/minute, increased jugular venous pressure, crepitant in both bases and malleolar edema. Usual treatment: enalapril 5 mg every 12 hours, furosemide 80 mg per day. What is the most appropriate treatment at this time?</text:p>
          </table:table-cell>
          <table:table-cell office:value-type="string" calcext:value-type="string">
            <text:p>Increase enalapril dose according to tolerance and administer intravenous turosemide.</text:p>
          </table:table-cell>
          <table:table-cell/>
          <table:table-cell office:value-type="string" calcext:value-type="string">
            <text:p>CARDIOLOGY AND VASCULAR SURGERY</text:p>
          </table:table-cell>
          <table:table-cell table:number-columns-repeated="3"/>
          <table:table-cell office:value-type="string" calcext:value-type="string">
            <text:p>Administer fiirosemide intravenously.</text:p>
          </table:table-cell>
          <table:table-cell office:value-type="string" calcext:value-type="string">
            <text:p>Increase enalapril dose according to tolerance and administer intravenous furosemide.</text:p>
          </table:table-cell>
          <table:table-cell office:value-type="string" calcext:value-type="string">
            <text:p>Start a beta-blocker.</text:p>
          </table:table-cell>
          <table:table-cell office:value-type="string" calcext:value-type="string">
            <text:p>Add treatment with amlodipine.</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60" calcext:value-type="float">
            <text:p>60</text:p>
          </table:table-cell>
          <table:table-cell table:number-columns-repeated="3"/>
          <table:table-cell office:value-type="string" calcext:value-type="string">
            <text:p>A 60-year-old man with a history of hypertension and dyslipidemia has recently been diagnosed with heart failure. After performing the relevant tests, it was found that the left ventricular ejection fraction was preserved (&gt;50%). With regard to treatment, indicate the CORRECT answer:</text:p>
          </table:table-cell>
          <table:table-cell office:value-type="string" calcext:value-type="string">
            <text:p>Treatment with diuretics should be started at high doses.</text:p>
          </table:table-cell>
          <table:table-cell/>
          <table:table-cell office:value-type="string" calcext:value-type="string">
            <text:p>CARDIOLOGY AND VASCULAR SURGERY</text:p>
          </table:table-cell>
          <table:table-cell table:number-columns-repeated="3"/>
          <table:table-cell office:value-type="string" calcext:value-type="string">
            <text:p>Initial treatment should be directed to the underlying pathological process.</text:p>
          </table:table-cell>
          <table:table-cell office:value-type="string" calcext:value-type="string">
            <text:p>Treatment with diuretics should be started at high doses.</text:p>
          </table:table-cell>
          <table:table-cell office:value-type="string" calcext:value-type="string">
            <text:p>If nitrate treatment is required, it should be started at low doses.</text:p>
          </table:table-cell>
          <table:table-cell office:value-type="string" calcext:value-type="string">
            <text:p>Dyspnea can be treated by reducing neurohormonal activation with angiotensin converting enzyme inhibitors or angiotensin receptor antagonists.</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64" calcext:value-type="float">
            <text:p>64</text:p>
          </table:table-cell>
          <table:table-cell table:number-columns-repeated="3"/>
          <table:table-cell office:value-type="string" calcext:value-type="string">
            <text:p>65-year-old patient presenting progressive dyspnea of 5 days of evolution until becoming resting, three-pillow orthopnea and episodes of paroxysmal nocturnal dyspnea. Auscultation highlights bilateral crackles, holosystolic murmur radiating to the axilla and gallop rhythm for the third and fourth sounds. Mark the CORRECT statement:</text:p>
          </table:table-cell>
          <table:table-cell office:value-type="string" calcext:value-type="string">
            <text:p>The fourth noise usually appears when there is a certain degree of valvular stenosis.</text:p>
          </table:table-cell>
          <table:table-cell/>
          <table:table-cell office:value-type="string" calcext:value-type="string">
            <text:p>CARDIOLOGY AND VASCULAR SURGERY</text:p>
          </table:table-cell>
          <table:table-cell table:number-columns-repeated="3"/>
          <table:table-cell office:value-type="string" calcext:value-type="string">
            <text:p>The third noise coincides with the rapid filling phase of the ventricular diastole of the cardiac cycle.</text:p>
          </table:table-cell>
          <table:table-cell office:value-type="string" calcext:value-type="string">
            <text:p>The most likely diagnosis is heart failure.</text:p>
          </table:table-cell>
          <table:table-cell office:value-type="string" calcext:value-type="string">
            <text:p>The holosystolic murmur may correspond to mitral insufficiency.</text:p>
          </table:table-cell>
          <table:table-cell office:value-type="string" calcext:value-type="string">
            <text:p>The fourth noise usually appears when there is a certain degree of valvular stenosis.</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227" calcext:value-type="float">
            <text:p>227</text:p>
          </table:table-cell>
          <table:table-cell table:number-columns-repeated="3"/>
          <table:table-cell office:value-type="string" calcext:value-type="string">
            <text:p>A 76-year-old patient with hypertension and diabetes mellitus comes to the emergency department because he has been experiencing palpitations and decreased capacity to exert himself for 72 hours. On arrival, atrial fibrillation with ventricular response of around 120 bpm was documented. Which of the following options is FALSE?</text:p>
          </table:table-cell>
          <table:table-cell office:value-type="string" calcext:value-type="string">
            <text:p>Since it is the first episode of atrial fibrillation, it is the ideal candidate for catheter ablation.</text:p>
          </table:table-cell>
          <table:table-cell/>
          <table:table-cell office:value-type="string" calcext:value-type="string">
            <text:p>CARDIOLOGY AND VASCULAR SURGERY</text:p>
          </table:table-cell>
          <table:table-cell table:number-columns-repeated="3"/>
          <table:table-cell office:value-type="string" calcext:value-type="string">
            <text:p>This patient should be orally anticoagulated for life, unless contraindicated.</text:p>
          </table:table-cell>
          <table:table-cell office:value-type="string" calcext:value-type="string">
            <text:p>If we decide to perform cardioversion on arrival at the ED, it would be necessary to perform transesophageal echocardiography beforehand.</text:p>
          </table:table-cell>
          <table:table-cell office:value-type="string" calcext:value-type="string">
            <text:p>Being the first episode of atrial fibrillation, it is the ideal candidate for catheter ablation.</text:p>
          </table:table-cell>
          <table:table-cell office:value-type="string" calcext:value-type="string">
            <text:p>Beta-blockers may be used to slow the heart rate.</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65" calcext:value-type="float">
            <text:p>65</text:p>
          </table:table-cell>
          <table:table-cell table:number-columns-repeated="3"/>
          <table:table-cell office:value-type="string" calcext:value-type="string">
            <text:p>Point out from among the following the most likely complication presented by a patient operated, 20 years ago, of gastric ulcer by antrectomy and gastrojejunostomy (Billroth II) who comes to your office referring postpradial abdominal pain, abdominal distension, diarrhea and analytical data of malabsorption of fats and vitamin B12:</text:p>
          </table:table-cell>
          <table:table-cell office:value-type="string" calcext:value-type="string">
            <text:p>The statement has described the clinical features of this syndrome. It is usually a late complication (the patient was operated 20 years ago for a Bilroth II, remember that it is a partial gastrectomy, closure of the gastric stump and anastomosis of the first jejunal loop to the stump), it is accompanied by postprandial pain, abdominal distension. What has occurred is a stenosis of the afferent loop, so that biliary and pancreatic secretions do not mix with the bolus, they accumulate, produce pain that is relieved by vomiting, fat absorption is not possible (lack of pancreatic lipase), so there is diarrhea, and if associated with bacterial overgrowth, there is malabsorption of vitamin B12. If it were gastric adenocarcinoma, they would have spoken of constitutional syndrome, extradigestive manifestations (sister Maria Jose node, Krukenberg tumor, Virchow node). It is not dumping because it does not speak of vegetative symptoms (palpitations, facial flushing, etc...). Biliary reflux gastropathy is an endoscopic diagnosis, moreover it is not associated with diarrhea or malabsorption.</text:p>
          </table:table-cell>
          <table:table-cell/>
          <table:table-cell office:value-type="string" calcext:value-type="string">
            <text:p>GENERAL SURGERY</text:p>
          </table:table-cell>
          <table:table-cell table:number-columns-repeated="3"/>
          <table:table-cell office:value-type="string" calcext:value-type="string">
            <text:p>Biliary reflux gastropathy.</text:p>
          </table:table-cell>
          <table:table-cell office:value-type="string" calcext:value-type="string">
            <text:p>Gastric adenocarcinoma.</text:p>
          </table:table-cell>
          <table:table-cell office:value-type="string" calcext:value-type="string">
            <text:p>Rapid gastric emptying syndrome (dumping).</text:p>
          </table:table-cell>
          <table:table-cell office:value-type="string" calcext:value-type="string">
            <text:p>Afferent loop syndrome with bacterial overgrowth.</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50" calcext:value-type="float">
            <text:p>50</text:p>
          </table:table-cell>
          <table:table-cell table:number-columns-repeated="3"/>
          <table:table-cell office:value-type="string" calcext:value-type="string">
            <text:p>A 58-year-old man referred a 3-week history of progressive, mildly painful skin lesions on his left arm. It had started as an erythematous lesion on his left thumb. He had visible reddish striae as connecting lines between the lesions. The patient had no fever or other general symptoms. He had been working in his garden but did not remember any injuries. The etiologic diagnosis was made by culture of a skin biopsy. What is the most likely causative agent of this process?</text:p>
          </table:table-cell>
          <table:table-cell office:value-type="string" calcext:value-type="string">
            <text:p>The lesions with sporotrichoid or lymphocutaneous pattern described may correspond to sporotrichosis or aquarium granuloma, so the first two would be ruled out. The history of having been working in the garden points more to a sporotrichosis, although the fact that the question asks for the "causative agent" and not the name of the disease misleads a little, so that if we consider sporotrichosis in reality the answer should be Sporothrix schenckii Despite this, knowing that this question will be correct for many examinees although it is poorly worded -which cancels it directly- the challenge will not be promoted.</text:p>
          </table:table-cell>
          <table:table-cell/>
          <table:table-cell office:value-type="string" calcext:value-type="string">
            <text:p>DERMATOLOGY, VENEREOLOGY AND PLASTIC SURGERY</text:p>
          </table:table-cell>
          <table:table-cell table:number-columns-repeated="3"/>
          <table:table-cell office:value-type="string" calcext:value-type="string">
            <text:p>Dermatophytosis due to Microsporum gypseum.</text:p>
          </table:table-cell>
          <table:table-cell office:value-type="string" calcext:value-type="string">
            <text:p>Cutaneous infection by Staphylococcus aureus.</text:p>
          </table:table-cell>
          <table:table-cell office:value-type="string" calcext:value-type="string">
            <text:p>Sporotrichosis.</text:p>
          </table:table-cell>
          <table:table-cell office:value-type="string" calcext:value-type="string">
            <text:p>Cutaneous infection by Mycobacterium marinum.</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57" calcext:value-type="float">
            <text:p>157</text:p>
          </table:table-cell>
          <table:table-cell table:number-columns-repeated="3"/>
          <table:table-cell office:value-type="string" calcext:value-type="string">
            <text:p>An 8-year-old patient presenting with superficial pustular lesions, erosions and yellowish crusts around the mouth for the last 3 days:</text:p>
          </table:table-cell>
          <table:table-cell office:value-type="string" calcext:value-type="string">
            <text:p>It is a typical and frequent clinical picture in children. You are describing a contagious impetigo. There is not much dispute. The most frequent causative agent in the bullous form is S. aureus phage II.</text:p>
          </table:table-cell>
          <table:table-cell/>
          <table:table-cell office:value-type="string" calcext:value-type="string">
            <text:p>DERMATOLOGY, VENEREOLOGY AND PLASTIC SURGERY</text:p>
          </table:table-cell>
          <table:table-cell table:number-columns-repeated="3"/>
          <table:table-cell office:value-type="string" calcext:value-type="string">
            <text:p>Exudative erythema multiforme.</text:p>
          </table:table-cell>
          <table:table-cell office:value-type="string" calcext:value-type="string">
            <text:p>Contagious impetigo.</text:p>
          </table:table-cell>
          <table:table-cell office:value-type="string" calcext:value-type="string">
            <text:p>Infantile acne.</text:p>
          </table:table-cell>
          <table:table-cell office:value-type="string" calcext:value-type="string">
            <text:p>Pustular psoriasis.</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213" calcext:value-type="float">
            <text:p>213</text:p>
          </table:table-cell>
          <table:table-cell table:number-columns-repeated="3"/>
          <table:table-cell office:value-type="string" calcext:value-type="string">
            <text:p>Gustavo comes to the emergency room with skin lesions and general malaise of several days of evolution. He has psoriasiform lesions on the trunk with involvement of palms and soles. He also presents asymmetric non-suppurative joint inflammation and bilateral ocular redness as well as erosions on the glans penis. In the subsequent anamnesis Gustavo recognizes a risky sexual contact 20 days before. What is his diagnosis?</text:p>
          </table:table-cell>
          <table:table-cell office:value-type="string" calcext:value-type="string">
            <text:p>He is describing a textbook Reiter's syndrome: palmo-plantar keratoderma, arthritis and ocular manifestations, together with probably a chlamydial urethritis, perhaps asymptomatic (they do not explain urethral exudate). Of course, the patient may also have HIV infection or even secondary syphilis (in addition to Reiter's).</text:p>
          </table:table-cell>
          <table:table-cell/>
          <table:table-cell office:value-type="string" calcext:value-type="string">
            <text:p>DERMATOLOGY, VENEREOLOGY AND PLASTIC SURGERY</text:p>
          </table:table-cell>
          <table:table-cell table:number-columns-repeated="3"/>
          <table:table-cell office:value-type="string" calcext:value-type="string">
            <text:p>HIV infection.</text:p>
          </table:table-cell>
          <table:table-cell office:value-type="string" calcext:value-type="string">
            <text:p>Secondary syphilis.</text:p>
          </table:table-cell>
          <table:table-cell office:value-type="string" calcext:value-type="string">
            <text:p>Reiter's syndrome.</text:p>
          </table:table-cell>
          <table:table-cell office:value-type="string" calcext:value-type="string">
            <text:p>Erythema multiforme.</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214" calcext:value-type="float">
            <text:p>214</text:p>
          </table:table-cell>
          <table:table-cell table:number-columns-repeated="3"/>
          <table:table-cell office:value-type="string" calcext:value-type="string">
            <text:p>A patient comes to the emergency department with erythroderma with fever and general malaise. On examination, the nails show the presence of nail pitting and distal yellowish areas in an oil stain. What is the primary disease that caused the condition?</text:p>
          </table:table-cell>
          <table:table-cell office:value-type="string" calcext:value-type="string">
            <text:p>Any of the 4 options can be the cause of erythroderma, although the description of nail lesions highly suggestive of psoriasis makes this diagnosis the most likely.</text:p>
          </table:table-cell>
          <table:table-cell/>
          <table:table-cell office:value-type="string" calcext:value-type="string">
            <text:p>DERMATOLOGY, VENEREOLOGY AND PLASTIC SURGERY</text:p>
          </table:table-cell>
          <table:table-cell table:number-columns-repeated="3"/>
          <table:table-cell office:value-type="string" calcext:value-type="string">
            <text:p>Cutaneous lymphoma.</text:p>
          </table:table-cell>
          <table:table-cell office:value-type="string" calcext:value-type="string">
            <text:p>Atopic dermatitis.</text:p>
          </table:table-cell>
          <table:table-cell office:value-type="string" calcext:value-type="string">
            <text:p>Psoriasis.</text:p>
          </table:table-cell>
          <table:table-cell office:value-type="string" calcext:value-type="string">
            <text:p>Ichthyosis.</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44" calcext:value-type="float">
            <text:p>44</text:p>
          </table:table-cell>
          <table:table-cell table:number-columns-repeated="3"/>
          <table:table-cell office:value-type="string" calcext:value-type="string">
            <text:p>Amalia is a 3-year-old girl who has undergone surgery for tetralogy of Fallot. She also presented thymic dysfunction in the neonatal period and hypocalcemia as well as a nasal voice and psychomotor retardation. Which genetic test do you consider most appropriate to reach an etiological diagnosis?</text:p>
          </table:table-cell>
          <table:table-cell office:value-type="string" calcext:value-type="string">
            <text:p>Question in which the clinical picture must be recognized: cardiovascular anomalies - Tetralogy of Fallot -; thymic aplasia/hypoplasia - leading to primary T-cell immunodeficiency; parathyroid aplasia/hypoplasia - hence hypocalcemia -; palatal anomalies - nasal voice; psychomotor retardation. In my opinion, just with the words "thymic dysfunction", hypocalcemia and cardiopathy, we would have to go straight to DiGeorge syndrome. Indeed, the genetic defect is a 22q11.2 deletion (which if we know it, the better, but with the clinic it would be enough for us). The only option with which there could be doubt is Noonan syndrome, which can also be associated with cardiopathy, but above all it is characterized by short stature, cardiopathy and bone alterations; moreover, in most cases it is caused by an alteration in the PTPN11 gene, not in those mentioned in the question.</text:p>
          </table:table-cell>
          <table:table-cell/>
          <table:table-cell office:value-type="string" calcext:value-type="string">
            <text:p>GENETICS AND IMMUNOLOGY</text:p>
          </table:table-cell>
          <table:table-cell table:number-columns-repeated="3"/>
          <table:table-cell office:value-type="string" calcext:value-type="string">
            <text:p>22q11 deletion study (Di George or Velo-cardio-facial syndrome).</text:p>
          </table:table-cell>
          <table:table-cell office:value-type="string" calcext:value-type="string">
            <text:p>Study of FMR1 gene expansion, responsible for Fragile X syndrome.</text:p>
          </table:table-cell>
          <table:table-cell office:value-type="string" calcext:value-type="string">
            <text:p>Sequencing of genes related to HRAS (Noonan syndrome).</text:p>
          </table:table-cell>
          <table:table-cell office:value-type="string" calcext:value-type="string">
            <text:p>Genetic study of Williams Beuren syndrome.</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75" calcext:value-type="float">
            <text:p>75</text:p>
          </table:table-cell>
          <table:table-cell table:number-columns-repeated="3"/>
          <table:table-cell office:value-type="string" calcext:value-type="string">
            <text:p>Indicate the clinical situation that, in relation to hepatitis B virus infection, presents a 5-year-old patient from Nigeria, with normal physical examination and with the following serology against hepatitis B: HBsAg + / ANTI- HBs - / HBeAg - / ANTI- Hbe + / ANTI- Hbc IgM - / ANTI- Hbc IgG +/ DNA HBV +:</text:p>
          </table:table-cell>
          <table:table-cell office:value-type="string" calcext:value-type="string">
            <text:p>Question in which having a table in the head comes out alone discarding options: Option 1: The acute infection would be HBeAg + and ANTI-HBe - . In addition the ANTI-HBec would be IgM type (only for this last data, we would have to discard it in a direct way). Option 2: the correct one. It complies with all the characteristics. Option 3: The vaccinated patient cannot have DNA of the virus (the only thing that positivizes in a vaccinated patient is the AntiBs. IgG type). Option 4: The option that could offer more doubts. In the asymptomatic carrier (chronic carrier / seroconverted) the difference is that there is no viral DNA.</text:p>
          </table:table-cell>
          <table:table-cell/>
          <table:table-cell office:value-type="string" calcext:value-type="string">
            <text:p>GENETICS AND IMMUNOLOGY</text:p>
          </table:table-cell>
          <table:table-cell table:number-columns-repeated="3"/>
          <table:table-cell office:value-type="string" calcext:value-type="string">
            <text:p>Acute infection.</text:p>
          </table:table-cell>
          <table:table-cell office:value-type="string" calcext:value-type="string">
            <text:p>Chronic infection.</text:p>
          </table:table-cell>
          <table:table-cell office:value-type="string" calcext:value-type="string">
            <text:p>Vaccinated patient.</text:p>
          </table:table-cell>
          <table:table-cell office:value-type="string" calcext:value-type="string">
            <text:p>Asymptomatic carrier.</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7" calcext:value-type="float">
            <text:p>17</text:p>
          </table:table-cell>
          <table:table-cell table:number-columns-repeated="3"/>
          <table:table-cell office:value-type="string" calcext:value-type="string">
            <text:p>A 47-year-old man, active smoker, with a history of drug abuse by parenteral route comes to the ED for a 2-hour evolution of acute onset pleuritic left costal pain and progressive dyspnea until becoming resting. In the previous 2 weeks he had presented febrile fever, general malaise and dry cough. On examination, the patient is tachypneic at 36 rpm, with supraclavicular pull, oxygen saturation by pulse oximetry of 81%, cyanosis, sweating, tachycardia at 135 beats per minute and BP of 75/47 mm Hg. The trachea is deviated to the right side and auscultation shows complete absence of vesicular murmur in the left hemithorax. HIV serology is positive and shows an ADC lymphocyte count of 176 cells/ml. What is the most likely diagnosis?</text:p>
          </table:table-cell>
          <table:table-cell office:value-type="string" calcext:value-type="string">
            <text:p>Patient with risk factor for HIV acquisition, who comes to the emergency department for a subacute onset of 2 weeks of evolution (fever, malaise and dry cough) that worsens abruptly (pleuritic pain) and progressively (dyspnea). Physical examination suggests a pneumothorax (tachypnea, tugging, low saturation, cyanosis, diaphoresis, tachycardia, deviated trachea and absence of vesicular murmur). He has a positive HIV serology and a CD4 less than 200 cells/mL. The radiograph shows hyperclarity in the left lung field with absence of vessels between the lung border and the chest wall on the left side, displacement of the mediastinum and trachea to the right side, and a stump in the left pulmonary hilum corresponding to the collapsed lung. The suspicion of HIV is high and although it is pending confirmation, in the emergency it is valid to assume this option. That said, I am looking for pathologies that are associated with this picture, the rupture of a bulla although it is related to the appearance of abrupt symptoms does not go hand in hand with the other symptoms (you have to look for something that explains everything or almost everything), pneumonia although it is true that it can be related to many of the symptoms does not correlate with the image, Pulmonary TB could be manifested with all of the above and cause a pneumothorax, but here in a patient with a respiratory picture with more than 7 days of evolution that is complicated abruptly, in a patient with a high suspicion of HIV infection the clearest option goes for pneumonia due to P. jirovecii pneumonia. In patients with Pneumocystis, 10%, pneumatoceles appear which can sometimes open into the pleural space producing a spontaneous pneumothorax. As a reminder, the most frequent germs in pulmonary involvement in patients with HIV/AIDS infection are P. jiroveci (alone or associated with tuberculosis or other mycobacteria), S. pneumoniae, H. influenzae, S. aureus, cytomegalovirus, Legionella, staphylococci and gram-negative bacilli (Pseudomonas). Patients with P. jirovecii pneumonia have, in 90% of cases, a CD4 count &lt; 250 cells/mL. Other agents that can cause pulmonary involvement less frequently are Rhodococcus equi, Nocardia, Aspergillus, Cryptococcus, Toxoplasma and Leishmania. Although the frequency of the different opportunistic infections has varied as a consequence of the administration of highly effective antiretroviral treatments, our patient would be in a setting where he has not yet received HAART.</text:p>
          </table:table-cell>
          <table:table-cell/>
          <table:table-cell office:value-type="string" calcext:value-type="string">
            <text:p>INFECTIOUS DISEASES</text:p>
          </table:table-cell>
          <table:table-cell table:number-columns-repeated="3"/>
          <table:table-cell office:value-type="string" calcext:value-type="string">
            <text:p>Subpleural emphysematous bulla rupture.</text:p>
          </table:table-cell>
          <table:table-cell office:value-type="string" calcext:value-type="string">
            <text:p>Community-acquired necrotizing bacterial pneumonia.</text:p>
          </table:table-cell>
          <table:table-cell office:value-type="string" calcext:value-type="string">
            <text:p>Pulmonary tuberculosis.</text:p>
          </table:table-cell>
          <table:table-cell office:value-type="string" calcext:value-type="string">
            <text:p>Pneumocystis jiroveci pneumonia.</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50" calcext:value-type="float">
            <text:p>50</text:p>
          </table:table-cell>
          <table:table-cell table:number-columns-repeated="3"/>
          <table:table-cell office:value-type="string" calcext:value-type="string">
            <text:p>A 58-year-old man reported a weeks-long history of progressive, mildly painful skin lesions on his left arm. It had started as an erythematous lesion on his left thumb. He had visible reddish striae as connecting lines between the lesions. The patient had no fever or other general symptoms. He had been working in his garden but did not remember any injuries. The etiologic diagnosis was made by culture of a skin biopsy. What is the most likely causative agent of this process?</text:p>
          </table:table-cell>
          <table:table-cell office:value-type="string" calcext:value-type="string">
            <text:p>The patient carries out an activity in contact with soil and plants (which are not provided free of charge). The symptoms are chronic, which started distally (left thumb) and are affecting the ipsilateral arm (reddish striae). There were no systemic symptoms. They also comment that the diagnosis was made on the basis of a skin biopsy. Of the microorganisms discussed, Microsporum gypseum does not usually manifest dissemination of infection of a lymphangitic aspect, in general keratinophilic fungi (dermatophytes) do not have any ability to invade deep tissues, so we ruled out this option. Staphylococcus aureus infection can affect superficial and deep tissue layers, they can spread following a lymphangitic path, but it is not usual such a long evolution, it is usually acute (days) and usually accompanied by systemic symptoms, so we discard this option. Mycobacterium marinum (and not Mycobacterum marinum) is a non-tuberculous mycobacterium characterized by being environmental, opportunistic and photochromogenic. It has a slow growth, from 2 to 8 weeks, at a temperature ranging from 30 to 37 °C. It affects different species of fish in cold, warm, fresh or salt water, especially stagnant waters of fish tanks and pools without chlorine. Infection in humans occurs by direct contact with fish or contaminated water in the presence of a loss of continuity in the skin of the host. Our patient has no history of exposure to fish or water (they don't say), so considering that usually the diagnosis is based on a high index of suspicion and specifically asking for this history, our case is far from this possibility. The Sporothrix schenckii complex is the causative agent of Sporotrichosis, this dimorphic fungus is located in the soil, the complex is formed by 5 species, S. schenckii sensu strictu, S. brasiliensis and S. globosa, capable of causing human and animal disease; the other two are S. mexicana and S. albicana not associated with any disease. Patients are usually infected by exposure to soil by means of a sharp object (thorns, stems, animal claws, etc.) and have a slow evolution, affect deep tissues and their dissemination typically follows a pathway as described in the question.</text:p>
          </table:table-cell>
          <table:table-cell/>
          <table:table-cell office:value-type="string" calcext:value-type="string">
            <text:p>INFECTIOUS DISEASES</text:p>
          </table:table-cell>
          <table:table-cell table:number-columns-repeated="3"/>
          <table:table-cell office:value-type="string" calcext:value-type="string">
            <text:p>Dermatophytosis by Microsporum gypseum.</text:p>
          </table:table-cell>
          <table:table-cell office:value-type="string" calcext:value-type="string">
            <text:p>Cutaneous infection by Staphylococcus aureus.</text:p>
          </table:table-cell>
          <table:table-cell office:value-type="string" calcext:value-type="string">
            <text:p>Sporotrichosis.</text:p>
          </table:table-cell>
          <table:table-cell office:value-type="string" calcext:value-type="string">
            <text:p>Cutaneous infection by Mycobacterium marinum.</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03" calcext:value-type="float">
            <text:p>103</text:p>
          </table:table-cell>
          <table:table-cell table:number-columns-repeated="3"/>
          <table:table-cell office:value-type="string" calcext:value-type="string">
            <text:p>A 25-year-old man with no past history of interest presents to the emergency department with fever, headache, myalgia, nausea, vomiting, abdominal pain, jaundice and conjunctival injection, 2 weeks after traveling to Thailand to participate in a freshwater regatta. What is the most likely diagnosis?</text:p>
          </table:table-cell>
          <table:table-cell office:value-type="string" calcext:value-type="string">
            <text:p>The history of contact with fresh water in an endemic area points to leptospirosis, and in the clinical picture we also find jaundice and conjunctival injection which also points to leptospirosis and is not so characteristically related to the other three pathogens.</text:p>
          </table:table-cell>
          <table:table-cell/>
          <table:table-cell office:value-type="string" calcext:value-type="string">
            <text:p>INFECTIOUS DISEASES</text:p>
          </table:table-cell>
          <table:table-cell table:number-columns-repeated="3"/>
          <table:table-cell office:value-type="string" calcext:value-type="string">
            <text:p>Malaria.</text:p>
          </table:table-cell>
          <table:table-cell office:value-type="string" calcext:value-type="string">
            <text:p>Schistosomiasis.</text:p>
          </table:table-cell>
          <table:table-cell office:value-type="string" calcext:value-type="string">
            <text:p>Leptospirosis.</text:p>
          </table:table-cell>
          <table:table-cell office:value-type="string" calcext:value-type="string">
            <text:p>Rabies.</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04" calcext:value-type="float">
            <text:p>104</text:p>
          </table:table-cell>
          <table:table-cell table:number-columns-repeated="3"/>
          <table:table-cell office:value-type="string" calcext:value-type="string">
            <text:p>A 46-year-old male parenteral drug user came to the emergency department with fever with chills, mental confusion, diffuse myalgias and intense pain in the left hand of 24 hours of evolution without clear local phlogosis signs. She does not refer any traumatic history. Examination revealed: temperature 38.9°C, 120 beats per minute, respiratory rate 30/min, blood pressure 90/54 mm Hg. Laboratory tests showed leukocytosis with left deviation (25,000 leukocytes/mm3, 80% neutrophils); increased creatinine (1.6 mg/dL) and CK (138 U/L). Among the following, which is the most likely diagnosis:</text:p>
          </table:table-cell>
          <table:table-cell office:value-type="string" calcext:value-type="string">
            <text:p>I have my doubts between 1 and 2; exceptionally C. botulinum can infect traumatic or puncture wounds in IVDUs using brown heroin or cause sinusitis in cocaine addicts. On the other hand, the case may refer to a severe sepsis with poor initial manifestation at first sight, with incipient rhabdomyolysis and muscle pain, in this case it may be a necrotizing fasciitis, where the most frequently implicated germ is S. pyogenes.</text:p>
          </table:table-cell>
          <table:table-cell/>
          <table:table-cell office:value-type="string" calcext:value-type="string">
            <text:p>INFECTIOUS DISEASES</text:p>
          </table:table-cell>
          <table:table-cell table:number-columns-repeated="3"/>
          <table:table-cell office:value-type="string" calcext:value-type="string">
            <text:p>Streptococcal necrotizing fasciitis.</text:p>
          </table:table-cell>
          <table:table-cell office:value-type="string" calcext:value-type="string">
            <text:p>Gangrene due to Clostridium spp.</text:p>
          </table:table-cell>
          <table:table-cell office:value-type="string" calcext:value-type="string">
            <text:p>Mycobacterial cellulitis.</text:p>
          </table:table-cell>
          <table:table-cell office:value-type="string" calcext:value-type="string">
            <text:p>Erysipelas.</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106" calcext:value-type="float">
            <text:p>106</text:p>
          </table:table-cell>
          <table:table-cell table:number-columns-repeated="3"/>
          <table:table-cell office:value-type="string" calcext:value-type="string">
            <text:p>A 32-year-old man from Cameroon consults for fever cough and left hemithorax pain of 1 month's evolution. He took amoxicillin-clavulanic acid for 1 week without improvement of symptoms. A blood test showed a white blood cell count of 8000/microL and a hemoglobin of 12.8 g/dL. Chest X-ray showed a loculated left pleural effusion occupying one third of the hemithorax. A thoracentesis shows a yellowish fluid with the following features: red blood cells 2000/uL, leukocytes 2500/uL, with 90% lymphocytes, protein 4.9 g/dL, lactate dehydrogenase 550 U/L, glucose 67 mg/dL, and absence of malignant cells on cytology. Which of the following tests would be most useful in diagnosing the cause of the pleural effusion?</text:p>
          </table:table-cell>
          <table:table-cell office:value-type="string" calcext:value-type="string">
            <text:p>The determination of ADA, in the presence of a pneumonia of long evolution that does not improve with antibiotic treatment, with an effusion with abundant leukocytes and lymphocytic predominance, in which the presence of neoplasia is ruled out, with values higher than 70 UI/L, should lead us to have a high degree of suspicion about tuberculous etiology and send the pleural fluid to microbiology for tuberculosis study.</text:p>
          </table:table-cell>
          <table:table-cell/>
          <table:table-cell office:value-type="string" calcext:value-type="string">
            <text:p>INFECTIOUS DISEASES</text:p>
          </table:table-cell>
          <table:table-cell table:number-columns-repeated="3"/>
          <table:table-cell office:value-type="string" calcext:value-type="string">
            <text:p>A thoracic computed tomography (CT) scan.</text:p>
          </table:table-cell>
          <table:table-cell office:value-type="string" calcext:value-type="string">
            <text:p>Pleural fluid pH measurement.</text:p>
          </table:table-cell>
          <table:table-cell office:value-type="string" calcext:value-type="string">
            <text:p>Measurement of adenosine deaminase in pleural fluid.</text:p>
          </table:table-cell>
          <table:table-cell office:value-type="string" calcext:value-type="string">
            <text:p>Tuberculin test.</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232" calcext:value-type="float">
            <text:p>232</text:p>
          </table:table-cell>
          <table:table-cell table:number-columns-repeated="3"/>
          <table:table-cell office:value-type="string" calcext:value-type="string">
            <text:p>A 24-year-old woman consults after noticing inguinal lymphadenopathy. The interrogation does not reveal the presence of any local discomfort or data suggestive of sexually transmitted infection. The examination revealed two lymphadenopathies, one in each groin, 1 cm in diameter, soft, mobile, non-painful. There are no skin lesions on the lower limbs, anus or perineum. Which test do you consider essential?</text:p>
          </table:table-cell>
          <table:table-cell office:value-type="string" calcext:value-type="string">
            <text:p>In healthy adults there may be palpable inguinal nodes up to 2 centimeters that can be considered normal. A complementary study of these normal lymph nodes is not warranted.</text:p>
          </table:table-cell>
          <table:table-cell/>
          <table:table-cell office:value-type="string" calcext:value-type="string">
            <text:p>INFECTIOUS DISEASES</text:p>
          </table:table-cell>
          <table:table-cell table:number-columns-repeated="3"/>
          <table:table-cell office:value-type="string" calcext:value-type="string">
            <text:p>A lues serology since it is most likely a Treponema pallidum infection.</text:p>
          </table:table-cell>
          <table:table-cell office:value-type="string" calcext:value-type="string">
            <text:p>A gynecological examination to rule out ovarian cancer.</text:p>
          </table:table-cell>
          <table:table-cell office:value-type="string" calcext:value-type="string">
            <text:p>By the clinical characteristics it seems to be normal lymph nodes and complementary explorations should not be done.</text:p>
          </table:table-cell>
          <table:table-cell office:value-type="string" calcext:value-type="string">
            <text:p>A Paul-Bunnell test should be performed in order to rule out infectious mononucleosis.</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11" calcext:value-type="float">
            <text:p>111</text:p>
          </table:table-cell>
          <table:table-cell table:number-columns-repeated="3"/>
          <table:table-cell office:value-type="string" calcext:value-type="string">
            <text:p>In a patient with rheumatoid arthritis treated with methotrexate, prednisone and indomethacin who acutely presents edema and increased plasma creatinine with a poorly expressive urine sediment and proteinuria less than 100 mg/24 h the most likely cause is:</text:p>
          </table:table-cell>
          <table:table-cell office:value-type="string" calcext:value-type="string">
            <text:p>Prerenal acute renal failure due to NSAIDs seems the most plausible option in this case. Tubulointerstitial nephritis due to methotrexate is less likely due to the absence of rash, fever or eosinophilia, which although rare in the MIR usually appear. Although GMN and renal amyloidosis are relatively frequent in RA, the anodyne urine sediment and the absence of proteinuria make these options unlikely.</text:p>
          </table:table-cell>
          <table:table-cell/>
          <table:table-cell office:value-type="string" calcext:value-type="string">
            <text:p>NEPHROLOGY</text:p>
          </table:table-cell>
          <table:table-cell table:number-columns-repeated="3"/>
          <table:table-cell office:value-type="string" calcext:value-type="string">
            <text:p>Renal amyloidosis.</text:p>
          </table:table-cell>
          <table:table-cell office:value-type="string" calcext:value-type="string">
            <text:p>Glomerulonephritis secondary to rheumatoid arthritis.</text:p>
          </table:table-cell>
          <table:table-cell office:value-type="string" calcext:value-type="string">
            <text:p>Renal failure due to non-steroidal anti-inflammatory drugs.</text:p>
          </table:table-cell>
          <table:table-cell office:value-type="string" calcext:value-type="string">
            <text:p>Interstitial nephritis due to methotrexate.</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11" calcext:value-type="float">
            <text:p>111</text:p>
          </table:table-cell>
          <table:table-cell table:number-columns-repeated="3"/>
          <table:table-cell office:value-type="string" calcext:value-type="string">
            <text:p>In a patient with rheumatoid arthritis on methotrexate, prednisone and indomethacin who acutely presents with edema and increased plasma creatinine with poorly expressive urine sediment and proteinuria less than 100 mg/24 h the most likely cause is:</text:p>
          </table:table-cell>
          <table:table-cell office:value-type="string" calcext:value-type="string">
            <text:p>Amyloidosis presents with proteinuria usually in the nephrotic range, and has a more chronic course. GMN associated with rheumatoid arthritis characteristically alters the sediment, and renal failure due to NSAIDs has a more chronic course, with papillary necrosis. Thus, given the course and the alterations described, interstitial nephritis due to methotrexate is more likely, which is more directly toxic than allergic, hence the absence of pyuria, eosinophilia, fever or other hypersensitivity data.</text:p>
          </table:table-cell>
          <table:table-cell/>
          <table:table-cell office:value-type="string" calcext:value-type="string">
            <text:p>NEPHROLOGY</text:p>
          </table:table-cell>
          <table:table-cell table:number-columns-repeated="3"/>
          <table:table-cell office:value-type="string" calcext:value-type="string">
            <text:p>Renal amyloidosis.</text:p>
          </table:table-cell>
          <table:table-cell office:value-type="string" calcext:value-type="string">
            <text:p>Glomerulonephritis secondary to rheumatoid arthritis.</text:p>
          </table:table-cell>
          <table:table-cell office:value-type="string" calcext:value-type="string">
            <text:p>Renal failure due to nonsteroidal anti-inflammatory drugs.</text:p>
          </table:table-cell>
          <table:table-cell office:value-type="string" calcext:value-type="string">
            <text:p>Interstitial nephritis due to methotrexate.</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74" calcext:value-type="float">
            <text:p>174</text:p>
          </table:table-cell>
          <table:table-cell table:number-columns-repeated="3"/>
          <table:table-cell office:value-type="string" calcext:value-type="string">
            <text:p>87-year-old man with a history of hypertension and gonarthrosis. Baseline situation with full functional and cognitive autonomy that allows him to continue living alone in the community. He is receiving regular treatment with perindopril and thiazide diuretic for blood pressure control and routinely takes ibuprofen 1800 mg/day to control the symptoms derived from his gonarthrosis. After routine control, a persistent blood pressure of 190 and TAD 80 mmHg was observed. What would be the most reasonable therapeutic modification to achieve blood pressure control?</text:p>
          </table:table-cell>
          <table:table-cell office:value-type="string" calcext:value-type="string">
            <text:p>Before intensifying antihypertensive treatment, the potential causes should be resolved. In this case we are dealing with an elderly patient with chronic treatment with NSAIDs that produces arterial hypertension secondary to renal hypoperfusion. The most reasonable option would be to withdraw ibuprofen and replace it with an analgesic from a group other than NSAIDs (paracetamol, opiates), subsequently monitoring the evolution of blood pressure.</text:p>
          </table:table-cell>
          <table:table-cell/>
          <table:table-cell office:value-type="string" calcext:value-type="string">
            <text:p>NEPHROLOGY</text:p>
          </table:table-cell>
          <table:table-cell table:number-columns-repeated="3"/>
          <table:table-cell office:value-type="string" calcext:value-type="string">
            <text:p>I would add a calcium channel blocker.</text:p>
          </table:table-cell>
          <table:table-cell office:value-type="string" calcext:value-type="string">
            <text:p>I would increase the dose of hydrochlorothiazide to 25 mg/day.</text:p>
          </table:table-cell>
          <table:table-cell office:value-type="string" calcext:value-type="string">
            <text:p>I would change ibuprofen for paracetamol to avoid the possible influence of paracetamol on the effect of hypotensives.</text:p>
          </table:table-cell>
          <table:table-cell office:value-type="string" calcext:value-type="string">
            <text:p>I would add an alpha blocker because of the high prevalence of prostatic syndrome in males of this age.</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74" calcext:value-type="float">
            <text:p>174</text:p>
          </table:table-cell>
          <table:table-cell table:number-columns-repeated="3"/>
          <table:table-cell office:value-type="string" calcext:value-type="string">
            <text:p>An 87-year-old man with a history of hypertension and gonarthrosis. Baseline situation with full functional and cognitive autonomy that allows him to continue living alone in the community. He is receiving regular treatment with perindopril and thiazide diuretic for blood pressure control and routinely takes ibuprofen 1800 mg/day to control the symptoms derived from his gonarthrosis. After routine control, a persistent blood pressure of 190 and TAD 80 mmHg was observed. What would be the most reasonable therapeutic modification to achieve blood pressure control?</text:p>
          </table:table-cell>
          <table:table-cell office:value-type="string" calcext:value-type="string">
            <text:p>One of the mechanisms that produce the hypotensive effect of ACE inhibitors such as perindopril is the increased action of vasodilator prostaglan-dins on the kidney, which decreases hydrosaline retention and therefore increases diuresis and lowers blood pressure. NSAIDs inhibit prostaglandin synthesis and decrease renal perfusion, thus antagonizing the hypotensive effect of many antihypertensives, including ACE inhibitors. Therefore, the preferable thing to do in this patient, before increasing the medication, is to change the ibuprofen for paracetamol, which does not have this effect, and to re-evaluate it later.</text:p>
          </table:table-cell>
          <table:table-cell/>
          <table:table-cell office:value-type="string" calcext:value-type="string">
            <text:p>NEPHROLOGY</text:p>
          </table:table-cell>
          <table:table-cell table:number-columns-repeated="3"/>
          <table:table-cell office:value-type="string" calcext:value-type="string">
            <text:p>I would add a calcium channel blocker.</text:p>
          </table:table-cell>
          <table:table-cell office:value-type="string" calcext:value-type="string">
            <text:p>I would increase the dose of hydrochlorothiazide to 25 mg/day.</text:p>
          </table:table-cell>
          <table:table-cell office:value-type="string" calcext:value-type="string">
            <text:p>I would change ibuprofen to paracetamol to avoid the possible influence of paracetamol on the effect of hypotensives.</text:p>
          </table:table-cell>
          <table:table-cell office:value-type="string" calcext:value-type="string">
            <text:p>I would add an alpha-blocker because of the high prevalence of prostatic syndrome in males of this age.</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207" calcext:value-type="float">
            <text:p>207</text:p>
          </table:table-cell>
          <table:table-cell table:number-columns-repeated="3"/>
          <table:table-cell office:value-type="string" calcext:value-type="string">
            <text:p>A 34-year-old patient playing tennis is hit by a tennis ball in the left orbit. On examination he presents significant palpebral hematoma, hyposphagmia, diplopia to the upper vision with limitation of the upper version of the eyeball. What would you suspect?</text:p>
          </table:table-cell>
          <table:table-cell office:value-type="string" calcext:value-type="string">
            <text:p>The statement describes diplopia to superior vision with limitation of upper eyeball extension. As the mechanical function of the left inferior rectus is compromised, it would not allow to complete the supraduccion movement generating vertical diplopia, this plus the traumatic antecedent allows to suspect a fracture of the orbital floor with muscular entrapment of the inferior rectus. Fracture of the roof is much less frequent and the entrapment of the superior rectus would cause limitation for infraduction.</text:p>
          </table:table-cell>
          <table:table-cell/>
          <table:table-cell office:value-type="string" calcext:value-type="string">
            <text:p>OPHTHALMOLOGY</text:p>
          </table:table-cell>
          <table:table-cell table:number-columns-repeated="3"/>
          <table:table-cell office:value-type="string" calcext:value-type="string">
            <text:p>Fracture of the inferior wall of the floor of the orbit with entrapment of the inferior rectus muscle.</text:p>
          </table:table-cell>
          <table:table-cell office:value-type="string" calcext:value-type="string">
            <text:p>Zygomatic arch fracture.</text:p>
          </table:table-cell>
          <table:table-cell office:value-type="string" calcext:value-type="string">
            <text:p>Fracture of the superior wall of the orbit with entrapment of the superior rectus muscle.</text:p>
          </table:table-cell>
          <table:table-cell office:value-type="string" calcext:value-type="string">
            <text:p>Dentoalveolar fracture.</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207" calcext:value-type="float">
            <text:p>207</text:p>
          </table:table-cell>
          <table:table-cell table:number-columns-repeated="3"/>
          <table:table-cell office:value-type="string" calcext:value-type="string">
            <text:p>A 34-year-old patient playing tennis is hit by a ball at the level of the left orbit. On examination he presents significant palpebral hematoma, hyposphagmia, diplopia to superior vision with limitation of the upper version of the eyeball. What would you suspect?</text:p>
          </table:table-cell>
          <table:table-cell office:value-type="string" calcext:value-type="string">
            <text:p>This question has a small typo (one would say "tennis"), but personally I am a little more bothered by the error in the description of the scan. Specifically when they say "diplopia to superior vision with limitation of the superior version of the eyeball". Versions are bilateral conjugated movements of both eyes. That is, a version is composed of the sum of two ductions, since duction is the movement of only one eye. When you explore the versions, specifically the superior version or supraversion, both eyes rotate upward. At that time, you may encounter a limitation of the movement of one eye. In this case, when you scan the supraversion, you suspect or you detect a limitation in the movement of the left eye. And we would call this a limitation to the supraversion of that eye. It doesn't make sense to talk about limitation to the version of the eyeball, because the version is always of both eyeballs. Okay, it is understood, but it is an important misconception that should not be made by the person writing the question (who is supposed to be an expert on the subject), but well, as I do not think it is a reason to challenge the question, let's go on. It is about a patient who has received a blow. All four answers are fractures, so we have a pretty definite picture. The palpebral hematoma and hyposphagma (subconjunctival hemorrhage) does not give us the key data. What is important is that the eye that has received the blow does not go up, and therefore there is double vision in the superior gaze. It might be tempting to answer 3, thinking that because the superior rectus is trapped, it does not work and therefore the eye cannot go up. However, muscles trapped in a fracture do not automatically lose their muscular action. What happens is that they become trapped, they are "hooked", and cannot stretch. The problem is that the inferior wall has been broken, the inferior rectus has been trapped, and when the eye must look up, this inferior rectus cannot stretch as it should. It is not paralysis, but a restrictive problem. This question could also be answered by discarding. Options 2 and 4 can be ignored because they are too far away from the extraocular muscles to produce diplopia. And as for the walls of the orbit, the ones that break most frequently are the inferior and medial wall. The superior wall ruptures very rarely.</text:p>
          </table:table-cell>
          <table:table-cell/>
          <table:table-cell office:value-type="string" calcext:value-type="string">
            <text:p>OPHTHALMOLOGY</text:p>
          </table:table-cell>
          <table:table-cell table:number-columns-repeated="3"/>
          <table:table-cell office:value-type="string" calcext:value-type="string">
            <text:p>Fracture of the inferior wall of the floor of the orbit with trapping of the inferior rectus muscle.</text:p>
          </table:table-cell>
          <table:table-cell office:value-type="string" calcext:value-type="string">
            <text:p>Zygomatic arch fracture.</text:p>
          </table:table-cell>
          <table:table-cell office:value-type="string" calcext:value-type="string">
            <text:p>Fracture of the superior wall of the orbit with entrapment of the superior rectus muscle.</text:p>
          </table:table-cell>
          <table:table-cell office:value-type="string" calcext:value-type="string">
            <text:p>Dentoalveolar fracture.</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215" calcext:value-type="float">
            <text:p>215</text:p>
          </table:table-cell>
          <table:table-cell table:number-columns-repeated="3"/>
          <table:table-cell office:value-type="string" calcext:value-type="string">
            <text:p>A 47-year-old man with myopia magna, who underwent cataract surgery 2 years ago, comes to the emergency room reporting a profound and painless loss of vision in his right eye. Which of the following diagnoses can cause this symptomatology?</text:p>
          </table:table-cell>
          <table:table-cell office:value-type="string" calcext:value-type="string">
            <text:p>He refers to a patient post cataract surgery 2 years ago with deep and painless loss of OD. Post-surgical endophthalmitis is more associated with patients in the immediate postoperative period, besides being very painful with rapidly progressive decrease in visual acuity, so it is not correct. Retinal detachment is consistent with the clinical case because it is also a myopic patient who tend to have a special predisposition to detachment. ARMD usually occurs in older patients and the decrease in vision is progressive. In PVD there may or may not be a slight decrease in visual acuity and the patient usually reports some discomfort or pain at the onset of the clinical picture.</text:p>
          </table:table-cell>
          <table:table-cell/>
          <table:table-cell office:value-type="string" calcext:value-type="string">
            <text:p>OPHTHALMOLOGY</text:p>
          </table:table-cell>
          <table:table-cell table:number-columns-repeated="3"/>
          <table:table-cell office:value-type="string" calcext:value-type="string">
            <text:p>Post-surgical endophthalmitis.</text:p>
          </table:table-cell>
          <table:table-cell office:value-type="string" calcext:value-type="string">
            <text:p>Retinal detachment.</text:p>
          </table:table-cell>
          <table:table-cell office:value-type="string" calcext:value-type="string">
            <text:p>Age-related macular degeneration, wet form.</text:p>
          </table:table-cell>
          <table:table-cell office:value-type="string" calcext:value-type="string">
            <text:p>Posterior vitreous detachment.</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215" calcext:value-type="float">
            <text:p>215</text:p>
          </table:table-cell>
          <table:table-cell table:number-columns-repeated="3"/>
          <table:table-cell office:value-type="string" calcext:value-type="string">
            <text:p>A 47-year-old man with myopia magna, who underwent cataract surgery 2 years ago, comes to the emergency room reporting a profound and painless loss of vision in his right eye. Which of the following diagnoses can cause this symptomatology?</text:p>
          </table:table-cell>
          <table:table-cell office:value-type="string" calcext:value-type="string">
            <text:p>This question could be controversial. Option 1 is strongly discarded because endophthalmitis typically presents with a lot of pain. Option 3 of wet form of age-related macular degeneration is also ruled out, because it usually occurs in older patients, although what a patient with myopia magna may present with is myopic macular degeneration (with a similar clinical picture to AMD, but this is a different pathology). A posterior vitreous detachment (PVD) is usually not very symptomatic, producing myodesopsias but no loss of vision or pain; however, some PVDs are of the hemorrhagic type, by traction of the vessels, producing a vitreous hemorrhage that would cause loss of vision. In any case, due to the history of myopia magna and previous intraocular surgery, the first diagnosis to rule out would be retinal detachment, since these are two risk factors for this pathology. Technically, both option 2 and 4 (an acute hemorrhagic DPV) could cause these symptoms, but the most correct option is option 2 (and I am sure it is the one the examiner wants answered).</text:p>
          </table:table-cell>
          <table:table-cell/>
          <table:table-cell office:value-type="string" calcext:value-type="string">
            <text:p>OPHTHALMOLOGY</text:p>
          </table:table-cell>
          <table:table-cell table:number-columns-repeated="3"/>
          <table:table-cell office:value-type="string" calcext:value-type="string">
            <text:p>Post-surgical endophthalmitis.</text:p>
          </table:table-cell>
          <table:table-cell office:value-type="string" calcext:value-type="string">
            <text:p>Retinal detachment.</text:p>
          </table:table-cell>
          <table:table-cell office:value-type="string" calcext:value-type="string">
            <text:p>Age-related macular degeneration, wet form.</text:p>
          </table:table-cell>
          <table:table-cell office:value-type="string" calcext:value-type="string">
            <text:p>Posterior vitreous detachment.</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216" calcext:value-type="float">
            <text:p>216</text:p>
          </table:table-cell>
          <table:table-cell table:number-columns-repeated="3"/>
          <table:table-cell office:value-type="string" calcext:value-type="string">
            <text:p>A parent comes to the emergency department with his 2-year-old son because he reports that he has hit his right eye while playing. Indeed, a hematoma is observed on the right eyelid, apparently of no importance. The fundus examination showed intraretinal hemorrhages not only in the eye referred by the parents but also in the other eye. It is noteworthy that the child appears drowsy and with little tone. Which of the following statements should you consider regarding this clinical picture?</text:p>
          </table:table-cell>
          <table:table-cell office:value-type="string" calcext:value-type="string">
            <text:p>Easy question in principle, but with a bit of a catch. If you have the right intuition when you read it and go straight to what you think, you will probably get it right. The problem is option 4, which can confuse us. Let's see: we have a blow to the right eye area, with a hematoma on the eyelid. So far so normal. The problem is that retinal hemorrhages appear not only in that eye (which in itself is rare, because an external blow to the eye in a child rarely causes bleeding in the retina), but also in the other eye. Therefore, something other than the blow has caused hemorrhages in both retinas. Then we are told that the child seems drowsy and with little tone. Here we already have the two keys; we have to suspect what is not mentioned in the answers, but which is what the child has: the shaken baby syndrome (shaken baby syndrome). Characteristic of this syndrome are bilateral retinal hemorrhages, cerebral edema and subdural hematoma. There may also be fracture of long bones and other problems. Numbness and hypotonia allow us to suspect intracranial complications. The cause of shaken baby syndrome is almost always abuse, so the answer is 1. Options 2 and 3 are easy to rule out: nothing indicates perforating trauma, and it does not explain the hemorrhages in the other eye. And the berlin edema is an edema of the macula and appears as a whitish lesion, which is not described in the statement. The catch is option 4. Purstcher's retinopathy can also appear in the context of the child of the shaken child, and therefore occur in the case of child abuse. Seeing these two partly related questions, we may hesitate. However, if we read answer 4 carefully, it does not tell us that if there is child maltreatment Purstcher can occur. It states that the picture described above (intraretinal hemorrhages, without other findings) is characteristic of Purstcher's angiopathy. It is not. In Purstcher's there are hemorrhages, but also cottony exudates and edema. If there are only hemorrhages, it's not Purstcher's. Here's the messy bit, but it's really well worded. If he had a Purstcher it could also be for child abuse, but he doesn't.</text:p>
          </table:table-cell>
          <table:table-cell/>
          <table:table-cell office:value-type="string" calcext:value-type="string">
            <text:p>OPHTHALMOLOGY</text:p>
          </table:table-cell>
          <table:table-cell table:number-columns-repeated="3"/>
          <table:table-cell office:value-type="string" calcext:value-type="string">
            <text:p>It is a highly suggestive history of child abuse.</text:p>
          </table:table-cell>
          <table:table-cell office:value-type="string" calcext:value-type="string">
            <text:p>It is the normal evolution of a non-perforating intraocular trauma.</text:p>
          </table:table-cell>
          <table:table-cell office:value-type="string" calcext:value-type="string">
            <text:p>The most likely diagnosis is Berlin edema.</text:p>
          </table:table-cell>
          <table:table-cell office:value-type="string" calcext:value-type="string">
            <text:p>It is the characteristic picture of Purstcher's traumatic retinal angiopathy.</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217" calcext:value-type="float">
            <text:p>217</text:p>
          </table:table-cell>
          <table:table-cell table:number-columns-repeated="3"/>
          <table:table-cell office:value-type="string" calcext:value-type="string">
            <text:p>An 84-year-old woman presents with loss of vision in the left eye of 4 days of evolution accompanied by metamorphopsia. The macula shows abundant hard exudates, two small deep hemorrhages and a localized neurosensory retinal detachment. In the contralateral eye there are abundant soft drusen. Which of the following diagnoses do you think is the most likely?</text:p>
          </table:table-cell>
          <table:table-cell office:value-type="string" calcext:value-type="string">
            <text:p>None of the other three options give that clinical picture (DPV is usually asymptomatic, CRVO produces abrupt and total or near total loss of vision with the typical "cherry red spot" in the fundus, and both an arteritic and non-arteritic NOIA would produce papillary edema usually with peripapillary but not macular hemorrhages, and none of these 3 options have any association with drusen in the contralateral eye). AMD in its exudative form presents with both this clinical presentation (loss of vision and metamorphopsia) and the characteristic fundus described in the question, in addition to the fact that drusen are usually observed in the contralateral eye.</text:p>
          </table:table-cell>
          <table:table-cell/>
          <table:table-cell office:value-type="string" calcext:value-type="string">
            <text:p>OPHTHALMOLOGY</text:p>
          </table:table-cell>
          <table:table-cell table:number-columns-repeated="3"/>
          <table:table-cell office:value-type="string" calcext:value-type="string">
            <text:p>Acute posterior vitreous detachment.</text:p>
          </table:table-cell>
          <table:table-cell office:value-type="string" calcext:value-type="string">
            <text:p>Exudative age-related macular degeneration (AMD).</text:p>
          </table:table-cell>
          <table:table-cell office:value-type="string" calcext:value-type="string">
            <text:p>Central retinal artery obstruction.</text:p>
          </table:table-cell>
          <table:table-cell office:value-type="string" calcext:value-type="string">
            <text:p>Non-arteritic anterior ischemic optic neuropathy.</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217" calcext:value-type="float">
            <text:p>217</text:p>
          </table:table-cell>
          <table:table-cell table:number-columns-repeated="3"/>
          <table:table-cell office:value-type="string" calcext:value-type="string">
            <text:p>An 84-year-old woman presents with loss of vision in the left eye of 4 days of evolution accompanied by metamorphopsia. The macula shows abundant hard exudates, two small deep hemorrhages and a localized neurosensory retinal detachment. In the contralateral eye there are abundant soft drusen. Given this picture, which of the following diagnoses do you think is the most likely?</text:p>
          </table:table-cell>
          <table:table-cell office:value-type="string" calcext:value-type="string">
            <text:p>In principle, this is an easy question, as it deals with a disease that is frequently repeated in the MIR exams. The description is typical of option 2. It is an exudative AMD (although as we said in question 215, with the new classification, we would speak of an advanced AMD in its neovascular variant). In any case, we have an elderly patient with vision loss and metamorphopsia in one eye. In the examination there are lesions in the macula. With that we can rule out acute posterior vitreous detachment, which does not produce visual loss, nor metamorphopsia, nor lesions in the macula. And also non-arteritic anterior ischemic optic neuropathy, because although it produces visual loss and is typical of older people, it does not produce metamorphopsia. And there are no lesions in the macula but papilla edema. In central retinal artery obstruction, metamorphopsia is not particularly characteristic (visual loss and advanced age are), but the lesions in the fundus of the eye vary. In the case of arterial occlusion, there is intracellular edema that is seen as absence of hemorrhages and a whitish, pale fundus. In addition, the entire retina is globally affected, and a cherry-red spot may appear in the macula. In this case the lesions are totally different. They describe hard exudates, deep hemorrhages and localized neurosensory retinal detachment. All this in the macula. These are the characteristic findings of neovascular (or exudative) AMD. As a clue, in the other eye there are abundant soft drusen. Drusen are the typical findings of AMD. So he has AMD in both eyes and in the right eye it has recently become complicated by the appearance of neovascularization.</text:p>
          </table:table-cell>
          <table:table-cell/>
          <table:table-cell office:value-type="string" calcext:value-type="string">
            <text:p>OPHTHALMOLOGY</text:p>
          </table:table-cell>
          <table:table-cell table:number-columns-repeated="3"/>
          <table:table-cell office:value-type="string" calcext:value-type="string">
            <text:p>Acute posterior vitreous detachment.</text:p>
          </table:table-cell>
          <table:table-cell office:value-type="string" calcext:value-type="string">
            <text:p>Exudative age-related macular degeneration (AMD).</text:p>
          </table:table-cell>
          <table:table-cell office:value-type="string" calcext:value-type="string">
            <text:p>Central retinal artery obstruction.</text:p>
          </table:table-cell>
          <table:table-cell office:value-type="string" calcext:value-type="string">
            <text:p>Non-arteritic anterior ischemic optic neuropathy.</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77" calcext:value-type="float">
            <text:p>177</text:p>
          </table:table-cell>
          <table:table-cell table:number-columns-repeated="3"/>
          <table:table-cell office:value-type="string" calcext:value-type="string">
            <text:p>A 57-year-old patient diagnosed with stage T3N1M0 adenocarcinoma of the colon. He was treated with resection followed by postoperative FOLFOX chemotherapy (fluorouracil, leucovorin and oxaliplatin) for 6 months. In a routine control, two years later, carcinoembryonic antigen (CEA) elevation to 30 ng/mL (previously less than 2 ng/mL) was detected. She has no symptoms, physical examination is unremarkable, chest X-ray is normal. CT scan shows a 3 cm mass in the right hepatic lobe that is captured on PET. No other alterations are observed in CT or PET. What is the most correct approach?</text:p>
          </table:table-cell>
          <table:table-cell office:value-type="string" calcext:value-type="string">
            <text:p>We are faced with a situation of probable liver metastasis from a localized colon adenocarcinoma treated 2 years ago. Probable because we do not have histological confirmation, although as it usually happens, what else could it be? As this is a situation of oligometastasis and the treatments for advanced colon adenocarcinoma allow prolonged survival with good quality of life in these patients, if there is nothing to contraindicate surgery, this should be the first option (correct answer 3). I attach the algorithm proposed by the NCCN in situations of recurrence (http://www.nccn.org/professionals/physician_gls/pdf/colon.pdf). In case of an unresectable situation, chemotherapy treatment would be considered with the intention of converting the single metastatic lesion into a resectable one. Since more than 12 months have passed since FOLFOX treatment, the same scheme could be used, although FOLFIRI+bevacizumab would also be useful. Capecitabine monotherapy, in the patient's current situation, would also not be a good starting option, since the responses are lower compared to FOLFOX or FOLFIRI plus antiangiogenic combinations. Hepatic radiotherapy could be considered, since there are SBRT techniques that achieve very good results, but in this case it is best to start by asking for an assessment by the surgeons and if they rule out surgery we would consider RT.</text:p>
          </table:table-cell>
          <table:table-cell/>
          <table:table-cell office:value-type="string" calcext:value-type="string">
            <text:p>ONCOLOGY</text:p>
          </table:table-cell>
          <table:table-cell table:number-columns-repeated="3"/>
          <table:table-cell office:value-type="string" calcext:value-type="string">
            <text:p>Chemotherapy with FOLFIRI (fluorouracil, leucovorin and irinotecan) plus bevacizumab.</text:p>
          </table:table-cell>
          <table:table-cell office:value-type="string" calcext:value-type="string">
            <text:p>Monochemotherapy with capecitabine.</text:p>
          </table:table-cell>
          <table:table-cell office:value-type="string" calcext:value-type="string">
            <text:p>Assessment for surgical resection of the hepatic lesion.</text:p>
          </table:table-cell>
          <table:table-cell office:value-type="string" calcext:value-type="string">
            <text:p>Hepatic radiotherapy.</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78" calcext:value-type="float">
            <text:p>178</text:p>
          </table:table-cell>
          <table:table-cell table:number-columns-repeated="3"/>
          <table:table-cell office:value-type="string" calcext:value-type="string">
            <text:p>A 66-year-old patient diagnosed with stage IV pancreatic adenocarcinoma 8 months ago. He follows treatment with delayed release morphine 200 mg/12 hours orally, kerosene and lactulose. For the last 15 days he has reported paresthesias and occasional lancinating pain in the right lumbar and periumbilical area that does not subside with rescue morphine. The neurological examination is normal. Indicate the most appropriate management:</text:p>
          </table:table-cell>
          <table:table-cell office:value-type="string" calcext:value-type="string">
            <text:p>We have before us a patient with neuropathic pain, which due to the origin of the tumor, is most likely due to involvement of the celiac plexus. It is important to have a radiological diagnosis in view of a possible local treatment, such as neurolytic treatment or plexus blockade. However, we should not leave the patient without a treatment that can alleviate but rather solve the current situation. He is taking WHO step 3 analgesia, which is clearly insufficient, so he will need adjuvants; although opioids for neuropathic pain are not very effective, we will not reduce the dose but will associate the adjuvants. We would manage the patient with gabapentin and corticosteroids (true answer 4); we would not decrease the dose of morphine (false answer 3), and in the meantime we would ask for a CT scan (or abdominal MRI) to subsequently assess the plexus block (answers 1 and 2 for future management).</text:p>
          </table:table-cell>
          <table:table-cell/>
          <table:table-cell office:value-type="string" calcext:value-type="string">
            <text:p>ONCOLOGY</text:p>
          </table:table-cell>
          <table:table-cell table:number-columns-repeated="3"/>
          <table:table-cell office:value-type="string" calcext:value-type="string">
            <text:p>Perform computed axial tomography and evaluate nerve compression since it is neuropathic pain.</text:p>
          </table:table-cell>
          <table:table-cell office:value-type="string" calcext:value-type="string">
            <text:p>Evaluate neurolytic treatment since neuropathic pain is difficult to control.</text:p>
          </table:table-cell>
          <table:table-cell office:value-type="string" calcext:value-type="string">
            <text:p>Decrease the dose of morphine as it is ineffective in this type of pain.</text:p>
          </table:table-cell>
          <table:table-cell office:value-type="string" calcext:value-type="string">
            <text:p>Administer amitriptyline or gabapentin, dexamethasone and increase the dose of morphine.</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36" calcext:value-type="float">
            <text:p>136</text:p>
          </table:table-cell>
          <table:table-cell table:number-columns-repeated="3"/>
          <table:table-cell office:value-type="string" calcext:value-type="string">
            <text:p>A 41-year-old man comes to the Emergency Department for three days of swelling and pain in the right knee, with functional impotence and fever Two weeks earlier he had had a self-inflicted diarrhea. On examination there is joint effusion, so we proceed to perform an arthrocentesis and obtain 50 cc of cloudy fluid, with decreased viscosity and the following analytical parameters: leukocytes 40. 000/microL (85% of neutrophils), glucose 40 mg/dL, absence of crystals, Gram stain: no microorganisms are observed. Which of the following statements about this patient is WRONG:</text:p>
          </table:table-cell>
          <table:table-cell office:value-type="string" calcext:value-type="string">
            <text:p>A negative gram or culture never rules out the option of infectious etiology, even less in possible septic arthritis. All others are true.</text:p>
          </table:table-cell>
          <table:table-cell/>
          <table:table-cell office:value-type="string" calcext:value-type="string">
            <text:p>RHEUMATOLOGY</text:p>
          </table:table-cell>
          <table:table-cell table:number-columns-repeated="3"/>
          <table:table-cell office:value-type="string" calcext:value-type="string">
            <text:p>Treatment with cloxacillin and ceftriaxone should be initiated pending the results of the fluid culture.</text:p>
          </table:table-cell>
          <table:table-cell office:value-type="string" calcext:value-type="string">
            <text:p>It is advisable to perform daily aitrocentesis to alleviate symptoms and avoid joint destruction.</text:p>
          </table:table-cell>
          <table:table-cell office:value-type="string" calcext:value-type="string">
            <text:p>If the culture is negative, it is likely to be reactive arthritis.</text:p>
          </table:table-cell>
          <table:table-cell office:value-type="string" calcext:value-type="string">
            <text:p>Negative Gram stain rules out septic arthritis.</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38" calcext:value-type="float">
            <text:p>138</text:p>
          </table:table-cell>
          <table:table-cell table:number-columns-repeated="3"/>
          <table:table-cell office:value-type="string" calcext:value-type="string">
            <text:p>A 37-year-old man presents with arthritis of the metacarpophalangeal joints of both hands and right pleuritis. Bilateral malar erythema is seen on examination. Positive antinuclear antibodies were detected (titer 1/640), with anti native DNA antibodies also positive; anti-Sm negative What would be the initial treatment of choice for this patient?</text:p>
          </table:table-cell>
          <table:table-cell office:value-type="string" calcext:value-type="string">
            <text:p>It is SLE with joint, skin and serositis involvement. Treatment is EC at moderate-high doses. Mycophenolate is never a treatment in acute phase but in maintenance, nor has it proved useful in joint involvement.</text:p>
          </table:table-cell>
          <table:table-cell/>
          <table:table-cell office:value-type="string" calcext:value-type="string">
            <text:p>RHEUMATOLOGY</text:p>
          </table:table-cell>
          <table:table-cell table:number-columns-repeated="3"/>
          <table:table-cell office:value-type="string" calcext:value-type="string">
            <text:p>Glucocorticoids at high doses.</text:p>
          </table:table-cell>
          <table:table-cell office:value-type="string" calcext:value-type="string">
            <text:p>Glucocorticoids and mycophenolate.</text:p>
          </table:table-cell>
          <table:table-cell office:value-type="string" calcext:value-type="string">
            <text:p>Nonsteroidal anti-inflammatory drugs and antimalarials.</text:p>
          </table:table-cell>
          <table:table-cell office:value-type="string" calcext:value-type="string">
            <text:p>The picture will probably be self-limited and does not require treatment.</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139" calcext:value-type="float">
            <text:p>139</text:p>
          </table:table-cell>
          <table:table-cell table:number-columns-repeated="3"/>
          <table:table-cell office:value-type="string" calcext:value-type="string">
            <text:p>A 70-year-old woman with a history of anorexia, weight loss, muscle and proximal joint discomfort and pain in the temporomandibular region comes to the emergency department for unilateral vision loss (hand movement), sudden and painless onset (afferent pupillary defect). What test would you order first for diagnostic purposes?</text:p>
          </table:table-cell>
          <table:table-cell office:value-type="string" calcext:value-type="string">
            <text:p>It is possibly a temporal arteritis, the clinical picture and a CBC with increased reactants are enough to confirm the suspicion. Then an ocular evaluation should be done to rule out AIN, urgent treatment should be instituted (if there is AIN, 3 boluses of methylprednisolone 1 g, if there is not, prednisone mg/kg) and biopsy should be evaluated.</text:p>
          </table:table-cell>
          <table:table-cell/>
          <table:table-cell office:value-type="string" calcext:value-type="string">
            <text:p>RHEUMATOLOGY</text:p>
          </table:table-cell>
          <table:table-cell table:number-columns-repeated="3"/>
          <table:table-cell office:value-type="string" calcext:value-type="string">
            <text:p>Lumbar puncture.</text:p>
          </table:table-cell>
          <table:table-cell office:value-type="string" calcext:value-type="string">
            <text:p>C Reactive Protein.</text:p>
          </table:table-cell>
          <table:table-cell office:value-type="string" calcext:value-type="string">
            <text:p>Magnetic resonance angiography.</text:p>
          </table:table-cell>
          <table:table-cell office:value-type="string" calcext:value-type="string">
            <text:p>Carotid ultrasound.</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40" calcext:value-type="float">
            <text:p>140</text:p>
          </table:table-cell>
          <table:table-cell table:number-columns-repeated="3"/>
          <table:table-cell office:value-type="string" calcext:value-type="string">
            <text:p>You evaluate a 66-year-old patient with groin pain accentuated by prolonged standing for a few days per month. A plain radiograph of the hips shows narrowing of the femoroacetabular joint space, sclerosis and ostephytes.</text:p>
          </table:table-cell>
          <table:table-cell office:value-type="string" calcext:value-type="string">
            <text:p>It is a coxarthrosis. The surgical criteria depends on the patient's symptoms and failure of medical treatment. No medication slows down or modifies the course of the disease. An MRI is not necessary, it does not contribute anything. Treatment is medical and sequential, starting with the first analgesic step of the WHO.</text:p>
          </table:table-cell>
          <table:table-cell/>
          <table:table-cell office:value-type="string" calcext:value-type="string">
            <text:p>RHEUMATOLOGY</text:p>
          </table:table-cell>
          <table:table-cell table:number-columns-repeated="3"/>
          <table:table-cell office:value-type="string" calcext:value-type="string">
            <text:p>I make the diagnosis of coxarthrosis and send to the traumatologist to place a hip prosthesis.</text:p>
          </table:table-cell>
          <table:table-cell office:value-type="string" calcext:value-type="string">
            <text:p>Start treatment with weak opioids that have shown evidence in stopping the progression of the disease.</text:p>
          </table:table-cell>
          <table:table-cell office:value-type="string" calcext:value-type="string">
            <text:p>Treatment with paracetamol, explaining that the evolution is very variable and the surgical indication depends on the functionality and pain control.</text:p>
          </table:table-cell>
          <table:table-cell office:value-type="string" calcext:value-type="string">
            <text:p>Because of the radiological features described, I need a hip MRI before making a therapeutic decision.</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41" calcext:value-type="float">
            <text:p>141</text:p>
          </table:table-cell>
          <table:table-cell table:number-columns-repeated="3"/>
          <table:table-cell office:value-type="string" calcext:value-type="string">
            <text:p>A 20-year-old boy consults for lumbosacral pain of inflammatory rhythm of 4 months of evolution. Also bilateral thalalgia and morning stiffness for 1 hour. In the last 2 months, onset of diarrhea with loss of 4 kg of weight. What is the most correct diagnostic approach?</text:p>
          </table:table-cell>
          <table:table-cell office:value-type="string" calcext:value-type="string">
            <text:p>The clinical picture is typical of spondyloarthritis, and together with the digestive symptoms it is probably associated with inflammatory bowel disease.</text:p>
          </table:table-cell>
          <table:table-cell/>
          <table:table-cell office:value-type="string" calcext:value-type="string">
            <text:p>RHEUMATOLOGY</text:p>
          </table:table-cell>
          <table:table-cell table:number-columns-repeated="3"/>
          <table:table-cell office:value-type="string" calcext:value-type="string">
            <text:p>Given the patient's age, he most likely suffers from non-specific low back pain and tendonitis in the feet. If the diarrhea persists, a digestive study would be performed.</text:p>
          </table:table-cell>
          <table:table-cell office:value-type="string" calcext:value-type="string">
            <text:p>I would perform a digestive study to rule out tumor pathology. The lumbar pain may be due to visceral pathology.</text:p>
          </table:table-cell>
          <table:table-cell office:value-type="string" calcext:value-type="string">
            <text:p>The clinical picture is very suggestive of spondyloarthritis. Inflammatory bowel disease should be ruled out.</text:p>
          </table:table-cell>
          <table:table-cell office:value-type="string" calcext:value-type="string">
            <text:p>I would request a lumbar MRI to rule out disc herniation and if diarrhea persists, a digestive study.</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42" calcext:value-type="float">
            <text:p>142</text:p>
          </table:table-cell>
          <table:table-cell table:number-columns-repeated="3"/>
          <table:table-cell office:value-type="string" calcext:value-type="string">
            <text:p>A 40-year-old man, with no history of interest, presents with acute arthritis of the right knee of 5 days of evolution as well as fever up to 37.7°C. He has no history of trauma. He presented with joint effusion, warmth on palpation and functional limitation due to pain. Diagnostic arthrocentesis was performed and showed 30000 cels/microliter with predominance of neutrophils. Polarized light examination revealed rhomboidal and cylindrical crystals with weakly positive birefringence. On plain radiograph of the knee, radiodense deposits are found in the external meniscus of the knee. Mark the FALSE answer:</text:p>
          </table:table-cell>
          <table:table-cell office:value-type="string" calcext:value-type="string">
            <text:p>It is a chondrocalcinosis. There is no treatment for this disease, only treatment for flare-ups (colchicine, NSAIDs or corticosteroids), although sometimes if the flare-ups are habitual the colchicine is maintained. Allopurinol has not shown any efficacy in this microcrystal arthropathy, but it has shown efficacy in gout.</text:p>
          </table:table-cell>
          <table:table-cell/>
          <table:table-cell office:value-type="string" calcext:value-type="string">
            <text:p>RHEUMATOLOGY</text:p>
          </table:table-cell>
          <table:table-cell table:number-columns-repeated="3"/>
          <table:table-cell office:value-type="string" calcext:value-type="string">
            <text:p>Initial treatment will consist of non-steroidal anti-inflammatory drugs, as well as aspiration of synovial fluid.</text:p>
          </table:table-cell>
          <table:table-cell office:value-type="string" calcext:value-type="string">
            <text:p>It is advisable to perform a synovial fluid culture to rule out infectious synovitis.</text:p>
          </table:table-cell>
          <table:table-cell office:value-type="string" calcext:value-type="string">
            <text:p>Once the acute flare-up has passed, treatment with allopurinol should be started to reduce the incidence of new arthritis flare-ups in the future.</text:p>
          </table:table-cell>
          <table:table-cell office:value-type="string" calcext:value-type="string">
            <text:p>The most likely diagnosis is acute arthritis due to calcium pyrophosphate crystal deposition (pseudogout).</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44" calcext:value-type="float">
            <text:p>144</text:p>
          </table:table-cell>
          <table:table-cell table:number-columns-repeated="3"/>
          <table:table-cell office:value-type="string" calcext:value-type="string">
            <text:p>A 50-year-old man diagnosed with polyangiitis with granulomatosis 10 years earlier and untreated for the past 5 years is asymptomatic at a scheduled check-up. Chest X-ray, blood tests and urine sediment are normal except for positive anti-neutrophil cytoplasmic antibodies (ANCA) at titer 1/320, with anti-proteinase 3 specificity, which had previously been negative. What is the most advisable therapeutic approach?</text:p>
          </table:table-cell>
          <table:table-cell office:value-type="string" calcext:value-type="string">
            <text:p>In ANCA vasculitis, whatever it is, these antibodies have been shown to be related to the activity of the disease, but at no time are changes in treatment obligatory due to their levels. In this case, with the patient being asymptomatic and with objective evidence of lack of activity, close follow-up should be performed without restarting or modifying treatment.</text:p>
          </table:table-cell>
          <table:table-cell/>
          <table:table-cell office:value-type="string" calcext:value-type="string">
            <text:p>RHEUMATOLOGY</text:p>
          </table:table-cell>
          <table:table-cell table:number-columns-repeated="3"/>
          <table:table-cell office:value-type="string" calcext:value-type="string">
            <text:p>Start treatment with corticosteroids.</text:p>
          </table:table-cell>
          <table:table-cell office:value-type="string" calcext:value-type="string">
            <text:p>Initiate treatment with cyclophosphamide.</text:p>
          </table:table-cell>
          <table:table-cell office:value-type="string" calcext:value-type="string">
            <text:p>Initiate treatment with mycophenolate mofetil.</text:p>
          </table:table-cell>
          <table:table-cell office:value-type="string" calcext:value-type="string">
            <text:p>Watchful waiting.</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85" calcext:value-type="float">
            <text:p>85</text:p>
          </table:table-cell>
          <table:table-cell table:number-columns-repeated="3"/>
          <table:table-cell office:value-type="string" calcext:value-type="string">
            <text:p>A 22-year-old boy with hyposmia presents lack of development of secondary sexual characteristics and infertility. Bilateral testicular volume of 4 mL. Analytically, EST-I 1.2 U/L (vn 5-15); LH 0.6 U/L (vn 3-15); testosterone 100 ng/dL (vn 300-1200), prolactin normal. State your proposed treatment to achieve fertility:</text:p>
          </table:table-cell>
          <table:table-cell office:value-type="string" calcext:value-type="string">
            <text:p>This is a Kallman syndrome (hypogonadotropic hypogonadism + olfactory disturbance). Triptorelin is a GnRH agonist, which by continuous action reduces FSH and LH, and is used in sex hormone-dependent cancers, as well as precocious puberty. Bromocriptine is a dopaminergic agonist used in hyperPRL (he has normal PRL), pituitary tumors... We stay between 1 and 3. To induce testicular maturation, pulsatile GnRH with pump, hCG or FSH+hCG can be used. LH is not used as a treatment, it would be stimulated by intermittent GnRH.</text:p>
          </table:table-cell>
          <table:table-cell/>
          <table:table-cell office:value-type="string" calcext:value-type="string">
            <text:p>UROLOGY</text:p>
          </table:table-cell>
          <table:table-cell table:number-columns-repeated="3"/>
          <table:table-cell office:value-type="string" calcext:value-type="string">
            <text:p>GnRH infusion pump.</text:p>
          </table:table-cell>
          <table:table-cell office:value-type="string" calcext:value-type="string">
            <text:p>Monthly intramuscular administration of triptorelin.</text:p>
          </table:table-cell>
          <table:table-cell office:value-type="string" calcext:value-type="string">
            <text:p>Intramuscular administration of FSH and LH once a week.</text:p>
          </table:table-cell>
          <table:table-cell office:value-type="string" calcext:value-type="string">
            <text:p>Treatment with bromocriptine.</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150" calcext:value-type="float">
            <text:p>150</text:p>
          </table:table-cell>
          <table:table-cell table:number-columns-repeated="3"/>
          <table:table-cell office:value-type="string" calcext:value-type="string">
            <text:p>12-month-old boy, who in the health examinations practiced since birth presents right testicle in inguinal canal that is not possible to descend to the scrotum. Mark the CORRECT answer:</text:p>
          </table:table-cell>
          <table:table-cell office:value-type="string" calcext:value-type="string">
            <text:p>This is cryptorchidism. It has to be treated before the age of 2 years, and hormonal treatment is currently in disuse. The treatment of first choice is orchidopexy.</text:p>
          </table:table-cell>
          <table:table-cell office:value-type="string" calcext:value-type="string">
            <text:p>https://www.aepap.org/previnfad/Criptorquidia.htm</text:p>
          </table:table-cell>
          <table:table-cell office:value-type="string" calcext:value-type="string">
            <text:p>UROLOGY</text:p>
          </table:table-cell>
          <table:table-cell table:number-columns-repeated="3"/>
          <table:table-cell office:value-type="string" calcext:value-type="string">
            <text:p>The most likely diagnosis is retractile testis.</text:p>
          </table:table-cell>
          <table:table-cell office:value-type="string" calcext:value-type="string">
            <text:p>Wait until two years of age for spontaneous decrease of the synovial fluid.</text:p>
          </table:table-cell>
          <table:table-cell office:value-type="string" calcext:value-type="string">
            <text:p>Human chorionic gonadotropin is the treatment of first choice.</text:p>
          </table:table-cell>
          <table:table-cell office:value-type="string" calcext:value-type="string">
            <text:p>The indication for orchidopexy should not be deferred.</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55" calcext:value-type="float">
            <text:p>55</text:p>
          </table:table-cell>
          <table:table-cell table:number-columns-repeated="3"/>
          <table:table-cell office:value-type="string" calcext:value-type="string">
            <text:p>A 70-year-old female patient is admitted to the ICU after suffering anterior AMI treated by coronary angioplasty and stent placement in the anterior descending artery. Four days later, she suddenly presents hypotension that requires vigorous volume support, initiation of vasoactive drugs, orotracheal intubation and connection to mechanical ventilation. Physical examination revealed a murmur not previously present. Suspecting a mechanical complication of the infarction, transthoracic echocardiography showed pericardial effusion. Mark the CORRECT answer:</text:p>
          </table:table-cell>
          <table:table-cell office:value-type="string" calcext:value-type="string">
            <text:p>Mortality is not so low, the oximetric jump occurs in the case of septum rupture, as well as fremitus (hence the correct answer is 3) and complications can occur up to the first week.</text:p>
          </table:table-cell>
          <table:table-cell/>
          <table:table-cell office:value-type="string" calcext:value-type="string">
            <text:p>CRITICAL, PALLIATIVE AND EMERGENCY CARE</text:p>
          </table:table-cell>
          <table:table-cell table:number-columns-repeated="3"/>
          <table:table-cell office:value-type="string" calcext:value-type="string">
            <text:p>Mortality with medical treatment is 20%.</text:p>
          </table:table-cell>
          <table:table-cell office:value-type="string" calcext:value-type="string">
            <text:p>In case of free wall rupture, there is an oxymetric jump in the right ventricle in the Swan-Ganz catheterization.</text:p>
          </table:table-cell>
          <table:table-cell office:value-type="string" calcext:value-type="string">
            <text:p>In case of free wall rupture, there is no palpable frémito.</text:p>
          </table:table-cell>
          <table:table-cell office:value-type="string" calcext:value-type="string">
            <text:p>Mechanical complications usually appear on the first post-infarction day.</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56" calcext:value-type="float">
            <text:p>56</text:p>
          </table:table-cell>
          <table:table-cell table:number-columns-repeated="3"/>
          <table:table-cell office:value-type="string" calcext:value-type="string">
            <text:p>A 54-year-old patient is admitted for thermometric fever of 38°C in the previous five days and dyspnea at rest (NYHA lV) that appeared 6 hours before coming to the hospital. Examination in the emergency room was compatible with heart failure and the ECG showed complete atrioventricular block with an escape ventricular rate of 45 bpm. Signs of heart failure are refractory to medical treatment and transesophageal echocardiography shows an aortic valve with an effective regurgitant orifice of 0.5 cm2. Serial cultures are positive for Streptococcus gallolyticus. Indicate the best course of action:</text:p>
          </table:table-cell>
          <table:table-cell office:value-type="string" calcext:value-type="string">
            <text:p>The correct answer is 1, since the indications for cardiac surgery include the appearance of heart failure or new conduction disorders, and in this case it presents both.</text:p>
          </table:table-cell>
          <table:table-cell/>
          <table:table-cell office:value-type="string" calcext:value-type="string">
            <text:p>CRITICAL, PALLIATIVE AND EMERGENCY CARE</text:p>
          </table:table-cell>
          <table:table-cell table:number-columns-repeated="3"/>
          <table:table-cell office:value-type="string" calcext:value-type="string">
            <text:p>Cardiac surgery for aortic valve replacement by mechanical prosthesis with antibiotic therapy according to antibiogram.</text:p>
          </table:table-cell>
          <table:table-cell office:value-type="string" calcext:value-type="string">
            <text:p>Antibiotic therapy according to antibiogram and implantation of intra-aortic balloon counterpulsation and transient pacemaker for up to 3 weeks, after which a permanent pacemaker will be implanted.</text:p>
          </table:table-cell>
          <table:table-cell office:value-type="string" calcext:value-type="string">
            <text:p>Implantation of transient pacemaker, antibiotic therapy according to antibiogram and percutaneous implantation of aortic valve prosthesis.</text:p>
          </table:table-cell>
          <table:table-cell office:value-type="string" calcext:value-type="string">
            <text:p>Urgent implantation of definitive pacemaker with antibiotic therapy according to antibiogram for 6 weeks.</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173" calcext:value-type="float">
            <text:p>173</text:p>
          </table:table-cell>
          <table:table-cell table:number-columns-repeated="3"/>
          <table:table-cell office:value-type="string" calcext:value-type="string">
            <text:p>A 35-year-old man suffers a high-voltage electrical burn (3000 volts) from direct contact with wire with his left hand. On admission he presents flexion contracture of the hand, pallor of the fingers and absence of radial and ulnar pulse on palpation What is the emergency invasive measure to be performed?</text:p>
          </table:table-cell>
          <table:table-cell office:value-type="string" calcext:value-type="string">
            <text:p>3. In the case of suspected compartment syndrome, the urgent invasive measure to perform would be to measure the intracompartmental pressure and, depending on the result, proceed with treatment.</text:p>
          </table:table-cell>
          <table:table-cell/>
          <table:table-cell office:value-type="string" calcext:value-type="string">
            <text:p>CRITICAL, PALLIATIVE AND EMERGENCY CARE</text:p>
          </table:table-cell>
          <table:table-cell table:number-columns-repeated="3"/>
          <table:table-cell office:value-type="string" calcext:value-type="string">
            <text:p>Axillary block with catheter.</text:p>
          </table:table-cell>
          <table:table-cell office:value-type="string" calcext:value-type="string">
            <text:p>Decompressive scarotomy.</text:p>
          </table:table-cell>
          <table:table-cell office:value-type="string" calcext:value-type="string">
            <text:p>Intracompartmental pressure monitoring.</text:p>
          </table:table-cell>
          <table:table-cell office:value-type="string" calcext:value-type="string">
            <text:p>Scarectomy.</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81" calcext:value-type="float">
            <text:p>81</text:p>
          </table:table-cell>
          <table:table-cell table:number-columns-repeated="3"/>
          <table:table-cell office:value-type="string" calcext:value-type="string">
            <text:p>A 30-year-old woman comes to the clinic reporting anxiety, weight loss of about 6 kg and a feeling of "nervousness" in the last three months. In the physical examination she has tachycardia, hyperreflexia and absence of goiter. In the blood test TSH values are &lt; 0.01 microU/mL, T4 is elevated and thyroglobulin levels are low. A scintigraphy shows an absence of uptake in the thyroid region. What seems to you the most likely diagnosis?</text:p>
          </table:table-cell>
          <table:table-cell office:value-type="string" calcext:value-type="string">
            <text:p>Answer 2 incorrect: Graves' disease is characterized by hyperthyroidism and one or more of the following features: goiter, exophthalmos and pretibial myxedema. Answer 4 incorrect: The most obvious symptom of subacute thyroiditis is neck pain. Sometimes, the pain may extend to the jaw or ears. Painful enlargement of the thyroid gland can last for weeks or months. And you usually have low serum thyroid stimulating hormone (TSH). High serum free T4 level. High serum thyroglobulin level. Incorrect answer 4: Very rare tumor.</text:p>
          </table:table-cell>
          <table:table-cell/>
          <table:table-cell office:value-type="string" calcext:value-type="string">
            <text:p>ENDOCRINOLOGY</text:p>
          </table:table-cell>
          <table:table-cell table:number-columns-repeated="3"/>
          <table:table-cell office:value-type="string" calcext:value-type="string">
            <text:p>Factitious thyrotoxicosis.</text:p>
          </table:table-cell>
          <table:table-cell office:value-type="string" calcext:value-type="string">
            <text:p>Hyperthyroidism due to Graves' disease.</text:p>
          </table:table-cell>
          <table:table-cell office:value-type="string" calcext:value-type="string">
            <text:p>Ovarian teratoma (ovarian stromal tumor).</text:p>
          </table:table-cell>
          <table:table-cell office:value-type="string" calcext:value-type="string">
            <text:p>Subacute thyroiditis.</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83" calcext:value-type="float">
            <text:p>83</text:p>
          </table:table-cell>
          <table:table-cell table:number-columns-repeated="3"/>
          <table:table-cell office:value-type="string" calcext:value-type="string">
            <text:p>A 49-year-old man who consults for severe polyuria and polydipsia and unintentional weight loss of 10 kg and is diagnosed with diabetes mellitus due to a plasma blood glucose of 322 mg/dL and a glycosylated hemoglobin of 9.8%. His physician gave him dietary recommendations, the convenience of physical exercise, and he started treatment with metformin 850 mg/12 hours and glimepiride 6 mg/day. In the following weeks the glycemic controls are progressively reduced. At 4 months glycemia is 94 mg/dL and HbA1c is 5.9%. The patient complains of frequent episodes of dizziness, epigastric pain, blurred vision, sweating and tremor, which improve with food and occur mainly in the late morning and late afternoon. What modification would you propose in his treatment?</text:p>
          </table:table-cell>
          <table:table-cell office:value-type="string" calcext:value-type="string">
            <text:p>Discontinue sulfonylurea because of Risk of hypoglycemia.</text:p>
          </table:table-cell>
          <table:table-cell/>
          <table:table-cell office:value-type="string" calcext:value-type="string">
            <text:p>ENDOCRINOLOGY</text:p>
          </table:table-cell>
          <table:table-cell table:number-columns-repeated="3"/>
          <table:table-cell office:value-type="string" calcext:value-type="string">
            <text:p>Review dietary carbohydrate distribution.</text:p>
          </table:table-cell>
          <table:table-cell office:value-type="string" calcext:value-type="string">
            <text:p>Discontinue metformin.</text:p>
          </table:table-cell>
          <table:table-cell office:value-type="string" calcext:value-type="string">
            <text:p>Discontinue sulfonylurea.</text:p>
          </table:table-cell>
          <table:table-cell office:value-type="string" calcext:value-type="string">
            <text:p>Substitute metformin with a DPP4 inhibitor.</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84" calcext:value-type="float">
            <text:p>84</text:p>
          </table:table-cell>
          <table:table-cell table:number-columns-repeated="3"/>
          <table:table-cell office:value-type="string" calcext:value-type="string">
            <text:p>In a 70-year-old diabetic man with a history of ischemic heart disease, what is the therapeutic target for LDL cholesterol and glycosylated hemoglobin (Hb A1c)?</text:p>
          </table:table-cell>
          <table:table-cell office:value-type="string" calcext:value-type="string">
            <text:p>Diabetes with ecv ldlc&lt;70.</text:p>
          </table:table-cell>
          <table:table-cell/>
          <table:table-cell office:value-type="string" calcext:value-type="string">
            <text:p>ENDOCRINOLOGY</text:p>
          </table:table-cell>
          <table:table-cell table:number-columns-repeated="3"/>
          <table:table-cell office:value-type="string" calcext:value-type="string">
            <text:p>LDLc&lt;15 mg/dL and Hb A1c &lt;6.5%.</text:p>
          </table:table-cell>
          <table:table-cell office:value-type="string" calcext:value-type="string">
            <text:p>LDLc&lt;100 mg/dL and Hb A1c &lt;7%.</text:p>
          </table:table-cell>
          <table:table-cell office:value-type="string" calcext:value-type="string">
            <text:p>LDLc&lt;70 mg/dL and Hb A1c &lt;7%.</text:p>
          </table:table-cell>
          <table:table-cell office:value-type="string" calcext:value-type="string">
            <text:p>LDLc&lt; 115mg/dL and Hb A1c &lt;7%.</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85" calcext:value-type="float">
            <text:p>85</text:p>
          </table:table-cell>
          <table:table-cell table:number-columns-repeated="3"/>
          <table:table-cell office:value-type="string" calcext:value-type="string">
            <text:p>A 22-year-old boy with hyposmia presents with lack of development of secondary sexual characteristics and infertility. Bilateral testicular volume of 4 mL. Analytically, FSH 1.2 U/L (vn 5-15); LH 0.6 U/L (vn 3-15); testosterone 100 ng/diu (vn 300-1200), prolactin normal. Indicate the treatment you will propose to achieve fertility:</text:p>
          </table:table-cell>
          <table:table-cell office:value-type="string" calcext:value-type="string">
            <text:p>Kallman's syndrome or Morsier's syndrome is a congenital insufficiency associated with hypogonadotropic hypogonadism due to a deficit in GnRH hormone production. Repeated injections of GnRH are performed to restore fertility.</text:p>
          </table:table-cell>
          <table:table-cell/>
          <table:table-cell office:value-type="string" calcext:value-type="string">
            <text:p>ENDOCRINOLOGY</text:p>
          </table:table-cell>
          <table:table-cell table:number-columns-repeated="3"/>
          <table:table-cell office:value-type="string" calcext:value-type="string">
            <text:p>Gn_RH infusion pump.</text:p>
          </table:table-cell>
          <table:table-cell office:value-type="string" calcext:value-type="string">
            <text:p>Monthly intramuscular administration of triptorelin.</text:p>
          </table:table-cell>
          <table:table-cell office:value-type="string" calcext:value-type="string">
            <text:p>Intramuscular administration of FSH and LH once a week.</text:p>
          </table:table-cell>
          <table:table-cell office:value-type="string" calcext:value-type="string">
            <text:p>Treatment with bromocriptine.</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87" calcext:value-type="float">
            <text:p>87</text:p>
          </table:table-cell>
          <table:table-cell table:number-columns-repeated="3"/>
          <table:table-cell office:value-type="string" calcext:value-type="string">
            <text:p>In a hospitalized patient who is unable to feed orally for more than 6 days, in which of the following clinical situations are we necessarily to use parenteral nutrition?</text:p>
          </table:table-cell>
          <table:table-cell office:value-type="string" calcext:value-type="string">
            <text:p>Paralytic ileus is a failure of intestinal propulsion that appears acutely in the absence of mechanical obstruction; it is secondary to various causes and affects intestinal contractility. Therefore, parenteral administration is necessary.</text:p>
          </table:table-cell>
          <table:table-cell/>
          <table:table-cell office:value-type="string" calcext:value-type="string">
            <text:p>ENDOCRINOLOGY</text:p>
          </table:table-cell>
          <table:table-cell table:number-columns-repeated="3"/>
          <table:table-cell office:value-type="string" calcext:value-type="string">
            <text:p>Cardioembolic stroke with complete neurologic dysphagia.</text:p>
          </table:table-cell>
          <table:table-cell office:value-type="string" calcext:value-type="string">
            <text:p>Cachexia due to chronic empyema in immunocompromised patient.</text:p>
          </table:table-cell>
          <table:table-cell office:value-type="string" calcext:value-type="string">
            <text:p>Prolonged paralytic syndrome.</text:p>
          </table:table-cell>
          <table:table-cell office:value-type="string" calcext:value-type="string">
            <text:p>Advanced Alzheimer's disease with severe risk of bronchial aspiration.</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88" calcext:value-type="float">
            <text:p>88</text:p>
          </table:table-cell>
          <table:table-cell table:number-columns-repeated="3"/>
          <table:table-cell office:value-type="string" calcext:value-type="string">
            <text:p>In a routine workup of a 59-year-old woman, a smoker of 20 cigarettes/day for 25 years, hypercalcemia of 11.3 mg/dL with a phosphorus of 3.4 mg/dL is detected. It would NOT be efficient at the outset:</text:p>
          </table:table-cell>
          <table:table-cell office:value-type="string" calcext:value-type="string">
            <text:p>Urinary hydroxyproline: Urinary hydroxyproline excretion reflects the degradation of bone collagen, but is also influenced by the metabolism of other tissues (cartilage, skin) and by the absorption of products rich in collagen, such as meat or gelatins. Due to its diverse tissue origin and metabolic pattern, it correlates poorly with bone resorption.</text:p>
          </table:table-cell>
          <table:table-cell office:value-type="string" calcext:value-type="string">
            <text:p>Eastell R, Robins SP, Colwell T, Assiri AM.A, Riggs BL, Rusell RGG. Evaluation of bone turnover in type I osteoporosis using biochemical markers specific for both bone formation and bone resorption. Osteopor Int 1993;3:255-60.</text:p>
          </table:table-cell>
          <table:table-cell office:value-type="string" calcext:value-type="string">
            <text:p>ENDOCRINOLOGY</text:p>
          </table:table-cell>
          <table:table-cell table:number-columns-repeated="3"/>
          <table:table-cell office:value-type="string" calcext:value-type="string">
            <text:p>Determine serum PTH levels.</text:p>
          </table:table-cell>
          <table:table-cell office:value-type="string" calcext:value-type="string">
            <text:p>Determine serum vitamin D levels.</text:p>
          </table:table-cell>
          <table:table-cell office:value-type="string" calcext:value-type="string">
            <text:p>Determination of hydroxyprolinuria.</text:p>
          </table:table-cell>
          <table:table-cell office:value-type="string" calcext:value-type="string">
            <text:p>Plain chest X-ray.</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90" calcext:value-type="float">
            <text:p>90</text:p>
          </table:table-cell>
          <table:table-cell table:number-columns-repeated="3"/>
          <table:table-cell office:value-type="string" calcext:value-type="string">
            <text:p>A 35-year-old woman consults for a right thyroid nodule detected incidentally one morning when she observed in the mirror a lump on the anterior aspect of the neck. After the pertinent studies, it was decided to operate on the patient, performing a total thyroidectomy with emptying of the central lymph node component. The pathologist's report was that the 2.3 cm thyroid nodule was entirely occupied by a papillary thyroid carcinoma, tall cell variant, without vascular infiltration but with capsular infiltration. Thyroglobulin concentrations 24 h after thyroidectomy are 14 ng/mL. What would be the next step you would take in this patient?</text:p>
          </table:table-cell>
          <table:table-cell office:value-type="string" calcext:value-type="string">
            <text:p>The verification of the presence of thyroglobulin in blood and the development of techniques by which it can be determined have provided a new procedure for monitoring patients with papillary or follicular thyroid carcinoma. Thyroglobulin is synthesized in the follicular cells and then secreted into the circulation, therefore, after total thyroidectomy it should disappear, if this does not occur we must think about the existence of remnants of metastatic tissue.</text:p>
          </table:table-cell>
          <table:table-cell/>
          <table:table-cell office:value-type="string" calcext:value-type="string">
            <text:p>ENDOCRINOLOGY</text:p>
          </table:table-cell>
          <table:table-cell table:number-columns-repeated="3"/>
          <table:table-cell office:value-type="string" calcext:value-type="string">
            <text:p>Refer patient back to surgeon for right laterocervical lymph node stripping.</text:p>
          </table:table-cell>
          <table:table-cell office:value-type="string" calcext:value-type="string">
            <text:p>Initiate treatment with a dose of TSH-suppressing levothyroxine and schedule for review 6 months later with a new analytical determination of thyroglobulin and cervical ultrasound.</text:p>
          </table:table-cell>
          <table:table-cell office:value-type="string" calcext:value-type="string">
            <text:p>Request a PET-CT scan for lymph node involvement.</text:p>
          </table:table-cell>
          <table:table-cell office:value-type="string" calcext:value-type="string">
            <text:p>Delay initiation of TSH replacement-suppressive treatment with levothyroxine and refer the patient to the Nuclear Medicine service for administration of an ablative dose of 100 mCi of I131.</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82" calcext:value-type="float">
            <text:p>82</text:p>
          </table:table-cell>
          <table:table-cell table:number-columns-repeated="3"/>
          <table:table-cell office:value-type="string" calcext:value-type="string">
            <text:p>A woman diagnosed with type 1 diabetes mellitus for 24 years. She comes to the office with 3 months of clinical evolution of tingling in both feet, with distribution in sock, with paresthetic pain and sensation of hot feet predominantly at night, which significantly interferes with sleep. Which of the following drugs would you use in the first line for the treatment of her pathology?</text:p>
          </table:table-cell>
          <table:table-cell office:value-type="string" calcext:value-type="string">
            <text:p>Duloxetine; the clinical picture described is of diabetic neuropathy. Of the drugs proposed, the first choice would be a dual antidepressant such as duloxetine.</text:p>
          </table:table-cell>
          <table:table-cell/>
          <table:table-cell office:value-type="string" calcext:value-type="string">
            <text:p>PHARMACOLOGY</text:p>
          </table:table-cell>
          <table:table-cell table:number-columns-repeated="3"/>
          <table:table-cell office:value-type="string" calcext:value-type="string">
            <text:p>Ibuprofen.</text:p>
          </table:table-cell>
          <table:table-cell office:value-type="string" calcext:value-type="string">
            <text:p>Oxycodone.</text:p>
          </table:table-cell>
          <table:table-cell office:value-type="string" calcext:value-type="string">
            <text:p>Duloxetine.</text:p>
          </table:table-cell>
          <table:table-cell office:value-type="string" calcext:value-type="string">
            <text:p>Paracetamol.</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75" calcext:value-type="float">
            <text:p>175</text:p>
          </table:table-cell>
          <table:table-cell table:number-columns-repeated="3"/>
          <table:table-cell office:value-type="string" calcext:value-type="string">
            <text:p>An 88-year-old man comes for consultation because he has fallen 3 times in the last 6 months. None of the falls was accompanied by dizziness or syncope. One fall occurred while he was walking in the garden. His medical history includes hypertension without postural changes in blood pressure, gout, osteoarthritis, and depression. She takes 5 medications regularly. Which of the following is most likely to contribute to falls in this patient?</text:p>
          </table:table-cell>
          <table:table-cell office:value-type="string" calcext:value-type="string">
            <text:p>Paroxetine; complicated question since both hydrochlorothiazide and lisinopril can also produce falls in the elderly, but they would generally be accompanied by dizziness.</text:p>
          </table:table-cell>
          <table:table-cell/>
          <table:table-cell office:value-type="string" calcext:value-type="string">
            <text:p>PHARMACOLOGY</text:p>
          </table:table-cell>
          <table:table-cell table:number-columns-repeated="3"/>
          <table:table-cell office:value-type="string" calcext:value-type="string">
            <text:p>Allopurinol.</text:p>
          </table:table-cell>
          <table:table-cell office:value-type="string" calcext:value-type="string">
            <text:p>Hydrochlorothiazide.</text:p>
          </table:table-cell>
          <table:table-cell office:value-type="string" calcext:value-type="string">
            <text:p>Lisinopril.</text:p>
          </table:table-cell>
          <table:table-cell office:value-type="string" calcext:value-type="string">
            <text:p>Paroxetine.</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31" calcext:value-type="float">
            <text:p>31</text:p>
          </table:table-cell>
          <table:table-cell table:number-columns-repeated="3"/>
          <table:table-cell office:value-type="string" calcext:value-type="string">
            <text:p>A 20-year-old woman with a 15-cm solid-cystic ovarian tumor detected by ultrasound after presenting with nonspecific abdominal symptoms. In the histopathological study of the corresponding specimen, teeth, hairs, areas of intestinal epithelium, areas of squamous epithelium (15%) and bronchial epithelium, as well as neuroectodermal and embryonal elements are found in several of the histological preparations. In reference to this case, point out the correct diagnosis:</text:p>
          </table:table-cell>
          <table:table-cell office:value-type="string" calcext:value-type="string">
            <text:p>Mature cystic teratoma is a common benign tumor of the ovary in adult women. The tissues that make up the tumor are well differentiated (mature or adult-type); apart from cutaneous structures many other tissues can be seen, particularly in a thickening or spur that eminences into the cavity, in which there are often teeth, cartilage and bone.</text:p>
          </table:table-cell>
          <table:table-cell/>
          <table:table-cell office:value-type="string" calcext:value-type="string">
            <text:p>GYNECOLOGY AND OBSTETRICS</text:p>
          </table:table-cell>
          <table:table-cell table:number-columns-repeated="3"/>
          <table:table-cell office:value-type="string" calcext:value-type="string">
            <text:p>Teratocarcinoma.</text:p>
          </table:table-cell>
          <table:table-cell office:value-type="string" calcext:value-type="string">
            <text:p>Immature teratoma.</text:p>
          </table:table-cell>
          <table:table-cell office:value-type="string" calcext:value-type="string">
            <text:p>Mature cystic teratoma.</text:p>
          </table:table-cell>
          <table:table-cell office:value-type="string" calcext:value-type="string">
            <text:p>Dysgerminoma.</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31" calcext:value-type="float">
            <text:p>31</text:p>
          </table:table-cell>
          <table:table-cell table:number-columns-repeated="3"/>
          <table:table-cell office:value-type="string" calcext:value-type="string">
            <text:p>20-year-old woman with ovarian tumor of 15 cm, solid-cystic, detected by ultrasound after presenting with unspecific abdominal symptoms. In the histopathological study of the corresponding specimen, teeth, hairs, areas of intestinal epithelium, areas of squamous epithelium (15%) and bronchial epithelium, as well as neuroectodermal and embryonic elements are found in several of the histological preparations. In reference to this case, point out the correct diagnosis:</text:p>
          </table:table-cell>
          <table:table-cell office:value-type="string" calcext:value-type="string">
            <text:p>The answer is 3, mature cystic teratoma. This is due to the characteristics of the tumor: mature teratomas are constituted by adult tissues, coming from the three embryonic leaves, with a clear predominance of ectodermal elements (epidermis, pilosebaceous structures and neural tissue). Mature teratoma is a tumor of ovarian germ cells.</text:p>
          </table:table-cell>
          <table:table-cell/>
          <table:table-cell office:value-type="string" calcext:value-type="string">
            <text:p>GYNECOLOGY AND OBSTETRICS</text:p>
          </table:table-cell>
          <table:table-cell table:number-columns-repeated="3"/>
          <table:table-cell office:value-type="string" calcext:value-type="string">
            <text:p>Teratocarcinoma.</text:p>
          </table:table-cell>
          <table:table-cell office:value-type="string" calcext:value-type="string">
            <text:p>Immature teratoma.</text:p>
          </table:table-cell>
          <table:table-cell office:value-type="string" calcext:value-type="string">
            <text:p>Mature cystic teratoma.</text:p>
          </table:table-cell>
          <table:table-cell office:value-type="string" calcext:value-type="string">
            <text:p>Dysgerminoma.</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31" calcext:value-type="float">
            <text:p>31</text:p>
          </table:table-cell>
          <table:table-cell table:number-columns-repeated="3"/>
          <table:table-cell office:value-type="string" calcext:value-type="string">
            <text:p>20-year-old woman with ovarian tumor of 15 cm, solid-cystic, detected by ultrasound after presenting with unspecific abdominal symptoms. In the histopathological study of the corresponding specimen, teeth, hairs, areas of intestinal epithelium, areas of squamous epithelium (15%) and bronchial epithelium, as well as neuroectodermal and embryonic elements are found in several of the histological preparations. In reference to this case, point out the correct diagnosis:</text:p>
          </table:table-cell>
          <table:table-cell office:value-type="string" calcext:value-type="string">
            <text:p>Mature cystic teratoma (common in the ovary of the adult female). Mass with a large cyst occupying most of it; in its cavity there is sebaceous material and hairs. The wall, generally a few millimeters thick, has the structure of skin, with its epidermal surface towards the cavity. Because of this preponderant development of cutaneous structures it is usually called dermoid cyst. The tissues that compose the tumor are well differentiated (mature or adult type); apart from skin structures many other tissues can be observed, particularly in a thickening or spur that eminences into the cavity, in which there are often teeth, cartilage and bone.</text:p>
          </table:table-cell>
          <table:table-cell office:value-type="string" calcext:value-type="string">
            <text:p>Manual de patología general: Tumores de células germinales.</text:p>
          </table:table-cell>
          <table:table-cell office:value-type="string" calcext:value-type="string">
            <text:p>GYNECOLOGY AND OBSTETRICS</text:p>
          </table:table-cell>
          <table:table-cell table:number-columns-repeated="3"/>
          <table:table-cell office:value-type="string" calcext:value-type="string">
            <text:p>Teratocarcinoma.</text:p>
          </table:table-cell>
          <table:table-cell office:value-type="string" calcext:value-type="string">
            <text:p>Immature teratoma.</text:p>
          </table:table-cell>
          <table:table-cell office:value-type="string" calcext:value-type="string">
            <text:p>Mature cystic teratoma.</text:p>
          </table:table-cell>
          <table:table-cell office:value-type="string" calcext:value-type="string">
            <text:p>Dysgerminoma.</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33" calcext:value-type="float">
            <text:p>33</text:p>
          </table:table-cell>
          <table:table-cell table:number-columns-repeated="3"/>
          <table:table-cell office:value-type="string" calcext:value-type="string">
            <text:p>67-year-old woman diagnosed with an infiltrating ductal carcinoma of the breast and no family history of neoplasia. What additional studies should be performed on the tumor for its clinical-therapeutic implications?</text:p>
          </table:table-cell>
          <table:table-cell office:value-type="string" calcext:value-type="string">
            <text:p>All breast carcinomas should be accompanied by the study of hormone receptors and HER-2 for the prognostic implications of the tumor, as well as the adequacy of the treatment of the same, since depending on the result will apply some drugs or others. The study of relatives and the BCRA gene is not indicated since she does not have a family history of neoplasia.</text:p>
          </table:table-cell>
          <table:table-cell/>
          <table:table-cell office:value-type="string" calcext:value-type="string">
            <text:p>GYNECOLOGY AND OBSTETRICS</text:p>
          </table:table-cell>
          <table:table-cell table:number-columns-repeated="3"/>
          <table:table-cell office:value-type="string" calcext:value-type="string">
            <text:p>Complete phenotypic study by flow cytometry.</text:p>
          </table:table-cell>
          <table:table-cell office:value-type="string" calcext:value-type="string">
            <text:p>Study of hormone receptors and HER2.</text:p>
          </table:table-cell>
          <table:table-cell office:value-type="string" calcext:value-type="string">
            <text:p>Study of hormone receptors, e-cadherin and study of first-degree relatives.</text:p>
          </table:table-cell>
          <table:table-cell office:value-type="string" calcext:value-type="string">
            <text:p>BRCA 1-2 study and study of first-degree relatives.</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33" calcext:value-type="float">
            <text:p>33</text:p>
          </table:table-cell>
          <table:table-cell table:number-columns-repeated="3"/>
          <table:table-cell office:value-type="string" calcext:value-type="string">
            <text:p>A 67-year-old woman diagnosed with infiltrating ductal carcinoma of the breast with no family history of neoplasia. What additional studies should be performed on the tumor because of its clinical and therapeutic implications?</text:p>
          </table:table-cell>
          <table:table-cell office:value-type="string" calcext:value-type="string">
            <text:p>The answer is 2, study of hormone receptors and HER2. This is because no study of first-degree relatives is appropriate, as it does not appear to be hereditary breast cancer since there is no family history of neoplasia. On the other hand, there is no indication for BRCA 1-2 study.</text:p>
          </table:table-cell>
          <table:table-cell/>
          <table:table-cell office:value-type="string" calcext:value-type="string">
            <text:p>GYNECOLOGY AND OBSTETRICS</text:p>
          </table:table-cell>
          <table:table-cell table:number-columns-repeated="3"/>
          <table:table-cell office:value-type="string" calcext:value-type="string">
            <text:p>Complete phenotypic study by flow cytometry.</text:p>
          </table:table-cell>
          <table:table-cell office:value-type="string" calcext:value-type="string">
            <text:p>Study of hormone receptors and HER2.</text:p>
          </table:table-cell>
          <table:table-cell office:value-type="string" calcext:value-type="string">
            <text:p>Study of hormone receptors, e-cadherin and study of first degree relatives.</text:p>
          </table:table-cell>
          <table:table-cell office:value-type="string" calcext:value-type="string">
            <text:p>Study of BRCA 1-2 and study of first-degree relatives.</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33" calcext:value-type="float">
            <text:p>33</text:p>
          </table:table-cell>
          <table:table-cell table:number-columns-repeated="3"/>
          <table:table-cell office:value-type="string" calcext:value-type="string">
            <text:p>A 67-year-old woman diagnosed with infiltrating ductal carcinoma of the breast with no family history of neoplasia. What additional studies should be performed on the tumor because of its clinical and therapeutic implications?</text:p>
          </table:table-cell>
          <table:table-cell office:value-type="string" calcext:value-type="string">
            <text:p>Study of hormone receptors and HER2. Both for the type of treatment and to study the prognostic factor and adjuvant treatment, it is necessary to know the different hormonal receptors (estrogen and progesterone) as well as HER2-neu.</text:p>
          </table:table-cell>
          <table:table-cell office:value-type="string" calcext:value-type="string">
            <text:p>Oncoguía SEGO.</text:p>
          </table:table-cell>
          <table:table-cell office:value-type="string" calcext:value-type="string">
            <text:p>GYNECOLOGY AND OBSTETRICS</text:p>
          </table:table-cell>
          <table:table-cell table:number-columns-repeated="3"/>
          <table:table-cell office:value-type="string" calcext:value-type="string">
            <text:p>Complete phenotypic study by flow cytometry.</text:p>
          </table:table-cell>
          <table:table-cell office:value-type="string" calcext:value-type="string">
            <text:p>Study of hormone receptors and HER2.</text:p>
          </table:table-cell>
          <table:table-cell office:value-type="string" calcext:value-type="string">
            <text:p>Study of hormone receptors, e-cadherin and study of first-degree relatives.</text:p>
          </table:table-cell>
          <table:table-cell office:value-type="string" calcext:value-type="string">
            <text:p>Study of BRCA 1-2 and study of first-degree relatives.</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58" calcext:value-type="float">
            <text:p>158</text:p>
          </table:table-cell>
          <table:table-cell table:number-columns-repeated="3"/>
          <table:table-cell office:value-type="string" calcext:value-type="string">
            <text:p>A 24-year-old woman, primigestation, suffers a spontaneous abortion at 7 weeks of gestation. The anatomopathological study of the abortive remains indicates molar disease. We should inform you that:</text:p>
          </table:table-cell>
          <table:table-cell office:value-type="string" calcext:value-type="string">
            <text:p>Gestational trophoblastic disease should be followed up (regardless of whether the evacuation has been complete or not) and the patient should be advised not to become pregnant again until at least 6 months with negative BHCG titers. The risk of recurrence in another pregnancy is low (1/55) and 90% of cases progress satisfactorily without developing neoplasia.</text:p>
          </table:table-cell>
          <table:table-cell/>
          <table:table-cell office:value-type="string" calcext:value-type="string">
            <text:p>GYNECOLOGY AND OBSTETRICS</text:p>
          </table:table-cell>
          <table:table-cell table:number-columns-repeated="3"/>
          <table:table-cell office:value-type="string" calcext:value-type="string">
            <text:p>The risk of a new molar gestation in a future pregnancy is 50%.</text:p>
          </table:table-cell>
          <table:table-cell office:value-type="string" calcext:value-type="string">
            <text:p>She should not become pregnant until she has undergone periodic controls and has spent one year with negative BHCG levels.</text:p>
          </table:table-cell>
          <table:table-cell office:value-type="string" calcext:value-type="string">
            <text:p>Subsequent controls are not necessary if the evacuation of the trophoblastic tissue was complete.</text:p>
          </table:table-cell>
          <table:table-cell office:value-type="string" calcext:value-type="string">
            <text:p>It is necessary to carry out periodic controls since 40% of the cases will develop a gestational trophoblastic neoplasia.</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58" calcext:value-type="float">
            <text:p>158</text:p>
          </table:table-cell>
          <table:table-cell table:number-columns-repeated="3"/>
          <table:table-cell office:value-type="string" calcext:value-type="string">
            <text:p>A 24-year-old woman, primigestation, suffers a spontaneous abortion at 7 weeks gestation. The anatomopathological study of the abortive remains indicates molar disease. We should inform you that:</text:p>
          </table:table-cell>
          <table:table-cell office:value-type="string" calcext:value-type="string">
            <text:p>The answer is 2. According to the SEGO (Spanish Society of Gynecology and Obstetrics) in its 2005 protocol "Gestational trophoblastic disease", the risk of malignization, i.e. of developing a gestational trophoblastic neoplasm, ranges from 5 to 20% depending on whether it is a partial mole or a complete mole, respectively. According to this protocol: "Patients will be monitored weekly with hcg dosage until it becomes undetectable, for three consecutive times. After that the monitoring will be monthly, for six months and then every two months for another six months. Based on the available data, a follow-up of three to six months is recommended for partial mole and 12 months for complete mole." Therefore, subsequent controls are strictly necessary.The risk of a new molar gestation, although increased compared to the normal population, is not 50%.</text:p>
          </table:table-cell>
          <table:table-cell office:value-type="string" calcext:value-type="string">
            <text:p>Protocolo de 2005 «Enfermedad trofoblástica gestacional» de la SEGO.</text:p>
          </table:table-cell>
          <table:table-cell office:value-type="string" calcext:value-type="string">
            <text:p>GYNECOLOGY AND OBSTETRICS</text:p>
          </table:table-cell>
          <table:table-cell table:number-columns-repeated="3"/>
          <table:table-cell office:value-type="string" calcext:value-type="string">
            <text:p>The risk of a new molar gestation in a future pregnancy is 50%.</text:p>
          </table:table-cell>
          <table:table-cell office:value-type="string" calcext:value-type="string">
            <text:p>You should not become pregnant until periodic controls and have spent one year with negative BHCG levels.</text:p>
          </table:table-cell>
          <table:table-cell office:value-type="string" calcext:value-type="string">
            <text:p>Subsequent controls are not necessary if the evacuation of the trophoblastic tissue was complete.</text:p>
          </table:table-cell>
          <table:table-cell office:value-type="string" calcext:value-type="string">
            <text:p>It is necessary to perform periodic controls since 40% of the cases will develop a gestational trophoblastic neoplasia.</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58" calcext:value-type="float">
            <text:p>158</text:p>
          </table:table-cell>
          <table:table-cell table:number-columns-repeated="3"/>
          <table:table-cell office:value-type="string" calcext:value-type="string">
            <text:p>A 24-year-old woman, primigestation, suffers a spontaneous abortion at 7 weeks gestation. The anatomopathological study of the abortive remains indicates molar disease. We should inform you that:</text:p>
          </table:table-cell>
          <table:table-cell office:value-type="string" calcext:value-type="string">
            <text:p>She should not become pregnant until she has undergone regular check-ups and one year has passed with negative beta-HCG levels. Patients will be monitored weekly with hCG dosing until it becomes undetectable, for three consecutive times. After that the monitoring will be monthly for six months and then every two months for another six months before a new pregnancy.</text:p>
          </table:table-cell>
          <table:table-cell office:value-type="string" calcext:value-type="string">
            <text:p>Protocolo SEGO: Enfermedad trofoblástica gestacional.</text:p>
          </table:table-cell>
          <table:table-cell office:value-type="string" calcext:value-type="string">
            <text:p>GYNECOLOGY AND OBSTETRICS</text:p>
          </table:table-cell>
          <table:table-cell table:number-columns-repeated="3"/>
          <table:table-cell office:value-type="string" calcext:value-type="string">
            <text:p>The risk of a new molar gestation in a future pregnancy is 50%.</text:p>
          </table:table-cell>
          <table:table-cell office:value-type="string" calcext:value-type="string">
            <text:p>She should not become pregnant until periodic check-ups and after one year with negative BHCG levels.</text:p>
          </table:table-cell>
          <table:table-cell office:value-type="string" calcext:value-type="string">
            <text:p>Subsequent controls are not necessary if the evacuation of the trophoblastic tissue was complete.</text:p>
          </table:table-cell>
          <table:table-cell office:value-type="string" calcext:value-type="string">
            <text:p>Periodic check-ups are necessary since 40% of cases will develop gestational trophoblastic neoplasia.</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59" calcext:value-type="float">
            <text:p>159</text:p>
          </table:table-cell>
          <table:table-cell table:number-columns-repeated="3"/>
          <table:table-cell office:value-type="string" calcext:value-type="string">
            <text:p>A 69-year-old woman comes to your office reporting genital bleeding of several months' evolution. She denies hormone replacement therapy and anticoagulation. She provides normal cervicovaginal cytology. General and genital physical examination without findings of interest. BMI of 38kg/m2. Indicate the most correct attitude:</text:p>
          </table:table-cell>
          <table:table-cell office:value-type="string" calcext:value-type="string">
            <text:p>We are being presented with a case of postmenopausal metrorrhagia. In a case like this we must rule out endometrial neoplasia, so an endometrial biopsy would be indicated, either by Cornier cannula if possible, or by hysteroscopy. A cervical biopsy is not of interest in this case since the cytology is normal and hormonal assessment is not going to be useful in the diagnosis of endometrial neoplasia. Finally, prescribing cyclic progesterone is not indicated in a postmenopausal woman.</text:p>
          </table:table-cell>
          <table:table-cell/>
          <table:table-cell office:value-type="string" calcext:value-type="string">
            <text:p>GYNECOLOGY AND OBSTETRICS</text:p>
          </table:table-cell>
          <table:table-cell table:number-columns-repeated="3"/>
          <table:table-cell office:value-type="string" calcext:value-type="string">
            <text:p>Prescribe cyclic progesterone.</text:p>
          </table:table-cell>
          <table:table-cell office:value-type="string" calcext:value-type="string">
            <text:p>Endometrial biopsy.</text:p>
          </table:table-cell>
          <table:table-cell office:value-type="string" calcext:value-type="string">
            <text:p>Random cervical biopsies.</text:p>
          </table:table-cell>
          <table:table-cell office:value-type="string" calcext:value-type="string">
            <text:p>Hormonal evaluation with FSH, LH and estradiol.</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59" calcext:value-type="float">
            <text:p>159</text:p>
          </table:table-cell>
          <table:table-cell table:number-columns-repeated="3"/>
          <table:table-cell office:value-type="string" calcext:value-type="string">
            <text:p>69-year-old woman who comes to your office referring genital bleeding of several months of evolution. She denies hormone replacement therapy and anticoagulation. She provides normal cervicovaginal cytology. General and genital physical examination without findings of interest. BMI of 38kg/m2. Indicate the most correct attitude:</text:p>
          </table:table-cell>
          <table:table-cell office:value-type="string" calcext:value-type="string">
            <text:p>The correct answer is 2. We are dealing with a case of postmenopausal metrorrhagia, whose most frequent cause is genital atrophy in the first place and endometrial cancer in the second place. The data given on obesity should lead us to suspect endometrial cancer, since peripheral fat is converted to estrone, and these estrogens cause the endometrium to proliferate. On the other hand, she provides a normal cytology, which rules out option 3. The hormonal evaluation is not opportune, since we understand that the patient is in menopause. We should not prescribe treatment without first ruling out organic causes.</text:p>
          </table:table-cell>
          <table:table-cell/>
          <table:table-cell office:value-type="string" calcext:value-type="string">
            <text:p>GYNECOLOGY AND OBSTETRICS</text:p>
          </table:table-cell>
          <table:table-cell table:number-columns-repeated="3"/>
          <table:table-cell office:value-type="string" calcext:value-type="string">
            <text:p>Prescribe cyclic progesterone.</text:p>
          </table:table-cell>
          <table:table-cell office:value-type="string" calcext:value-type="string">
            <text:p>Endometrial biopsy.</text:p>
          </table:table-cell>
          <table:table-cell office:value-type="string" calcext:value-type="string">
            <text:p>Random cervical biopsies.</text:p>
          </table:table-cell>
          <table:table-cell office:value-type="string" calcext:value-type="string">
            <text:p>Hormonal evaluation with FSH, LH and estradiol.</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59" calcext:value-type="float">
            <text:p>159</text:p>
          </table:table-cell>
          <table:table-cell table:number-columns-repeated="3"/>
          <table:table-cell office:value-type="string" calcext:value-type="string">
            <text:p>69-year-old woman who comes to your office referring genital bleeding of several months of evolution. She denies hormone replacement therapy and anticoagulation. She provides normal cervicovaginal cytology. General and genital physical examination without findings of interest. BMI of 38kg/m2. Indicate the most correct attitude:</text:p>
          </table:table-cell>
          <table:table-cell office:value-type="string" calcext:value-type="string">
            <text:p>Endometrial biopsy. Peri- or menopause: - Due to the high prevalence of organic pathology during this period it is necessary to systematically perform endometrial biopsy (Cornier or Hysteroscopy).</text:p>
          </table:table-cell>
          <table:table-cell office:value-type="string" calcext:value-type="string">
            <text:p>Documentos Consenso SEGO. Menorragia.</text:p>
          </table:table-cell>
          <table:table-cell office:value-type="string" calcext:value-type="string">
            <text:p>GYNECOLOGY AND OBSTETRICS</text:p>
          </table:table-cell>
          <table:table-cell table:number-columns-repeated="3"/>
          <table:table-cell office:value-type="string" calcext:value-type="string">
            <text:p>Prescribe cyclic progesterone.</text:p>
          </table:table-cell>
          <table:table-cell office:value-type="string" calcext:value-type="string">
            <text:p>Endometrial biopsy.</text:p>
          </table:table-cell>
          <table:table-cell office:value-type="string" calcext:value-type="string">
            <text:p>Random biopsies of the cervix.</text:p>
          </table:table-cell>
          <table:table-cell office:value-type="string" calcext:value-type="string">
            <text:p>Hormonal assessment with FSH, LH and estradiol.</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60" calcext:value-type="float">
            <text:p>160</text:p>
          </table:table-cell>
          <table:table-cell table:number-columns-repeated="3"/>
          <table:table-cell office:value-type="string" calcext:value-type="string">
            <text:p>45-year-old woman, mother of 3 children, attends an early diagnosis consultation. The cervicovaginal cytology is compatible with a high-grade squamous intraepithelial lesion. Which of the following options would you choose?</text:p>
          </table:table-cell>
          <table:table-cell office:value-type="string" calcext:value-type="string">
            <text:p>Colposcopy is indicated for all patients with altered cytology (intraepithelial lesion or suspicion of invasive cancer or HPV infection), as a second level of screening. If lesions are observed in this test, a biopsy of the lesion will be performed. There is no point in repeating the cytology (since this is a screening test, not a diagnostic test), performing a hysterectomy for an intraepithelial lesion that has not been confirmed by biopsy is not indicated either, and performing curettage of the endometrial cavity does not provide information since the lesion is from the cervix.</text:p>
          </table:table-cell>
          <table:table-cell/>
          <table:table-cell office:value-type="string" calcext:value-type="string">
            <text:p>GYNECOLOGY AND OBSTETRICS</text:p>
          </table:table-cell>
          <table:table-cell table:number-columns-repeated="3"/>
          <table:table-cell office:value-type="string" calcext:value-type="string">
            <text:p>Repeat cytology in 1 month.</text:p>
          </table:table-cell>
          <table:table-cell office:value-type="string" calcext:value-type="string">
            <text:p>Colposcopy with possible biopsy.</text:p>
          </table:table-cell>
          <table:table-cell office:value-type="string" calcext:value-type="string">
            <text:p>Hysterectomy with bilateral salpinguectomy and ovarian conservation.</text:p>
          </table:table-cell>
          <table:table-cell office:value-type="string" calcext:value-type="string">
            <text:p>Fractionated uterine curettage.</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60" calcext:value-type="float">
            <text:p>160</text:p>
          </table:table-cell>
          <table:table-cell table:number-columns-repeated="3"/>
          <table:table-cell office:value-type="string" calcext:value-type="string">
            <text:p>A 45-year-old woman, mother of 3 children, attends an early diagnosis consultation. Cervicovaginal cytology is compatible with a high-grade squamous intraepithelial lesion. Which of the following options would you choose?</text:p>
          </table:table-cell>
          <table:table-cell office:value-type="string" calcext:value-type="string">
            <text:p>The correct answer is 2. According to the 2014 SEGO Oncoguide on cervical cancer prevention, when a cytology shows a high-grade squamous intraepithelial lesion, the action to be taken is a colposcopy, with or without biopsy depending on the findings (regardless of the patient's age and parity).</text:p>
          </table:table-cell>
          <table:table-cell office:value-type="string" calcext:value-type="string">
            <text:p>Oncoguía de la SEGO.</text:p>
          </table:table-cell>
          <table:table-cell office:value-type="string" calcext:value-type="string">
            <text:p>GYNECOLOGY AND OBSTETRICS</text:p>
          </table:table-cell>
          <table:table-cell table:number-columns-repeated="3"/>
          <table:table-cell office:value-type="string" calcext:value-type="string">
            <text:p>Repeat cytology in 1 month.</text:p>
          </table:table-cell>
          <table:table-cell office:value-type="string" calcext:value-type="string">
            <text:p>Colposcopy with possible biopsy.</text:p>
          </table:table-cell>
          <table:table-cell office:value-type="string" calcext:value-type="string">
            <text:p>Hysterectomy with bilateral salpinguectomy and ovarian conservation.</text:p>
          </table:table-cell>
          <table:table-cell office:value-type="string" calcext:value-type="string">
            <text:p>Fractionated uterine curettage.</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60" calcext:value-type="float">
            <text:p>160</text:p>
          </table:table-cell>
          <table:table-cell table:number-columns-repeated="3"/>
          <table:table-cell office:value-type="string" calcext:value-type="string">
            <text:p>A 45-year-old woman, mother of 3 children, attends an early diagnosis consultation. Cervicovaginal cytology is compatible with a high-grade squamous intraepithelial lesion. Which of the following options would you choose?</text:p>
          </table:table-cell>
          <table:table-cell office:value-type="string" calcext:value-type="string">
            <text:p>Colposcopy with possible biopsy. H-SIL (High-grade squamous intraepithelial lesion)*: includes changes suggestive of CIN2 and CIN3/CIS. The cytologic diagnosis must be confirmed by biopsy, for which it is necessary to perform a directed biopsy by colposcopy.</text:p>
          </table:table-cell>
          <table:table-cell office:value-type="string" calcext:value-type="string">
            <text:p>Oncoguia SEGO. Cáncer de cuello uterino.</text:p>
          </table:table-cell>
          <table:table-cell office:value-type="string" calcext:value-type="string">
            <text:p>GYNECOLOGY AND OBSTETRICS</text:p>
          </table:table-cell>
          <table:table-cell table:number-columns-repeated="3"/>
          <table:table-cell office:value-type="string" calcext:value-type="string">
            <text:p>Repeat cytology in 1 month.</text:p>
          </table:table-cell>
          <table:table-cell office:value-type="string" calcext:value-type="string">
            <text:p>Colposcopy with possible biopsy.</text:p>
          </table:table-cell>
          <table:table-cell office:value-type="string" calcext:value-type="string">
            <text:p>Hysterectomy with bilateral salpinguectomy and ovarian conservation.</text:p>
          </table:table-cell>
          <table:table-cell office:value-type="string" calcext:value-type="string">
            <text:p>Fractionated uterine curettage.</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61" calcext:value-type="float">
            <text:p>161</text:p>
          </table:table-cell>
          <table:table-cell table:number-columns-repeated="3"/>
          <table:table-cell office:value-type="string" calcext:value-type="string">
            <text:p>A 27-year-old woman referred to a gynecology office for evaluation, reporting dyspareunia for about 8 months, along with dyschezia and occasional rectorrhagia coinciding with menstruation for 3-4 months. She also reports dysmenorrhea for years, which she controls well with ibuprofen. She has been trying to get pregnant for 16 months without success. In the gynecological examination she only shows pain when pressing on the posterior vaginal fornix. Which test do you consider would allow you to reach a diagnosis of certainty of her pathology?</text:p>
          </table:table-cell>
          <table:table-cell office:value-type="string" calcext:value-type="string">
            <text:p>The clinical case presented is a woman of childbearing age (27 years) presenting dyspareunia + dysmenorrhea + infertility, which should lead us to think of endometriosis. The clinical history and ultrasound give a diagnosis of suspicion, but the diagnosis of certainty is given by direct observation (with or without associated biopsy) of ectopic endometrial tissue implants, either by laparotomy or laparoscopy.</text:p>
          </table:table-cell>
          <table:table-cell/>
          <table:table-cell office:value-type="string" calcext:value-type="string">
            <text:p>GYNECOLOGY AND OBSTETRICS</text:p>
          </table:table-cell>
          <table:table-cell table:number-columns-repeated="3"/>
          <table:table-cell office:value-type="string" calcext:value-type="string">
            <text:p>Transvaginal ultrasound.</text:p>
          </table:table-cell>
          <table:table-cell office:value-type="string" calcext:value-type="string">
            <text:p>Diagnostic laparoscopy.</text:p>
          </table:table-cell>
          <table:table-cell office:value-type="string" calcext:value-type="string">
            <text:p>Magnetic resonance imaging.</text:p>
          </table:table-cell>
          <table:table-cell office:value-type="string" calcext:value-type="string">
            <text:p>Colonoscopy.</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61" calcext:value-type="float">
            <text:p>161</text:p>
          </table:table-cell>
          <table:table-cell table:number-columns-repeated="3"/>
          <table:table-cell office:value-type="string" calcext:value-type="string">
            <text:p>A 27-year-old woman referred to the gynecology office for evaluation referring dyspareunia for about 8 months, along with dyschezia and occasional rectorrhagia coinciding with menstruation for 3-4 months. She also reports dysmenorrhea for years, which she controls well with ibuprofen. She has been trying to get pregnant for 16 months without success. In the gynecological examination she only shows pain when pressing on the posterior vaginal fornix. Which test do you consider would allow you to reach a diagnosis of certainty of her pathology?</text:p>
          </table:table-cell>
          <table:table-cell office:value-type="string" calcext:value-type="string">
            <text:p>The correct answer is 2. We are facing a suspicion of endometriosis, due to the symptoms and signs given in the statement. We are asked for a diagnosis of certainty, and the Gold Standard for the diagnosis of this disease is diagnostic laparoscopy.</text:p>
          </table:table-cell>
          <table:table-cell/>
          <table:table-cell office:value-type="string" calcext:value-type="string">
            <text:p>GYNECOLOGY AND OBSTETRICS</text:p>
          </table:table-cell>
          <table:table-cell table:number-columns-repeated="3"/>
          <table:table-cell office:value-type="string" calcext:value-type="string">
            <text:p>Transvaginal ultrasound.</text:p>
          </table:table-cell>
          <table:table-cell office:value-type="string" calcext:value-type="string">
            <text:p>Diagnostic laparoscopy.</text:p>
          </table:table-cell>
          <table:table-cell office:value-type="string" calcext:value-type="string">
            <text:p>Magnetic resonance imaging.</text:p>
          </table:table-cell>
          <table:table-cell office:value-type="string" calcext:value-type="string">
            <text:p>Colonoscopy.</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61" calcext:value-type="float">
            <text:p>161</text:p>
          </table:table-cell>
          <table:table-cell table:number-columns-repeated="3"/>
          <table:table-cell office:value-type="string" calcext:value-type="string">
            <text:p>A 27-year-old woman referred to the gynecology office for evaluation referring dyspareunia for about 8 months, along with dyschezia and occasional rectorrhagia coinciding with menstruation for 3-4 months. She also reports dysmenorrhea for years, which she controls well with ibuprofen. She has been trying to get pregnant for 16 months without success. In the gynecological examination she only has pain when pressing on the posterior vaginal fornix. Which test do you consider would allow you to reach a diagnosis of certainty of her pathology?</text:p>
          </table:table-cell>
          <table:table-cell office:value-type="string" calcext:value-type="string">
            <text:p>Diagnostic laparoscopy. It is a typical case of deep endometriosis, with implants in different parts of the pelvis. The definitive diagnosis will be given by the pathological anatomy, so for this we have to do Laparoscopy and send to PA.</text:p>
          </table:table-cell>
          <table:table-cell/>
          <table:table-cell office:value-type="string" calcext:value-type="string">
            <text:p>GYNECOLOGY AND OBSTETRICS</text:p>
          </table:table-cell>
          <table:table-cell table:number-columns-repeated="3"/>
          <table:table-cell office:value-type="string" calcext:value-type="string">
            <text:p>Transvaginal ultrasound.</text:p>
          </table:table-cell>
          <table:table-cell office:value-type="string" calcext:value-type="string">
            <text:p>Diagnostic laparoscopy.</text:p>
          </table:table-cell>
          <table:table-cell office:value-type="string" calcext:value-type="string">
            <text:p>Magnetic resonance imaging.</text:p>
          </table:table-cell>
          <table:table-cell office:value-type="string" calcext:value-type="string">
            <text:p>Colonoscopy.</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66" calcext:value-type="float">
            <text:p>166</text:p>
          </table:table-cell>
          <table:table-cell table:number-columns-repeated="3"/>
          <table:table-cell office:value-type="string" calcext:value-type="string">
            <text:p>A pregnant woman, 10 weeks pregnant, comes to the emergency room with a blood pressure of 160/105 mmHg. She was in good general condition, with only mild headache, which was the reason for taking her blood pressure. After 4 hours of rest she presented with a blood pressure of 150/95mmHg. A complete blood count is normal and proteinuria is negative. What type of hypertension is present?</text:p>
          </table:table-cell>
          <table:table-cell office:value-type="string" calcext:value-type="string">
            <text:p>Chronic hypertension is defined as hypertension that is present before pregnancy or that is diagnosed before the 20th week of gestation. In this case, the patient is 10 weeks pregnant, so the correct answer is 3.</text:p>
          </table:table-cell>
          <table:table-cell/>
          <table:table-cell office:value-type="string" calcext:value-type="string">
            <text:p>GYNECOLOGY AND OBSTETRICS</text:p>
          </table:table-cell>
          <table:table-cell table:number-columns-repeated="3"/>
          <table:table-cell office:value-type="string" calcext:value-type="string">
            <text:p>Moderate preeclampsia.</text:p>
          </table:table-cell>
          <table:table-cell office:value-type="string" calcext:value-type="string">
            <text:p>Pregnancy-induced hypertension.</text:p>
          </table:table-cell>
          <table:table-cell office:value-type="string" calcext:value-type="string">
            <text:p>Chronic hypertension.</text:p>
          </table:table-cell>
          <table:table-cell office:value-type="string" calcext:value-type="string">
            <text:p>Eclampsia.</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66" calcext:value-type="float">
            <text:p>166</text:p>
          </table:table-cell>
          <table:table-cell table:number-columns-repeated="3"/>
          <table:table-cell office:value-type="string" calcext:value-type="string">
            <text:p>A pregnant woman, 10 weeks pregnant, comes to the emergency room with a blood pressure of 160/105 mmHg. She is in good general condition, with only mild headache, which is the reason for taking her blood pressure. After 4 hours of rest she presented with a blood pressure of 150/95mmHg. A complete blood count is normal and proteinuria is negative. What type of hypertension is present?</text:p>
          </table:table-cell>
          <table:table-cell office:value-type="string" calcext:value-type="string">
            <text:p>The correct answer is 3. The SEGO in its 2006 protocol "Hypertensive disorders of pregnancy" refers that this is chronic hypertension, although diagnosed in pregnancy. This is because it has been diagnosed at 10 weeks of gestation. Above 20 weeks' gestation, we would be talking about preeclampsia (if HT + proteinuria or uterine artery pulsatility index above the 95th percentile), pregnancy-induced hypertension (only HT) or eclampsia (a form of severe preeclampsia).</text:p>
          </table:table-cell>
          <table:table-cell office:value-type="string" calcext:value-type="string">
            <text:p>Protocolo de la SEGO «Trastornos hipertensivos del embarazo» de 2006.</text:p>
          </table:table-cell>
          <table:table-cell office:value-type="string" calcext:value-type="string">
            <text:p>GYNECOLOGY AND OBSTETRICS</text:p>
          </table:table-cell>
          <table:table-cell table:number-columns-repeated="3"/>
          <table:table-cell office:value-type="string" calcext:value-type="string">
            <text:p>Moderate preeclampsia.</text:p>
          </table:table-cell>
          <table:table-cell office:value-type="string" calcext:value-type="string">
            <text:p>Pregnancy-induced hypertension.</text:p>
          </table:table-cell>
          <table:table-cell office:value-type="string" calcext:value-type="string">
            <text:p>Chronic hypertension.</text:p>
          </table:table-cell>
          <table:table-cell office:value-type="string" calcext:value-type="string">
            <text:p>Eclampsia.</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66" calcext:value-type="float">
            <text:p>166</text:p>
          </table:table-cell>
          <table:table-cell table:number-columns-repeated="3"/>
          <table:table-cell office:value-type="string" calcext:value-type="string">
            <text:p>A pregnant woman, 10 weeks pregnant, comes to the emergency room with a blood pressure of 160/105 mmHg. She is in good general condition, with only mild headache, which is the reason for taking her blood pressure. After 4 hours of rest she presented with a blood pressure of 150/95mmHg. A complete blood count is normal and proteinuria is negative. What type of hypertension does she have?</text:p>
          </table:table-cell>
          <table:table-cell office:value-type="string" calcext:value-type="string">
            <text:p>Chronic hypertension. This is hypertension that is detected before pregnancy or before the 20th week of pregnancy and/or persists at 12 weeks postpartum.</text:p>
          </table:table-cell>
          <table:table-cell office:value-type="string" calcext:value-type="string">
            <text:p>Documentos de consenso SEGO. Estados hipertensivos del embarazo.</text:p>
          </table:table-cell>
          <table:table-cell office:value-type="string" calcext:value-type="string">
            <text:p>GYNECOLOGY AND OBSTETRICS</text:p>
          </table:table-cell>
          <table:table-cell table:number-columns-repeated="3"/>
          <table:table-cell office:value-type="string" calcext:value-type="string">
            <text:p>Moderate pre-eclampsia.</text:p>
          </table:table-cell>
          <table:table-cell office:value-type="string" calcext:value-type="string">
            <text:p>Pregnancy-induced hypertension.</text:p>
          </table:table-cell>
          <table:table-cell office:value-type="string" calcext:value-type="string">
            <text:p>Chronic hypertension.</text:p>
          </table:table-cell>
          <table:table-cell office:value-type="string" calcext:value-type="string">
            <text:p>Eclampsia.</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232" calcext:value-type="float">
            <text:p>232</text:p>
          </table:table-cell>
          <table:table-cell table:number-columns-repeated="3"/>
          <table:table-cell office:value-type="string" calcext:value-type="string">
            <text:p>A 24-year-old woman consults after noticing inguinal lymphadenopathy. The interrogation does not reveal any local discomfort or data suggestive of sexually transmitted infection. The examination revealed two lymphadenopathies, one in each groin, 1 cm in diameter, soft, mobile, non-painful. No skin lesions are seen on the lower limbs, anus or perineum. Which test do you consider essential?</text:p>
          </table:table-cell>
          <table:table-cell office:value-type="string" calcext:value-type="string">
            <text:p>The presence of inguinal nodes up to 1-1.5cm may be normal in the absence of symptoms. In this case, they are very nonspecific nodes, without signs of malignancy (mobile, soft, not painful) that do not lead us to suspect neoplastic infiltration and the lack of other clinical signs also leads us to rule out the presence of STD.</text:p>
          </table:table-cell>
          <table:table-cell/>
          <table:table-cell office:value-type="string" calcext:value-type="string">
            <text:p>GYNECOLOGY AND OBSTETRICS</text:p>
          </table:table-cell>
          <table:table-cell table:number-columns-repeated="3"/>
          <table:table-cell office:value-type="string" calcext:value-type="string">
            <text:p>A lues serology since it is most likely a Treponema pallidum infection.</text:p>
          </table:table-cell>
          <table:table-cell office:value-type="string" calcext:value-type="string">
            <text:p>A gynecological examination to rule out ovarian cancer.</text:p>
          </table:table-cell>
          <table:table-cell office:value-type="string" calcext:value-type="string">
            <text:p>By the clinical characteristics it seems to be normal lymph nodes and complementary explorations should not be done.</text:p>
          </table:table-cell>
          <table:table-cell office:value-type="string" calcext:value-type="string">
            <text:p>A Paul-Bunell test should be performed to rule out infectious mononucleosis.</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232" calcext:value-type="float">
            <text:p>232</text:p>
          </table:table-cell>
          <table:table-cell table:number-columns-repeated="3"/>
          <table:table-cell office:value-type="string" calcext:value-type="string">
            <text:p>A 24-year-old woman consults after noticing inguinal lymphadenopathies. The interrogation does not show any local discomfort or data suggestive of sexually transmitted infection. The examination revealed two lymphadenopathies, one in each groin, 1 cm in diameter, soft, mobile, non-painful. No skin lesions are seen on the lower limbs, anus or perineum. Which test do you consider essential?</text:p>
          </table:table-cell>
          <table:table-cell office:value-type="string" calcext:value-type="string">
            <text:p>The correct answer is 3. In the inguinal region, the lymph nodes can acquire a size of up to 1.5 cm being normal. In addition, the rest of the data of the inguinal exploration (no pain, mobile, soft, etc.) corroborates this. On the other hand, there are no signs or symptoms that make us think of a sexually transmitted infection.</text:p>
          </table:table-cell>
          <table:table-cell/>
          <table:table-cell office:value-type="string" calcext:value-type="string">
            <text:p>GYNECOLOGY AND OBSTETRICS</text:p>
          </table:table-cell>
          <table:table-cell table:number-columns-repeated="3"/>
          <table:table-cell office:value-type="string" calcext:value-type="string">
            <text:p>A lupus serology since it is most likely a Treponema pallidum infection.</text:p>
          </table:table-cell>
          <table:table-cell office:value-type="string" calcext:value-type="string">
            <text:p>A gynecological examination to rule out ovarian cancer.</text:p>
          </table:table-cell>
          <table:table-cell office:value-type="string" calcext:value-type="string">
            <text:p>From the clinical features it seems to be normal lymph nodes and complementary explorations should not be performed.</text:p>
          </table:table-cell>
          <table:table-cell office:value-type="string" calcext:value-type="string">
            <text:p>A Paul-Bunell test should be performed to rule out infectious mononucleosis.</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91" calcext:value-type="float">
            <text:p>91</text:p>
          </table:table-cell>
          <table:table-cell table:number-columns-repeated="3"/>
          <table:table-cell office:value-type="string" calcext:value-type="string">
            <text:p>The determination in a 70-year-old woman of hematocrit 32%, Hb 9.6 g/dL, MCV 85 fL (70-99), Fe 25 ug/dL (37-145) and ferritin 350 ng/mL (15-150), is more suggestive of:</text:p>
          </table:table-cell>
          <table:table-cell office:value-type="string" calcext:value-type="string">
            <text:p>Polymyalgia rheumatica. Classic example I suppose, and it is seen in the clinic in droves. Older woman with normocitic anemia and clear ferrokinetic pattern of chronic disorder (hyposideremia but hyperferritinemia). The only one that fits, and it fits perfectly, is number 3; they only needed to give us a high ESR. 1: if it is a recent loss, the MCV could remain normal, but the ferritin should be affected, and certainly not elevated. 2: the same. If it is due to Fe malabsorption, ferritin should be low. And if it were due to B12 malabsorption, the MCV would be clearly higher. 4: 70 tachycardia and normal MCV. This one is too much.</text:p>
          </table:table-cell>
          <table:table-cell/>
          <table:table-cell office:value-type="string" calcext:value-type="string">
            <text:p>HEMATOLOGY</text:p>
          </table:table-cell>
          <table:table-cell table:number-columns-repeated="3"/>
          <table:table-cell office:value-type="string" calcext:value-type="string">
            <text:p>Recent blood loss through the digestive tract.</text:p>
          </table:table-cell>
          <table:table-cell office:value-type="string" calcext:value-type="string">
            <text:p>Intestinal malabsorption.</text:p>
          </table:table-cell>
          <table:table-cell office:value-type="string" calcext:value-type="string">
            <text:p>Polymyalgia rheumatica.</text:p>
          </table:table-cell>
          <table:table-cell office:value-type="string" calcext:value-type="string">
            <text:p>Thalassemia minor.</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93" calcext:value-type="float">
            <text:p>93</text:p>
          </table:table-cell>
          <table:table-cell table:number-columns-repeated="3"/>
          <table:table-cell office:value-type="string" calcext:value-type="string">
            <text:p>46-year-old woman with a history of rheumatic valve disease, requiring mitral valve replacement with a mechanical prosthesis. The initial postoperative evolution is favorable. However, after starting treatment with acenocoumarol, she develops a picture of skin necrosis affecting the abdominal region and extremities. Which of the following alterations would justify this picture?</text:p>
          </table:table-cell>
          <table:table-cell office:value-type="string" calcext:value-type="string">
            <text:p>Warfarin-induced skin necrosis is a rare and serious adverse effect of oral anticoagulant therapy, occurring in only 0.01 to 0.1% of patients and is especially related to coagulation protein C and S deficiency.</text:p>
          </table:table-cell>
          <table:table-cell/>
          <table:table-cell office:value-type="string" calcext:value-type="string">
            <text:p>HEMATOLOGY</text:p>
          </table:table-cell>
          <table:table-cell table:number-columns-repeated="3"/>
          <table:table-cell office:value-type="string" calcext:value-type="string">
            <text:p>Antithrombin deficiency.</text:p>
          </table:table-cell>
          <table:table-cell office:value-type="string" calcext:value-type="string">
            <text:p>Factor V Leiden.</text:p>
          </table:table-cell>
          <table:table-cell office:value-type="string" calcext:value-type="string">
            <text:p>Hyperhomocysteinemia.</text:p>
          </table:table-cell>
          <table:table-cell office:value-type="string" calcext:value-type="string">
            <text:p>Protein C deficiency.</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94" calcext:value-type="float">
            <text:p>94</text:p>
          </table:table-cell>
          <table:table-cell table:number-columns-repeated="3"/>
          <table:table-cell office:value-type="string" calcext:value-type="string">
            <text:p>A 51-year-old man is admitted from the emergency department for macrocytic anemia (Hb 6.3 g/dL, MCV 120 fL). Studies ruled out a deficiency origin. Reticulocytes were 24000/microL. The bone marrow study is compatible with myelodysplastic syndrome (MDS). Cytogenetics shows a 5q deletion. Which is the correct statement regarding this patient?</text:p>
          </table:table-cell>
          <table:table-cell office:value-type="string" calcext:value-type="string">
            <text:p>This is a young patient with no comorbidities and is therefore a candidate for treatment with curative intent, so option 4 is ruled out. Option 3 is also incorrect since we cannot know the patient's IPSS since we do not know the number of blasts and the number of leukocytes and platelets to calculate the risk. Option 2 is also incorrect since the indication for a bone marrow transplant in MDS is those patients with high or intermediate-2 IPSS, and in this case we do not know the risk, the only thing we know about the risk is the cytogenetics which is of good prognosis that would give us 0 points. Therefore the correct one is 1 since it is true that it has a favorable cytogenetics (5q-) and has a specific treatment lenalidomide, also used in other pathologies such as multiple myeloma.</text:p>
          </table:table-cell>
          <table:table-cell/>
          <table:table-cell office:value-type="string" calcext:value-type="string">
            <text:p>HEMATOLOGY</text:p>
          </table:table-cell>
          <table:table-cell table:number-columns-repeated="3"/>
          <table:table-cell office:value-type="string" calcext:value-type="string">
            <text:p>This deletion (5q-) is an alteration of good prognosis and has a specific treatment (lenalidomide).</text:p>
          </table:table-cell>
          <table:table-cell office:value-type="string" calcext:value-type="string">
            <text:p>It would be advisable in this patient to perform HLA typing in order to organize an allogeneic transplant.</text:p>
          </table:table-cell>
          <table:table-cell office:value-type="string" calcext:value-type="string">
            <text:p>This is a patient with a high International Prognostic Index (IPSS).</text:p>
          </table:table-cell>
          <table:table-cell office:value-type="string" calcext:value-type="string">
            <text:p>Treatment in this case would be transfusion only.</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96" calcext:value-type="float">
            <text:p>96</text:p>
          </table:table-cell>
          <table:table-cell table:number-columns-repeated="3"/>
          <table:table-cell office:value-type="string" calcext:value-type="string">
            <text:p>A 25-year-old woman presents to the emergency department with ecchymosis and petechiae in the lower extremities and gingivorrhage in the last few days. Her blood count showed the following data: Hb 13 g/dL, leukocytes 8,500/microL with normal leukocyte formula and platelets 9,000/mm3. The determination of coagulation times is normal. Which of the following diagnostic tests should NOT be performed?</text:p>
          </table:table-cell>
          <table:table-cell office:value-type="string" calcext:value-type="string">
            <text:p>The first thing is to know the diagnosis of the clinical case that we are presented with, it is a primary immune thrombocytopenia (ITP), only the platelet series is altered with normal coagulation. The first test to be performed is a peripheral blood smear to check if these platelets are real and there is no pseudothrombopenia due to platelet aggregates. In the enlargement study, antinuclear antibodies (ANA) are requested to rule out autoimmune pathologies that may be the cause of the thrombopenia and another test that would be indicated although in this case the patient is young and does not present signs of seriousness (leukopenia, anemia, no response to first line treatment...) is the performance of a bone marrow aspirate, to see if there are thromboforming megakaryocytes and thus confirm that the platelet destruction is of peripheral origin. But what is not indicated is the determination of the JAK-2 mutation, which is used in the diagnosis of chronic myeloproliferative syndromes, which is not the case here.</text:p>
          </table:table-cell>
          <table:table-cell/>
          <table:table-cell office:value-type="string" calcext:value-type="string">
            <text:p>HEMATOLOGY</text:p>
          </table:table-cell>
          <table:table-cell table:number-columns-repeated="3"/>
          <table:table-cell office:value-type="string" calcext:value-type="string">
            <text:p>JAK-2 mutation.</text:p>
          </table:table-cell>
          <table:table-cell office:value-type="string" calcext:value-type="string">
            <text:p>Bone marrow aspirate.</text:p>
          </table:table-cell>
          <table:table-cell office:value-type="string" calcext:value-type="string">
            <text:p>Antinuclear antibodies.</text:p>
          </table:table-cell>
          <table:table-cell office:value-type="string" calcext:value-type="string">
            <text:p>Peripheral blood smear.</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97" calcext:value-type="float">
            <text:p>97</text:p>
          </table:table-cell>
          <table:table-cell table:number-columns-repeated="3"/>
          <table:table-cell office:value-type="string" calcext:value-type="string">
            <text:p>A 35-year-old patient who, due to hematemesis due to ulcus, receives a transfusion of 2 packed red blood cells. 5-10 minutes after starting the transfusion, she begins with fever, chills, hypotension and pain in the lumbar region. What would be the most likely diagnosis?</text:p>
          </table:table-cell>
          <table:table-cell office:value-type="string" calcext:value-type="string">
            <text:p>Acute hemolytic transfusion reactions can occur within minutes. Clinically they are characterized by chills, fever, urticaria, tachycardia, nausea and vomiting, lumbar pain, hemorrhage due to disseminated intravascular coagulation (DIC)..... We are told of a patient who, within minutes of starting a transfusion, presented with an acute and very serious condition (with shock). Such an acute and severe situation only fits option 4.</text:p>
          </table:table-cell>
          <table:table-cell/>
          <table:table-cell office:value-type="string" calcext:value-type="string">
            <text:p>HEMATOLOGY</text:p>
          </table:table-cell>
          <table:table-cell table:number-columns-repeated="3"/>
          <table:table-cell office:value-type="string" calcext:value-type="string">
            <text:p>Bacterial contamination of the blood.</text:p>
          </table:table-cell>
          <table:table-cell office:value-type="string" calcext:value-type="string">
            <text:p>Febrile reaction secondary to transfusion.</text:p>
          </table:table-cell>
          <table:table-cell office:value-type="string" calcext:value-type="string">
            <text:p>Febrile reaction due to plasma contaminating red blood cells.</text:p>
          </table:table-cell>
          <table:table-cell office:value-type="string" calcext:value-type="string">
            <text:p>Hemolytic transfusion reaction.</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76" calcext:value-type="float">
            <text:p>176</text:p>
          </table:table-cell>
          <table:table-cell table:number-columns-repeated="3"/>
          <table:table-cell office:value-type="string" calcext:value-type="string">
            <text:p>A 78-year-old woman with a history of type 2 diabetes treated with oral antidiabetics, hypertension treated with beta-blockers and ACE inhibitors, and NYHA grade 1 congestive heart failure with LVEF of 48%, and currently asymptomatic. Functional status: ECOG 0. History of 2 years of evolution of small lumps in the neck. Biopsy of cervical adenopathy: follicular lymphoma grade 2. Extension study: Hb 12 g/dL, Leukocytes 6,900/microL (Neutrophils 60%, Lymphocytes 27%, Monocytes 6%, Eosinophils 4%, Basophils 4%), Platelets 220,000/microL. MO: infiltrate by follicular lymphoma. Creatinine 1.5 mg/dL, LDH 235 U/L, Beta2 microglobulin 2.1 microg/mL. CT: lymphadenopathies less than 3 cm in cervical, axillary, retroperitoneal, iliac and inguinal territories; liver and spleen are normal. Which of the following treatments is the most appropriate?</text:p>
          </table:table-cell>
          <table:table-cell office:value-type="string" calcext:value-type="string">
            <text:p>There may be debate about whether to start Rituximab with another cytostatic drug or in monotherapy, but given the lack of survival benefit with early initiation of treatment, the NCCN guidelines recommend waiting and seeing, unless GELF criteria are met to initiate treatment: GELF criteria (Follicular Lymphoma Study Group): - Involvement of ≥3 nodal areas, each with a diameter ≥ 3 cm. - Any nodal or extranodal mass with a diameter ≥ 7 cm. - B symptoms. - Splenomegaly. - Pleural effusion or ascites. - Cytopenias (leukocytes &lt; 1.0 x 109 / L and/or platelets &lt; 100 x 109 / L). - Leukemia (&gt; 5.0 x 109 /L of malignant cells).</text:p>
          </table:table-cell>
          <table:table-cell/>
          <table:table-cell office:value-type="string" calcext:value-type="string">
            <text:p>HEMATOLOGY</text:p>
          </table:table-cell>
          <table:table-cell table:number-columns-repeated="3"/>
          <table:table-cell office:value-type="string" calcext:value-type="string">
            <text:p>Rituximab-CHOP (Cyclophosphamide, Adriamycin, Vincristine, Prednisone).</text:p>
          </table:table-cell>
          <table:table-cell office:value-type="string" calcext:value-type="string">
            <text:p>Rituximab-CVP (Cyclophosphamide, Vincristine, Prednisone).</text:p>
          </table:table-cell>
          <table:table-cell office:value-type="string" calcext:value-type="string">
            <text:p>Do not treat and monitor (wait and see).</text:p>
          </table:table-cell>
          <table:table-cell office:value-type="string" calcext:value-type="string">
            <text:p>Rituxirnab-Bendamustine.</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00" calcext:value-type="float">
            <text:p>100</text:p>
          </table:table-cell>
          <table:table-cell table:number-columns-repeated="3"/>
          <table:table-cell office:value-type="string" calcext:value-type="string">
            <text:p>A 64-year-old patient, farmer, former smoker (5 years), COPD and afflicted with rheumatoid arthritis on corticosteroid therapy. He consults the emergency department for presenting intense headache of 2 days of evolution with deviation of the oral commissure. As background, he reports that after a month of influenza, he persists with cough, purulent and occasionally hemoptotic expectoration, febrile fever, anorexia, asthenia and weight loss. On arrival, the patient had a fever of 38.2ºC, multiple skin abscesses on the hands, back and buttocks (some with fistulous tracts) and right central facial paralysis, apical infiltrates with small associated pleural effusion on chest X-ray and leukocytosis with neutrophilia. Among the following suspected diagnoses I would consider MOST likely:</text:p>
          </table:table-cell>
          <table:table-cell office:value-type="string" calcext:value-type="string">
            <text:p>Nocardia can typically affect immunosuppressed patients, especially those with impaired cell-mediated immunity such as that produced by steroids, and can present with pulmonary involvement, brain abscesses and skin abscesses. Tuberculosis can affect lung and brain but not cutaneous abscesses. Aspergillus also does not affect the skin.</text:p>
          </table:table-cell>
          <table:table-cell/>
          <table:table-cell office:value-type="string" calcext:value-type="string">
            <text:p>PNEUMOLOGY AND THORACIC SURGERY</text:p>
          </table:table-cell>
          <table:table-cell table:number-columns-repeated="3"/>
          <table:table-cell office:value-type="string" calcext:value-type="string">
            <text:p>Lung neoplasm with brain metastases.</text:p>
          </table:table-cell>
          <table:table-cell office:value-type="string" calcext:value-type="string">
            <text:p>Disseminated tuberculosis.</text:p>
          </table:table-cell>
          <table:table-cell office:value-type="string" calcext:value-type="string">
            <text:p>Nocardiosis.</text:p>
          </table:table-cell>
          <table:table-cell office:value-type="string" calcext:value-type="string">
            <text:p>Aspergillosis.</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06" calcext:value-type="float">
            <text:p>106</text:p>
          </table:table-cell>
          <table:table-cell table:number-columns-repeated="3"/>
          <table:table-cell office:value-type="string" calcext:value-type="string">
            <text:p>A 32-year-old man from Cameroon consults for fever cough and left hemithorax pain of 1 month of evolution. He took amoxicillin-clavulanic acid for 1 week without improvement of symptoms. A blood test showed a white blood cell count of 8000/microL and a hemoglobin of 12.8 g/dL. Chest X-ray shows a loculated left pleural effusion occupying one third of the hemithorax. A thoracentesis shows a yellowish fluid with the following features: red blood cells 2000/µL, leukocytes 2500/µL with 90% lymphocytes, protein 4.9 g/dL, lactate dehydrogenase 550 VIL, glucose 67 mg/dL, and absence of malignant cells on cytologic study. Which of the following tests would be most useful in diagnosing the cause of the pleural effusion?</text:p>
          </table:table-cell>
          <table:table-cell office:value-type="string" calcext:value-type="string">
            <text:p>Suspicion is very high for tuberculous pleural effusion, in a young patient from an area with a high rate of TB, a lymphocytic exudate pointing to TB, lymphoma or tumor. Tumor unlikely due to age, negative cytology. Lymphoma could be but no evidence of associated nodal pathology. High adenosine deaminase in LP would point with great certainty to a pleural TB although it would be advisable to confirm the diagnosis with a pleural biopsy since it can also occur in lymphomas and empyemas of other origin.</text:p>
          </table:table-cell>
          <table:table-cell/>
          <table:table-cell office:value-type="string" calcext:value-type="string">
            <text:p>PNEUMOLOGY AND THORACIC SURGERY</text:p>
          </table:table-cell>
          <table:table-cell table:number-columns-repeated="3"/>
          <table:table-cell office:value-type="string" calcext:value-type="string">
            <text:p>A thoracic computed tomography (CT) scan.</text:p>
          </table:table-cell>
          <table:table-cell office:value-type="string" calcext:value-type="string">
            <text:p>Pleural fluid pH measurement.</text:p>
          </table:table-cell>
          <table:table-cell office:value-type="string" calcext:value-type="string">
            <text:p>Measurement of pleural fluid adenosine deaminase.</text:p>
          </table:table-cell>
          <table:table-cell office:value-type="string" calcext:value-type="string">
            <text:p>Tuberculin test.</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19" calcext:value-type="float">
            <text:p>119</text:p>
          </table:table-cell>
          <table:table-cell table:number-columns-repeated="3"/>
          <table:table-cell office:value-type="string" calcext:value-type="string">
            <text:p>A 38-year-old nonsmoking woman previously diagnosed with atopic rhinitis presents with a two-month history of intermittent cough and wheezing, predominantly at night. Chest X-ray was normal. Spirometry within the normal range with negative bronchodilator test. Which of the following tests would you request next?</text:p>
          </table:table-cell>
          <table:table-cell office:value-type="string" calcext:value-type="string">
            <text:p>A normal spirometry and a negative bronchodilator test does not exclude asthma, and the patient's clinical picture is highly suggestive of asthma, so a methacholine test would confirm the diagnosis, at least of bronchial hyperresponsiveness.</text:p>
          </table:table-cell>
          <table:table-cell/>
          <table:table-cell office:value-type="string" calcext:value-type="string">
            <text:p>PNEUMOLOGY AND THORACIC SURGERY</text:p>
          </table:table-cell>
          <table:table-cell table:number-columns-repeated="3"/>
          <table:table-cell office:value-type="string" calcext:value-type="string">
            <text:p>Paranasal sinus Rx.</text:p>
          </table:table-cell>
          <table:table-cell office:value-type="string" calcext:value-type="string">
            <text:p>Thoracic CT.</text:p>
          </table:table-cell>
          <table:table-cell office:value-type="string" calcext:value-type="string">
            <text:p>Methacholine test.</text:p>
          </table:table-cell>
          <table:table-cell office:value-type="string" calcext:value-type="string">
            <text:p>Prick test.</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21" calcext:value-type="float">
            <text:p>121</text:p>
          </table:table-cell>
          <table:table-cell table:number-columns-repeated="3"/>
          <table:table-cell office:value-type="string" calcext:value-type="string">
            <text:p>While you are on call in the Emergency Department of your hospital, you have to attend a 64-year-old patient with acute respiratory failure. His clinical condition is critical, with low oxygen saturation and hemodynamic instability. An urgent chest X-ray was performed showing atelectasis of 2/3 of the right lung. Orotracheal intubation and assisted ventilation were performed, with Fi02 of 1.0. Subsequent arterial blood gas analysis showed pH 7.23, Pa02 60 mmHg and PaC02 30 mmHg. What was the cause of the hypoxemia?</text:p>
          </table:table-cell>
          <table:table-cell office:value-type="string" calcext:value-type="string">
            <text:p>FiO2 of 1 and hyperventilation with mechanical ventilation, demonstrated by the low PCO2, fail to sufficiently raise PO2, due to a V/Q disturbance, with probable shunt in the area of pulmonary atelectasis, probably acute, since the lung has not been able to create compensatory mechanisms to limit perfusion in the poorly ventilated areas.</text:p>
          </table:table-cell>
          <table:table-cell/>
          <table:table-cell office:value-type="string" calcext:value-type="string">
            <text:p>PNEUMOLOGY AND THORACIC SURGERY</text:p>
          </table:table-cell>
          <table:table-cell table:number-columns-repeated="3"/>
          <table:table-cell office:value-type="string" calcext:value-type="string">
            <text:p>Short circuit.</text:p>
          </table:table-cell>
          <table:table-cell office:value-type="string" calcext:value-type="string">
            <text:p>Hypoventilation.</text:p>
          </table:table-cell>
          <table:table-cell office:value-type="string" calcext:value-type="string">
            <text:p>Low inspired 02 pressure.</text:p>
          </table:table-cell>
          <table:table-cell office:value-type="string" calcext:value-type="string">
            <text:p>Neuromuscular disease.</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122" calcext:value-type="float">
            <text:p>122</text:p>
          </table:table-cell>
          <table:table-cell table:number-columns-repeated="3"/>
          <table:table-cell office:value-type="string" calcext:value-type="string">
            <text:p>A 67-year-old man, ex-smoker, with a diagnosis of severe COPD (multidimensional index BODE 5, FEVl 38%, body mass index 23, dyspnea index according to the mMRC 3 scale, distance covered in the 6-minute walk test 260 m) who has had 3 hospital admissions for exacerbation of his COPD in the last 7 months, comes to the consultation. She also has a history of hypertension, ischemic heart disease with AMI 5 years ago and intermittent claudication. In the clinical examination, there is a decrease in vesicular murmur with expiratory wheezing in both lung fields and an oximetry saturation of 88%. Which of the following therapeutic strategies would NOT be recommended for this patient?</text:p>
          </table:table-cell>
          <table:table-cell office:value-type="string" calcext:value-type="string">
            <text:p>Systemic corticosteroids in these patients should be used primarily in acute exacerbations, not for control of exacerbations.</text:p>
          </table:table-cell>
          <table:table-cell/>
          <table:table-cell office:value-type="string" calcext:value-type="string">
            <text:p>PNEUMOLOGY AND THORACIC SURGERY</text:p>
          </table:table-cell>
          <table:table-cell table:number-columns-repeated="3"/>
          <table:table-cell office:value-type="string" calcext:value-type="string">
            <text:p>Adjustment of inhaled therapy with long-acting bronchodilators combining anticholinergics and beta-2 adrenergics with inhaled glucocorticoids.</text:p>
          </table:table-cell>
          <table:table-cell office:value-type="string" calcext:value-type="string">
            <text:p>Start oral glucocorticoids for 6 months to control exacerbations.</text:p>
          </table:table-cell>
          <table:table-cell office:value-type="string" calcext:value-type="string">
            <text:p>Check that the patient performs the inhalation technique correctly.</text:p>
          </table:table-cell>
          <table:table-cell office:value-type="string" calcext:value-type="string">
            <text:p>Initiate chronic home oxygen therapy regimen.</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25" calcext:value-type="float">
            <text:p>125</text:p>
          </table:table-cell>
          <table:table-cell table:number-columns-repeated="3"/>
          <table:table-cell office:value-type="string" calcext:value-type="string">
            <text:p>A former smoker patient, previously diagnosed with COPD comes in for a checkup. The physical examination reveals digital hypokratism of recent onset. What is the most acceptable explanation for this finding in the clinical context described?</text:p>
          </table:table-cell>
          <table:table-cell office:value-type="string" calcext:value-type="string">
            <text:p>In a digital hypokratitis of recent onset in a smoking patient, the first option to rule out is bronchopulmonary carcinoma. Other pathologies can also occur but not so suddenly.</text:p>
          </table:table-cell>
          <table:table-cell/>
          <table:table-cell office:value-type="string" calcext:value-type="string">
            <text:p>PULMONOLOGY AND THORACIC SURGERY</text:p>
          </table:table-cell>
          <table:table-cell table:number-columns-repeated="3"/>
          <table:table-cell office:value-type="string" calcext:value-type="string">
            <text:p>Pulmonary carcinoma.</text:p>
          </table:table-cell>
          <table:table-cell office:value-type="string" calcext:value-type="string">
            <text:p>Bronchiectasis.</text:p>
          </table:table-cell>
          <table:table-cell office:value-type="string" calcext:value-type="string">
            <text:p>Pulmonary fibrosis.</text:p>
          </table:table-cell>
          <table:table-cell office:value-type="string" calcext:value-type="string">
            <text:p>Cyanotic heart disease.</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126" calcext:value-type="float">
            <text:p>126</text:p>
          </table:table-cell>
          <table:table-cell table:number-columns-repeated="3"/>
          <table:table-cell office:value-type="string" calcext:value-type="string">
            <text:p>A 59-year-old woman with a personal history of breast cancer operated on 8 months ago and osteoporosis, suffers a fall and has a fracture of the neck of the right femur. She undergoes surgery and remains in the hospital resting in a cast for 10 days. A week after her discharge, she suddenly feels short of breath, which leads her to consult her family doctor who notices that her right calf has edema and pain on palpation. Which clinical elements would NOT be important in determining that she is at high clinical risk for pulmonary thromboembolism?</text:p>
          </table:table-cell>
          <table:table-cell office:value-type="string" calcext:value-type="string">
            <text:p>The other antecedents and findings are very directly related to the increased risk of thrombotic phenomena. Osteoporosis is not a risk factor for thrombosis.</text:p>
          </table:table-cell>
          <table:table-cell/>
          <table:table-cell office:value-type="string" calcext:value-type="string">
            <text:p>PULMONOLOGY AND THORACIC SURGERY</text:p>
          </table:table-cell>
          <table:table-cell table:number-columns-repeated="3"/>
          <table:table-cell office:value-type="string" calcext:value-type="string">
            <text:p>History of breast cancer.</text:p>
          </table:table-cell>
          <table:table-cell office:value-type="string" calcext:value-type="string">
            <text:p>History of osteoporosis.</text:p>
          </table:table-cell>
          <table:table-cell office:value-type="string" calcext:value-type="string">
            <text:p>History of having been at rest for more than 3 days.</text:p>
          </table:table-cell>
          <table:table-cell office:value-type="string" calcext:value-type="string">
            <text:p>Presence of unilateral edema of the right calf.</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27" calcext:value-type="float">
            <text:p>127</text:p>
          </table:table-cell>
          <table:table-cell table:number-columns-repeated="3"/>
          <table:table-cell office:value-type="string" calcext:value-type="string">
            <text:p>55-year-old man who consults for dysphonia. In the anamnesis he refers to a month of asthenia and unquantified weight loss. Chest X-ray shows increased density in the left upper lobe and occupation of the aortopulmonary window. Bronchoscopy shows paralysis of the left vocal cord, without endoscopic image suggestive of neoplasia. What is the most likely diagnosis?</text:p>
          </table:table-cell>
          <table:table-cell office:value-type="string" calcext:value-type="string">
            <text:p>The most frequent cause of recurrent nerve palsy is bronchopulmonary carcinoma. The fact that it is not accessible to endoscopic vision does not mean that it is not there.</text:p>
          </table:table-cell>
          <table:table-cell/>
          <table:table-cell office:value-type="string" calcext:value-type="string">
            <text:p>PNEUMOLOGY AND THORACIC SURGERY</text:p>
          </table:table-cell>
          <table:table-cell table:number-columns-repeated="3"/>
          <table:table-cell office:value-type="string" calcext:value-type="string">
            <text:p>Pulmonary neoplasia.</text:p>
          </table:table-cell>
          <table:table-cell office:value-type="string" calcext:value-type="string">
            <text:p>Sarcoidosis.</text:p>
          </table:table-cell>
          <table:table-cell office:value-type="string" calcext:value-type="string">
            <text:p>Silicosis.</text:p>
          </table:table-cell>
          <table:table-cell office:value-type="string" calcext:value-type="string">
            <text:p>Tuberculosis.</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86" calcext:value-type="float">
            <text:p>86</text:p>
          </table:table-cell>
          <table:table-cell table:number-columns-repeated="3"/>
          <table:table-cell office:value-type="string" calcext:value-type="string">
            <text:p>We are referred from ophthalmology to a 31-year-old man who consulted for loss of vision and progressive headache. Physical examination showed temporal hemianopsia and pituitary MRI showed a 35 x 30 x 20 mm turnoration compressing chiasm and cavernous sinus. The results of the functional study are cortisol 14 microg/dL, TSH 1.4 microU/ml, T4L 1.2 ng/dL, prolactin 480 microg/L (vn &lt; 15), testosterone 160 ng/dL (vn 300-1200), FSH 1.2 U/I., (vn 5-15) and LH 2 U/L (vn 3-15). What is the initial therapeutic approach?</text:p>
          </table:table-cell>
          <table:table-cell office:value-type="string" calcext:value-type="string">
            <text:p>From what is described it is a macroprolactinoma as it is a pituitary tumor of more than one centimeter, which secretes prolactin and with an insufficiency of the rest of pituitary hormones. The first line treatment of choice is dopaminergic agonists, although when the visual field is affected, surgery may be chosen. In this case, the cavernous sinus is pressured by the mass, so the surgical risk increases. Therefore, in this particular case, the surgical option seems more risky. Taking this into account and the fact that it is a tumor that produces high levels of prolactin, which indicates that it probably responds to pharmacological blockade, the most appropriate option would be option 1, treatment with dopaminergic agonists.</text:p>
          </table:table-cell>
          <table:table-cell/>
          <table:table-cell office:value-type="string" calcext:value-type="string">
            <text:p>NEUROLOGY</text:p>
          </table:table-cell>
          <table:table-cell table:number-columns-repeated="3"/>
          <table:table-cell office:value-type="string" calcext:value-type="string">
            <text:p>Dopaminergic agonists.</text:p>
          </table:table-cell>
          <table:table-cell office:value-type="string" calcext:value-type="string">
            <text:p>Transsphenoidal surgery.</text:p>
          </table:table-cell>
          <table:table-cell office:value-type="string" calcext:value-type="string">
            <text:p>External radiotherapy or radiosurgery.</text:p>
          </table:table-cell>
          <table:table-cell office:value-type="string" calcext:value-type="string">
            <text:p>Treatment of hypogonadotropic hypogonadism with testosterone.</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101" calcext:value-type="float">
            <text:p>101</text:p>
          </table:table-cell>
          <table:table-cell table:number-columns-repeated="3"/>
          <table:table-cell office:value-type="string" calcext:value-type="string">
            <text:p>A 52-year-old man comes to the Emergency Department with headache and fever (37.8°C) of 2 days' evolution. In the last few hours, he also had difficulty in nomination and comprehension. The examination did not show nuchal rigidity, the most striking finding being the presence of a mixed aphasia. The cranial CT shows a faint hypodensity in the left temporal lobe without mass effect and without contrast uptake. Which of the following statements is correct?</text:p>
          </table:table-cell>
          <table:table-cell office:value-type="string" calcext:value-type="string">
            <text:p>The picture described is typical of a viral meningoencephalitis, more specifically VHZ, with significant tropism by the temporal lobe, causing febrile fever and in many cases aphasia, so the correct option would be 2, since the cerebrospinal fluid normally shows a moderate lymphocytic pleocytosis, with normal glycorrhachia. The rest are not correct because: The first one because it is not a bacterial meningitis that would present with more fever, the third one because limbic encephalitis usually presents afebrile with behavioral changes and the last one because the image they describe is not an abscess, well delimited.</text:p>
          </table:table-cell>
          <table:table-cell/>
          <table:table-cell office:value-type="string" calcext:value-type="string">
            <text:p>NEUROLOGY</text:p>
          </table:table-cell>
          <table:table-cell table:number-columns-repeated="3"/>
          <table:table-cell office:value-type="string" calcext:value-type="string">
            <text:p>Bacterial meningitis is the first diagnostic impression and treatment with 3rd generation cephalosporin should be initiated as soon as possible.</text:p>
          </table:table-cell>
          <table:table-cell office:value-type="string" calcext:value-type="string">
            <text:p>Most likely this patient's CSF shows a lymphocyte-predominant pleocytosis with normal glycorrhachia.</text:p>
          </table:table-cell>
          <table:table-cell office:value-type="string" calcext:value-type="string">
            <text:p>We would suspect limbic encephalitis.</text:p>
          </table:table-cell>
          <table:table-cell office:value-type="string" calcext:value-type="string">
            <text:p>This is an early stage brain abscess.</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28" calcext:value-type="float">
            <text:p>128</text:p>
          </table:table-cell>
          <table:table-cell table:number-columns-repeated="3"/>
          <table:table-cell office:value-type="string" calcext:value-type="string">
            <text:p>A 45-year-old patient under study for possible meningitis, with fever, headache and vomiting of 2 days of evolution. A brain MRI and lumbar puncture were performed. Twenty hours later, on getting up to go to the bathroom, he complains of severe headache, very marked when he sits up but disappears when he lies down. She no longer has fever or vomiting. What is most likely the origin of this headache?</text:p>
          </table:table-cell>
          <table:table-cell office:value-type="string" calcext:value-type="string">
            <text:p>The picture they describe of intense headache with orthostatism that disappears when lying down, although it is true that the most typical presentation is between the first 24-48 hours and in this case it is somewhat earlier. Even so, the rest of the answers are improbable: the first cannot be because we have not been told what the initial headache was like; the third, although it could be due to the time of onset (as I said a little earlier than expected), the reality is that the headache with orthostasis is so typical that it would be the most probable cause; the last one could not be either because SAH does not follow this pattern in relation to orthostasis.</text:p>
          </table:table-cell>
          <table:table-cell/>
          <table:table-cell office:value-type="string" calcext:value-type="string">
            <text:p>NEUROLOGY</text:p>
          </table:table-cell>
          <table:table-cell table:number-columns-repeated="3"/>
          <table:table-cell office:value-type="string" calcext:value-type="string">
            <text:p>Meningitis remains the fundamental cause of her headache, as it is the same type of headache as at the onset of symptoms.</text:p>
          </table:table-cell>
          <table:table-cell office:value-type="string" calcext:value-type="string">
            <text:p>It is a post lumbar puncture headache.</text:p>
          </table:table-cell>
          <table:table-cell office:value-type="string" calcext:value-type="string">
            <text:p>It is necessary to look for a different cause to this headache, because it is not typical of post-lumbar puncture syndrome or meningitis.</text:p>
          </table:table-cell>
          <table:table-cell office:value-type="string" calcext:value-type="string">
            <text:p>Most likely it was not a viral meningitis, but a subarachnoid hemorrhage. For this reason, the initial headache disappears almost completely when lying down.</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30" calcext:value-type="float">
            <text:p>130</text:p>
          </table:table-cell>
          <table:table-cell table:number-columns-repeated="3"/>
          <table:table-cell office:value-type="string" calcext:value-type="string">
            <text:p>A 39-year-old man who in the last 3 months has had two episodes of wide and involuntary jumping movements of the left limbs, which in about two minutes lead to loss of consciousness. In the neuroradiological study a right frontal expansive lesion suggestive of cerebral glioma was found.How would you classify this patient's epilepsy?</text:p>
          </table:table-cell>
          <table:table-cell office:value-type="string" calcext:value-type="string">
            <text:p>They refer to a partial seizure that is followed by loss of level of consciousness, so strictly speaking it would be a symptomatic complex partial seizure, not a secondarily generalized partial seizure (which occurs when tonic-clonic movements extend to the rest of the extremities). For this reason the most correct option would be two because it does not specify that it is a simple symptomatic partial seizure, but leaves open the possibility that it is a simple or complex symptomatic partial seizure.</text:p>
          </table:table-cell>
          <table:table-cell/>
          <table:table-cell office:value-type="string" calcext:value-type="string">
            <text:p>NEUROLOGY</text:p>
          </table:table-cell>
          <table:table-cell table:number-columns-repeated="3"/>
          <table:table-cell office:value-type="string" calcext:value-type="string">
            <text:p>Generalized symptomatic.</text:p>
          </table:table-cell>
          <table:table-cell office:value-type="string" calcext:value-type="string">
            <text:p>Partially symptomatic.</text:p>
          </table:table-cell>
          <table:table-cell office:value-type="string" calcext:value-type="string">
            <text:p>Partial cryptogenic.</text:p>
          </table:table-cell>
          <table:table-cell office:value-type="string" calcext:value-type="string">
            <text:p>Partial secondarily generalized symptomatic.</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31" calcext:value-type="float">
            <text:p>131</text:p>
          </table:table-cell>
          <table:table-cell table:number-columns-repeated="3"/>
          <table:table-cell office:value-type="string" calcext:value-type="string">
            <text:p>A 65-year-old female patient debuted two years earlier with an apraxia of speech and has developed rigid-akinetic parkinsonism predominantly in the right hemibody with superimposed myoclonias and alien hand or foreign limb phenomenon.What diagnosis do you consider most likely?</text:p>
          </table:table-cell>
          <table:table-cell office:value-type="string" calcext:value-type="string">
            <text:p>As it is described as an apraxic phenomenon followed by an asymmetric rigid-akinetic parkinsonism and with superimposed myoclonias, it is typical of corticobasal degeneration. Parkinson's disease cannot be because they do not present apraxia as initial feature, Alzheimer's disease does not present an asymmetric parkinsonism and the typical Huntinton's disease is not of so old people and when it debuts with advanced age it behaves like a chorea.</text:p>
          </table:table-cell>
          <table:table-cell/>
          <table:table-cell office:value-type="string" calcext:value-type="string">
            <text:p>NEUROLOGY</text:p>
          </table:table-cell>
          <table:table-cell table:number-columns-repeated="3"/>
          <table:table-cell office:value-type="string" calcext:value-type="string">
            <text:p>Parkinson's disease.</text:p>
          </table:table-cell>
          <table:table-cell office:value-type="string" calcext:value-type="string">
            <text:p>Corticobasal degeneration.</text:p>
          </table:table-cell>
          <table:table-cell office:value-type="string" calcext:value-type="string">
            <text:p>Alzheimer's disease.</text:p>
          </table:table-cell>
          <table:table-cell office:value-type="string" calcext:value-type="string">
            <text:p>Huntington's disease.</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32" calcext:value-type="float">
            <text:p>132</text:p>
          </table:table-cell>
          <table:table-cell table:number-columns-repeated="3"/>
          <table:table-cell office:value-type="string" calcext:value-type="string">
            <text:p>A 72-year-old patient presents with progressive memory loss and word finding difficulty of one year's duration. What is the most useful examination to characterize the type of cognitive deficit he presents with?</text:p>
          </table:table-cell>
          <table:table-cell office:value-type="string" calcext:value-type="string">
            <text:p>The characterization of cognitive deterioration processes is still clinical, with imaging tests (MRI or PET) being a support tool in some occasions. The first option would be the correct one because it allows us to measure in a standardized way each of the cognitive domains, which will allow us to frame the patient's deficits in a specific syndrome and to monitor the deterioration with repeated scans over time.</text:p>
          </table:table-cell>
          <table:table-cell/>
          <table:table-cell office:value-type="string" calcext:value-type="string">
            <text:p>NEUROLOGY</text:p>
          </table:table-cell>
          <table:table-cell table:number-columns-repeated="3"/>
          <table:table-cell office:value-type="string" calcext:value-type="string">
            <text:p>Neuropsychological evaluation.</text:p>
          </table:table-cell>
          <table:table-cell office:value-type="string" calcext:value-type="string">
            <text:p>Brain magnetic resonance imaging.</text:p>
          </table:table-cell>
          <table:table-cell office:value-type="string" calcext:value-type="string">
            <text:p>Positron Emission Tomography.</text:p>
          </table:table-cell>
          <table:table-cell office:value-type="string" calcext:value-type="string">
            <text:p>Electroencephalogram.</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133" calcext:value-type="float">
            <text:p>133</text:p>
          </table:table-cell>
          <table:table-cell table:number-columns-repeated="3"/>
          <table:table-cell office:value-type="string" calcext:value-type="string">
            <text:p>A 20-year-old girl comes to the emergency department because she has noticed after getting up, when looking in the mirror, weakness in the right half of the face (including the forehead, closing the eyelid and smiling). She is accompanied by dysgeusia, with a sensation of metallic taste of food as well as hyperacusis and ipsilateral mastoid pain. On examination there is no evidence of strength deficits or sensory deficits in the extremities or speech or language disorders. In this case, which of the following statements is correct?</text:p>
          </table:table-cell>
          <table:table-cell office:value-type="string" calcext:value-type="string">
            <text:p>We describe a picture of typical peripheral facial paralysis, with dysgeusia, hyperacusis and mastoid pain. In this case the treatment is corticoid. The first one would not be correct because although within the age range of multiple sclerosis debut, the presentation is usually gradual over days and the nuclear involvement of the VII cranial nerve (which could simulate a peripheral facial) would not cause dysgeusia, hyperacusis or mastoid pain. In the third answer they propose us that it is a vascular picture and therefore that the facial paralysis is central, so it is discarded and the last one is not correct because most of the idiopathic peripheral facial paralysis (Bell's palsy) heal without sequelae.</text:p>
          </table:table-cell>
          <table:table-cell/>
          <table:table-cell office:value-type="string" calcext:value-type="string">
            <text:p>NEUROLOGY</text:p>
          </table:table-cell>
          <table:table-cell table:number-columns-repeated="3"/>
          <table:table-cell office:value-type="string" calcext:value-type="string">
            <text:p>The most probable diagnosis is a demyelinating plaque in the contralateral hemiprotuberance, the most necessary complementary exploration would be a cranial MRI.</text:p>
          </table:table-cell>
          <table:table-cell office:value-type="string" calcext:value-type="string">
            <text:p>Oral corticosteroids are the treatment of choice for the patient.</text:p>
          </table:table-cell>
          <table:table-cell office:value-type="string" calcext:value-type="string">
            <text:p>Intravenous fibrinolysis should be considered if the evolution time is less than 3h.</text:p>
          </table:table-cell>
          <table:table-cell office:value-type="string" calcext:value-type="string">
            <text:p>Most likely the picture is irreversible.</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35" calcext:value-type="float">
            <text:p>135</text:p>
          </table:table-cell>
          <table:table-cell table:number-columns-repeated="3"/>
          <table:table-cell office:value-type="string" calcext:value-type="string">
            <text:p>A 25-year-old patient, during a tennis match, has intense pain in the neck and in the left eye. The next morning he wakes up with a feeling of gait instability and has palpebral ptosis of the left eye and anisocoria, with the left pupil being smaller than the right. The patient maintains good visual acuity. Where would you most likely locate the lesion?</text:p>
          </table:table-cell>
          <table:table-cell office:value-type="string" calcext:value-type="string">
            <text:p>The picture presented to us is that of a Horner syndrome (miosis with ptosis) so the possibilities are reduced to options 3 or 4, but they specify that the patient presents gait instability, which is not justified by a Horner due to carotid dissection affecting the superior cervical ganglion, which is what they want us to believe when they talk about pain in the neck and in the eye. If the patient really has ataxia, the only possible location would be the spinal cord.</text:p>
          </table:table-cell>
          <table:table-cell/>
          <table:table-cell office:value-type="string" calcext:value-type="string">
            <text:p>NEUROLOGY</text:p>
          </table:table-cell>
          <table:table-cell table:number-columns-repeated="3"/>
          <table:table-cell office:value-type="string" calcext:value-type="string">
            <text:p>III cranial pair.</text:p>
          </table:table-cell>
          <table:table-cell office:value-type="string" calcext:value-type="string">
            <text:p>Optic chiasm.</text:p>
          </table:table-cell>
          <table:table-cell office:value-type="string" calcext:value-type="string">
            <text:p>Superior cervical ganglion.</text:p>
          </table:table-cell>
          <table:table-cell office:value-type="string" calcext:value-type="string">
            <text:p>Spinal bulb.</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39" calcext:value-type="float">
            <text:p>139</text:p>
          </table:table-cell>
          <table:table-cell table:number-columns-repeated="3"/>
          <table:table-cell office:value-type="string" calcext:value-type="string">
            <text:p>A 70-year-old woman with a history of anorexia, weight loss, discomfort in the muscles and proximal joints and pain in the temporomandibular region who comes to the emergency department for unilateral loss of vision (hand movement), sudden and painless onset (afferent pupillary defect).what test would you request first for diagnostic purposes?</text:p>
          </table:table-cell>
          <table:table-cell office:value-type="string" calcext:value-type="string">
            <text:p>We are presented with a case of monocular amaurosis with a vascular profile, also in an older woman with a history of weight loss and what seems to be symptoms of mandibular claudication and polymyalgia rheumatica, so the first cause to think about is giant cell arteritis as the cause of NOIA, so the correct option would be 2. Option 4 would be considered if we were told of an AINO but with non-arteritic characteristics (without all the accompanying symptomatology).</text:p>
          </table:table-cell>
          <table:table-cell/>
          <table:table-cell office:value-type="string" calcext:value-type="string">
            <text:p>NEUROLOGY</text:p>
          </table:table-cell>
          <table:table-cell table:number-columns-repeated="3"/>
          <table:table-cell office:value-type="string" calcext:value-type="string">
            <text:p>Lumbar puncture.</text:p>
          </table:table-cell>
          <table:table-cell office:value-type="string" calcext:value-type="string">
            <text:p>C Reactive Protein.</text:p>
          </table:table-cell>
          <table:table-cell office:value-type="string" calcext:value-type="string">
            <text:p>Magnetic resonance angiography.</text:p>
          </table:table-cell>
          <table:table-cell office:value-type="string" calcext:value-type="string">
            <text:p>Carotid ultrasound.</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231" calcext:value-type="float">
            <text:p>231</text:p>
          </table:table-cell>
          <table:table-cell table:number-columns-repeated="3"/>
          <table:table-cell office:value-type="string" calcext:value-type="string">
            <text:p>A 33-year-old man, independent in all activities of daily living, with a history of well-controlled hypertension, antiplatelet atrial fibrillation and an adenocarcinoma of the prostate at 73 years of age, currently free of disease. He is brought to the emergency department for clinical aphasia and right hemiparesis of sudden onset, 45 minutes earlier. What is the most correct approach?</text:p>
          </table:table-cell>
          <table:table-cell office:value-type="string" calcext:value-type="string">
            <text:p>The patient suffers an abrupt neurological deficit probably related to a vascular event, so first we will have to perform a cranial CT scan to rule out a hemorrhagic stroke. If the CT scan does not show bleeding, the patient has an acute ischemic stroke, probably cardioembolic due to his cardiac pathology, not anticoagulated. Given that his tumor process is under control, there are no contraindications for the administration of fibrinolysis in this case, since the patient is in a good baseline condition. Although the patient is 88 years old, age is no longer presented as an absolute exclusion criterion, but the general situation of the patient must be taken into account and in this case it is specified that he presents a good baseline situation.</text:p>
          </table:table-cell>
          <table:table-cell/>
          <table:table-cell office:value-type="string" calcext:value-type="string">
            <text:p>NEUROLOGY</text:p>
          </table:table-cell>
          <table:table-cell table:number-columns-repeated="3"/>
          <table:table-cell office:value-type="string" calcext:value-type="string">
            <text:p>Perform a cranial CT scan and if there are no hemorrhagic lesions or other contraindications in the analysis, start immediate intravenous thrombolysis.</text:p>
          </table:table-cell>
          <table:table-cell office:value-type="string" calcext:value-type="string">
            <text:p>Perform urgent cranial CT scan and if there is no bleeding, start anticoagulation.</text:p>
          </table:table-cell>
          <table:table-cell office:value-type="string" calcext:value-type="string">
            <text:p>Perform cranial CT scan and admission to rehabilitation center, since their attitude will not differ regardless of whether the etiology is ischemic or hemorrhagic.</text:p>
          </table:table-cell>
          <table:table-cell office:value-type="string" calcext:value-type="string">
            <text:p>Cranial CT scan is not necessary, although I would withdraw the antiaggregation.</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150" calcext:value-type="float">
            <text:p>150</text:p>
          </table:table-cell>
          <table:table-cell table:number-columns-repeated="3"/>
          <table:table-cell office:value-type="string" calcext:value-type="string">
            <text:p>A 12-month-old boy, who in the health examinations performed since birth presents right testicle in the inguinal canal that is not possible to descend to the scrotum. Mark the correct answer:</text:p>
          </table:table-cell>
          <table:table-cell office:value-type="string" calcext:value-type="string">
            <text:p>The retractile testicle is characterized by the testicle being permanently outside the scrotal sac, being possible to descend it manually (although when it is released it automatically returns to its initial location). It is usually due to a short pedicle. In this case we are being told that the teste is always in the inguinal canal (cryptorchidism) so we can discard option 1. Hormonal treatment with HCG has already fallen into disuse, due to its low efficacy, possibility of reascension and because apoptotic and inflammatory phenomena have been described in the teste associated with its use (we discard option 3). Orchidopexy is the treatment of choice when we are faced with cryptorchidism, being desirable to perform it between 6 months and one year of age, and should not be deferred beyond two years of age.</text:p>
          </table:table-cell>
          <table:table-cell/>
          <table:table-cell office:value-type="string" calcext:value-type="string">
            <text:p>PEDIATRICS</text:p>
          </table:table-cell>
          <table:table-cell table:number-columns-repeated="3"/>
          <table:table-cell office:value-type="string" calcext:value-type="string">
            <text:p>The most probable diagnosis is retractile testicle.</text:p>
          </table:table-cell>
          <table:table-cell office:value-type="string" calcext:value-type="string">
            <text:p>Wait until two years of age for its spontaneous decrease.</text:p>
          </table:table-cell>
          <table:table-cell office:value-type="string" calcext:value-type="string">
            <text:p>Human chorionic gonadotropin is the treatment of first choice.</text:p>
          </table:table-cell>
          <table:table-cell office:value-type="string" calcext:value-type="string">
            <text:p>The indication for orchidopexy should not be deferred.</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51" calcext:value-type="float">
            <text:p>151</text:p>
          </table:table-cell>
          <table:table-cell table:number-columns-repeated="3"/>
          <table:table-cell office:value-type="string" calcext:value-type="string">
            <text:p>A woman comes to the office with her 3 year old daughter because she has detected a slight mammary development since 3 months without taking any medication or any relevant history. Indeed, the physical examination shows a Tanner stage IV, with no growth of pubic or axillary hair. The external genitalia are normal. Ultrasonography reveals a small uterus and radiology reveals a bone age of 3 years. What attitude should be adopted?</text:p>
          </table:table-cell>
          <table:table-cell office:value-type="string" calcext:value-type="string">
            <text:p>It seems that they want to present us with precocious puberty (or premature telarche) but they do not provide any analytical data and the ultrasound data are ambiguous (we should assume that by a small uterus they are referring to a prepubertal uterus, but they do not provide any data on ovarian size). We are presented with the case of a three-year-old girl with advanced mammary development, in principle without any associated cause (in principle she does not take drugs that can increase the level of estrogen in the blood, she does not seem to use body creams or eat a lot of chicken meat). If we follow the diagnostic scheme for a premature telarche or suspicion of precocious puberty, we request bone age and abdominal ultrasound (the EO is not advanced as in precocious puberty, and we assume that with a small uterus they mean a prepubertal uterus); according to the complementary examinations that we are given, it does not seem to be precocious puberty, except for the clinical (Tanner IV). Strictly speaking, without analytical hormonal data, it seems that we could mark option 1, being necessary to follow the girl closely. If we take all the above data for granted, we could rule out option 4, which would be the treatment of a central precocious puberty. Regarding the option of mammography, breast ultrasound is used in pediatrics, and in this case it would be indicated if we were told that there is breast asymmetry (we discard option 3). Regarding breast biopsy, it would only be indicated if there are warning signs.</text:p>
          </table:table-cell>
          <table:table-cell/>
          <table:table-cell office:value-type="string" calcext:value-type="string">
            <text:p>PEDIATRICS</text:p>
          </table:table-cell>
          <table:table-cell table:number-columns-repeated="3"/>
          <table:table-cell office:value-type="string" calcext:value-type="string">
            <text:p>Follow-up every 3-4 months, as this is a temporary condition that often resolves on its own.</text:p>
          </table:table-cell>
          <table:table-cell office:value-type="string" calcext:value-type="string">
            <text:p>Breast biopsy.</text:p>
          </table:table-cell>
          <table:table-cell office:value-type="string" calcext:value-type="string">
            <text:p>Mammography.</text:p>
          </table:table-cell>
          <table:table-cell office:value-type="string" calcext:value-type="string">
            <text:p>Administration of GnRh analogues.</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153" calcext:value-type="float">
            <text:p>153</text:p>
          </table:table-cell>
          <table:table-cell table:number-columns-repeated="3"/>
          <table:table-cell office:value-type="string" calcext:value-type="string">
            <text:p>What is the most likely diagnosis of a newborn with microcephaly, intrauterine growth retardation, congenital heart disease, vertical talus foot and a peculiar facies (microphthalmia, small palpebral fissures, micrognathia and dysplastic ears), hands with the index and little finger above the middle and ring fingers?</text:p>
          </table:table-cell>
          <table:table-cell office:value-type="string" calcext:value-type="string">
            <text:p>You are faithfully describing an Edwards' syndrome. Although the cardiopathies and the alteration of the foot that he describes are common to several chromosomopathies, the alteration of the fingers and toes is very characteristic of Edwards' syndrome.</text:p>
          </table:table-cell>
          <table:table-cell/>
          <table:table-cell office:value-type="string" calcext:value-type="string">
            <text:p>PEDIATRICS</text:p>
          </table:table-cell>
          <table:table-cell table:number-columns-repeated="3"/>
          <table:table-cell office:value-type="string" calcext:value-type="string">
            <text:p>Trisomy 18 (Edwards' syndrome).</text:p>
          </table:table-cell>
          <table:table-cell office:value-type="string" calcext:value-type="string">
            <text:p>Trisomy 13 (Patau's syndrome).</text:p>
          </table:table-cell>
          <table:table-cell office:value-type="string" calcext:value-type="string">
            <text:p>Trisomy 21 (Down syndrome).</text:p>
          </table:table-cell>
          <table:table-cell office:value-type="string" calcext:value-type="string">
            <text:p>Trisomy 9.</text:p>
          </table:table-cell>
          <table:table-cell/>
          <table:table-cell office:value-type="float" office:value="1" calcext:value-type="float">
            <text:p>1</text:p>
          </table:table-cell>
          <table:table-cell table:number-columns-repeated="3"/>
        </table:table-row>
        <table:table-row table:style-name="ro1">
          <table:table-cell office:value-type="float" office:value="2016" calcext:value-type="float">
            <text:p>2016</text:p>
          </table:table-cell>
          <table:table-cell office:value-type="float" office:value="154" calcext:value-type="float">
            <text:p>154</text:p>
          </table:table-cell>
          <table:table-cell table:number-columns-repeated="3"/>
          <table:table-cell office:value-type="string" calcext:value-type="string">
            <text:p>The appearance of a high fever of 39°C in a 10-month-old infant that abruptly subsides after 3-5 days, followed by a cephalocaudal morbilliform exanthema with enanthema consisting of reddish papules on the palate, and resolving within a week, associated with good general condition, is usually caused by:</text:p>
          </table:table-cell>
          <table:table-cell office:value-type="string" calcext:value-type="string">
            <text:p>The question of exanthematous diseases that pediatricians and MIR exam takers like so much. By the picture of high fever of several days that suddenly subsides with the appearance of a rash, we have a sudden exanthem, caused by Herpes virus type 6 (remember the mnemonic rule of "sudden Hexanthem"). Parvovirus B19 is the cause of erythema infectiosum or "fifth disease", whose characteristic rash is on the cheeks, giving the appearance of a slapped face. Coxackie A16 causes herpangina and also boca-mano-pie disease, which presents an initially macular rash, which does not respect palms or soles and evolves into bursting vesicles. Finally, EBV infection produces a mononucleosis syndrome with high fever lasting several days, with pharyngeal erythema and grayish exudates on the tonsils. It can present if penicillins are given to treat it (when confused with a streptococcal pharyngotonsillitis) a generalized exanthema. In addition, it also presents with fatigue, hepatic inflammation with increased transaminases and splenomegaly.</text:p>
          </table:table-cell>
          <table:table-cell/>
          <table:table-cell office:value-type="string" calcext:value-type="string">
            <text:p>PEDIATRICS</text:p>
          </table:table-cell>
          <table:table-cell table:number-columns-repeated="3"/>
          <table:table-cell office:value-type="string" calcext:value-type="string">
            <text:p>Parvovirus B19.</text:p>
          </table:table-cell>
          <table:table-cell office:value-type="string" calcext:value-type="string">
            <text:p>Herpes virus type 6.</text:p>
          </table:table-cell>
          <table:table-cell office:value-type="string" calcext:value-type="string">
            <text:p>Coxackie A16 virus.</text:p>
          </table:table-cell>
          <table:table-cell office:value-type="string" calcext:value-type="string">
            <text:p>Primoinfection by Epstein-Barr virus.</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156" calcext:value-type="float">
            <text:p>156</text:p>
          </table:table-cell>
          <table:table-cell table:number-columns-repeated="3"/>
          <table:table-cell office:value-type="string" calcext:value-type="string">
            <text:p>A 5-month-old infant exclusively breastfed until the present, who due to maternal work was introduced a bottle with formula and a few days ago was added cereals with and without gluten. Family history: 28-year-old mother with asthma, 32-year-old healthy father and 5-year-old brother with celiac disease and atopic dermatitis. As personal history, pregnancy without incidents and delivery by cesarean section, having been offered a bottle with starter formula on the first day of life in the maternity ward. Since a few days ago she starts with abdominal distension, diarrhea stools, refusal to feed, peribuccal erythema with longer duration after bottle feeding and lately vomiting after feeding, tolerating well the breast. What is the most probable diagnosis?</text:p>
          </table:table-cell>
          <table:table-cell office:value-type="string" calcext:value-type="string">
            <text:p>Child with multiple family history of allergy (asthma, atopy), who has received artificial milk in the first hours of life (sensitization to cow's milk protein) and who, coinciding with the intake of artificial milk, starts digestive symptoms and exanthema = APLV.</text:p>
          </table:table-cell>
          <table:table-cell/>
          <table:table-cell office:value-type="string" calcext:value-type="string">
            <text:p>PEDIATRICS</text:p>
          </table:table-cell>
          <table:table-cell table:number-columns-repeated="3"/>
          <table:table-cell office:value-type="string" calcext:value-type="string">
            <text:p>Celiac disease.</text:p>
          </table:table-cell>
          <table:table-cell office:value-type="string" calcext:value-type="string">
            <text:p>Acute gastroenteritis.</text:p>
          </table:table-cell>
          <table:table-cell office:value-type="string" calcext:value-type="string">
            <text:p>Cow's milk protein allergy.</text:p>
          </table:table-cell>
          <table:table-cell office:value-type="string" calcext:value-type="string">
            <text:p>Bottle allergy.</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233" calcext:value-type="float">
            <text:p>233</text:p>
          </table:table-cell>
          <table:table-cell table:number-columns-repeated="3"/>
          <table:table-cell office:value-type="string" calcext:value-type="string">
            <text:p>A 13-year-old boy presents to the pediatrics office with a feeling of heartburn during and after meals and occasional dysphagia, which increases with the ingestion of solid foods such as meat. In the family history, his mother is diagnosed with hiatal hernia. In the personal history she refers to allergy to pollens, mites and latex. Physical examination shows no significant findings except for eczematous lesions in the popliteal and antecubital hollows. Which of the following complementary tests would you NOT perform according to the most probable diagnoses?</text:p>
          </table:table-cell>
          <table:table-cell office:value-type="string" calcext:value-type="string">
            <text:p>We are being presented with a case of eosinophilic esophagitis (adolescent male, with heartburn and dysphagia, and a history of atopic dermatitis). Of all the tests proposed to us, the least indicated in this case would be option 3.</text:p>
          </table:table-cell>
          <table:table-cell/>
          <table:table-cell office:value-type="string" calcext:value-type="string">
            <text:p>PEDIATRICS</text:p>
          </table:table-cell>
          <table:table-cell table:number-columns-repeated="3"/>
          <table:table-cell office:value-type="string" calcext:value-type="string">
            <text:p>Upper gastrointestinal endoscopy.</text:p>
          </table:table-cell>
          <table:table-cell office:value-type="string" calcext:value-type="string">
            <text:p>Esophageal pHmetry of 24 hours.</text:p>
          </table:table-cell>
          <table:table-cell office:value-type="string" calcext:value-type="string">
            <text:p>Carbon 13 breath test for Helicobacter pylori.</text:p>
          </table:table-cell>
          <table:table-cell office:value-type="string" calcext:value-type="string">
            <text:p>Esophago-gastro-duodenal barium study.</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235" calcext:value-type="float">
            <text:p>235</text:p>
          </table:table-cell>
          <table:table-cell table:number-columns-repeated="3"/>
          <table:table-cell office:value-type="string" calcext:value-type="string">
            <text:p>A 3-month-old infant correctly vaccinated for his age, who after two weeks of rhinorrhea, sneezing and coughing, is admitted for intensification of coughing spells, with cyanosis at the end of them, ending with deep inspiration or inspiratory rooster, requiring stimulation, aspiration of secretions and oxygen to recover from them. According to your diagnostic suspicion and with respect to the vaccine for this disease, all are true EXCEPT:</text:p>
          </table:table-cell>
          <table:table-cell office:value-type="string" calcext:value-type="string">
            <text:p>We are being asked about the pertussis vaccine. Option 1 is correct, it is the diphtheria-tetanus-pertussis vaccine. Option 4 is also correct, since they are inactivated microorganisms. Now we are left with the doubt between 2 and 3... Option 3 is the one that "is not true among all those proposed to us": immunity lasts about 10 years after the last dose.</text:p>
          </table:table-cell>
          <table:table-cell/>
          <table:table-cell office:value-type="string" calcext:value-type="string">
            <text:p>PEDIATRICS</text:p>
          </table:table-cell>
          <table:table-cell table:number-columns-repeated="3"/>
          <table:table-cell office:value-type="string" calcext:value-type="string">
            <text:p>The vaccine in Spain is administered in combination with diphtheria and tetanus.</text:p>
          </table:table-cell>
          <table:table-cell office:value-type="string" calcext:value-type="string">
            <text:p>Adults who will be in contact with infants under 6 months of age should be vaccinated.</text:p>
          </table:table-cell>
          <table:table-cell office:value-type="string" calcext:value-type="string">
            <text:p>Both natural and vaccinal immunity remains for life.</text:p>
          </table:table-cell>
          <table:table-cell office:value-type="string" calcext:value-type="string">
            <text:p>Vaccination is prepared from killed microorganisms.</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88" calcext:value-type="float">
            <text:p>188</text:p>
          </table:table-cell>
          <table:table-cell table:number-columns-repeated="3"/>
          <table:table-cell office:value-type="string" calcext:value-type="string">
            <text:p>An 80-year-old man is brought to the ER by the police to find him at night, on the street, several blocks from his home, somewhat lost. He tells the ER doctor "I feel fine, I was walking and I got lost". The examination, by systems, is anodyne. When asked about his medication, he does not remember. His history includes glipizide, atenolol and acenocoumarol. She has been to the ER 3 times in the last three months for "dizziness", low back pain and an INR of 5. She reports independence in basic and instrumental activities of daily living. There is no evidence of family or close friends. Several references from the social work in the area indicate that she refuses medical or nursing aids or visits. In the physical examination, only temperature of 37.7, BMI of 16, BP of 160/90, HR of 90 and SO2 of 99% stand out. He has global loss of muscle mass. He is dressed in his robe and smells of urine. He refuses to answer Minimental's questions. Laboratory tests include 13,000 leukocytes, blood glucose 300, glycosylated hemoglobin 11%, INR 0.9, urine over 50 leukocytes/field, nitrites+ and urine culture &gt; 100,000 Gram negative bacilli. He is admitted to the hospital, receives antibiotics, insulin and restarts acenocoumarol with good evolution. He is stable and wants to go home. The ward nurse says he is unable to self-administer insulin. Which of the following is the next step in determining the patient's safety at home?</text:p>
          </table:table-cell>
          <table:table-cell office:value-type="string" calcext:value-type="string">
            <text:p>Assessing capacity is not about taking away the patient's autonomy, but making sure that the patient understands and is aware of the consequences of his decisions. In fact, it is a protective measure for the most fragile patients to ensure the best care. This is not done by a psychiatrist, but by the attending physician. There are several tests or semi-structured interviews to assess the capacity of patients, and all physicians should be familiar with these instruments. It is important that it is the attending physician who performs this assessment, because he/she is the one who previously informs the patient (informed consent) of the therapeutic plan and is the one who is best able to assess whether the patient has understood everything: what the medical problem is, what treatment is proposed, the alternatives if any, whether to accept or reject any of them and why, the consequences of making these decisions (also those of not wanting treatment), even assessing psychopathology susceptible to an ICP to Psychiatry.</text:p>
          </table:table-cell>
          <table:table-cell office:value-type="string" calcext:value-type="string">
            <text:p>Artículo que habla de los instrumentos de valoración y del por qué deben ser conocidos: http://sociedadandaluzadebioetica.es/debatica/index.php/journal/article/download/36/54</text:p>
          </table:table-cell>
          <table:table-cell office:value-type="string" calcext:value-type="string">
            <text:p>PSYCHIATRY</text:p>
          </table:table-cell>
          <table:table-cell table:number-columns-repeated="3"/>
          <table:table-cell office:value-type="string" calcext:value-type="string">
            <text:p>Refer to Primary Care and social work in the area to determine safety at home.</text:p>
          </table:table-cell>
          <table:table-cell office:value-type="string" calcext:value-type="string">
            <text:p>Formal evaluation of the capacity to make decisions concerning their health.</text:p>
          </table:table-cell>
          <table:table-cell office:value-type="string" calcext:value-type="string">
            <text:p>Evaluation to rule out dementia.</text:p>
          </table:table-cell>
          <table:table-cell office:value-type="string" calcext:value-type="string">
            <text:p>Evaluation to rule out depression.</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222" calcext:value-type="float">
            <text:p>222</text:p>
          </table:table-cell>
          <table:table-cell table:number-columns-repeated="3"/>
          <table:table-cell office:value-type="string" calcext:value-type="string">
            <text:p>A 26-year-old single man is brought in by his family because he has been refusing to leave his home for 3 months. The reason given by the patient is the belief that he has an asymmetrical jaw and a crooked face. According to the patient, this situation is progressive and he looks more and more deformed when he looks in the mirror. He is ashamed of his appearance, so he does not want to go out, he gets very anxious when he sees his image and he cannot stop thinking about his deformity all day long. He has consulted several maxillofacial surgeons but they tell him that he does not have facial asymmetry and refer him to a psychiatrist. The patient's diagnosis is:</text:p>
          </table:table-cell>
          <table:table-cell office:value-type="string" calcext:value-type="string">
            <text:p>Another simple question with an immediate answer, which offers no doubt. It describes a patient worried about a non-existent physical defect, whose concern distresses him and prevents him from leaving the house. As a psychiatry resident, I wish the MIR questions in my specialty were a bit more thought-provoking and in-depth, although I know that the seconds you will have saved by marking the fourth one directly are very valuable.</text:p>
          </table:table-cell>
          <table:table-cell/>
          <table:table-cell office:value-type="string" calcext:value-type="string">
            <text:p>PSYCHIATRY</text:p>
          </table:table-cell>
          <table:table-cell table:number-columns-repeated="3"/>
          <table:table-cell office:value-type="string" calcext:value-type="string">
            <text:p>Major depressive disorder with delusional ideas incongruent with mood.</text:p>
          </table:table-cell>
          <table:table-cell office:value-type="string" calcext:value-type="string">
            <text:p>Obsessive-compulsive disorder.</text:p>
          </table:table-cell>
          <table:table-cell office:value-type="string" calcext:value-type="string">
            <text:p>Paranoid schizophrenia.</text:p>
          </table:table-cell>
          <table:table-cell office:value-type="string" calcext:value-type="string">
            <text:p>Body dysmorphic disorder.</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223" calcext:value-type="float">
            <text:p>223</text:p>
          </table:table-cell>
          <table:table-cell table:number-columns-repeated="3"/>
          <table:table-cell office:value-type="string" calcext:value-type="string">
            <text:p>68-year-old woman, with a history of 2 major depressive episodes in her lifetime, who consults for symptoms of sadness, depressed mood, anhedonia, asthenia and anorexia compatible with a new depressive episode. She was prescribed 10 mg of escitalopram and was evaluated 2 weeks later. In this review the patient reports feeling very well, she wakes up early very hyperactive and with 'a lot of desire to do things', she says she has a lot of energy and is more talkative than usual. She does not report being irritable and is able to sleep for 6 hours continuously. Given this situation, what would you think the patient has?</text:p>
          </table:table-cell>
          <table:table-cell office:value-type="string" calcext:value-type="string">
            <text:p>In this question, one might suspect the possibility of an affective shift after the introduction of the antidepressant drug, according to the patient, but if we look at the patient's ability to maintain sleep, there is a clear fact that "rules out" the hypo/manic shift. Two weeks is not enough time for the drug to have taken full effect on mood, but an initial activation may appear, which patients sometimes do not cope with very well (something that does not seem to be the case). In this patient it is indicated to maintain the treatment and reevaluate in no more than one month.</text:p>
          </table:table-cell>
          <table:table-cell/>
          <table:table-cell office:value-type="string" calcext:value-type="string">
            <text:p>PSYCHIATRY</text:p>
          </table:table-cell>
          <table:table-cell table:number-columns-repeated="3"/>
          <table:table-cell office:value-type="string" calcext:value-type="string">
            <text:p>Bipolar disorder type I.</text:p>
          </table:table-cell>
          <table:table-cell office:value-type="string" calcext:value-type="string">
            <text:p>Drug-induced hypomania.</text:p>
          </table:table-cell>
          <table:table-cell office:value-type="string" calcext:value-type="string">
            <text:p>Normal response to escitalopram.</text:p>
          </table:table-cell>
          <table:table-cell office:value-type="string" calcext:value-type="string">
            <text:p>Frontal dementia.</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224" calcext:value-type="float">
            <text:p>224</text:p>
          </table:table-cell>
          <table:table-cell table:number-columns-repeated="3"/>
          <table:table-cell office:value-type="string" calcext:value-type="string">
            <text:p>A patient presents with a long history of multiple physical symptoms: memory loss, headache, dizziness, vomiting, genital pain, limb pain, abdominal distention, and menstrual irregularities. The various medical examinations have ruled out any medical illness. Which of the following is most likely to be the case?</text:p>
          </table:table-cell>
          <table:table-cell office:value-type="string" calcext:value-type="string">
            <text:p>According to ICD-10 the criteria for diagnosing Somatization Disorder (F45.0) are: A. History of multiple physical symptoms, which begins before age 30, persists for several years, and compels seeking medical attention or causes significant impairment socially, occupationally, or in other important areas of the individual's activity. B. All of the following criteria must be met, and each symptom can occur at any time during the disturbance: 1. Four painful symptoms: history of pain related to at least four areas of the body or four functions (e.g., head, abdomen, back, joints, extremities, chest, rectum; during menstruation, sexual intercourse, or urination). Two gastrointestinal symptoms: history of at least two gastrointestinal symptoms other than pain (e.g., nausea, bloating, vomiting [not during pregnancy], diarrhea, or intolerance to different foods). 3. A sexual symptom: history of at least one sexual or reproductive symptom other than pain (e.g., sexual indifference, erectile or ejaculatory dysfunction, irregular menses, excessive menstrual leakage, vomiting during pregnancy). 4. A pseudoneurological symptom: History of at least one symptom or deficit suggestive of a neurological disorder not limited to pain (conversion symptoms of the type of impaired psychomotor coordination or balance, localized muscle paralysis or weakness, difficulty swallowing, lump-in-throat sensation, aphonia, urinary retention, hallucinations, loss of tactile and painful sensation, diplopia, blindness, deafness, seizures; dissociative symptoms such as amnesia; or loss of consciousness other than fainting). C. Either of the following two characteristics: 1. Upon adequate examination, none of the symptoms in Criterion B can be explained by the presence of a known medical illness or by the direct effects of a substance (e.g., drugs or medication). 2. If a medical illness is present, the physical symptoms or social or occupational impairment are excessive compared to what would be expected from the history, physical examination, or laboratory findings. D. The symptoms are not intentionally produced and are not simulated (unlike in factitious disorder and simulation). Everything fits with what is described in the statement. Conversive or dissociative disorder is ruled out because these are usually related to psychological factors, associated with the symptom or deficit (not deliberate). The onset or exacerbation of the condition is preceded by conflicts or other triggers, which is not mentioned in the statement. Neither would it be a hypochondriacal disorder because this implies a preoccupation and fear of having, or the conviction of having, a serious illness based on the personal interpretation of somatic symptoms. But it does not involve physical signs or symptoms.</text:p>
          </table:table-cell>
          <table:table-cell office:value-type="string" calcext:value-type="string">
            <text:p>CIE-10.</text:p>
          </table:table-cell>
          <table:table-cell office:value-type="string" calcext:value-type="string">
            <text:p>PSYCHIATRY</text:p>
          </table:table-cell>
          <table:table-cell table:number-columns-repeated="3"/>
          <table:table-cell office:value-type="string" calcext:value-type="string">
            <text:p>Conversive disorder.</text:p>
          </table:table-cell>
          <table:table-cell office:value-type="string" calcext:value-type="string">
            <text:p>Hypochondriac disorder.</text:p>
          </table:table-cell>
          <table:table-cell office:value-type="string" calcext:value-type="string">
            <text:p>Somatization disorder.</text:p>
          </table:table-cell>
          <table:table-cell office:value-type="string" calcext:value-type="string">
            <text:p>Dissociative disorder.</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225" calcext:value-type="float">
            <text:p>225</text:p>
          </table:table-cell>
          <table:table-cell table:number-columns-repeated="3"/>
          <table:table-cell office:value-type="string" calcext:value-type="string">
            <text:p>Mariano is a 53-year-old man who comes to your office reporting that he has been feeling very unwell for several years. He relates his discomfort to a behavior that he finds absurd but that he is unable to avoid. This behavior, which she always does when she comes home from work, consists of turning the doorknob of the bathroom on the upper floor of the house before doing anything else, even before greeting her family. Sometimes he has tried to resist doing this but has only succeeded in distressing himself and delaying the behavior for a few minutes. This behavior that Mariano performs in an incoercible and automatic way is what is called:</text:p>
          </table:table-cell>
          <table:table-cell office:value-type="string" calcext:value-type="string">
            <text:p>In this question they ask for the name of the symptom, not the disease, so therefore the correct answer is compulsion. According to the DSM-5, a compulsion is a repetitive behavior (e.g., washing hands, tidying up, checking things) or mental act (e.g., praying, counting, repeating words silently) that the subject performs in response to an obsession or in accordance with rules that must be rigidly enforced. The goal of the behaviors or mental acts is to prevent or decrease anxiety or discomfort, or to avoid some feared event or situation; however, these behaviors or mental acts are not realistically connected with those intended to neutralize or prevent or are clearly excessive.</text:p>
          </table:table-cell>
          <table:table-cell office:value-type="string" calcext:value-type="string">
            <text:p>DSM-5.</text:p>
          </table:table-cell>
          <table:table-cell office:value-type="string" calcext:value-type="string">
            <text:p>PSYCHIATRY</text:p>
          </table:table-cell>
          <table:table-cell table:number-columns-repeated="3"/>
          <table:table-cell office:value-type="string" calcext:value-type="string">
            <text:p>Obsessive-compulsive disorder.</text:p>
          </table:table-cell>
          <table:table-cell office:value-type="string" calcext:value-type="string">
            <text:p>Obsession.</text:p>
          </table:table-cell>
          <table:table-cell office:value-type="string" calcext:value-type="string">
            <text:p>Impulsion.</text:p>
          </table:table-cell>
          <table:table-cell office:value-type="string" calcext:value-type="string">
            <text:p>Compulsion.</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36" calcext:value-type="float">
            <text:p>136</text:p>
          </table:table-cell>
          <table:table-cell table:number-columns-repeated="3"/>
          <table:table-cell office:value-type="string" calcext:value-type="string">
            <text:p>A 41-year-old man comes to the Emergency Department with three days of swelling and pain in the right knee, with functional impotence and fever Two weeks earlier he had had a self-limited diarrhea. On examination there is joint effusion, so we proceed to perform an arthrocentesis and obtain 50 cc of cloudy liquid, with decreased viscosity and the following analytical parameters: leukocytes 40. 000/microL (85% of neutrophils), glucose 40 mg/dL, absence of crystals, Gram stain: no microorganisms are observed. Which of the following statements about this patient is WRONG:</text:p>
          </table:table-cell>
          <table:table-cell office:value-type="string" calcext:value-type="string">
            <text:p>A gram negative stain never rules out the presence of infection.</text:p>
          </table:table-cell>
          <table:table-cell/>
          <table:table-cell office:value-type="string" calcext:value-type="string">
            <text:p>TRAUMATOLOGY AND ORTHOPEDICS</text:p>
          </table:table-cell>
          <table:table-cell table:number-columns-repeated="3"/>
          <table:table-cell office:value-type="string" calcext:value-type="string">
            <text:p>Treatment with cloxacillin and ceftriaxone should be initiated pending the result of the fluid culture.</text:p>
          </table:table-cell>
          <table:table-cell office:value-type="string" calcext:value-type="string">
            <text:p>It is advisable to perform daily arthrocentesis to relieve symptoms and prevent joint destruction.</text:p>
          </table:table-cell>
          <table:table-cell office:value-type="string" calcext:value-type="string">
            <text:p>If the culture is negative, it is likely to be reactive arthritis.</text:p>
          </table:table-cell>
          <table:table-cell office:value-type="string" calcext:value-type="string">
            <text:p>Negative Gram stain rules out septic arthritis.</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36" calcext:value-type="float">
            <text:p>136</text:p>
          </table:table-cell>
          <table:table-cell table:number-columns-repeated="3"/>
          <table:table-cell office:value-type="string" calcext:value-type="string">
            <text:p>A 41-year-old man comes to the Emergency Department for three days of swelling and pain in the right knee, with functional impotence and fever Two weeks earlier he had had a self-limited diarrhea. On examination there is joint effusion, so we proceed to perform an arthrocentesis and obtain 50 cc of cloudy fluid, with decreased viscosity and the following analytical parameters: leukocytes 40. 000/microL (85% neutrophils), glucose 40 mg/dL, absence of crystals, Gram stain: no microorganisms are observed. Which of the following statements about this patient is 'CORRECT:</text:p>
          </table:table-cell>
          <table:table-cell office:value-type="string" calcext:value-type="string">
            <text:p>Gram negative does NOT rule out infection. We mark four.</text:p>
          </table:table-cell>
          <table:table-cell/>
          <table:table-cell office:value-type="string" calcext:value-type="string">
            <text:p>TRAUMATOLOGY AND ORTHOPEDICS</text:p>
          </table:table-cell>
          <table:table-cell table:number-columns-repeated="3"/>
          <table:table-cell office:value-type="string" calcext:value-type="string">
            <text:p>Treatment with cloxacillin and ceftriaxone should be initiated pending the result of the fluid culture.</text:p>
          </table:table-cell>
          <table:table-cell office:value-type="string" calcext:value-type="string">
            <text:p>It is advisable to perform daily arthrocentesis to relieve symptoms and avoid joint destruction.</text:p>
          </table:table-cell>
          <table:table-cell office:value-type="string" calcext:value-type="string">
            <text:p>If the culture is negative, it is probably reactive arthritis.</text:p>
          </table:table-cell>
          <table:table-cell office:value-type="string" calcext:value-type="string">
            <text:p>The negativity of the Gram stain rules out septic arthritis.</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40" calcext:value-type="float">
            <text:p>140</text:p>
          </table:table-cell>
          <table:table-cell table:number-columns-repeated="3"/>
          <table:table-cell office:value-type="string" calcext:value-type="string">
            <text:p>You assess a 66-year-old patient with accentuated groin pain with prolonged standing a few days a month. A plain radiograph of the hips shows narrowing of the femoroacetabular joint space, sclerosis and osteophytes. What is your attitude?</text:p>
          </table:table-cell>
          <table:table-cell office:value-type="string" calcext:value-type="string">
            <text:p>You present with coxarthrosis (no further imaging tests are needed), and conservative options are exhausted before opting for surgical treatment. Weak opioids are not the initial treatment of choice.</text:p>
          </table:table-cell>
          <table:table-cell/>
          <table:table-cell office:value-type="string" calcext:value-type="string">
            <text:p>TRAUMATOLOGY AND ORTHOPEDICS</text:p>
          </table:table-cell>
          <table:table-cell table:number-columns-repeated="3"/>
          <table:table-cell office:value-type="string" calcext:value-type="string">
            <text:p>I make the diagnosis of coxarthrosis and send to the traumatologist to place a hip prosthesis.</text:p>
          </table:table-cell>
          <table:table-cell office:value-type="string" calcext:value-type="string">
            <text:p>Start treatment with weak opioids that have shown evidence of halting disease progression.</text:p>
          </table:table-cell>
          <table:table-cell office:value-type="string" calcext:value-type="string">
            <text:p>I instigate treatment with paracetamol, explain that the evolution is very variable and the surgical indication depends on functionality and pain control.</text:p>
          </table:table-cell>
          <table:table-cell office:value-type="string" calcext:value-type="string">
            <text:p>Because of the radiological features described, I need a hip MRI before making a therapeutic decision.</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40" calcext:value-type="float">
            <text:p>140</text:p>
          </table:table-cell>
          <table:table-cell table:number-columns-repeated="3"/>
          <table:table-cell office:value-type="string" calcext:value-type="string">
            <text:p>You evaluate a 66-year-old patient with groin pain accentuated by prolonged standing a few days a month. A plain radiograph of the hips shows narrowing of the femoroacetabular joint space, sclerosis and osteophytes. What is your approach?</text:p>
          </table:table-cell>
          <table:table-cell office:value-type="string" calcext:value-type="string">
            <text:p>We are talking about a 66-year-old patient with pain on some days, pain of an occasional nature. Although the diagnosis is clearly osteoarthritis, it does not lead directly to a surgical indication. The first step is to try conservative treatment (we ruled out the first option). Osteoarthritis is a degenerative process that opioids certainly do not stop, so we rule out option two. Option four can also be quickly discarded: the statement makes the diagnosis and treatment to follow clear: in this case the MRI will not provide us with any information of interest.</text:p>
          </table:table-cell>
          <table:table-cell/>
          <table:table-cell office:value-type="string" calcext:value-type="string">
            <text:p>TRAUMATOLOGY AND ORTHOPEDICS</text:p>
          </table:table-cell>
          <table:table-cell table:number-columns-repeated="3"/>
          <table:table-cell office:value-type="string" calcext:value-type="string">
            <text:p>I make the diagnosis of coxarthrosis and send to the traumatologist to place a hip prosthesis.</text:p>
          </table:table-cell>
          <table:table-cell office:value-type="string" calcext:value-type="string">
            <text:p>Start treatment with weak opioids that have shown evidence in stopping the progression of the disease.</text:p>
          </table:table-cell>
          <table:table-cell office:value-type="string" calcext:value-type="string">
            <text:p>I insist treatment with paracetamol, explain that the evolution is very variable and the surgical indication depends on the functionality and pain control.</text:p>
          </table:table-cell>
          <table:table-cell office:value-type="string" calcext:value-type="string">
            <text:p>Because of the radiological features described, I need a hip MRI before making a therapeutic decision.</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41" calcext:value-type="float">
            <text:p>141</text:p>
          </table:table-cell>
          <table:table-cell table:number-columns-repeated="3"/>
          <table:table-cell office:value-type="string" calcext:value-type="string">
            <text:p>20-year-old male, who consults for lumbosacral pain of inflammatory rhythm of 4 months of evolution. Also bilateral thalalgia and morning stiffness for 1 hour. In the last 2 months, onset of diarrhea with loss of 4 kg of weight. What is the most correct diagnostic approach?</text:p>
          </table:table-cell>
          <table:table-cell office:value-type="string" calcext:value-type="string">
            <text:p>The patient presents the clinical features of spondylarthropathy, which is often associated with inflammatory bowel disease, as this case suggests.</text:p>
          </table:table-cell>
          <table:table-cell/>
          <table:table-cell office:value-type="string" calcext:value-type="string">
            <text:p>TRAUMATOLOGY AND ORTHOPEDICS</text:p>
          </table:table-cell>
          <table:table-cell table:number-columns-repeated="3"/>
          <table:table-cell office:value-type="string" calcext:value-type="string">
            <text:p>Given the patient's age, he most likely suffers from non-specific low back pain and tendonitis of the feet. If the diarrhea persists, a digestive study would be performed.</text:p>
          </table:table-cell>
          <table:table-cell office:value-type="string" calcext:value-type="string">
            <text:p>Perform a digestive study to rule out tumor pathology. Low back pain may be due to visceral pathology.</text:p>
          </table:table-cell>
          <table:table-cell office:value-type="string" calcext:value-type="string">
            <text:p>The clinical picture is very suggestive of spondyloarthritis. Inflammatory bowel disease should be ruled out.</text:p>
          </table:table-cell>
          <table:table-cell office:value-type="string" calcext:value-type="string">
            <text:p>I would request a lumbar MRI to rule out disc herniation and if diarrhea persists, a digestive study.</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47" calcext:value-type="float">
            <text:p>147</text:p>
          </table:table-cell>
          <table:table-cell table:number-columns-repeated="3"/>
          <table:table-cell office:value-type="string" calcext:value-type="string">
            <text:p>A 13-year-old boy presents dorsal pain of several months of evolution, only on standing and walking, what diagnosis should we consider?</text:p>
          </table:table-cell>
          <table:table-cell office:value-type="string" calcext:value-type="string">
            <text:p>The pain is of mechanical characteristics, and the most frequent cause of mechanical back pain in adolescents is mechanical overload. There is no data in the statement to suggest any of the other etiologies.</text:p>
          </table:table-cell>
          <table:table-cell/>
          <table:table-cell office:value-type="string" calcext:value-type="string">
            <text:p>TRAUMATOLOGY AND ORTHOPEDICS</text:p>
          </table:table-cell>
          <table:table-cell table:number-columns-repeated="3"/>
          <table:table-cell office:value-type="string" calcext:value-type="string">
            <text:p>Scheuermann's disease.</text:p>
          </table:table-cell>
          <table:table-cell office:value-type="string" calcext:value-type="string">
            <text:p>Thoracic scoliosis.</text:p>
          </table:table-cell>
          <table:table-cell office:value-type="string" calcext:value-type="string">
            <text:p>Malignant tumor of the vertebral body.</text:p>
          </table:table-cell>
          <table:table-cell office:value-type="string" calcext:value-type="string">
            <text:p>It is a mechanical overload.</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47" calcext:value-type="float">
            <text:p>147</text:p>
          </table:table-cell>
          <table:table-cell table:number-columns-repeated="3"/>
          <table:table-cell office:value-type="string" calcext:value-type="string">
            <text:p>A 13-year-old boy presents dorsal pain of several months of evolution, only when standing and walking, what diagnosis should we consider?</text:p>
          </table:table-cell>
          <table:table-cell office:value-type="string" calcext:value-type="string">
            <text:p>A malignant tumor would also hurt at rest. As for Scheuermann and scoliosis, we should be given some physical data because the patient presents with a specific examination that would give us the diagnosis.</text:p>
          </table:table-cell>
          <table:table-cell/>
          <table:table-cell office:value-type="string" calcext:value-type="string">
            <text:p>TRAUMATOLOGY AND ORTHOPEDICS</text:p>
          </table:table-cell>
          <table:table-cell table:number-columns-repeated="3"/>
          <table:table-cell office:value-type="string" calcext:value-type="string">
            <text:p>Scheuermann's disease.</text:p>
          </table:table-cell>
          <table:table-cell office:value-type="string" calcext:value-type="string">
            <text:p>Thoracic scoliosis.</text:p>
          </table:table-cell>
          <table:table-cell office:value-type="string" calcext:value-type="string">
            <text:p>Malignant tumor of the vertebral body.</text:p>
          </table:table-cell>
          <table:table-cell office:value-type="string" calcext:value-type="string">
            <text:p>It is a mechanical overload.</text:p>
          </table:table-cell>
          <table:table-cell/>
          <table:table-cell office:value-type="float" office:value="4" calcext:value-type="float">
            <text:p>4</text:p>
          </table:table-cell>
          <table:table-cell table:number-columns-repeated="3"/>
        </table:table-row>
        <table:table-row table:style-name="ro1">
          <table:table-cell office:value-type="float" office:value="2016" calcext:value-type="float">
            <text:p>2016</text:p>
          </table:table-cell>
          <table:table-cell office:value-type="float" office:value="183" calcext:value-type="float">
            <text:p>183</text:p>
          </table:table-cell>
          <table:table-cell table:number-columns-repeated="3"/>
          <table:table-cell office:value-type="string" calcext:value-type="string">
            <text:p>Juan, a second year resident, attends Sofia, a 15 year old girl in the emergency room, who apparently fainted at school without losing consciousness. The patient says that she was due to take an exam, which caused her a lot of anxiety. From the interrogation, it appears that she was being bullied by her classmates and that she may have an eating disorder. Vital signs and neurological examination are normal. Juan keeps Soﬁa under observation while waiting for her parents to come to the service, periodically taking a look at how the patient is doing. After the initial scare, the patient seems to be increasingly animated and is very friendly. On one occasion, Juan finds her actively chatting on her cell phone. Juan tells her that it would be better for her to put the cell phone down and rest and to reassure her, he tells her that he also uses social networks a lot since college. Soﬁa apologizes for not knowing that she should have her cell phone turned off, and after turning it off, asks if she can make a friend request on Facebook. What do you think is Juan's best response?</text:p>
          </table:table-cell>
          <table:table-cell office:value-type="string" calcext:value-type="string">
            <text:p>There is no doubt that the doctor-patient relationship today transcends the physical environment of the consultation room. But we must not forget that we must maintain the same ethical and professional codes as in the real environment. The code of ethics Article 26-3. The clinical practice of medicine by means of consultations exclusively by letter, telephone, radio, press or internet, is contrary to the deontological norms. The correct action implies inescapably the personal and direct contact between the doctor and the patient.</text:p>
          </table:table-cell>
          <table:table-cell office:value-type="string" calcext:value-type="string">
            <text:p>Ética y redes sociales. Manual de estilo para médicos y estudiantes de medicina. Organización Médica Colegial de España. http://www.cgcom.es/sites/default/files/manual_estilo/HTML/index.html </text:p>
          </table:table-cell>
          <table:table-cell office:value-type="string" calcext:value-type="string">
            <text:p><text:s/>Código deontológIco Artículo 26-3.</text:p>
          </table:table-cell>
          <table:table-cell office:value-type="string" calcext:value-type="string">
            <text:p>PRIMARY CARE AND SOCIAL NETWORKS</text:p>
          </table:table-cell>
          <table:table-cell table:number-columns-repeated="3"/>
          <table:table-cell office:value-type="string" calcext:value-type="string">
            <text:p>Tell him to make the friend request and that he will accept it, as he is sure that there are no inappropriate items on his page for a girl of Soﬁa's age.</text:p>
          </table:table-cell>
          <table:table-cell office:value-type="string" calcext:value-type="string">
            <text:p>Because you consider Soﬁa a vulnerable patient and are concerned that she may misinterpret a rejection, agree to let her make the request but only allow her access to certain content on your page.</text:p>
          </table:table-cell>
          <table:table-cell office:value-type="string" calcext:value-type="string">
            <text:p>Answer that it is important to maintain certain professional boundaries between patients and physicians and that, unfortunately, if you make the request you will not be able to accept it, so it is better not to do so.</text:p>
          </table:table-cell>
          <table:table-cell office:value-type="string" calcext:value-type="string">
            <text:p>Tell him to make the request but without any intention of accepting it.</text:p>
          </table:table-cell>
          <table:table-cell/>
          <table:table-cell office:value-type="float" office:value="3" calcext:value-type="float">
            <text:p>3</text:p>
          </table:table-cell>
          <table:table-cell table:number-columns-repeated="2"/>
        </table:table-row>
        <table:table-row table:style-name="ro1">
          <table:table-cell office:value-type="float" office:value="2016" calcext:value-type="float">
            <text:p>2016</text:p>
          </table:table-cell>
          <table:table-cell office:value-type="float" office:value="135" calcext:value-type="float">
            <text:p>135</text:p>
          </table:table-cell>
          <table:table-cell table:number-columns-repeated="3"/>
          <table:table-cell office:value-type="string" calcext:value-type="string">
            <text:p>A 25-year-old patient, during a tennis match, has severe pain in his neck and left eye. The next morning he wakes up with a feeling of gait instability and has palpebral ptosis of the left eye and anisocoria, with the left pupil being smaller than the right. The patient maintains good visual acuity, where would you most likely locate the lesion?</text:p>
          </table:table-cell>
          <table:table-cell office:value-type="string" calcext:value-type="string">
            <text:p>Claude-Bernard-Horner syndrome is an old acquaintance of the MIR exam. We do not see it daily in clinical practice, but it appears in many exams. Characteristic is upper eyelid ptosis and miosis of that eye. This occurs due to a deficit of sympathetic innervation of the orbital territory. The sympathetic nervous system innervates the Müller muscle, which is an accessory muscle to the levator of the upper eyelid. If the Müller ceases to function, the eyelid descends slightly. It also innervates the iris dilator muscle. Therefore, the sphincter muscle, its antagonist, is unopposed and the balance of the pupil shifts toward miosis. It explains ptosis and miosis of the left eye, so we suspect Horner's in that eye. She also describes what may have happened: after a possible sudden movement while playing tennis, she has neck pain and a Horner's. We should suspect an aneurysm. We should suspect a dissecting carotid aneurysm, which is one of the best known (and most serious) causes of an acquired Horner's syndrome. The superior cervical ganglion is a ganglion of the sympathetic nervous system located in the sheath of the carotid artery, and at this level it has been affected. We can also try to get this answer right by ruling out. An alteration of the III cranial nerve can produce ptosis, but the pupil, if affected, should be in mydriasis. And damage to the third cranial nerve should also produce some type of ophthalmoplegia, with diplopia. An involvement of the optic chiasm would produce a bilateral loss of vision (probably a bitemporal hemianopsia). We are told in the statement that he maintains good visual acuity. On the other hand, there would also be no ptosis or anisocoria. And finally, an alteration of the medulla oblongata would produce different neurological symptoms not described, and there should be no ptosis or pupillary alterations, because the third pair is located in the midbrain and the sympathetic nuclei in the spinal cord.</text:p>
          </table:table-cell>
          <table:table-cell/>
          <table:table-cell office:value-type="string" calcext:value-type="string">
            <text:p>OPHTHALMOLOGY (ECTOPIC)</text:p>
          </table:table-cell>
          <table:table-cell table:number-columns-repeated="3"/>
          <table:table-cell office:value-type="string" calcext:value-type="string">
            <text:p>III cranial nerve.</text:p>
          </table:table-cell>
          <table:table-cell office:value-type="string" calcext:value-type="string">
            <text:p>Optic chiasm.</text:p>
          </table:table-cell>
          <table:table-cell office:value-type="string" calcext:value-type="string">
            <text:p>Upper cervical ganglion.</text:p>
          </table:table-cell>
          <table:table-cell office:value-type="string" calcext:value-type="string">
            <text:p>Spinal cord.</text:p>
          </table:table-cell>
          <table:table-cell/>
          <table:table-cell office:value-type="float" office:value="3" calcext:value-type="float">
            <text:p>3</text:p>
          </table:table-cell>
          <table:table-cell table:number-columns-repeated="3"/>
        </table:table-row>
        <table:table-row table:style-name="ro1">
          <table:table-cell office:value-type="float" office:value="2016" calcext:value-type="float">
            <text:p>2016</text:p>
          </table:table-cell>
          <table:table-cell office:value-type="float" office:value="139" calcext:value-type="float">
            <text:p>139</text:p>
          </table:table-cell>
          <table:table-cell table:number-columns-repeated="3"/>
          <table:table-cell office:value-type="string" calcext:value-type="string">
            <text:p>A 70-year-old woman with a history of anorexia, weight loss, discomfort in the musculature and proximal joints plus pain in the temporomandibular region who comes to the emergency department for unilateral loss of vision (hand movement), sudden and painless onset (afferent pupillary defect). What test would you request first for diagnostic purposes?</text:p>
          </table:table-cell>
          <table:table-cell office:value-type="string" calcext:value-type="string">
            <text:p>This is a woman with abrupt, painless and severe loss (she only sees the movement of the hands) of vision in one eye. She does not give us much information from the ocular examination, only that there is an afferent pupillary defect. We have to rely on systemic symptoms to diagnose the problem. This is an elderly woman with typical symptoms of polymyalgia rheumatica, and the pain in the temporomandibular region is very suggestive. It is giant cell arteritis or temporal arteritis. The most common ocular manifestation is anterior ischemic optic neuropathy. In the fundus we would certainly see a papillary edema of that eye, with a gypsum white coloration. The afferent pupillary defect is very characteristic of these severe ischemic optic neuropathies. Suspecting giant cell arteritis, there are three analytical markers that are characteristically high: CRP, ESR and platelet count. We will first request one of these parameters and treat it often without waiting for biopsy confirmation. Therefore, option 2 is the correct one.</text:p>
          </table:table-cell>
          <table:table-cell/>
          <table:table-cell office:value-type="string" calcext:value-type="string">
            <text:p>OPHTHALMOLOGY (ECTOPIC)</text:p>
          </table:table-cell>
          <table:table-cell table:number-columns-repeated="3"/>
          <table:table-cell office:value-type="string" calcext:value-type="string">
            <text:p>Lumbar puncture.</text:p>
          </table:table-cell>
          <table:table-cell office:value-type="string" calcext:value-type="string">
            <text:p>C-reactive protein.</text:p>
          </table:table-cell>
          <table:table-cell office:value-type="string" calcext:value-type="string">
            <text:p>Magnetic Resonance Angiography.</text:p>
          </table:table-cell>
          <table:table-cell office:value-type="string" calcext:value-type="string">
            <text:p>Carotid ultrasound.</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31" calcext:value-type="float">
            <text:p>31</text:p>
          </table:table-cell>
          <table:table-cell table:number-columns-repeated="3"/>
          <table:table-cell office:value-type="string" calcext:value-type="string">
            <text:p>A 20-year-old woman with a 15-cm solid-cystic ovarian tumor detected by ultrasound after presenting with nonspecific abdominal symptoms. In the histopathological study of the corresponding specimen, teeth, hairs, areas of intestinal epithelium, areas of squamous epithelium (15%) and bronchial epithelium, as well as neuroectodermal and embryonic elements are found in several of the histological preparations. In reference to this case, point out the correct diagnosis:</text:p>
          </table:table-cell>
          <table:table-cell office:value-type="string" calcext:value-type="string">
            <text:p>Teratoma is the most frequent germinal tumor. It presents differentiation in elements of the three embryonic layers: endoderm, mesoderm and ectoderm. Macroscopically they can be cystic or solid, and histologically the tissues composing the tumor can be mature (well differentiated, like adult tissues) or immature (like embryonic tissues).Mature cystic teratoma is the most frequent: they represent on average 10% of ovarian tumors (5-25% depending on the casuistry). They occur at any age. They predominate in ectodermal tissues, such as skin, lining a cavity of keratinous content. In the cavity a spur is recognized from which hair or tooth structures often arise. Frequent tissues include: nervous tissue, usually glial and ependymal epithelium, respiratory and digestive epithelia and various mesodermal structures. They are bilateral in about 10% of cases. The mature cystic teratoma is benign, but in 2% of them a malignant tumor may develop from one of the tissue components (spinocellular carcinoma, carcinoid, adenocarcinoma, thyroid tissue carcinoma, sarcoma). In this case at first we thought that the option was mature cystic teratoma but thanks to Ramón, when we read it more carefully, we found that it had neuroectodermal and embryonal elements in several of the histological preparations, so we consider that the correct answer is 2.</text:p>
          </table:table-cell>
          <table:table-cell/>
          <table:table-cell office:value-type="string" calcext:value-type="string">
            <text:p>ONCOLOGY (ECTOPIC)</text:p>
          </table:table-cell>
          <table:table-cell table:number-columns-repeated="3"/>
          <table:table-cell office:value-type="string" calcext:value-type="string">
            <text:p>Teratocarcinoma.</text:p>
          </table:table-cell>
          <table:table-cell office:value-type="string" calcext:value-type="string">
            <text:p>Immature teratoma.</text:p>
          </table:table-cell>
          <table:table-cell office:value-type="string" calcext:value-type="string">
            <text:p>Mature cystic teratoma.</text:p>
          </table:table-cell>
          <table:table-cell office:value-type="string" calcext:value-type="string">
            <text:p>Dysgerminoma.</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33" calcext:value-type="float">
            <text:p>33</text:p>
          </table:table-cell>
          <table:table-cell table:number-columns-repeated="3"/>
          <table:table-cell office:value-type="string" calcext:value-type="string">
            <text:p>A 67-year-old woman diagnosed with an infiltrating ductal carcinoma of the breast with no family history of neoplasia. What additional studies should be performed on the tumor because of its clinical and therapeutic implications:</text:p>
          </table:table-cell>
          <table:table-cell office:value-type="string" calcext:value-type="string">
            <text:p>Currently the molecular classification of breast cancer is based on the study of hormone receptors, HER2 and the tumor cell proliferation index (Ki67). We have four fundamental types: Luminal (A: HR+, HER2- and low Ki67 and B: HR+, HER2+/ - and high Ki67), HER2 + (HR -, HER2 + and high Ki67) and Basal Like or triple negative (HR -, HER2 - and high Ki67).</text:p>
          </table:table-cell>
          <table:table-cell/>
          <table:table-cell office:value-type="string" calcext:value-type="string">
            <text:p>ONCOLOGY (ECTOPIC)</text:p>
          </table:table-cell>
          <table:table-cell table:number-columns-repeated="3"/>
          <table:table-cell office:value-type="string" calcext:value-type="string">
            <text:p>Complete phenotypic study by flow cytometry.</text:p>
          </table:table-cell>
          <table:table-cell office:value-type="string" calcext:value-type="string">
            <text:p>Study of hormone receptors and HER2.</text:p>
          </table:table-cell>
          <table:table-cell office:value-type="string" calcext:value-type="string">
            <text:p>Study of hormone receptors, ecadherin and study of first degree relatives.</text:p>
          </table:table-cell>
          <table:table-cell office:value-type="string" calcext:value-type="string">
            <text:p>BRCA l-2 study and study of first-degree relatives.</text:p>
          </table:table-cell>
          <table:table-cell/>
          <table:table-cell office:value-type="float" office:value="2" calcext:value-type="float">
            <text:p>2</text:p>
          </table:table-cell>
          <table:table-cell table:number-columns-repeated="3"/>
        </table:table-row>
        <table:table-row table:style-name="ro1">
          <table:table-cell office:value-type="float" office:value="2016" calcext:value-type="float">
            <text:p>2016</text:p>
          </table:table-cell>
          <table:table-cell office:value-type="float" office:value="81" calcext:value-type="float">
            <text:p>81</text:p>
          </table:table-cell>
          <table:table-cell table:number-columns-repeated="3"/>
          <table:table-cell office:value-type="string" calcext:value-type="string">
            <text:p>A 30-year-old woman comes to the clinic reporting anxiety, weight loss of about 6 kgs and a feeling of "nervousness" in the last three months. Physical examination showed tachycardia, hyperreflexia and absence of goiter. TSH values are &lt; 0.01 microU/mL, T4 is elevated and thyroglobulin levels are decreased. A scan reveals an absence of uptake in the thyroid region. What seems to you the most likely diagnosis?</text:p>
          </table:table-cell>
          <table:table-cell office:value-type="string" calcext:value-type="string">
            <text:p>Patients with this disorder voluntarily or accidentally ingest excessive amounts of thyroid hormone, resulting in hyperthyroidism in the absence of goiter. In contrast to all other causes of hyperthyroidism, serum thyroglobulin is not elevated and is almost always low or at the lower limit of normal. The fundamental doubt we had with ovarian teratoma (ovarian struma) which is a rare variant of mature monodermal teratoma composed of thyroid tissue described at the beginning of the 20th century. It is so named when the teratoma is predominantly composed of mature thyroid tissue (at least 50%, in order to be classified as struma ovarii). It represents between 2.5 and 5% of ovarian teratomas. In itself, it is a benign tumor, but in up to 5% of cases it can develop a malignant transformation of its elements, classically referred to as malignant struma ovarii. Mostly, the neoplastic tissue developed is a papillary carcinoma, less frequently it corresponds to follicular carcinoma. This malignant transformation arises mostly from classical forms of struma, but is extremely rare in cases of mature cystic teratomas. Its behavior is similar to that of other primary ovarian tumors, tending to metastasize to the peritoneal cavity and hematogenously to bone, liver and brain. The mean age of presentation of thyroid carcinoma on struma ovarii is between 42.9-44 years and between 21 and 63 for the papillary carcinoma variant. Clinically, the predominant form of presentation is as a pelvic mass or abdominal pain (45%), less frequently hyperthyroidism (5-8%) or ascites (17%). It is postulated that the ovarian thyroid tissue in the struma is autonomous in the production of thyroid hormones, so it is essential to measure serum thyroglobulin levels in patients affected by hyperthyroidism, as they point to the extrathyroid production of thyroid hormone.</text:p>
          </table:table-cell>
          <table:table-cell/>
          <table:table-cell office:value-type="string" calcext:value-type="string">
            <text:p>ONCOLOGY (ECTOPIC)</text:p>
          </table:table-cell>
          <table:table-cell table:number-columns-repeated="3"/>
          <table:table-cell office:value-type="string" calcext:value-type="string">
            <text:p>Factitious thyrotoxicosis.</text:p>
          </table:table-cell>
          <table:table-cell office:value-type="string" calcext:value-type="string">
            <text:p>Hyperthyroidism due to Graves' disease.</text:p>
          </table:table-cell>
          <table:table-cell office:value-type="string" calcext:value-type="string">
            <text:p>Ovarian teratoma (ovarian stromal).</text:p>
          </table:table-cell>
          <table:table-cell office:value-type="string" calcext:value-type="string">
            <text:p>Subacute thyroiditis.</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190" calcext:value-type="float">
            <text:p>190</text:p>
          </table:table-cell>
          <table:table-cell table:number-columns-repeated="3"/>
          <table:table-cell office:value-type="string" calcext:value-type="string">
            <text:p>A 45-year-old woman diagnosed with stage IV breast cancer with multiple bone metastases on hormonal treatment and iv bisphosphonates. She comes to your office referring intense bone pain (VAS=7), in several locations without associated neurological symptoms and exarcerbations of pain (VAS=9) several times a day that force her to remain at rest. In the treatment with ibuprofen (600 mg every 8 h) and tramadol (150 mg per day), what treatment would you consider most appropriate in this patient to improve the pain?</text:p>
          </table:table-cell>
          <table:table-cell office:value-type="string" calcext:value-type="string">
            <text:p>The correct answer is 4 because if the patient has bone metastases and may suffer fractures we can control inflammatory pain with ibuprofen and it will also help us to use the antalgic synergy. We should change the treatment to a major opioid and treat the disrruptive pain vigorously since she is at almost the maximum pain she can bear.</text:p>
          </table:table-cell>
          <table:table-cell/>
          <table:table-cell office:value-type="string" calcext:value-type="string">
            <text:p>PRIMARY CARE</text:p>
          </table:table-cell>
          <table:table-cell table:number-columns-repeated="3"/>
          <table:table-cell office:value-type="string" calcext:value-type="string">
            <text:p>Suspend ibuprofen and tramadol and start a major opioid such as morphine or oxycodone.</text:p>
          </table:table-cell>
          <table:table-cell office:value-type="string" calcext:value-type="string">
            <text:p>Suspend tramadol, maintain ibuprofen and initiate a major opioid such as morphine and oxycodone.</text:p>
          </table:table-cell>
          <table:table-cell office:value-type="string" calcext:value-type="string">
            <text:p>Discontinue ibuprofen and tramadol and start a major opioid such as morphine or oxycodone and at the same time start treatment of breakthrough pain with sublingual fentanyl.</text:p>
          </table:table-cell>
          <table:table-cell office:value-type="string" calcext:value-type="string">
            <text:p>Suspend tramadol, maintain ibuprofen and initiate a major opioid such as morphine and oxycodone and at the same time treatment for breakthrough pain with sublingual fentanyl.</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191" calcext:value-type="float">
            <text:p>191</text:p>
          </table:table-cell>
          <table:table-cell table:number-columns-repeated="3"/>
          <table:table-cell office:value-type="string" calcext:value-type="string">
            <text:p>The patient comes to the home of an oncology patient whose pain has not been well controlled lately. On physical examination there appears to be no evidence of tumor progression, and no previously known data of interest is revealed. In the anamnesis, the main caregiver states that the patient has pain 8 hours after receiving the prescribed basal dose of morphine every 12 hours. This clinical situation is referred to as:</text:p>
          </table:table-cell>
          <table:table-cell office:value-type="string" calcext:value-type="string">
            <text:p>The correct answer is 1. The statement perfectly defines a tolerance phenomenon in which the patient has become "used to" the dose and needs more in order to have the same analgesic effect.</text:p>
          </table:table-cell>
          <table:table-cell/>
          <table:table-cell office:value-type="string" calcext:value-type="string">
            <text:p>PRIMARY CARE</text:p>
          </table:table-cell>
          <table:table-cell table:number-columns-repeated="3"/>
          <table:table-cell office:value-type="string" calcext:value-type="string">
            <text:p>Tolerance</text:p>
          </table:table-cell>
          <table:table-cell office:value-type="string" calcext:value-type="string">
            <text:p>Hyperalgesia</text:p>
          </table:table-cell>
          <table:table-cell office:value-type="string" calcext:value-type="string">
            <text:p>Dependency</text:p>
          </table:table-cell>
          <table:table-cell office:value-type="string" calcext:value-type="string">
            <text:p>Ineffectiveness</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195" calcext:value-type="float">
            <text:p>195</text:p>
          </table:table-cell>
          <table:table-cell table:number-columns-repeated="3"/>
          <table:table-cell office:value-type="string" calcext:value-type="string">
            <text:p>A 75 a man is admitted to the hospital because he refuses to eat and has lost 30% of his weight. He has a history of multiple sclerosis which has worsened in recent months. His only family member who was his sister died 3 months ago and since then he has deteriorated. He has become incontinent, has stopped eating and participating in social events. He is suffering from psychotic depression. He is physically able to eat. Psychotropic medication is started and discontinued due to adverse events. If his nutritional status improves it is possible to resume his medications. He refuses intravenous fluids and then accepts them but the IV is started a few hours later. An alternative is to perform a percutaneous endoscopic gastrostomy (PEG) and discharge him to his residence. Which of the following is the most appropriate course of action for this patient?</text:p>
          </table:table-cell>
          <table:table-cell office:value-type="string" calcext:value-type="string">
            <text:p>The correct answer is 1 since the patient is in a situation of psychotic depression and is not able to decide for his life and it does not seem that the patient has filled in the last will and testament, the most convenient thing to do is to present the case to the ethics committee of the center to make a decision on the matter in accordance with the law.</text:p>
          </table:table-cell>
          <table:table-cell/>
          <table:table-cell office:value-type="string" calcext:value-type="string">
            <text:p>PRIMARY CARE</text:p>
          </table:table-cell>
          <table:table-cell table:number-columns-repeated="3"/>
          <table:table-cell office:value-type="string" calcext:value-type="string">
            <text:p>Ask the hospital ethics committee to help determine the decision that is in the best interest of the patient.</text:p>
          </table:table-cell>
          <table:table-cell office:value-type="string" calcext:value-type="string">
            <text:p>Assess whether the residence will take the patient if PEG is not performed.</text:p>
          </table:table-cell>
          <table:table-cell office:value-type="string" calcext:value-type="string">
            <text:p>Seek a court order to perform PEG.</text:p>
          </table:table-cell>
          <table:table-cell office:value-type="string" calcext:value-type="string">
            <text:p>Enrolling the patient in terminal palliative care.</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52" calcext:value-type="float">
            <text:p>52</text:p>
          </table:table-cell>
          <table:table-cell table:number-columns-repeated="3"/>
          <table:table-cell office:value-type="string" calcext:value-type="string">
            <text:p>A couple with a first male child (index case) with cystic fibrosis (mucoviscidosis) come for genetic counseling. Molecular diagnosis indicates that the index case is homozygous for the F5O8del mutation and his parents are heterozygous carriers. The clinical geneticist will inform them about the mode of transmission of the disease. Which statement is correct?</text:p>
          </table:table-cell>
          <table:table-cell office:value-type="string" calcext:value-type="string">
            <text:p>Both parents are carriers of a mutation (because they are not sick and have already had a homozygous child), and the next offspring has a 50% chance of receiving the mutation from each parent, so the probability of receiving it from both is 50%x50%=25%.</text:p>
          </table:table-cell>
          <table:table-cell/>
          <table:table-cell office:value-type="string" calcext:value-type="string">
            <text:p>BIOSTATISTICS</text:p>
          </table:table-cell>
          <table:table-cell table:number-columns-repeated="3"/>
          <table:table-cell office:value-type="string" calcext:value-type="string">
            <text:p>The probability that the next offspring will be affected is 25%.</text:p>
          </table:table-cell>
          <table:table-cell office:value-type="string" calcext:value-type="string">
            <text:p>The probability that the next offspring will be affected is 50%.</text:p>
          </table:table-cell>
          <table:table-cell office:value-type="string" calcext:value-type="string">
            <text:p>Having had an affected child, the next offspring will also be affected.</text:p>
          </table:table-cell>
          <table:table-cell office:value-type="string" calcext:value-type="string">
            <text:p>Having had a homozygous F5O8del child, the next offspring will be heterozygous carriers (67%) or homozygous genotype without the mutation (33%).</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54" calcext:value-type="float">
            <text:p>54</text:p>
          </table:table-cell>
          <table:table-cell table:number-columns-repeated="3"/>
          <table:table-cell office:value-type="string" calcext:value-type="string">
            <text:p>Elizabeth has three sons and one daughter (Mary), all of whom are healthy. A brother and a maternal uncle of Isabel died of Duchenne disease: an X-linked recessive disease. At present, Maria wants to become pregnant and wants to know the risk of transmitting the disease to her offspring. With the data collected, what is the probability that Maria is a carrier of Duchenne disease?</text:p>
          </table:table-cell>
          <table:table-cell office:value-type="string" calcext:value-type="string">
            <text:p>The maternal grandmother carried the mutation in one copy of the gene on an X chromosome (we are not told that she had the disease, but a son of hers, Isabel's maternal uncle, did have the disease). Isabel's mother continues to carry it, since one of Isabel's brothers has suffered from the disease but not her father. Thus, Isabel has a 50% chance of having inherited the mutated gene from her mother (as her children are all healthy, we are not sure if she is a carrier), and therefore her daughter has a 25% chance of having inherited the mutated gene from her grandmother.</text:p>
          </table:table-cell>
          <table:table-cell/>
          <table:table-cell office:value-type="string" calcext:value-type="string">
            <text:p>BIOSTATISTICS</text:p>
          </table:table-cell>
          <table:table-cell table:number-columns-repeated="3"/>
          <table:table-cell office:value-type="string" calcext:value-type="string">
            <text:p>2/3.</text:p>
          </table:table-cell>
          <table:table-cell office:value-type="string" calcext:value-type="string">
            <text:p>1/2.</text:p>
          </table:table-cell>
          <table:table-cell office:value-type="string" calcext:value-type="string">
            <text:p>1/4.</text:p>
          </table:table-cell>
          <table:table-cell office:value-type="string" calcext:value-type="string">
            <text:p>Less than 1/4.</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68" calcext:value-type="float">
            <text:p>68</text:p>
          </table:table-cell>
          <table:table-cell table:number-columns-repeated="3"/>
          <table:table-cell office:value-type="string" calcext:value-type="string">
            <text:p>An 87-year-old woman with a history of hypertension was admitted 48 hours ago to the coronary unit for acute myocardial infarction with ST-segment elevation of anterior location. She reported dyspnea. Examination revealed a systolic murmur with fremitus, radiating to the right sternal border, which was not present on admission. What complication do you suspect?</text:p>
          </table:table-cell>
          <table:table-cell office:value-type="string" calcext:value-type="string">
            <text:p>Rupture of the interventricular septum. Mechanical complications are typical in infarctions in elderly women. Likewise, a murmur that was not present indicates abnormal blood flow: the most frequent complications are mitral insufficiency, which would present with a musical or piante murmur, and VSD, which presents with a murmur radiating to the right border (think of the direction of blood flow).</text:p>
          </table:table-cell>
          <table:table-cell/>
          <table:table-cell office:value-type="string" calcext:value-type="string">
            <text:p>CARDIOLOGY AND CARDIOVASCULAR SURGERY</text:p>
          </table:table-cell>
          <table:table-cell table:number-columns-repeated="3"/>
          <table:table-cell office:value-type="string" calcext:value-type="string">
            <text:p>Heart failure due to extensive necrosis.</text:p>
          </table:table-cell>
          <table:table-cell office:value-type="string" calcext:value-type="string">
            <text:p>Anterior aneurysm.</text:p>
          </table:table-cell>
          <table:table-cell office:value-type="string" calcext:value-type="string">
            <text:p>Left ventricular free wall rupture.</text:p>
          </table:table-cell>
          <table:table-cell office:value-type="string" calcext:value-type="string">
            <text:p>Rupture in the interventricular septum.</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71" calcext:value-type="float">
            <text:p>71</text:p>
          </table:table-cell>
          <table:table-cell table:number-columns-repeated="3"/>
          <table:table-cell office:value-type="string" calcext:value-type="string">
            <text:p>An 84-year-old man with chronic heart failure in functional grade II secondary to ischemic heart disease with severe non-revascularizable systolic dysfunction, stage 3 chronic kidney disease (glomerular filtration rate 45-50 mL/min) and permanent atrial fibrillation with heart rate &gt;80 beats per minute. Which of the following drugs does NOT provide benefit to the patient according to the currently available evidence?</text:p>
          </table:table-cell>
          <table:table-cell office:value-type="string" calcext:value-type="string">
            <text:p>Ivabradine, in fact, is contraindicated in patients with atrial fibrillation. Initially (although evidence has recently emerged that qualifies this information) ivabradine was said to be selective over the sodium If current in the sinus node. If the patient is in AF, it makes no sense to act on the sinus node.</text:p>
          </table:table-cell>
          <table:table-cell/>
          <table:table-cell office:value-type="string" calcext:value-type="string">
            <text:p>CARDIOLOGY AND CARDIOVASCULAR SURGERY</text:p>
          </table:table-cell>
          <table:table-cell table:number-columns-repeated="3"/>
          <table:table-cell office:value-type="string" calcext:value-type="string">
            <text:p>Ivabradine.</text:p>
          </table:table-cell>
          <table:table-cell office:value-type="string" calcext:value-type="string">
            <text:p>Angiotensin converting enzyme inhibitors.</text:p>
          </table:table-cell>
          <table:table-cell office:value-type="string" calcext:value-type="string">
            <text:p>Antialdosterone.</text:p>
          </table:table-cell>
          <table:table-cell office:value-type="string" calcext:value-type="string">
            <text:p>Beta-blockers.</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72" calcext:value-type="float">
            <text:p>72</text:p>
          </table:table-cell>
          <table:table-cell table:number-columns-repeated="3"/>
          <table:table-cell office:value-type="string" calcext:value-type="string">
            <text:p>A 45-year-old man with a history of febrile illness and chest pain comes to the hospital with dyspnea and tachypnea. On physical examination his blood pressure is low, jugular venous pressure is elevated with a prominent descending sinus x and he has a paradoxical pulse. What diagnosis would you suspect?</text:p>
          </table:table-cell>
          <table:table-cell office:value-type="string" calcext:value-type="string">
            <text:p>It is the classic exploration: he had a fever and pain, he had pericarditis with effusion, and now this is causing tamponade. Hence the hypotension (his heart cannot fill well with blood and pump), jugular engorgement and dependence on respiration to achieve preload and cardiac output (i.e. paradoxical pulse).</text:p>
          </table:table-cell>
          <table:table-cell/>
          <table:table-cell office:value-type="string" calcext:value-type="string">
            <text:p>CARDIOLOGY AND CARDIOVASCULAR SURGERY</text:p>
          </table:table-cell>
          <table:table-cell table:number-columns-repeated="3"/>
          <table:table-cell office:value-type="string" calcext:value-type="string">
            <text:p>Dilated cardiomyopathy.</text:p>
          </table:table-cell>
          <table:table-cell office:value-type="string" calcext:value-type="string">
            <text:p>Pericardial effusion with cardiac tamponade.</text:p>
          </table:table-cell>
          <table:table-cell office:value-type="string" calcext:value-type="string">
            <text:p>Constrictive pericarditis.</text:p>
          </table:table-cell>
          <table:table-cell office:value-type="string" calcext:value-type="string">
            <text:p>Ischemic heart disease.</text:p>
          </table:table-cell>
          <table:table-cell/>
          <table:table-cell office:value-type="float" office:value="2" calcext:value-type="float">
            <text:p>2</text:p>
          </table:table-cell>
          <table:table-cell table:number-columns-repeated="3"/>
        </table:table-row>
        <table:table-row table:style-name="ro1">
          <table:table-cell office:value-type="float" office:value="2018" calcext:value-type="float">
            <text:p>2018</text:p>
          </table:table-cell>
          <table:table-cell office:value-type="float" office:value="76" calcext:value-type="float">
            <text:p>76</text:p>
          </table:table-cell>
          <table:table-cell table:number-columns-repeated="3"/>
          <table:table-cell office:value-type="string" calcext:value-type="string">
            <text:p>A 78-year-old woman with dementia and institutionalized is brought in by her caregivers for significant abdominal pain with deterioration of general condition and abdominal distension. CBC shows leukocytosis, elevated hematocrit, renal failure and metabolic acidosis. ECG shows atrial fibrillation. Abdominal tomography shows edematous small bowel loops, with intestinal and portal accumulation. The most probable diagnosis is:</text:p>
          </table:table-cell>
          <table:table-cell office:value-type="string" calcext:value-type="string">
            <text:p>This is a classic picture and the author of the question has taken care to give us enough clues so that we do not miss it. When reading this statement, multiple alarms go off: - Atrial Fibrillation: at the mir and at the ED door, any elderly person with AF and abdominal pain is emboligenic mesenteric ischemia until proven otherwise. - Acute abdominal pain, SIRS, renal failure, metabolic acidosis (ischemia!), probably an elevated lactic... - CT: The finding of portal gas is also highly indicative of mesenteric ischemia, we could also have been told of intestinal pneumatosis. Why are not the other pictures? - Perforated ulcus: We would have been told of a history of NSAID use, or a history of pain that improves with ingestion, of pneumoperitoneum on chest X-ray. - Biliary ileus: There would be a history of biliary colic or pain in the right hypochondrium, they would also speak of aerobilia in the imaging test and dilatation of the small loops with image (or not) of biliary lithiasis in the terminal ileum. - Neo sigmoidoscopy: In the myocardial imaging they would speak of weight loss, change of stool habit, pneumoperitoneum in Rx or CT and peritonitic abdominal exploration and may even be able to palpate the mass.</text:p>
          </table:table-cell>
          <table:table-cell/>
          <table:table-cell office:value-type="string" calcext:value-type="string">
            <text:p>GENERAL SURGERY</text:p>
          </table:table-cell>
          <table:table-cell table:number-columns-repeated="3"/>
          <table:table-cell office:value-type="string" calcext:value-type="string">
            <text:p>Perforation of gastric or duodenal ulcus.</text:p>
          </table:table-cell>
          <table:table-cell office:value-type="string" calcext:value-type="string">
            <text:p>Biliary leak.</text:p>
          </table:table-cell>
          <table:table-cell office:value-type="string" calcext:value-type="string">
            <text:p>Obstructive neoplasm of the sigma with perforation.</text:p>
          </table:table-cell>
          <table:table-cell office:value-type="string" calcext:value-type="string">
            <text:p>Mesenteric ischemia.</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76" calcext:value-type="float">
            <text:p>76</text:p>
          </table:table-cell>
          <table:table-cell table:number-columns-repeated="3"/>
          <table:table-cell office:value-type="string" calcext:value-type="string">
            <text:p>78-year-old woman with dementia and institutionalized is brought by her caregivers for significant abdominal pain with deterioration of general condition and abdominal distension. CBC shows leukocytosis, elevated hematocrit, renal failure and metabolic acidosis. ECG shows atrial fibrillation. Abdominal tomography shows edematous small bowel loops, with intestinal and portal accumulation. The most probable diagnosis is:</text:p>
          </table:table-cell>
          <table:table-cell office:value-type="string" calcext:value-type="string">
            <text:p>Typical case of acute mesenteric ischemia, which should be suspected in elderly patients with abdominal pain and distension of sudden onset, diarrhea or vomiting and who present cardiovascular risk factors, especially emboligenic heart disease. In this case we are given characteristic biochemical data (leukocytosis, metabolic acidosis due to lactic acid, hemoconcentration due to loss of fluid to the third space...) and imaging tests (dilated loops, pneumatosis, gas at portal level...) suggestive of mesenteric ischemia.</text:p>
          </table:table-cell>
          <table:table-cell/>
          <table:table-cell office:value-type="string" calcext:value-type="string">
            <text:p>GENERAL SURGERY</text:p>
          </table:table-cell>
          <table:table-cell table:number-columns-repeated="3"/>
          <table:table-cell office:value-type="string" calcext:value-type="string">
            <text:p>Perforation of gastric or duodenal ulcus.</text:p>
          </table:table-cell>
          <table:table-cell office:value-type="string" calcext:value-type="string">
            <text:p>Biliary leak.</text:p>
          </table:table-cell>
          <table:table-cell office:value-type="string" calcext:value-type="string">
            <text:p>Obstructive neoplasia of the sigma with perforation.</text:p>
          </table:table-cell>
          <table:table-cell office:value-type="string" calcext:value-type="string">
            <text:p>Mesenteric ischemia.</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77" calcext:value-type="float">
            <text:p>77</text:p>
          </table:table-cell>
          <table:table-cell table:number-columns-repeated="3"/>
          <table:table-cell office:value-type="string" calcext:value-type="string">
            <text:p>An 80-year-old woman comes to the emergency room with abdominal pain starting in the epigastrium and radiating later to the left iliac fossa. An abdominal CT scan is performed, showing inflammation in the walls of the sigma and mesenteric abscess of 2 cm. The treatment of choice is:</text:p>
          </table:table-cell>
          <table:table-cell office:value-type="string" calcext:value-type="string">
            <text:p>We are asked about the management of a very common pathology, diverticulitis. And we are asked about the different therapeutic options depending on how advanced it is. The correct answer is 1, it does not meet the criteria to require drainage by guided puncture (the abscess is not larger than 5-6 cm). Discharge colostomy in this case makes no sense whatsoever, since it is not a question of solving an obstructive condition. Drainage by laparoscopic surgery is not indicated in this case. It could be indicated in the absence of the possibility of percutaneous drainage after failure of conservative treatment, although it is a very controversial option at this time. Sigmoidectomy and anastomosis is also not required. In a high number of cases, after the resolution of the symptoms, the outbreaks are reduced and they can be prevented with diet and hygienic dietary habits.</text:p>
          </table:table-cell>
          <table:table-cell/>
          <table:table-cell office:value-type="string" calcext:value-type="string">
            <text:p>GENERAL SURGERY</text:p>
          </table:table-cell>
          <table:table-cell table:number-columns-repeated="3"/>
          <table:table-cell office:value-type="string" calcext:value-type="string">
            <text:p>Admission to the ward with absolute diet and broad-spectrum antibiotic treatment.</text:p>
          </table:table-cell>
          <table:table-cell office:value-type="string" calcext:value-type="string">
            <text:p>Discharge colostomy.</text:p>
          </table:table-cell>
          <table:table-cell office:value-type="string" calcext:value-type="string">
            <text:p>Drainage by laparoscopic surgery.</text:p>
          </table:table-cell>
          <table:table-cell office:value-type="string" calcext:value-type="string">
            <text:p>Urgent surgery with sigmoidectomy and colorectal anastomosis.</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77" calcext:value-type="float">
            <text:p>77</text:p>
          </table:table-cell>
          <table:table-cell table:number-columns-repeated="3"/>
          <table:table-cell office:value-type="string" calcext:value-type="string">
            <text:p>An 80-year-old woman comes to the emergency department with abdominal pain starting in the epigastrium and radiating later to the left iliac fossa. An abdominal CT scan is performed, showing inflammation of the sigmoid walls and a 2 cm mesenteric abscess. The treatment of choice is:</text:p>
          </table:table-cell>
          <table:table-cell office:value-type="string" calcext:value-type="string">
            <text:p>In this question we are presented with a clinical picture whose manifestations are compatible with acute diverticulitis, already asked on numerous occasions previously. A case of acute diverticulitis complicated with small mesenteric abscess (&lt; 2-3 cm) is presented. Abscesses should be drained by CT-guided percutaneous puncture, since the intra-abdominal approach can spread the contents into the abdominal cavity. However, in small abscesses with Hinchey grade I divertciulitis, in patients without great deterioration of the general condition as in the proposed case, they can be managed by conservative treatment with intravenous antiobiotic therapy and absolute diet, therefore the correct option is 1. The urgent surgical approach should be reserved for cases that present peritonitis (grade III, IV) by resection of the affected segment and primary anastomosis in stable patients or carry out the Hartamn intervention that includes resection with terminal colostomy and closure of the distal rectal stump performing anastomosis in a second surgical time.</text:p>
          </table:table-cell>
          <table:table-cell/>
          <table:table-cell office:value-type="string" calcext:value-type="string">
            <text:p>GENERAL SURGERY</text:p>
          </table:table-cell>
          <table:table-cell table:number-columns-repeated="3"/>
          <table:table-cell office:value-type="string" calcext:value-type="string">
            <text:p>Admission to the ward with absolute diet and broad-spectrum antibiotic treatment.</text:p>
          </table:table-cell>
          <table:table-cell office:value-type="string" calcext:value-type="string">
            <text:p>Discharge colostomy.</text:p>
          </table:table-cell>
          <table:table-cell office:value-type="string" calcext:value-type="string">
            <text:p>Drainage by laparoscopic surgery.</text:p>
          </table:table-cell>
          <table:table-cell office:value-type="string" calcext:value-type="string">
            <text:p>Urgent surgery with sigmoidectomy and colorectal anastomosis.</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78" calcext:value-type="float">
            <text:p>78</text:p>
          </table:table-cell>
          <table:table-cell table:number-columns-repeated="3"/>
          <table:table-cell office:value-type="string" calcext:value-type="string">
            <text:p>A 52-year-old man was referred to the gastroenterology department for hematochezia, tenesmus and reduction of stool diameter. A series of tests were performed and a diagnosis of adenocarcinoma of the sigma without distant metastasis was made. The patient underwent surgery and was referred to the medical oncology department for evaluation of complementary chemotherapy treatment. Which of the following is a poor prognostic factor after surgical resection and should be taken into account when planning chemotherapy treatment?</text:p>
          </table:table-cell>
          <table:table-cell office:value-type="string" calcext:value-type="string">
            <text:p>They are not asking about factors that affect oncologic prognosis and therefore imply a change in QT strategy. This question is straightforward. Option 4 is describing to us a T4 stage, either by invasion of adjacent organs or perforation. The T4s carry a much higher chance of recurrence, in fact there are ongoing studies that propose prophylactic HIPEC in T4 and second look surgery + HIPEC in perforated colon tumors.</text:p>
          </table:table-cell>
          <table:table-cell/>
          <table:table-cell office:value-type="string" calcext:value-type="string">
            <text:p>GENERAL SURGERY</text:p>
          </table:table-cell>
          <table:table-cell table:number-columns-repeated="3"/>
          <table:table-cell office:value-type="string" calcext:value-type="string">
            <text:p>The presence of anemia at diagnosis.</text:p>
          </table:table-cell>
          <table:table-cell office:value-type="string" calcext:value-type="string">
            <text:p>The existence of a family history of colorectal cancer.</text:p>
          </table:table-cell>
          <table:table-cell office:value-type="string" calcext:value-type="string">
            <text:p>The size of the primary lesion and histological differentiation.</text:p>
          </table:table-cell>
          <table:table-cell office:value-type="string" calcext:value-type="string">
            <text:p>Perforation or adhesion of the tumor to adjacent organs.</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78" calcext:value-type="float">
            <text:p>78</text:p>
          </table:table-cell>
          <table:table-cell table:number-columns-repeated="3"/>
          <table:table-cell office:value-type="string" calcext:value-type="string">
            <text:p>A 52-year-old man was referred to the gastroenterology department for hematochezia, tenesmus and reduction of stool diameter. A series of tests were performed and a diagnosis of adenocarcinoma of the sigma without distant metastasis was made. The patient underwent surgery and was referred to the medical oncology department for evaluation of complementary chemotherapy treatment. Which of the following is a poor prognostic factor after surgical resection and should be taken into account when planning chemotherapy treatment?</text:p>
          </table:table-cell>
          <table:table-cell office:value-type="string" calcext:value-type="string">
            <text:p>On this occasion, we are asked about which factors have the greatest influence in order to carry out adjuvant chemotherapy in colorectal cancer. In order to do so, we must know which are the poor prognostic factors in this pathology where obstruction or intestinal perforation due to the lesion, invasion of adjacent organs, elevation of tumor markers such as CEA and the histology of the neoplasm stand out. Among these, less importance is given to the size of the lesion than to its degree of invasion of the intestinal wall or other adjacent structures, a criterion that must be taken into account for staging by TNM or Astler-Coller classification, which guide the indication of adjuvant treatment after the surgical approach.</text:p>
          </table:table-cell>
          <table:table-cell/>
          <table:table-cell office:value-type="string" calcext:value-type="string">
            <text:p>GENERAL SURGERY</text:p>
          </table:table-cell>
          <table:table-cell table:number-columns-repeated="3"/>
          <table:table-cell office:value-type="string" calcext:value-type="string">
            <text:p>The presence of anemia at diagnosis.</text:p>
          </table:table-cell>
          <table:table-cell office:value-type="string" calcext:value-type="string">
            <text:p>The existence of a family history of colorectal cancer.</text:p>
          </table:table-cell>
          <table:table-cell office:value-type="string" calcext:value-type="string">
            <text:p>The size of the primary lesion and histological differentiation.</text:p>
          </table:table-cell>
          <table:table-cell office:value-type="string" calcext:value-type="string">
            <text:p>Perforation or adhesion of the tumor to adjacent organs.</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88" calcext:value-type="float">
            <text:p>88</text:p>
          </table:table-cell>
          <table:table-cell table:number-columns-repeated="3"/>
          <table:table-cell office:value-type="string" calcext:value-type="string">
            <text:p>What is the treatment of choice for a 38-year-old man diagnosed with Cushing's disease in relation to a pituitary macroadenoma of 22 mm in diameter?</text:p>
          </table:table-cell>
          <table:table-cell office:value-type="string" calcext:value-type="string">
            <text:p>Although the majority of ACTH-producing adenomas recur, surgery is always the first therapeutic option. The available medications (ketoconazole, somatostatin analogues) are aimed at decreasing the effects of excess cortisol or decreasing ACTH release, but they are not curative.</text:p>
          </table:table-cell>
          <table:table-cell/>
          <table:table-cell office:value-type="string" calcext:value-type="string">
            <text:p>ENDOCRINOLOGY</text:p>
          </table:table-cell>
          <table:table-cell table:number-columns-repeated="3"/>
          <table:table-cell office:value-type="string" calcext:value-type="string">
            <text:p>Initially try medical treatment and, if not effective, resort to surgery.</text:p>
          </table:table-cell>
          <table:table-cell office:value-type="string" calcext:value-type="string">
            <text:p>Adrenalectomy.</text:p>
          </table:table-cell>
          <table:table-cell office:value-type="string" calcext:value-type="string">
            <text:p>Selective surgical resection of the adenoma.</text:p>
          </table:table-cell>
          <table:table-cell office:value-type="string" calcext:value-type="string">
            <text:p>Radiotherapy to try to reduce tumor size.</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89" calcext:value-type="float">
            <text:p>89</text:p>
          </table:table-cell>
          <table:table-cell table:number-columns-repeated="3"/>
          <table:table-cell office:value-type="string" calcext:value-type="string">
            <text:p>A 55-year-old woman, type 2 diabetic and obese, on treatment with metformin, with Hb A1c of 8%, has a history of repeated urinary tract infections. Which of the following therapeutic options to associate with metformin do you consider the LEAST appropriate?</text:p>
          </table:table-cell>
          <table:table-cell office:value-type="string" calcext:value-type="string">
            <text:p>The most frequent side effects of the use of SGLT2 inhibitors are genitourinary tract infections. Since our patient presents with recurrent UTIs, the least indicated drug for the control of her diabetes would be option 4.</text:p>
          </table:table-cell>
          <table:table-cell/>
          <table:table-cell office:value-type="string" calcext:value-type="string">
            <text:p>ENDOCRINOLOGY</text:p>
          </table:table-cell>
          <table:table-cell table:number-columns-repeated="3"/>
          <table:table-cell office:value-type="string" calcext:value-type="string">
            <text:p>DPP4 inhibitors.</text:p>
          </table:table-cell>
          <table:table-cell office:value-type="string" calcext:value-type="string">
            <text:p>GLP1 analogs.</text:p>
          </table:table-cell>
          <table:table-cell office:value-type="string" calcext:value-type="string">
            <text:p>Basal insulin.</text:p>
          </table:table-cell>
          <table:table-cell office:value-type="string" calcext:value-type="string">
            <text:p>SGLT2 inhibitors.</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91" calcext:value-type="float">
            <text:p>91</text:p>
          </table:table-cell>
          <table:table-cell table:number-columns-repeated="3"/>
          <table:table-cell office:value-type="string" calcext:value-type="string">
            <text:p>A 27-year-old woman consults for secondary amenorrhea of one year of evolution. She has no iatrogenic history. Analytically, the estradiol concentration is below normal and the prolactin value is 12 ng/mL. Indicate which of the following examinations would you request as a first step to try to identify the origin of the disorder:</text:p>
          </table:table-cell>
          <table:table-cell office:value-type="string" calcext:value-type="string">
            <text:p>Young woman with secondary amenorrhea, with no history of interest. Prolactin values are normal (values above 20ngr/ml are considered hyperprolectinemia), thus ruling out hyperprolactinemia as the cause of amenorrhea. They tell us that the estrogen level is low. In this case we should suspect early ovarian failure. For its diagnosis we will ask for a basal FSH (in cases of premature ovarian failure it would be elevated).</text:p>
          </table:table-cell>
          <table:table-cell/>
          <table:table-cell office:value-type="string" calcext:value-type="string">
            <text:p>ENDOCRINOLOGY</text:p>
          </table:table-cell>
          <table:table-cell table:number-columns-repeated="3"/>
          <table:table-cell office:value-type="string" calcext:value-type="string">
            <text:p>Hypothalamohypophyseal MRI.</text:p>
          </table:table-cell>
          <table:table-cell office:value-type="string" calcext:value-type="string">
            <text:p>Karyotype.</text:p>
          </table:table-cell>
          <table:table-cell office:value-type="string" calcext:value-type="string">
            <text:p>Basal FSH.</text:p>
          </table:table-cell>
          <table:table-cell office:value-type="string" calcext:value-type="string">
            <text:p>Chorionic gonadotropin stimulation.</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92" calcext:value-type="float">
            <text:p>92</text:p>
          </table:table-cell>
          <table:table-cell table:number-columns-repeated="3"/>
          <table:table-cell office:value-type="string" calcext:value-type="string">
            <text:p>A 34-year-old woman is admitted for polyuria and polydipsia. In the first 24 hours of admission a diuresis of 8.2 liters is found and a blood test shows a glycemia of 96 mg/dL, natremia of 148 mEq/L and plasma osmolality of 309 mOsm/kg with urinary osmolality of 89 mOsmlkg. What diagnostic test should be performed next?</text:p>
          </table:table-cell>
          <table:table-cell office:value-type="string" calcext:value-type="string">
            <text:p>We are faced with polyuria. Initially we rule out diabetes mellitus (our patient has a normal blood glucose of 96mg/dl). The analytical data suggest diabetes insipidus (high plasma osm with low urinary osm). Now we must differentiate between central diabetes insipidus (lack of ADH) or nephrogenic diabetes insipidus (ADH does not exert its action at the renal level). This is achieved by the vasopressin test (intravenous administration of ADH and remeasurement of urinary osmolarity). Therefore, the correct answer is option 3.</text:p>
          </table:table-cell>
          <table:table-cell/>
          <table:table-cell office:value-type="string" calcext:value-type="string">
            <text:p>ENDOCRINOLOGY</text:p>
          </table:table-cell>
          <table:table-cell table:number-columns-repeated="3"/>
          <table:table-cell office:value-type="string" calcext:value-type="string">
            <text:p>Hypertonic saline infusion test for serial determination of antidiuretic hormone.</text:p>
          </table:table-cell>
          <table:table-cell office:value-type="string" calcext:value-type="string">
            <text:p>Dehydration test (Miller test).</text:p>
          </table:table-cell>
          <table:table-cell office:value-type="string" calcext:value-type="string">
            <text:p>Administration of desmopressin with serial monitoring of urine osmolality.</text:p>
          </table:table-cell>
          <table:table-cell office:value-type="string" calcext:value-type="string">
            <text:p>Determination of antidiuretic hormone in plasma.</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94" calcext:value-type="float">
            <text:p>94</text:p>
          </table:table-cell>
          <table:table-cell table:number-columns-repeated="3"/>
          <table:table-cell office:value-type="string" calcext:value-type="string">
            <text:p>A 73-year-old patient...swallowing a complete neurological dysphagia secondary to a cardioembolic stroke in the left middle cerebral artery territory. will require long-term nutritional support. Of the following treatment modalities, which do you consider most appropriate for this case?</text:p>
          </table:table-cell>
          <table:table-cell office:value-type="string" calcext:value-type="string">
            <text:p>Enteral nutrition is a nutritional support technique that involves administering nutrients directly into the gastrointestinal tract by gavage. The choice of the route of formula administration depends on the nutritional status, age of the patient and the underlying disease. If enteral nutrition is considered to be of short duration, the route of choice is the nasogastric or nasoduodenal- nasojejunal tube... If prolonged nutrition is anticipated the route of choice is gastrostomy (option 3), with jejunostomy being reserved for cases in which it is not possible to use the gastric route.</text:p>
          </table:table-cell>
          <table:table-cell/>
          <table:table-cell office:value-type="string" calcext:value-type="string">
            <text:p>ENDOCRINOLOGY</text:p>
          </table:table-cell>
          <table:table-cell table:number-columns-repeated="3"/>
          <table:table-cell office:value-type="string" calcext:value-type="string">
            <text:p>Enteral nutrition by nasogastric tube.</text:p>
          </table:table-cell>
          <table:table-cell office:value-type="string" calcext:value-type="string">
            <text:p>Enteral nutrition by nasoduodenal tube.</text:p>
          </table:table-cell>
          <table:table-cell office:value-type="string" calcext:value-type="string">
            <text:p>Enteral nutrition by gastrostomy.</text:p>
          </table:table-cell>
          <table:table-cell office:value-type="string" calcext:value-type="string">
            <text:p>Enteral nutrition by jejunostomy.</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95" calcext:value-type="float">
            <text:p>95</text:p>
          </table:table-cell>
          <table:table-cell table:number-columns-repeated="3"/>
          <table:table-cell office:value-type="string" calcext:value-type="string">
            <text:p>A 45-year-old woman comes to the emergency department with confusional symptoms accompanied by dysphonia. On examination she has a palpable neck mass and a blood test shows plasma calcium levels of 15 mg/dL (normal up to 10.2 mg/dL). Given these findings, which of the following diagnoses should be suspected?</text:p>
          </table:table-cell>
          <table:table-cell office:value-type="string" calcext:value-type="string">
            <text:p>Palpable mass in the neck: suspect thyroid/parathyroid pathology. It is associated with hypercalcemia, therefore, the option of medullary thyroid cancer is ruled out (it does not affect the level of calcemia). To think of MEN type I we should associate other pathologies (pituitary, pancreatic or duodenal tumors). The presence of a calcemia higher than 13mgr/dl, together with dysphonia, indicates a malignant tumor (higher calcemia level and infiltration), therefore we opt for option 1.</text:p>
          </table:table-cell>
          <table:table-cell/>
          <table:table-cell office:value-type="string" calcext:value-type="string">
            <text:p>ENDOCRINOLOGY</text:p>
          </table:table-cell>
          <table:table-cell table:number-columns-repeated="3"/>
          <table:table-cell office:value-type="string" calcext:value-type="string">
            <text:p>Parathyroid carcinoma.</text:p>
          </table:table-cell>
          <table:table-cell office:value-type="string" calcext:value-type="string">
            <text:p>Medullary thyroid carcinoma.</text:p>
          </table:table-cell>
          <table:table-cell office:value-type="string" calcext:value-type="string">
            <text:p>MEN type I.</text:p>
          </table:table-cell>
          <table:table-cell office:value-type="string" calcext:value-type="string">
            <text:p>Parathyroid adenoma.</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61" calcext:value-type="float">
            <text:p>61</text:p>
          </table:table-cell>
          <table:table-cell table:number-columns-repeated="3"/>
          <table:table-cell office:value-type="string" calcext:value-type="string">
            <text:p>A 62-year-old man comes to the hospital emergency department with a fever of 38.3″C and chills. He is tachycardic and tachypneic. Blood tests: leukocytosis with left shift. Blood pressure is 90/60 mmHg. No murmurs are heard on cardiac auscultation and chest X-ray rules out pneumonia. As history of interest she refers repeated urinary tract infections. A week ago the primary care physician prescribed cefuroxime, a drug he is currently taking. Two blood cultures were taken and urine was sent for sediment examination and microbiological culture. The sediment was pathological, with intense pyuria, but negative nitrites. After 24 hours, the microbiology laboratory reported that both the urine and the blood cultures were positive, and the results showed gram-positive cocci grouped in chains, pending identification and antibiogram. Pending the definitive result, what would you recommend?</text:p>
          </table:table-cell>
          <table:table-cell office:value-type="string" calcext:value-type="string">
            <text:p>With the urine nitrite test we detect the presence of nitrites in the urine. These appear due to the presence in the urine of a high concentration of bacteria possessing the enzyme nitrate reductase, which is capable of reducing the nitrates present in the urine to nitrites. This enzyme is active in most of the bacteria that most frequently cause urinary tract infection, such as many Gram-negative bacilli. Other microorganisms, relatively frequent causes of urinary tract infection, do not possess this enzyme and do not reduce nitrates, such as enterococci, staphylococci and yeasts. As the Gram stain indicates that the bacteria are grouped in chains, as this is typical of enterococcus, we suggest the need to cover this group of bacteria with antibiotic treatment. Staphylococci are typically seen on Gram stain as Gram-positive cocci forming clusters and yeasts, although with the same staining, have a different typical morphology than Gram-positive cocci.</text:p>
          </table:table-cell>
          <table:table-cell/>
          <table:table-cell office:value-type="string" calcext:value-type="string">
            <text:p>INFECTIOUS DISEASES AND MICROBIOLOGY</text:p>
          </table:table-cell>
          <table:table-cell table:number-columns-repeated="3"/>
          <table:table-cell office:value-type="string" calcext:value-type="string">
            <text:p>Continue with cefuroxime while awaiting the definitive result, since the patient has undergone multiple treatments and we should not make a mistake in his current treatment.</text:p>
          </table:table-cell>
          <table:table-cell office:value-type="string" calcext:value-type="string">
            <text:p>Change to ertapenem, considering the possibility of multiresistant microorganisms.</text:p>
          </table:table-cell>
          <table:table-cell office:value-type="string" calcext:value-type="string">
            <text:p>Switch to a broad-spectrum antimicrobial treatment that covers Enterococcus spp.</text:p>
          </table:table-cell>
          <table:table-cell office:value-type="string" calcext:value-type="string">
            <text:p>Switch to broad-spectrum antimicrobial therapy containing imipenem, considering the possibility of Staphylococcus aureus, since our hospital has a high incidence of methicillin-resistant S. aureus (MRSA).</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114" calcext:value-type="float">
            <text:p>114</text:p>
          </table:table-cell>
          <table:table-cell table:number-columns-repeated="3"/>
          <table:table-cell office:value-type="string" calcext:value-type="string">
            <text:p>A 34-year-old man consults the emergency department for dysuria and burning in the urethral meatus, with the presence of a thick, whitish discharge coming out through the meatus for the past three days. Which of the following answers is false?</text:p>
          </table:table-cell>
          <table:table-cell office:value-type="string" calcext:value-type="string">
            <text:p>A microbiologic confirmatory test of cure is not needed for persons with a diagnosis of uncomplicated urogenital or rectal gonorrhea who are treated with any of the recommended or alternative regimens; however, anyone with pharyngeal gonorrhea who is treated with an alternative regimen should return 14 days after treatment for a test of cure using culture or a nucleic acid amplification test (NAAT). If the HAT is positive, a confirmatory culture should be attempted prior to retreatment. Antimicrobial susceptibility testing should be performed on all positive cultures. Symptoms that persist after treatment should be evaluated by culture for N. gonorrhoeae (with or without concurrent TAAN), and any gonococcal isolates should be tested to identify antimicrobial susceptibility (modified from Sexually Transmitted Diseases Treatment Guidelines, 2015).</text:p>
          </table:table-cell>
          <table:table-cell office:value-type="string" calcext:value-type="string">
            <text:p>https://goo.gl/XT2hqr</text:p>
          </table:table-cell>
          <table:table-cell office:value-type="string" calcext:value-type="string">
            <text:p>INFECTIOUS DISEASES AND MICROBIOLOGY</text:p>
          </table:table-cell>
          <table:table-cell table:number-columns-repeated="3"/>
          <table:table-cell office:value-type="string" calcext:value-type="string">
            <text:p>A sample of urethral exudate should be obtained to make the etiological diagnosis.</text:p>
          </table:table-cell>
          <table:table-cell office:value-type="string" calcext:value-type="string">
            <text:p>Empirical treatment with intramuscular ceftriaxone and oral azithromycin in single doses, pending microbiological results.</text:p>
          </table:table-cell>
          <table:table-cell office:value-type="string" calcext:value-type="string">
            <text:p>Antibiogram should be performed in cases where gonorrhoeae is isolated.</text:p>
          </table:table-cell>
          <table:table-cell office:value-type="string" calcext:value-type="string">
            <text:p>2-3 weeks after treatment, new urethral samples should be obtained to confirm microbiological cure.</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115" calcext:value-type="float">
            <text:p>115</text:p>
          </table:table-cell>
          <table:table-cell table:number-columns-repeated="3"/>
          <table:table-cell office:value-type="string" calcext:value-type="string">
            <text:p>A 65-year-old woman who underwent hematopoietic precursor transplantation 30 days ago and has severe neutropenia. She starts with cough and hemoptotic expectoration in addition to fever and moderate exertional dyspnea that does not improve despite five days of treatment with amoxicillin-clavulanic acid (875/125 mg/8 h) and levofloxacin (500 mg/12 h). Chest X-ray shows multiple ill-defined pulmonary nodules, some of them cavitated. Among the following, which is the most probable diagnosis of suspicion?</text:p>
          </table:table-cell>
          <table:table-cell office:value-type="string" calcext:value-type="string">
            <text:p>Patient on her 30th post-transplant day of hematopoietic precursor transplantation, in severe neutropenia who presents with cough with hemoptotic expectoration. This picture is usually seen in infection by Aspergillus spp. We can rule out infection by Staphylococcus aureus because of previous treatment, although we do not know if it raises the response also a possible MRSA.</text:p>
          </table:table-cell>
          <table:table-cell/>
          <table:table-cell office:value-type="string" calcext:value-type="string">
            <text:p>INFECTIOUS DISEASES AND MICROBIOLOGY</text:p>
          </table:table-cell>
          <table:table-cell table:number-columns-repeated="3"/>
          <table:table-cell office:value-type="string" calcext:value-type="string">
            <text:p>Septic embolisms.</text:p>
          </table:table-cell>
          <table:table-cell office:value-type="string" calcext:value-type="string">
            <text:p>Invasive pulmonary aspergillosis.</text:p>
          </table:table-cell>
          <table:table-cell office:value-type="string" calcext:value-type="string">
            <text:p>Pneumonia due to Staphylococcus aureus.</text:p>
          </table:table-cell>
          <table:table-cell office:value-type="string" calcext:value-type="string">
            <text:p>Systemic candidiasis.</text:p>
          </table:table-cell>
          <table:table-cell/>
          <table:table-cell office:value-type="float" office:value="2" calcext:value-type="float">
            <text:p>2</text:p>
          </table:table-cell>
          <table:table-cell table:number-columns-repeated="3"/>
        </table:table-row>
        <table:table-row table:style-name="ro1">
          <table:table-cell office:value-type="float" office:value="2018" calcext:value-type="float">
            <text:p>2018</text:p>
          </table:table-cell>
          <table:table-cell office:value-type="float" office:value="116" calcext:value-type="float">
            <text:p>116</text:p>
          </table:table-cell>
          <table:table-cell table:number-columns-repeated="3"/>
          <table:table-cell office:value-type="string" calcext:value-type="string">
            <text:p>A 38-year-old man comes to the emergency department with fever above 39ºC and deterioration of consciousness after a trip to Equatorial Guinea without antimalarial prophylaxis. Laboratory tests showed creatinine 3.4 mg/dL, AST 764 UlL, ALT 678 UlL. The laboratory reports the visualization of Plasmodium falciparum in the blood with a parasitemia level of 6%. What treatment would you initiate at this time?</text:p>
          </table:table-cell>
          <table:table-cell office:value-type="string" calcext:value-type="string">
            <text:p>In severe cases of Plasmodium infection, the greatest risk of mortality occurs in the first 24 hours of clinical presentation, so treatment should be started immediately. Treatment with parenteral or intramuscular artesunate is more indicated in severe Plasmodium infection, both in adults and children and in pregnant women.</text:p>
          </table:table-cell>
          <table:table-cell/>
          <table:table-cell office:value-type="string" calcext:value-type="string">
            <text:p>INFECTIOUS DISEASES AND MICROBIOLOGY</text:p>
          </table:table-cell>
          <table:table-cell table:number-columns-repeated="3"/>
          <table:table-cell office:value-type="string" calcext:value-type="string">
            <text:p>Mefloquine orally.</text:p>
          </table:table-cell>
          <table:table-cell office:value-type="string" calcext:value-type="string">
            <text:p>Intravenous artesunate.</text:p>
          </table:table-cell>
          <table:table-cell office:value-type="string" calcext:value-type="string">
            <text:p>Doxycycline orally.</text:p>
          </table:table-cell>
          <table:table-cell office:value-type="string" calcext:value-type="string">
            <text:p>Oral quinine sulfate.</text:p>
          </table:table-cell>
          <table:table-cell/>
          <table:table-cell office:value-type="float" office:value="2" calcext:value-type="float">
            <text:p>2</text:p>
          </table:table-cell>
          <table:table-cell table:number-columns-repeated="3"/>
        </table:table-row>
        <table:table-row table:style-name="ro1">
          <table:table-cell office:value-type="float" office:value="2018" calcext:value-type="float">
            <text:p>2018</text:p>
          </table:table-cell>
          <table:table-cell office:value-type="float" office:value="117" calcext:value-type="float">
            <text:p>117</text:p>
          </table:table-cell>
          <table:table-cell table:number-columns-repeated="3"/>
          <table:table-cell office:value-type="string" calcext:value-type="string">
            <text:p>An 85-year-old man with a peripheral venous catheter who, one week after being hospitalized for a stroke, begins with shivering and fever. Blood cultures are performed and microbiology reports that gram-positive cocci are growing in clusters. Pending the antibiogram, what is the most appropriate antibiotic treatment?</text:p>
          </table:table-cell>
          <table:table-cell office:value-type="string" calcext:value-type="string">
            <text:p>The most frequent cause of catheter infection is a bacterium that colonizes the skin. The Gram stain tells us that it is a staphylococcus, most of the species of this genus acquired in-hospital are methicillin resistant, so they are considered resistant to Cloxacillin, Cefazolin and there are no clinical data about the efficacy of linezolid for the treatment of systemic infection related to catheter. This, plus the experience with vancomycin use in this setting is considered the empirical choice for vancomycin.</text:p>
          </table:table-cell>
          <table:table-cell/>
          <table:table-cell office:value-type="string" calcext:value-type="string">
            <text:p>INFECTIOUS DISEASES AND MICROBIOLOGY</text:p>
          </table:table-cell>
          <table:table-cell table:number-columns-repeated="3"/>
          <table:table-cell office:value-type="string" calcext:value-type="string">
            <text:p>Cefazolin.</text:p>
          </table:table-cell>
          <table:table-cell office:value-type="string" calcext:value-type="string">
            <text:p>Cloxacillin.</text:p>
          </table:table-cell>
          <table:table-cell office:value-type="string" calcext:value-type="string">
            <text:p>Vancomycin.</text:p>
          </table:table-cell>
          <table:table-cell office:value-type="string" calcext:value-type="string">
            <text:p>Linezolid.</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118" calcext:value-type="float">
            <text:p>118</text:p>
          </table:table-cell>
          <table:table-cell table:number-columns-repeated="3"/>
          <table:table-cell office:value-type="string" calcext:value-type="string">
            <text:p>Luis is a 25-year-old young man who underwent splenectomy after a bicycle accident 1 year ago. He has a dog that bit him 24 hours ago and has caused a small wound on his right hand. She comes to her health center (located 3 hours from the nearest hospital) with fever of 39°C, pain in the wound and general malaise. On examination, BP 100/60 mm Hg, HR 110 beats per minute, slight swelling in the wound without pus. Which of the following actions is most indicated at this time?</text:p>
          </table:table-cell>
          <table:table-cell office:value-type="string" calcext:value-type="string">
            <text:p>This question has been complicated for us. The question does not have all the necessary information, but using what we have we can try to answer. The dog is domestic, known and can be monitored, so we would have to wait for the observation period to pass and prophylaxis is not recommended. At this point we will only have to worry about the possible bacteremia that may be occurring in a patient with the possibility of high risk due to asplenia. The treatment of choice in dog bite is amoxicillin/clavulanic acid but it is not available, so we can use another treatment such as clindamycin plus cephalosporin or clindamycin + moxifloxacin but it is not contemplated among the alternatives. In a first attempt we answered 4, but the correct answer is 3, because of the second part of the question; it is a high risk patient with incipient signs of sepsis so he should be sent to the hospital, here the key more than the antibiotic is in the position to take, in the second part of each answer. It could be challenged since they do not say in which community the bite occurred (if it was in Ceuta or Melilla the protocol may vary).</text:p>
          </table:table-cell>
          <table:table-cell/>
          <table:table-cell office:value-type="string" calcext:value-type="string">
            <text:p>INFECTIOUS DISEASES AND MICROBIOLOGY</text:p>
          </table:table-cell>
          <table:table-cell table:number-columns-repeated="3"/>
          <table:table-cell office:value-type="string" calcext:value-type="string">
            <text:p>Send to hospital for rabies and tetanus vaccination and keep under observation.</text:p>
          </table:table-cell>
          <table:table-cell office:value-type="string" calcext:value-type="string">
            <text:p>Clean the wound and administer intramuscular nonspecific gamma globulin.</text:p>
          </table:table-cell>
          <table:table-cell office:value-type="string" calcext:value-type="string">
            <text:p>Give 400 mg of oral moxifloxacin and send to hospital.</text:p>
          </table:table-cell>
          <table:table-cell office:value-type="string" calcext:value-type="string">
            <text:p>Give clindamycin 600 mg orally every 8 hours and observation.</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119" calcext:value-type="float">
            <text:p>119</text:p>
          </table:table-cell>
          <table:table-cell table:number-columns-repeated="3"/>
          <table:table-cell office:value-type="string" calcext:value-type="string">
            <text:p>A 38-year-old woman of veterinary profession, in charge of monitoring wild animals and assisting in the delivery of domestic livestock. She starts with a high fever with chills, headache, myalgia and non-productive cough that she interprets as a flu-like process. She presented with chest pain. Chest X-ray showed bilateral pulmonary infiltrates in lower fields. A serologic test was performed with elevated antibody titers against phase I antigens. Which of the following statements is TRUE?</text:p>
          </table:table-cell>
          <table:table-cell office:value-type="string" calcext:value-type="string">
            <text:p>Acute infection by Coxiella burnetii manifested in this case by Pneumonia. Coxiella infection is not transmitted by ticks. The contact can be with high probability at the time of delivery of an infected farm animal, in which the bacterium is disseminated in aerosols. The treatment of choice is with doxycycline in the acute phase (if meningitis is present, quinolones are preferred due to penetration of the blood-brain barrier). The combination of doxycycline plus hicroxychloroquine can be used, but for chronic Q fever (which is where elevation of antibodies against phase I antigens is observed and carries a higher risk of mortality).</text:p>
          </table:table-cell>
          <table:table-cell/>
          <table:table-cell office:value-type="string" calcext:value-type="string">
            <text:p>INFECTIOUS DISEASES AND MICROBIOLOGY</text:p>
          </table:table-cell>
          <table:table-cell table:number-columns-repeated="3"/>
          <table:table-cell office:value-type="string" calcext:value-type="string">
            <text:p>The way of transmission of this entity is by ticks.</text:p>
          </table:table-cell>
          <table:table-cell office:value-type="string" calcext:value-type="string">
            <text:p>Both doxycycline and hydroxychloroquine are effective in treating acute forms of this disease.</text:p>
          </table:table-cell>
          <table:table-cell office:value-type="string" calcext:value-type="string">
            <text:p>In its acute form it also presents, generally, elevation of antibodies against phase I antigens.</text:p>
          </table:table-cell>
          <table:table-cell office:value-type="string" calcext:value-type="string">
            <text:p>Mortality in acute forms is almost nonexistent.</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121" calcext:value-type="float">
            <text:p>121</text:p>
          </table:table-cell>
          <table:table-cell table:number-columns-repeated="3"/>
          <table:table-cell office:value-type="string" calcext:value-type="string">
            <text:p>A 45-year-old man consults for a productive cough, pleuritic pain in the right flank and fever of 48 h of evolution. He has a baseline O2 saturation of 88% and rales in the right base. Chest X-ray shows a right basal consolidation. She has a history of HIV infection well controlled with antiretroviral drugs (CD4 lymphocytes 550 ce/uL and undetectable HIV viral load). Which of the following empirical antimicrobial treatments do you consider most appropriate?</text:p>
          </table:table-cell>
          <table:table-cell office:value-type="string" calcext:value-type="string">
            <text:p>The first option seems to be the correct one, due to the low probability of P. jirovecii infection in a patient with more than 500 CD4 lymphocytes and undetectable viral load. It is most likely to be a pneumococcal infection that we cover with Ceftriaxone and with azithromycin we cover the so-called "atypical" ones. Meropenem is an antibiotic with too broad a spectrum, which would be an option in in-hospital pneumonia caused by P. aeruginosa, a bacterial agent that can also cause pneumonia in HIV patients, but this is not common.</text:p>
          </table:table-cell>
          <table:table-cell/>
          <table:table-cell office:value-type="string" calcext:value-type="string">
            <text:p>INFECTIOUS DISEASES AND MICROBIOLOGY</text:p>
          </table:table-cell>
          <table:table-cell table:number-columns-repeated="3"/>
          <table:table-cell office:value-type="string" calcext:value-type="string">
            <text:p>Cefiriaxone 2 g and azithromycin 500 mg every 24 hours.</text:p>
          </table:table-cell>
          <table:table-cell office:value-type="string" calcext:value-type="string">
            <text:p>Cefiriaxone 2 g, azithrornicin 500 mg every 24 h and trimethoprim-sulfamethoxazole 5 mg/kg/8 h (based on trimethoprim doses).</text:p>
          </table:table-cell>
          <table:table-cell office:value-type="string" calcext:value-type="string">
            <text:p>Methyl-prednisolone 40 mg/day, cefiriaxone 2 g IV 124 h and trimethoprim-sulfamethoxazole 5 mg/kg/8 h (based on trimethoprim doses).</text:p>
          </table:table-cell>
          <table:table-cell office:value-type="string" calcext:value-type="string">
            <text:p>Meropenem I g/8 h and vancomycin I g/l2 h.</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223" calcext:value-type="float">
            <text:p>223</text:p>
          </table:table-cell>
          <table:table-cell table:number-columns-repeated="3"/>
          <table:table-cell office:value-type="string" calcext:value-type="string">
            <text:p>A 35-year-old Bolivian woman, 3 months pregnant, who has been living in Spain for 10 years with her partner, who is Spanish and has never traveled to Latin America. The woman has two other children with her partner, born in Spain, and a brother who lives in Bolivia and another in Spain. During her pregnancy she has been diagnosed with Trypanosoma cruzi infection. Which of the following is WRONG?</text:p>
          </table:table-cell>
          <table:table-cell office:value-type="string" calcext:value-type="string">
            <text:p>The sexual route is not a means of transmission of Trypanosoma cruzi. In our environment, since the transmitting vector is not found, the most important means of transmission is the vertical route from mother to child. The woman was already infected by the parasite when she arrived in Spain, it may be correct to suggest that her siblings have a T. cruzi serology test because of the risk that her mother may have transmitted the infection vertically to all her siblings. Likewise, having had two pregnancies in these years of stay in Spain, it should be suggested that her children also be tested for the probable vertical transmission.</text:p>
          </table:table-cell>
          <table:table-cell/>
          <table:table-cell office:value-type="string" calcext:value-type="string">
            <text:p>INFECTIOUS DISEASES AND MICROBIOLOGY</text:p>
          </table:table-cell>
          <table:table-cell table:number-columns-repeated="3"/>
          <table:table-cell office:value-type="string" calcext:value-type="string">
            <text:p>Recommend that their children have a T. cruzi serology because of the risk of transplacental transmission.</text:p>
          </table:table-cell>
          <table:table-cell office:value-type="string" calcext:value-type="string">
            <text:p>Inform the patient of the risk of T. cruzi transmission and the attitude to be taken during pregnancy, delivery and postpartum.</text:p>
          </table:table-cell>
          <table:table-cell office:value-type="string" calcext:value-type="string">
            <text:p>Recommend that her husband have T. cruzi serology because of the risk of having sexually transmitted the disease to her.</text:p>
          </table:table-cell>
          <table:table-cell office:value-type="string" calcext:value-type="string">
            <text:p>Recommend that her siblings have T. cruzi serology because of the risk of vectorial transmission.</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118" calcext:value-type="float">
            <text:p>118</text:p>
          </table:table-cell>
          <table:table-cell table:number-columns-repeated="3"/>
          <table:table-cell office:value-type="string" calcext:value-type="string">
            <text:p>Luis is a 25-year-old young man who underwent splenectomy after a bicycle accident 1 year ago. He has a dog that bit him 24 hours ago and has caused a small wound on his right hand. He went to his health center (located 3 hours from the nearest hospital) for fever of 39ºC, pain in the wound and general malaise. On examination, BP 100/60 mm Hg, HR 110 beats per minute, slight swelling in the wound without pus. Which of the following actions is most indicated at this time?</text:p>
          </table:table-cell>
          <table:table-cell office:value-type="string" calcext:value-type="string">
            <text:p>Since a splenectomized patient is considered a "special" patient, he should receive antibiotic treatment as soon as possible, even if the wound does not appear infected. It is necessary to make sure that the dog is yours (you should ask if the animal is correctly vaccinated) and if the patient is correctly vaccinated (5 doses of tetanus, it would not require tetanus); make a notification of Animal Aggression, for observation of this and take measures in case this is necessary.</text:p>
          </table:table-cell>
          <table:table-cell/>
          <table:table-cell office:value-type="string" calcext:value-type="string">
            <text:p>EPIDEMIOLOGY AND PREVENTIVE MEDICINE</text:p>
          </table:table-cell>
          <table:table-cell table:number-columns-repeated="3"/>
          <table:table-cell office:value-type="string" calcext:value-type="string">
            <text:p>Send to hospital for rabies and tetanus vaccination and keep under observation.</text:p>
          </table:table-cell>
          <table:table-cell office:value-type="string" calcext:value-type="string">
            <text:p>Clean the wound and administer intramuscular nonspecific ganunaglobulin.</text:p>
          </table:table-cell>
          <table:table-cell office:value-type="string" calcext:value-type="string">
            <text:p>Give 400 mg of oral moxifloxacin and send to the hospital.</text:p>
          </table:table-cell>
          <table:table-cell office:value-type="string" calcext:value-type="string">
            <text:p>Give clindamycin 600 mg oral every 8 hours and observation.</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119" calcext:value-type="float">
            <text:p>119</text:p>
          </table:table-cell>
          <table:table-cell table:number-columns-repeated="3"/>
          <table:table-cell office:value-type="string" calcext:value-type="string">
            <text:p>A 38-year-old woman of veterinary profession, in charge of monitoring wild animals and assisting in the delivery of domestic livestock. She starts with a high fever with chills, headache, myalgia and non-productive cough that she interprets as a flu-like process. She presented with chest pain. Chest X-ray showed bilateral pulmonary infiltrates in lower fields. A serologic test was performed with elevated titers of antibodies against phase II antigens. Which of the following statements is TRUE?</text:p>
          </table:table-cell>
          <table:table-cell office:value-type="string" calcext:value-type="string">
            <text:p>As a possible disease I would consider Brucellosis, typical of cattle (milk, abortion, genital secretions...). It presents with a pseudo-flu-like symptomatology (headache, arthralgias, myalgias, fever...) and other symptoms depending on the route of entry. In our case, when attending animal births, the entry is through the respiratory route, so the pulmonary infiltrates and chest pain are due to the bacteria. The treatment varies according to the affectation and mortality is very low, almost null. Morbidity and involvement in pregnant women are of greater concern. Important: it is very frequent in livestock workers (veterinarians, farmers, slaughterhouses...) if you read something like "attends births of livestock animals", "works on a farm", "is a veterinarian" suspect Brucellosis.</text:p>
          </table:table-cell>
          <table:table-cell/>
          <table:table-cell office:value-type="string" calcext:value-type="string">
            <text:p>EPIDEMIOLOGY AND PREVENTIVE MEDICINE</text:p>
          </table:table-cell>
          <table:table-cell table:number-columns-repeated="3"/>
          <table:table-cell office:value-type="string" calcext:value-type="string">
            <text:p>This entity is transmitted by ticks.</text:p>
          </table:table-cell>
          <table:table-cell office:value-type="string" calcext:value-type="string">
            <text:p>Both doxycycline and hydroxychloroquine are effective in treating acute forms of this disease.</text:p>
          </table:table-cell>
          <table:table-cell office:value-type="string" calcext:value-type="string">
            <text:p>In the acute form, the patient also generally has elevated antibodies to phase I antigens.</text:p>
          </table:table-cell>
          <table:table-cell office:value-type="string" calcext:value-type="string">
            <text:p>Mortality in acute forms is almost nonexistent.</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96" calcext:value-type="float">
            <text:p>96</text:p>
          </table:table-cell>
          <table:table-cell table:number-columns-repeated="3"/>
          <table:table-cell office:value-type="string" calcext:value-type="string">
            <text:p>A 64-year-old woman. Menopause at 54 years of age. Two pregnancies and eutocic deliveries. She does not take any medication. She comes to the emergency department reporting two days of vaginal bleeding with discomfort in the hypogastrium. The clinical examination performed by the gynecologist does not show any lesions in the external genitalia, vagina or cervix. Vaginal examination is inconclusive. Which of the following seems to you to be the most appropriate first diagnostic approach?</text:p>
          </table:table-cell>
          <table:table-cell office:value-type="string" calcext:value-type="string">
            <text:p>Since the most frequent cause of vaginal bleeding in postmenopausal women is urogenital atrophy, the existence of an endometrial pathology cannot be ruled out. According to the SEGO: "Abnormal genital bleeding is the main sign of suspicion that should lead us to rule out an endometrial neoplastic pathology, particularly in postmenopausal patients, or those with associated risk factors (...) Given the sign of suspicion, the performance of a transvaginal ultrasound, or in its absence transrectal, allows us to: rule out organic pathology (fibroids, polyps); measurement of endometrial thickness in a longitudinal cut. It is recommended to use a cut-off point of 3mm for endometrial biopsy in the symptomatic patient".</text:p>
          </table:table-cell>
          <table:table-cell office:value-type="string" calcext:value-type="string">
            <text:p>ONCOGUÍA, Cáncer de endometrio 2016.</text:p>
          </table:table-cell>
          <table:table-cell office:value-type="string" calcext:value-type="string">
            <text:p>GYNECOLOGY AND OBSTETRICS</text:p>
          </table:table-cell>
          <table:table-cell table:number-columns-repeated="3"/>
          <table:table-cell office:value-type="string" calcext:value-type="string">
            <text:p>Transvaginal ultrasound and measurement of endometrial thickness. Depending on this, an endometrial biopsy should be taken or not.</text:p>
          </table:table-cell>
          <table:table-cell office:value-type="string" calcext:value-type="string">
            <text:p>Endometrial biopsy by aspiration in consultation. With it I can get the diagnosis very reliably and it is inexpensive.</text:p>
          </table:table-cell>
          <table:table-cell office:value-type="string" calcext:value-type="string">
            <text:p>Hysteroscopy with sedation and directed biopsy if a lesion is seen.</text:p>
          </table:table-cell>
          <table:table-cell office:value-type="string" calcext:value-type="string">
            <text:p>I would perform a microbleed, since it is the test that would provide me with the definitive diagnosis.</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97" calcext:value-type="float">
            <text:p>97</text:p>
          </table:table-cell>
          <table:table-cell table:number-columns-repeated="3"/>
          <table:table-cell office:value-type="string" calcext:value-type="string">
            <text:p>A 24-year-old woman consults for lower abdominal pain of two weeks of evolution that has worsened with the last sexual intercourse. She reports having a recent partner with whom she only occasionally uses a condom. On examination, she was in fair general condition. Temperature 38.6ºC, leukocytes 16,000/uL (85% neutrophils); CRP 30 mg/L. Speculum examination shows abundant abnormal vaginal discharge and painful cervical mobilization. Indicate the FALSE answer:</text:p>
          </table:table-cell>
          <table:table-cell office:value-type="string" calcext:value-type="string">
            <text:p>Pelvic inflammatory disease is suspected, given the patient's symptoms. According to the 2006 SEGO protocol for Pelvic Inflammatory Disease, answer 2 is the false answer and, therefore, the one that should be marked. This is because hysterosalpingography can spread the infection to the pelvic and abdominal cavity. The rest of the answers are correct.</text:p>
          </table:table-cell>
          <table:table-cell office:value-type="string" calcext:value-type="string">
            <text:p>Protocolo de la SEGO de 2006 de Enfermedad Pélvica Inflamatoria.</text:p>
          </table:table-cell>
          <table:table-cell office:value-type="string" calcext:value-type="string">
            <text:p>GYNECOLOGY AND OBSTETRICS</text:p>
          </table:table-cell>
          <table:table-cell table:number-columns-repeated="3"/>
          <table:table-cell office:value-type="string" calcext:value-type="string">
            <text:p>We would start antibiotic treatment as soon as we suspect the diagnosis.</text:p>
          </table:table-cell>
          <table:table-cell office:value-type="string" calcext:value-type="string">
            <text:p>We would indicate as a preferential complementary test a hysterosalpingography for tubal assessment.</text:p>
          </table:table-cell>
          <table:table-cell office:value-type="string" calcext:value-type="string">
            <text:p>Delay in diagnosis and treatment increases the occurrence of sequelae.</text:p>
          </table:table-cell>
          <table:table-cell office:value-type="string" calcext:value-type="string">
            <text:p>The presence of abscess would be a criterion for hospitalization.</text:p>
          </table:table-cell>
          <table:table-cell/>
          <table:table-cell office:value-type="float" office:value="2" calcext:value-type="float">
            <text:p>2</text:p>
          </table:table-cell>
          <table:table-cell table:number-columns-repeated="3"/>
        </table:table-row>
        <table:table-row table:style-name="ro1">
          <table:table-cell office:value-type="float" office:value="2018" calcext:value-type="float">
            <text:p>2018</text:p>
          </table:table-cell>
          <table:table-cell office:value-type="float" office:value="98" calcext:value-type="float">
            <text:p>98</text:p>
          </table:table-cell>
          <table:table-cell table:number-columns-repeated="3"/>
          <table:table-cell office:value-type="string" calcext:value-type="string">
            <text:p>A 21-year-old woman comes for consultation with a hormonal study showing FSH 0.29 mUl/mL (normal in follicular phase = 3.50-12.50 mUl/mL) and LH &lt; 0.1 mUl/mL (normal in follicular phase 2.40-12.60 mUl/mL). We should make a differential diagnosis between the following clinical situations EXCEPT:</text:p>
          </table:table-cell>
          <table:table-cell office:value-type="string" calcext:value-type="string">
            <text:p>This is because in early ovarian failure FSH and LH are elevated. This is confirmed by the SEGO protocol called Early Menoguia. The rest of the diagnoses are consistent with these analytical parameters.</text:p>
          </table:table-cell>
          <table:table-cell office:value-type="string" calcext:value-type="string">
            <text:p>Menoguía Precoz de la SEGO.</text:p>
          </table:table-cell>
          <table:table-cell office:value-type="string" calcext:value-type="string">
            <text:p>GYNECOLOGY AND OBSTETRICS</text:p>
          </table:table-cell>
          <table:table-cell table:number-columns-repeated="3"/>
          <table:table-cell office:value-type="string" calcext:value-type="string">
            <text:p>Administration of combined oral contraceptives.</text:p>
          </table:table-cell>
          <table:table-cell office:value-type="string" calcext:value-type="string">
            <text:p>Premature ovarian failure.</text:p>
          </table:table-cell>
          <table:table-cell office:value-type="string" calcext:value-type="string">
            <text:p>Eating behavior disorder.</text:p>
          </table:table-cell>
          <table:table-cell office:value-type="string" calcext:value-type="string">
            <text:p>Craniopharyngioma.</text:p>
          </table:table-cell>
          <table:table-cell/>
          <table:table-cell office:value-type="float" office:value="2" calcext:value-type="float">
            <text:p>2</text:p>
          </table:table-cell>
          <table:table-cell table:number-columns-repeated="3"/>
        </table:table-row>
        <table:table-row table:style-name="ro1">
          <table:table-cell office:value-type="float" office:value="2018" calcext:value-type="float">
            <text:p>2018</text:p>
          </table:table-cell>
          <table:table-cell office:value-type="float" office:value="100" calcext:value-type="float">
            <text:p>100</text:p>
          </table:table-cell>
          <table:table-cell table:number-columns-repeated="3"/>
          <table:table-cell office:value-type="string" calcext:value-type="string">
            <text:p>34-year-old woman who consults for repeated coitorragia. She brings a cytology with a high grade intraepithelial lesion (U-SIL). Subsequently, colposcopy and biopsy were performed on a mosaic area and histology showed a focus of invasive squamous cell carcinoma of 2 mm in length. Which therapeutic option is the most appropriate for this patient?</text:p>
          </table:table-cell>
          <table:table-cell office:value-type="string" calcext:value-type="string">
            <text:p>According to the SEGO: "Excise the entire lesion so that it can be evaluated histologically. It involves excision of the entire transformation zone. In general, the excision should be adapted to the size and characteristics of the lesion. Three types of excision are distinguished according to the presence of the endocervical component of the lesion. Excision type 1 (applicable in cases with transformation zone type 1, in which the diathermic loop should not include endocervical canal or exceed 8 mm in depth), excision type 2 (indicated in transformation zones type 2, involves resecting a small part of endocervical canal visible by colposcopy) and excision type 3 (indicated in transformation zones type 3, includes part of endocervical epithelium)". When they speak of excision, it is synonymous with conization; as the lesion is less than 8mm deep, this is the indicated treatment.</text:p>
          </table:table-cell>
          <table:table-cell office:value-type="string" calcext:value-type="string">
            <text:p>ONCOGUÍA SEGO, Prevención del cáncer de cuello de útero 2014.</text:p>
          </table:table-cell>
          <table:table-cell office:value-type="string" calcext:value-type="string">
            <text:p>GYNECOLOGY AND OBSTETRICS</text:p>
          </table:table-cell>
          <table:table-cell table:number-columns-repeated="3"/>
          <table:table-cell office:value-type="string" calcext:value-type="string">
            <text:p>Conization.</text:p>
          </table:table-cell>
          <table:table-cell office:value-type="string" calcext:value-type="string">
            <text:p>Total hysterectomy without adnexectomy.</text:p>
          </table:table-cell>
          <table:table-cell office:value-type="string" calcext:value-type="string">
            <text:p>Pelvic radiotherapy with curative intent.</text:p>
          </table:table-cell>
          <table:table-cell office:value-type="string" calcext:value-type="string">
            <text:p>Repeat a more extensive biopsy.</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102" calcext:value-type="float">
            <text:p>102</text:p>
          </table:table-cell>
          <table:table-cell table:number-columns-repeated="3"/>
          <table:table-cell office:value-type="string" calcext:value-type="string">
            <text:p>A 64-year-old woman, without relevant comorbidities, operated on for a right breast cancer by means of an extended lumpectomy and selective sentinel lymph node biopsy, with the following anatomopathological result: Infiltrating ductal carcinoma poorly dlferentiated (grade 3), size 2.2 cm (pT2), estrogen and progesterone receptor positive, Ki67 25%, HER2 negative. There is macroscopic involvement of the sentinel lymph node, although there is no involvement of the rest of the isolated axillary nodes (pN1). What adjuvant systemic treatment do you consider most appropriate for this patient?</text:p>
          </table:table-cell>
          <table:table-cell office:value-type="string" calcext:value-type="string">
            <text:p>It is a Luminal B. According to the SEGO, this patient is a candidate for chemotherapy treatment because of the high histologic grade and high tumor proliferation.</text:p>
          </table:table-cell>
          <table:table-cell office:value-type="string" calcext:value-type="string">
            <text:p>ONCOGUÍA SEGO, Cáncer infiltrante de mama 2017.</text:p>
          </table:table-cell>
          <table:table-cell office:value-type="string" calcext:value-type="string">
            <text:p>GYNECOLOGY AND OBSTETRICS</text:p>
          </table:table-cell>
          <table:table-cell table:number-columns-repeated="3"/>
          <table:table-cell office:value-type="string" calcext:value-type="string">
            <text:p>Adjuvant hormone therapy including aromatase inhibitors.</text:p>
          </table:table-cell>
          <table:table-cell office:value-type="string" calcext:value-type="string">
            <text:p>Adjuvant chemotherapy, preferably with anthracyclines and taxanes, followed by hormone therapy.</text:p>
          </table:table-cell>
          <table:table-cell office:value-type="string" calcext:value-type="string">
            <text:p>Adjuvant chemotherapy in association with the monoclonal antibody trastuzumab, followed by hormone therapy.</text:p>
          </table:table-cell>
          <table:table-cell office:value-type="string" calcext:value-type="string">
            <text:p>Adjuvant chemotherapy, preferably with anthracyclines and taxanes.</text:p>
          </table:table-cell>
          <table:table-cell/>
          <table:table-cell office:value-type="float" office:value="2" calcext:value-type="float">
            <text:p>2</text:p>
          </table:table-cell>
          <table:table-cell table:number-columns-repeated="3"/>
        </table:table-row>
        <table:table-row table:style-name="ro1">
          <table:table-cell office:value-type="float" office:value="2018" calcext:value-type="float">
            <text:p>2018</text:p>
          </table:table-cell>
          <table:table-cell office:value-type="float" office:value="104" calcext:value-type="float">
            <text:p>104</text:p>
          </table:table-cell>
          <table:table-cell table:number-columns-repeated="3"/>
          <table:table-cell office:value-type="string" calcext:value-type="string">
            <text:p>A 36-year-old woman comes to the clinic because she has had three miscarriages in the first trimester. She has not had any full-term pregnancies. The studies that you will request in the first term are NOT included:</text:p>
          </table:table-cell>
          <table:table-cell office:value-type="string" calcext:value-type="string">
            <text:p>The correct answer is 1. This is because hysterosalpingography determines if there is any obstruction of the tubes and, therefore, fertilization does not occur. This is not the case in our patient, where fertilization does occur and even implantation occurs. The rest of the diagnostic tests would be included.</text:p>
          </table:table-cell>
          <table:table-cell/>
          <table:table-cell office:value-type="string" calcext:value-type="string">
            <text:p>GYNECOLOGY AND OBSTETRICS</text:p>
          </table:table-cell>
          <table:table-cell table:number-columns-repeated="3"/>
          <table:table-cell office:value-type="string" calcext:value-type="string">
            <text:p>Hysterosalpingography.</text:p>
          </table:table-cell>
          <table:table-cell office:value-type="string" calcext:value-type="string">
            <text:p>Peripheral blood karyotyping of both partners.</text:p>
          </table:table-cell>
          <table:table-cell office:value-type="string" calcext:value-type="string">
            <text:p>Determination of antiphospholipid antibodies.</text:p>
          </table:table-cell>
          <table:table-cell office:value-type="string" calcext:value-type="string">
            <text:p>Vaginal ultrasound.</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233" calcext:value-type="float">
            <text:p>233</text:p>
          </table:table-cell>
          <table:table-cell table:number-columns-repeated="3"/>
          <table:table-cell office:value-type="string" calcext:value-type="string">
            <text:p>45-year-old woman. Two previous pregnancies with normal deliveries (G2PN2). Heavy menstrual bleeding for approximately 1 year. Ultrasound shows a 2 cm subserosal myoma that has been stable for several years. Endometrial biopsy was performed and it was normal. The patient has hemoglobin 10 g/dL despite oral ferrotherapy and the amount of menstrual flow has not decreased despite treatment with tranexamic acid and mefenamic acid. Which of the following is the treatment of first choice in this patient?</text:p>
          </table:table-cell>
          <table:table-cell office:value-type="string" calcext:value-type="string">
            <text:p>According to the SEGO, in perimenopausal women with heavy and/or prolonged menstrual bleeding who require contraception, the levonorgestrel IUD (also called MIRENA IUD) is the first option.</text:p>
          </table:table-cell>
          <table:table-cell office:value-type="string" calcext:value-type="string">
            <text:p>MENOGUÍA, Perimenopausia 2012.</text:p>
          </table:table-cell>
          <table:table-cell office:value-type="string" calcext:value-type="string">
            <text:p>GYNECOLOGY AND OBSTETRICS</text:p>
          </table:table-cell>
          <table:table-cell table:number-columns-repeated="3"/>
          <table:table-cell office:value-type="string" calcext:value-type="string">
            <text:p>Total hysterectomy preserving appendages.</text:p>
          </table:table-cell>
          <table:table-cell office:value-type="string" calcext:value-type="string">
            <text:p>Combined oral contraceptives.</text:p>
          </table:table-cell>
          <table:table-cell office:value-type="string" calcext:value-type="string">
            <text:p>Endometrial ablation.</text:p>
          </table:table-cell>
          <table:table-cell office:value-type="string" calcext:value-type="string">
            <text:p>Levonorgestrel IUD.</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130" calcext:value-type="float">
            <text:p>130</text:p>
          </table:table-cell>
          <table:table-cell table:number-columns-repeated="3"/>
          <table:table-cell office:value-type="string" calcext:value-type="string">
            <text:p>A 28-year-old man comes to the hospital emergency room with gross hematuria. Which of the following urinalysis abnormalities would support a diagnosis of glomerulonephritis?</text:p>
          </table:table-cell>
          <table:table-cell office:value-type="string" calcext:value-type="string">
            <text:p>Glomerulonephritis is typically associated with dysmorphic red blood cells and hematic casts in the sediment (option 1 correct). Proteinuria can also appear in variable range, although it is not usual in the form of isolated microalbuminuria (incorrect option 2), and hematuria with pyuria although it is not characteristic (incorrect option 3). Clots usually appear in the context of alterations of the lower urinary tract (option 4 incorrect).</text:p>
          </table:table-cell>
          <table:table-cell/>
          <table:table-cell office:value-type="string" calcext:value-type="string">
            <text:p>NEPHROLOGY</text:p>
          </table:table-cell>
          <table:table-cell table:number-columns-repeated="3"/>
          <table:table-cell office:value-type="string" calcext:value-type="string">
            <text:p>Dysmorphic red blood cells and/or hematic casts.</text:p>
          </table:table-cell>
          <table:table-cell office:value-type="string" calcext:value-type="string">
            <text:p>Proteinuria of 1 g/day, with negative test strip result and with microalbuminuria greater than 300 mg/24 hours.</text:p>
          </table:table-cell>
          <table:table-cell office:value-type="string" calcext:value-type="string">
            <text:p>Coexistence of hematuria with pyuria without bacteriuria.</text:p>
          </table:table-cell>
          <table:table-cell office:value-type="string" calcext:value-type="string">
            <text:p>Clots in the urine with the naked eye.</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131" calcext:value-type="float">
            <text:p>131</text:p>
          </table:table-cell>
          <table:table-cell table:number-columns-repeated="3"/>
          <table:table-cell office:value-type="string" calcext:value-type="string">
            <text:p>A 25-year-old man with no known history of interest. He has been presenting with foamy and loaded urine for 2 months, with no other symptoms. Physical examination without findings. Elemental urine: pH 5; glucose negative; hemoglobin ++; protein ++; leukocyte esterase negative; proteinuria 1.5 g/24 hours; urinary Na 60 mEq/L; urinary K 30 mEq/L; urinary Cl 100 mEq/L. Blood biochemistry: creatinine 1.6 mg/dL; urea 80 mg/dL; Na 140 mEq/L; K 3.8 mEq/L. Immunological study: antiDNA negative; ANCA negative; antiMBG negative, rheumatoid factor negative; C3 20 mg/dL (normal 60-120); C4 10 mg/dL (normal 20-40). A renal biopsy is performed. Which of these diagnoses do you think is the most likely to be found in the biopsy?</text:p>
          </table:table-cell>
          <table:table-cell office:value-type="string" calcext:value-type="string">
            <text:p>We are presented with a lot of analytical data but we only have to look at two: the levels of complement fractions C3 and C4 are low. Of the options given, only membranoproliferative glomerulonephritis presents with hypocomplementemia (option 4 correct).</text:p>
          </table:table-cell>
          <table:table-cell/>
          <table:table-cell office:value-type="string" calcext:value-type="string">
            <text:p>NEPHROLOGY</text:p>
          </table:table-cell>
          <table:table-cell table:number-columns-repeated="3"/>
          <table:table-cell office:value-type="string" calcext:value-type="string">
            <text:p>Membranous glomerulonephritis.</text:p>
          </table:table-cell>
          <table:table-cell office:value-type="string" calcext:value-type="string">
            <text:p>Glomerulonephritis with minimal changes.</text:p>
          </table:table-cell>
          <table:table-cell office:value-type="string" calcext:value-type="string">
            <text:p>Mesangial IgA glomerulonephritis.</text:p>
          </table:table-cell>
          <table:table-cell office:value-type="string" calcext:value-type="string">
            <text:p>Membranoproliferative glomerulonephritis.</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148" calcext:value-type="float">
            <text:p>148</text:p>
          </table:table-cell>
          <table:table-cell table:number-columns-repeated="3"/>
          <table:table-cell office:value-type="string" calcext:value-type="string">
            <text:p>A 59-year-old woman with recent onset of epileptic seizures comes to the emergency department. The examination showed left pyramidal signs and papillary edema. Brain MRI showed a right hemispheric mass with edema, midline deviation and signs of tentorial herniation. She reports a headache that has been progressing in intensity for the past week. Which of the following features associated with headache seems most likely in this patient?</text:p>
          </table:table-cell>
          <table:table-cell office:value-type="string" calcext:value-type="string">
            <text:p>They describe a recent diagnosis of cerebral LOE with signs of intracranial hypertension (edema, midline deviation, papilledema). The associated headache is typically morning headache, with increasing ICP values at night.</text:p>
          </table:table-cell>
          <table:table-cell/>
          <table:table-cell office:value-type="string" calcext:value-type="string">
            <text:p>NEUROSURGERY</text:p>
          </table:table-cell>
          <table:table-cell table:number-columns-repeated="3"/>
          <table:table-cell office:value-type="string" calcext:value-type="string">
            <text:p>Predominance in the morning.</text:p>
          </table:table-cell>
          <table:table-cell office:value-type="string" calcext:value-type="string">
            <text:p>It does not change with effort.</text:p>
          </table:table-cell>
          <table:table-cell office:value-type="string" calcext:value-type="string">
            <text:p>Photophobia.</text:p>
          </table:table-cell>
          <table:table-cell office:value-type="string" calcext:value-type="string">
            <text:p>Sonophobia.</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151" calcext:value-type="float">
            <text:p>151</text:p>
          </table:table-cell>
          <table:table-cell table:number-columns-repeated="3"/>
          <table:table-cell office:value-type="string" calcext:value-type="string">
            <text:p>A 13-year-old boy presents with subacute headache and diplopia. Neurologic examination shows vertical gaze palsy and MRI shows a contrast-enhancing lesion in the pineal region obstructing the aqueduct of Sylvius. The most likely diagnosis is:</text:p>
          </table:table-cell>
          <table:table-cell office:value-type="string" calcext:value-type="string">
            <text:p>Germinal tumors are the most frequent in children in the pineal region. They usually capitate homogeneously and cause triventricular hydrocephalus and Parinaud. Glioblastomas usually occur in adults at the lobar level, medulloblastomas are the most frequent malignant tumors at the posterior fossa level in children (vermis and roof of the IV ventricle) but rare at the pineal level and meningiomas are rare in children and also in the pineal region.</text:p>
          </table:table-cell>
          <table:table-cell/>
          <table:table-cell office:value-type="string" calcext:value-type="string">
            <text:p>NEUROSURGERY</text:p>
          </table:table-cell>
          <table:table-cell table:number-columns-repeated="3"/>
          <table:table-cell office:value-type="string" calcext:value-type="string">
            <text:p>Glioblastoma.</text:p>
          </table:table-cell>
          <table:table-cell office:value-type="string" calcext:value-type="string">
            <text:p>Medulloblastoma.</text:p>
          </table:table-cell>
          <table:table-cell office:value-type="string" calcext:value-type="string">
            <text:p>Germ cell tumor.</text:p>
          </table:table-cell>
          <table:table-cell office:value-type="string" calcext:value-type="string">
            <text:p>Meningioma.</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154" calcext:value-type="float">
            <text:p>154</text:p>
          </table:table-cell>
          <table:table-cell table:number-columns-repeated="3"/>
          <table:table-cell office:value-type="string" calcext:value-type="string">
            <text:p>A man presents on neurological examination with a thermoalgesic sensory deficit in the left leg associated with a loss of vibratory and positional sensitivity in the right leg. At the same time he presents with clumsiness and loss of distal strength in the right leg and a right plantar cutaneous reflex in extension. Which of the following statements is correct:</text:p>
          </table:table-cell>
          <table:table-cell office:value-type="string" calcext:value-type="string">
            <text:p>They describe a typical hemisection or Brown-Sequard picture. Ipsilateral posterior motor and chordal involvement with contralateral pain and temperature involvement.</text:p>
          </table:table-cell>
          <table:table-cell/>
          <table:table-cell office:value-type="string" calcext:value-type="string">
            <text:p>NEUROSURGERY</text:p>
          </table:table-cell>
          <table:table-cell table:number-columns-repeated="3"/>
          <table:table-cell office:value-type="string" calcext:value-type="string">
            <text:p>It is a centromedullary syndrome type syringomyelia.</text:p>
          </table:table-cell>
          <table:table-cell office:value-type="string" calcext:value-type="string">
            <text:p>It is a hemimedullary syndrome.</text:p>
          </table:table-cell>
          <table:table-cell office:value-type="string" calcext:value-type="string">
            <text:p>It is a pattern of transverse medullary lesion.</text:p>
          </table:table-cell>
          <table:table-cell office:value-type="string" calcext:value-type="string">
            <text:p>It is a pattern of lateral bulbar lesion.</text:p>
          </table:table-cell>
          <table:table-cell/>
          <table:table-cell office:value-type="float" office:value="2" calcext:value-type="float">
            <text:p>2</text:p>
          </table:table-cell>
          <table:table-cell table:number-columns-repeated="3"/>
        </table:table-row>
        <table:table-row table:style-name="ro1">
          <table:table-cell office:value-type="float" office:value="2018" calcext:value-type="float">
            <text:p>2018</text:p>
          </table:table-cell>
          <table:table-cell office:value-type="float" office:value="175" calcext:value-type="float">
            <text:p>175</text:p>
          </table:table-cell>
          <table:table-cell table:number-columns-repeated="3"/>
          <table:table-cell office:value-type="string" calcext:value-type="string">
            <text:p>A 36-year-old man with no PA of interest comes to the emergency department with sudden onset of severe pain in the posterior aspect of the right lower limb extending to the foot. On examination he presented: Positive right Lasège at 10º, decreased strength in plantar flexion of the right foot, hypoesthesia in the external border of the right foot and absence of right Achilles reflex. The simple X-ray of the lumbar spine does not show significant alterations. Which of the following is the most probable diagnosis?</text:p>
          </table:table-cell>
          <table:table-cell office:value-type="string" calcext:value-type="string">
            <text:p>Acute sciatica probably due to disc extrusion. Both the sensory distribution, the paresis for plantar flexion (tiptoe) and the absence of the Achilles reflex are typical of S1 root involvement, which is typically affected with L5/S1 disc herniation (posterolateral). An L1/L2 (posterolateral) herniation would affect the L2 root, an L4/L5 herniation would affect the L5 and cauda equina would involve more symptomatology than simple S1 involvement.</text:p>
          </table:table-cell>
          <table:table-cell/>
          <table:table-cell office:value-type="string" calcext:value-type="string">
            <text:p>NEUROSURGERY</text:p>
          </table:table-cell>
          <table:table-cell table:number-columns-repeated="3"/>
          <table:table-cell office:value-type="string" calcext:value-type="string">
            <text:p>Herniated disc L1/L2.</text:p>
          </table:table-cell>
          <table:table-cell office:value-type="string" calcext:value-type="string">
            <text:p>Horsetail syndrome.</text:p>
          </table:table-cell>
          <table:table-cell office:value-type="string" calcext:value-type="string">
            <text:p>L4/L5 disc herniation.</text:p>
          </table:table-cell>
          <table:table-cell office:value-type="string" calcext:value-type="string">
            <text:p>Herniated disc L5/S1.</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149" calcext:value-type="float">
            <text:p>149</text:p>
          </table:table-cell>
          <table:table-cell table:number-columns-repeated="3"/>
          <table:table-cell office:value-type="string" calcext:value-type="string">
            <text:p>In a woman with an epileptic seizure presenting with the following clinical features: epigastric aura, unpleasant odor, disconnection from the environment, motor automatisms (sucking, swallowing, opening and closing of one hand) and postcritical amnesia, what is your diagnostic suspicion?</text:p>
          </table:table-cell>
          <table:table-cell office:value-type="string" calcext:value-type="string">
            <text:p>Clearly the answer is 4, with a very characteristic clinic of temporary seizures.</text:p>
          </table:table-cell>
          <table:table-cell/>
          <table:table-cell office:value-type="string" calcext:value-type="string">
            <text:p>NEUROLOGY</text:p>
          </table:table-cell>
          <table:table-cell table:number-columns-repeated="3"/>
          <table:table-cell office:value-type="string" calcext:value-type="string">
            <text:p>Generalized non-convulsive seizure or typical absence.</text:p>
          </table:table-cell>
          <table:table-cell office:value-type="string" calcext:value-type="string">
            <text:p>Continuous partial epilepsy.</text:p>
          </table:table-cell>
          <table:table-cell office:value-type="string" calcext:value-type="string">
            <text:p>Amyotonic crisis.</text:p>
          </table:table-cell>
          <table:table-cell office:value-type="string" calcext:value-type="string">
            <text:p>Complex partial temporal lobe seizure.</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150" calcext:value-type="float">
            <text:p>150</text:p>
          </table:table-cell>
          <table:table-cell table:number-columns-repeated="3"/>
          <table:table-cell office:value-type="string" calcext:value-type="string">
            <text:p>A 25-year-old man consults for tremor. Examination reveals dysarthria and dystonia. He has a family history of psychiatric illness and movement disorders. Which diagnostic test do you consider most accurate?</text:p>
          </table:table-cell>
          <table:table-cell office:value-type="string" calcext:value-type="string">
            <text:p>If they are talking about a young man 20-30 years old, with tremor and dystonia, whether or not he has a family history, and especially if one of the options tells me about copper in urine, they are telling me to think of Wilson's disease. I do not think of juvenile Parkinson's, nor an epileptic clinic. So the correct answer is 4.</text:p>
          </table:table-cell>
          <table:table-cell/>
          <table:table-cell office:value-type="string" calcext:value-type="string">
            <text:p>NEUROLOGY</text:p>
          </table:table-cell>
          <table:table-cell table:number-columns-repeated="3"/>
          <table:table-cell office:value-type="string" calcext:value-type="string">
            <text:p>DATS CAN.</text:p>
          </table:table-cell>
          <table:table-cell office:value-type="string" calcext:value-type="string">
            <text:p>Nerve conduction study.</text:p>
          </table:table-cell>
          <table:table-cell office:value-type="string" calcext:value-type="string">
            <text:p>Electroencephalogram.</text:p>
          </table:table-cell>
          <table:table-cell office:value-type="string" calcext:value-type="string">
            <text:p>Copper in urine of 24.</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153" calcext:value-type="float">
            <text:p>153</text:p>
          </table:table-cell>
          <table:table-cell table:number-columns-repeated="3"/>
          <table:table-cell office:value-type="string" calcext:value-type="string">
            <text:p>A 65-year-old woman consults for weakness in the right hand that has spread in a few months to other muscle territories of both arms and legs, with distal predominance. On examination there is atrophy and fasciculations in different metameric territories with preserved sensitivity. There is a bilateral Babinski's sign, what is the diagnostic test that would confirm the suspected diagnosis?</text:p>
          </table:table-cell>
          <table:table-cell office:value-type="string" calcext:value-type="string">
            <text:p>The answer is 2, an EMG, which would be the diagnostic test to confirm the diagnostic suspicion of ALS, the imaging tests both CT, but especially MRI would help us to rule out, but would not confirm the diagnosis.</text:p>
          </table:table-cell>
          <table:table-cell/>
          <table:table-cell office:value-type="string" calcext:value-type="string">
            <text:p>NEUROLOGY</text:p>
          </table:table-cell>
          <table:table-cell table:number-columns-repeated="3"/>
          <table:table-cell office:value-type="string" calcext:value-type="string">
            <text:p>Cerebral CT.</text:p>
          </table:table-cell>
          <table:table-cell office:value-type="string" calcext:value-type="string">
            <text:p>Electromyographic study.</text:p>
          </table:table-cell>
          <table:table-cell office:value-type="string" calcext:value-type="string">
            <text:p>Cerebral MRI.</text:p>
          </table:table-cell>
          <table:table-cell office:value-type="string" calcext:value-type="string">
            <text:p>Multimodal evoked potentials.</text:p>
          </table:table-cell>
          <table:table-cell/>
          <table:table-cell office:value-type="float" office:value="2" calcext:value-type="float">
            <text:p>2</text:p>
          </table:table-cell>
          <table:table-cell table:number-columns-repeated="3"/>
        </table:table-row>
        <table:table-row table:style-name="ro1">
          <table:table-cell office:value-type="float" office:value="2018" calcext:value-type="float">
            <text:p>2018</text:p>
          </table:table-cell>
          <table:table-cell office:value-type="float" office:value="155" calcext:value-type="float">
            <text:p>155</text:p>
          </table:table-cell>
          <table:table-cell table:number-columns-repeated="3"/>
          <table:table-cell office:value-type="string" calcext:value-type="string">
            <text:p>In a 70-year-old man, hypertensive, with a right hemiplegia of sudden onset with mild dysarthria, without alterations in evocation or language comprehension, what type of stroke do you think is most likely to have suffered?</text:p>
          </table:table-cell>
          <table:table-cell office:value-type="string" calcext:value-type="string">
            <text:p>The closest answer is 1. If we are strict we would be talking about a pure motor lacunar infarction (with mild dysarthria). Since the other 3 options do not give us a clinical picture like the one in the statement. Both options 2 and 3 give us a much more florid and extensive clinical picture.</text:p>
          </table:table-cell>
          <table:table-cell/>
          <table:table-cell office:value-type="string" calcext:value-type="string">
            <text:p>NEUROLOGY</text:p>
          </table:table-cell>
          <table:table-cell table:number-columns-repeated="3"/>
          <table:table-cell office:value-type="string" calcext:value-type="string">
            <text:p>Left capsular lacunar lacunar infarction.</text:p>
          </table:table-cell>
          <table:table-cell office:value-type="string" calcext:value-type="string">
            <text:p>A cortico-subcortical left frontotemporal sylvian infarction.</text:p>
          </table:table-cell>
          <table:table-cell office:value-type="string" calcext:value-type="string">
            <text:p>Brain stem infarction.</text:p>
          </table:table-cell>
          <table:table-cell office:value-type="string" calcext:value-type="string">
            <text:p>A left lenticular hemorrhage.</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200" calcext:value-type="float">
            <text:p>200</text:p>
          </table:table-cell>
          <table:table-cell table:number-columns-repeated="3"/>
          <table:table-cell office:value-type="string" calcext:value-type="string">
            <text:p>A 67-year-old man, diabetic and asthmatic, with primary open-angle glaucoma in both eyes. He has an ocular pressure of 34 mmHg in his right eye and 31 mmHg in his left eye. Which of the following pharmacological groups is the most indicated as first choice as hypotensive treatment?</text:p>
          </table:table-cell>
          <table:table-cell office:value-type="string" calcext:value-type="string">
            <text:p>We are asked about the first choice treatment for glaucoma. In the past, beta-blockers were the first choice, but nowadays they have been displaced by the group that lowers intraocular pressure the most: prostaglandins. Their efficacy and more convenient dosage (once a day) generally make them the group of choice. Beta-blockers would remain as a second choice in cases in which the side effects of prostaglandins (change in eye color, increase in eyelash size) make us initially leave them aside. Since the patient is asthmatic, we should rule out beta-blockers (wrong answer 2). Also, since we need a significant drop in intraocular pressure because the numbers are high (34 and 31), we can also rule out carbonic anhydrase inhibitors and alpha-2 agonists (options 1 and 3 incorrect). And opt for the group that can lower intraocular pressure the most. Answer 4 correct. And then a couple of nuances of the statement. It would be more correct to talk about intraocular pressure and not "ocular pressure". And the wording could be improved so as not to repeat the word "as" in the last sentence.</text:p>
          </table:table-cell>
          <table:table-cell/>
          <table:table-cell office:value-type="string" calcext:value-type="string">
            <text:p>OPHTHALMOLOGY</text:p>
          </table:table-cell>
          <table:table-cell table:number-columns-repeated="3"/>
          <table:table-cell office:value-type="string" calcext:value-type="string">
            <text:p>Carbonic anhydrase inhibitors.</text:p>
          </table:table-cell>
          <table:table-cell office:value-type="string" calcext:value-type="string">
            <text:p>Beta-blockers.</text:p>
          </table:table-cell>
          <table:table-cell office:value-type="string" calcext:value-type="string">
            <text:p>Alpha-2 agonists.</text:p>
          </table:table-cell>
          <table:table-cell office:value-type="string" calcext:value-type="string">
            <text:p>Prostaglandin derivatives.</text:p>
          </table:table-cell>
          <table:table-cell/>
          <table:table-cell office:value-type="float" office:value="4" calcext:value-type="float">
            <text:p>4</text:p>
          </table:table-cell>
          <table:table-cell table:number-columns-repeated="3"/>
        </table:table-row>
        <table:table-row table:style-name="ro1">
          <table:table-cell office:value-type="float" office:value="2018" calcext:value-type="float">
            <text:p>2018</text:p>
          </table:table-cell>
          <table:table-cell office:value-type="float" office:value="126" calcext:value-type="float">
            <text:p>126</text:p>
          </table:table-cell>
          <table:table-cell table:number-columns-repeated="3"/>
          <table:table-cell office:value-type="string" calcext:value-type="string">
            <text:p>A 47-year-old man, with a history of a right parotid pleomorphic adenoma, treated with surgery (extrafacial parotidectomy) 6 months ago, who comes to our office for presenting pain with sweating and reddening of the skin in the preauricular region during chewing. Which treatment would be the treatment of choice?</text:p>
          </table:table-cell>
          <table:table-cell office:value-type="string" calcext:value-type="string">
            <text:p>This clinical picture is called Frey's syndrome and consists of an anomalous reinnervation of regional structures after parotidectomy due to lesion of the auriculotemporal nerve, so that during mastication, erythema and preauricular sweating occur. The treatment is intradermal botulinum toxin injection.</text:p>
          </table:table-cell>
          <table:table-cell/>
          <table:table-cell office:value-type="string" calcext:value-type="string">
            <text:p>OTORHINOLARYNGOLOGY AND MAXILLOFACIAL SURGERY</text:p>
          </table:table-cell>
          <table:table-cell table:number-columns-repeated="3"/>
          <table:table-cell office:value-type="string" calcext:value-type="string">
            <text:p>Extended total parotidectomy on suspicion of tumor recurrence.</text:p>
          </table:table-cell>
          <table:table-cell office:value-type="string" calcext:value-type="string">
            <text:p>Pregabalin.</text:p>
          </table:table-cell>
          <table:table-cell office:value-type="string" calcext:value-type="string">
            <text:p>Intradermal botulinum toxin injection.</text:p>
          </table:table-cell>
          <table:table-cell office:value-type="string" calcext:value-type="string">
            <text:p>Broad-spectrum antibiotherapy.</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126" calcext:value-type="float">
            <text:p>126</text:p>
          </table:table-cell>
          <table:table-cell table:number-columns-repeated="3"/>
          <table:table-cell office:value-type="string" calcext:value-type="string">
            <text:p>A 47-year-old man, with a history of a right parotid pleomorphic adenoma, treated with surgery (extrafacial parotidectomy) 6 months ago, who comes to our office for presenting pain with sweating and reddening of the skin in the preauricular region during mastication. What treatment would be the treatment of choice?</text:p>
          </table:table-cell>
          <table:table-cell office:value-type="string" calcext:value-type="string">
            <text:p>You are asking about auriculotemporal syndrome or Frey's syndrome. It is the clinical expression of a vegetative neuropathy caused by mechanical or irritative lesion of the vegetative fibers of the auriculotemporal nerve in its infratemporal pathway. In our environment the most frequent cause is surgery of the split gland with a percentage of occurrence between 10 and 80%. Conservative treatment with botulinum toxin offers good results.</text:p>
          </table:table-cell>
          <table:table-cell/>
          <table:table-cell office:value-type="string" calcext:value-type="string">
            <text:p>OTOLARYNGOLOGY AND MAXILLOFACIAL SURGERY</text:p>
          </table:table-cell>
          <table:table-cell table:number-columns-repeated="3"/>
          <table:table-cell office:value-type="string" calcext:value-type="string">
            <text:p>Extended total parotidectomy on suspicion of tumor recurrence.</text:p>
          </table:table-cell>
          <table:table-cell office:value-type="string" calcext:value-type="string">
            <text:p>Pregabalin.</text:p>
          </table:table-cell>
          <table:table-cell office:value-type="string" calcext:value-type="string">
            <text:p>Intradermal botulinum toxin injection.</text:p>
          </table:table-cell>
          <table:table-cell office:value-type="string" calcext:value-type="string">
            <text:p>Broad-spectrum antibiotherapy.</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173" calcext:value-type="float">
            <text:p>173</text:p>
          </table:table-cell>
          <table:table-cell table:number-columns-repeated="3"/>
          <table:table-cell office:value-type="string" calcext:value-type="string">
            <text:p>A 36-year-old man with no past history of interest who, after a high-energy trauma following a fall from a motorcycle, presents with a Gustilo grade II open midshaft fracture of the tibia. Which of the following maneuvers or therapies is most effective for preventing infection?</text:p>
          </table:table-cell>
          <table:table-cell office:value-type="string" calcext:value-type="string">
            <text:p>I believe that the most correct is 2, since Gustilo II fractures are mainly covered with Gram (+) by means of a 1st generation Cepha, and it is not a question of prevention but of treatment (it is considered to be contaminated).</text:p>
          </table:table-cell>
          <table:table-cell office:value-type="string" calcext:value-type="string">
            <text:p>– López-Durán Stern L. Estudio de las fracturas (I). Tratamiento general. En: Marco F. Traumatología y Ortopedia para el Grado de Medicina. Elsevier 2015. Pág 86. – Riehl JT, Haidukewych GJ, Koval KJ. Gunshot Wounds and Open Fractures. En: Boyer MI. AAOS Comprehensive Review (2nd Ed). AAOS, 2014.</text:p>
          </table:table-cell>
          <table:table-cell office:value-type="string" calcext:value-type="string">
            <text:p>TRAUMATOLOGY AND ORTHOPEDICS</text:p>
          </table:table-cell>
          <table:table-cell table:number-columns-repeated="3"/>
          <table:table-cell office:value-type="string" calcext:value-type="string">
            <text:p>Immediate intravenous broad-spectrum antibiotherapy.</text:p>
          </table:table-cell>
          <table:table-cell office:value-type="string" calcext:value-type="string">
            <text:p>Exhaustive debridement-wound lavage in the operating room with at least 10 liters of saline.</text:p>
          </table:table-cell>
          <table:table-cell office:value-type="string" calcext:value-type="string">
            <text:p>Urgent stabilization of the fracture by external fixation and early wound closure.</text:p>
          </table:table-cell>
          <table:table-cell office:value-type="string" calcext:value-type="string">
            <text:p>Early wound closure with antiseptics and oxygen therapy at two liters per minute.</text:p>
          </table:table-cell>
          <table:table-cell/>
          <table:table-cell office:value-type="float" office:value="2" calcext:value-type="float">
            <text:p>2</text:p>
          </table:table-cell>
          <table:table-cell table:number-columns-repeated="3"/>
        </table:table-row>
        <table:table-row table:style-name="ro1">
          <table:table-cell office:value-type="float" office:value="2018" calcext:value-type="float">
            <text:p>2018</text:p>
          </table:table-cell>
          <table:table-cell office:value-type="float" office:value="174" calcext:value-type="float">
            <text:p>174</text:p>
          </table:table-cell>
          <table:table-cell table:number-columns-repeated="3"/>
          <table:table-cell office:value-type="string" calcext:value-type="string">
            <text:p>A 60-year-old, insulin-dependent diabetic woman presents with right-sided, nocturnal-predominant omalgia of several weeks' duration. She does not report any trauma. Physical examination shows active and passive limitation of all the arcs of movement of the shoulder. Which clinical picture do you suspect as the first diagnostic possibility?</text:p>
          </table:table-cell>
          <table:table-cell office:value-type="string" calcext:value-type="string">
            <text:p>Everything points to adhesive capsulitis, as you say. The age, the sex, the clinic... the DM....</text:p>
          </table:table-cell>
          <table:table-cell office:value-type="string" calcext:value-type="string">
            <text:p>Marco F. Patología no traumática del hombro. En: Marco F. Traumatología y Ortopedia para el Grado de Medicina. Elsevier 2015. Pág 213.</text:p>
          </table:table-cell>
          <table:table-cell office:value-type="string" calcext:value-type="string">
            <text:p>TRAUMATOLOGY AND ORTHOPEDICS</text:p>
          </table:table-cell>
          <table:table-cell table:number-columns-repeated="3"/>
          <table:table-cell office:value-type="string" calcext:value-type="string">
            <text:p>A malignant tumor located in the proximal epiphysis of the humerus.</text:p>
          </table:table-cell>
          <table:table-cell office:value-type="string" calcext:value-type="string">
            <text:p>Septic arthritis of the shoulder.</text:p>
          </table:table-cell>
          <table:table-cell office:value-type="string" calcext:value-type="string">
            <text:p>Adhesive capsulitis.</text:p>
          </table:table-cell>
          <table:table-cell office:value-type="string" calcext:value-type="string">
            <text:p>A degenerative acromioclavicular arthrosis process.</text:p>
          </table:table-cell>
          <table:table-cell/>
          <table:table-cell office:value-type="float" office:value="3" calcext:value-type="float">
            <text:p>3</text:p>
          </table:table-cell>
          <table:table-cell table:number-columns-repeated="3"/>
        </table:table-row>
        <table:table-row table:style-name="ro1">
          <table:table-cell office:value-type="float" office:value="2018" calcext:value-type="float">
            <text:p>2018</text:p>
          </table:table-cell>
          <table:table-cell office:value-type="float" office:value="148" calcext:value-type="float">
            <text:p>148</text:p>
          </table:table-cell>
          <table:table-cell table:number-columns-repeated="3"/>
          <table:table-cell office:value-type="string" calcext:value-type="string">
            <text:p>A 59-year-old woman with recent onset of epileptic seizures comes to the emergency department. On examination she presents left pyramidal signs and papillary edema. A brain MRI shows a right hemispheric mass with edema, midline deviation and signs of tentorial herniation. She reports that for the past week she has been suffering from headache that has been progressing in intensity. Which of the following features associated with headache seems most likely for this patient?</text:p>
          </table:table-cell>
          <table:table-cell office:value-type="string" calcext:value-type="string">
            <text:p>It is a headache in the context of papilledema. In this case the papilledema is due to increased intracranial pressure due to a tumor. The headache due to increased intracranial pressure is of positional type (it increases with Valsalva maneuvers and when bending down), so option 2 is not correct. In addition, it is predominantly morning (option 1 is correct) because in the morning intracranial pressure naturally rises. Migraine-type headaches may be associated with photophobia or sonophobia (answers 3 and 4). But this headache is not a migraine headache.</text:p>
          </table:table-cell>
          <table:table-cell/>
          <table:table-cell office:value-type="string" calcext:value-type="string">
            <text:p>OPHTHALMOLOGY (ECTOPIC)</text:p>
          </table:table-cell>
          <table:table-cell table:number-columns-repeated="3"/>
          <table:table-cell office:value-type="string" calcext:value-type="string">
            <text:p>Morning predominance.</text:p>
          </table:table-cell>
          <table:table-cell office:value-type="string" calcext:value-type="string">
            <text:p>It does not change with effort.</text:p>
          </table:table-cell>
          <table:table-cell office:value-type="string" calcext:value-type="string">
            <text:p>Photophobia.</text:p>
          </table:table-cell>
          <table:table-cell office:value-type="string" calcext:value-type="string">
            <text:p>Sonophobia.</text:p>
          </table:table-cell>
          <table:table-cell/>
          <table:table-cell office:value-type="float" office:value="1" calcext:value-type="float">
            <text:p>1</text:p>
          </table:table-cell>
          <table:table-cell table:number-columns-repeated="3"/>
        </table:table-row>
        <table:table-row table:style-name="ro1">
          <table:table-cell office:value-type="float" office:value="2018" calcext:value-type="float">
            <text:p>2018</text:p>
          </table:table-cell>
          <table:table-cell office:value-type="float" office:value="151" calcext:value-type="float">
            <text:p>151</text:p>
          </table:table-cell>
          <table:table-cell table:number-columns-repeated="3"/>
          <table:table-cell office:value-type="string" calcext:value-type="string">
            <text:p>A 13-year-old boy presents with subacute headache and diplopia. Neurologic examination shows vertical gaze palsy and MRI shows a contrast-enhancing lesion in the pineal region obstructing the aqueduct of Sylvian. The most likely diagnosis is:</text:p>
          </table:table-cell>
          <table:table-cell office:value-type="string" calcext:value-type="string">
            <text:p>Diplopia is usually caused by acute or secondary strabismus. Vertical gaze palsy is due to a midbrain lesion. In this case the MRI already places the origin of the symptoms in the pineal gland. The most frequent tumor in this region is the germ cell tumor (answer 3).</text:p>
          </table:table-cell>
          <table:table-cell/>
          <table:table-cell office:value-type="string" calcext:value-type="string">
            <text:p>OPHTHALMOLOGY (ECTOPIC)</text:p>
          </table:table-cell>
          <table:table-cell table:number-columns-repeated="3"/>
          <table:table-cell office:value-type="string" calcext:value-type="string">
            <text:p>Glioblastoma.</text:p>
          </table:table-cell>
          <table:table-cell office:value-type="string" calcext:value-type="string">
            <text:p>Medulloblastoma.</text:p>
          </table:table-cell>
          <table:table-cell office:value-type="string" calcext:value-type="string">
            <text:p>Germ cell tumor.</text:p>
          </table:table-cell>
          <table:table-cell office:value-type="string" calcext:value-type="string">
            <text:p>Meningioma.</text:p>
          </table:table-cell>
          <table:table-cell/>
          <table:table-cell office:value-type="float" office:value="3" calcext:value-type="float">
            <text:p>3</text:p>
          </table:table-cell>
          <table:table-cell table:number-columns-repeated="3"/>
        </table:table-row>
        <table:table-row table:style-name="ro1">
          <table:table-cell office:value-type="float" office:value="2019" calcext:value-type="float">
            <text:p>2019</text:p>
          </table:table-cell>
          <table:table-cell office:value-type="float" office:value="71" calcext:value-type="float">
            <text:p>71</text:p>
          </table:table-cell>
          <table:table-cell table:number-columns-repeated="3"/>
          <table:table-cell office:value-type="string" calcext:value-type="string">
            <text:p>Woman with hypotension and tissue hypoperfusion in whom the following parameters are objectified after insertion of a Swan-Ganz catheter: cardiac index 1.4 L/min/m2, pulmonary capillary wedge pressure 25 mmHg and systemic vascular resistances 2000 dynes/m2. The type of shock presented by the patient is:</text:p>
          </table:table-cell>
          <table:table-cell office:value-type="string" calcext:value-type="string">
            <text:p>We are not given any further data on the patient except that she is in shock (tissue hypoperfusion) and on introducing a Swan-Ganz catheter we find a low cardiac index (&lt;2), elevated PCP (25mmHg) and elevated systemic resistances (normal: 600-1200 dyne/m2). These data are compatible with cardiogenic origin of shock.</text:p>
          </table:table-cell>
          <table:table-cell/>
          <table:table-cell office:value-type="string" calcext:value-type="string">
            <text:p>CRITICAL CARE AND EMERGENCY</text:p>
          </table:table-cell>
          <table:table-cell table:number-columns-repeated="3"/>
          <table:table-cell office:value-type="string" calcext:value-type="string">
            <text:p>Cardiogenic.</text:p>
          </table:table-cell>
          <table:table-cell office:value-type="string" calcext:value-type="string">
            <text:p>Septic.</text:p>
          </table:table-cell>
          <table:table-cell office:value-type="string" calcext:value-type="string">
            <text:p>Hypovolemic.</text:p>
          </table:table-cell>
          <table:table-cell office:value-type="string" calcext:value-type="string">
            <text:p>Anaphylactic.</text:p>
          </table:table-cell>
          <table:table-cell/>
          <table:table-cell office:value-type="float" office:value="1" calcext:value-type="float">
            <text:p>1</text:p>
          </table:table-cell>
          <table:table-cell table:number-columns-repeated="3"/>
        </table:table-row>
        <table:table-row table:style-name="ro1">
          <table:table-cell office:value-type="float" office:value="2019" calcext:value-type="float">
            <text:p>2019</text:p>
          </table:table-cell>
          <table:table-cell office:value-type="float" office:value="155" calcext:value-type="float">
            <text:p>155</text:p>
          </table:table-cell>
          <table:table-cell table:number-columns-repeated="3"/>
          <table:table-cell office:value-type="string" calcext:value-type="string">
            <text:p>A 58-year-old man, three weeks after a severe ankle sprain presents, rapidly progressive, with dyspnea at rest, dizziness and syncope. On arrival at the hospital he has hypotension (systolic BP 80 mmHg, diastolic 40 mmHg) and poor perfusion. He is intubated and connected to mechanical ventilation and noradrenaline is started. Echocardiogram shows signs of pulmonary hypertension. Angio-CT shows multiple repletion defects occupying both main pulmonary arteries. Which of the following treatments would be associated with the most rapid hemodynamic improvement in this case? </text:p>
          </table:table-cell>
          <table:table-cell office:value-type="string" calcext:value-type="string">
            <text:p>The patient presented pulmonary thromboembolism which, in addition to being bilateral, produced severe hemodynamic involvement, shock and required mechanical ventilation. We are not told that he has any contraindication to fibrinolysis, so this would be the most appropriate option due to its rapid administration and action. Sodium heparin is reserved for cases in which the patient is stable. Thromboendarterectomy could be performed urgently in selected centers (not available in all) in patients in whom systemic fibrinolysis is contraindicated, or in centers where the experience with this technique is proven and it can be performed quickly. The inferior vena cava filter is a treatment indicated in the acute phase in stable patients, when anticoagulation is contraindicated; or a posteriori, as prophylaxis, in this group of patients. The indications for fibrinolysis in the last SEPAR consensus document included patients at intermediate risk (they could benefit from it) and high risk. They classify intermediate risk as PESIs ≥ 1 or PESI III-IV. In this subgroup, patients with right ventricular dysfunction, troponin or BNP above the cutoff and deep vein thrombosis appear to benefit most from fibrinolysis. In the subgroup of high-risk patients (defined by hypotension or cardiogenic shock criteria), the use of systemic fibrinolysis is much clearer, as in the case presented in the question.</text:p>
          </table:table-cell>
          <table:table-cell/>
          <table:table-cell office:value-type="string" calcext:value-type="string">
            <text:p>CRITICAL CARE AND EMERGENCIES</text:p>
          </table:table-cell>
          <table:table-cell table:number-columns-repeated="3"/>
          <table:table-cell office:value-type="string" calcext:value-type="string">
            <text:p>Intravenous perfused sodium heparin.</text:p>
          </table:table-cell>
          <table:table-cell office:value-type="string" calcext:value-type="string">
            <text:p>Thromboendartectomy.</text:p>
          </table:table-cell>
          <table:table-cell office:value-type="string" calcext:value-type="string">
            <text:p>Systemic fibrinolysis with rt-PA (alteplase) 100 mg intravenous.</text:p>
          </table:table-cell>
          <table:table-cell office:value-type="string" calcext:value-type="string">
            <text:p>Inferior vena cava filter.</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116" calcext:value-type="float">
            <text:p>116</text:p>
          </table:table-cell>
          <table:table-cell table:number-columns-repeated="3"/>
          <table:table-cell office:value-type="string" calcext:value-type="string">
            <text:p>In a subject over 65 years of age a tuberculin test has shown an induration of 3 mm. The induration on a second test, performed 10 days later, is 13 mm. Point out the correct answer:</text:p>
          </table:table-cell>
          <table:table-cell office:value-type="string" calcext:value-type="string">
            <text:p>Let's see, if that subject was not in any risk group, the positive is in the 15mm, therefore both tests are negative, and as only one answer refers to negative, that's it. But both could be false negatives.</text:p>
          </table:table-cell>
          <table:table-cell/>
          <table:table-cell office:value-type="string" calcext:value-type="string">
            <text:p>BIOSTATISTICS</text:p>
          </table:table-cell>
          <table:table-cell table:number-columns-repeated="3"/>
          <table:table-cell office:value-type="string" calcext:value-type="string">
            <text:p>The first reaction is a false positive.</text:p>
          </table:table-cell>
          <table:table-cell office:value-type="string" calcext:value-type="string">
            <text:p>The second reaction is a true positive.</text:p>
          </table:table-cell>
          <table:table-cell office:value-type="string" calcext:value-type="string">
            <text:p>The first reaction is a true negative.</text:p>
          </table:table-cell>
          <table:table-cell office:value-type="string" calcext:value-type="string">
            <text:p>The second reaction is a false positive.</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91" calcext:value-type="float">
            <text:p>91</text:p>
          </table:table-cell>
          <table:table-cell table:number-columns-repeated="3"/>
          <table:table-cell office:value-type="string" calcext:value-type="string">
            <text:p>An 11-year-old, 6-month-old, premenarchal girl with known idiopathic scoliosis. The spine x-ray performed 6 months ago showed a left thoracolumbar curve of 18º (Cobb angle). The current x-ray shows a Cobb angle of 28º, with an iliac crest maturation (Risser's sign) of 2. At this stage of evolution, what is the most appropriate treatment to try to stop the progression of the curve?</text:p>
          </table:table-cell>
          <table:table-cell office:value-type="string" calcext:value-type="string">
            <text:p>In the juvenile and adolescent forms, treatment depends on the degree of deformity: - 10 - 20°: serial observation. - 20-50°: thermoplastic corsets (Boston, Cheneau or Milwaukee, according to where the apex of the main curve is located). - 40-50°: with Risser less than 3, surgical arthrodesis would be indicated; with Risser greater than or equal to 3, the remaining growth potential of the curve is low and observation may be considered in case it tends to progress in adulthood.</text:p>
          </table:table-cell>
          <table:table-cell office:value-type="string" calcext:value-type="string">
            <text:p>Referencia bibliográfica: Martínez FM, Martínez-Aedo AL, editors. Traumatología y ortopedia para el grado en Medicina+ StudentConsult en español. Elsevier España; 2015: (Escoliosis, págs. 405 y ss).</text:p>
          </table:table-cell>
          <table:table-cell office:value-type="string" calcext:value-type="string">
            <text:p>ORTHOPEDIC SURGERY AND TRAUMATOLOGY</text:p>
          </table:table-cell>
          <table:table-cell table:number-columns-repeated="3"/>
          <table:table-cell office:value-type="string" calcext:value-type="string">
            <text:p>Swimming exercises.</text:p>
          </table:table-cell>
          <table:table-cell office:value-type="string" calcext:value-type="string">
            <text:p>Postural re-education exercises.</text:p>
          </table:table-cell>
          <table:table-cell office:value-type="string" calcext:value-type="string">
            <text:p>Corrective orthopedic brace.</text:p>
          </table:table-cell>
          <table:table-cell office:value-type="string" calcext:value-type="string">
            <text:p>Surgical intervention by spinal arthrodesis.</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92" calcext:value-type="float">
            <text:p>92</text:p>
          </table:table-cell>
          <table:table-cell table:number-columns-repeated="3"/>
          <table:table-cell office:value-type="string" calcext:value-type="string">
            <text:p>A woman presenting with difficulty walking after gynecologic surgery. She has mild thigh pain and leg failure on support. On examination she has weakness in hip flexion and knee extension, and dysesthesias in the anterior aspect of the thigh. What is the most probable diagnosis of suspicion:</text:p>
          </table:table-cell>
          <table:table-cell office:value-type="string" calcext:value-type="string">
            <text:p>The femoral nerve (although rare) may be damaged in a cesarean section, hysterectomy or lower abdominal operation. This nerve injury produces hypoesthesia and weakness along its distribution. Femoroneuropathy is manifested by paralysis (25% of cases) of the quadriceps muscles, abolition of patellar reflexes and hypoesthesia of the anterior and inner thigh. Therefore, answer 1 is correct. The femoral cutaneous or lateral femoral cutaneous nerve (L2,L3) is only sensitive and is responsible for the sensitivity of the skin of the lateral and anterior aspect of the thigh up to the knee, so it would not explain the motor problem of gait and 2 is false. The obturator nerve (L2-L4) is a mixed nerve. At the motor level, it invests the obturator externus, pectineus, short approximator, the approximators (adductors) and gracilis. At the sensory level the capsule of the coxofemoral joint, medial aspect of the thigh above the knee. Therefore neither affects the sensitivity of the anterior aspect of the thigh nor the extension of the knee so that 3 is false. A lesion of the sciatic nerve at motor level affects to the flexion of the knee not to its extension and at distal level to this one (they do not count anything of distal clinic) and at sensitive level also it is distal in the external face of the leg and in the foot reason why 4 also is false.</text:p>
          </table:table-cell>
          <table:table-cell office:value-type="string" calcext:value-type="string">
            <text:p>Referencia: Rowland C, Kane D, Eogan MPostpartum femoral neuropathy: managing the next pregnancyBMJ Case Reports CP 2019;12:e232967. Referencia: Atlas de Anatomía humana Sobotta. Tomo 2. P 387.</text:p>
          </table:table-cell>
          <table:table-cell office:value-type="string" calcext:value-type="string">
            <text:p>ORTHOPEDIC SURGERY AND TRAUMATOLOGY</text:p>
          </table:table-cell>
          <table:table-cell table:number-columns-repeated="3"/>
          <table:table-cell office:value-type="string" calcext:value-type="string">
            <text:p>Femoral nerve neuropathy.</text:p>
          </table:table-cell>
          <table:table-cell office:value-type="string" calcext:value-type="string">
            <text:p>Meralgia paresthetica of the femoral cutaneous nerve.</text:p>
          </table:table-cell>
          <table:table-cell office:value-type="string" calcext:value-type="string">
            <text:p>Obturator nerve neuropathy.</text:p>
          </table:table-cell>
          <table:table-cell office:value-type="string" calcext:value-type="string">
            <text:p>Neuropathy of the sciatic nerve.</text:p>
          </table:table-cell>
          <table:table-cell/>
          <table:table-cell office:value-type="float" office:value="1" calcext:value-type="float">
            <text:p>1</text:p>
          </table:table-cell>
          <table:table-cell table:number-columns-repeated="3"/>
        </table:table-row>
        <table:table-row table:style-name="ro1">
          <table:table-cell office:value-type="float" office:value="2020" calcext:value-type="float">
            <text:p>2020</text:p>
          </table:table-cell>
          <table:table-cell office:value-type="float" office:value="122" calcext:value-type="float">
            <text:p>122</text:p>
          </table:table-cell>
          <table:table-cell table:number-columns-repeated="3"/>
          <table:table-cell office:value-type="string" calcext:value-type="string">
            <text:p>A 70-year-old man consults for non-radiating lumbar pain of 1 week's duration, of progressive intensity, accompanied by marked limitation of spinal mobility and febrile fever. The lumbar spine X-ray shows no alterations. What diagnosis should we rule out first and with what technique?</text:p>
          </table:table-cell>
          <table:table-cell office:value-type="string" calcext:value-type="string">
            <text:p>We suspect spondylodiscitis - the febrile fever and the limitation of mobility of the spine with the acute course give the key -, and the indicated test is the MRI. "The most demonstrative test is magnetic resonance imaging (MRI), which is positive even in the first 2 weeks of the picture, which facilitates early diagnosis, with a sensitivity of 90%". Vertebral crushing would be seen in the simple X-ray, as well as vertebral ankylosing hyperostosis and many metastases. In addition, there is no data in the history pointing to bone metastases (oncologic history, weight loss etc).</text:p>
          </table:table-cell>
          <table:table-cell office:value-type="string" calcext:value-type="string">
            <text:p>Referencia bibliográfica: Martínez FM, Martínez-Aedo AL, editors. Traumatología y ortopedia para el grado en Medicina+ StudentConsult en español. Elsevier España; 2015: (Espondilodiscitis, págs. 434 y ss)</text:p>
          </table:table-cell>
          <table:table-cell office:value-type="string" calcext:value-type="string">
            <text:p>ORTHOPEDIC SURGERY AND TRAUMATOLOGY</text:p>
          </table:table-cell>
          <table:table-cell table:number-columns-repeated="3"/>
          <table:table-cell office:value-type="string" calcext:value-type="string">
            <text:p>Vertebral crush with computed tomography (CT).</text:p>
          </table:table-cell>
          <table:table-cell office:value-type="string" calcext:value-type="string">
            <text:p>Bone metastases with technetium bone scan.</text:p>
          </table:table-cell>
          <table:table-cell office:value-type="string" calcext:value-type="string">
            <text:p>Vertebral ankylosing hyperostosis with dorsolumbar spine x-ray.</text:p>
          </table:table-cell>
          <table:table-cell office:value-type="string" calcext:value-type="string">
            <text:p>Pyogenic spondylodiscitis with magnetic resonance imaging (MRI).</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137" calcext:value-type="float">
            <text:p>137</text:p>
          </table:table-cell>
          <table:table-cell table:number-columns-repeated="3"/>
          <table:table-cell office:value-type="string" calcext:value-type="string">
            <text:p>93-year-old woman with a history of COPD, AHT, dyslipidemia, atrial fibrillation and ischemic heart disease. She lives alone. She has ventricular ejection fraction 53%, creatinine 1.5 mg/dL, normal coagulation. She receives treatment with inhaled bronchodilators and ASA 100 mg per day. She suffers a fall in the street, after which it is impossible for her to stand or sit up, with intense pain in the right hip on mobilization, great shortening and external rotation of the leg. When and how should she be treated?</text:p>
          </table:table-cell>
          <table:table-cell office:value-type="string" calcext:value-type="string">
            <text:p>A new approach is currently being developed for the treatment of these patients, which tries to coordinate from the beginning the activity of the different sectors involved, avoiding that the transfer of the patient from one to another takes place at the end of the treatment of each part. This idea gave rise to the so-called orthogeriatric units", which combine the surgeon's surgical activity with that of the patient's immediate rehabilitation and the controls and follow-up of internal medicine. From the very beginning of the process, the social workers and the various vital and support aids are put in place to ensure that recovery is as rapid and complete as possible. ... In most cases, surgery should be performed as soon as possible, as soon as the patient is medically stabilized. There is a contraindication to surgery in patients with unstable medical comorbidity, but several studies have shown that delaying surgery beyond 48 h after admission increases mortality. This is why the ideal time to intervene in these patients is after achieving stabilization of their medical pathologies, taking care that this takes place before 48 h have elapsed." There is no data to suggest that he has any unstable comorbidity at the present time, so surgery in less than 48 hours and orthogeriatric management is of interest.</text:p>
          </table:table-cell>
          <table:table-cell office:value-type="string" calcext:value-type="string">
            <text:p>Referencia bibliográfica: Martínez FM, Martínez-Aedo AL, editors. Traumatología y ortopedia para el grado en Medicina+ StudentConsult en español. Elsevier España; 2015: (Fracturas del extremo proximal, subtrocantéreas y diafisarias del fémur, págs. 303 y ss).</text:p>
          </table:table-cell>
          <table:table-cell office:value-type="string" calcext:value-type="string">
            <text:p>ORTHOPEDIC SURGERY AND TRAUMATOLOGY</text:p>
          </table:table-cell>
          <table:table-cell table:number-columns-repeated="3"/>
          <table:table-cell office:value-type="string" calcext:value-type="string">
            <text:p>Admission for transthoracic ultrasound, assessment by Cardiology and then closed reduction and fixation with plate screw.</text:p>
          </table:table-cell>
          <table:table-cell office:value-type="string" calcext:value-type="string">
            <text:p>Admission for evaluation by Nephrology and Cardiology, and then Traumatology will decide whether to use an arthroplasty or a trochanteric nail.</text:p>
          </table:table-cell>
          <table:table-cell office:value-type="string" calcext:value-type="string">
            <text:p>Admission to Internal Medicine / Geriatrics, progressive stabilization of comorbidities, conservative orthopedic treatment.</text:p>
          </table:table-cell>
          <table:table-cell office:value-type="string" calcext:value-type="string">
            <text:p>Closed reduction and fixation of the fracture within 48 hours, very early sedation, orthogeriatric management.</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138" calcext:value-type="float">
            <text:p>138</text:p>
          </table:table-cell>
          <table:table-cell table:number-columns-repeated="3"/>
          <table:table-cell office:value-type="string" calcext:value-type="string">
            <text:p>A 73-year-old woman with a history of obesity, type 2 diabetes mellitus, hypertension and dyslipidemia. She consults for unbearable pain in the right knee of 5 days of evolution, without previous trauma. Examination: globular knee, moderate varus, extension and flexion limited by pain, diffuse medial pain. X-ray shows osteophytes and mild impingement of the medial interlining. What would be his initial management?</text:p>
          </table:table-cell>
          <table:table-cell office:value-type="string" calcext:value-type="string">
            <text:p>We are being described an acute pain crisis in a patient with gonarthrosis. In this situation, the first thing to do is to resolve the pain crisis and to propose an appropriate conservative treatment for this osteoarthritis (1 correct). A knee arthroplasty is not considered at the outset, so 2 is false. They are not telling us an infectious clinic to suspect an arthritis that would justify a debridement and washing so 3 is false. In a patient with gonarthrosis there will always be meniscopathy, it is part of the degenerative changes. Baker's cyst would only interest us in a severe pain crisis in the differential diagnosis with a deep thrombosis and it is evaluated with an echo-Doppler, in the picture of gonarthrosis it has no value to detect a Baker's cyst. Tendinitis is diagnosed by examination, not with MRI. Therefore, 4 is false.</text:p>
          </table:table-cell>
          <table:table-cell/>
          <table:table-cell office:value-type="string" calcext:value-type="string">
            <text:p>ORTHOPEDIC SURGERY AND TRAUMATOLOGY</text:p>
          </table:table-cell>
          <table:table-cell table:number-columns-repeated="3"/>
          <table:table-cell office:value-type="string" calcext:value-type="string">
            <text:p>Explanation of the diagnosis, relative rest, paracetamol 1g/8h plus metamizol 500 mg/ 8 h rescue naproxen.</text:p>
          </table:table-cell>
          <table:table-cell office:value-type="string" calcext:value-type="string">
            <text:p>Preferential referral to Traumatology outpatients for evaluation of total cemented prosthesis.</text:p>
          </table:table-cell>
          <table:table-cell office:value-type="string" calcext:value-type="string">
            <text:p>Preferential referral to Traumatology outpatient clinic for arthroscopic debridement.</text:p>
          </table:table-cell>
          <table:table-cell office:value-type="string" calcext:value-type="string">
            <text:p>Preferred MRI request for evaluation of meniscopathy, Baker's cyst and/or tendinitis.</text:p>
          </table:table-cell>
          <table:table-cell/>
          <table:table-cell office:value-type="float" office:value="1" calcext:value-type="float">
            <text:p>1</text:p>
          </table:table-cell>
          <table:table-cell table:number-columns-repeated="3"/>
        </table:table-row>
        <table:table-row table:style-name="ro1">
          <table:table-cell office:value-type="float" office:value="2020" calcext:value-type="float">
            <text:p>2020</text:p>
          </table:table-cell>
          <table:table-cell office:value-type="float" office:value="139" calcext:value-type="float">
            <text:p>139</text:p>
          </table:table-cell>
          <table:table-cell table:number-columns-repeated="3"/>
          <table:table-cell office:value-type="string" calcext:value-type="string">
            <text:p>A 7-year-old boy brought to the emergency department after falling off a swing onto his right hand. He has no history of interest. He presents with fork dorsum deformity of the wrist and functional impotence, with normal distal neurovascular status. What lesion would you expect to find on the urgent x-ray you request?</text:p>
          </table:table-cell>
          <table:table-cell office:value-type="string" calcext:value-type="string">
            <text:p>With the deformity and pain in the distal radius, we expect a fracture at this level, so we mark 3. However, I see it as unquestionable, given that it could also have a concomitant fracture in the ulnar green stalk, although the main lesion is that of the radius.</text:p>
          </table:table-cell>
          <table:table-cell/>
          <table:table-cell office:value-type="string" calcext:value-type="string">
            <text:p>ORTHOPEDIC SURGERY AND TRAUMATOLOGY</text:p>
          </table:table-cell>
          <table:table-cell table:number-columns-repeated="3"/>
          <table:table-cell office:value-type="string" calcext:value-type="string">
            <text:p>Fracture - dislocation of Monteggia.</text:p>
          </table:table-cell>
          <table:table-cell office:value-type="string" calcext:value-type="string">
            <text:p>Radial head fracture.</text:p>
          </table:table-cell>
          <table:table-cell office:value-type="string" calcext:value-type="string">
            <text:p>Epiphysiolysis of the distal radius.</text:p>
          </table:table-cell>
          <table:table-cell office:value-type="string" calcext:value-type="string">
            <text:p>Fracture in green stem of ulna.</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140" calcext:value-type="float">
            <text:p>140</text:p>
          </table:table-cell>
          <table:table-cell table:number-columns-repeated="3"/>
          <table:table-cell office:value-type="string" calcext:value-type="string">
            <text:p>65-year-old obese woman who suffers a fall on her hand with her elbow in extension. She presents with arm pain with swelling and functional impotence of the arm and inability to extend the wrist and fingers. It is most likely to present:</text:p>
          </table:table-cell>
          <table:table-cell office:value-type="string" calcext:value-type="string">
            <text:p>We must take into account all the clinical data provided: after trauma we have pain in the arm with soft tissue involvement and the impossibility of extending the wrist and fingers. The only option that includes all the data is 4. Option 1 does not explain the involvement of the wrist and fingers. The elbow dislocation does not explain the lack of finger mobility as well as the diaphyseal fracture of the humerus and double forearm. "Direct mechanism is possible, as is indirect transmission of forces from the elbow and hand...radial nerve involvement is extremely frequent, reaching an incidence of 10-18% of cases." Proximal humerus fracture-dislocation would have greater involvement at the shoulder, elbow dislocation at the elbow, and there is no data to suggest double forearm fracture.</text:p>
          </table:table-cell>
          <table:table-cell office:value-type="string" calcext:value-type="string">
            <text:p>Referencia bibliográfica: Martínez FM, Martínez-Aedo AL, editors. Traumatología y ortopedia para el grado en Medicina+ StudentConsult en español. Elsevier España; 2015: (FRACTURAS DE LA DIAFISIS DEL HÚMERO, págs. 229 y ss).</text:p>
          </table:table-cell>
          <table:table-cell office:value-type="string" calcext:value-type="string">
            <text:p>ORTHOPEDIC SURGERY AND TRAUMATOLOGY</text:p>
          </table:table-cell>
          <table:table-cell table:number-columns-repeated="3"/>
          <table:table-cell office:value-type="string" calcext:value-type="string">
            <text:p>Dislocation fracture of proximal humerus.</text:p>
          </table:table-cell>
          <table:table-cell office:value-type="string" calcext:value-type="string">
            <text:p>Elbow dislocation.</text:p>
          </table:table-cell>
          <table:table-cell office:value-type="string" calcext:value-type="string">
            <text:p>Diaphyseal fracture of the humerus associated with double forearm fracture.</text:p>
          </table:table-cell>
          <table:table-cell office:value-type="string" calcext:value-type="string">
            <text:p>Diaphyseal fracture of humerus with radial nerve injury.</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141" calcext:value-type="float">
            <text:p>141</text:p>
          </table:table-cell>
          <table:table-cell table:number-columns-repeated="3"/>
          <table:table-cell office:value-type="string" calcext:value-type="string">
            <text:p>The most likely diagnosis of a 74-year-old patient who since two months ago begins with lumbar pain radiating to lower limbs, neurogenic claudication and limitation to extension the trunk is:</text:p>
          </table:table-cell>
          <table:table-cell office:value-type="string" calcext:value-type="string">
            <text:p>We are being shown a picture of lumbar canal stenosis (Answer 4 correct). The patient shows the characteristic clinical picture: lumbar pain that is relieved by flexing the trunk forward, radicular pain with lower limb involvement and neurogenic claudication. Low back pain in a patient over 60 years of age accompanied by leg weakness when walking, which has to be interrupted at a certain distance, called neurogenic claudication, is the typical picture of stenosis. The patient is relieved by flexing the spine forward because it widens the lumbar canal and worsens with extension...</text:p>
          </table:table-cell>
          <table:table-cell office:value-type="string" calcext:value-type="string">
            <text:p>Referencia bibliográfica: Martínez FM, Martínez-Aedo AL, editors. Traumatología y ortopedia para el grado en Medicina+ StudentConsult en español. Elsevier España; 2015: (Estenosis del canal lumbar, págs. 433 y ss).</text:p>
          </table:table-cell>
          <table:table-cell office:value-type="string" calcext:value-type="string">
            <text:p>ORTHOPEDIC SURGERY AND TRAUMATOLOGY</text:p>
          </table:table-cell>
          <table:table-cell table:number-columns-repeated="3"/>
          <table:table-cell office:value-type="string" calcext:value-type="string">
            <text:p>L4-L5 disc herniation.</text:p>
          </table:table-cell>
          <table:table-cell office:value-type="string" calcext:value-type="string">
            <text:p>Lumbar vertebral fracture.</text:p>
          </table:table-cell>
          <table:table-cell office:value-type="string" calcext:value-type="string">
            <text:p>L5-S1 vertebral instability.</text:p>
          </table:table-cell>
          <table:table-cell office:value-type="string" calcext:value-type="string">
            <text:p>Lumbar canal stenosis.</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142" calcext:value-type="float">
            <text:p>142</text:p>
          </table:table-cell>
          <table:table-cell table:number-columns-repeated="3"/>
          <table:table-cell office:value-type="string" calcext:value-type="string">
            <text:p>A 70-year-old woman, diabetic and hypertensive, who suffers a fall at home, presenting a 9 cm wound communicating with a fracture site of the right tibia. Radiographically, a short oblique fracture of the mid-distal third of the tibia was observed. An emergency operation was performed by cleaning (Friederich) and placement of an endomedullary steel-plated nail. At 11 months he presents with atrophic pseudarthrosis of the tibia with suppuration in the wound area. What will be his best immediate therapeutic option?</text:p>
          </table:table-cell>
          <table:table-cell office:value-type="string" calcext:value-type="string">
            <text:p>The first thing is to treat the infection and for this we must remove all the osteosynthesis material, debride and give antibiotherapy. Fixation in this case is better external to avoid all the material around the affected area, so 4 is correct and 1 and 2 is not. The 3 would be considered after expiration of the infectious picture. TREATMENT - Suppressive antibiotic treatment: indicated in patients with Ciemy type C, it consists of prolonged oral antibiotic therapy for at least 6 months to "cool" the exacerbation of the clinical picture. - Curative treatment: includes a first surgery with aggressive tumor-like debridement of all affected tissues, profuse irrigation, stabilization with external fixator if stability is compromised, and eventual filling of the cavities with antibiotic-releasing substances. After prolonged periods of antibiotic therapy selected according to the antibiograms of the cultures, and once it is certain that the infection has been cured, special techniques for the reconstruction of the bone defect and to achieve adequate coverage of soft tissues should be considered. We are dealing with an infection associated with an implant (intramedullary nail) and pseudoarthrosis of the tibia fracture (absence of union after 11 months). The infection is understood by the clinical manifestations (suppuration, nonunion) and the history of diabetes and open fracture. Management overlaps with the management of chronic osteomyelitis. Isolated antibiotherapy (option 2) is indicated only in patients with severe comorbidity in whom surgical treatment would be more aggressive than continuing the disease. Nail dynamization associated with broad-spectrum antibiotherapy (option 1) is not indicated either, because (a) it has not demonstrated benefit in established pseudarthrosis and (b) we have the same issue as option 1, we do not eliminate biofilm. Option 3, discussed, would be considered only if there was no associated infection.</text:p>
          </table:table-cell>
          <table:table-cell office:value-type="string" calcext:value-type="string">
            <text:p>Referencia bibliográfica: Martínez FM, Martínez-Aedo AL, editors. Traumatología y ortopedia para el grado en Medicina+ StudentConsult en español. Elsevier España; 2015: (INFECCIÓN DE IMPLANTES, págs. 153 y ss).</text:p>
          </table:table-cell>
          <table:table-cell office:value-type="string" calcext:value-type="string">
            <text:p>ORTHOPEDIC SURGERY AND TRAUMATOLOGY</text:p>
          </table:table-cell>
          <table:table-cell table:number-columns-repeated="3"/>
          <table:table-cell office:value-type="string" calcext:value-type="string">
            <text:p>Triple antibiotherapy (gram-positive, gram-negative and anaerobic) and cleaning of the surgical wound, removing the distal locks to promote bone consolidation.</text:p>
          </table:table-cell>
          <table:table-cell office:value-type="string" calcext:value-type="string">
            <text:p>Expectant attitude and antibiotic treatment with quinolones.</text:p>
          </table:table-cell>
          <table:table-cell office:value-type="string" calcext:value-type="string">
            <text:p>Autologous graft and growth factors (BMP 2 and 7) to stimulate the bone consolidation process, which is slowing.</text:p>
          </table:table-cell>
          <table:table-cell office:value-type="string" calcext:value-type="string">
            <text:p>Removal of the nail, debridement, placement of external fixator and antibiotherapy adjusted to culture results.</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89" calcext:value-type="float">
            <text:p>89</text:p>
          </table:table-cell>
          <table:table-cell table:number-columns-repeated="3"/>
          <table:table-cell office:value-type="string" calcext:value-type="string">
            <text:p>A 46-year-old man with bipolar disorder is brought to the emergency department after an over-ingestion of lithium carbonate. Examination reveals severe tremor, ataxia, dysarthria, myoclonus and fasciculations. Lithemia is 4.1 mEq/L (toxicity &gt; 1.6 mEq/L). Which of the following therapeutic options would be most indicated?</text:p>
          </table:table-cell>
          <table:table-cell office:value-type="string" calcext:value-type="string">
            <text:p>We are dealing with a case of severe lithium intoxication (lithemia &gt; 3.5 mEq/L is life threatening), therefore, the therapeutic option of choice is to start hemodialysis urgently. Remember that activated charcoal is NOT indicated in lithium intoxication.</text:p>
          </table:table-cell>
          <table:table-cell/>
          <table:table-cell office:value-type="string" calcext:value-type="string">
            <text:p>CRITICAL CARE</text:p>
          </table:table-cell>
          <table:table-cell table:number-columns-repeated="3"/>
          <table:table-cell office:value-type="string" calcext:value-type="string">
            <text:p>Aminophylline associated with a cathartic.</text:p>
          </table:table-cell>
          <table:table-cell office:value-type="string" calcext:value-type="string">
            <text:p>Activated charcoal.</text:p>
          </table:table-cell>
          <table:table-cell office:value-type="string" calcext:value-type="string">
            <text:p>Hemodialysis.</text:p>
          </table:table-cell>
          <table:table-cell office:value-type="string" calcext:value-type="string">
            <text:p>Forced diuresis.</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93" calcext:value-type="float">
            <text:p>93</text:p>
          </table:table-cell>
          <table:table-cell table:number-columns-repeated="3"/>
          <table:table-cell office:value-type="string" calcext:value-type="string">
            <text:p>A 58-year-old hypertensive man comes to the emergency department for a 30-second syncope while jogging, with spontaneous recovery and no sequelae. Blood pressure is 135/65 mmHg. Cardiac auscultation shows a loud, intense systolic murmur, which is reduced with Valsalva maneuvers and an attenuated second tone. The ECG shows sinus rhythm at 72 bpm, with criteria of left ventricular hypertrophy and inverted T waves in anterior face. Point out the correct statement:</text:p>
          </table:table-cell>
          <table:table-cell office:value-type="string" calcext:value-type="string">
            <text:p>The data provided on the characteristics of the murmur (it DECREASES with Valsalva) and the data on left ventricular hypertrophy, lead us to the diagnosis of severe aortic stenosis.</text:p>
          </table:table-cell>
          <table:table-cell/>
          <table:table-cell office:value-type="string" calcext:value-type="string">
            <text:p>CRITICAL CARE</text:p>
          </table:table-cell>
          <table:table-cell table:number-columns-repeated="3"/>
          <table:table-cell office:value-type="string" calcext:value-type="string">
            <text:p>The clinical picture suggests pulmonary thromboembolism.</text:p>
          </table:table-cell>
          <table:table-cell office:value-type="string" calcext:value-type="string">
            <text:p>The data provided indicate hypertrophic cardiomyopathy with severe obstruction of the left ventricular outflow tract.</text:p>
          </table:table-cell>
          <table:table-cell office:value-type="string" calcext:value-type="string">
            <text:p>These data correspond to severe aortic stenosis.</text:p>
          </table:table-cell>
          <table:table-cell office:value-type="string" calcext:value-type="string">
            <text:p>Aortic dissection should be excluded by contrast-enhanced computed tomography.</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128" calcext:value-type="float">
            <text:p>128</text:p>
          </table:table-cell>
          <table:table-cell table:number-columns-repeated="3"/>
          <table:table-cell office:value-type="string" calcext:value-type="string">
            <text:p>35-year-old man admitted for severe chest trauma with multiple rib fractures. After responding favorably to treatment with analgesics and oxygen, he begins to present severe hypoxemia. Indicate the most probable cause of this deterioration:</text:p>
          </table:table-cell>
          <table:table-cell office:value-type="string" calcext:value-type="string">
            <text:p>Pulmonary contusion is the most serious lesion and the one with the worst prognosis in thoracic trauma. It is also the injury that causes hypoxemia the earliest. Contrary to what we may think, an unstable thorax due to multiple rib fractures (costal volet) would cause progressive hypoventilation with atelectasis of the pulmonary parenchyma, which would progress on the one hand to hypercapnia and respiratory acidosis, and on the other, to later hypoxemia due to infection associated with atelectasis. Respiratory infection due to aspiration would also occur later, and does not appear in all cases of severe chest trauma, only if there has been a decrease in the level of consciousness (associated TBI, uncontrolled intubation with bronchoaspiration...). Post-traumatic hypovolemia (in this case, as there are multiple rib fractures, it could be due to hemothorax) would occur earlier and would be associated in the first place with hemodynamic instability.</text:p>
          </table:table-cell>
          <table:table-cell/>
          <table:table-cell office:value-type="string" calcext:value-type="string">
            <text:p>CRITICAL CARE</text:p>
          </table:table-cell>
          <table:table-cell table:number-columns-repeated="3"/>
          <table:table-cell office:value-type="string" calcext:value-type="string">
            <text:p>Chest wall instability due to multiple fractures.</text:p>
          </table:table-cell>
          <table:table-cell office:value-type="string" calcext:value-type="string">
            <text:p>Aspiration respiratory infection.</text:p>
          </table:table-cell>
          <table:table-cell office:value-type="string" calcext:value-type="string">
            <text:p>Alteration of gas exchange due to pulmonary contusion.</text:p>
          </table:table-cell>
          <table:table-cell office:value-type="string" calcext:value-type="string">
            <text:p>Post-traumatic hypovolemia.</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134" calcext:value-type="float">
            <text:p>134</text:p>
          </table:table-cell>
          <table:table-cell table:number-columns-repeated="3"/>
          <table:table-cell office:value-type="string" calcext:value-type="string">
            <text:p>35-year-old male, transferred to the emergency department after a traffic accident. On admission, a Glasgow scale score of 15, blood pressure of 140/90 mmHg, respiratory rate of 35 rpm and heart rate of 110 bpm, with a baseline oxygen saturation of 91%. On examination there is right thoracic hypophonesis and tympanism on percussion.What is the presumptive diagnosis? :</text:p>
          </table:table-cell>
          <table:table-cell office:value-type="string" calcext:value-type="string">
            <text:p>This is an easy and classic question that you can also apply to daily clinical practice. Hypophonesis in a hemithorax + tympanism = pneumothorax. If there is dullness on percussion: hemothorax. In either case, in case of hypophonesis of a hemithorax in a severe and unstable polytraumatized patient: thoracic drainage (if possible, large caliber if placed in a hospital environment, since although the predominant lesion is pneumothorax, a hemothorax component can be found which, in case of placing a fine drainage, could obstruct it).</text:p>
          </table:table-cell>
          <table:table-cell/>
          <table:table-cell office:value-type="string" calcext:value-type="string">
            <text:p>CRITICAL CARE</text:p>
          </table:table-cell>
          <table:table-cell table:number-columns-repeated="3"/>
          <table:table-cell office:value-type="string" calcext:value-type="string">
            <text:p>Traumatic cardiac tamponade.</text:p>
          </table:table-cell>
          <table:table-cell office:value-type="string" calcext:value-type="string">
            <text:p>Right tension pneumothorax.</text:p>
          </table:table-cell>
          <table:table-cell office:value-type="string" calcext:value-type="string">
            <text:p>Massive right hemothorax.</text:p>
          </table:table-cell>
          <table:table-cell office:value-type="string" calcext:value-type="string">
            <text:p>Pulmonary contusion.</text:p>
          </table:table-cell>
          <table:table-cell/>
          <table:table-cell office:value-type="float" office:value="2" calcext:value-type="float">
            <text:p>2</text:p>
          </table:table-cell>
          <table:table-cell table:number-columns-repeated="3"/>
        </table:table-row>
        <table:table-row table:style-name="ro1">
          <table:table-cell office:value-type="float" office:value="2020" calcext:value-type="float">
            <text:p>2020</text:p>
          </table:table-cell>
          <table:table-cell office:value-type="float" office:value="164" calcext:value-type="float">
            <text:p>164</text:p>
          </table:table-cell>
          <table:table-cell table:number-columns-repeated="3"/>
          <table:table-cell office:value-type="string" calcext:value-type="string">
            <text:p>A 72-year-old man presenting since 48 hours with fever of 38.7°C, cough, purulent expectoration and dyspnea. Constants: BP 85/60 mmHg, heart rate 100 bpm, respiratory rate 35 rpm, SatO2 80%. Of note was the presence of confusion and crackles in the left lower lung field. Chest X-ray confirms the existence of pneumonia of the lingula and left lower lobe. What would be the appropriate place of care?</text:p>
          </table:table-cell>
          <table:table-cell office:value-type="string" calcext:value-type="string">
            <text:p>Applying the CURB-65 severity scale (one of the most commonly used in the ED for stratifying the severity of pneumonia, although in this case simply applying common sense, the patient should be admitted to the ICU), we would have a score of at least 4 points (we would be missing the serum urea data), which gives us severity criteria. Since there are no criteria that contraindicate admission to the ICU, admission to the unit would be indicated.</text:p>
          </table:table-cell>
          <table:table-cell/>
          <table:table-cell office:value-type="string" calcext:value-type="string">
            <text:p>CRITICAL CARE</text:p>
          </table:table-cell>
          <table:table-cell table:number-columns-repeated="3"/>
          <table:table-cell office:value-type="string" calcext:value-type="string">
            <text:p>Outpatient treatment at home.</text:p>
          </table:table-cell>
          <table:table-cell office:value-type="string" calcext:value-type="string">
            <text:p>Admission to an emergency observation unit.</text:p>
          </table:table-cell>
          <table:table-cell office:value-type="string" calcext:value-type="string">
            <text:p>Hospital admission to the ward.</text:p>
          </table:table-cell>
          <table:table-cell office:value-type="string" calcext:value-type="string">
            <text:p>Admission to the Intensive Care Unit.</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171" calcext:value-type="float">
            <text:p>171</text:p>
          </table:table-cell>
          <table:table-cell table:number-columns-repeated="3"/>
          <table:table-cell office:value-type="string" calcext:value-type="string">
            <text:p>A 67-year-old woman with a history of dyslipidemia, who comes to the ED with dysuria and pollakiuria followed by fever, chills, and deterioration of general condition. On arrival she appears severe and is tachycardic, tachypneic, with blood pressure 60/40 mmHg and temperature of 39°C. Which of the following measures would NOT be included in the INITIAL management?</text:p>
          </table:table-cell>
          <table:table-cell office:value-type="string" calcext:value-type="string">
            <text:p>Among the options presented, the only measure not included in the Surviving Sepsis Campaign guidelines on the management of sepsis and septic shock (like the patient we are dealing with) is the administration of IV dobutamine. The appropriate procedure would consist of fluid administration, blood culture extraction, serum lactate measurement and early administration of broad-spectrum antibiotic therapy directed to the suspected septic focus. If we do not obtain mean arterial pressure for adequate perfusion of the organs, we would initiate noradrenaline perfusion, as discussed in question 51.</text:p>
          </table:table-cell>
          <table:table-cell/>
          <table:table-cell office:value-type="string" calcext:value-type="string">
            <text:p>CRITICAL CARE</text:p>
          </table:table-cell>
          <table:table-cell table:number-columns-repeated="3"/>
          <table:table-cell office:value-type="string" calcext:value-type="string">
            <text:p>Intravenous perfusion of dobutamine.</text:p>
          </table:table-cell>
          <table:table-cell office:value-type="string" calcext:value-type="string">
            <text:p>Serum lactate measurement.</text:p>
          </table:table-cell>
          <table:table-cell office:value-type="string" calcext:value-type="string">
            <text:p>Extraction of blood cultures.</text:p>
          </table:table-cell>
          <table:table-cell office:value-type="string" calcext:value-type="string">
            <text:p>Fluid administration.</text:p>
          </table:table-cell>
          <table:table-cell/>
          <table:table-cell office:value-type="float" office:value="1" calcext:value-type="float">
            <text:p>1</text:p>
          </table:table-cell>
          <table:table-cell table:number-columns-repeated="3"/>
        </table:table-row>
        <table:table-row table:style-name="ro1">
          <table:table-cell office:value-type="float" office:value="2020" calcext:value-type="float">
            <text:p>2020</text:p>
          </table:table-cell>
          <table:table-cell office:value-type="float" office:value="171" calcext:value-type="float">
            <text:p>171</text:p>
          </table:table-cell>
          <table:table-cell table:number-columns-repeated="3"/>
          <table:table-cell office:value-type="string" calcext:value-type="string">
            <text:p>A 67-year-old woman with a history of dyslipidemia, who comes to the ED with dysuria and pollakiuria followed by fever, chills, and deterioration of general condition. On arrival she appears severe and is tachycardic, tachypneic, with blood pressure 60/40 mmHg and temperature of 39°C. Which of the following measures would NOT be included in the INITIAL management?</text:p>
          </table:table-cell>
          <table:table-cell office:value-type="string" calcext:value-type="string">
            <text:p>Patient presenting with fever+tachypnea+FC&gt;100 = 3 criteria of SIRS (Systemic Inflammatory Response Syndrome). Reminder: sepsis is a SIRS due to infection, which leads to a decrease in SVR, resulting in a decrease in preload and stroke volume leading to hypotension. The first therapeutic measures are the administration of empirical broad-spectrum antibiotics and fluid replacement (answer 4) to try to compensate for this decrease in preload. Of choice, balanced crystalloids and albumin solutions [1] But when this is insufficient, we must try to correct the decrease in PVR by using vasoactive drugs [2]. But the vasoactive drug of choice in the context of septic shock is noradrenaline ([3], [4]) (answer 1 FALSE) A minimum of two blood cultures is mandatory (answer 3), for the diagnosis of bacteremia and facilitating a targeted antibiotic treatment. [2] On the other hand, it is interesting to determine blood lactic acid levels for two purposes: it is currently considered the best marker of tissue hypoperfusion/hypoxia and it predicts the response to treatment[2] (answer 2).</text:p>
          </table:table-cell>
          <table:table-cell office:value-type="string" calcext:value-type="string">
            <text:p>[1]Semler MW et al. Balanced crystalloids vs saline in critically ill adults. SMART Investigators and the Pragmatic Critical Care Research Group. N Eng J Med 2018. Mar 1:378(9): 829-839. [2] Levy, M., Evans, L, Rhodes, A. Surviving Sepsis Campaign Guidelines 2017;. Intensive Care Medicine, vol 44: 925-928. (2018). [3] Levy, M, Evans L, Rhodes A. The Surviving Sepsis Campaign Bundle: 2018 update. Intensive Care Med 2017; 45(3): 925-928. [4]Avni T, Lador A, Lev S, Leibovici L, Paul M, Grossman A. Vasopressors for the Treatment of Septic Shock: Systematic Review and Meta-Analysis. PLOS ONE. 2015;10(8).</text:p>
          </table:table-cell>
          <table:table-cell office:value-type="string" calcext:value-type="string">
            <text:p>CRITICAL CARE</text:p>
          </table:table-cell>
          <table:table-cell table:number-columns-repeated="3"/>
          <table:table-cell office:value-type="string" calcext:value-type="string">
            <text:p>Intravenous perfusion of dobutamine.</text:p>
          </table:table-cell>
          <table:table-cell office:value-type="string" calcext:value-type="string">
            <text:p>Serum lactate measurement.</text:p>
          </table:table-cell>
          <table:table-cell office:value-type="string" calcext:value-type="string">
            <text:p>Extraction of blood cultures.</text:p>
          </table:table-cell>
          <table:table-cell office:value-type="string" calcext:value-type="string">
            <text:p>Fluid administration.</text:p>
          </table:table-cell>
          <table:table-cell/>
          <table:table-cell office:value-type="float" office:value="1" calcext:value-type="float">
            <text:p>1</text:p>
          </table:table-cell>
          <table:table-cell table:number-columns-repeated="3"/>
        </table:table-row>
        <table:table-row table:style-name="ro1">
          <table:table-cell office:value-type="float" office:value="2020" calcext:value-type="float">
            <text:p>2020</text:p>
          </table:table-cell>
          <table:table-cell office:value-type="float" office:value="173" calcext:value-type="float">
            <text:p>173</text:p>
          </table:table-cell>
          <table:table-cell table:number-columns-repeated="3"/>
          <table:table-cell office:value-type="string" calcext:value-type="string">
            <text:p>A patient is brought to the ED from a fire occurring inside an enclosed building where polyurethane foams were present. He is conscious, but presents with increasing mental dullness, headache, and severe dyspnea. Oxygen saturation by pulse oximetry is 92% and capillary lactic acid is 8 mEq/l. What specific treatment do you consider most appropriate?</text:p>
          </table:table-cell>
          <table:table-cell office:value-type="string" calcext:value-type="string">
            <text:p>The first thing we need to know is that combustion of polyurethane at high temperature results in the release of cyanide (very intuitive, yes). Knowing this, and that we are dealing with cyanide poisoning, it is easier to answer the question. Among the basic initial treatment measures would be the administration of oxygen therapy with FiO2 1 (not 0.5 as stated in option 1), and an antidote, in this case hydroxycobalamin (this was asked similarly last year). Ventilation with hyperbaric chamber would only be indicated in case of coexistence of carbon monoxide (CO) poisoning. What is stated in option 4 about fluid therapy is not indicated; in case of associated shock, volume would be administered, but in any case not at that rate, but in rapid boluses.</text:p>
          </table:table-cell>
          <table:table-cell/>
          <table:table-cell office:value-type="string" calcext:value-type="string">
            <text:p>CRITICAL CARE</text:p>
          </table:table-cell>
          <table:table-cell table:number-columns-repeated="3"/>
          <table:table-cell office:value-type="string" calcext:value-type="string">
            <text:p>Administration of oxygen by means of a 50% Venturi type mask.</text:p>
          </table:table-cell>
          <table:table-cell office:value-type="string" calcext:value-type="string">
            <text:p>Administration of intravenous hydroxycobalamin.</text:p>
          </table:table-cell>
          <table:table-cell office:value-type="string" calcext:value-type="string">
            <text:p>Ventilation with hyperbaric chamber.</text:p>
          </table:table-cell>
          <table:table-cell office:value-type="string" calcext:value-type="string">
            <text:p>Fluid therapy with infusion of physiological saline solution at 21 ml/h.</text:p>
          </table:table-cell>
          <table:table-cell/>
          <table:table-cell office:value-type="float" office:value="2" calcext:value-type="float">
            <text:p>2</text:p>
          </table:table-cell>
          <table:table-cell table:number-columns-repeated="3"/>
        </table:table-row>
        <table:table-row table:style-name="ro1">
          <table:table-cell office:value-type="float" office:value="2020" calcext:value-type="float">
            <text:p>2020</text:p>
          </table:table-cell>
          <table:table-cell office:value-type="float" office:value="174" calcext:value-type="float">
            <text:p>174</text:p>
          </table:table-cell>
          <table:table-cell table:number-columns-repeated="3"/>
          <table:table-cell office:value-type="string" calcext:value-type="string">
            <text:p>A 22-year-old woman presents with sudden cardiac arrest with a rhythm that is considered amenable to defibrillation. Chest compressions and ventilations are being performed, a defibrillator shock has been delivered, and a peripheral venous line has been cannulated. Which of the following would be correct next:</text:p>
          </table:table-cell>
          <table:table-cell office:value-type="string" calcext:value-type="string">
            <text:p>Controversial question, since amiodarone (the dose is correct, 300mg), is administered after the third shock, and not after the first defibrillation, which is what we are told in the statement. Although, be careful, that is what the guidelines say. I am sure that more than one of us has administered amiodarone as soon as we have had venous access available in the event of a shockable rhythm. The other options are incorrect.</text:p>
          </table:table-cell>
          <table:table-cell/>
          <table:table-cell office:value-type="string" calcext:value-type="string">
            <text:p>CRITICAL CARE</text:p>
          </table:table-cell>
          <table:table-cell table:number-columns-repeated="3"/>
          <table:table-cell office:value-type="string" calcext:value-type="string">
            <text:p>Administration of 150 mg of intravenous amiodarone.</text:p>
          </table:table-cell>
          <table:table-cell office:value-type="string" calcext:value-type="string">
            <text:p>Administration of 300 mg of intravenous amiodarone.</text:p>
          </table:table-cell>
          <table:table-cell office:value-type="string" calcext:value-type="string">
            <text:p>Administration of 1 mg of intravenous atropine.</text:p>
          </table:table-cell>
          <table:table-cell office:value-type="string" calcext:value-type="string">
            <text:p>Administer 2 mg of intravenous atropine.</text:p>
          </table:table-cell>
          <table:table-cell/>
          <table:table-cell office:value-type="float" office:value="2" calcext:value-type="float">
            <text:p>2</text:p>
          </table:table-cell>
          <table:table-cell table:number-columns-repeated="3"/>
        </table:table-row>
        <table:table-row table:style-name="ro1">
          <table:table-cell office:value-type="float" office:value="2020" calcext:value-type="float">
            <text:p>2020</text:p>
          </table:table-cell>
          <table:table-cell office:value-type="float" office:value="175" calcext:value-type="float">
            <text:p>175</text:p>
          </table:table-cell>
          <table:table-cell table:number-columns-repeated="3"/>
          <table:table-cell office:value-type="string" calcext:value-type="string">
            <text:p>An 18-year-old man arrives at the hospital emergency department transported by a basic life support unit. He has been hit by a car while riding a bicycle. On arrival he has a heart rate of 115 bpm, a blood pressure of 110/75 mmHg, a palpable radial pulse, a capillary refill of 2.5 seconds and a respiratory rate of 25 rpm. What do these data tell us:</text:p>
          </table:table-cell>
          <table:table-cell office:value-type="string" calcext:value-type="string">
            <text:p>Technically the patient is in a grade II hemorrhage according to the ATLS classification, in principle this means a loss of between 750 and 1500mL of blood and the indicated action is resuscitation with crystalloids; however, in the guidelines for the care of severe polytraumatized patients, the early use of blood products is increasingly recommended, especially in borderline cases like this one, and in young patients, who may not be able to translate the severity of the blood loss until it becomes much more significant. I would therefore hesitate between options 1 and 2.</text:p>
          </table:table-cell>
          <table:table-cell/>
          <table:table-cell office:value-type="string" calcext:value-type="string">
            <text:p>CRITICAL CARE</text:p>
          </table:table-cell>
          <table:table-cell table:number-columns-repeated="3"/>
          <table:table-cell office:value-type="string" calcext:value-type="string">
            <text:p>The patient has lost 15 to 30% of blood volume and requires volume replacement.</text:p>
          </table:table-cell>
          <table:table-cell office:value-type="string" calcext:value-type="string">
            <text:p>She has lost more than 30% of volemia and needs volume and blood replacement.</text:p>
          </table:table-cell>
          <table:table-cell office:value-type="string" calcext:value-type="string">
            <text:p>He has lost more than 40% of blood volume and will require surgical treatment.</text:p>
          </table:table-cell>
          <table:table-cell office:value-type="string" calcext:value-type="string">
            <text:p>Has lost more than 50% of volemia and requires volume and blood replacement.</text:p>
          </table:table-cell>
          <table:table-cell/>
          <table:table-cell office:value-type="float" office:value="1" calcext:value-type="float">
            <text:p>1</text:p>
          </table:table-cell>
          <table:table-cell table:number-columns-repeated="3"/>
        </table:table-row>
        <table:table-row table:style-name="ro1">
          <table:table-cell office:value-type="float" office:value="2020" calcext:value-type="float">
            <text:p>2020</text:p>
          </table:table-cell>
          <table:table-cell office:value-type="float" office:value="49" calcext:value-type="float">
            <text:p>49</text:p>
          </table:table-cell>
          <table:table-cell table:number-columns-repeated="3"/>
          <table:table-cell office:value-type="string" calcext:value-type="string">
            <text:p>A 60-year-old man on carbamazepine treatment for epilepsy presenting with fever (38.8°C), odynophagia, conjunctivitis, brownish skin lesions spread over a large body surface, target-like in appearance and accompanied by epidermal detachment (greater than 30%) at the slightest friction. It is very likely that she is presenting a clinical picture of:</text:p>
          </table:table-cell>
          <table:table-cell office:value-type="string" calcext:value-type="string">
            <text:p>We are dealing with a severe patient, with target lesions and Nikolsky's sign in &gt; 30% of the body surface area. Together with the history of treatment with carbamazepine, the suspicion will be of toxic epidermal necrolysis (answer 4). If the epidermal detachment is less than 10% then we would be dealing with Stevens-Johnson (and intermediate cases are referred to as overlap, since it is a whole spectrum). Incidentally, we would recommend immediate admission to a major burn unit.</text:p>
          </table:table-cell>
          <table:table-cell/>
          <table:table-cell office:value-type="string" calcext:value-type="string">
            <text:p>DERMATOLOGY</text:p>
          </table:table-cell>
          <table:table-cell table:number-columns-repeated="3"/>
          <table:table-cell office:value-type="string" calcext:value-type="string">
            <text:p>Acute urticaria of pharmacological cause.</text:p>
          </table:table-cell>
          <table:table-cell office:value-type="string" calcext:value-type="string">
            <text:p>Erythema minor exudative secondary to drugs.</text:p>
          </table:table-cell>
          <table:table-cell office:value-type="string" calcext:value-type="string">
            <text:p>Pharmacological Stevens-Johnson syndrome.</text:p>
          </table:table-cell>
          <table:table-cell office:value-type="string" calcext:value-type="string">
            <text:p>Epidermal toxic necrolysis.</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45" calcext:value-type="float">
            <text:p>45</text:p>
          </table:table-cell>
          <table:table-cell table:number-columns-repeated="3"/>
          <table:table-cell office:value-type="string" calcext:value-type="string">
            <text:p>15-year-old female presenting with delayed menarche and short stature. She does not have intellectual disability. Which of the following genetic tests would be routinely used for the diagnosis of this patient: </text:p>
          </table:table-cell>
          <table:table-cell office:value-type="string" calcext:value-type="string">
            <text:p>This question may be a little more difficult, as the clinical case presented to us is very vague. An adolescent with pubertal delay and short stature; nothing more. With this information, she could have several genetic pathologies, but this is the MIR and we are told that the patient does not have an intellectual disability. In the MIR, an adolescent with pubertal delay and short stature should be a Turner until proven otherwise (there were two questions in 2017). Therefore, if that is our first diagnostic suspicion, the HABITUAL test (as the statement says) for diagnosis should be a conventional karyotype (formula: 45, X0). A Turner can also be diagnosed with a FISH (there would only be one signal for the X instead of the two that females usually have) or with an array. However, both array and NGS are usually reserved for patients with non-obvious clinical pictures, intellectual disability, or suspicion of a genetic syndrome that requires these specific tests (for example, an array to diagnose a 22q11 deletion syndrome or an NGS panel to diagnose a Noonan syndrome).</text:p>
          </table:table-cell>
          <table:table-cell/>
          <table:table-cell office:value-type="string" calcext:value-type="string">
            <text:p>GENETICS</text:p>
          </table:table-cell>
          <table:table-cell table:number-columns-repeated="3"/>
          <table:table-cell office:value-type="string" calcext:value-type="string">
            <text:p>Massive sequencing (NGS).</text:p>
          </table:table-cell>
          <table:table-cell office:value-type="string" calcext:value-type="string">
            <text:p>FISH.</text:p>
          </table:table-cell>
          <table:table-cell office:value-type="string" calcext:value-type="string">
            <text:p>DNA and/or RNA microarrays.</text:p>
          </table:table-cell>
          <table:table-cell office:value-type="string" calcext:value-type="string">
            <text:p>Karyotype.</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68" calcext:value-type="float">
            <text:p>68</text:p>
          </table:table-cell>
          <table:table-cell table:number-columns-repeated="3"/>
          <table:table-cell office:value-type="string" calcext:value-type="string">
            <text:p>What genetic and reproductive counseling would you indicate to a 30-year-old woman who consults because she is a carrier of a premutation in the FMR1 gene, responsible for Fragile X syndrome, and who wishes to have offspring. Point out the correct answer:</text:p>
          </table:table-cell>
          <table:table-cell office:value-type="string" calcext:value-type="string">
            <text:p>Another classic MIR, asked in 2019 and in 2017, fragile X syndrome. Also, on the same concept as question 44, the phenomenon of genetic anticipation. Triplet expansion diseases, such as this one, can have the anticipation phenomenon whereby females with premutations (between 55-200 repeats) can have children with full mutations (more than 200 repeats of the triplet) and more obvious, more severe and/or earlier clinical, in both males and females (Fragile X syndrome, early ovarian failure, tremor/ataxia associated with Fragile X).</text:p>
          </table:table-cell>
          <table:table-cell/>
          <table:table-cell office:value-type="string" calcext:value-type="string">
            <text:p>GENETICS</text:p>
          </table:table-cell>
          <table:table-cell table:number-columns-repeated="3"/>
          <table:table-cell office:value-type="string" calcext:value-type="string">
            <text:p>All her male children will be carriers and, therefore, will manifest the disease.</text:p>
          </table:table-cell>
          <table:table-cell office:value-type="string" calcext:value-type="string">
            <text:p>There is a phenomenon of genetic anticipation, so their offspring will present more severe and earlier symptoms.</text:p>
          </table:table-cell>
          <table:table-cell office:value-type="string" calcext:value-type="string">
            <text:p>Preimplantation genetic diagnosis for sex selection of embryos by fluorescence in situ hybridization (FISH) is the best option for healthy offspring.</text:p>
          </table:table-cell>
          <table:table-cell office:value-type="string" calcext:value-type="string">
            <text:p>50% of her daughters will be carriers, but will not present clinical manifestations of the disease.</text:p>
          </table:table-cell>
          <table:table-cell/>
          <table:table-cell office:value-type="float" office:value="2" calcext:value-type="float">
            <text:p>2</text:p>
          </table:table-cell>
          <table:table-cell table:number-columns-repeated="3"/>
        </table:table-row>
        <table:table-row table:style-name="ro1">
          <table:table-cell office:value-type="float" office:value="2020" calcext:value-type="float">
            <text:p>2020</text:p>
          </table:table-cell>
          <table:table-cell office:value-type="float" office:value="105" calcext:value-type="float">
            <text:p>105</text:p>
          </table:table-cell>
          <table:table-cell table:number-columns-repeated="3"/>
          <table:table-cell office:value-type="string" calcext:value-type="string">
            <text:p>A 67-year-old patient who in the last 6 months, in two routine analyses, presents progressive lymphocytosis. In the last one, hemoglobin 15.4 g/dL; leukocytes 18.5 x103/μL with 82% of mature lymphocytes that by flow cytometry express CD5/CD19/CD23 antigens and platelets 240 x103/μL. What attitude do you think is correct?</text:p>
          </table:table-cell>
          <table:table-cell office:value-type="string" calcext:value-type="string">
            <text:p>A question that I think can be complicated for a MIR examiner. We are told of a leukocytosis at the expense of lymphocytes with a B-CLL phenotype. It seems that there are no other alarming data. No clinical data are given (so we assume that the patient is asymptomatic). No cytopenias... Conclusion: FOLLOW UP. The main hesitation with the answer should be with option 1. Why do I consider it incorrect? Because the TP53 mutation, although it establishes prognosis, is not indicated at diagnosis, but when treatment is going to be initiated (first line and prior to successive lines in case they are needed). It would be possible to go too far in this question in which the percentage given does not refer directly to clonal lymphocytes, so that it could even be a monoclonal B lymphocytosis. But this is going too far.</text:p>
          </table:table-cell>
          <table:table-cell office:value-type="string" calcext:value-type="string">
            <text:p>Guía de Linfomas de Castilla y León, capítulo 14, página 99.</text:p>
          </table:table-cell>
          <table:table-cell office:value-type="string" calcext:value-type="string">
            <text:p>HEMATOLOGY</text:p>
          </table:table-cell>
          <table:table-cell table:number-columns-repeated="3"/>
          <table:table-cell office:value-type="string" calcext:value-type="string">
            <text:p>Study of TP53 mutations to establish prognosis.</text:p>
          </table:table-cell>
          <table:table-cell office:value-type="string" calcext:value-type="string">
            <text:p>Bone aspirate/biopsy to confirm the diagnosis.</text:p>
          </table:table-cell>
          <table:table-cell office:value-type="string" calcext:value-type="string">
            <text:p>PET/CT to establish the therapeutic attitude.</text:p>
          </table:table-cell>
          <table:table-cell office:value-type="string" calcext:value-type="string">
            <text:p>New clinical and analytical control in 6 months.</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105" calcext:value-type="float">
            <text:p>105</text:p>
          </table:table-cell>
          <table:table-cell table:number-columns-repeated="3"/>
          <table:table-cell office:value-type="string" calcext:value-type="string">
            <text:p>A 67-year-old patient who in the last 6 months, in two routine analyses, presents progressive lymphocytosis. In the last one, hemoglobin 15.4 g/dL; leukocytes 18.5 x103/μL with 82 % of mature lymphocytes that by flow cytometry express CD5/CD19/CD23 antigens and platelets 240 x103/μL. What do you think is the correct approach?</text:p>
          </table:table-cell>
          <table:table-cell office:value-type="string" calcext:value-type="string">
            <text:p>The patient is already diagnosed with chronic lymphocytic leukemia B (B-CLLL), presents lymphocytosis that is maintained for more than 3 months and by flow cytometry presents a phenotype compatible with it. Therefore, we must first know the risk factors that will indicate with what priority treatment will need to be initiated, their intensity and prognosis; the presence of TP53 mutations or 17p deletions depends on this. The bone marrow aspirate or biopsy is only indicated if there are other accompanying cytopenias that are not justified by the B-CLL itself, PET-CT is only indicated if Ritcher's syndrome is suspected and we do not have enough data to suspect it, there are no B symptoms, nor is there any mention of LDH elevation.</text:p>
          </table:table-cell>
          <table:table-cell/>
          <table:table-cell office:value-type="string" calcext:value-type="string">
            <text:p>HEMATOLOGY</text:p>
          </table:table-cell>
          <table:table-cell table:number-columns-repeated="3"/>
          <table:table-cell office:value-type="string" calcext:value-type="string">
            <text:p>Study of TP53 mutations to establish prognosis.</text:p>
          </table:table-cell>
          <table:table-cell office:value-type="string" calcext:value-type="string">
            <text:p>Bone aspirate/biopsy to confirm diagnosis.</text:p>
          </table:table-cell>
          <table:table-cell office:value-type="string" calcext:value-type="string">
            <text:p>PET/CT to establish the therapeutic attitude.</text:p>
          </table:table-cell>
          <table:table-cell office:value-type="string" calcext:value-type="string">
            <text:p>New clinical and analytical control in 6 months.</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106" calcext:value-type="float">
            <text:p>106</text:p>
          </table:table-cell>
          <table:table-cell table:number-columns-repeated="3"/>
          <table:table-cell office:value-type="string" calcext:value-type="string">
            <text:p>A 65-year-old woman referred to the emergency department for fever and alterations in the laboratory tests: hemoglobin 11.4 g/dL, leukocytes 0.86 x103/μL,(neutrophils 41.9%, lymphocytes 55.8%),platelets 48.0 x103/μL, fibrinogen 118 mg/dL,D-dimer 20.2 μg/mL. Bone marrow examination was performed and she was diagnosed with acute leukemia with t(15;17) in 60% of the cells. Which of the following answers is correct?</text:p>
          </table:table-cell>
          <table:table-cell office:value-type="string" calcext:value-type="string">
            <text:p>It is a definitive promyelocytic leukemia with t(15;17), and as it is well known by all of you the treatment is with arsenic trioxide + ATRA. Option 1 leaves the treatment incomplete, there is only ATRA and it must be treated as long as the patient's condition allows it, whether or not there are symptoms. Option 3 3 years ago would have been the correct option but nowadays neither chemotherapy nor heparin is used. And option 4 is false because that fever is due to the leukemia itself and the priority is to start specific treatment for leukemia.</text:p>
          </table:table-cell>
          <table:table-cell/>
          <table:table-cell office:value-type="string" calcext:value-type="string">
            <text:p>HEMATOLOGY</text:p>
          </table:table-cell>
          <table:table-cell table:number-columns-repeated="3"/>
          <table:table-cell office:value-type="string" calcext:value-type="string">
            <text:p>If asymptomatic, transretinoic acid (ATRA) will be started and day hospital controls will be recommended.</text:p>
          </table:table-cell>
          <table:table-cell office:value-type="string" calcext:value-type="string">
            <text:p>Start treatment with arsenic trioxide, ATRA and supportive therapy.</text:p>
          </table:table-cell>
          <table:table-cell office:value-type="string" calcext:value-type="string">
            <text:p>It is a myeloblastic leukemia type M3, so chemotherapy and heparin will be started to control disseminated intravascular coagulation.</text:p>
          </table:table-cell>
          <table:table-cell office:value-type="string" calcext:value-type="string">
            <text:p>Antibiotic treatment should be started. When the fever disappears, leukemia treatment should be started.</text:p>
          </table:table-cell>
          <table:table-cell/>
          <table:table-cell office:value-type="float" office:value="2" calcext:value-type="float">
            <text:p>2</text:p>
          </table:table-cell>
          <table:table-cell table:number-columns-repeated="3"/>
        </table:table-row>
        <table:table-row table:style-name="ro1">
          <table:table-cell office:value-type="float" office:value="2020" calcext:value-type="float">
            <text:p>2020</text:p>
          </table:table-cell>
          <table:table-cell office:value-type="float" office:value="106" calcext:value-type="float">
            <text:p>106</text:p>
          </table:table-cell>
          <table:table-cell table:number-columns-repeated="3"/>
          <table:table-cell office:value-type="string" calcext:value-type="string">
            <text:p>65-year-old woman referred to the ED for fever and alterations in the CBC: hemoglobin 11.4 g/dL, leukocytes 0.86 x103/μL,(neutrophils 41.9 %, lymphocytes 55.8 %),platelets 48.0 x103/μL, fibrinogen 118 mg/dL,D-dimer 20.2 μg/mL. A bone marrow examination was performed and the patient was diagnosed with acute leukemia with t(15;17) in 60% of the cells. Which of the following answers is correct?</text:p>
          </table:table-cell>
          <table:table-cell office:value-type="string" calcext:value-type="string">
            <text:p>I think this is a very nice question. There is no doubt about the diagnosis. Because if you don't know the translocation, nothing happens... the answers give you the diagnosis. Now it's time to find out how acute promyelocytic leukemia is currently treated (ATRA aside... which I'm sure you know). As of 2017, the PETHEMA protocol for APL in low to intermediate risk patients (and/or over 70 years of age) is ATO+ATRA. In high risk patients, it is treated with ATRA+chemotherapy. I don't think they want you to know how risk is established in promielos, but it is based on leukocyte and platelet counts. In this case, it doesn't score anything for the score since you have &lt;10,000 leukocytes and &gt;40,000 platelets. That is, it is a low risk. Correct answer 2. Perhaps some people have been confused by option 3. One of the main causes of mortality in the induction of a promyelocyte is coagulopathy, but option 3 is totally incorrect. We could only mess things up even more by putting heparin!!!! I don't know what they are explaining right now in the academies, but it is clear that they wanted you to know that many promyelocytes, since 3 little years ago, are not treated with chemotherapy.</text:p>
          </table:table-cell>
          <table:table-cell/>
          <table:table-cell office:value-type="string" calcext:value-type="string">
            <text:p>HEMATOLOGY</text:p>
          </table:table-cell>
          <table:table-cell table:number-columns-repeated="3"/>
          <table:table-cell office:value-type="string" calcext:value-type="string">
            <text:p>If asymptomatic, transretinoic acid (ATRA) will be initiated and controls in day hospital will be recommended.</text:p>
          </table:table-cell>
          <table:table-cell office:value-type="string" calcext:value-type="string">
            <text:p>Treatment with arsenic trioxide, ATRA and supportive therapy will be initiated.</text:p>
          </table:table-cell>
          <table:table-cell office:value-type="string" calcext:value-type="string">
            <text:p>It is a myeloblastic leukemia type M3, so chemotherapy and heparin treatment will be initiated to control disseminated intravascular coagulation.</text:p>
          </table:table-cell>
          <table:table-cell office:value-type="string" calcext:value-type="string">
            <text:p>Antibiotic treatment should be started. When the fever disappears, leukemia treatment should be started.</text:p>
          </table:table-cell>
          <table:table-cell/>
          <table:table-cell office:value-type="float" office:value="2" calcext:value-type="float">
            <text:p>2</text:p>
          </table:table-cell>
          <table:table-cell table:number-columns-repeated="3"/>
        </table:table-row>
        <table:table-row table:style-name="ro1">
          <table:table-cell office:value-type="float" office:value="2020" calcext:value-type="float">
            <text:p>2020</text:p>
          </table:table-cell>
          <table:table-cell office:value-type="float" office:value="107" calcext:value-type="float">
            <text:p>107</text:p>
          </table:table-cell>
          <table:table-cell table:number-columns-repeated="3"/>
          <table:table-cell office:value-type="string" calcext:value-type="string">
            <text:p>An 18-year-old patient who comes to the emergency department with epistaxis of several days' evolution, with no personal or family history of interest. On examination he is afebrile, multiple ecchymoses are observed, no splenomegaly is palpable. Laboratory tests: leukocytes 7.2 x103/μL, Hb 12.3 g/dL, platelets 6.0 x103/μL. Thrombocytopenia is confirmed in the smear, where platelets of increased size are observed. Coagulation and biochemistry studies are normal. What do you consider the most likely diagnosis?</text:p>
          </table:table-cell>
          <table:table-cell office:value-type="string" calcext:value-type="string">
            <text:p>This is an easy clinical case only presenting thrombopenia with clinic, petechiae and epistaxis. 1 is false, there would be fever, hemolysis data, neurological symptoms, in the smear there would be schistocytes. In 2 the coagulation must be altered and in this case it is not mentioned.</text:p>
          </table:table-cell>
          <table:table-cell/>
          <table:table-cell office:value-type="string" calcext:value-type="string">
            <text:p>HEMATOLOGY</text:p>
          </table:table-cell>
          <table:table-cell table:number-columns-repeated="3"/>
          <table:table-cell office:value-type="string" calcext:value-type="string">
            <text:p>Thrombotic thrombocytopenic purpura.</text:p>
          </table:table-cell>
          <table:table-cell office:value-type="string" calcext:value-type="string">
            <text:p>Disseminated intravascular coagulation.</text:p>
          </table:table-cell>
          <table:table-cell office:value-type="string" calcext:value-type="string">
            <text:p>Thrombocytopenia induced by infection.</text:p>
          </table:table-cell>
          <table:table-cell office:value-type="string" calcext:value-type="string">
            <text:p>Primary immune thrombocytopenia.</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107" calcext:value-type="float">
            <text:p>107</text:p>
          </table:table-cell>
          <table:table-cell table:number-columns-repeated="3"/>
          <table:table-cell office:value-type="string" calcext:value-type="string">
            <text:p>An 18-year-old patient comes to the emergency department with epistaxis of several days' evolution, with no personal or family history of interest. On examination he is afebrile, multiple ecchymoses are observed, no splenomegaly is palpable. Laboratory tests: leukocytes 7.2 x103/μL, Hb 12.3 g/dL, platelets 6.0 x103/μL. Thrombocytopenia is confirmed in the smear, where platelets of increased size are observed. Coagulation and biochemistry studies are normal. What do you consider the most probable diagnosis?</text:p>
          </table:table-cell>
          <table:table-cell office:value-type="string" calcext:value-type="string">
            <text:p>If they wanted us to answer that it is a TTP (answer 1) they would probably associate anemia and in the smear they would surely tell us about schistocytes. Not to say that the patient's symptoms would probably be much more than epistaxis. The other two answers, you do not have to hesitate with them. Nothing points to that.</text:p>
          </table:table-cell>
          <table:table-cell/>
          <table:table-cell office:value-type="string" calcext:value-type="string">
            <text:p>HEMATOLOGY</text:p>
          </table:table-cell>
          <table:table-cell table:number-columns-repeated="3"/>
          <table:table-cell office:value-type="string" calcext:value-type="string">
            <text:p>Thrombotic thrombocytopenic purpura.</text:p>
          </table:table-cell>
          <table:table-cell office:value-type="string" calcext:value-type="string">
            <text:p>Disseminated intravascular coagulation.</text:p>
          </table:table-cell>
          <table:table-cell office:value-type="string" calcext:value-type="string">
            <text:p>Thrombocytopenia induced by infection.</text:p>
          </table:table-cell>
          <table:table-cell office:value-type="string" calcext:value-type="string">
            <text:p>Primary immune thrombocytopenia.</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157" calcext:value-type="float">
            <text:p>157</text:p>
          </table:table-cell>
          <table:table-cell table:number-columns-repeated="3"/>
          <table:table-cell office:value-type="string" calcext:value-type="string">
            <text:p>A 26-year-old woman consults for a feeling of generalized weakness that has progressively set in over the course of three weeks, becoming particularly intense in the last two days. For the last couple of years, she reports episodes of joint pain in the hands that have required the use of anti-inflammatory drugs, as well as the appearance of an erythematous lesion of unclear cause in the neckline area, mainly in summer. In the physical examination there was only an evident cutaneous-mucosal pallor and a heart rate of 100 bpm. The hemogram shows: Hb 6 gr/dL, Hto 27 %, MCV 105 fL, 3,420 leukocytes/mm3 (2300 neutrophils/mm3, 800 lymphocytes/mm3, 250 monocytes/mm3, 50 eosinophils/mm3, 20 basophils/mm3), platelets 170,000/mm3. Biochemistry: AST 30 IU/L, ALT 35 IU/L, GGT 59 IU/L, alkaline phosphatase 105 IU/L, LDH 490 IU/L, urea 20 mg/dL, creatinine 0.8 mg/dL. Taking into account the available information, indicate which of the following additional analytical parameters you would need to know in order to make the most appropriate immediate decision:</text:p>
          </table:table-cell>
          <table:table-cell office:value-type="string" calcext:value-type="string">
            <text:p>They comment on the case of a young woman with symptoms of systemic disease of probable autoimmune origin (lupus) who presents with macrocytic anemia, options 2 and 4 are options to identify the autoimmune disease but what they ask us is what to do to treat the anemia, so we should suspect that the anemia is secondary to the autoimmune disease and therefore request a direct Coombs test, since if it is positive the patient, except in extreme cases, will not be transfused and the primary cause should be treated. It also speaks of rapid onset, which in the case of vitamin B12 is more progressive.</text:p>
          </table:table-cell>
          <table:table-cell/>
          <table:table-cell office:value-type="string" calcext:value-type="string">
            <text:p>HEMATOLOGY</text:p>
          </table:table-cell>
          <table:table-cell table:number-columns-repeated="3"/>
          <table:table-cell office:value-type="string" calcext:value-type="string">
            <text:p>Vitamin B12.</text:p>
          </table:table-cell>
          <table:table-cell office:value-type="string" calcext:value-type="string">
            <text:p>Antinuclear antibodies.</text:p>
          </table:table-cell>
          <table:table-cell office:value-type="string" calcext:value-type="string">
            <text:p>Direct Coombs' test.</text:p>
          </table:table-cell>
          <table:table-cell office:value-type="string" calcext:value-type="string">
            <text:p>Anti-DNA antibodies.</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64" calcext:value-type="float">
            <text:p>64</text:p>
          </table:table-cell>
          <table:table-cell table:number-columns-repeated="3"/>
          <table:table-cell office:value-type="string" calcext:value-type="string">
            <text:p>65-year-old woman with no comorbidities, undergoing left breast-conserving surgery with selective sentinel lymph node biopsy. The pathological anatomy of the specimen shows an infiltrating ductal carcinoma grade III of 11 mm, two negative sentinel nodes, estrogen receptors: 0%, progesterone receptors: 0%, Ki 67: 70%, HER2: negative. The extension study is negative. Adjuvant treatment would be:</text:p>
          </table:table-cell>
          <table:table-cell office:value-type="string" calcext:value-type="string">
            <text:p>Typical question, conservative surgery implies radiate, for sure. High grade, and no hormone receptors or her2 (the dreaded triple negative). I was there when there were no taxanes or herceptin and I was in the trials that showed that more and more are being cured, unfortunately still not all. That is why today, anthracyclines (does not suffer from heart) and taxanes before RT. My specialty is beautiful, and will be more so in the coming years.</text:p>
          </table:table-cell>
          <table:table-cell/>
          <table:table-cell office:value-type="string" calcext:value-type="string">
            <text:p>MEDICAL ONCOLOGY</text:p>
          </table:table-cell>
          <table:table-cell table:number-columns-repeated="3"/>
          <table:table-cell office:value-type="string" calcext:value-type="string">
            <text:p>Chemotherapy based on anthracyclines and taxanes, radiotherapy and trastuzumab.</text:p>
          </table:table-cell>
          <table:table-cell office:value-type="string" calcext:value-type="string">
            <text:p>Chemotherapy based on anthracyclines and taxanes, radiotherapy and tamoxifen.</text:p>
          </table:table-cell>
          <table:table-cell office:value-type="string" calcext:value-type="string">
            <text:p>Chemotherapy based on anthracyclines and taxanes, and radiotherapy.</text:p>
          </table:table-cell>
          <table:table-cell office:value-type="string" calcext:value-type="string">
            <text:p>Chemotherapy based on anthracyclines and taxanes, radiotherapy and aromatase inhibitors, since it is postmenopausal.</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71" calcext:value-type="float">
            <text:p>71</text:p>
          </table:table-cell>
          <table:table-cell table:number-columns-repeated="3"/>
          <table:table-cell office:value-type="string" calcext:value-type="string">
            <text:p>40-year-old patient, with normal physical examination, in whom a mediastinal mass and a hepatic nodule have been evidenced in the CT scan, and in the CBC a serum elevation of lactic dehydrogenase (LDH), human chorionic betagonadotropin (beta-HCG) and alpha-fetoprotein.What is your diagnostic suspicion. What is your diagnostic suspicion:</text:p>
          </table:table-cell>
          <table:table-cell office:value-type="string" calcext:value-type="string">
            <text:p>Very typical too. In the ED it can be diagnosed with a pregnancy test (in males), because it detects that beta HCG in urine. Hepatocarcinoma can elevate (alone) alpha-fetus, seminoma LDH, lymphoma also LDH.</text:p>
          </table:table-cell>
          <table:table-cell/>
          <table:table-cell office:value-type="string" calcext:value-type="string">
            <text:p>MEDICAL ONCOLOGY</text:p>
          </table:table-cell>
          <table:table-cell table:number-columns-repeated="3"/>
          <table:table-cell office:value-type="string" calcext:value-type="string">
            <text:p>Metastatic hepatocarcinoma.</text:p>
          </table:table-cell>
          <table:table-cell office:value-type="string" calcext:value-type="string">
            <text:p>Extragonadal metastatic seminoma.</text:p>
          </table:table-cell>
          <table:table-cell office:value-type="string" calcext:value-type="string">
            <text:p>Mediastinal lymphoma.</text:p>
          </table:table-cell>
          <table:table-cell office:value-type="string" calcext:value-type="string">
            <text:p>Metastatic extragonadal nonseminomatous germ cell cancer.</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127" calcext:value-type="float">
            <text:p>127</text:p>
          </table:table-cell>
          <table:table-cell table:number-columns-repeated="3"/>
          <table:table-cell office:value-type="string" calcext:value-type="string">
            <text:p>A 60-year-old man, smoker of 40 packs/year, who consults for pain in the ulnar border of the left arm and left palpebral ptosis since one month ago. Chest X-ray shows a mass in the left upper lobe and CT scan confirms the lesion with invasion of the second rib. In relation to the suspected diagnosis, the most appropriate treatment is:</text:p>
          </table:table-cell>
          <table:table-cell office:value-type="string" calcext:value-type="string">
            <text:p>Typical smoker's pancoast, probably an epidermoid, with Horner's sdr. Best would be chemoradio followed by surgical salvage. In the old days it was just RT and surgery. Maybe not far off enter immunotherapy in first line. There are more and more new things.</text:p>
          </table:table-cell>
          <table:table-cell/>
          <table:table-cell office:value-type="string" calcext:value-type="string">
            <text:p>MEDICAL ONCOLOGY</text:p>
          </table:table-cell>
          <table:table-cell table:number-columns-repeated="3"/>
          <table:table-cell office:value-type="string" calcext:value-type="string">
            <text:p>Neoadjuvant chemotherapy with combined chemoradiotherapy, followed by surgery.</text:p>
          </table:table-cell>
          <table:table-cell office:value-type="string" calcext:value-type="string">
            <text:p>Neoadjuvant chemotherapy without surgery, followed by radiotherapy.</text:p>
          </table:table-cell>
          <table:table-cell office:value-type="string" calcext:value-type="string">
            <text:p>Surgery followed by combined chemoradiotherapy.</text:p>
          </table:table-cell>
          <table:table-cell office:value-type="string" calcext:value-type="string">
            <text:p>Radiotherapy without chemotherapy, followed by surgery.</text:p>
          </table:table-cell>
          <table:table-cell/>
          <table:table-cell office:value-type="float" office:value="1" calcext:value-type="float">
            <text:p>1</text:p>
          </table:table-cell>
          <table:table-cell table:number-columns-repeated="3"/>
        </table:table-row>
        <table:table-row table:style-name="ro1">
          <table:table-cell office:value-type="float" office:value="2020" calcext:value-type="float">
            <text:p>2020</text:p>
          </table:table-cell>
          <table:table-cell office:value-type="float" office:value="129" calcext:value-type="float">
            <text:p>129</text:p>
          </table:table-cell>
          <table:table-cell table:number-columns-repeated="3"/>
          <table:table-cell office:value-type="string" calcext:value-type="string">
            <text:p>65-year-old man who consults for dysphagia to solids since two months ago. Esophagoscopy shows a tumor 30 cm from the dental arch, partially stenosing, with pathological anatomy of squamous cell carcinoma. Endoscopic ultrasound and PET-CT scan were requested where no pathological lymphadenopathies were observed. Which of the following options would be the most correct?</text:p>
          </table:table-cell>
          <table:table-cell office:value-type="string" calcext:value-type="string">
            <text:p>Preoperative chemoradio in all the guidelines.</text:p>
          </table:table-cell>
          <table:table-cell/>
          <table:table-cell office:value-type="string" calcext:value-type="string">
            <text:p>MEDICAL ONCOLOGY</text:p>
          </table:table-cell>
          <table:table-cell table:number-columns-repeated="3"/>
          <table:table-cell office:value-type="string" calcext:value-type="string">
            <text:p>Transhiatal esophagectomy.</text:p>
          </table:table-cell>
          <table:table-cell office:value-type="string" calcext:value-type="string">
            <text:p>Esophagectomy according to the Ivor-Lewis technique.</text:p>
          </table:table-cell>
          <table:table-cell office:value-type="string" calcext:value-type="string">
            <text:p>Chemotherapy plus preoperative radiotherapy.</text:p>
          </table:table-cell>
          <table:table-cell office:value-type="string" calcext:value-type="string">
            <text:p>Neoadjuvant chemotherapy.</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182" calcext:value-type="float">
            <text:p>182</text:p>
          </table:table-cell>
          <table:table-cell table:number-columns-repeated="3"/>
          <table:table-cell office:value-type="string" calcext:value-type="string">
            <text:p>A 60-year-old man with abdominal pain and upper gastrointestinal bleeding was found to have an abdominal tumor related to the gastric wall. Histology shows a spindle cell tumor with few mitoses, positive for CD117. The most likely diagnosis is:</text:p>
          </table:table-cell>
          <table:table-cell office:value-type="string" calcext:value-type="string">
            <text:p>The GI stromal tumor is better known as GIST, positive CD117, ckit, PDGF, manual.</text:p>
          </table:table-cell>
          <table:table-cell/>
          <table:table-cell office:value-type="string" calcext:value-type="string">
            <text:p>MEDICAL ONCOLOGY</text:p>
          </table:table-cell>
          <table:table-cell table:number-columns-repeated="3"/>
          <table:table-cell office:value-type="string" calcext:value-type="string">
            <text:p>Neurofibroma of the gastric wall.</text:p>
          </table:table-cell>
          <table:table-cell office:value-type="string" calcext:value-type="string">
            <text:p>Gastrointestinal stromal tumor.</text:p>
          </table:table-cell>
          <table:table-cell office:value-type="string" calcext:value-type="string">
            <text:p>Leiomyoma.</text:p>
          </table:table-cell>
          <table:table-cell office:value-type="string" calcext:value-type="string">
            <text:p>Granulocytic sarcoma.</text:p>
          </table:table-cell>
          <table:table-cell/>
          <table:table-cell office:value-type="float" office:value="2" calcext:value-type="float">
            <text:p>2</text:p>
          </table:table-cell>
          <table:table-cell table:number-columns-repeated="3"/>
        </table:table-row>
        <table:table-row table:style-name="ro1">
          <table:table-cell office:value-type="float" office:value="2020" calcext:value-type="float">
            <text:p>2020</text:p>
          </table:table-cell>
          <table:table-cell office:value-type="float" office:value="45" calcext:value-type="float">
            <text:p>45</text:p>
          </table:table-cell>
          <table:table-cell table:number-columns-repeated="3"/>
          <table:table-cell office:value-type="string" calcext:value-type="string">
            <text:p>15-year-old female presenting with delayed menarche and short stature. She does not have intellectual disability. Which of the following genetic tests would be routinely used for the diagnosis of this patient:</text:p>
          </table:table-cell>
          <table:table-cell office:value-type="string" calcext:value-type="string">
            <text:p>In a woman with delayed puberty and short stature we should always think about and rule out Turner syndrome, whose diagnosis is made by karyotyping (45X0).</text:p>
          </table:table-cell>
          <table:table-cell/>
          <table:table-cell office:value-type="string" calcext:value-type="string">
            <text:p>PEDIATRICS</text:p>
          </table:table-cell>
          <table:table-cell table:number-columns-repeated="3"/>
          <table:table-cell office:value-type="string" calcext:value-type="string">
            <text:p>Massive sequencing (NGS).</text:p>
          </table:table-cell>
          <table:table-cell office:value-type="string" calcext:value-type="string">
            <text:p>FISH.</text:p>
          </table:table-cell>
          <table:table-cell office:value-type="string" calcext:value-type="string">
            <text:p>DNA and/or RNA microarrays.</text:p>
          </table:table-cell>
          <table:table-cell office:value-type="string" calcext:value-type="string">
            <text:p>Karyotype.</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76" calcext:value-type="float">
            <text:p>76</text:p>
          </table:table-cell>
          <table:table-cell table:number-columns-repeated="3"/>
          <table:table-cell office:value-type="string" calcext:value-type="string">
            <text:p>A 5-year-old boy diagnosed with chronic renal failure. He comes to the emergency department with vomiting, malaise, and palpitations. An electrocardiogram was performed with T-wave elevation and blood tests showed potassium levels of 5.9 mEq/L. Immediate administration of calcium gluconate is decided. What is the purpose of this treatment?</text:p>
          </table:table-cell>
          <table:table-cell office:value-type="string" calcext:value-type="string">
            <text:p>Calcium gluconate has no effect on blood potassium levels (therefore options 1, 2 and 3 are ruled out). Its function is to decrease the excitability of cardiac myocytes to decrease the likelihood of developing heart rhythm disorders.</text:p>
          </table:table-cell>
          <table:table-cell/>
          <table:table-cell office:value-type="string" calcext:value-type="string">
            <text:p>PEDIATRICS</text:p>
          </table:table-cell>
          <table:table-cell table:number-columns-repeated="3"/>
          <table:table-cell office:value-type="string" calcext:value-type="string">
            <text:p>Encourage the displacement of potassium from the plasma space to the intracellular space.</text:p>
          </table:table-cell>
          <table:table-cell office:value-type="string" calcext:value-type="string">
            <text:p>Chelate circulating potassium to favor its hepatic elimination.</text:p>
          </table:table-cell>
          <table:table-cell office:value-type="string" calcext:value-type="string">
            <text:p>Chelate circulating potassium to favor its renal elimination.</text:p>
          </table:table-cell>
          <table:table-cell office:value-type="string" calcext:value-type="string">
            <text:p>Antagonize the action of potassium on the myocardial cell membrane.</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77" calcext:value-type="float">
            <text:p>77</text:p>
          </table:table-cell>
          <table:table-cell table:number-columns-repeated="3"/>
          <table:table-cell office:value-type="string" calcext:value-type="string">
            <text:p>6-month-old infant presenting to the emergency department for respiratory distress. Examination: axillary temperature 37.2°C, respiratory rate 40 rpm, heart rate 160 bpm, blood pressure 90/45 mmHg, SatO2 95% on room air. He shows moderate respiratory distress with intercostal and subcostal retraction. Pulmonary auscultation: scattered expiratory rhonchi, elongated expiration and slight decrease in air entry in both lung fields. Cardiac auscultation: no murmurs. It is decided to keep the patient under observation in the hospital for a few hours. What do you consider the most appropriate attitude at this time with regard to the complementary tests?</text:p>
          </table:table-cell>
          <table:table-cell office:value-type="string" calcext:value-type="string">
            <text:p>The patient probably presents with bronchiolitis. At this stage, no additional tests should be performed unless there is a clinical worsening.</text:p>
          </table:table-cell>
          <table:table-cell/>
          <table:table-cell office:value-type="string" calcext:value-type="string">
            <text:p>PEDIATRICS</text:p>
          </table:table-cell>
          <table:table-cell table:number-columns-repeated="3"/>
          <table:table-cell office:value-type="string" calcext:value-type="string">
            <text:p>Request venous blood gas, leukocyte count and acute phase reactants.</text:p>
          </table:table-cell>
          <table:table-cell office:value-type="string" calcext:value-type="string">
            <text:p>Request chest X-ray.</text:p>
          </table:table-cell>
          <table:table-cell office:value-type="string" calcext:value-type="string">
            <text:p>Request arterial blood gases and acute phase reactants.</text:p>
          </table:table-cell>
          <table:table-cell office:value-type="string" calcext:value-type="string">
            <text:p>Do not request complementary tests.</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80" calcext:value-type="float">
            <text:p>80</text:p>
          </table:table-cell>
          <table:table-cell table:number-columns-repeated="3"/>
          <table:table-cell office:value-type="string" calcext:value-type="string">
            <text:p>An 8-year-old boy consults for the appearance of pubic hair at the base of the penis for the last 12 months. The testicle has not increased in volume and the penis has not increased in size. There is no increase in growth rate in the last year. The bone age is one year older than the chronological age. What is the most likely diagnosis?</text:p>
          </table:table-cell>
          <table:table-cell office:value-type="string" calcext:value-type="string">
            <text:p>In the male, the onset of puberty is considered normal from the age of 9 years, therefore in this case it is a premature puberty. The onset of puberty is defined as an increase in testicular volume (greater than or equal to 4cc); by specifying that the testicular size has not increased, we can rule out options 1 and 2. The excessive secretion of androgens produced by an adrenal tumor would cause a greater amount of hair and an increase in penile size, which our patient does not present. Therefore, the correct option is early adrenarche.</text:p>
          </table:table-cell>
          <table:table-cell/>
          <table:table-cell office:value-type="string" calcext:value-type="string">
            <text:p>PEDIATRICS</text:p>
          </table:table-cell>
          <table:table-cell table:number-columns-repeated="3"/>
          <table:table-cell office:value-type="string" calcext:value-type="string">
            <text:p>Central precocious puberty.</text:p>
          </table:table-cell>
          <table:table-cell office:value-type="string" calcext:value-type="string">
            <text:p>Peripheral precocious puberty.</text:p>
          </table:table-cell>
          <table:table-cell office:value-type="string" calcext:value-type="string">
            <text:p>Early adrenarche.</text:p>
          </table:table-cell>
          <table:table-cell office:value-type="string" calcext:value-type="string">
            <text:p>Adrenal tumor.</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87" calcext:value-type="float">
            <text:p>87</text:p>
          </table:table-cell>
          <table:table-cell table:number-columns-repeated="3"/>
          <table:table-cell office:value-type="string" calcext:value-type="string">
            <text:p>Given sudden-onset obsessive-compulsive disorder (OCD) in a 9-year-old boy who also has tics and chorea as neurologic manifestations, an infection by should be ruled out:</text:p>
          </table:table-cell>
          <table:table-cell office:value-type="string" calcext:value-type="string">
            <text:p>We are presented with a case of PANDAS syndrome, a rare complication of an infection caused by group A beta-hemolytic streptococcus.</text:p>
          </table:table-cell>
          <table:table-cell office:value-type="string" calcext:value-type="string">
            <text:p>Manual de diagnóstico y terapéutica en Pediatría, 6ª edición, capítulo 139,página 1352.</text:p>
          </table:table-cell>
          <table:table-cell office:value-type="string" calcext:value-type="string">
            <text:p>PEDIATRICS</text:p>
          </table:table-cell>
          <table:table-cell table:number-columns-repeated="3"/>
          <table:table-cell office:value-type="string" calcext:value-type="string">
            <text:p>Streptococcus viridans.</text:p>
          </table:table-cell>
          <table:table-cell office:value-type="string" calcext:value-type="string">
            <text:p>Alpha-hemolytic streptococcus.</text:p>
          </table:table-cell>
          <table:table-cell office:value-type="string" calcext:value-type="string">
            <text:p>Beta-hemolytic streptococcus, group A.</text:p>
          </table:table-cell>
          <table:table-cell office:value-type="string" calcext:value-type="string">
            <text:p>Enterococcus.</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85" calcext:value-type="float">
            <text:p>85</text:p>
          </table:table-cell>
          <table:table-cell table:number-columns-repeated="3"/>
          <table:table-cell office:value-type="string" calcext:value-type="string">
            <text:p>A 79-year-old patient is brought to the ED at 7 pm from a nursing home, but we do not have the referral report and therefore do not know his history. He is disoriented in time and space. He has trouble remembering simple information. Sometimes he becomes very nervous and agitated, because he sees threatening people, even when he is alone. At other times he appears drowsy and inattentive. The main data supporting the diagnosis of delirium as opposed to dementia is:</text:p>
          </table:table-cell>
          <table:table-cell office:value-type="string" calcext:value-type="string">
            <text:p>Little to comment.... is the definition of delirium. Altered state of consciousness.</text:p>
          </table:table-cell>
          <table:table-cell/>
          <table:table-cell office:value-type="string" calcext:value-type="string">
            <text:p>PSYCHIATRY</text:p>
          </table:table-cell>
          <table:table-cell table:number-columns-repeated="3"/>
          <table:table-cell office:value-type="string" calcext:value-type="string">
            <text:p>The presence of visual hallucinations.</text:p>
          </table:table-cell>
          <table:table-cell office:value-type="string" calcext:value-type="string">
            <text:p>Cognitive symptoms.</text:p>
          </table:table-cell>
          <table:table-cell office:value-type="string" calcext:value-type="string">
            <text:p>Psychomotor agitation.</text:p>
          </table:table-cell>
          <table:table-cell office:value-type="string" calcext:value-type="string">
            <text:p>Fluctuation of the alert level.</text:p>
          </table:table-cell>
          <table:table-cell/>
          <table:table-cell office:value-type="float" office:value="4" calcext:value-type="float">
            <text:p>4</text:p>
          </table:table-cell>
          <table:table-cell table:number-columns-repeated="3"/>
        </table:table-row>
        <table:table-row table:style-name="ro1">
          <table:table-cell office:value-type="float" office:value="2020" calcext:value-type="float">
            <text:p>2020</text:p>
          </table:table-cell>
          <table:table-cell office:value-type="float" office:value="87" calcext:value-type="float">
            <text:p>87</text:p>
          </table:table-cell>
          <table:table-cell table:number-columns-repeated="3"/>
          <table:table-cell office:value-type="string" calcext:value-type="string">
            <text:p>Faced with sudden-onset obsessive-compulsive disorder (OCD) in a 9-year-old boy who also presents with tics and chorea as neurological manifestations, infection by:</text:p>
          </table:table-cell>
          <table:table-cell office:value-type="string" calcext:value-type="string">
            <text:p>There is a large literature on this subject. It never ceases to amaze us the strange ways of biology and that the axiom "the longest is the right one" is fulfilled in this case.</text:p>
          </table:table-cell>
          <table:table-cell/>
          <table:table-cell office:value-type="string" calcext:value-type="string">
            <text:p>PSYCHIATRY</text:p>
          </table:table-cell>
          <table:table-cell table:number-columns-repeated="3"/>
          <table:table-cell office:value-type="string" calcext:value-type="string">
            <text:p>Streptococcus viridans.</text:p>
          </table:table-cell>
          <table:table-cell office:value-type="string" calcext:value-type="string">
            <text:p>Alpha-hemolytic streptococcus.</text:p>
          </table:table-cell>
          <table:table-cell office:value-type="string" calcext:value-type="string">
            <text:p>Beta-hemolytic streptococcus, group A.</text:p>
          </table:table-cell>
          <table:table-cell office:value-type="string" calcext:value-type="string">
            <text:p>Enterococcus.</text:p>
          </table:table-cell>
          <table:table-cell/>
          <table:table-cell office:value-type="float" office:value="3" calcext:value-type="float">
            <text:p>3</text:p>
          </table:table-cell>
          <table:table-cell table:number-columns-repeated="3"/>
        </table:table-row>
        <table:table-row table:style-name="ro1">
          <table:table-cell office:value-type="float" office:value="2020" calcext:value-type="float">
            <text:p>2020</text:p>
          </table:table-cell>
          <table:table-cell office:value-type="float" office:value="89" calcext:value-type="float">
            <text:p>89</text:p>
          </table:table-cell>
          <table:table-cell table:number-columns-repeated="3"/>
          <table:table-cell office:value-type="string" calcext:value-type="string">
            <text:p>A 46-year-old man with bipolar disorder is brought to the emergency department after an over-ingestion of lithium carbonate. Examination reveals severe tremor, ataxia, dysarthria, myoclonus and fasciculations. Lithemia is 4.1 mEq/L (toxicity &gt; 1.6 mEq/L). Which of the following therapeutic options would be most indicated?</text:p>
          </table:table-cell>
          <table:table-cell office:value-type="string" calcext:value-type="string">
            <text:p>Be careful with lithium. Intoxications have been seen with normal lithium. It is not rare -especially due to interactions-. A very effective drug if everyone is forewarned.</text:p>
          </table:table-cell>
          <table:table-cell/>
          <table:table-cell office:value-type="string" calcext:value-type="string">
            <text:p>PSYCHIATRY</text:p>
          </table:table-cell>
          <table:table-cell table:number-columns-repeated="3"/>
          <table:table-cell office:value-type="string" calcext:value-type="string">
            <text:p>Aminophylline associated with a cathartic.</text:p>
          </table:table-cell>
          <table:table-cell office:value-type="string" calcext:value-type="string">
            <text:p>Activated charcoal.</text:p>
          </table:table-cell>
          <table:table-cell office:value-type="string" calcext:value-type="string">
            <text:p>Hemodialysis.</text:p>
          </table:table-cell>
          <table:table-cell office:value-type="string" calcext:value-type="string">
            <text:p>Forced diuresis.</text:p>
          </table:table-cell>
          <table:table-cell/>
          <table:table-cell office:value-type="float" office:value="3" calcext:value-type="float">
            <text:p>3</text:p>
          </table:table-cell>
          <table:table-cell table:number-columns-repeated="3"/>
        </table:table-row>
        <table:table-row table:style-name="ro1">
          <table:table-cell office:value-type="float" office:value="2021" calcext:value-type="float">
            <text:p>2021</text:p>
          </table:table-cell>
          <table:table-cell office:value-type="float" office:value="148" calcext:value-type="float">
            <text:p>148</text:p>
          </table:table-cell>
          <table:table-cell table:number-columns-repeated="3"/>
          <table:table-cell office:value-type="string" calcext:value-type="string">
            <text:p>A 72-year-old woman with no past history of interest. After a complicated renal colic, a 2 cm cystic lesion in the tail of the pancreas, together with multiple bilateral renal cystic lesions, is found by chance in the abdominal CT scan. Endoscopic ultrasonography shows a polycystic lesion formed by multiple vesicles with central calcification in the tail of the pancreas with no connection to the duct of Wirsung. Fluid analysis is compatible with a serous cystadenoma. Of the following, which is the most correct attitude regarding the management of this patient:</text:p>
          </table:table-cell>
          <table:table-cell office:value-type="string" calcext:value-type="string">
            <text:p>Serous cystoadenoma of the pancreas is a benign, often polycystic entity (also called microcystic adenoma) formed by collagen-producing (non-mucinous) cells. It is usually asymptomatic and is discovered as an incidental finding. Given its benign nature, surgery is not recommended, and is reserved only for symptomatic patients or those in whom the nature of the lesion is in doubt after a complete study with CT, MRI and echoendoscopy with biopsy. It is frequently sporadic, but can be associated with Von-Hippel-Lindau syndrome.</text:p>
          </table:table-cell>
          <table:table-cell office:value-type="string" calcext:value-type="string">
            <text:p>(Jais B, Rebours V, Malleo G, Lévy P et al. Serous cystic neoplasm of the pancreas: a multinational study of 2622 patients under the auspices of the International Association of Pancreatology and European Pancreatic Club (European Study Group on Cystic Tumors of the Pancreas). Gut. 2016 Feb;65(2):305-12. doi: 10.1136/gutjnl-2015-309638. Epub 2015 Jun 4. PMID: 26045140.)</text:p>
          </table:table-cell>
          <table:table-cell office:value-type="string" calcext:value-type="string">
            <text:p>DIGESTIVE</text:p>
          </table:table-cell>
          <table:table-cell table:number-columns-repeated="3"/>
          <table:table-cell office:value-type="string" calcext:value-type="string">
            <text:p>Surgical resection (corporocaudal pancreatectomy).</text:p>
          </table:table-cell>
          <table:table-cell office:value-type="string" calcext:value-type="string">
            <text:p>Endoscopic ultrasonography-guided puncture and ethanolization of the puncture.</text:p>
          </table:table-cell>
          <table:table-cell office:value-type="string" calcext:value-type="string">
            <text:p>Follow-up of the lesion by MRI.</text:p>
          </table:table-cell>
          <table:table-cell office:value-type="string" calcext:value-type="string">
            <text:p>Kidney-pancreas transplant.</text:p>
          </table:table-cell>
          <table:table-cell/>
          <table:table-cell office:value-type="float" office:value="3" calcext:value-type="float">
            <text:p>3</text:p>
          </table:table-cell>
          <table:table-cell table:number-columns-repeated="3"/>
        </table:table-row>
        <table:table-row table:style-name="ro1">
          <table:table-cell office:value-type="float" office:value="2021" calcext:value-type="float">
            <text:p>2021</text:p>
          </table:table-cell>
          <table:table-cell office:value-type="float" office:value="150" calcext:value-type="float">
            <text:p>150</text:p>
          </table:table-cell>
          <table:table-cell table:number-columns-repeated="3"/>
          <table:table-cell office:value-type="string" calcext:value-type="string">
            <text:p>83-year-old male who consults for a recurrent picture of abdominal pain in the left iliac fossa, accompanied by diarrhea of up to 6 stools per day without pathological products, of 10-15 days of evolution. No fever or general condition was reported. A recent blood test showed no leukocytosis and a negative fecal occult blood test. On examination there is mild pain on palpation of the left iliac fossa without peritoneal irritation. He had a colonoscopy three years ago in which diverticula were reported along the entire colon, more numerous in the left colon, with no other associated lesions. Which of the following would be the best approach to follow?</text:p>
          </table:table-cell>
          <table:table-cell office:value-type="string" calcext:value-type="string">
            <text:p>They refer to a concept that has emerged relatively recently and is not present in all clinical guidelines as uncomplicated symptomatic diverticular disease. In these cases, the therapeutic trial with rifaximin is recommended, being the true number 1. The absence of acute phase reactants in the CBC suggests that she does not have acute diverticulitis at the time of consultation that would lead us to request an imaging test to rule it out.</text:p>
          </table:table-cell>
          <table:table-cell office:value-type="string" calcext:value-type="string">
            <text:p>Maconi G. Diagnosis of symptomatic uncomplicated diverticular disease and the role of Rifaximin in management. Acta Biomed. 2017 Apr 28</text:p>
          </table:table-cell>
          <table:table-cell office:value-type="string" calcext:value-type="string">
            <text:p>88(1):25-32. doi: 10.23750/abm.v88i1.6360. PMID: 28467330</text:p>
          </table:table-cell>
          <table:table-cell office:value-type="string" calcext:value-type="string">
            <text:p><text:s/>PMCID: PMC6166204.</text:p>
          </table:table-cell>
          <table:table-cell office:value-type="string" calcext:value-type="string">
            <text:p>DIGESTIVE</text:p>
          </table:table-cell>
          <table:table-cell table:number-columns-repeated="3"/>
          <table:table-cell office:value-type="string" calcext:value-type="string">
            <text:p>Empirical treatment with antibiotics.</text:p>
          </table:table-cell>
          <table:table-cell office:value-type="string" calcext:value-type="string">
            <text:p>Request a preferential colonoscopy.</text:p>
          </table:table-cell>
          <table:table-cell office:value-type="string" calcext:value-type="string">
            <text:p>Request urgent abdominal ultrasound.</text:p>
          </table:table-cell>
          <table:table-cell office:value-type="string" calcext:value-type="string">
            <text:p>Refer to surgery to evaluate sigmoidectomy.</text:p>
          </table:table-cell>
          <table:table-cell/>
          <table:table-cell office:value-type="float" office:value="1" calcext:value-type="float">
            <text:p>1</text:p>
          </table:table-cell>
          <table:table-cell/>
        </table:table-row>
        <table:table-row table:style-name="ro1">
          <table:table-cell office:value-type="float" office:value="2021" calcext:value-type="float">
            <text:p>2021</text:p>
          </table:table-cell>
          <table:table-cell office:value-type="float" office:value="151" calcext:value-type="float">
            <text:p>151</text:p>
          </table:table-cell>
          <table:table-cell table:number-columns-repeated="3"/>
          <table:table-cell office:value-type="string" calcext:value-type="string">
            <text:p>A 43-year-old male with no past history of interest consults for a ten-day history of jaundice of the skin and mucous membranes, choluria and acholia. He does not report abdominal pain, weight loss or other symptoms, except generalized pruritus. She denies alcohol consumption. She does not take any medication except occasional ibuprofen for muscle pain after sports activities. The CBC shows increased bilirubin at the expense of direct bilirubin. An urgent ultrasound shows a normal liver, vesicular cholesterosis and absence of bile duct dilatation, with no other alterations of interest. What is the most likely diagnosis?</text:p>
          </table:table-cell>
          <table:table-cell office:value-type="string" calcext:value-type="string">
            <text:p>We believe that this question is open to challenge. Ibuprofen hepatitis is a rare adverse effect with a prevalence of about 3.7/100,000 users and 1.1/100,000 prescriptions. It appears that it may be related to dose and duration of treatment, but there is little evidence on this. Among the NSAIDs with the highest risk are diclofenac and sulindac. In terms of frequency, the prevalence of cholangiocarcinoma is 2/100,000 patients, a very comparable frequency. The absence of bile duct dilatation in cholangiocarcinomas can be seen in cases of intrahepatic cholangiocarcinomas or in those with mixed histology with hepatocarcinoma. It is true that the acute course and the absence of constitutional syndrome may make us think against this option and tip the balance towards ibuprofen hepatitis. Regarding the other options: acute cholangitis is characterized by the triad of jaundice, abdominal pain and fever; Gilbert's syndrome is an increase in bilirubin at the expense of indirectness.</text:p>
          </table:table-cell>
          <table:table-cell office:value-type="string" calcext:value-type="string">
            <text:p>Saini S. Imaging of the hepatobiliary tract. N Engl J Med. 1997 Jun 26;336(26):1889-94. doi: 10.1056/NEJM199706263362607. PMID: 9197218. García Rodríguez LA, Williams R, Derby LE, Dean AD, Jick H. Acute liver injury associated with nonsteroidal anti-inflammatory drugs and the role of risk factors. Arch Intern Med. 1994 Feb 14;154(3):311-6. doi: 10.1001/archinte.1994.00420030117012. PMID: 8297198.</text:p>
          </table:table-cell>
          <table:table-cell office:value-type="string" calcext:value-type="string">
            <text:p>DIGESTIVE</text:p>
          </table:table-cell>
          <table:table-cell table:number-columns-repeated="3"/>
          <table:table-cell office:value-type="string" calcext:value-type="string">
            <text:p>Acute cholangitis due to biliary mud.</text:p>
          </table:table-cell>
          <table:table-cell office:value-type="string" calcext:value-type="string">
            <text:p>Toxic hepatitis due to ibuprofen.</text:p>
          </table:table-cell>
          <table:table-cell office:value-type="string" calcext:value-type="string">
            <text:p>Cholangiocarcinoma.</text:p>
          </table:table-cell>
          <table:table-cell office:value-type="string" calcext:value-type="string">
            <text:p>Gilbert's syndrome.</text:p>
          </table:table-cell>
          <table:table-cell/>
          <table:table-cell office:value-type="float" office:value="2" calcext:value-type="float">
            <text:p>2</text:p>
          </table:table-cell>
          <table:table-cell table:number-columns-repeated="3"/>
        </table:table-row>
        <table:table-row table:style-name="ro1">
          <table:table-cell office:value-type="float" office:value="2021" calcext:value-type="float">
            <text:p>2021</text:p>
          </table:table-cell>
          <table:table-cell office:value-type="float" office:value="152" calcext:value-type="float">
            <text:p>152</text:p>
          </table:table-cell>
          <table:table-cell table:number-columns-repeated="3"/>
          <table:table-cell office:value-type="string" calcext:value-type="string">
            <text:p>A 79-year-old hypertensive woman on treatment with olmesartan comes for consultation for watery diarrhea of 4 to 6 stools per day for the past two months. Three months ago she was treated with nonsteroidal anti-inflammatory drugs for 3 weeks for lumbosciatica. Gastroscopy and colonoscopy were performed, both without macroscopic alterations. Duodenal biopsies were normal, while colon biopsies showed a chronic inflammatory infiltrate of the lamina propria with an irregular band of collagen immediately below the mucosal surface epithelium with a thickness greater than 10 mm and a number of intraepithelial lymphocytes &gt;20 per 100 epithelial cells. Which is the most likely diagnosis?</text:p>
          </table:table-cell>
          <table:table-cell office:value-type="string" calcext:value-type="string">
            <text:p>The diagnostic criteria for microscopic colitis are: a)Chronic or intermittent non-bloody watery diarrhea b)Colonic mucosa assessed by colonoscopy macroscopically normal or near normal c)Characteristic histopathological findings. In our case, the patient presents findings compatible with collagenous colitis (band of collagen underlying the epithelium greater than 10 microns) and lymphocytic (more than 20 intraepithelial lymphocytes). The treatment of this pathology is topical corticosteroids with low oral bioavailability (mainly budesonide). Olmesartan enteropathy produces a picture similar to celiac disease and is characterized by duodenal biopsy with villous atrophy, mucosal inflammation with increased intraepithelial lymphocytes and cryptitis. In this case a normal duodenal biopsy is described, but it would be interesting to keep the concept for future examinations.</text:p>
          </table:table-cell>
          <table:table-cell office:value-type="string" calcext:value-type="string">
            <text:p>Zabana, Yamile, et al. «Colitis microscópica: avances para una mejor identificación en los pacientes con diarrea crónica.» Gastroenterología y Hepatología 40.2 (2017): 107-116.</text:p>
          </table:table-cell>
          <table:table-cell office:value-type="string" calcext:value-type="string">
            <text:p>DIGESTIVE</text:p>
          </table:table-cell>
          <table:table-cell table:number-columns-repeated="3"/>
          <table:table-cell office:value-type="string" calcext:value-type="string">
            <text:p>Microscopic colitis.</text:p>
          </table:table-cell>
          <table:table-cell office:value-type="string" calcext:value-type="string">
            <text:p>Enteropathy due to NSAIDs.</text:p>
          </table:table-cell>
          <table:table-cell office:value-type="string" calcext:value-type="string">
            <text:p>Olmesartan-associated enteropathy.</text:p>
          </table:table-cell>
          <table:table-cell office:value-type="string" calcext:value-type="string">
            <text:p>Irritable bowel syndrome.</text:p>
          </table:table-cell>
          <table:table-cell/>
          <table:table-cell office:value-type="float" office:value="1" calcext:value-type="float">
            <text:p>1</text:p>
          </table:table-cell>
          <table:table-cell table:number-columns-repeated="3"/>
        </table:table-row>
        <table:table-row table:style-name="ro1">
          <table:table-cell office:value-type="float" office:value="2021" calcext:value-type="float">
            <text:p>2021</text:p>
          </table:table-cell>
          <table:table-cell office:value-type="float" office:value="153" calcext:value-type="float">
            <text:p>153</text:p>
          </table:table-cell>
          <table:table-cell table:number-columns-repeated="3"/>
          <table:table-cell office:value-type="string" calcext:value-type="string">
            <text:p>Patient diagnosed with acute diverticulitis, treated with amoxicillin/clavulanic acid. After 5 days he starts with fever and diarrhea. He was diagnosed with Clostridium difficile colitis, amoxicillin/clavulanic acid was discontinued and metronidazole was prescribed. After 4 days he has not responded to metronidazole, but is clinically stable. The next step of treatment is:</text:p>
          </table:table-cell>
          <table:table-cell office:value-type="string" calcext:value-type="string">
            <text:p>The treatment of choice for Clostridioides difficile infection is vancomycin orally 125mg/6h for 10 days. Metronidazole has been relegated to situations where vancomycin is not available.</text:p>
          </table:table-cell>
          <table:table-cell/>
          <table:table-cell office:value-type="string" calcext:value-type="string">
            <text:p>DIGESTIVE</text:p>
          </table:table-cell>
          <table:table-cell table:number-columns-repeated="3"/>
          <table:table-cell office:value-type="string" calcext:value-type="string">
            <text:p>Change metronidazole for oral vancomycin (125 mg, four times a day for 10 days).</text:p>
          </table:table-cell>
          <table:table-cell office:value-type="string" calcext:value-type="string">
            <text:p>Change metronidazole to piperacillin/ tazobactam (4 g piperacillin/0.5 g tazobactam every 8 hours).</text:p>
          </table:table-cell>
          <table:table-cell office:value-type="string" calcext:value-type="string">
            <text:p>Indicate a subtotal colectomy.</text:p>
          </table:table-cell>
          <table:table-cell office:value-type="string" calcext:value-type="string">
            <text:p>Loop ileostomy with antegrade polyethylene glycol lavage.</text:p>
          </table:table-cell>
          <table:table-cell/>
          <table:table-cell office:value-type="float" office:value="1" calcext:value-type="float">
            <text:p>1</text:p>
          </table:table-cell>
          <table:table-cell table:number-columns-repeated="3"/>
        </table:table-row>
        <table:table-row table:style-name="ro1">
          <table:table-cell office:value-type="float" office:value="2021" calcext:value-type="float">
            <text:p>2021</text:p>
          </table:table-cell>
          <table:table-cell office:value-type="float" office:value="38" calcext:value-type="float">
            <text:p>38</text:p>
          </table:table-cell>
          <table:table-cell table:number-columns-repeated="3"/>
          <table:table-cell office:value-type="string" calcext:value-type="string">
            <text:p>A 72-year-old patient presents to the emergency department with severe lingual angioedema. She has no associated urticaria and no history of drug or food allergy. His personal history includes type 2 diabetes mellitus, dyslipidemia, hypertension, hypothyroidism and Parkinson's disease. In regular treatment with metformin, simvastatin, enalapril, thyroxine and levodopa. Which of the following drugs is most likely the causal drug of the clinical picture described?</text:p>
          </table:table-cell>
          <table:table-cell office:value-type="string" calcext:value-type="string">
            <text:p>Of the proposed drugs, the least likely options would be 3, since metformin very rarely causes lingual angioedema (in March 2020 there was only one case described worldwide) and 4, since, among the adverse reactions of levodopa, angioedema is classified among the very rare ones (frequency less than 0.1%). Of the two remaining options, the drugs most frequently and classically associated with lingual angioedema are ACE inhibitors (frequency around 0.2%), and their association with simvastatin is also less than 0.1%.</text:p>
          </table:table-cell>
          <table:table-cell/>
          <table:table-cell office:value-type="string" calcext:value-type="string">
            <text:p>CRITICAL AND EMERGENCY CARE</text:p>
          </table:table-cell>
          <table:table-cell table:number-columns-repeated="3"/>
          <table:table-cell office:value-type="string" calcext:value-type="string">
            <text:p>Enalapril.</text:p>
          </table:table-cell>
          <table:table-cell office:value-type="string" calcext:value-type="string">
            <text:p>Simvastatin.</text:p>
          </table:table-cell>
          <table:table-cell office:value-type="string" calcext:value-type="string">
            <text:p>Metformin or levodopa equally.</text:p>
          </table:table-cell>
          <table:table-cell office:value-type="string" calcext:value-type="string">
            <text:p>Levodopa.</text:p>
          </table:table-cell>
          <table:table-cell/>
          <table:table-cell office:value-type="float" office:value="1" calcext:value-type="float">
            <text:p>1</text:p>
          </table:table-cell>
          <table:table-cell table:number-columns-repeated="3"/>
        </table:table-row>
        <table:table-row table:style-name="ro1">
          <table:table-cell office:value-type="float" office:value="2021" calcext:value-type="float">
            <text:p>2021</text:p>
          </table:table-cell>
          <table:table-cell office:value-type="float" office:value="97" calcext:value-type="float">
            <text:p>97</text:p>
          </table:table-cell>
          <table:table-cell table:number-columns-repeated="3"/>
          <table:table-cell office:value-type="string" calcext:value-type="string">
            <text:p>After a traffic accident you attend to an injured person. The patient opens his eyes at your call, but only utters words that are inappropriate. On motor examination, the pain is localized in the right extremities, but spreads on stimulation of the left extremities. How would you describe his condition according to the Glasgow Coma Scale?</text:p>
          </table:table-cell>
          <table:table-cell office:value-type="string" calcext:value-type="string">
            <text:p>The first thing we should know when applying the Glasgow Coma Scale to a patient is that we should always keep the best value in each sphere (ocular response, motor response and verbal response). In this case, we have a patient who has an ocular opening to the call (ocular response 3 out of 4), emits inappropriate words (verbal response 3 out of 5) and localizes pain with right extremities (motor response 5 out of 6). The Glasgow Coma Scale score would be 11 (out of 15). The best value of the examination is taken because in many cases (assessment of a polytraumatized patient, ischemic stroke or spontaneous acute cerebral bleeding), the motor examination may be artifacted by other elements. For example: in a polytraumatized patient (such as the one in question), the response presented with left extremities may be due to localized trauma in that area, and not strictly speaking to an underlying traumatic brain injury. Likewise, sometimes the verbal response may be underestimated in the polytraumatized patient due to airway obstruction (e.g., due to the tongue retreating into the oropharynx). By always assessing the best response, we will have a truer picture of the patient's condition.</text:p>
          </table:table-cell>
          <table:table-cell/>
          <table:table-cell office:value-type="string" calcext:value-type="string">
            <text:p>CRITICAL AND EMERGENCY CARE</text:p>
          </table:table-cell>
          <table:table-cell table:number-columns-repeated="3"/>
          <table:table-cell office:value-type="string" calcext:value-type="string">
            <text:p>E3V2M4.</text:p>
          </table:table-cell>
          <table:table-cell office:value-type="string" calcext:value-type="string">
            <text:p>E3V3M5.</text:p>
          </table:table-cell>
          <table:table-cell office:value-type="string" calcext:value-type="string">
            <text:p>E2V3M4.</text:p>
          </table:table-cell>
          <table:table-cell office:value-type="string" calcext:value-type="string">
            <text:p>E2V4M5.</text:p>
          </table:table-cell>
          <table:table-cell/>
          <table:table-cell office:value-type="float" office:value="2" calcext:value-type="float">
            <text:p>2</text:p>
          </table:table-cell>
          <table:table-cell table:number-columns-repeated="3"/>
        </table:table-row>
        <table:table-row table:style-name="ro1">
          <table:table-cell office:value-type="float" office:value="2021" calcext:value-type="float">
            <text:p>2021</text:p>
          </table:table-cell>
          <table:table-cell office:value-type="float" office:value="101" calcext:value-type="float">
            <text:p>101</text:p>
          </table:table-cell>
          <table:table-cell table:number-columns-repeated="3"/>
          <table:table-cell office:value-type="string" calcext:value-type="string">
            <text:p>15-year-old male, admitted after being run over on the public road, resulting in being ejected. He was admitted conscious and oriented, with intense pain in the left hemithorax and dyspnea. Physical examination showed blood pressure 90/60 mmHg, heart rate 130 bpm, basal oxygen saturation 90%, respiratory rate 35 rpm. There is complete hypophonesis in the left hemithorax and dullness to percussion. Chest X-ray shows multiple left costal fractures and massive ipsilateral pleural effusion. Placement of a pleural drain is indicated, with 1700 cc of hematic fluid coming out. What is the decision to be made:</text:p>
          </table:table-cell>
          <table:table-cell office:value-type="string" calcext:value-type="string">
            <text:p>There are two answers that we can immediately rule out if we stick to the initial management of severe chest trauma: 1 (noninvasive ventilation is not indicated because it does not secure the airway) and 3 (observation in these cases, waiting for worsening, only leads to increased morbidity and mortality). Between options 2 and 4 there could be controversy between the literature and the usual clinical practice, in which we usually have to face in a delicate balance the clinical stability of the patient (and what we can "make up" this stability with our life support therapies) and the actions that result in better patient care for the definitive treatment of the lesions. We are dealing with a severe polytraumatized patient. With the data provided by the question, a patient who seems to be in shock (tachycardia, hypoxemia, tachypnea... although we do not receive data, for example, on lactacidemia), and in whom we have to our knowledge a left thoracic trauma, which not only implies bone injury, but may mask other injuries of high severity and which are not diagnosed with a chest X-ray: myocardial contusion, pericardial effusion, splenic injury, diaphragmatic injury... We place a left pleural drain on the patient and obtain a debit of 1700cc of hematic fluid. If we follow the ATLS (ATLS-Advanced Trauma Life Support 10th edition) guidelines for the care of severely polytraumatized patients, they tell us that an immediate bleeding of more than 1500cc of blood is an indication for urgent thoracotomy, and that even in patients with a bleeding of less than 1500cc, if the debit persists at a rate of 200mL/h for 2 to 4h, this indication would also exist. Therefore, the person who asked the MIR question wants us to answer option 2. However, in real life, the course of action will depend on the stability of the patient when we have applied the treatments indicated in option 2: adequate analgesia, oxygen therapy and initiation of blood transfusion. If by optimizing the patient we manage to stabilize him and assess that it is safe to transfer him, the performance of a body CT scan will define in much greater detail the lesions he has, and will help to ensure that the surgery he will probably end up undergoing will be a definitive surgery and not just damage control surgery. In this case, the doubt would arise with option 4, although, as I say, everything will depend on the clinical stability of the patient and the time we have before achieving definitive control of the hemorrhagic focus (which is, after all, what we are after in this situation).</text:p>
          </table:table-cell>
          <table:table-cell/>
          <table:table-cell office:value-type="string" calcext:value-type="string">
            <text:p>CRITICAL AND EMERGENCY CARE</text:p>
          </table:table-cell>
          <table:table-cell table:number-columns-repeated="3"/>
          <table:table-cell office:value-type="string" calcext:value-type="string">
            <text:p>Institute noninvasive mechanical ventilation and request blood transfusion.</text:p>
          </table:table-cell>
          <table:table-cell office:value-type="string" calcext:value-type="string">
            <text:p>Analgesia, oxygen therapy, request blood transfusion and indicate urgent surgery.</text:p>
          </table:table-cell>
          <table:table-cell office:value-type="string" calcext:value-type="string">
            <text:p>Orotracheal intubation, request blood transfusion and observation for, in case of worsening, indicate surgical intervention.</text:p>
          </table:table-cell>
          <table:table-cell office:value-type="string" calcext:value-type="string">
            <text:p>Orotracheal intubation and urgent CT scan for accurate assessment of lesions.</text:p>
          </table:table-cell>
          <table:table-cell/>
          <table:table-cell office:value-type="float" office:value="2" calcext:value-type="float">
            <text:p>2</text:p>
          </table:table-cell>
          <table:table-cell table:number-columns-repeated="3"/>
        </table:table-row>
        <table:table-row table:style-name="ro1">
          <table:table-cell office:value-type="float" office:value="2021" calcext:value-type="float">
            <text:p>2021</text:p>
          </table:table-cell>
          <table:table-cell office:value-type="float" office:value="103" calcext:value-type="float">
            <text:p>103</text:p>
          </table:table-cell>
          <table:table-cell table:number-columns-repeated="3"/>
          <table:table-cell office:value-type="string" calcext:value-type="string">
            <text:p>A 56-year-old patient is found comatose at home. He has a history of arterial hypertension and diabetes mellitus. He has no toxic habits or any other chronic disease. He is on treatment with irbesartan and empaglifozin. He shows no signs of malnutrition. His blood pressure is 110/60 mmHg, heart rate 110 bpm, 90% SatO2, capillary glucose 120 mg/dl and respiratory rate 7 rpm. Which initial therapeutic approach do you think is the most correct?</text:p>
          </table:table-cell>
          <table:table-cell office:value-type="string" calcext:value-type="string">
            <text:p>We find a patient with hypoventilation. Glycemia is correct (we rule out hyperosmolar coma and hypoglycemia, option 2 and 4), so, although there is no history of intoxication, we have to go to the most frequent and that we can antagonize with antidotes: benzodiazepines (flumazenil) and opiates (naloxone). If we suspect ethylene glycol intoxication, we would administer thiamine, but there are no data to make us suspect.</text:p>
          </table:table-cell>
          <table:table-cell/>
          <table:table-cell office:value-type="string" calcext:value-type="string">
            <text:p>CRITICAL AND EMERGENCY CARE</text:p>
          </table:table-cell>
          <table:table-cell table:number-columns-repeated="3"/>
          <table:table-cell office:value-type="string" calcext:value-type="string">
            <text:p>Administer naloxone, flumazenil and thiamine.</text:p>
          </table:table-cell>
          <table:table-cell office:value-type="string" calcext:value-type="string">
            <text:p>Administer naloxone, flumazenil and hypertonic glucose.</text:p>
          </table:table-cell>
          <table:table-cell office:value-type="string" calcext:value-type="string">
            <text:p>Administer naloxone and flumazenil.</text:p>
          </table:table-cell>
          <table:table-cell office:value-type="string" calcext:value-type="string">
            <text:p>Administer thiamine and hypertonic glucose.</text:p>
          </table:table-cell>
          <table:table-cell/>
          <table:table-cell office:value-type="float" office:value="3" calcext:value-type="float">
            <text:p>3</text:p>
          </table:table-cell>
          <table:table-cell table:number-columns-repeated="3"/>
        </table:table-row>
        <table:table-row table:style-name="ro1">
          <table:table-cell office:value-type="float" office:value="2021" calcext:value-type="float">
            <text:p>2021</text:p>
          </table:table-cell>
          <table:table-cell office:value-type="float" office:value="104" calcext:value-type="float">
            <text:p>104</text:p>
          </table:table-cell>
          <table:table-cell table:number-columns-repeated="3"/>
          <table:table-cell office:value-type="string" calcext:value-type="string">
            <text:p>A 34-year-old male is involved in a traffic accident and is attended at the scene of the accident. The medical personnel observe that he is pale, sweaty, has a thready pulse with a blood pressure of 90/50 mmHg, a heart rate of 127 bpm, a respiratory rate of 28 rpm and an oxygen saturation of 92%. He was infused with 20 ml/kg of crystalloids. During his transfer to the hospital his vital signs improve transiently and then deteriorate on arrival at the hospital. Point out the correct answer:</text:p>
          </table:table-cell>
          <table:table-cell office:value-type="string" calcext:value-type="string">
            <text:p>In a polytraumatized patient, the first cause of shock is blood loss (hemorrhagic shock). The guidelines to follow should always contemplate the replenishment of blood volume (if possible, with blood products as early as possible) and control of the focus. In this case, given the vital compromise, the need for transfusion is very urgent, so the indication is emergency blood transfusion (O Rh negative).</text:p>
          </table:table-cell>
          <table:table-cell/>
          <table:table-cell office:value-type="string" calcext:value-type="string">
            <text:p>CRITICAL AND EMERGENCY CARE</text:p>
          </table:table-cell>
          <table:table-cell table:number-columns-repeated="3"/>
          <table:table-cell office:value-type="string" calcext:value-type="string">
            <text:p>Type-specific blood transfusion required.</text:p>
          </table:table-cell>
          <table:table-cell office:value-type="string" calcext:value-type="string">
            <text:p>Requires emergency blood transfusion (O Rh negative).</text:p>
          </table:table-cell>
          <table:table-cell office:value-type="string" calcext:value-type="string">
            <text:p>A possible blood transfusion with crossmatching tests should be prepared.</text:p>
          </table:table-cell>
          <table:table-cell office:value-type="string" calcext:value-type="string">
            <text:p>Try again infusion of another 20 ml/kg of crystalloids.</text:p>
          </table:table-cell>
          <table:table-cell/>
          <table:table-cell office:value-type="float" office:value="2" calcext:value-type="float">
            <text:p>2</text:p>
          </table:table-cell>
          <table:table-cell table:number-columns-repeated="3"/>
        </table:table-row>
        <table:table-row table:style-name="ro1">
          <table:table-cell office:value-type="float" office:value="2021" calcext:value-type="float">
            <text:p>2021</text:p>
          </table:table-cell>
          <table:table-cell office:value-type="float" office:value="105" calcext:value-type="float">
            <text:p>105</text:p>
          </table:table-cell>
          <table:table-cell table:number-columns-repeated="3"/>
          <table:table-cell office:value-type="string" calcext:value-type="string">
            <text:p>A 24-year-old woman with a history of migraine, on propranolol and oral contraceptives, presents with severe dyspnea, hoarseness, rash, nausea and vomiting 30 minutes after taking metamizole. His blood pressure is 90/40 mmHg and SatO2 is 90%. The most correct initial treatment would be to administer:</text:p>
          </table:table-cell>
          <table:table-cell office:value-type="string" calcext:value-type="string">
            <text:p>We are faced with an anaphylactic reaction to metamizole, in which it is necessary to act quickly or the patient could progress to cardiac arrest. It is important to assess the severity of the allergic reactions, since, in this case, early treatment is essential to prevent high mortality if not applied. The treatment of choice is IM adrenaline (only switch to IV if anaphylaxis is refractory), which has been shown to increase survival, and administration can be repeated every 5-15 minutes if symptoms do not subside. As adjuvant treatment, dexchlorpheniramine could be administered. In this particular case, since the patient was previously treated with propranolol, this indicates that the correct answer is 4, which includes the administration of glucagon, which is administered because patients taking beta-blockers can be resistant to treatment with adrenaline and develop refractory hypotension and prolonged bradycardia. The dose in adults is 1 to 2mg, IV or IM, which can be repeated in 5 minutes or followed by an infusion at 5-15mcg/min.</text:p>
          </table:table-cell>
          <table:table-cell/>
          <table:table-cell office:value-type="string" calcext:value-type="string">
            <text:p>CRITICAL AND EMERGENCY CARE</text:p>
          </table:table-cell>
          <table:table-cell table:number-columns-repeated="3"/>
          <table:table-cell office:value-type="string" calcext:value-type="string">
            <text:p>Adrenaline.</text:p>
          </table:table-cell>
          <table:table-cell office:value-type="string" calcext:value-type="string">
            <text:p>Adrenaline and dexchlorpheniramine.</text:p>
          </table:table-cell>
          <table:table-cell office:value-type="string" calcext:value-type="string">
            <text:p>Adrenaline, dexchlorpheniramine and methylprednisolone.</text:p>
          </table:table-cell>
          <table:table-cell office:value-type="string" calcext:value-type="string">
            <text:p>Adrenaline, dexchlorpheniramine and glucagon.</text:p>
          </table:table-cell>
          <table:table-cell/>
          <table:table-cell office:value-type="float" office:value="4" calcext:value-type="float">
            <text:p>4</text:p>
          </table:table-cell>
          <table:table-cell table:number-columns-repeated="3"/>
        </table:table-row>
        <table:table-row table:style-name="ro1">
          <table:table-cell office:value-type="float" office:value="2021" calcext:value-type="float">
            <text:p>2021</text:p>
          </table:table-cell>
          <table:table-cell office:value-type="float" office:value="176" calcext:value-type="float">
            <text:p>176</text:p>
          </table:table-cell>
          <table:table-cell table:number-columns-repeated="3"/>
          <table:table-cell office:value-type="string" calcext:value-type="string">
            <text:p>A 25-year-old woman comes to the ED accompanied by a friend reporting that she was the victim of a sexual assault 4 hours ago. The patient is very affected, answering her questions inconsistently, slowly and not being able to remember how the assault occurred. Her vital signs (blood pressure, heart rate and temperature) are normal. Which of the following would be WRONG:</text:p>
          </table:table-cell>
          <table:table-cell office:value-type="string" calcext:value-type="string">
            <text:p>All the actions detailed are correct except the one detailed in option 2. The collection of samples of legal interest will only be carried out in the presence of the coroner, and, without the presence of the coroner, the woman must give her written consent. In addition, the taking of gynecological samples must be adapted to the psychological state of the victim, so in most cases, it is counterproductive to perform it at this time (even more so when they describe the patient's state as "very affected, answering their questions incongruently, slowly and not being able to remember how the aggression occurred".</text:p>
          </table:table-cell>
          <table:table-cell/>
          <table:table-cell office:value-type="string" calcext:value-type="string">
            <text:p>CRITICAL AND EMERGENCY CARE</text:p>
          </table:table-cell>
          <table:table-cell table:number-columns-repeated="3"/>
          <table:table-cell office:value-type="string" calcext:value-type="string">
            <text:p>Contact the duty court.</text:p>
          </table:table-cell>
          <table:table-cell office:value-type="string" calcext:value-type="string">
            <text:p>Immediate gynecological examination with cervical cytology.</text:p>
          </table:table-cell>
          <table:table-cell office:value-type="string" calcext:value-type="string">
            <text:p>Administer 500 mg of intramuscular ceftriaxone, 1 g of azithromycin orally and 2 g of tinidazole orally in single doses.</text:p>
          </table:table-cell>
          <table:table-cell office:value-type="string" calcext:value-type="string">
            <text:p>Administer 1500 mg of levonorgestrel orally in a single dose.</text:p>
          </table:table-cell>
          <table:table-cell/>
          <table:table-cell office:value-type="float" office:value="2" calcext:value-type="float">
            <text:p>2</text:p>
          </table:table-cell>
          <table:table-cell table:number-columns-repeated="3"/>
        </table:table-row>
        <table:table-row table:style-name="ro1">
          <table:table-cell office:value-type="float" office:value="2021" calcext:value-type="float">
            <text:p>2021</text:p>
          </table:table-cell>
          <table:table-cell office:value-type="float" office:value="38" calcext:value-type="float">
            <text:p>38</text:p>
          </table:table-cell>
          <table:table-cell table:number-columns-repeated="3"/>
          <table:table-cell office:value-type="string" calcext:value-type="string">
            <text:p>A 72-year-old patient comes to the emergency department for presenting with severe and significant lingual angioedema. She does not present associated urticaria and has no history of drug or food allergy. His personal history includes type 2 diabetes mellitus, dyslipidemia, hypertension, hypothyroidism and Parkinson's disease. She is on regular treatment with metformin, simvastatin, enalapril, thyroxine and levodopa. Which of the following drugs is most likely the causal drug of the clinical picture described?</text:p>
          </table:table-cell>
          <table:table-cell office:value-type="string" calcext:value-type="string">
            <text:p>Angioedema is a type of profound urticaria that can be of drug etiology (not IgE-mediated) and in this case, ACEIs (such as enalapril) are considered the most frequent pharmacological cause, so in this case it would be the correct answer (if we speak in probabilistic terms).</text:p>
          </table:table-cell>
          <table:table-cell/>
          <table:table-cell office:value-type="string" calcext:value-type="string">
            <text:p>DERMATOLOGY</text:p>
          </table:table-cell>
          <table:table-cell table:number-columns-repeated="3"/>
          <table:table-cell office:value-type="string" calcext:value-type="string">
            <text:p>Enalapril.</text:p>
          </table:table-cell>
          <table:table-cell office:value-type="string" calcext:value-type="string">
            <text:p>Simvastatin.</text:p>
          </table:table-cell>
          <table:table-cell office:value-type="string" calcext:value-type="string">
            <text:p>Metformin or levodopa equally.</text:p>
          </table:table-cell>
          <table:table-cell office:value-type="string" calcext:value-type="string">
            <text:p>Levodopa.</text:p>
          </table:table-cell>
          <table:table-cell/>
          <table:table-cell office:value-type="float" office:value="1" calcext:value-type="float">
            <text:p>1</text:p>
          </table:table-cell>
          <table:table-cell table:number-columns-repeated="3"/>
        </table:table-row>
        <table:table-row table:style-name="ro1">
          <table:table-cell office:value-type="float" office:value="2021" calcext:value-type="float">
            <text:p>2021</text:p>
          </table:table-cell>
          <table:table-cell office:value-type="float" office:value="76" calcext:value-type="float">
            <text:p>76</text:p>
          </table:table-cell>
          <table:table-cell table:number-columns-repeated="3"/>
          <table:table-cell office:value-type="string" calcext:value-type="string">
            <text:p>A 7-year-old girl who comes for consultation because her parents notice her red face since the previous day and in the last few hours they have noticed red spots on her body. On examination she is afebrile, with tonsils and ears without alterations, normal cardiopulmonary auscultation. He presents a confluent maculo papular rash on both cheeks, respecting the upper lip, resembling a "slapped" face. In the thorax she presents a reticular, lacy, non-pruritic exanthem. What is the most probable clinical diagnosis?</text:p>
          </table:table-cell>
          <table:table-cell office:value-type="string" calcext:value-type="string">
            <text:p>Although this question straddles the line between derma and pediatrics, we would like to do our bit. We are being told about erythema súdenita or fifth disease (also called megaloerythema), caused by parvovirus B19. It is typical that after an episode of high fever an erythema appears on both cheeks in the form of a "slap" that usually has a cranial-caudal extension in the following days.</text:p>
          </table:table-cell>
          <table:table-cell/>
          <table:table-cell office:value-type="string" calcext:value-type="string">
            <text:p>DERMATOLOGY</text:p>
          </table:table-cell>
          <table:table-cell table:number-columns-repeated="3"/>
          <table:table-cell office:value-type="string" calcext:value-type="string">
            <text:p>Chickenpox.</text:p>
          </table:table-cell>
          <table:table-cell office:value-type="string" calcext:value-type="string">
            <text:p>Rubella.</text:p>
          </table:table-cell>
          <table:table-cell office:value-type="string" calcext:value-type="string">
            <text:p>Erythema infectiosum or 5th disease.</text:p>
          </table:table-cell>
          <table:table-cell office:value-type="string" calcext:value-type="string">
            <text:p>Sudden exanthema or 6th disease.</text:p>
          </table:table-cell>
          <table:table-cell/>
          <table:table-cell office:value-type="float" office:value="3" calcext:value-type="float">
            <text:p>3</text:p>
          </table:table-cell>
          <table:table-cell table:number-columns-repeated="3"/>
        </table:table-row>
        <table:table-row table:style-name="ro1">
          <table:table-cell office:value-type="float" office:value="2021" calcext:value-type="float">
            <text:p>2021</text:p>
          </table:table-cell>
          <table:table-cell office:value-type="float" office:value="165" calcext:value-type="float">
            <text:p>165</text:p>
          </table:table-cell>
          <table:table-cell table:number-columns-repeated="3"/>
          <table:table-cell office:value-type="string" calcext:value-type="string">
            <text:p>A 66-year-old woman diagnosed with type 2 diabetes mellitus since three months ago. She has a BMI of 31 kg/m2 and presents poor glycemic control despite a program of non-pharmacological measures (healthy diet, exercise). Which of the following hypoglycemic drugs is associated with weight gain and should we avoid in this patient?:</text:p>
          </table:table-cell>
          <table:table-cell office:value-type="string" calcext:value-type="string">
            <text:p>A somewhat more complicated question than the previous one. Regarding weight, metformin to a lesser extent, SGLT-2 inhibitors and, above all, GLP-1 agonists have been associated with a significant decrease in weight in patients with DM-2 (answers 1,3 and 4 incorrect). On the other hand, pioglitazone, as reflected in its data sheet, can produce dose-dependent weight gain, mainly due to fat accumulation and added, in some cases, to water retention.</text:p>
          </table:table-cell>
          <table:table-cell/>
          <table:table-cell office:value-type="string" calcext:value-type="string">
            <text:p>ENDOCRINOLOGY</text:p>
          </table:table-cell>
          <table:table-cell table:number-columns-repeated="3"/>
          <table:table-cell office:value-type="string" calcext:value-type="string">
            <text:p>Metformin (biguanide).</text:p>
          </table:table-cell>
          <table:table-cell office:value-type="string" calcext:value-type="string">
            <text:p>Pioglitazone (thiazolidinedione).</text:p>
          </table:table-cell>
          <table:table-cell office:value-type="string" calcext:value-type="string">
            <text:p>Canagliflozin (sodium-glucose cotransporter 2 inhibitor- iSGLT2).</text:p>
          </table:table-cell>
          <table:table-cell office:value-type="string" calcext:value-type="string">
            <text:p>Liraglutide (GLP-1 receptor agonist).</text:p>
          </table:table-cell>
          <table:table-cell/>
          <table:table-cell office:value-type="float" office:value="2" calcext:value-type="float">
            <text:p>2</text:p>
          </table:table-cell>
          <table:table-cell table:number-columns-repeated="3"/>
        </table:table-row>
        <table:table-row table:style-name="ro1">
          <table:table-cell office:value-type="float" office:value="2021" calcext:value-type="float">
            <text:p>2021</text:p>
          </table:table-cell>
          <table:table-cell office:value-type="float" office:value="124" calcext:value-type="float">
            <text:p>124</text:p>
          </table:table-cell>
          <table:table-cell table:number-columns-repeated="3"/>
          <table:table-cell office:value-type="string" calcext:value-type="string">
            <text:p>A 45-year-old patient was diagnosed with HIV infection three months ago, presenting at that time with CD4 45 lymphocytes/µl and an HIV-1 viral load of 500,000 copies/ml. At that time he had a negative Mantoux test. He started treatment with an integrase inhibitor and two reverse transcriptase inhibitors, and at one month he had 25,000 copies and CD4 had risen to 80/µL. She consulted for presenting a picture of cervical lymphadenopathy and fever of two weeks of evolution. The puncture of one of the lymph nodes showed isolated acid-fast bacilli and epithelioid granulomas:</text:p>
          </table:table-cell>
          <table:table-cell office:value-type="string" calcext:value-type="string">
            <text:p>We are dealing with a patient with HIV infection in a situation of severe immunosuppression (&lt;50 CD4+) and a very high viral load, who has followed the expected evolution from the immunovirological point of view after the start of treatment (after 12 weeks, the viral load has ostensibly decreased - answer 2 would not be correct, remember that it is desirable that it becomes negative 24 weeks after the start of treatment, although in patients with higher CV like ours, it could take longer - and the CD4+ count has begun to rise). A negative Mantoux test does not rule out tuberculosis (incorrect answer 4), since in patients with severe immunosuppression it can give false negatives. The diagnosis of lymph node tuberculosis is immediate when detecting "isolated acid-fast bacilli and epithelioid granulomas" in the puncture of one of the lymph nodes, however: considering the patient profile, this process will have been clinically unmasked during the immunological reconstitution and the infection is not the consequence of an incomplete immunological recovery (correct answer number 3).</text:p>
          </table:table-cell>
          <table:table-cell/>
          <table:table-cell office:value-type="string" calcext:value-type="string">
            <text:p>INFECTIOUS DISEASES</text:p>
          </table:table-cell>
          <table:table-cell table:number-columns-repeated="3"/>
          <table:table-cell office:value-type="string" calcext:value-type="string">
            <text:p>It is a lymph node tuberculosis related to an incomplete immunologic recovery.</text:p>
          </table:table-cell>
          <table:table-cell office:value-type="string" calcext:value-type="string">
            <text:p>Treatment failure and it is an opportunistic infection.</text:p>
          </table:table-cell>
          <table:table-cell office:value-type="string" calcext:value-type="string">
            <text:p>This is an opportunistic infection unmasked within a picture of immune reconstitution.</text:p>
          </table:table-cell>
          <table:table-cell office:value-type="string" calcext:value-type="string">
            <text:p>A negative Mantoux test rules out tuberculosis.</text:p>
          </table:table-cell>
          <table:table-cell/>
          <table:table-cell office:value-type="float" office:value="3" calcext:value-type="float">
            <text:p>3</text:p>
          </table:table-cell>
          <table:table-cell table:number-columns-repeated="3"/>
        </table:table-row>
        <table:table-row table:style-name="ro1">
          <table:table-cell office:value-type="float" office:value="2021" calcext:value-type="float">
            <text:p>2021</text:p>
          </table:table-cell>
          <table:table-cell office:value-type="float" office:value="54" calcext:value-type="float">
            <text:p>54</text:p>
          </table:table-cell>
          <table:table-cell table:number-columns-repeated="3"/>
          <table:table-cell office:value-type="string" calcext:value-type="string">
            <text:p>An 86-year-old woman in whom nonvalvular atrial fibrillation has been detected. She has a CHADS2 score of 3 points. In the literature, similar patients on warfarin therapy have a stroke risk of 2.2% vs. 5.2% in patients without warfarin. What would be the number needed to treat (NNT) to prevent an emboligenic stroke with anticoagulation therapy:</text:p>
          </table:table-cell>
          <table:table-cell office:value-type="string" calcext:value-type="string">
            <text:p>On average, if 100 patients like this woman are treated with warfarin, the number of strokes is reduced by 3 (from 5.2 untreated to 3.2 treated). Therefore, if you treat 33.3 patients like this woman with warfarin, you reduce the number of strokes by 1: the NNT is 33.3.</text:p>
          </table:table-cell>
          <table:table-cell/>
          <table:table-cell office:value-type="string" calcext:value-type="string">
            <text:p>STATISTICS</text:p>
          </table:table-cell>
          <table:table-cell table:number-columns-repeated="3"/>
          <table:table-cell office:value-type="float" office:value="3" calcext:value-type="float">
            <text:p>3</text:p>
          </table:table-cell>
          <table:table-cell office:value-type="string" calcext:value-type="string">
            <text:p>19,2.</text:p>
          </table:table-cell>
          <table:table-cell office:value-type="string" calcext:value-type="string">
            <text:p>33,3.</text:p>
          </table:table-cell>
          <table:table-cell office:value-type="string" calcext:value-type="string">
            <text:p>49,5.</text:p>
          </table:table-cell>
          <table:table-cell/>
          <table:table-cell office:value-type="float" office:value="3" calcext:value-type="float">
            <text:p>3</text:p>
          </table:table-cell>
          <table:table-cell table:number-columns-repeated="3"/>
        </table:table-row>
        <table:table-row table:style-name="ro1">
          <table:table-cell office:value-type="float" office:value="2021" calcext:value-type="float">
            <text:p>2021</text:p>
          </table:table-cell>
          <table:table-cell office:value-type="float" office:value="53" calcext:value-type="float">
            <text:p>53</text:p>
          </table:table-cell>
          <table:table-cell table:number-columns-repeated="3"/>
          <table:table-cell office:value-type="string" calcext:value-type="string">
            <text:p>A 42-year-old woman visits her family physician for gonalgia. Opportunistic use is made of the consultation to assess lifestyles, especially smoking. If you want to follow the health education strategy based on the five "a's" model, which of the following is NOT included in this strategy:</text:p>
          </table:table-cell>
          <table:table-cell office:value-type="string" calcext:value-type="string">
            <text:p>The 5A summarizes the activities that should be performed by healthcare personnel during the brief intervention with the patient to stop smoking and are: find out, advise, analyze, help, accompany or agree. Therefore, the one that is not included in the strategy would be option 2: increase.</text:p>
          </table:table-cell>
          <table:table-cell office:value-type="string" calcext:value-type="string">
            <text:p>https://iris.paho.org/handle/10665.2/52793</text:p>
          </table:table-cell>
          <table:table-cell office:value-type="string" calcext:value-type="string">
            <text:p>PREVENTIVE MEDICINE</text:p>
          </table:table-cell>
          <table:table-cell table:number-columns-repeated="3"/>
          <table:table-cell office:value-type="string" calcext:value-type="string">
            <text:p>Inquire: ask about risk factors and risk behaviors (ask the patient if she smokes).</text:p>
          </table:table-cell>
          <table:table-cell office:value-type="string" calcext:value-type="string">
            <text:p>Increase: increase risk perception to facilitate change (explain the consequences of smoking).</text:p>
          </table:table-cell>
          <table:table-cell office:value-type="string" calcext:value-type="string">
            <text:p>Advise: give clear, specific and personalized advice (advise smoking cessation).</text:p>
          </table:table-cell>
          <table:table-cell office:value-type="string" calcext:value-type="string">
            <text:p>Agree: collaboratively agree on goals for change (assess readiness to make a quit attempt).</text:p>
          </table:table-cell>
          <table:table-cell/>
          <table:table-cell office:value-type="float" office:value="2" calcext:value-type="float">
            <text:p>2</text:p>
          </table:table-cell>
          <table:table-cell table:number-columns-repeated="3"/>
        </table:table-row>
        <table:table-row table:style-name="ro1">
          <table:table-cell office:value-type="float" office:value="2021" calcext:value-type="float">
            <text:p>2021</text:p>
          </table:table-cell>
          <table:table-cell office:value-type="float" office:value="54" calcext:value-type="float">
            <text:p>54</text:p>
          </table:table-cell>
          <table:table-cell table:number-columns-repeated="3"/>
          <table:table-cell office:value-type="string" calcext:value-type="string">
            <text:p>An 86-year-old woman in whom nonvalvular atrial fibrillation has been detected. She has a CHADS2 score of 3 points. In the literature, similar patients on warfarin therapy have a stroke risk of 2.2% versus 5.2% in patients without warfarin. What would be the number needed to treat (NNT) to prevent embolic stroke with anticoagulation therapy?</text:p>
          </table:table-cell>
          <table:table-cell office:value-type="string" calcext:value-type="string">
            <text:p>The NNT (number needed to treat), means how many patients we would need to treat with an intervention to obtain a benefit; in this question how many patients do we need to treat with warfarin to prevent a stroke. To calculate this we use the following formula: NNT= 1/RRA (RRA: absolute risk reduction). RRA= Io - Ie (Io: incidence in those not exposed to warfarin; Ie: incidence in those exposed to warfarin). RRA: 5,2%- 2,2%= 3= 0,03. NNT: 1/0.03= 33.3.</text:p>
          </table:table-cell>
          <table:table-cell office:value-type="string" calcext:value-type="string">
            <text:p>https://www.fisterra.com/mbe/investiga/5nnt/5nnt.asp</text:p>
          </table:table-cell>
          <table:table-cell office:value-type="string" calcext:value-type="string">
            <text:p>PREVENTIVE MEDICINE</text:p>
          </table:table-cell>
          <table:table-cell table:number-columns-repeated="3"/>
          <table:table-cell office:value-type="float" office:value="3" calcext:value-type="float">
            <text:p>3</text:p>
          </table:table-cell>
          <table:table-cell office:value-type="string" calcext:value-type="string">
            <text:p>19,2.</text:p>
          </table:table-cell>
          <table:table-cell office:value-type="string" calcext:value-type="string">
            <text:p>33,3.</text:p>
          </table:table-cell>
          <table:table-cell office:value-type="string" calcext:value-type="string">
            <text:p>49,5.</text:p>
          </table:table-cell>
          <table:table-cell/>
          <table:table-cell office:value-type="float" office:value="3" calcext:value-type="float">
            <text:p>3</text:p>
          </table:table-cell>
          <table:table-cell table:number-columns-repeated="3"/>
        </table:table-row>
        <table:table-row table:style-name="ro1">
          <table:table-cell office:value-type="float" office:value="2021" calcext:value-type="float">
            <text:p>2021</text:p>
          </table:table-cell>
          <table:table-cell office:value-type="float" office:value="31" calcext:value-type="float">
            <text:p>31</text:p>
          </table:table-cell>
          <table:table-cell table:number-columns-repeated="3"/>
          <table:table-cell office:value-type="string" calcext:value-type="string">
            <text:p>A patient's arterial blood gas result is: pH: 7.40, PaCO2 60 mmHg; bicarbonate 36 mM/L. What is the presenting disturbance:</text:p>
          </table:table-cell>
          <table:table-cell office:value-type="string" calcext:value-type="string">
            <text:p>Blood gases can be misleading since a normal pH may suggest that there is no disturbance of acid-base balance, instead it is masking a double disturbance in opposite directions as in this case. The patient presents with respiratory acidosis (PaCO2 60 mmHg; normal to 50) and compensatory metabolic alkalosis (bicarbonate 36 mmol/l; normal to 28). This is the typical blood gas of the patient with COPD and compensated chronic respiratory failure.</text:p>
          </table:table-cell>
          <table:table-cell/>
          <table:table-cell office:value-type="string" calcext:value-type="string">
            <text:p>NEPHROLOGY</text:p>
          </table:table-cell>
          <table:table-cell table:number-columns-repeated="3"/>
          <table:table-cell office:value-type="string" calcext:value-type="string">
            <text:p>None, pH is normal.</text:p>
          </table:table-cell>
          <table:table-cell office:value-type="string" calcext:value-type="string">
            <text:p>Respiratory acidosis.</text:p>
          </table:table-cell>
          <table:table-cell office:value-type="string" calcext:value-type="string">
            <text:p>Respiratory acidosis and metabolic alkalosis.</text:p>
          </table:table-cell>
          <table:table-cell office:value-type="string" calcext:value-type="string">
            <text:p>Metabolic alkalosis.</text:p>
          </table:table-cell>
          <table:table-cell/>
          <table:table-cell office:value-type="float" office:value="3" calcext:value-type="float">
            <text:p>3</text:p>
          </table:table-cell>
          <table:table-cell table:number-columns-repeated="3"/>
        </table:table-row>
        <table:table-row table:style-name="ro1">
          <table:table-cell office:value-type="float" office:value="2021" calcext:value-type="float">
            <text:p>2021</text:p>
          </table:table-cell>
          <table:table-cell office:value-type="float" office:value="134" calcext:value-type="float">
            <text:p>134</text:p>
          </table:table-cell>
          <table:table-cell table:number-columns-repeated="3"/>
          <table:table-cell office:value-type="string" calcext:value-type="string">
            <text:p>53-year-old woman with a personal history of obesity and migraine. Her blood pressure has been taken repeatedly at the doctor's and nurse's office, presenting figures below 140/90 mmHg. However, an approved blood pressure measuring device has been purchased and she has been taught how to use it correctly. He comes in showing blood pressure recordings taken at home over several weeks with values above 140/90 mmHg. Mark the correct answer:</text:p>
          </table:table-cell>
          <table:table-cell office:value-type="string" calcext:value-type="string">
            <text:p>The patient described is the definition of masked HT, normal figures in consultation and elevated on AMPA or ABPM (option 2 correct). It is not secondary HT because no study has been done to confirm it (option 1 incorrect). It is not isolated HT because the elevated figures are maintained for several weeks (option 3 incorrect). It is not refractory HT because it has not yet been treated (option 4 incorrect).</text:p>
          </table:table-cell>
          <table:table-cell/>
          <table:table-cell office:value-type="string" calcext:value-type="string">
            <text:p>NEPHROLOGY</text:p>
          </table:table-cell>
          <table:table-cell table:number-columns-repeated="3"/>
          <table:table-cell office:value-type="string" calcext:value-type="string">
            <text:p>She has secondary hypertension.</text:p>
          </table:table-cell>
          <table:table-cell office:value-type="string" calcext:value-type="string">
            <text:p>Presents masked arterial hypertension.</text:p>
          </table:table-cell>
          <table:table-cell office:value-type="string" calcext:value-type="string">
            <text:p>Presents isolated clinical hypertension.</text:p>
          </table:table-cell>
          <table:table-cell office:value-type="string" calcext:value-type="string">
            <text:p>Presents refractory arterial hypertension.</text:p>
          </table:table-cell>
          <table:table-cell/>
          <table:table-cell office:value-type="float" office:value="2" calcext:value-type="float">
            <text:p>2</text:p>
          </table:table-cell>
          <table:table-cell table:number-columns-repeated="3"/>
        </table:table-row>
        <table:table-row table:style-name="ro1">
          <table:table-cell office:value-type="float" office:value="2021" calcext:value-type="float">
            <text:p>2021</text:p>
          </table:table-cell>
          <table:table-cell office:value-type="float" office:value="166" calcext:value-type="float">
            <text:p>166</text:p>
          </table:table-cell>
          <table:table-cell table:number-columns-repeated="3"/>
          <table:table-cell office:value-type="string" calcext:value-type="string">
            <text:p>An 18-year-old patient consulted for edema. A complete blood test showed proteinuria of 8 g/day without microhematuria, hypoalbuminemia and hypercholesterolemia with normal renal function. He was empirically administered corticosteroids. After one month, the clinical picture has completely disappeared. What is your diagnostic hypothesis?</text:p>
          </table:table-cell>
          <table:table-cell office:value-type="string" calcext:value-type="string">
            <text:p>We describe a young patient with criteria of nephrotic syndrome with excellent response to corticosteroids. Without biopsy, the clinical presentation and evolution suggest a nephropathy with minimal changes, which usually presents with normal or slightly altered renal function together with nephrotic syndrome, and which in 85-90% of cases resolves with steroid treatment. The age is the only data that is a bit shaky, since although it is the most frequent cause of idiopathic nephrotic syndrome in children and adolescents, it is usually recommended to perform a biopsy prior to treatment in those older than 16 years, in any case it does not admit much discussion.</text:p>
          </table:table-cell>
          <table:table-cell/>
          <table:table-cell office:value-type="string" calcext:value-type="string">
            <text:p>NEPHROLOGY</text:p>
          </table:table-cell>
          <table:table-cell table:number-columns-repeated="3"/>
          <table:table-cell office:value-type="string" calcext:value-type="string">
            <text:p>Amyloidosis.</text:p>
          </table:table-cell>
          <table:table-cell office:value-type="string" calcext:value-type="string">
            <text:p>IgA nephropathy or Berger's disease.</text:p>
          </table:table-cell>
          <table:table-cell office:value-type="string" calcext:value-type="string">
            <text:p>Alport syndrome.</text:p>
          </table:table-cell>
          <table:table-cell office:value-type="string" calcext:value-type="string">
            <text:p>Nephropathy with minimal changes.</text:p>
          </table:table-cell>
          <table:table-cell/>
          <table:table-cell office:value-type="float" office:value="4" calcext:value-type="float">
            <text:p>4</text:p>
          </table:table-cell>
          <table:table-cell table:number-columns-repeated="3"/>
        </table:table-row>
        <table:table-row table:style-name="ro1">
          <table:table-cell office:value-type="float" office:value="2021" calcext:value-type="float">
            <text:p>2021</text:p>
          </table:table-cell>
          <table:table-cell office:value-type="float" office:value="167" calcext:value-type="float">
            <text:p>167</text:p>
          </table:table-cell>
          <table:table-cell table:number-columns-repeated="3"/>
          <table:table-cell office:value-type="string" calcext:value-type="string">
            <text:p>In a patient with known advanced chronic kidney disease (CKD G4, eGFR 20 ml/min) who comes to the emergency department for general weakness and is found to have severe hyperkalemia (K 7 mEq/l) with electrocardiographic abnormalities. What would be the first measure to take?</text:p>
          </table:table-cell>
          <table:table-cell office:value-type="string" calcext:value-type="string">
            <text:p>We describe the case of a patient with a hyperkalemic emergency (potassium &gt;6.5 mmol/l with ECG alterations). The first step is the administration of iv calcium gluconate to counteract the cardiac toxicity of hyperkalemia (option 3 correct), giving us more time to initiate hypokalemic treatments (initially saline glucose with insulin, salbutamol, furosemide, and assessing dialysis if there is no good response).</text:p>
          </table:table-cell>
          <table:table-cell/>
          <table:table-cell office:value-type="string" calcext:value-type="string">
            <text:p>NEPHROLOGY</text:p>
          </table:table-cell>
          <table:table-cell table:number-columns-repeated="3"/>
          <table:table-cell office:value-type="string" calcext:value-type="string">
            <text:p>Administration of cation exchange resins.</text:p>
          </table:table-cell>
          <table:table-cell office:value-type="string" calcext:value-type="string">
            <text:p>Placement of a catheter to initiate dialysis.</text:p>
          </table:table-cell>
          <table:table-cell office:value-type="string" calcext:value-type="string">
            <text:p>Administration of intravenous calcium gluconate.</text:p>
          </table:table-cell>
          <table:table-cell office:value-type="string" calcext:value-type="string">
            <text:p>Administration of oral furosemide.</text:p>
          </table:table-cell>
          <table:table-cell/>
          <table:table-cell office:value-type="float" office:value="3" calcext:value-type="float">
            <text:p>3</text:p>
          </table:table-cell>
          <table:table-cell table:number-columns-repeated="3"/>
        </table:table-row>
        <table:table-row table:style-name="ro1">
          <table:table-cell office:value-type="float" office:value="2021" calcext:value-type="float">
            <text:p>2021</text:p>
          </table:table-cell>
          <table:table-cell office:value-type="float" office:value="58" calcext:value-type="float">
            <text:p>58</text:p>
          </table:table-cell>
          <table:table-cell table:number-columns-repeated="3"/>
          <table:table-cell office:value-type="string" calcext:value-type="string">
            <text:p>Faced with a patient presenting with an ulcerovegetating lesion on the mandibular gingiva at the level of the molar region of 5 months of evolution, the appearance of hypoesthesia in the mentonian region requires ruling out:</text:p>
          </table:table-cell>
          <table:table-cell office:value-type="string" calcext:value-type="string">
            <text:p>Mentonian paresthesias (Roger's sign) are associated with bone metastases (it is not paraneoplastic but direct infiltration). In this case what you describe is an oral tumor growing locally and infiltrating the mandibular canal, I believe.</text:p>
          </table:table-cell>
          <table:table-cell/>
          <table:table-cell office:value-type="string" calcext:value-type="string">
            <text:p>ONCOLOGY</text:p>
          </table:table-cell>
          <table:table-cell table:number-columns-repeated="3"/>
          <table:table-cell office:value-type="string" calcext:value-type="string">
            <text:p>Paraneoplastic neuropathy.</text:p>
          </table:table-cell>
          <table:table-cell office:value-type="string" calcext:value-type="string">
            <text:p>Diagnosis of sarcoidosis with "on the scale" facial paralysis.</text:p>
          </table:table-cell>
          <table:table-cell office:value-type="string" calcext:value-type="string">
            <text:p>Herpes virus infection in immunosuppressed patient.</text:p>
          </table:table-cell>
          <table:table-cell office:value-type="string" calcext:value-type="string">
            <text:p>Diagnosis of carcinoma with infiltration of the mandibular canal.</text:p>
          </table:table-cell>
          <table:table-cell/>
          <table:table-cell office:value-type="float" office:value="4" calcext:value-type="float">
            <text:p>4</text:p>
          </table:table-cell>
          <table:table-cell table:number-columns-repeated="3"/>
        </table:table-row>
        <table:table-row table:style-name="ro1">
          <table:table-cell office:value-type="float" office:value="2021" calcext:value-type="float">
            <text:p>2021</text:p>
          </table:table-cell>
          <table:table-cell office:value-type="float" office:value="67" calcext:value-type="float">
            <text:p>67</text:p>
          </table:table-cell>
          <table:table-cell table:number-columns-repeated="3"/>
          <table:table-cell office:value-type="string" calcext:value-type="string">
            <text:p>A 26-year-old woman, with a history of a pregnancy at the age of 24 years ending in spontaneous abortion in the 12th week that did not require curettage, comes to the consultation presenting daily vaginal bleeding of one month of evolution, without fever or pain. Ultrasound showed an increase in the endometrial lining, with an intracavitary image of polypoid appearance. The endometrial biopsy shows intermediate trophoblast proliferation. Which diagnosis is correct?</text:p>
          </table:table-cell>
          <table:table-cell office:value-type="string" calcext:value-type="string">
            <text:p>It elevates chorionic gonadotropin. It has curative treatment.</text:p>
          </table:table-cell>
          <table:table-cell/>
          <table:table-cell office:value-type="string" calcext:value-type="string">
            <text:p>ONCOLOGY</text:p>
          </table:table-cell>
          <table:table-cell table:number-columns-repeated="3"/>
          <table:table-cell office:value-type="string" calcext:value-type="string">
            <text:p>Placental bed tumor.</text:p>
          </table:table-cell>
          <table:table-cell office:value-type="string" calcext:value-type="string">
            <text:p>Atypical endometrial hyperplasia.</text:p>
          </table:table-cell>
          <table:table-cell office:value-type="string" calcext:value-type="string">
            <text:p>Endometrial polyp.</text:p>
          </table:table-cell>
          <table:table-cell office:value-type="string" calcext:value-type="string">
            <text:p>Choriocarcinoma.</text:p>
          </table:table-cell>
          <table:table-cell/>
          <table:table-cell office:value-type="float" office:value="4" calcext:value-type="float">
            <text:p>4</text:p>
          </table:table-cell>
          <table:table-cell table:number-columns-repeated="3"/>
        </table:table-row>
        <table:table-row table:style-name="ro1">
          <table:table-cell office:value-type="float" office:value="2021" calcext:value-type="float">
            <text:p>2021</text:p>
          </table:table-cell>
          <table:table-cell office:value-type="float" office:value="179" calcext:value-type="float">
            <text:p>179</text:p>
          </table:table-cell>
          <table:table-cell table:number-columns-repeated="3"/>
          <table:table-cell office:value-type="string" calcext:value-type="string">
            <text:p>A 32-year-old woman with multiple endocrine neoplasia syndrome type 2A (MEN-2A) and carrier of a mutation in RET. In a neck ultrasound a 6 mm hypoechogenic nodule with calcifications inside is identified. It was decided to perform a total thyroidectomy and cervical lymph node removal. In the macroscopic study a total of three nodules were identified, two in the right lobe of 5 and 6 mm, and one in the left lobe of 4 mm. In the microscopic study the three lesions are constituted by a uniform proliferation of rounded cells arranged in a solid pattern and accompanied by calcifications and amyloid deposits. The nuclei are not clear, nor do they show clefts or pseudoinclusions. Immunohistochemical staining for synaptophysin is positive. In the cervical lymph node clearance metastases are identified. What is the pathologic diagnosis of the lesions identified in the total thyroidectomy?</text:p>
          </table:table-cell>
          <table:table-cell office:value-type="string" calcext:value-type="string">
            <text:p>Typical medullary thyroid RET (C cells, elevated calcitonin, inherited MEN-2nd, typical MIR question).</text:p>
          </table:table-cell>
          <table:table-cell/>
          <table:table-cell office:value-type="string" calcext:value-type="string">
            <text:p>ONCOLOGY</text:p>
          </table:table-cell>
          <table:table-cell table:number-columns-repeated="3"/>
          <table:table-cell office:value-type="string" calcext:value-type="string">
            <text:p>Multifocal medullary carcinoma.</text:p>
          </table:table-cell>
          <table:table-cell office:value-type="string" calcext:value-type="string">
            <text:p>Multifocal papillary carcinoma.</text:p>
          </table:table-cell>
          <table:table-cell office:value-type="string" calcext:value-type="string">
            <text:p>Follicular carcinoma.</text:p>
          </table:table-cell>
          <table:table-cell office:value-type="string" calcext:value-type="string">
            <text:p>Hyperplasia of parafollicular cells.</text:p>
          </table:table-cell>
          <table:table-cell/>
          <table:table-cell office:value-type="float" office:value="1" calcext:value-type="float">
            <text:p>1</text:p>
          </table:table-cell>
          <table:table-cell table:number-columns-repeated="3"/>
        </table:table-row>
        <table:table-row table:style-name="ro1">
          <table:table-cell office:value-type="float" office:value="2021" calcext:value-type="float">
            <text:p>2021</text:p>
          </table:table-cell>
          <table:table-cell office:value-type="float" office:value="119" calcext:value-type="float">
            <text:p>119</text:p>
          </table:table-cell>
          <table:table-cell table:number-columns-repeated="3"/>
          <table:table-cell office:value-type="string" calcext:value-type="string">
            <text:p>A 45-year-old female patient with a history of gastroesophageal reflux has been presenting for the past year with episodes of pallor in some fingers with exposure to cold. She had recently been prescribed prednisone at a dose of 20 mg/day for joint pain and skin induration in the hands and arms. For the last 48 hours, she presented with general malaise and intense headache, for which she went to the emergency department. Examination revealed only a rhythmic tachycardia at 100 bpm, with no neurological focality. Blood pressure was 200/110 mmHg. The blood test shows only a creatinine level of 2.5 mg/dL. Indicate which of the following autoantibodies is best related to the process described:</text:p>
          </table:table-cell>
          <table:table-cell office:value-type="string" calcext:value-type="string">
            <text:p>This is a clear clinical case of systemic sclerosis (Raynaud's, esophageal involvement, skin induration) presenting with renal crisis. Apart from anti-proteinase 3 antibodies, which are not related to scleroderma (incorrect answer 3), the most likely ones would be antiRNA polymerase III antibodies, which appear in younger patients with renal crises.</text:p>
          </table:table-cell>
          <table:table-cell/>
          <table:table-cell office:value-type="string" calcext:value-type="string">
            <text:p>RHEUMATOLOGY</text:p>
          </table:table-cell>
          <table:table-cell table:number-columns-repeated="3"/>
          <table:table-cell office:value-type="string" calcext:value-type="string">
            <text:p>Anti-RNA polymerase III antibodies.</text:p>
          </table:table-cell>
          <table:table-cell office:value-type="string" calcext:value-type="string">
            <text:p>Anti-centromere antibodies.</text:p>
          </table:table-cell>
          <table:table-cell office:value-type="string" calcext:value-type="string">
            <text:p>Anti-proteinase 3 antibodies.</text:p>
          </table:table-cell>
          <table:table-cell office:value-type="string" calcext:value-type="string">
            <text:p>Anti-PM-Scl antibodies.</text:p>
          </table:table-cell>
          <table:table-cell/>
          <table:table-cell office:value-type="float" office:value="1" calcext:value-type="float">
            <text:p>1</text:p>
          </table:table-cell>
          <table:table-cell table:number-columns-repeated="3"/>
        </table:table-row>
        <table:table-row table:style-name="ro1">
          <table:table-cell office:value-type="float" office:value="2021" calcext:value-type="float">
            <text:p>2021</text:p>
          </table:table-cell>
          <table:table-cell office:value-type="float" office:value="121" calcext:value-type="float">
            <text:p>121</text:p>
          </table:table-cell>
          <table:table-cell table:number-columns-repeated="3"/>
          <table:table-cell office:value-type="string" calcext:value-type="string">
            <text:p>A 27-year-old black woman consults for the appearance of edema in the lower limbs, decreased diuresis, fever and a malar rash in butterfly wings of 20 days of evolution. Laboratory tests showed creatinine 3 mg/dl, leukopenia, hemoglobin 10.5 g/dl (normochromic normocytic), CRP 9 mg/dl and ESR 60 mm. Regarding the pathology presented by this patient, point out the correct answer:</text:p>
          </table:table-cell>
          <table:table-cell office:value-type="string" calcext:value-type="string">
            <text:p>Another question about SLE antibodies. Clinical case of SLE with renal involvement, in which positive double-stranded anti-DNA increases the risk of nephritis. As for the rest, anti-Sm are specific to SLE, ANA are detected in more than 90% of cases, and anti-centromere are typical of scleroderma.</text:p>
          </table:table-cell>
          <table:table-cell/>
          <table:table-cell office:value-type="string" calcext:value-type="string">
            <text:p>RHEUMATOLOGY</text:p>
          </table:table-cell>
          <table:table-cell table:number-columns-repeated="3"/>
          <table:table-cell office:value-type="string" calcext:value-type="string">
            <text:p>The anti-Sm antibodies are not specific for this pathology.</text:p>
          </table:table-cell>
          <table:table-cell office:value-type="string" calcext:value-type="string">
            <text:p>Anti-centromere antibodies are detected in 90% of cases.</text:p>
          </table:table-cell>
          <table:table-cell office:value-type="string" calcext:value-type="string">
            <text:p>ANA (antinuclear antibodies) are detected in 50% of cases.</text:p>
          </table:table-cell>
          <table:table-cell office:value-type="string" calcext:value-type="string">
            <text:p>Anti-two-stranded or native anti-DNA correlates with the risk of nephritis.</text:p>
          </table:table-cell>
          <table:table-cell/>
          <table:table-cell office:value-type="float" office:value="4" calcext:value-type="float">
            <text:p>4</text:p>
          </table:table-cell>
          <table:table-cell table:number-columns-repeated="3"/>
        </table:table-row>
        <table:table-row table:style-name="ro1">
          <table:table-cell office:value-type="float" office:value="2021" calcext:value-type="float">
            <text:p>2021</text:p>
          </table:table-cell>
          <table:table-cell office:value-type="float" office:value="122" calcext:value-type="float">
            <text:p>122</text:p>
          </table:table-cell>
          <table:table-cell table:number-columns-repeated="3"/>
          <table:table-cell office:value-type="string" calcext:value-type="string">
            <text:p>75-year-old male, hypertensive on treatment with enalapril (20 mg/day), who consults for deterioration of general condition, bitemporal headache and mandibular claudication of 3 weeks of evolution. In addition, in the last hours, he refers two episodes of amaurosis fugax of the left eye. Physical examination revealed thickening and absence of pulse in the left temporal artery. Analysis: CRP 6 mg/dl (VN &lt;1); hemoglobin 10.5 g/dl; ESR 92 mm. Chest X-ray normal. Considering the most likely diagnosis, check the correct option regarding treatment:</text:p>
          </table:table-cell>
          <table:table-cell office:value-type="string" calcext:value-type="string">
            <text:p>Clinical case of giant cell arteritis. Corticosteroid therapy remains the first choice (answer 1 incorrect), to be administered as pulses (doses differ according to the literature, but at least 125 mg/d) in case of ocular involvement (answer 3 incorrect). The current treatment of choice for corticosteroid sparing is Tocilizumab (answer 4 incorrect), which has also been shown to reduce recurrences (answer 2 correct).</text:p>
          </table:table-cell>
          <table:table-cell/>
          <table:table-cell office:value-type="string" calcext:value-type="string">
            <text:p>RHEUMATOLOGY</text:p>
          </table:table-cell>
          <table:table-cell table:number-columns-repeated="3"/>
          <table:table-cell office:value-type="string" calcext:value-type="string">
            <text:p>Rituximab should be administered, since glucocorticoids have been relegated to second-line treatment due to their side effects.</text:p>
          </table:table-cell>
          <table:table-cell office:value-type="string" calcext:value-type="string">
            <text:p>Tocilizumab has been shown to be effective in reducing recurrences and cumulative prednisone dose in more than 50% of patients.</text:p>
          </table:table-cell>
          <table:table-cell office:value-type="string" calcext:value-type="string">
            <text:p>In the presence of ischemic symptoms, and in order not to worsen the vascular risk of the patient, the use of glucocorticoids at doses higher than 30 mg/day should be avoided.</text:p>
          </table:table-cell>
          <table:table-cell office:value-type="string" calcext:value-type="string">
            <text:p>In conjunction with glucocorticoid boluses of 1 g/day, infliximab should be used as a first-line drug for remission induction.</text:p>
          </table:table-cell>
          <table:table-cell/>
          <table:table-cell office:value-type="float" office:value="2" calcext:value-type="float">
            <text:p>2</text:p>
          </table:table-cell>
          <table:table-cell table:number-columns-repeated="3"/>
        </table:table-row>
        <table:table-row table:style-name="ro1">
          <table:table-cell office:value-type="float" office:value="2021" calcext:value-type="float">
            <text:p>2021</text:p>
          </table:table-cell>
          <table:table-cell table:number-columns-repeated="4"/>
          <table:table-cell office:value-type="string" calcext:value-type="string">
            <text:p>44-year-old patient with a rapidly growing lesion (16x8x12 cm) involving the soft tissues of the proximal third of the right thigh. He reports that he has started to notice the mass, which has a hard consistency and is adhered to deep planes, in the last 6 months. Previously, she had been a regular athlete and had even finished a marathon. On examination, collateral circulation was observed, but no right inguinal lymph nodes were palpable. After biopsy it was confirmed to be a high-grade undifferentiated pleomorphic sarcoma, which in the imaging studies was found proximal to the lesser trochanter. The extension CT scan is negative. What would be the therapeutic approach?</text:p>
          </table:table-cell>
          <table:table-cell office:value-type="string" calcext:value-type="string">
            <text:p>In resection margins, we have: intralesional → marginal (option 3) → Extended → Radical (options 1 and 4). This is a high-grade tumor, in which extended resection including tumor-free margins is indicated. Radical amputation surgery has not been shown to improve survival being reserved for selected cases (invasion of neurovascular structures, pathologic fracture...). Therefore, we discard both option 1 and 4; option 3 is also discarded, because it is a smaller margin than the extended one; by elimination we are left with option 2.</text:p>
          </table:table-cell>
          <table:table-cell office:value-type="string" calcext:value-type="string">
            <text:p>Marco F (Ed.) Traumatología y Ortopedia para el grado en Medicina. Elsevier, Madrid. 2015. ISBN 9788480866774 : Pág 181: Cirugía de resección: Teniendo en cuenta los márgenes a cuyo nivel se realice la extirpación del tumor, hay que considerar varios tipos de resección: intralesional o intratumoral, marginal, ampliada y radical. • En la resección intralesional se hace el abordaje directo del tumor y su extirpación atravesando el mismo o, si es cavitario, vaciando su contenido mediante legrado y raspado de la pared. Esta tipo de resección solo está indicada en lesiones benignas que están limitadas por una cápsula o que son cavitarias (encondromas, lesiones quísticas, tumores de células gigantes y algunos condroblastomas). • La resección marginal se hace a nivel de la periferia o en las proximidades del tumor y por fuera de la cápsula, justamente en la zona reactiva que la rodea. Estaría indicada en tumores benignos activos y agresivos (tumores agresivos de células gigantes, condroblastomas agresivos, osteocondromas, etc.). • La resección con márgenes amplios, o resección ampliada, se hace lejos de la periferia del tumor y de su zona reactiva y siempre en tejido sano a una distancia mínima de 1 cm de la lesión (fig. e l 7 .10). En realidad se trata de una resección intracompartimental y sobre todo se utiliza en tumores malignos, tanto de bajo como de alto grado, intracompartimentales. En la actualidad, la cirugía asistida por «navegación» está empezando a utilizarse con el objetivo de conseguir una mejor selección de los márgenes de resección. • La resección de tipo radical se realiza por fuera de los límites del compartimento, lo que implica la extirpación total del mismo junto con el tumor. Esta resección estaría indicada básicamente en el caso de tumores de alta malignidad y gran extensión local. Las amputaciones y desarticulaciones de los miembros son formas de resección radical pero muy agresivas y mutilantes, que obligan al sacrificio del miembro, por lo que están indicadas en los casos en que no lo está una cirugía de «salvación», circunstancia que se da en los siguientes casos: tumores con gran invasión de partes blandas, cuando existe infiltración de los ejes neurovasculares, en infecciones y en secuelas de la radioterapia; también se valora en los casos que se complican con una fractura patológica. Los progresos obtenidos con la cirugía conservadora han limitado mucho en la actualidad las indicaciones de la cirugía mutilante. Pág 190: TUMORES MALIGNOS (SARCOMAS DE PARTES BLANDAS): En principio, el tratamiento tiene como objetivo la resección de la lesión con los márgenes de seguridad adecuados y si es posible la conservación del miembro afectado (cirugía de salvación del miembro). Los márgenes de resección en estos tumores deben ser amplios o radicales. En el caso de que esta resección no haya sido lo suficientemente amplia (al menos de 2-3 cm de margen), las tasas de recurrencia local suelen ser muy altas. No obstante, y a pesar de que la resección sea amplia, estas recurrencias pueden llegar a ser de hasta el 25%. Pág 191: Histiocitoma fibroso maligno. Es el más frecuente de los sarcomas de partes blandas (40% de todos ellos). Se observa generalmente en adultos varones por encima de los 50 años, se localiza en tejidos profundos de las extremidades inferiores y sobre todo en el muslo, presentándose como una masa de crecimiento lento poco o nada dolorosa. Existen diferentes tipos histológicos: mixoide, angiomatoide y estoriforme-pleomórfico, siendo este último el más frecuente. Suelen dar metástasis pulmonares y muy pocas veces linfáticas. El tratamiento es la resección ampliada (figs. e l 8 .6 -e l8 .8 ).</text:p>
          </table:table-cell>
          <table:table-cell office:value-type="string" calcext:value-type="string">
            <text:p>TRAUMATOLOGY</text:p>
          </table:table-cell>
          <table:table-cell table:number-columns-repeated="3"/>
          <table:table-cell office:value-type="string" calcext:value-type="string">
            <text:p>Hip disarticulation.</text:p>
          </table:table-cell>
          <table:table-cell office:value-type="string" calcext:value-type="string">
            <text:p>Treatment with ifosfamide and tamoxifen for 6 cycles prior to resection surgery to reduce the size of the lesion.</text:p>
          </table:table-cell>
          <table:table-cell office:value-type="string" calcext:value-type="string">
            <text:p>Marginal surgery removing the pseudocapsule that these tumors usually form in response to their rapid growth.</text:p>
          </table:table-cell>
          <table:table-cell office:value-type="string" calcext:value-type="string">
            <text:p>Modified right hemipelvectomy.</text:p>
          </table:table-cell>
          <table:table-cell/>
          <table:table-cell office:value-type="float" office:value="2" calcext:value-type="float">
            <text:p>2</text:p>
          </table:table-cell>
          <table:table-cell table:number-columns-repeated="3"/>
        </table:table-row>
        <table:table-row table:style-name="ro1">
          <table:table-cell office:value-type="float" office:value="2021" calcext:value-type="float">
            <text:p>2021</text:p>
          </table:table-cell>
          <table:table-cell table:number-columns-repeated="4"/>
          <table:table-cell office:value-type="string" calcext:value-type="string">
            <text:p>A fall with anterior shoulder fracture-dislocation that was reduced in the emergency department. A sling was placed and its removal was recommended after 3 weeks. On removal of the immobilization, an area of dysesthesia circumscribed to the lateral region of the shoulder was observed. The patient can perform abduction, but only reaches 15 degrees. She has a magnetic resonance imaging study in which the rotator cuff is undamaged. What is the most likely diagnosis of suspicion?</text:p>
          </table:table-cell>
          <table:table-cell office:value-type="string" calcext:value-type="string">
            <text:p>Dysesthesia of the lateral aspect of the deltoid region of the shoulder (area innervated by the axillary nerve) and paralysis of the deltoid (primary muscle for abduction beyond 15°). The rotator cuff is undamaged in the MRI, ruling out option 1 (it would show us tendinopathy of the teres major). Adhesive capsulitis presents with pain and stiffness of the shoulder, especially on active and passive external rotation. The suprascapular nerve innervates the supraspinatus muscle, which contributes to the first 15º of shoulder abduction (preserved in the statement) and does not innervate the skin of the reflected area.</text:p>
          </table:table-cell>
          <table:table-cell/>
          <table:table-cell office:value-type="string" calcext:value-type="string">
            <text:p>TRAUMATOLOGY</text:p>
          </table:table-cell>
          <table:table-cell table:number-columns-repeated="3"/>
          <table:table-cell office:value-type="string" calcext:value-type="string">
            <text:p>Tendinopathy of the teres major.</text:p>
          </table:table-cell>
          <table:table-cell office:value-type="string" calcext:value-type="string">
            <text:p>Adhesive capsulitis.</text:p>
          </table:table-cell>
          <table:table-cell office:value-type="string" calcext:value-type="string">
            <text:p>Suprascapular nerve neuropathy.</text:p>
          </table:table-cell>
          <table:table-cell office:value-type="string" calcext:value-type="string">
            <text:p>Axillary nerve injury.</text:p>
          </table:table-cell>
          <table:table-cell/>
          <table:table-cell office:value-type="float" office:value="4" calcext:value-type="float">
            <text:p>4</text:p>
          </table:table-cell>
          <table:table-cell table:number-columns-repeated="3"/>
        </table:table-row>
        <table:table-row table:style-name="ro1">
          <table:table-cell office:value-type="float" office:value="2021" calcext:value-type="float">
            <text:p>2021</text:p>
          </table:table-cell>
          <table:table-cell table:number-columns-repeated="4"/>
          <table:table-cell office:value-type="string" calcext:value-type="string">
            <text:p>A 45-year-old patient who presents with a first episode of low back pain of 3 weeks' evolution that prevents him from carrying out his normal life. She does not refer trauma or other underlying pathology. In the physical examination there is no neurological deficit. Which imaging test would be indicated?</text:p>
          </table:table-cell>
          <table:table-cell office:value-type="string" calcext:value-type="string">
            <text:p>A first episode of acute low back pain (less than 6 weeks duration), does not require imaging tests in the absence of "red flags" that may indicate an underlying process, such as a fracture, infection or malignant tumor.</text:p>
          </table:table-cell>
          <table:table-cell office:value-type="string" calcext:value-type="string">
            <text:p>Delgado Martínez (Ed). Cirugía Ortopédica y Traumatología. Panamericana, Madrid. 2018. ISBN: 9788491103479, capítulo 78 : Estudio por imagen: 1. Radiografías: 1. AP-L (deben ser el primer estudio): 1. No es necesario hacerlas siempre. Sólo tras lumbalgia mecánica de 6 semanas de evolución, salvo que existan signos de alarma (“banderas rojas” (tabla 3)) indicativos de malignidad o infección.</text:p>
          </table:table-cell>
          <table:table-cell office:value-type="string" calcext:value-type="string">
            <text:p>TRAUMATOLOGY</text:p>
          </table:table-cell>
          <table:table-cell table:number-columns-repeated="3"/>
          <table:table-cell office:value-type="string" calcext:value-type="string">
            <text:p>As this is the first episode of low back pain, only a simple X-ray of the lumbar spine.</text:p>
          </table:table-cell>
          <table:table-cell office:value-type="string" calcext:value-type="string">
            <text:p>MRI, which provides more information on soft tissue and possible herniations.</text:p>
          </table:table-cell>
          <table:table-cell office:value-type="string" calcext:value-type="string">
            <text:p>CT scan, to better assess the bone structure and possible fractures.</text:p>
          </table:table-cell>
          <table:table-cell office:value-type="string" calcext:value-type="string">
            <text:p>No indication for imaging test.</text:p>
          </table:table-cell>
          <table:table-cell/>
          <table:table-cell office:value-type="float" office:value="4" calcext:value-type="float">
            <text:p>4</text:p>
          </table:table-cell>
          <table:table-cell table:number-columns-repeated="3"/>
        </table:table-row>
        <table:table-row table:style-name="ro1">
          <table:table-cell office:value-type="float" office:value="2021" calcext:value-type="float">
            <text:p>2021</text:p>
          </table:table-cell>
          <table:table-cell table:number-columns-repeated="4"/>
          <table:table-cell office:value-type="string" calcext:value-type="string">
            <text:p>A 40-year-old patient begins to feel discomfort in the right buttock after a prolonged car trip. Since then, he does not tolerate prolonged sitting due to recurrence of pain. Occasionally he feels numbness in the right lower limb that disappears when he gets up. He has a magnetic resonance imaging study and a hip X-ray, in which no abnormalities are reported. Examination of sensibility and osteotendinous reflexes shows no alterations. External rotation maneuvers and resisted abduction, with the hip in 90 degrees of flexion, reproduce the pain. The most probable diagnosis is:</text:p>
          </table:table-cell>
          <table:table-cell office:value-type="string" calcext:value-type="string">
            <text:p>Piriformis syndrome occurs due to compression or impingement of the sciatic nerve by hypertrophy or contracture of the piriformis muscle. The characteristic symptoms of pyramidal syndrome include gluteal pain radiating to the posterior aspect of the thigh that may be accompanied by paresthesias. As a frequent trigger, the patient may report a long period of sitting on a hard surface prior to the pain. The clinical case presents the PACE maneuver in which the patient resists the examiner's external rotation and hip abduction to 90° of flexion. It is considered positive if it reproduces the symptoms in the context of pyramidal syndrome.</text:p>
          </table:table-cell>
          <table:table-cell office:value-type="string" calcext:value-type="string">
            <text:p>Delgado Martínez (Ed). Cirugía Ortopédica y Traumatología. Panamericana, Madrid. 2018. ISBN: 9788491103479, capítulo 53 : • Exploración: Aumenta el dolor a la rotación externa contra resistencia de cadera o en rotación interna pasiva con la cadera en extensión (tensan el músculo).</text:p>
          </table:table-cell>
          <table:table-cell office:value-type="string" calcext:value-type="string">
            <text:p>TRAUMATOLOGY</text:p>
          </table:table-cell>
          <table:table-cell table:number-columns-repeated="3"/>
          <table:table-cell office:value-type="string" calcext:value-type="string">
            <text:p>Femoroacetabular impingement syndrome.</text:p>
          </table:table-cell>
          <table:table-cell office:value-type="string" calcext:value-type="string">
            <text:p>Tensor fascia lata syndrome.</text:p>
          </table:table-cell>
          <table:table-cell office:value-type="string" calcext:value-type="string">
            <text:p>S1 radiculopathy.</text:p>
          </table:table-cell>
          <table:table-cell office:value-type="string" calcext:value-type="string">
            <text:p>Pyramidal syndrome.</text:p>
          </table:table-cell>
          <table:table-cell/>
          <table:table-cell office:value-type="float" office:value="4" calcext:value-type="float">
            <text:p>4</text:p>
          </table:table-cell>
          <table:table-cell table:number-columns-repeated="3"/>
        </table:table-row>
        <table:table-row table:style-name="ro1">
          <table:table-cell office:value-type="float" office:value="2021" calcext:value-type="float">
            <text:p>2021</text:p>
          </table:table-cell>
          <table:table-cell table:number-columns-repeated="4"/>
          <table:table-cell office:value-type="string" calcext:value-type="string">
            <text:p>25-year-old patient, who suffers a motorcycle accident on a Friday night. He is taken to the emergency room and diagnosed with abdominal trauma (negative echo-fast), mild head trauma (Glasgow = 14) and a displaced intracapsular fracture of the right hip. Hemodynamically she is stable, what would be the treatment of choice?</text:p>
          </table:table-cell>
          <table:table-cell office:value-type="string" calcext:value-type="string">
            <text:p>The management of displaced intracapsular hip fracture in a young patient is surgical and should be done early to reduce the risk of avascular necrosis of the hip. They are not talking about life threatening enough to postpone a necessary surgical procedure or to consider an external fixator following a damage containment policy so we discard option 3. This is a 25 year old patient so we have to pursue reduction and fixation avoiding replacement options (we discard option 2 and 4).</text:p>
          </table:table-cell>
          <table:table-cell/>
          <table:table-cell office:value-type="string" calcext:value-type="string">
            <text:p>TRAUMATOLOGY</text:p>
          </table:table-cell>
          <table:table-cell table:number-columns-repeated="3"/>
          <table:table-cell office:value-type="string" calcext:value-type="string">
            <text:p>Reduction, open if necessary, and osteosynthesis of the fracture in the first 24-36 hours.</text:p>
          </table:table-cell>
          <table:table-cell office:value-type="string" calcext:value-type="string">
            <text:p>Total hip resurfacing arthroplasty on Monday on a scheduled basis.</text:p>
          </table:table-cell>
          <table:table-cell office:value-type="string" calcext:value-type="string">
            <text:p>Wait for improvement of the cranial trauma and schedule the following week a scheduled surgery consisting of reduction and osteosynthesis of the fracture.</text:p>
          </table:table-cell>
          <table:table-cell office:value-type="string" calcext:value-type="string">
            <text:p>Given the risk of non-union of these types of fracture, I would perform an emergency bipolar hip hemiarthroplasty.</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38" calcext:value-type="float">
            <text:p>38</text:p>
          </table:table-cell>
          <table:table-cell table:number-columns-repeated="3"/>
          <table:table-cell office:value-type="string" calcext:value-type="string">
            <text:p>A 25-year-old woman with a history of allergic bronchial asthma due to sensitization to grass pollens and atopic dermatitis. She suddenly presents hypotension, tachycardia, urticaria and bronchospasm after ingesting peanuts and is transferred to the emergency department. What would be the order of drugs to be administered and what laboratory test could be requested for further evaluation?</text:p>
          </table:table-cell>
          <table:table-cell office:value-type="string" calcext:value-type="string">
            <text:p>The patient is suffering from anaphylactic shock secondary to peanut ingestion. The treatment of anaphylaxis and anaphylactic shock of first choice is intramuscular adrenaline 1mg/ml (dose 0.01 mg/kg, in adults 0.5 mg maximum). Followed by symptomatic treatment to stabilize the airway with 100% high flow O2, ensure large caliber venous access, fluid replacement and continuous monitoring (HR, BP, SatO2 , diuresis). As adjuvant treatment, an inhaled bronchodilator such as SABA, intramuscular dexchlorpheniramine or corticosteroids such as hydrocortisone IV or methylprednisolone IV can be administered. Adrenaline can be repeated at the same doses every 5 minutes a maximum of 3 times and if after 15 minutes there is no response, IV adrenaline infusion should be started, Glucagon (if treatment with beta-blockers), Atropine (if prolonged bradycardia) or Vasopressors (if refractory hypotension). The laboratory marker that should be requested if anaphylaxis is suspected is serum tryptase in the first hour for a basal determination and another at 4-6 hours to observe its elevation curve. It is not an emergency marker but it is very useful for future allergological study.</text:p>
          </table:table-cell>
          <table:table-cell office:value-type="string" calcext:value-type="string">
            <text:p>https://www.seaic.org/profesionales/galaxia</text:p>
          </table:table-cell>
          <table:table-cell office:value-type="string" calcext:value-type="string">
            <text:p>ALLERGOLOGY</text:p>
          </table:table-cell>
          <table:table-cell table:number-columns-repeated="3"/>
          <table:table-cell office:value-type="string" calcext:value-type="string">
            <text:p>Intramuscular adrenaline, followed by an inhaled bronchodilator of the SABA type and intramuscular dexchlorpheniramine. Then request serum tryptase.</text:p>
          </table:table-cell>
          <table:table-cell office:value-type="string" calcext:value-type="string">
            <text:p>An inhaled SABA-type bronchodilator, followed by intramuscular dexchlorpheniramine and intramuscular adrenaline. Then order serum tryptase.</text:p>
          </table:table-cell>
          <table:table-cell office:value-type="string" calcext:value-type="string">
            <text:p>Intramuscular dexchlorpheniramine, followed by an inhaled bronchodilator of the SABA type and intramuscular adrenaline. Then request eosinophil cationic protein.</text:p>
          </table:table-cell>
          <table:table-cell office:value-type="string" calcext:value-type="string">
            <text:p>Intramuscular adrenaline, followed by an inhaled bronchodilator of the SABA type and intramuscular dexchlorpheniramine. Then request eosinophil cationic protein.</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39" calcext:value-type="float">
            <text:p>39</text:p>
          </table:table-cell>
          <table:table-cell table:number-columns-repeated="3"/>
          <table:table-cell office:value-type="string" calcext:value-type="string">
            <text:p>A 35-year-old patient consults to confirm a suspected allergy to Anisakis simplex. She has previously suffered a clinical picture of gastrointestinal anisakiasis after eating fish. The tests performed show specific IgE levels of 10 KU/l against Anisakis simplex. Which of the following would be the dietary recommendation for this patient?</text:p>
          </table:table-cell>
          <table:table-cell office:value-type="string" calcext:value-type="string">
            <text:p>Anisakis simplex is a parasite frequently found in fish. To avoid reactions with this parasite, a diet free of fresh and raw fish (anchovies in vinegar, smoked, salted fish, sushi, etc.) should be followed. Deep-frozen fish or fresh fish previously frozen at -20ºC for at least 5 days before cooking can be consumed, as long as it is cooked at high temperatures &gt;60ºC (roasted, fried, etc.), avoiding raw, grilled or microwaved preparations. It is recommended to consume preferably the tails because the larvae of the parasite are usually close to the viscera of the head.</text:p>
          </table:table-cell>
          <table:table-cell/>
          <table:table-cell office:value-type="string" calcext:value-type="string">
            <text:p>ALLERGOLOGY</text:p>
          </table:table-cell>
          <table:table-cell table:number-columns-repeated="3"/>
          <table:table-cell office:value-type="string" calcext:value-type="string">
            <text:p>He cannot eat any fish, crustaceans, mollusks or cephalopods.</text:p>
          </table:table-cell>
          <table:table-cell office:value-type="string" calcext:value-type="string">
            <text:p>He can eat fresh fish cooked on the grill.</text:p>
          </table:table-cell>
          <table:table-cell office:value-type="string" calcext:value-type="string">
            <text:p>May eat commercially flash-frozen fish.</text:p>
          </table:table-cell>
          <table:table-cell office:value-type="string" calcext:value-type="string">
            <text:p>You can eat fresh marinated or cold smoked fish.</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40" calcext:value-type="float">
            <text:p>40</text:p>
          </table:table-cell>
          <table:table-cell table:number-columns-repeated="3"/>
          <table:table-cell office:value-type="string" calcext:value-type="string">
            <text:p>16-year-old woman diagnosed with allergic rhinoconjunctivitis due to sensitization to grass pollens since she was 10 years old, who does not fully control the symptomatology during the pollination season with oral antihistamines and nasal topical corticosteroids. Which etiologic therapeutic option would be indicated:</text:p>
          </table:table-cell>
          <table:table-cell office:value-type="string" calcext:value-type="string">
            <text:p>Currently the only effective treatment capable of modifying the natural course of respiratory allergy is specific allergen immunotherapy for a minimum of 3 consecutive years. In this patient the conventional treatment has not worked, so it is possible to escalate to specific allergen immunotherapy. It is true that it is not necessary to wait 10 years to start it since it is indicated and its use is allowed if there is clinical relevance in patients older than 5 years. Omalizumab is a biological treatment that would only be indicated in cases of severe moderate bronchial asthma secondary to respiratory allergy.</text:p>
          </table:table-cell>
          <table:table-cell/>
          <table:table-cell office:value-type="string" calcext:value-type="string">
            <text:p>ALLERGOLOGY</text:p>
          </table:table-cell>
          <table:table-cell table:number-columns-repeated="3"/>
          <table:table-cell office:value-type="string" calcext:value-type="string">
            <text:p>Specific immunotherapy by sublingual or subcutaneous route for a minimum period of 3 years.</text:p>
          </table:table-cell>
          <table:table-cell office:value-type="string" calcext:value-type="string">
            <text:p>Specific immunotherapy by sublingual or subcutaneous route for a maximum period of 1 year.</text:p>
          </table:table-cell>
          <table:table-cell office:value-type="string" calcext:value-type="string">
            <text:p>Omalizumab subcutaneously every 4 weeks for up to 1 year.</text:p>
          </table:table-cell>
          <table:table-cell office:value-type="string" calcext:value-type="string">
            <text:p>Omalizumab subcutaneously every 4 weeks for a minimum period of 6 months.</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22" calcext:value-type="float">
            <text:p>122</text:p>
          </table:table-cell>
          <table:table-cell table:number-columns-repeated="3"/>
          <table:table-cell office:value-type="string" calcext:value-type="string">
            <text:p>A 78-year-old patient with no past history who consults for asthenia and dyspnea of 3 months of evolution, which has progressed to rest in the last few days. In the previous days he also refers chest pain with anginal characteristics with small efforts. On examination, blood pressure of 110/80 mmHg, heart rate of 85 bpm and auscultation with a rough systolic murmur in the right second intercostal space and crackles in both lung bases. Which of the following is the most likely diagnosis?</text:p>
          </table:table-cell>
          <table:table-cell office:value-type="string" calcext:value-type="string">
            <text:p>Aortic stenosis.</text:p>
          </table:table-cell>
          <table:table-cell office:value-type="string" calcext:value-type="string">
            <text:p>https://www.msdmanuals.com/es-es/professional/trastornos-cardiovasculares/enfermedades-valvulares/estenosis-a%C3%B3rtica</text:p>
          </table:table-cell>
          <table:table-cell office:value-type="string" calcext:value-type="string">
            <text:p>CARDIOLOGY</text:p>
          </table:table-cell>
          <table:table-cell table:number-columns-repeated="3"/>
          <table:table-cell office:value-type="string" calcext:value-type="string">
            <text:p>Mitral insufficiency.</text:p>
          </table:table-cell>
          <table:table-cell office:value-type="string" calcext:value-type="string">
            <text:p>Aortic stenosis.</text:p>
          </table:table-cell>
          <table:table-cell office:value-type="string" calcext:value-type="string">
            <text:p>Aortic insufficiency.</text:p>
          </table:table-cell>
          <table:table-cell office:value-type="string" calcext:value-type="string">
            <text:p>Dilated cardiomyopathy of ischemic origin.</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24" calcext:value-type="float">
            <text:p>124</text:p>
          </table:table-cell>
          <table:table-cell table:number-columns-repeated="3"/>
          <table:table-cell office:value-type="string" calcext:value-type="string">
            <text:p>82-year-old woman with chronic atrial fibrillation of 10 years of evolution and preserved biventricular systolic function who presents with episodes of symptomatic complete atrioventricular block, so it is decided to implant a definitive cardiac pacing system. Which of the following is indicated:</text:p>
          </table:table-cell>
          <table:table-cell office:value-type="string" calcext:value-type="string">
            <text:p>VVI pacemaker (ventricular unicameral).</text:p>
          </table:table-cell>
          <table:table-cell office:value-type="string" calcext:value-type="string">
            <text:p>https://cardiopatiascongenitas.net/arritmias/marcapasos/unicameral/</text:p>
          </table:table-cell>
          <table:table-cell office:value-type="string" calcext:value-type="string">
            <text:p>CARDIOLOGY</text:p>
          </table:table-cell>
          <table:table-cell table:number-columns-repeated="3"/>
          <table:table-cell office:value-type="string" calcext:value-type="string">
            <text:p>DDD pacemaker (bicameral).</text:p>
          </table:table-cell>
          <table:table-cell office:value-type="string" calcext:value-type="string">
            <text:p>VVI pacemaker (ventricular unicameral).</text:p>
          </table:table-cell>
          <table:table-cell office:value-type="string" calcext:value-type="string">
            <text:p>AAI pacemaker (single-chamber atrial pacemaker).</text:p>
          </table:table-cell>
          <table:table-cell office:value-type="string" calcext:value-type="string">
            <text:p>Ventricular resynchronization therapy (CRT).</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25" calcext:value-type="float">
            <text:p>125</text:p>
          </table:table-cell>
          <table:table-cell table:number-columns-repeated="3"/>
          <table:table-cell office:value-type="string" calcext:value-type="string">
            <text:p>A 23-year-old male diagnosed with Wolff-Parkinson-White syndrome who comes to the emergency department for palpitations. The ECG shows an irregular wide QRS tachycardia, with a heart rate of 205 bpm, compatible with pre-excited atrial fibrillation. Which of the following drugs do you consider appropriate to stop the tachycardia:</text:p>
          </table:table-cell>
          <table:table-cell office:value-type="string" calcext:value-type="string">
            <text:p>Procainamide. The treatment of choice for Wolff-Parkinson-White syndrome is cardioversion with direct current. Heart rate slowing drugs, commonly used in atrial fibrillation, are ineffective, and digoxin and non-dihydropyridine calcium channel blockers (e.g., verapamil, diltiazem) are contraindicated because they may increase the ventricular rate and cause ventricular fibrillation. If cardioversion is not possible, drugs that prolong the refractory period of accessory connection should be used. IV procainamide or amiodarone is preferred, but any class Ia, Ic or III antiarrhythmic drug can be used.</text:p>
          </table:table-cell>
          <table:table-cell office:value-type="string" calcext:value-type="string">
            <text:p>https://www.msdmanuals.com/es-es/professional/trastornos-cardiovasculares/arritmias-y-trastornos-de-la-conducci%C3%B3n-card%C3%ADaca/fibrilaci%C3%B3n-auricular-y-s%C3%ADndrome-de-wolff-parkinson-white-wpw</text:p>
          </table:table-cell>
          <table:table-cell office:value-type="string" calcext:value-type="string">
            <text:p>CARDIOLOGY</text:p>
          </table:table-cell>
          <table:table-cell table:number-columns-repeated="3"/>
          <table:table-cell office:value-type="string" calcext:value-type="string">
            <text:p>Verapamil.</text:p>
          </table:table-cell>
          <table:table-cell office:value-type="string" calcext:value-type="string">
            <text:p>Digoxin.</text:p>
          </table:table-cell>
          <table:table-cell office:value-type="string" calcext:value-type="string">
            <text:p>Adenosine.</text:p>
          </table:table-cell>
          <table:table-cell office:value-type="string" calcext:value-type="string">
            <text:p>Procainamide.</text:p>
          </table:table-cell>
          <table:table-cell/>
          <table:table-cell office:value-type="float" office:value="4" calcext:value-type="float">
            <text:p>4</text:p>
          </table:table-cell>
          <table:table-cell table:number-columns-repeated="3"/>
        </table:table-row>
        <table:table-row table:style-name="ro1">
          <table:table-cell office:value-type="float" office:value="2022" calcext:value-type="float">
            <text:p>2022</text:p>
          </table:table-cell>
          <table:table-cell office:value-type="float" office:value="126" calcext:value-type="float">
            <text:p>126</text:p>
          </table:table-cell>
          <table:table-cell table:number-columns-repeated="3"/>
          <table:table-cell office:value-type="string" calcext:value-type="string">
            <text:p>A 58-year-old male with a history of arterial hypertension of 6 years of evolution, who consults for poor control of blood pressure figures despite receiving treatment with an angiotensin-converting enzyme inhibitor, a diuretic and a calcium antagonist. On consultation she presented with blood pressure of 149/100 mmHg. Laboratory tests: creatinine 1.2 mg/dl, potassium 2.2 mEq/l and compensated metabolic alkalosis; the rest of the biochemical study, blood count, coagulation and urinary sediment were normal. Mark the correct statement:</text:p>
          </table:table-cell>
          <table:table-cell office:value-type="string" calcext:value-type="string">
            <text:p>CT scan is part of the diagnostic workup in case there is biochemical confirmation.</text:p>
          </table:table-cell>
          <table:table-cell office:value-type="string" calcext:value-type="string">
            <text:p>https://www.nefrologiaaldia.org/es-articulo-hipertension-arterial-resistente-408</text:p>
          </table:table-cell>
          <table:table-cell office:value-type="string" calcext:value-type="string">
            <text:p>CARDIOLOGY</text:p>
          </table:table-cell>
          <table:table-cell table:number-columns-repeated="3"/>
          <table:table-cell office:value-type="string" calcext:value-type="string">
            <text:p>The origin of hypertension in this case is excessive aldosterone secretion caused by autonomic hyperfunction of the adrenal medulla.</text:p>
          </table:table-cell>
          <table:table-cell office:value-type="string" calcext:value-type="string">
            <text:p>In most cases the anatomical substrate is bilateral hyperplasia of the adrenal cortex.</text:p>
          </table:table-cell>
          <table:table-cell office:value-type="string" calcext:value-type="string">
            <text:p>CT scan is part of the diagnostic study in case of biochemical confirmation.</text:p>
          </table:table-cell>
          <table:table-cell office:value-type="string" calcext:value-type="string">
            <text:p>Spironolactone is contraindicated in the management of this pathology.</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28" calcext:value-type="float">
            <text:p>128</text:p>
          </table:table-cell>
          <table:table-cell table:number-columns-repeated="3"/>
          <table:table-cell office:value-type="string" calcext:value-type="string">
            <text:p>75-year-old woman with a history of heart failure with an ejection fraction of 25% who comes for a check-up, being stable in NYHA functional class III. She has an implanted cardioverter defibrillator. Current medication consists of lisinopril, carvedilol and spironolactone at maximum tolerated doses. On physical examination he has BP 118/74 mmHg, HR 78 bpm. On cardiac auscultation a third tone is detected, pulmonary auscultation is normal and there is no edema. Which of the following is the most appropriate step in his management?</text:p>
          </table:table-cell>
          <table:table-cell office:value-type="string" calcext:value-type="string">
            <text:p>Discontinue lisinopril and initiate sacubitril/valsartan.</text:p>
          </table:table-cell>
          <table:table-cell office:value-type="string" calcext:value-type="string">
            <text:p>https://secardiologia.es/clinica/publicaciones/actualidad-cardiologia-clinica/abril-2018/9427-manejo-pra-ctico-de-sacubitrilo-valsarta-n-en-la-consulta-del-cardio-logo</text:p>
          </table:table-cell>
          <table:table-cell office:value-type="string" calcext:value-type="string">
            <text:p>CARDIOLOGY</text:p>
          </table:table-cell>
          <table:table-cell table:number-columns-repeated="3"/>
          <table:table-cell office:value-type="string" calcext:value-type="string">
            <text:p>Add sacubitril/valsartan.</text:p>
          </table:table-cell>
          <table:table-cell office:value-type="string" calcext:value-type="string">
            <text:p>Add ivabradine.</text:p>
          </table:table-cell>
          <table:table-cell office:value-type="string" calcext:value-type="string">
            <text:p>Discontinue lisinopril and start sacubitril/valsartan.</text:p>
          </table:table-cell>
          <table:table-cell office:value-type="string" calcext:value-type="string">
            <text:p>Discontinue carvedilol and start ivabradine.</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29" calcext:value-type="float">
            <text:p>129</text:p>
          </table:table-cell>
          <table:table-cell table:number-columns-repeated="3"/>
          <table:table-cell office:value-type="string" calcext:value-type="string">
            <text:p>65-year-old male presenting to the emergency department for appearance of cyanotic mottled lesions on the toes of both feet. Personal history: smoking, hypertension and dyslipidemia. Chest X-ray: mediastinal widening. Thoracic-abdominal-pelvic CT angiography: descending thoracic aortic aneurysm 7 cm in diameter, distal to the left subclavian artery and with mural thrombus. Of the following, indicate the correct option:</text:p>
          </table:table-cell>
          <table:table-cell office:value-type="string" calcext:value-type="string">
            <text:p>Thoracic stent implantation is indicated. </text:p>
          </table:table-cell>
          <table:table-cell/>
          <table:table-cell office:value-type="string" calcext:value-type="string">
            <text:p>CARDIOLOGY</text:p>
          </table:table-cell>
          <table:table-cell table:number-columns-repeated="3"/>
          <table:table-cell office:value-type="string" calcext:value-type="string">
            <text:p>Statin therapy is indicated to stabilize the thrombus.</text:p>
          </table:table-cell>
          <table:table-cell office:value-type="string" calcext:value-type="string">
            <text:p>Urgent diagnostic aortography is necessary.</text:p>
          </table:table-cell>
          <table:table-cell office:value-type="string" calcext:value-type="string">
            <text:p>At surgery, the aneurysmal segment is replaced by a tubular prosthesis with reimplantation of the supra-aortic trunks.</text:p>
          </table:table-cell>
          <table:table-cell office:value-type="string" calcext:value-type="string">
            <text:p>Thoracic stent implantation is indicated.</text:p>
          </table:table-cell>
          <table:table-cell/>
          <table:table-cell office:value-type="float" office:value="4" calcext:value-type="float">
            <text:p>4</text:p>
          </table:table-cell>
          <table:table-cell table:number-columns-repeated="3"/>
        </table:table-row>
        <table:table-row table:style-name="ro1">
          <table:table-cell office:value-type="float" office:value="2022" calcext:value-type="float">
            <text:p>2022</text:p>
          </table:table-cell>
          <table:table-cell office:value-type="float" office:value="130" calcext:value-type="float">
            <text:p>130</text:p>
          </table:table-cell>
          <table:table-cell table:number-columns-repeated="3"/>
          <table:table-cell office:value-type="string" calcext:value-type="string">
            <text:p>An 85-year-old man in permanent atrial fibrillation consults for abrupt pain and coldness in the right foot for 6 hours. On examination he presents plantar cyanosis with partial sensory and mobility deficit. The femoral pulse is palpable, while the popliteal and distal pulses of this extremity are absent. Which of the following is the best therapeutic approach?</text:p>
          </table:table-cell>
          <table:table-cell office:value-type="string" calcext:value-type="string">
            <text:p>Urgent surgical treatment by thromboembolectomy. </text:p>
          </table:table-cell>
          <table:table-cell/>
          <table:table-cell office:value-type="string" calcext:value-type="string">
            <text:p>CARDIOLOGY</text:p>
          </table:table-cell>
          <table:table-cell table:number-columns-repeated="3"/>
          <table:table-cell office:value-type="string" calcext:value-type="string">
            <text:p>Discourage revascularization surgery because of prolonged ischemia time.</text:p>
          </table:table-cell>
          <table:table-cell office:value-type="string" calcext:value-type="string">
            <text:p>Apply heat and notify the on-call vascular surgeon.</text:p>
          </table:table-cell>
          <table:table-cell office:value-type="string" calcext:value-type="string">
            <text:p>Urgent surgical treatment by thromboembolectomy.</text:p>
          </table:table-cell>
          <table:table-cell office:value-type="string" calcext:value-type="string">
            <text:p>Urgent medical treatment with intravenous prostaglandin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89" calcext:value-type="float">
            <text:p>89</text:p>
          </table:table-cell>
          <table:table-cell table:number-columns-repeated="3"/>
          <table:table-cell office:value-type="string" calcext:value-type="string">
            <text:p>A 4-year-old girl presenting with a high fever of 6 days' evolution. On clinical examination she presents an erythematous maculopapular rash on the trunk and genital area, with a tendency to confluence, without becoming scarlatiniform; conjunctival injection without secretions and red lips with raspberry tongue. She also presents erythema with edema in hands and feet and a unilateral cervical adenopathy of 2 cm in diameter. The most likely clinical diagnosis of suspicion is:</text:p>
          </table:table-cell>
          <table:table-cell office:value-type="string" calcext:value-type="string">
            <text:p>There is no doubt, they are not meeting the diagnostic criteria of Kawasaki disease (fever of several days of evolution, exanthema, conjunctival injection, red lips, raspberry tongue, edema of acral parts and adenopathy).</text:p>
          </table:table-cell>
          <table:table-cell/>
          <table:table-cell office:value-type="string" calcext:value-type="string">
            <text:p>DERMATOLOGY</text:p>
          </table:table-cell>
          <table:table-cell table:number-columns-repeated="3"/>
          <table:table-cell office:value-type="string" calcext:value-type="string">
            <text:p>Kawasaki disease.</text:p>
          </table:table-cell>
          <table:table-cell office:value-type="string" calcext:value-type="string">
            <text:p>Measles.</text:p>
          </table:table-cell>
          <table:table-cell office:value-type="string" calcext:value-type="string">
            <text:p>Rubella.</text:p>
          </table:table-cell>
          <table:table-cell office:value-type="string" calcext:value-type="string">
            <text:p>Scarlet fever.</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77" calcext:value-type="float">
            <text:p>177</text:p>
          </table:table-cell>
          <table:table-cell table:number-columns-repeated="3"/>
          <table:table-cell office:value-type="string" calcext:value-type="string">
            <text:p>33-year-old patient, resident of Valencia, who consults for presenting on the right cheek an erythematous-orange plaque after an insect bite that has been growing slowly until reaching 1.5 cm and that in the last weeks has ulcerated and covered with a scammocostra. The lesion only causes discrete discomfort if scratched. The patient has a history of plaque psoriasis treated with subcutaneous adalimumab. She is in good general condition and does not take any other drugs and does not report any drug allergies. Indicate the treatment you would use:</text:p>
          </table:table-cell>
          <table:table-cell office:value-type="string" calcext:value-type="string">
            <text:p>The fact that the place of residence is mentioned already gives us many clues. A "bite" that transforms into a lesion in an uncovered area with a crusty surface and that bothers little or nothing... in the Mediterranean basin this is cutaneous leishmaniasis or oriental button. And while it is true that the lesion is &lt; 4 cm and unique, we are told that the patient is being treated with adalimumab, an anti-TNF monoclonal antibody. With the exception of meglumine antimoniate, none of the other treatments proposed in the different options are indicated in leishmaniasis, so it is clear. The only thing that is more debatable is that, as this is an immunosuppressed patient, systemic treatment would probably be more appropriate. I don't know if for that reason contestable, but at least, debatable.</text:p>
          </table:table-cell>
          <table:table-cell/>
          <table:table-cell office:value-type="string" calcext:value-type="string">
            <text:p>DERMATOLOGY</text:p>
          </table:table-cell>
          <table:table-cell table:number-columns-repeated="3"/>
          <table:table-cell office:value-type="string" calcext:value-type="string">
            <text:p>Oral isotretinoin.</text:p>
          </table:table-cell>
          <table:table-cell office:value-type="string" calcext:value-type="string">
            <text:p>Intralesional meglumine antimoniate.</text:p>
          </table:table-cell>
          <table:table-cell office:value-type="string" calcext:value-type="string">
            <text:p>Systemic corticosteroids.</text:p>
          </table:table-cell>
          <table:table-cell office:value-type="string" calcext:value-type="string">
            <text:p>Oral amoxicillin.</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50" calcext:value-type="float">
            <text:p>50</text:p>
          </table:table-cell>
          <table:table-cell table:number-columns-repeated="3"/>
          <table:table-cell office:value-type="string" calcext:value-type="string">
            <text:p>A 58-year-old man comes for a scheduled check-up for type 2 diabetes mellitus diagnosed 6 years ago. He has a personal history of hypertension, dyslipidemia, ischemic heart disease and pancreatitis of biliary origin. His medication includes lisinopril, metoprolol, metformin, ASA and atorvastatin. Physical examination showed blood pressure 151/93 mmHg, BMI 27.1 kg/m2. Glycated hemoglobin is 8.3%. Which of the following is the most appropriate treatment for this patient?</text:p>
          </table:table-cell>
          <table:table-cell office:value-type="string" calcext:value-type="string">
            <text:p>Patient with obesity, hypertension and increased HbA1C. In recent studies, Empaglifozin, a highly selective inhibitor of SGLT210, significantly reduces AT, HbA1C and BMI. Glipizide is of the sulfonylurea group. Its use should be avoided in patients with heart disease. Acarbose can interact with beta-blockers, such as those taken by our patient. Sitagliptin has been shown to decrease HbA1C but not HT or BMI.</text:p>
          </table:table-cell>
          <table:table-cell/>
          <table:table-cell office:value-type="string" calcext:value-type="string">
            <text:p>ENDOCRINOLOGY</text:p>
          </table:table-cell>
          <table:table-cell table:number-columns-repeated="3"/>
          <table:table-cell office:value-type="string" calcext:value-type="string">
            <text:p>Empaglifozin.</text:p>
          </table:table-cell>
          <table:table-cell office:value-type="string" calcext:value-type="string">
            <text:p>Glipizide.</text:p>
          </table:table-cell>
          <table:table-cell office:value-type="string" calcext:value-type="string">
            <text:p>Acarbose.</text:p>
          </table:table-cell>
          <table:table-cell office:value-type="string" calcext:value-type="string">
            <text:p>Sitagliptin.</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51" calcext:value-type="float">
            <text:p>51</text:p>
          </table:table-cell>
          <table:table-cell table:number-columns-repeated="3"/>
          <table:table-cell office:value-type="string" calcext:value-type="string">
            <text:p>55-year-old woman with type 1 diabetes diagnosed at age 15 years who refers nausea and abdominal distention, especially after meals. Evaluation is consistent with diabetic gastroparesis. Which of the following medications would be the most appropriate treatment to improve her symptoms:</text:p>
          </table:table-cell>
          <table:table-cell office:value-type="string" calcext:value-type="string">
            <text:p>It was approved as a treatment for gastroparesis by the US Food and Drug Administration (FDA) in 1979 and remains the first-line drug. It acts as a prokinetic by its antagonistic effect on dopamine 2 (D2) receptors promoting gastric emptying and, in addition, binds to the 5-hydroxytryptamine 4 receptor (serotonin 5-HT4) to stimulate cholinergic nerve pathways in the stomach. Physiologically, it accelerates intestinal transit by increasing the tone and amplitude of gastric contractions, increases lower esophageal sphincter pressure and improves antropyloroduodenal coordination. In addition, this antiemetic agent provides relief through antagonism of central and peripheral dopamine receptors.</text:p>
          </table:table-cell>
          <table:table-cell/>
          <table:table-cell office:value-type="string" calcext:value-type="string">
            <text:p>ENDOCRINOLOGY</text:p>
          </table:table-cell>
          <table:table-cell table:number-columns-repeated="3"/>
          <table:table-cell office:value-type="string" calcext:value-type="string">
            <text:p>Lansoprazole.</text:p>
          </table:table-cell>
          <table:table-cell office:value-type="string" calcext:value-type="string">
            <text:p>Ondansetron.</text:p>
          </table:table-cell>
          <table:table-cell office:value-type="string" calcext:value-type="string">
            <text:p>Loperamide.</text:p>
          </table:table-cell>
          <table:table-cell office:value-type="string" calcext:value-type="string">
            <text:p>Metoclopramide.</text:p>
          </table:table-cell>
          <table:table-cell/>
          <table:table-cell office:value-type="float" office:value="4" calcext:value-type="float">
            <text:p>4</text:p>
          </table:table-cell>
          <table:table-cell table:number-columns-repeated="3"/>
        </table:table-row>
        <table:table-row table:style-name="ro1">
          <table:table-cell office:value-type="float" office:value="2022" calcext:value-type="float">
            <text:p>2022</text:p>
          </table:table-cell>
          <table:table-cell office:value-type="float" office:value="55" calcext:value-type="float">
            <text:p>55</text:p>
          </table:table-cell>
          <table:table-cell table:number-columns-repeated="3"/>
          <table:table-cell office:value-type="string" calcext:value-type="string">
            <text:p>63-year-old diabetic patient whose family physician has requested a blood test to determine vitamin B12 levels.What is the antidiabetic drug he is taking that warrants such a request:</text:p>
          </table:table-cell>
          <table:table-cell office:value-type="string" calcext:value-type="string">
            <text:p>Metformin is an oral antidiabetic widely used in the treatment of type 2 diabetes mellitus. The best known side effects are gastrointestinal side effects and lactic acidosis; however, vitamin B 12 malabsorption, is less well known. A decrease in vitamin B 12 levels is observed in patients treated with metformin. The mechanism by which this deficit occurs is not clear and it is known to be reversible when treatment is interrupted.</text:p>
          </table:table-cell>
          <table:table-cell/>
          <table:table-cell office:value-type="string" calcext:value-type="string">
            <text:p>ENDOCRINOLOGY</text:p>
          </table:table-cell>
          <table:table-cell table:number-columns-repeated="3"/>
          <table:table-cell office:value-type="string" calcext:value-type="string">
            <text:p>Gliclazide.</text:p>
          </table:table-cell>
          <table:table-cell office:value-type="string" calcext:value-type="string">
            <text:p>Metformin.</text:p>
          </table:table-cell>
          <table:table-cell office:value-type="string" calcext:value-type="string">
            <text:p>Repaglinide.</text:p>
          </table:table-cell>
          <table:table-cell office:value-type="string" calcext:value-type="string">
            <text:p>Pioglitazone.</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68" calcext:value-type="float">
            <text:p>168</text:p>
          </table:table-cell>
          <table:table-cell table:number-columns-repeated="3"/>
          <table:table-cell office:value-type="string" calcext:value-type="string">
            <text:p>58-year-old male, obese, asymptomatic, moderate drinker, who presents a first baseline blood glucose of 153 mg/d with negative glycosuria. In the following weeks he has had two other baseline blood glucose readings of 118 and 136 mg/dl. Which of the following is the most appropriate approach to confirm the diagnosis of diabetes mellitus:</text:p>
          </table:table-cell>
          <table:table-cell office:value-type="string" calcext:value-type="string">
            <text:p>Diagnostic Criteria for DM according to ISPAD 2018 *Classic symptoms of diabetes with blood glucose &gt; 200mgr/dl or: * Fasting glycemia ≥ 126mgr/dl (fasting at least 8h) or * Glycemia at 2h SOG ≥ 200mgr/dl (on 2 occasions) or * HbA1C ≥ 6.5%.</text:p>
          </table:table-cell>
          <table:table-cell/>
          <table:table-cell office:value-type="string" calcext:value-type="string">
            <text:p>ENDOCRINOLOGY</text:p>
          </table:table-cell>
          <table:table-cell table:number-columns-repeated="3"/>
          <table:table-cell office:value-type="string" calcext:value-type="string">
            <text:p>Practice a blood glucose curve with 75 g of glucose.</text:p>
          </table:table-cell>
          <table:table-cell office:value-type="string" calcext:value-type="string">
            <text:p>Already meets diagnostic criteria for diabetes mellitus.</text:p>
          </table:table-cell>
          <table:table-cell office:value-type="string" calcext:value-type="string">
            <text:p>Request a determination of basal insulinemia or C-peptide.</text:p>
          </table:table-cell>
          <table:table-cell office:value-type="string" calcext:value-type="string">
            <text:p>Request a determination of glycosylated hemoglobin.</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60" calcext:value-type="float">
            <text:p>160</text:p>
          </table:table-cell>
          <table:table-cell table:number-columns-repeated="3"/>
          <table:table-cell office:value-type="string" calcext:value-type="string">
            <text:p>A 35-year-old woman, taking contraceptives, comes to the emergency department with febrile syndrome and paresthesias in the left hemibody. Blood tests showed Hb 7.5 g/dL, platelets 7,000/microl, normal leukocytes with normal differential count, LDH 1,200 IU/l, reticulocytes 10% (normal 0.5-2%), undetectable serum haptoglobin, negative direct Coombs' test and peripheral blood smear with schistocytes. Coagulation (prothrombin time and APTT) normal. Which of the following is the most likely diagnosis:</text:p>
          </table:table-cell>
          <table:table-cell office:value-type="string" calcext:value-type="string">
            <text:p>The patient presents criteria for Thrombotic Thrombocytopenic Purpura (TTP): 1. Neurological alteration. 2. Febrile syndrome (fever). 3. Coombs negative migroangiopathic hemolytic anemia (presence of schistocytes). 4. Thrombopenia.</text:p>
          </table:table-cell>
          <table:table-cell/>
          <table:table-cell office:value-type="string" calcext:value-type="string">
            <text:p>HEMATOLOGY</text:p>
          </table:table-cell>
          <table:table-cell table:number-columns-repeated="3"/>
          <table:table-cell office:value-type="string" calcext:value-type="string">
            <text:p>Autoimmune hemolytic anemia.</text:p>
          </table:table-cell>
          <table:table-cell office:value-type="string" calcext:value-type="string">
            <text:p>Thrombotic thrombocytopenic purpura.</text:p>
          </table:table-cell>
          <table:table-cell office:value-type="string" calcext:value-type="string">
            <text:p>Evans syndrome (hemolytic anemia and immune thrombopenia).</text:p>
          </table:table-cell>
          <table:table-cell office:value-type="string" calcext:value-type="string">
            <text:p>Idiopathic immune thrombocytopenia.</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60" calcext:value-type="float">
            <text:p>160</text:p>
          </table:table-cell>
          <table:table-cell table:number-columns-repeated="3"/>
          <table:table-cell office:value-type="string" calcext:value-type="string">
            <text:p>A 35-year-old woman, taking contraceptives, comes to the emergency department with febrile syndrome and paresthesias in the left hemibody. Blood tests show Hb 7.5 g/dL, platelets 7,000/microl, normal leukocytes with normal differential count, LDH 1,200 IU/l, reticulocytes 10% (normal 0.5-2%), undetectable serum haptoglobin, negative direct Coombs' test and peripheral blood smear with schistocytes. Coagulation (prothrombin time and APTT) normal. Which of the following is the most likely diagnosis:</text:p>
          </table:table-cell>
          <table:table-cell office:value-type="string" calcext:value-type="string">
            <text:p>The fear of all on-call hematologists... that you will get a TTP. Because, although infrequent, it is the greatest hematologic emergency. <text:s/>The clinical case is fairly typical. A young person with fever and neurological symptoms that make him go to the emergency department (he is on the run). Laboratory tests show anemia with evidence of hemolysis (increased LDH and retis, presence of schistocytes in peripheral blood) and severe thrombopenia. In addition, coagulation is normal. To distinguish it from the rest of things (although you should not hesitate...) it tells you that the coombs is negative. As a reminder: URGENT TREATMENT: PLASMATIC REPLACEMENTS. The diagnostic confirmation is the ADAMTS 13 deficit, but treatment is started before having that value, which is not usually done urgently. And, as we all know, these things usually come at night and/or weekends, to make things more difficult....</text:p>
          </table:table-cell>
          <table:table-cell/>
          <table:table-cell office:value-type="string" calcext:value-type="string">
            <text:p>HEMATOLOGY</text:p>
          </table:table-cell>
          <table:table-cell table:number-columns-repeated="3"/>
          <table:table-cell office:value-type="string" calcext:value-type="string">
            <text:p>Autoimmune hemolytic anemia.</text:p>
          </table:table-cell>
          <table:table-cell office:value-type="string" calcext:value-type="string">
            <text:p>Thrombotic thrombocytopenic purpura.</text:p>
          </table:table-cell>
          <table:table-cell office:value-type="string" calcext:value-type="string">
            <text:p>Evans syndrome (hemolytic anemia and immune thrombopenia).</text:p>
          </table:table-cell>
          <table:table-cell office:value-type="string" calcext:value-type="string">
            <text:p>Idiopathic immune thrombocytopenia.</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80" calcext:value-type="float">
            <text:p>180</text:p>
          </table:table-cell>
          <table:table-cell table:number-columns-repeated="3"/>
          <table:table-cell office:value-type="string" calcext:value-type="string">
            <text:p>A 26-year-old woman diagnosed with systemic lupus erythematosus, on treatment with hydroxychloroquine, who consults for a feeling of generalized weakness that has progressively set in over the last 15 days. The physical examination reveals cutaneous pallor and the CBC shows Hb 7.4 g/dL, Hct 31%, MCV 108. Which of the following tests will be most useful in deciding the course of action?</text:p>
          </table:table-cell>
          <table:table-cell office:value-type="string" calcext:value-type="string">
            <text:p>They give to know of a patient with SLE in treatment with Hydroxychloroquine. She has a hb of 7.4 and a MCV over 100, adding pallor and weakness, we would be dealing with a macrocytic anemia. In my opinion, the most suitable would be alternative 2, since hydroxyloroquine has been reported to decrease the absorption of folic acid, and since she has a complication of SLE, in this case, we could be dealing with an autoimmune hemolytic anemia with folic acid consumption. And for this it would be first to determine with the direct coombs.</text:p>
          </table:table-cell>
          <table:table-cell/>
          <table:table-cell office:value-type="string" calcext:value-type="string">
            <text:p>HEMATOLOGY</text:p>
          </table:table-cell>
          <table:table-cell table:number-columns-repeated="3"/>
          <table:table-cell office:value-type="string" calcext:value-type="string">
            <text:p>Haptoglobin.</text:p>
          </table:table-cell>
          <table:table-cell office:value-type="string" calcext:value-type="string">
            <text:p>Coombs' test.</text:p>
          </table:table-cell>
          <table:table-cell office:value-type="string" calcext:value-type="string">
            <text:p>Vitamin B12.</text:p>
          </table:table-cell>
          <table:table-cell office:value-type="string" calcext:value-type="string">
            <text:p>Antinuclear antibodies.</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80" calcext:value-type="float">
            <text:p>180</text:p>
          </table:table-cell>
          <table:table-cell table:number-columns-repeated="3"/>
          <table:table-cell office:value-type="string" calcext:value-type="string">
            <text:p>A 26-year-old woman diagnosed with systemic lupus erythematosus, on treatment with hydroxychloroquine, consults for a feeling of generalized weakness that has progressively developed in the last 15 days. The physical examination reveals cutaneous pallor and the CBC shows Hb 7.4 g/dL, Hct 31%, MCV 108. Which of the following tests will be most useful in deciding the course of action?</text:p>
          </table:table-cell>
          <table:table-cell office:value-type="string" calcext:value-type="string">
            <text:p>It tells us about a patient with a diagnosis of lupus and macrocytic anemia. In the end, all the data are usually given for a reason. The onset of the picture seems relatively rapid and it is also associated with an autoimmune disease, so it seems that they want you to associate it with an autoimmune hemolytic anemia. The low haptoglobin would tell us it is "hemolytic", the coombs test would tell us it is "autoimmune". Vitamin B12, probably the MCV would be higher than 108 and the onset of the clinical picture would be slower. The ANA would not give us anything in relation to the anemia, since it already has a diagnosis. Therefore, correct answer 2. As a note, autoimmune hemolytic anemias are usually slightly macrocytic due to reticulocytosis. Remember to ask for reticulocytes.</text:p>
          </table:table-cell>
          <table:table-cell/>
          <table:table-cell office:value-type="string" calcext:value-type="string">
            <text:p>HEMATOLOGY</text:p>
          </table:table-cell>
          <table:table-cell table:number-columns-repeated="3"/>
          <table:table-cell office:value-type="string" calcext:value-type="string">
            <text:p>Haptoglobin.</text:p>
          </table:table-cell>
          <table:table-cell office:value-type="string" calcext:value-type="string">
            <text:p>Coombs test.</text:p>
          </table:table-cell>
          <table:table-cell office:value-type="string" calcext:value-type="string">
            <text:p>Vitamin B12.</text:p>
          </table:table-cell>
          <table:table-cell office:value-type="string" calcext:value-type="string">
            <text:p>Antinuclear antibodies.</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83" calcext:value-type="float">
            <text:p>183</text:p>
          </table:table-cell>
          <table:table-cell table:number-columns-repeated="3"/>
          <table:table-cell office:value-type="string" calcext:value-type="string">
            <text:p>A 45-year-old woman with no history of interest consults for dyspneic sensation of about 4 days of evolution. Examination shows rhythmic tachycardia, without murmurs, and pulmonary auscultation is normal. Arterial blood gases showed a pO2 of 70 mmHg and a pCO2 of 32 mmHg. Hemogram, renal and hepatic function are normal. Prothrombin time 90%, activated partial thromboplastin time (APTT) ratio of 2 to control (N &lt;1.2). Which of the following diagnoses is the most likely:</text:p>
          </table:table-cell>
          <table:table-cell office:value-type="string" calcext:value-type="string">
            <text:p>In this question what they assume is that this is a 45-year-old woman who is diagnosed with pulmonary thromboembolism (PTE). With this diagnosis, options 3 and 4 are directly excluded (also, she is female, so we would not have to think about hemophilia) As an analytical data, it says that there is a lengthening of the aPTT. So, they want you to know, she has positive lupus ac and link it directly to antiphospholipid syndrome (APS). A Leiden's does not alter coagulation, so it is ruled out as well. Anyway, although it is not within the possible answers, lupus positivity can be related to a myriad of clinical situations, syndromes and pathologies. Assuming that a PTE + lupus is a PFS seems to me to be a bit of a stretch, but it is the most likely with the data provided.</text:p>
          </table:table-cell>
          <table:table-cell/>
          <table:table-cell office:value-type="string" calcext:value-type="string">
            <text:p>HEMATOLOGY</text:p>
          </table:table-cell>
          <table:table-cell table:number-columns-repeated="3"/>
          <table:table-cell office:value-type="string" calcext:value-type="string">
            <text:p>Antiphospholipid syndrome.</text:p>
          </table:table-cell>
          <table:table-cell office:value-type="string" calcext:value-type="string">
            <text:p>Factor V of Leiden.</text:p>
          </table:table-cell>
          <table:table-cell office:value-type="string" calcext:value-type="string">
            <text:p>Hemophilia.</text:p>
          </table:table-cell>
          <table:table-cell office:value-type="string" calcext:value-type="string">
            <text:p>Acute pericarditis.</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75" calcext:value-type="float">
            <text:p>175</text:p>
          </table:table-cell>
          <table:table-cell table:number-columns-repeated="3"/>
          <table:table-cell office:value-type="string" calcext:value-type="string">
            <text:p>A 62-year-old patient who consults because of close contact in recent weeks with a person with active tuberculosis. Mantoux test is positive (12 mm). His history includes treatment with oral anticoagulants (acenocoumarol) for a deep vein thrombosis a few months ago. He does not report fever or cough and is asymptomatic. Chest X-ray is normal. Which of the following treatments is the most advisable?</text:p>
          </table:table-cell>
          <table:table-cell office:value-type="string" calcext:value-type="string">
            <text:p>As of 2018, there are four dosing schedules for treatment of latent TB infection recommended by the CDC using isoniazid (INH), rifapentine (RPT) or rifampin (RIF). All treatments are effective. Health care providers should prescribe the shorter treatments, which are more convenient, whenever possible. The shortest combination would be Isoniazid + Rifapentine for three months or Rifampicin for four months. However, the fact that he is taking acenocoumarol means that the indication for this patient is Isoniazid for 9 months, since there is interaction between the rifamycin derivatives (rifapentine and rifampicin).</text:p>
          </table:table-cell>
          <table:table-cell office:value-type="string" calcext:value-type="string">
            <text:p>https://www.cdc.gov/tb/esp/topic/treatment/ltbi.htm , https://www.cdc.gov/tb/esp/topic/treatment/decideltbi.htm</text:p>
          </table:table-cell>
          <table:table-cell office:value-type="string" calcext:value-type="string">
            <text:p>PREVENTIVE MEDICINE</text:p>
          </table:table-cell>
          <table:table-cell table:number-columns-repeated="3"/>
          <table:table-cell office:value-type="string" calcext:value-type="string">
            <text:p>Isoniazid, for nine months.</text:p>
          </table:table-cell>
          <table:table-cell office:value-type="string" calcext:value-type="string">
            <text:p>Rifampicin, for four months.</text:p>
          </table:table-cell>
          <table:table-cell office:value-type="string" calcext:value-type="string">
            <text:p>Isoniazid and rifampicin, for three months.</text:p>
          </table:table-cell>
          <table:table-cell office:value-type="string" calcext:value-type="string">
            <text:p>Isoniazid and rifapentine, for three months.</text:p>
          </table:table-cell>
          <table:table-cell/>
          <table:table-cell office:value-type="float" office:value="4" calcext:value-type="float">
            <text:p>4</text:p>
          </table:table-cell>
          <table:table-cell table:number-columns-repeated="3"/>
        </table:table-row>
        <table:table-row table:style-name="ro1">
          <table:table-cell office:value-type="float" office:value="2022" calcext:value-type="float">
            <text:p>2022</text:p>
          </table:table-cell>
          <table:table-cell office:value-type="float" office:value="126" calcext:value-type="float">
            <text:p>126</text:p>
          </table:table-cell>
          <table:table-cell table:number-columns-repeated="3"/>
          <table:table-cell office:value-type="string" calcext:value-type="string">
            <text:p>A 58-year-old man with a 6-year history of hypertension consults for poor blood pressure control despite treatment with an angiotensin-converting enzyme inhibitor, a diuretic and a calcium antagonist. On consultation she presented with blood pressure of 149/100 mmHg. Laboratory tests: creatinine 1.2 mg/dl, potassium 2.2 mEq/l and compensated metabolic alkalosis; the rest of the biochemical study, blood count, coagulation and urinary sediment were normal. Point out the correct statement:</text:p>
          </table:table-cell>
          <table:table-cell office:value-type="string" calcext:value-type="string">
            <text:p>We are presented with a patient with resistant arterial hypertension, assuming that he has primary hyperaldosteronism due to hypokalemic metabolic alkalosis. When the diagnosis is biochemically confirmed, the next test to be performed is a CT scan to determine the subtype and rule out the presence of an adrenal carcinoma (option 3 correct). Therefore, it is necessary to wait for the imaging test to confirm the etiology (option 1 incorrect). The most frequent cause is aldosterone-producing adenoma (option 2 incorrect). Spironolactone is the medical treatment of choice (option 4 incorrect).</text:p>
          </table:table-cell>
          <table:table-cell/>
          <table:table-cell office:value-type="string" calcext:value-type="string">
            <text:p>NEPHROLOGY</text:p>
          </table:table-cell>
          <table:table-cell table:number-columns-repeated="3"/>
          <table:table-cell office:value-type="string" calcext:value-type="string">
            <text:p>The origin of hypertension in this case is excessive secretion of aldosterone caused by autonomic hyperfunction of the adrenal medulla.</text:p>
          </table:table-cell>
          <table:table-cell office:value-type="string" calcext:value-type="string">
            <text:p>In most cases the anatomical substrate is a bilateral hyperplasia of the adrenal cortex.</text:p>
          </table:table-cell>
          <table:table-cell office:value-type="string" calcext:value-type="string">
            <text:p>CT scan is part of the diagnostic study in case of biochemical confirmation.</text:p>
          </table:table-cell>
          <table:table-cell office:value-type="string" calcext:value-type="string">
            <text:p>Spironolactone is contraindicated in the management of this pathology.</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48" calcext:value-type="float">
            <text:p>148</text:p>
          </table:table-cell>
          <table:table-cell table:number-columns-repeated="3"/>
          <table:table-cell office:value-type="string" calcext:value-type="string">
            <text:p>A 48-year-old patient referred to the nephrology department for an estimated glomerular filtration rate (eGFR) of 32 ml/min/1.72 mL/min/1.72 mL. Which of the following data would NOT suggest chronic kidney disease?</text:p>
          </table:table-cell>
          <table:table-cell office:value-type="string" calcext:value-type="string">
            <text:p>Adequate corticomedullary differentiation is suggestive of no chronic parenchymal impairment, and is a frequent finding in acute renal failure (option 4 correct). A family history of nephropathy could indicate the existence of a hereditary disorder (incorrect option 2). Small kidneys and hyperphosphatemia are features of chronic kidney disease (option 1 and 3 incorrect).</text:p>
          </table:table-cell>
          <table:table-cell/>
          <table:table-cell office:value-type="string" calcext:value-type="string">
            <text:p>NEPHROLOGY</text:p>
          </table:table-cell>
          <table:table-cell table:number-columns-repeated="3"/>
          <table:table-cell office:value-type="string" calcext:value-type="string">
            <text:p>Small sized kidneys.</text:p>
          </table:table-cell>
          <table:table-cell office:value-type="string" calcext:value-type="string">
            <text:p>Family history of nephropathy.</text:p>
          </table:table-cell>
          <table:table-cell office:value-type="string" calcext:value-type="string">
            <text:p>Elevated levels of phosphorus in blood.</text:p>
          </table:table-cell>
          <table:table-cell office:value-type="string" calcext:value-type="string">
            <text:p>Good ultrasound differentiation of renal cortex and medulla.</text:p>
          </table:table-cell>
          <table:table-cell/>
          <table:table-cell office:value-type="float" office:value="4" calcext:value-type="float">
            <text:p>4</text:p>
          </table:table-cell>
          <table:table-cell table:number-columns-repeated="3"/>
        </table:table-row>
        <table:table-row table:style-name="ro1">
          <table:table-cell office:value-type="float" office:value="2022" calcext:value-type="float">
            <text:p>2022</text:p>
          </table:table-cell>
          <table:table-cell office:value-type="float" office:value="149" calcext:value-type="float">
            <text:p>149</text:p>
          </table:table-cell>
          <table:table-cell table:number-columns-repeated="3"/>
          <table:table-cell office:value-type="string" calcext:value-type="string">
            <text:p>A 67-year-old woman with chronic kidney disease secondary to diabetic nephropathy. She currently has a creatinine of 3.2 mg/dL with estimated glomerular filtration rate (CKD-EPI) 14 ml/min. Which of the following is true?</text:p>
          </table:table-cell>
          <table:table-cell office:value-type="string" calcext:value-type="string">
            <text:p>A glomerular filtration rate of less than 15 ml/min is classified as stage 5 (G5), indicating that the renal disease is end-stage and the initiation of replacement therapy should be considered (option 2 true, option 1 false). In this situation, good glycemic control is not expected to reverse renal damage, although it may help to delay progression (false choice 3). These patients usually present stage A3 albuminuria (above 300 mg/24 h), and may reach the nephrotic range (false choice 4).</text:p>
          </table:table-cell>
          <table:table-cell/>
          <table:table-cell office:value-type="string" calcext:value-type="string">
            <text:p>NEPHROLOGY</text:p>
          </table:table-cell>
          <table:table-cell table:number-columns-repeated="3"/>
          <table:table-cell office:value-type="string" calcext:value-type="string">
            <text:p>He presents stage 3 chronic kidney disease and should initiate phosphorus chelators.</text:p>
          </table:table-cell>
          <table:table-cell office:value-type="string" calcext:value-type="string">
            <text:p>He has stage 5 chronic kidney disease and renal replacement therapy should be considered.</text:p>
          </table:table-cell>
          <table:table-cell office:value-type="string" calcext:value-type="string">
            <text:p>Good glycemic control can reverse renal failure.</text:p>
          </table:table-cell>
          <table:table-cell office:value-type="string" calcext:value-type="string">
            <text:p>It is unlikely to present proteinuria higher than 500 mg/24 h.</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50" calcext:value-type="float">
            <text:p>150</text:p>
          </table:table-cell>
          <table:table-cell table:number-columns-repeated="3"/>
          <table:table-cell office:value-type="string" calcext:value-type="string">
            <text:p>A 47-year-old woman consults for voiding syndrome. She is diagnosed with uncomplicated urinary tract infection and treated with ciprofloxacin for 5 days. A week later, she consulted again for general malaise, arthralgias and the appearance of a skin rash. In the analytical analysis, the glomerular filtration rate was 45 ml/min (CKD-EPI), whereas 6 months ago it was 100 ml/min. In the sediment leukocytes are identified, being negative for nitrites. Of the following, which is the most probable cause of his renal failure?</text:p>
          </table:table-cell>
          <table:table-cell office:value-type="string" calcext:value-type="string">
            <text:p>General malaise, arthralgias, skin rash, acute renal failure and active sediment with sterile leukocyturia following the intake of a drug is highly suggestive of AIN (option 4 correct). Among drugs, antibiotics are the most frequent cause, and ciprofloxacin is one of the most common. Direct nephrotoxicity is very rare and is characterized by crystallization in the renal tubules (incorrect option 2). Postinfectious glomerulonephritis is more typical of children and adults older than 60 years, and usually manifests with hematuria after streptococcal infections (option 1 incorrect). Acute pyelonephritis would have been presented with high fever and renal fossa pain (option 3 incorrect).</text:p>
          </table:table-cell>
          <table:table-cell/>
          <table:table-cell office:value-type="string" calcext:value-type="string">
            <text:p>NEPHROLOGY</text:p>
          </table:table-cell>
          <table:table-cell table:number-columns-repeated="3"/>
          <table:table-cell office:value-type="string" calcext:value-type="string">
            <text:p>Postinfectious glomerulonephritis.</text:p>
          </table:table-cell>
          <table:table-cell office:value-type="string" calcext:value-type="string">
            <text:p>Ciprofloxacin nephrotoxicity.</text:p>
          </table:table-cell>
          <table:table-cell office:value-type="string" calcext:value-type="string">
            <text:p>Acute pyelonephritis.</text:p>
          </table:table-cell>
          <table:table-cell office:value-type="string" calcext:value-type="string">
            <text:p>Acute interstitial nephritis.</text:p>
          </table:table-cell>
          <table:table-cell/>
          <table:table-cell office:value-type="float" office:value="4" calcext:value-type="float">
            <text:p>4</text:p>
          </table:table-cell>
          <table:table-cell table:number-columns-repeated="3"/>
        </table:table-row>
        <table:table-row table:style-name="ro1">
          <table:table-cell office:value-type="float" office:value="2022" calcext:value-type="float">
            <text:p>2022</text:p>
          </table:table-cell>
          <table:table-cell office:value-type="float" office:value="151" calcext:value-type="float">
            <text:p>151</text:p>
          </table:table-cell>
          <table:table-cell table:number-columns-repeated="3"/>
          <table:table-cell office:value-type="string" calcext:value-type="string">
            <text:p>A 22-year-old male presents to the emergency department with "almost black" urine for the past 12 hours. He has no past history of interest and is not taking any medications. He refers an upper respiratory catarrhal symptoms since 4-5 days ago for which he has taken paracetamol. Examination: temperature 37.3 ºC, BP 150/95, HR 85 bpm, slight pharyngeal erythema, the rest normal. Laboratory tests showed: Hb 12.8 g/dl, Hcto 39%, leukocytes 10,500/mm3 with normal formula, platelets 250,000/mm3, normal coagulation, urea 25 mg/dl, creatinine 0.8 mg/dl, ions, hepatic, lipid, albumin and total proteins normal. Normal autoimmunity study and negative viral serology. Urine 24 h with proteinuria of 0.75 g/24 h, sediment with 10 erythrocytes per field (90% dysmorphic), no leukocyturia. Renal ultrasound was normal. Which diagnosis do you think is more likely?</text:p>
          </table:table-cell>
          <table:table-cell office:value-type="string" calcext:value-type="string">
            <text:p>A picture of macroscopic hematuria and mild proteinuria with normal creatinine levels, accompanied by an upper tract catarrhal picture, is very suggestive of IgA nephropathy (option 3 correct).</text:p>
          </table:table-cell>
          <table:table-cell/>
          <table:table-cell office:value-type="string" calcext:value-type="string">
            <text:p>NEPHROLOGY</text:p>
          </table:table-cell>
          <table:table-cell table:number-columns-repeated="3"/>
          <table:table-cell office:value-type="string" calcext:value-type="string">
            <text:p>Nephropathy with minimal changes.</text:p>
          </table:table-cell>
          <table:table-cell office:value-type="string" calcext:value-type="string">
            <text:p>Postinfectious glomerulonephritis.</text:p>
          </table:table-cell>
          <table:table-cell office:value-type="string" calcext:value-type="string">
            <text:p>IgA nephropathy.</text:p>
          </table:table-cell>
          <table:table-cell office:value-type="string" calcext:value-type="string">
            <text:p>Acute interstitial nephriti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52" calcext:value-type="float">
            <text:p>152</text:p>
          </table:table-cell>
          <table:table-cell table:number-columns-repeated="3"/>
          <table:table-cell office:value-type="string" calcext:value-type="string">
            <text:p>24-year-old male presenting with dysmorphic microhematuria, proteinuria of 3 g/24 h, eGFR (CKD-EPI) 85 ml/min and sensorineural hearing loss. He reports that his maternal grandmother required dialysis at 70 years of age and both his mother and younger sister have isolated microhematuria. Which of the following diseases is more likely?</text:p>
          </table:table-cell>
          <table:table-cell office:value-type="string" calcext:value-type="string">
            <text:p>Textbook case, little to add. Microhematuria, proteinuria and sensorineural hearing loss in a young male with a family history of women with hematuria = Alport syndrome.</text:p>
          </table:table-cell>
          <table:table-cell/>
          <table:table-cell office:value-type="string" calcext:value-type="string">
            <text:p>NEPHROLOGY</text:p>
          </table:table-cell>
          <table:table-cell table:number-columns-repeated="3"/>
          <table:table-cell office:value-type="string" calcext:value-type="string">
            <text:p>Alport syndrome.</text:p>
          </table:table-cell>
          <table:table-cell office:value-type="string" calcext:value-type="string">
            <text:p>IgA nephropathy.</text:p>
          </table:table-cell>
          <table:table-cell office:value-type="string" calcext:value-type="string">
            <text:p>Fabry disease.</text:p>
          </table:table-cell>
          <table:table-cell office:value-type="string" calcext:value-type="string">
            <text:p>Autosomal dominant polycystic kidney disease.</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53" calcext:value-type="float">
            <text:p>153</text:p>
          </table:table-cell>
          <table:table-cell table:number-columns-repeated="3"/>
          <table:table-cell office:value-type="string" calcext:value-type="string">
            <text:p>A 19-year-old male with no past history of interest comes to the emergency department because after a respiratory infection he presents with asthenia, malaise, oliguria and headache. Physical examination: BP 210/120 mmHg, fundus with hypertensive retinopathy grade III. Laboratory tests: Hb 7.4 g/dl, platelets 85,000/mm3, 2-3 schistocytes in the peripheral blood smear, LDH 950 IU/ml, serum creatinine 8.75 mg/dl. Urine system: proteinuria 300 mg/dl, sediment 15 red blood cells per field. ADAMTS-13 levels are normal. Given these findings, what would be your main diagnostic suspicion?</text:p>
          </table:table-cell>
          <table:table-cell office:value-type="string" calcext:value-type="string">
            <text:p>Difficult question. The patient presents with thrombotic microangiopathy (TMA) with acute renal failure. This points to HUS, TTP, drug-induced TMA, or TMA mediated by complement, coagulation, or metabolism. Normal ADAMTS-13 levels rule out TTP (incorrect choice 1). The absence of gastrointestinal symptoms rules out typical Shiga toxin HUS (incorrect choice 4). Pneumococcal infections can also cause HUS, although it is rare and more so in adults. The history of respiratory infection (not specified, it could be pneumococcal pneumonia) together with the absence of DIC data (no mention of bleeding or altered coagulation tests) makes me think of atypical HUS (option 2 correct).</text:p>
          </table:table-cell>
          <table:table-cell/>
          <table:table-cell office:value-type="string" calcext:value-type="string">
            <text:p>NEPHROLOGY</text:p>
          </table:table-cell>
          <table:table-cell table:number-columns-repeated="3"/>
          <table:table-cell office:value-type="string" calcext:value-type="string">
            <text:p>Thrombotic thrombocytopenic purpura.</text:p>
          </table:table-cell>
          <table:table-cell office:value-type="string" calcext:value-type="string">
            <text:p>Atypical hemolytic uremic syndrome.</text:p>
          </table:table-cell>
          <table:table-cell office:value-type="string" calcext:value-type="string">
            <text:p>Disseminated intravascular coagulation.</text:p>
          </table:table-cell>
          <table:table-cell office:value-type="string" calcext:value-type="string">
            <text:p>Typical hemolytic uremic syndrome.</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70" calcext:value-type="float">
            <text:p>170</text:p>
          </table:table-cell>
          <table:table-cell table:number-columns-repeated="3"/>
          <table:table-cell office:value-type="string" calcext:value-type="string">
            <text:p>A 75-year-old woman on sertraline treatment who comes to the emergency department with confusional symptoms. There is no evidence of edema and blood pressure is 130/70. The blood test shows Na 126 mEq/l and K 4 mEq/l, natriuria is 45 mEq/l and diuretic intake has been ruled out. Which of the following is the most correct approach?</text:p>
          </table:table-cell>
          <table:table-cell office:value-type="string" calcext:value-type="string">
            <text:p>We are presented with a patient with moderate euvolemic hyponatremia, suggesting a syndrome of inadequate antidiuresis (SIAD) secondary to sertraline, although it would be necessary to have urinary osmolality to confirm this. Primary adrenal insufficiency produces hypovolemic hyponatremia (incorrect option 1). Diabetes insipidus is the opposite of this pathology, usually presenting with hypernatremia (option 4 incorrect). The question remains whether to treat aggressively with hypertonic saline, or to be more conservative by indicating hydric restriction. With natremia above 125 mmol/l it is not indicated to treat with HSS unless the patient has severe neurological symptoms, which does not seem to be the case (they describe a confusional picture that would be a moderate hyponatremic encephalopathy), and it is not indicated to restore natremia as soon as possible (due to the risk of osmotic demyelination syndrome). Therefore, the correct answer would be 3. What I do not like about this answer is that the second part ("if natraemia does not rise, switch to slow infusion of saline") is incorrect, since in this case the use of furosemide, tolvaptan or urea should be considered, not saline (and it does not indicate tonicity either, since isotonic is not the same as hypertonic). In any case, I do not see it as very likely to be overridden.</text:p>
          </table:table-cell>
          <table:table-cell/>
          <table:table-cell office:value-type="string" calcext:value-type="string">
            <text:p>NEPHROLOGY</text:p>
          </table:table-cell>
          <table:table-cell table:number-columns-repeated="3"/>
          <table:table-cell office:value-type="string" calcext:value-type="string">
            <text:p>It is Addison's disease and corticosteroids should be administered immediately.</text:p>
          </table:table-cell>
          <table:table-cell office:value-type="string" calcext:value-type="string">
            <text:p>Administer hypertonic saline to restore natremia as soon as possible.</text:p>
          </table:table-cell>
          <table:table-cell office:value-type="string" calcext:value-type="string">
            <text:p>Indicate water restriction and if natremia does not rise, switch to slow infusion of saline.</text:p>
          </table:table-cell>
          <table:table-cell office:value-type="string" calcext:value-type="string">
            <text:p>Request brain MRI, since it is probably diabetes insipidu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95" calcext:value-type="float">
            <text:p>195</text:p>
          </table:table-cell>
          <table:table-cell table:number-columns-repeated="3"/>
          <table:table-cell office:value-type="string" calcext:value-type="string">
            <text:p>A 66-year-old woman with type 2 diabetes mellitus. When assessing her renal function, she presents a G3a/A1 stage. To which values does this stage correspond, the most frequent in patients with diabetic nephropathy?</text:p>
          </table:table-cell>
          <table:table-cell office:value-type="string" calcext:value-type="string">
            <text:p>Easy question. Stage G3a corresponds to a filtration rate between 45-59 ml/min. Stage A1 corresponds to albuminuria less than 30 mg/ml. Therefore the correct option is 1.</text:p>
          </table:table-cell>
          <table:table-cell/>
          <table:table-cell office:value-type="string" calcext:value-type="string">
            <text:p>NEPHROLOGY</text:p>
          </table:table-cell>
          <table:table-cell table:number-columns-repeated="3"/>
          <table:table-cell office:value-type="string" calcext:value-type="string">
            <text:p>Glomerular filtration rate 45-59 ml/min/1.73 m² and albuminuria &lt;30 mg/ml.</text:p>
          </table:table-cell>
          <table:table-cell office:value-type="string" calcext:value-type="string">
            <text:p>Glomerular filtration rate 30-44 ml/min/1.73 m² and albuminuria &lt;30 mg/ml.</text:p>
          </table:table-cell>
          <table:table-cell office:value-type="string" calcext:value-type="string">
            <text:p>Glomerular filtration rate 45-59 ml/min/1.73 m² and albuminuria 30-300 mg/ml.</text:p>
          </table:table-cell>
          <table:table-cell office:value-type="string" calcext:value-type="string">
            <text:p>Glomerular filtration rate 15-29 ml/min/1.73 m² and albuminuria &lt;30 mg/ml.</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92" calcext:value-type="float">
            <text:p>92</text:p>
          </table:table-cell>
          <table:table-cell table:number-columns-repeated="3"/>
          <table:table-cell office:value-type="string" calcext:value-type="string">
            <text:p>A 75-year-old woman brought for consultation by her family because they have been finding her depressed and with memory lapses for months. They are concerned that she may have Alzheimer's disease. The patient refers that she does not think anything is wrong with her and that she is as usual. In what order do the following symptoms generally occur in the progression of Alzheimer's disease:</text:p>
          </table:table-cell>
          <table:table-cell office:value-type="string" calcext:value-type="string">
            <text:p>I answer this question thinking more about what they want to ask than what they are really asking. There is heterogeneity in the development of Alzheimer's disease symptoms. There are behavioral variants, but in the MIR they usually want you to think of other types of dementias in the face of behavioral symptoms. In fact, the appearance of these symptoms in early stages should alert us and open the range of diagnostic possibilities. Therefore, we discard 2 and 4. Between 1 and 3, I choose 3 for the same reason and because of the emphasis on the decline of functional independence that occurs in these patients.</text:p>
          </table:table-cell>
          <table:table-cell/>
          <table:table-cell office:value-type="string" calcext:value-type="string">
            <text:p>NEUROLOGY</text:p>
          </table:table-cell>
          <table:table-cell table:number-columns-repeated="3"/>
          <table:table-cell office:value-type="string" calcext:value-type="string">
            <text:p>Mood changes, behavioral symptoms, cognitive deficits.</text:p>
          </table:table-cell>
          <table:table-cell office:value-type="string" calcext:value-type="string">
            <text:p>Behavioral symptoms, motor symptoms, decline of functional independence.</text:p>
          </table:table-cell>
          <table:table-cell office:value-type="string" calcext:value-type="string">
            <text:p>Mood changes, cognitive deficit, decline of functional independence.</text:p>
          </table:table-cell>
          <table:table-cell office:value-type="string" calcext:value-type="string">
            <text:p>Behavioral symptoms, mood changes, motor symptom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00" calcext:value-type="float">
            <text:p>100</text:p>
          </table:table-cell>
          <table:table-cell table:number-columns-repeated="3"/>
          <table:table-cell office:value-type="string" calcext:value-type="string">
            <text:p>An 80-year-old woman with a history of arterial hypertension and diabetes mellitus who suddenly presents with language impairment. On arrival at the hospital, an unknown atrial fibrillation is observed, and on examination she presents fluent speech with a tendency to slurred speech, poor language comprehension, inability to repeat and dysnomia. Semiologically she presents a picture compatible with:</text:p>
          </table:table-cell>
          <table:table-cell office:value-type="string" calcext:value-type="string">
            <text:p>It is a semiology question that helps us to remember the types of aphasia. The following aspects should be taken into account: language emission (fluent, non-fluent, non-emission), comprehension (yes or no), repetition (yes or no) and nomination. Wernicke's aphasia or sensitive aphasia has a fluent language, does not understand, does not repeat and does not nominate, just like the patient in the question. Sensory transcortical aphasia differs from sensory aphasia in that patients are able to repeat. Conduction aphasia differs from sensory aphasia in that comprehension is preserved, all else being equal. Finally, in broca's aphasia the language is non-fluent, comprehension is preserved, it does not repeat and does not nominate.</text:p>
          </table:table-cell>
          <table:table-cell/>
          <table:table-cell office:value-type="string" calcext:value-type="string">
            <text:p>NEUROLOGY</text:p>
          </table:table-cell>
          <table:table-cell table:number-columns-repeated="3"/>
          <table:table-cell office:value-type="string" calcext:value-type="string">
            <text:p>Broca's aphasia.</text:p>
          </table:table-cell>
          <table:table-cell office:value-type="string" calcext:value-type="string">
            <text:p>Conduction aphasia.</text:p>
          </table:table-cell>
          <table:table-cell office:value-type="string" calcext:value-type="string">
            <text:p>Sensitive transcortical aphasia.</text:p>
          </table:table-cell>
          <table:table-cell office:value-type="string" calcext:value-type="string">
            <text:p>Wernicke's aphasia.</text:p>
          </table:table-cell>
          <table:table-cell/>
          <table:table-cell office:value-type="float" office:value="4" calcext:value-type="float">
            <text:p>4</text:p>
          </table:table-cell>
          <table:table-cell table:number-columns-repeated="3"/>
        </table:table-row>
        <table:table-row table:style-name="ro1">
          <table:table-cell office:value-type="float" office:value="2022" calcext:value-type="float">
            <text:p>2022</text:p>
          </table:table-cell>
          <table:table-cell office:value-type="float" office:value="102" calcext:value-type="float">
            <text:p>102</text:p>
          </table:table-cell>
          <table:table-cell table:number-columns-repeated="3"/>
          <table:table-cell office:value-type="string" calcext:value-type="string">
            <text:p>A 29-year-old woman with a history of febrile seizures and a heavy smoker. She consults for frequent, stereotyped episodes that begin with an ascending epigastric sensation and an unpleasant odor, followed by disconnection from the environment. Family members who are with her observe that she makes sucking movements and repeated opening and closing movements of the left hand. After two minutes the movements subside, but she has difficulty responding appropriately and only partially remembers what happened. Which of the following is the most likely diagnosis?</text:p>
          </table:table-cell>
          <table:table-cell office:value-type="string" calcext:value-type="string">
            <text:p>The clinical case makes a textbook description of a medial temporal seizure. The aura of ascending epigastric sensation and olfactory alteration and the subsequent description of the seizure with alteration of the level of consciousness (disconnection from the environment) with oral and manual automatisms. The current classification is the 2017 ILAE classification that would describe this seizure as focal seizure with altered level of consciousness, but in the MIR they still use the old terminology (complex is what altered level of consciousness was called).</text:p>
          </table:table-cell>
          <table:table-cell/>
          <table:table-cell office:value-type="string" calcext:value-type="string">
            <text:p>NEUROLOGY</text:p>
          </table:table-cell>
          <table:table-cell table:number-columns-repeated="3"/>
          <table:table-cell office:value-type="string" calcext:value-type="string">
            <text:p>Complex focal temporal lobe seizures.</text:p>
          </table:table-cell>
          <table:table-cell office:value-type="string" calcext:value-type="string">
            <text:p>Transient ischemic attacks in right carotid territory.</text:p>
          </table:table-cell>
          <table:table-cell office:value-type="string" calcext:value-type="string">
            <text:p>Simple focal motor seizures.</text:p>
          </table:table-cell>
          <table:table-cell office:value-type="string" calcext:value-type="string">
            <text:p>Episodes of transient global amnesia.</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03" calcext:value-type="float">
            <text:p>103</text:p>
          </table:table-cell>
          <table:table-cell table:number-columns-repeated="3"/>
          <table:table-cell office:value-type="string" calcext:value-type="string">
            <text:p>A 30-year-old male who consults for unilateral periocular headaches that rapidly progress to become very intense. The pain attacks last 30-60 minutes, occur 2-3 times a day, and are accompanied by tearing in the painful eye and unilateral rhinorrhea. What is the most appropriate preventive treatment?</text:p>
          </table:table-cell>
          <table:table-cell office:value-type="string" calcext:value-type="string">
            <text:p>They describe a characteristic case of cluster headache. It is more frequent in males, the pain is characteristically unilateral periocular of great intensity, of variable duration, usually minutes, and it associates trigeminoautonomic signs such as rhinorrhea and unilateral conjunctival injection. The preventive treatment par excellence is verapamil associated with a descending corticosteroid regimen, as described in answer 2.</text:p>
          </table:table-cell>
          <table:table-cell/>
          <table:table-cell office:value-type="string" calcext:value-type="string">
            <text:p>NEUROLOGY</text:p>
          </table:table-cell>
          <table:table-cell table:number-columns-repeated="3"/>
          <table:table-cell office:value-type="string" calcext:value-type="string">
            <text:p>Oral prednisone with withdrawal in 2-3 months.</text:p>
          </table:table-cell>
          <table:table-cell office:value-type="string" calcext:value-type="string">
            <text:p>Oral prednisone with withdrawal in one month, associated with oral verapamil at a dose of 80-180 mg every 8 hours.</text:p>
          </table:table-cell>
          <table:table-cell office:value-type="string" calcext:value-type="string">
            <text:p>Carbamazepine at doses of 600-1200 mg per day.</text:p>
          </table:table-cell>
          <table:table-cell office:value-type="string" calcext:value-type="string">
            <text:p>Indomethacin at a dose of 50 mg every 8 hours for one month.</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05" calcext:value-type="float">
            <text:p>105</text:p>
          </table:table-cell>
          <table:table-cell table:number-columns-repeated="3"/>
          <table:table-cell office:value-type="string" calcext:value-type="string">
            <text:p>A 45-year-old male brought to the consultation by his relatives for a one-year history of memory loss, which has progressed to the point of needing help with some activities of daily living. He has a history of migraines and some episode of self-limited neurological focality for which he has never consulted. The neuropsychological examination is compatible with an initial dementia and the brain MRI shows a severe leukoencephalopathy. Which test should be ordered?</text:p>
          </table:table-cell>
          <table:table-cell office:value-type="string" calcext:value-type="string">
            <text:p>They describe a characteristic case of CADASIL (Cerebral Autosomal Dominant Arteriopathy with Sub-cortical Infarcts and Leukoencephalopathy). It is a genetic disease of autosomal dominant inheritance by mutation of the NOTCH3 gene. This mutation causes vascular involvement of small vessel that generates severe leukoencephalopathy early, which generates various symptoms. Migraines, cerebrovascular disease and cognitive impairment at early ages stand out, as shown in the clinical case of the question.</text:p>
          </table:table-cell>
          <table:table-cell/>
          <table:table-cell office:value-type="string" calcext:value-type="string">
            <text:p>NEUROLOGY</text:p>
          </table:table-cell>
          <table:table-cell table:number-columns-repeated="3"/>
          <table:table-cell office:value-type="string" calcext:value-type="string">
            <text:p>Lumbar puncture to analyze amyloid and tau protein in CSF.</text:p>
          </table:table-cell>
          <table:table-cell office:value-type="string" calcext:value-type="string">
            <text:p>Genetic study for presenilin 1 (PSEN1).</text:p>
          </table:table-cell>
          <table:table-cell office:value-type="string" calcext:value-type="string">
            <text:p>Genetic study for NOTCH3.</text:p>
          </table:table-cell>
          <table:table-cell office:value-type="string" calcext:value-type="string">
            <text:p>Genetic study for progranulin.</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07" calcext:value-type="float">
            <text:p>107</text:p>
          </table:table-cell>
          <table:table-cell table:number-columns-repeated="3"/>
          <table:table-cell office:value-type="string" calcext:value-type="string">
            <text:p>A 55-year-old male who suffers a subarachnoid hemorrhage due to a ruptured middle cerebral artery aneurysm. He is treated surgically. After a good evolution in which he recovers the ability to walk, one month after suffering the hemorrhage, he presents a progressive deterioration, becoming cloudy and with difficulty to obey orders. Mark the correct statement:</text:p>
          </table:table-cell>
          <table:table-cell office:value-type="string" calcext:value-type="string">
            <text:p>Vasospasm as a complication of subarachnoid hemorrhage usually occurs early, in the week after the hemorrhage. The progressive deterioration with alteration of the level of consciousness makes us suspect one of the complications that can occur in this condition: hydrocephalus. The diagnostic technique of choice in this case is neuroimaging with cranial CT.</text:p>
          </table:table-cell>
          <table:table-cell/>
          <table:table-cell office:value-type="string" calcext:value-type="string">
            <text:p>NEUROLOGY</text:p>
          </table:table-cell>
          <table:table-cell table:number-columns-repeated="3"/>
          <table:table-cell office:value-type="string" calcext:value-type="string">
            <text:p>She is in the moment of evolution in which vasospasm is more frequent.</text:p>
          </table:table-cell>
          <table:table-cell office:value-type="string" calcext:value-type="string">
            <text:p>This progressive deterioration is probably secondary to aneurysm rebleeding.</text:p>
          </table:table-cell>
          <table:table-cell office:value-type="string" calcext:value-type="string">
            <text:p>Subacute deterioration is most likely due to hydrocephalus.</text:p>
          </table:table-cell>
          <table:table-cell office:value-type="string" calcext:value-type="string">
            <text:p>The diagnostic technique of choice is cerebral angiography.</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08" calcext:value-type="float">
            <text:p>108</text:p>
          </table:table-cell>
          <table:table-cell table:number-columns-repeated="3"/>
          <table:table-cell office:value-type="string" calcext:value-type="string">
            <text:p>A 49-year-old man is admitted to the ICU for traumatic brain injury after an accident at work. In the physical examination he does not open his eyes, does not emit sounds before being intubated and presents extension of extremities to nociceptive stimulus. An intracranial pressure sensor is placed and a decompressive craniotomy must be performed due to intraparenchymal hemorrhage. Which of the following statements is correct?</text:p>
          </table:table-cell>
          <table:table-cell office:value-type="string" calcext:value-type="string">
            <text:p>Hypercapnia and acidosis produce vasodilatation causing increased cerebral blood flow. According to the described examination the Glasgow is 4 (O1V1M2). Cerebral perfusion pressure is mean arterial pressure minus intracranial pressure. Cerebral edema in which cellular edema is produced by the introduction of extracellular fluid into the intracellular compartment is cytotoxic.</text:p>
          </table:table-cell>
          <table:table-cell/>
          <table:table-cell office:value-type="string" calcext:value-type="string">
            <text:p>NEUROLOGY</text:p>
          </table:table-cell>
          <table:table-cell table:number-columns-repeated="3"/>
          <table:table-cell office:value-type="string" calcext:value-type="string">
            <text:p>On arrival she is in a Glasgow scale coma of 7.</text:p>
          </table:table-cell>
          <table:table-cell office:value-type="string" calcext:value-type="string">
            <text:p>Cerebral perfusion pressure is mean arterial pressure plus intracranial pressure.</text:p>
          </table:table-cell>
          <table:table-cell office:value-type="string" calcext:value-type="string">
            <text:p>Vasogenic cerebral edema is due to cellular edema, membrane rupture and cell death.</text:p>
          </table:table-cell>
          <table:table-cell office:value-type="string" calcext:value-type="string">
            <text:p>Cerebral vascular flow increases with hypercapnia and acidosis.</text:p>
          </table:table-cell>
          <table:table-cell/>
          <table:table-cell office:value-type="float" office:value="4" calcext:value-type="float">
            <text:p>4</text:p>
          </table:table-cell>
          <table:table-cell table:number-columns-repeated="3"/>
        </table:table-row>
        <table:table-row table:style-name="ro1">
          <table:table-cell office:value-type="float" office:value="2022" calcext:value-type="float">
            <text:p>2022</text:p>
          </table:table-cell>
          <table:table-cell office:value-type="float" office:value="198" calcext:value-type="float">
            <text:p>198</text:p>
          </table:table-cell>
          <table:table-cell table:number-columns-repeated="3"/>
          <table:table-cell office:value-type="string" calcext:value-type="string">
            <text:p>A 35-year-old woman referred to the emergency department for head trauma due to a fall on a scooter, with no loss of consciousness or amnesia. The examination shows a closed head injury with concussion and mild headache without nausea and vomiting. The neurological examination is normal and the Glasgow index is 15. In this situation, which imaging test is indicated first?</text:p>
          </table:table-cell>
          <table:table-cell office:value-type="string" calcext:value-type="string">
            <text:p>After a TBI in a patient who is not anticoagulated or antiplatelet, with no known risk factors for hemorrhage, and who does not present alarming data in the anamnesis or physical examination, it is not necessary to perform a cranial imaging test.</text:p>
          </table:table-cell>
          <table:table-cell/>
          <table:table-cell office:value-type="string" calcext:value-type="string">
            <text:p>NEUROLOGY</text:p>
          </table:table-cell>
          <table:table-cell table:number-columns-repeated="3"/>
          <table:table-cell office:value-type="string" calcext:value-type="string">
            <text:p>Cranial CT scan without contrast.</text:p>
          </table:table-cell>
          <table:table-cell office:value-type="string" calcext:value-type="string">
            <text:p>Cranial CT with contrast.</text:p>
          </table:table-cell>
          <table:table-cell office:value-type="string" calcext:value-type="string">
            <text:p>No imaging test.</text:p>
          </table:table-cell>
          <table:table-cell office:value-type="string" calcext:value-type="string">
            <text:p>Simple skull radiography.</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205" calcext:value-type="float">
            <text:p>205</text:p>
          </table:table-cell>
          <table:table-cell table:number-columns-repeated="3"/>
          <table:table-cell office:value-type="string" calcext:value-type="string">
            <text:p>61-year-old male, smoker and hypertensive, who comes to the emergency department for sudden loss of strength and tingling sensation in the right hand lasting about 15 minutes, with almost complete recovery afterwards. ECG: sinus rhythm at 93 bpm. In relation to the most probable diagnosis, indicate the FALSE answer:</text:p>
          </table:table-cell>
          <table:table-cell office:value-type="string" calcext:value-type="string">
            <text:p>The case is a TIA (transient ischemic attack). The basic etiological study includes echodoppler of supra-aortic trunks +/- cerebral arteries, echocardiogram and directed blood analysis.</text:p>
          </table:table-cell>
          <table:table-cell/>
          <table:table-cell office:value-type="string" calcext:value-type="string">
            <text:p>NEUROLOGY</text:p>
          </table:table-cell>
          <table:table-cell table:number-columns-repeated="3"/>
          <table:table-cell office:value-type="string" calcext:value-type="string">
            <text:p>A probable cause is an arterioarterial embolism due to detachment of a carotid plaque.</text:p>
          </table:table-cell>
          <table:table-cell office:value-type="string" calcext:value-type="string">
            <text:p>Doppler ultrasound of supra-aortic trunks is not very useful for diagnosis.</text:p>
          </table:table-cell>
          <table:table-cell office:value-type="string" calcext:value-type="string">
            <text:p>A cranial CT scan is necessary to assess the impact on the brain parenchyma.</text:p>
          </table:table-cell>
          <table:table-cell office:value-type="string" calcext:value-type="string">
            <text:p>Surgical treatment is indicated if imaging tests reveal carotid stenosis &gt;70%.</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208" calcext:value-type="float">
            <text:p>208</text:p>
          </table:table-cell>
          <table:table-cell table:number-columns-repeated="3"/>
          <table:table-cell office:value-type="string" calcext:value-type="string">
            <text:p>A 53-year-old man with no history of interest who after a bad movement in the gym notices low back pain that after a few hours radiates to the back of the right leg and reaches the lateral edge of the foot. On examination he presents positive Lasègue maneuver at 40o, abolished hamstring reflex and he cannot stand on tiptoe. The most probable etiological diagnosis is:</text:p>
          </table:table-cell>
          <table:table-cell office:value-type="string" calcext:value-type="string">
            <text:p>He describes S1 root involvement by the inability to tiptoe and the absence of the Achilles reflex, in addition to the distribution of pain down the leg. Of our options, the cause that can produce damage to S1 is L5-S1 disc herniation.</text:p>
          </table:table-cell>
          <table:table-cell/>
          <table:table-cell office:value-type="string" calcext:value-type="string">
            <text:p>NEUROLOGY</text:p>
          </table:table-cell>
          <table:table-cell table:number-columns-repeated="3"/>
          <table:table-cell office:value-type="string" calcext:value-type="string">
            <text:p>Right L2-L3 disc herniation.</text:p>
          </table:table-cell>
          <table:table-cell office:value-type="string" calcext:value-type="string">
            <text:p>Right L3-L4 disc herniation.</text:p>
          </table:table-cell>
          <table:table-cell office:value-type="string" calcext:value-type="string">
            <text:p>Right L4-L5 disc herniation.</text:p>
          </table:table-cell>
          <table:table-cell office:value-type="string" calcext:value-type="string">
            <text:p>Right L5-S1 disc herniation.</text:p>
          </table:table-cell>
          <table:table-cell/>
          <table:table-cell office:value-type="float" office:value="4" calcext:value-type="float">
            <text:p>4</text:p>
          </table:table-cell>
          <table:table-cell table:number-columns-repeated="3"/>
        </table:table-row>
        <table:table-row table:style-name="ro1">
          <table:table-cell office:value-type="float" office:value="2022" calcext:value-type="float">
            <text:p>2022</text:p>
          </table:table-cell>
          <table:table-cell office:value-type="float" office:value="70" calcext:value-type="float">
            <text:p>70</text:p>
          </table:table-cell>
          <table:table-cell table:number-columns-repeated="3"/>
          <table:table-cell office:value-type="string" calcext:value-type="string">
            <text:p>A 43-year-old woman with a levonorgestrel intrauterine device who consults for lack of rest at night with the appearance of heat and palpitations. In the analytical analysis highlights free T4 10.5 pmol/L (9-19), thyrotropin 2.1 mIU/L (0.30-5.00), FSH 95.6 IU/L (1.38-16.7), LH 21 IU/L (2.4-9.3), estradiol &lt; 0.07 nmol/L (0.07 - 1.14). What is the most appropriate treatment?</text:p>
          </table:table-cell>
          <table:table-cell office:value-type="string" calcext:value-type="string">
            <text:p>The hormonal profile we are told is in menopausal range (FSH &gt;20; estradiol &lt;5) and the patient has systemic vasomotor symptoms. Therefore, it would be more appropriate to administer systemic estrogens. To compensate, she already has a local uterine progestin (levonorgestrel IUD).</text:p>
          </table:table-cell>
          <table:table-cell/>
          <table:table-cell office:value-type="string" calcext:value-type="string">
            <text:p>OBSTETRICS AND GYNECOLOGY</text:p>
          </table:table-cell>
          <table:table-cell table:number-columns-repeated="3"/>
          <table:table-cell office:value-type="string" calcext:value-type="string">
            <text:p>Benzodiazepines.</text:p>
          </table:table-cell>
          <table:table-cell office:value-type="string" calcext:value-type="string">
            <text:p>Vaginal estrogens.</text:p>
          </table:table-cell>
          <table:table-cell office:value-type="string" calcext:value-type="string">
            <text:p>Oral estrogens and progestogens in continuous regimen.</text:p>
          </table:table-cell>
          <table:table-cell office:value-type="string" calcext:value-type="string">
            <text:p>Transdermal estrogens in a continuous regimen.</text:p>
          </table:table-cell>
          <table:table-cell/>
          <table:table-cell office:value-type="float" office:value="4" calcext:value-type="float">
            <text:p>4</text:p>
          </table:table-cell>
          <table:table-cell table:number-columns-repeated="3"/>
        </table:table-row>
        <table:table-row table:style-name="ro1">
          <table:table-cell office:value-type="float" office:value="2022" calcext:value-type="float">
            <text:p>2022</text:p>
          </table:table-cell>
          <table:table-cell office:value-type="float" office:value="73" calcext:value-type="float">
            <text:p>73</text:p>
          </table:table-cell>
          <table:table-cell table:number-columns-repeated="3"/>
          <table:table-cell office:value-type="string" calcext:value-type="string">
            <text:p>A 51-year-old woman, menopausal for a year and a half, who consults for vaginal spotting of 2 weeks' evolution. She reports that the spotting is less than a menstrual period. The ultrasound shows a 7 mm endometrium. Mark the correct option:</text:p>
          </table:table-cell>
          <table:table-cell office:value-type="string" calcext:value-type="string">
            <text:p>The endometrium is thickened for a menopausal woman (some guidelines put the limit at 5 and others at 3mm). And the first complementary test to perform would be an endometrial biopsy. If this is not decisive, hysteroscopy will be considered as a second option.</text:p>
          </table:table-cell>
          <table:table-cell/>
          <table:table-cell office:value-type="string" calcext:value-type="string">
            <text:p>OBSTETRICS AND GYNECOLOGY</text:p>
          </table:table-cell>
          <table:table-cell table:number-columns-repeated="3"/>
          <table:table-cell office:value-type="string" calcext:value-type="string">
            <text:p>The endometrium is thickened and in view of the patient's symptoms, an endometrial biopsy is taken with a Cornier cannula.</text:p>
          </table:table-cell>
          <table:table-cell office:value-type="string" calcext:value-type="string">
            <text:p>The endometrium is not thickened so she is prescribed tranexamic acid and ambulatory follow-up.</text:p>
          </table:table-cell>
          <table:table-cell office:value-type="string" calcext:value-type="string">
            <text:p>Indications for diagnostic hysteroscopy without the need for endometrial biopsy.</text:p>
          </table:table-cell>
          <table:table-cell office:value-type="string" calcext:value-type="string">
            <text:p>The endometrium is not thickened, but since she has clinical signs of metrorrhagia, an endometrial biopsy is indicated.</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74" calcext:value-type="float">
            <text:p>74</text:p>
          </table:table-cell>
          <table:table-cell table:number-columns-repeated="3"/>
          <table:table-cell office:value-type="string" calcext:value-type="string">
            <text:p>34-week primigravida with blood pressure of 165/95 and headache of two days of evolution. Laboratory tests: hemoglobin 10.5 g/dL, platelets 98,000/mm3, AST 356 IU/L (0-31), ALT 234 IU/L (0-31), LDH 878 IU/L (125-243). The laboratory is called because of the presence of schistocytes in the peripheral blood smear. She received the second dose of corticosteroids for fetal maturation 24 hours ago. On obstetric ultrasound the estimated fetal weight is in the 1st percentile for gestational age and the umbilical artery Doppler shows absence of end-diastolic flow. Which of the following is the most indicated clinical approach?</text:p>
          </table:table-cell>
          <table:table-cell office:value-type="string" calcext:value-type="string">
            <text:p>They are describing HELLP syndrome. With these weeks of gestation and with the fetus recently matured (she has already been given two doses of corticosteroids), the attitude is immediate termination.</text:p>
          </table:table-cell>
          <table:table-cell/>
          <table:table-cell office:value-type="string" calcext:value-type="string">
            <text:p>OBSTETRICS AND GYNECOLOGY</text:p>
          </table:table-cell>
          <table:table-cell table:number-columns-repeated="3"/>
          <table:table-cell office:value-type="string" calcext:value-type="string">
            <text:p>Expectant management with antihypertensive drugs and magnesium sulfate until the maternal platelets improve.</text:p>
          </table:table-cell>
          <table:table-cell office:value-type="string" calcext:value-type="string">
            <text:p>Expectant attitude with antihypertensive treatment at home and controls every 48 hours.</text:p>
          </table:table-cell>
          <table:table-cell office:value-type="string" calcext:value-type="string">
            <text:p>Termination of gestation when she completes fetal lung maturation.</text:p>
          </table:table-cell>
          <table:table-cell office:value-type="string" calcext:value-type="string">
            <text:p>Immediate termination of pregnancy.</text:p>
          </table:table-cell>
          <table:table-cell/>
          <table:table-cell office:value-type="float" office:value="4" calcext:value-type="float">
            <text:p>4</text:p>
          </table:table-cell>
          <table:table-cell table:number-columns-repeated="3"/>
        </table:table-row>
        <table:table-row table:style-name="ro1">
          <table:table-cell office:value-type="float" office:value="2022" calcext:value-type="float">
            <text:p>2022</text:p>
          </table:table-cell>
          <table:table-cell office:value-type="float" office:value="75" calcext:value-type="float">
            <text:p>75</text:p>
          </table:table-cell>
          <table:table-cell table:number-columns-repeated="3"/>
          <table:table-cell office:value-type="string" calcext:value-type="string">
            <text:p>A 30-year-old woman requesting a contraceptive method. She has a history of an emergency cesarean section 7 months ago, giving birth to a 3,550 g baby girl. She is exclusively breastfeeding. Point out the correct statement:</text:p>
          </table:table-cell>
          <table:table-cell office:value-type="string" calcext:value-type="string">
            <text:p>Given her circumstances and taking into account that she is exclusively breastfeeding, the best thing to do would be to prescribe only gestagens.</text:p>
          </table:table-cell>
          <table:table-cell/>
          <table:table-cell office:value-type="string" calcext:value-type="string">
            <text:p>OBSTETRICS AND GYNECOLOGY</text:p>
          </table:table-cell>
          <table:table-cell table:number-columns-repeated="3"/>
          <table:table-cell office:value-type="string" calcext:value-type="string">
            <text:p>Explain to her that, if she is amenorrheic, she does not require another contraceptive method since breastfeeding is sufficient as a contraceptive method.</text:p>
          </table:table-cell>
          <table:table-cell office:value-type="string" calcext:value-type="string">
            <text:p>He informed her that the levonogestrel IUD is contraindicated because she had a cesarean section less than a year ago.</text:p>
          </table:table-cell>
          <table:table-cell office:value-type="string" calcext:value-type="string">
            <text:p>He explains that she could use a gestagen-only hormonal method.</text:p>
          </table:table-cell>
          <table:table-cell office:value-type="string" calcext:value-type="string">
            <text:p>She is offered combined hormonal contraception.</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76" calcext:value-type="float">
            <text:p>76</text:p>
          </table:table-cell>
          <table:table-cell table:number-columns-repeated="3"/>
          <table:table-cell office:value-type="string" calcext:value-type="string">
            <text:p>A 40-year-old woman consults because she has noticed a lump in the superoexternal quadrant of the right breast for the past month. She provides a report of a mammography that describes a BIRADS 3 lesion:</text:p>
          </table:table-cell>
          <table:table-cell office:value-type="string" calcext:value-type="string">
            <text:p>The rest of the answers are incorrect. With a BIRADS 3 this is the correct attitude to follow.</text:p>
          </table:table-cell>
          <table:table-cell/>
          <table:table-cell office:value-type="string" calcext:value-type="string">
            <text:p>OBSTETRICS AND GYNECOLOGY</text:p>
          </table:table-cell>
          <table:table-cell table:number-columns-repeated="3"/>
          <table:table-cell office:value-type="string" calcext:value-type="string">
            <text:p>Reassure her, since an imaging test has already been done and malignancy has been ruled out.</text:p>
          </table:table-cell>
          <table:table-cell office:value-type="string" calcext:value-type="string">
            <text:p>This classification probably implies surgery, given that the probability of cancer is greater than 10%. He explains it to her and refers her preferentially to the Breast Unit.</text:p>
          </table:table-cell>
          <table:table-cell office:value-type="string" calcext:value-type="string">
            <text:p>This is a probably benign finding, given that there is less than a 2% chance of cancer. He explains that it requires follow-up every 6-12 months until 24 months or a biopsy.</text:p>
          </table:table-cell>
          <table:table-cell office:value-type="string" calcext:value-type="string">
            <text:p>The findings are of low suspicion of cancer (between 2 and 10%) but a biopsy is necessary.</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63" calcext:value-type="float">
            <text:p>63</text:p>
          </table:table-cell>
          <table:table-cell table:number-columns-repeated="3"/>
          <table:table-cell office:value-type="string" calcext:value-type="string">
            <text:p>A 36-year-old male consults for conjunctival hyperemia and foreign body sensation. Which of the following pathologies does NOT correspond to the above mentioned examination?</text:p>
          </table:table-cell>
          <table:table-cell office:value-type="string" calcext:value-type="string">
            <text:p>The involvement of the preauricular node is the typical lymphadenopathy of conjunctival infectious conditions. It is true that typical bacterial conjunctivitis does not usually present with lymphadenopathy. They have a more rapid and self-resolving course and do not awaken the lymphoid response as adenoviruses typically do. Or some more atypical bacteria that produce chronic conjunctivitis, such as Chlamydia, or much more infrequent bacteria such as those responsible for Parinaud's oculoglandular syndrome (Bartonella henselae, Francisella tularensis, Sporothrix schenckii, etc). Adenopathy being very typical of adenoviral conjunctivitis, this option is the easiest to rule out. Considering that chlamydiae arouse the lymphoid response in a similar way to adenoviruses (they also produce conjunctival follicles, for example), this would be the second easiest option to rule out. Perhaps the difficult thing is to rule out oculoglandular syndrome of Parinaud, because it is a very rare disease. If we do not realize that it is an infectious disease, we could hesitate. In any case, allergic conjunctivitis is not an infectious problem. So it is not going to have adenopathy. Even if we doubt with some of the previous options (especially with Parinaud), if we stay with the basic concepts (allergic conjunctivitis does not present with lymphadenopathies) we can be right. Option 2 is the correct one.</text:p>
          </table:table-cell>
          <table:table-cell/>
          <table:table-cell office:value-type="string" calcext:value-type="string">
            <text:p>OPHTHALMOLOGY</text:p>
          </table:table-cell>
          <table:table-cell table:number-columns-repeated="3"/>
          <table:table-cell office:value-type="string" calcext:value-type="string">
            <text:p>Adenoviral conjunctivitis.</text:p>
          </table:table-cell>
          <table:table-cell office:value-type="string" calcext:value-type="string">
            <text:p>Allergic conjunctivitis.</text:p>
          </table:table-cell>
          <table:table-cell office:value-type="string" calcext:value-type="string">
            <text:p>Parinaud's oculoglandular syndrome.</text:p>
          </table:table-cell>
          <table:table-cell office:value-type="string" calcext:value-type="string">
            <text:p>Chlamydia conjunctivitis.</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63" calcext:value-type="float">
            <text:p>63</text:p>
          </table:table-cell>
          <table:table-cell table:number-columns-repeated="3"/>
          <table:table-cell office:value-type="string" calcext:value-type="string">
            <text:p>A 36-year-old male who consults for conjunctival hyperemia and foreign body sensation. Which of the following pathologies does NOT correspond to the above mentioned examination?</text:p>
          </table:table-cell>
          <table:table-cell office:value-type="string" calcext:value-type="string">
            <text:p>We are being presented with a picture of conjunctival inflammation or conjunctivitis and asked which of them is not associated with pre-auricular lymphadenopathy. Adenovirus conjunctivitis can be associated with inflammation of the pre-auricular or ipsilateral sub-mandibular lymph node (option 1 discarded). Allergic conjunctivitis is a hypersensitivity condition that can occur immediately after contact with the triggering stimulus or after 24-72 hours, and is associated with accompanying signs such as eyelid edema and erythema, changes in periocular skin pigmentation, and a key symptom: itching. What it is not associated with is lymphadenopathy (option 2 correct). The oculoglandular syndrome of Parinaud is a picture that by definition is composed of conjunctivitis of infectious cause associated with ipsilateral pre-auricular or latero-cervical lymphadenopathy (one or several), generally produced by bacteria such as Bartonella henselae (cat scratch disease) or Francisella tularensis (tularemia or rabbit fever): option 3 discarded. Chlamydial conjunctivitis can present as 3 very distinct clinical pictures: trachoma, ophthalmia neonatorum or adult inclusion body conjunctivitis. The latter is considered a sexually transmitted disease and is associated with ipsilateral pre-auricular nodes (option 4 discarded).</text:p>
          </table:table-cell>
          <table:table-cell/>
          <table:table-cell office:value-type="string" calcext:value-type="string">
            <text:p>OPHTHALMOLOGY</text:p>
          </table:table-cell>
          <table:table-cell table:number-columns-repeated="3"/>
          <table:table-cell office:value-type="string" calcext:value-type="string">
            <text:p>Adenoviral conjunctivitis.</text:p>
          </table:table-cell>
          <table:table-cell office:value-type="string" calcext:value-type="string">
            <text:p>Allergic conjunctivitis.</text:p>
          </table:table-cell>
          <table:table-cell office:value-type="string" calcext:value-type="string">
            <text:p>Parinaud's oculoglandular syndrome.</text:p>
          </table:table-cell>
          <table:table-cell office:value-type="string" calcext:value-type="string">
            <text:p>Chlamydia conjunctivitis.</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64" calcext:value-type="float">
            <text:p>64</text:p>
          </table:table-cell>
          <table:table-cell table:number-columns-repeated="3"/>
          <table:table-cell office:value-type="string" calcext:value-type="string">
            <text:p>A 68-year-old woman who uses +4.00 diopter glasses for distance vision in both eyes. She consults because she has been having eye pain with headache and blurred vision at night when she is watching television in dim light for a few weeks. Which of the following pathologies is she most likely to have?</text:p>
          </table:table-cell>
          <table:table-cell office:value-type="string" calcext:value-type="string">
            <text:p>We are presented with a 68-year-old female patient. At that age the crystalline lens, although it does not normally have a cataract that needs surgery, it usually has increased in thickness. This implies that it projects the iris forward and reduces the depth of the anterior chamber. In an eye with a normal anterior chamber depth this is usually not a problem. But farsighted people already have a narrow anterior chamber. This is the usual combination we find in primary angular closure: farsightedness and age over 50-60 years. Younger hyperopes usually do not have this problem yet. And neither do older people who are emmetropic, myopic or have had cataract surgery. With this narrow angle, what triggers angular closure is mydriasis. That is, when you are in the penumbra, the pupil dilates and the iris thickens in the peripheral part, where it is already very close to the corneal endothelium in the case of a narrow chamber. Mydriasis then triggers angular closure, which is accompanied by ocular pain that may radiate backwards (headache). And increased intraocular pressure produces corneal edema that causes blurred vision. Therefore, option 1 is correct. Migraine does not have to be related to penumbra, and ocular pain and blurred vision is not particularly typical. Actinic keratitis is caused by exposure to ultraviolet radiation (such as solar radiation), and is not related to hyperopia or to being in penumbra. In addition, the history of exposure is usually clear. And finally, dry eye does not produce these symptoms either: it is more a question of burning, foreign body sensation, heaviness, etc. And it is also unrelated to the other elements: penumbra, hyperopia, etc. As a minor detail, I would have worded the question a little better. It is understood that we are asked which pathology is the most probable in relation to the symptoms and the anamnesis. But as it is worded, we are asked about which of the pathologies she is most likely to present, just like that. Actually, a 68-year-old woman is very likely to have dry eye, even if it does not cause the symptoms for which she is presenting.</text:p>
          </table:table-cell>
          <table:table-cell/>
          <table:table-cell office:value-type="string" calcext:value-type="string">
            <text:p>OPHTHALMOLOGY</text:p>
          </table:table-cell>
          <table:table-cell table:number-columns-repeated="3"/>
          <table:table-cell office:value-type="string" calcext:value-type="string">
            <text:p>Primary angular closure glaucoma.</text:p>
          </table:table-cell>
          <table:table-cell office:value-type="string" calcext:value-type="string">
            <text:p>Migraine.</text:p>
          </table:table-cell>
          <table:table-cell office:value-type="string" calcext:value-type="string">
            <text:p>Actinic keratitis.</text:p>
          </table:table-cell>
          <table:table-cell office:value-type="string" calcext:value-type="string">
            <text:p>Dry eye syndrome.</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64" calcext:value-type="float">
            <text:p>64</text:p>
          </table:table-cell>
          <table:table-cell table:number-columns-repeated="3"/>
          <table:table-cell office:value-type="string" calcext:value-type="string">
            <text:p>A 68-year-old woman who wears +4.00 diopter glasses for distance vision in both eyes. She consults because since a few weeks ago she has been having eye pain with headache and blurred vision at night when she is watching television in twilight. Which of the following pathologies is she most likely to present?</text:p>
          </table:table-cell>
          <table:table-cell office:value-type="string" calcext:value-type="string">
            <text:p>We are presented with a 68-year-old woman with moderate hyperopia and no history of cataract surgery. This is not a mere coincidence: the fact that the patient is hyperopic is important, because the eyeballs of hyperopic patients are shorter, with a certain conflict of space in the anterior segment when the crystalline lens undergoes a process of intumescence secondary to age (what patients call incipient cataract). In the clinical case, moreover, the ocular and headache pain occurs in scotopic situations, or in situations of dim ambient lighting, which produces an average mydriasis to optimize the light influx to the eyeball. It is evident, therefore, that the patient suffers from primary angular closure processes that possibly self-resolve when the triggering situation ceases, and not a true acute glaucoma attack. But these intermittent angular closures are contemplated within the spectrum of glaucoma due to primary angular closure (option 1 correct). Migraine, not being a Neurology question, can sometimes be a confounder in the usual clinic; however, patients are usually younger, or at least have a clear history of migraine, and, above all, they present symptomatologic worsening with intense sensory stimuli (photophobia and phonophobia), but symptoms are not worsened precisely in cases of dim lighting (option 2 incorrect). Actinic keratitis occurs precisely in patients exposed to ultraviolet radiation that is not properly filtered before reaching the cornea; it is typical of welders (it is called welder's keratitis), skiers and other people with very intense light exposures and without adequate eye protection (wrong option 3). Dry eye syndrome does not usually produce headache, and ocular discomfort does not go beyond the persistent discomfort that patients might define as pain because of its recently more studied neuropathic component. Some forms of dry eye may be worse in the evening but others are worse in the morning, and it depends mainly on the frequency of blinking. In addition, dry eye syndrome is an outdated term; nowadays it is preferred to speak of dry eye disease (incorrect option 4).</text:p>
          </table:table-cell>
          <table:table-cell/>
          <table:table-cell office:value-type="string" calcext:value-type="string">
            <text:p>OPHTHALMOLOGY</text:p>
          </table:table-cell>
          <table:table-cell table:number-columns-repeated="3"/>
          <table:table-cell office:value-type="string" calcext:value-type="string">
            <text:p>Glaucoma due to primary angular closure.</text:p>
          </table:table-cell>
          <table:table-cell office:value-type="string" calcext:value-type="string">
            <text:p>Migraine.</text:p>
          </table:table-cell>
          <table:table-cell office:value-type="string" calcext:value-type="string">
            <text:p>Actinic keratitis.</text:p>
          </table:table-cell>
          <table:table-cell office:value-type="string" calcext:value-type="string">
            <text:p>Dry eye syndrome.</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76" calcext:value-type="float">
            <text:p>76</text:p>
          </table:table-cell>
          <table:table-cell table:number-columns-repeated="3"/>
          <table:table-cell office:value-type="string" calcext:value-type="string">
            <text:p>A 40-year-old woman consults because she has noticed a lump in the superoexternal quadrant of the right breast for the past month. She provides a mammography report describing a BIRADS 3 lesion. What is the best course of action?</text:p>
          </table:table-cell>
          <table:table-cell office:value-type="string" calcext:value-type="string">
            <text:p>BI-RADS Breast Imaging Reporting and Data System. BI-RADS 3 is defined by answer 3.</text:p>
          </table:table-cell>
          <table:table-cell/>
          <table:table-cell office:value-type="string" calcext:value-type="string">
            <text:p>ONCOLOGY</text:p>
          </table:table-cell>
          <table:table-cell table:number-columns-repeated="3"/>
          <table:table-cell office:value-type="string" calcext:value-type="string">
            <text:p>Reassure him, since an imaging test has already been done and malignancy has been ruled out.</text:p>
          </table:table-cell>
          <table:table-cell office:value-type="string" calcext:value-type="string">
            <text:p>This classification probably implies surgery since the probability of cancer is greater than 10%. He explains it to you and refers you preferentially to the Breast Unit.</text:p>
          </table:table-cell>
          <table:table-cell office:value-type="string" calcext:value-type="string">
            <text:p>This is a probably benign finding, since there is less than a 2% chance of cancer. He explains that it requires follow-up every 6-12 months until 24 months or a biopsy.</text:p>
          </table:table-cell>
          <table:table-cell office:value-type="string" calcext:value-type="string">
            <text:p>The findings are of low suspicion of cancer (between 2 and 10 %) but a biopsy is necessary.</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46" calcext:value-type="float">
            <text:p>146</text:p>
          </table:table-cell>
          <table:table-cell table:number-columns-repeated="3"/>
          <table:table-cell office:value-type="string" calcext:value-type="string">
            <text:p>A 40-year-old woman, with no personal or family history of interest, presents several days of watery diarrhea, very abundant, accompanied by loss of 10 kg of weight, flushing and facial reddening, together with lipothymias and colicky abdominal pain, with hypokalemia in the laboratory data. An abdominal ultrasound shows a mass of 1.5 cm in diameter in the pancreatic tail. Among the following, your primary diagnostic suspicion is:</text:p>
          </table:table-cell>
          <table:table-cell office:value-type="string" calcext:value-type="string">
            <text:p>Vasoactive intestinal peptide (VIP). VIPoma-diarrhea. The 3.</text:p>
          </table:table-cell>
          <table:table-cell/>
          <table:table-cell office:value-type="string" calcext:value-type="string">
            <text:p>ONCOLOGY</text:p>
          </table:table-cell>
          <table:table-cell table:number-columns-repeated="3"/>
          <table:table-cell office:value-type="string" calcext:value-type="string">
            <text:p>Insulinoma.</text:p>
          </table:table-cell>
          <table:table-cell office:value-type="string" calcext:value-type="string">
            <text:p>PPoma.</text:p>
          </table:table-cell>
          <table:table-cell office:value-type="string" calcext:value-type="string">
            <text:p>VIPoma.</text:p>
          </table:table-cell>
          <table:table-cell office:value-type="string" calcext:value-type="string">
            <text:p>Glucagonoma.</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80" calcext:value-type="float">
            <text:p>80</text:p>
          </table:table-cell>
          <table:table-cell table:number-columns-repeated="3"/>
          <table:table-cell office:value-type="string" calcext:value-type="string">
            <text:p>A 2-month-old infant with an upper respiratory tract cold of 3 days of evolution, who begins with moderate respiratory distress and pulmonary auscultation with expiratory wheezing. Oxygen saturation is 89 %. Respiratory syncytial virus is isolated in the nasopharyngeal exudate. Which of the following treatments do you consider more indicated for this condition?</text:p>
          </table:table-cell>
          <table:table-cell office:value-type="string" calcext:value-type="string">
            <text:p>We are presented with a case of RSV-positive bronchiolitis. According to current recommendations, it would be indicated to initiate supplemental oxygen therapy.</text:p>
          </table:table-cell>
          <table:table-cell/>
          <table:table-cell office:value-type="string" calcext:value-type="string">
            <text:p>PEDIATRICS</text:p>
          </table:table-cell>
          <table:table-cell table:number-columns-repeated="3"/>
          <table:table-cell office:value-type="string" calcext:value-type="string">
            <text:p>Oral rivabirin.</text:p>
          </table:table-cell>
          <table:table-cell office:value-type="string" calcext:value-type="string">
            <text:p>Nebulized salbutamol.</text:p>
          </table:table-cell>
          <table:table-cell office:value-type="string" calcext:value-type="string">
            <text:p>Supplemental oxygen.</text:p>
          </table:table-cell>
          <table:table-cell office:value-type="string" calcext:value-type="string">
            <text:p>Intravenous corticosteroid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88" calcext:value-type="float">
            <text:p>88</text:p>
          </table:table-cell>
          <table:table-cell table:number-columns-repeated="3"/>
          <table:table-cell office:value-type="string" calcext:value-type="string">
            <text:p>A 23-month-old boy presenting with fever, hypotension, repeated vomiting, meningeal signs, petechiae, and ecchymosis. The CBC shows 25,000 leukocytes (75% neutrophils, 10% white blood cells) and 12,000 platelets/microL, and the coagulation study shows a prothrombin activity of 35%. Which option is NOT appropriate for management?</text:p>
          </table:table-cell>
          <table:table-cell office:value-type="string" calcext:value-type="string">
            <text:p>Patient with suspected meningococcal sepsis. Stabilization with fluids (hypotension) according to ABCDE is essential. Blood culture can be obtained together with the initial blood test. Early initiation of antibiotic therapy (cefotaxime) is essential. However, in an unstable patient such as ours, a lumbar puncture is not indicated.</text:p>
          </table:table-cell>
          <table:table-cell/>
          <table:table-cell office:value-type="string" calcext:value-type="string">
            <text:p>PEDIATRICS</text:p>
          </table:table-cell>
          <table:table-cell table:number-columns-repeated="3"/>
          <table:table-cell office:value-type="string" calcext:value-type="string">
            <text:p>Intravenous cefotaxime administration.</text:p>
          </table:table-cell>
          <table:table-cell office:value-type="string" calcext:value-type="string">
            <text:p>Lumbar puncture.</text:p>
          </table:table-cell>
          <table:table-cell office:value-type="string" calcext:value-type="string">
            <text:p>Collection of blood culture.</text:p>
          </table:table-cell>
          <table:table-cell office:value-type="string" calcext:value-type="string">
            <text:p>Intravenous fluids.</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21" calcext:value-type="float">
            <text:p>121</text:p>
          </table:table-cell>
          <table:table-cell table:number-columns-repeated="3"/>
          <table:table-cell office:value-type="string" calcext:value-type="string">
            <text:p>79-year-old woman admitted for an osteoporotic hip fracture. Regarding secondary prevention of fragility fractures, point out the WRONG answer:</text:p>
          </table:table-cell>
          <table:table-cell office:value-type="string" calcext:value-type="string">
            <text:p>This question corresponds to the section on traumatology; however, it could be answered with knowledge of rheumatology and with the osteoporosis recommendations of the Spanish Society of Rheumatology. In osteoporosis, one of the main risks associated with increased fracture risk is low adherence to treatment, so answer 1 is correct. Answer 2 is found in the SER guidelines, which confirm that some studies conclude that bone remodeling markers can be useful for early monitoring of adherence and response to treatment. Answer 4 is correct because again in the SER 2019 guidelines they quote: "The current scientific evidence allows us to affirm that neither increasing dietary calcium nor taking calcium supplements alone protects against the appearance of fractures". Therefore, the correct answer to this question is option 3. Patients on pharmacological treatment for OP should use calcium and vitamin D supplements because practically all clinical trials that have demonstrated efficacy of antiosteoporotic drugs routinely include calcium supplements and cholecalciferol (vitamin D3), but not in monotherapy.</text:p>
          </table:table-cell>
          <table:table-cell office:value-type="string" calcext:value-type="string">
            <text:p>Recomendaciones de la Sociedad Española de Reumatología sobre osteoporosis. 2019. https://www.ser.es/wp-content/uploads/area_privada/recomendaciones/recomendaciones_OP-SER_2019.pdf</text:p>
          </table:table-cell>
          <table:table-cell office:value-type="string" calcext:value-type="string">
            <text:p>RHEUMATOLOGY</text:p>
          </table:table-cell>
          <table:table-cell table:number-columns-repeated="3"/>
          <table:table-cell office:value-type="string" calcext:value-type="string">
            <text:p>Low adherence to treatment is associated with an increased risk of fracture.</text:p>
          </table:table-cell>
          <table:table-cell office:value-type="string" calcext:value-type="string">
            <text:p>Bone remodeling markers may be useful for early monitoring of response to treatment.</text:p>
          </table:table-cell>
          <table:table-cell office:value-type="string" calcext:value-type="string">
            <text:p>Vitamin D monotherapy is effective in reducing such fractures in non-institutionalized elderly.</text:p>
          </table:table-cell>
          <table:table-cell office:value-type="string" calcext:value-type="string">
            <text:p>Increasing dietary calcium or taking calcium supplements alone does not protect against the occurrence of fracture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80" calcext:value-type="float">
            <text:p>180</text:p>
          </table:table-cell>
          <table:table-cell table:number-columns-repeated="3"/>
          <table:table-cell office:value-type="string" calcext:value-type="string">
            <text:p>26-year-old woman diagnosed with systemic lupus erythematosus, on treatment with hydroxychloroquine, who consults for a feeling of generalized weakness that has progressively set in over the last 15 days. The physical examination reveals cutaneous pallor and the CBC shows Hb 7.4 g/dL, Hct 31%, MCV 108. Which of the following determinations will be most useful in deciding the course of action?</text:p>
          </table:table-cell>
          <table:table-cell office:value-type="string" calcext:value-type="string">
            <text:p>In this question, we are presented with a patient with systemic lupus erythematosus presenting with autoimmune hemolytic anemia. For this, the best option would be to request reticulocytes, however, as it is not among the options, we should request a Coombs' test, so the correct answer is 2. Although they want to confuse us with a MCV 108, so that we think of a megaloblastic anemia, the MCV is not excessively high, the onset of anemia in our patient has been rapid and would not fit with SLE or the form of presentation. Antinuclear antibodies are used for diagnosis, but not for monitoring SLE.</text:p>
          </table:table-cell>
          <table:table-cell/>
          <table:table-cell office:value-type="string" calcext:value-type="string">
            <text:p>RHEUMATOLOGY</text:p>
          </table:table-cell>
          <table:table-cell table:number-columns-repeated="3"/>
          <table:table-cell office:value-type="string" calcext:value-type="string">
            <text:p>Haptoglobin.</text:p>
          </table:table-cell>
          <table:table-cell office:value-type="string" calcext:value-type="string">
            <text:p>Coombs test.</text:p>
          </table:table-cell>
          <table:table-cell office:value-type="string" calcext:value-type="string">
            <text:p>Vitamin B12.</text:p>
          </table:table-cell>
          <table:table-cell office:value-type="string" calcext:value-type="string">
            <text:p>Antinuclear antibodies.</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81" calcext:value-type="float">
            <text:p>181</text:p>
          </table:table-cell>
          <table:table-cell table:number-columns-repeated="3"/>
          <table:table-cell office:value-type="string" calcext:value-type="string">
            <text:p>A 67-year-old man presents with 3 months of asthenia and febrile fever, with nasal obstruction and mucus emission with some clots in the last month. In the last few days she noticed pain in the right eye and asymmetry with respect to the contralateral eye. Physical examination reveals proptosis of the right eyeball and inspection of the nostrils reveals an erythematous mucosa with serohematic crusts. The rest of the examination was normal. Blood tests (hemogram, renal and hepatic function) are normal, except for an ESR of 65 mm/h; urinalysis shows microhematuria and proteinuria of 520 mg/24h. What is the most probable initial diagnosis?</text:p>
          </table:table-cell>
          <table:table-cell office:value-type="string" calcext:value-type="string">
            <text:p>In this patient, he presents with a granulomatosis with polyangiitis formerly known as Wegener's granulomatosis. In the clinical case we are told about the otorhinolaryngologic involvement that is present in 92% of patients. At the pulmonary level, we were told that mucus with a clot was present in 85% of the patients. Also at the end of the case, they comment us the urinalysis with a glomerulonephritis that is present in 77% of the patients.</text:p>
          </table:table-cell>
          <table:table-cell/>
          <table:table-cell office:value-type="string" calcext:value-type="string">
            <text:p>RHEUMATOLOGY</text:p>
          </table:table-cell>
          <table:table-cell table:number-columns-repeated="3"/>
          <table:table-cell office:value-type="string" calcext:value-type="string">
            <text:p>Eosinophilic granulomatosis with polyangiitis.</text:p>
          </table:table-cell>
          <table:table-cell office:value-type="string" calcext:value-type="string">
            <text:p>Microscopic polyangiitis.</text:p>
          </table:table-cell>
          <table:table-cell office:value-type="string" calcext:value-type="string">
            <text:p>Granulomatosis with polyangiitis.</text:p>
          </table:table-cell>
          <table:table-cell office:value-type="string" calcext:value-type="string">
            <text:p>Polyarteritis nodosa.</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83" calcext:value-type="float">
            <text:p>183</text:p>
          </table:table-cell>
          <table:table-cell table:number-columns-repeated="3"/>
          <table:table-cell office:value-type="string" calcext:value-type="string">
            <text:p>A 45-year-old woman with no history of interest consults for dyspneic sensation of about 4 days of evolution. Examination shows rhythmic tachycardia, without murmurs and pulmonary auscultation is normal. Arterial blood gases showed a pO2 of 70 mmHg and a pCO2 of 32 mmHg. Hemogram, renal and hepatic function are normal. Prothrombin time 90%, activated partial thromboplastin time (APTT) ratio of 2 to control (N &lt;1.2). Which of the following is the most likely diagnosis?</text:p>
          </table:table-cell>
          <table:table-cell office:value-type="string" calcext:value-type="string">
            <text:p>In this clinical case, we are presented with a woman who rapidly presents dyspnea with hypoxemia, a picture compatible with pulmonary thromboembolism. The prothrombin time of 90% and the aPTT with a ratio of 2, is translating a coagulation problem; and antiphospholipid antibodies can be detected through the prolongation of phospholipid-dependent coagulation tests, correct answer 1. On the other hand, although factor V Leiden has been identified as a common cause of familial thrombosis, it would not alter the clotting time. In the case of hemophilia there would be a problem in blood coagulation but it is not a frequent cause of thromboembolism. Finally, although acute pericarditis could manifest itself in 4 days and with tachycardia, the rest of the symptoms or analytical parameters are not characteristic.</text:p>
          </table:table-cell>
          <table:table-cell/>
          <table:table-cell office:value-type="string" calcext:value-type="string">
            <text:p>RHEUMATOLOGY</text:p>
          </table:table-cell>
          <table:table-cell table:number-columns-repeated="3"/>
          <table:table-cell office:value-type="string" calcext:value-type="string">
            <text:p>Antiphospholipid syndrome.</text:p>
          </table:table-cell>
          <table:table-cell office:value-type="string" calcext:value-type="string">
            <text:p>Factor V of Leiden.</text:p>
          </table:table-cell>
          <table:table-cell office:value-type="string" calcext:value-type="string">
            <text:p>Hemophilia.</text:p>
          </table:table-cell>
          <table:table-cell office:value-type="string" calcext:value-type="string">
            <text:p>Acute pericarditis.</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84" calcext:value-type="float">
            <text:p>184</text:p>
          </table:table-cell>
          <table:table-cell table:number-columns-repeated="3"/>
          <table:table-cell office:value-type="string" calcext:value-type="string">
            <text:p>A 70-year-old woman who has been complaining for 1 month of pain and stiffness in the shoulder girdle and pelvic girdle, which predominates when she gets up and improves with mobilization, without fever, headache or general condition. Physical examination showed stiffness and pain on mobilization of the shoulders and hips. Laboratory tests show elevated ESR and C-reactive protein. What is the most likely diagnosis and what treatment would you prescribe?</text:p>
          </table:table-cell>
          <table:table-cell office:value-type="string" calcext:value-type="string">
            <text:p>In this case, he is describing the cardinal symptoms of polymyalgia rheumatica. Older patient, over 50 years of age, presenting with pain and stiffness in both girdles, associated with an elevation of acute phase reactants. He presents all the indispensable criteria: age equal to or greater than 50 years, bilateral omalgia and increased acute phase reactants. Of the optional criteria, he presents stiffness, pain or limitation in the hip. Initial treatment is corticosteroids at medium doses.</text:p>
          </table:table-cell>
          <table:table-cell/>
          <table:table-cell office:value-type="string" calcext:value-type="string">
            <text:p>RHEUMATOLOGY</text:p>
          </table:table-cell>
          <table:table-cell table:number-columns-repeated="3"/>
          <table:table-cell office:value-type="string" calcext:value-type="string">
            <text:p>Rheumatoid arthritis, would initiate treatment with methotrexate.</text:p>
          </table:table-cell>
          <table:table-cell office:value-type="string" calcext:value-type="string">
            <text:p>Fibromyalgia, would initiate treatment with duloxetine.</text:p>
          </table:table-cell>
          <table:table-cell office:value-type="string" calcext:value-type="string">
            <text:p>Polymyalgia rheumatica, would initiate treatment with corticosteroids.</text:p>
          </table:table-cell>
          <table:table-cell office:value-type="string" calcext:value-type="string">
            <text:p>Ankylosing spondylitis, I would initiate treatment with non-steroidal anti-inflammatory drug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12" calcext:value-type="float">
            <text:p>112</text:p>
          </table:table-cell>
          <table:table-cell table:number-columns-repeated="3"/>
          <table:table-cell office:value-type="string" calcext:value-type="string">
            <text:p>A 61-year-old woman, administrative, with a history of overweight, hypertension, dyslipidemia and metabolic syndrome, who consults for pain in both buttocks, left trochanteric region, lateral aspect of the left thigh up to the knee and left leg up to the middle third. The pain appears when the lower limb is lifted with the knee extended, but is relieved when the knee is flexed. What is the first clinical suspicion?</text:p>
          </table:table-cell>
          <table:table-cell office:value-type="string" calcext:value-type="string">
            <text:p>Positive Lasegue's sign, reappearance of the symptoms when performing the extension maneuver of the affected limb, compatible with involvement of nerve roots at the lumbosacral spine level.</text:p>
          </table:table-cell>
          <table:table-cell/>
          <table:table-cell office:value-type="string" calcext:value-type="string">
            <text:p>TRAUMATOLOGY</text:p>
          </table:table-cell>
          <table:table-cell table:number-columns-repeated="3"/>
          <table:table-cell office:value-type="string" calcext:value-type="string">
            <text:p>Gouty arthritis of the left hip.</text:p>
          </table:table-cell>
          <table:table-cell office:value-type="string" calcext:value-type="string">
            <text:p>Left coxofemoral arthrosis.</text:p>
          </table:table-cell>
          <table:table-cell office:value-type="string" calcext:value-type="string">
            <text:p>Radiated low back pain / lumbosciatica.</text:p>
          </table:table-cell>
          <table:table-cell office:value-type="string" calcext:value-type="string">
            <text:p>Claudication due to canal stenosi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12" calcext:value-type="float">
            <text:p>112</text:p>
          </table:table-cell>
          <table:table-cell table:number-columns-repeated="3"/>
          <table:table-cell office:value-type="string" calcext:value-type="string">
            <text:p>A 61-year-old woman, administrative, with a history of overweight, hypertension, dyslipidemia and metabolic syndrome, who consults for pain in both buttocks, left trochanteric region, lateral aspect of the left thigh up to the knee and left leg up to the middle third. The pain appears when the lower limb is lifted with the knee extended, but is relieved when the knee is flexed. What is the first clinical suspicion?</text:p>
          </table:table-cell>
          <table:table-cell office:value-type="string" calcext:value-type="string">
            <text:p>In this case, when speaking of "reappearance of the symptoms when we lift the lower limb with the knee extended" we are describing the Lasègue Maneuver. This maneuver is positive in cases of lumbosciatic pain, since it causes a stretching of the sciatic nerve, therefore the correct answer is number 3. The rest of the pathologies do not have a positive Lasègue maneuver, so these options would not be correct.</text:p>
          </table:table-cell>
          <table:table-cell/>
          <table:table-cell office:value-type="string" calcext:value-type="string">
            <text:p>TRAUMATOLOGY</text:p>
          </table:table-cell>
          <table:table-cell table:number-columns-repeated="3"/>
          <table:table-cell office:value-type="string" calcext:value-type="string">
            <text:p>Gouty arthritis of left hip.</text:p>
          </table:table-cell>
          <table:table-cell office:value-type="string" calcext:value-type="string">
            <text:p>Left coxofemoral arthrosis.</text:p>
          </table:table-cell>
          <table:table-cell office:value-type="string" calcext:value-type="string">
            <text:p>Radiated low back pain / lumbosciatica.</text:p>
          </table:table-cell>
          <table:table-cell office:value-type="string" calcext:value-type="string">
            <text:p>Claudication due to canal stenosi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12" calcext:value-type="float">
            <text:p>112</text:p>
          </table:table-cell>
          <table:table-cell table:number-columns-repeated="3"/>
          <table:table-cell office:value-type="string" calcext:value-type="string">
            <text:p>A 61-year-old woman, administrative, with a history of overweight, hypertension, dyslipidemia and metabolic syndrome, who consults for pain in both buttocks, left trochanteric region, lateral aspect of the left thigh up to the knee and left leg up to the middle third. The pain appears when the lower limb is lifted with the knee extended, but is relieved when the knee is flexed. What is the first clinical suspicion?</text:p>
          </table:table-cell>
          <table:table-cell office:value-type="string" calcext:value-type="string">
            <text:p>The most common symptomatology of a patient with coxarthrosis includes: hip pain that limits ambulation, nocturnal discomfort and even at rest, hip stiffness and locking. Coxo-femoral osteoarthrosis presents with a negative Lasegue test. Wrong answer 2. Low back pain of a neuropathic nature usually presents with unilateral and distributed radiculopathy according to dermatomes. The recognized risk factors are most frequently: women, obesity, smoking and sedentary lifestyle or situations of prolonged sitting. The lumbosciatica is usually referred to the buttock, posterior aspect of the thighs and even inguinal. The clinical case describes the Lasegue maneuver or test; a provocation test that evidences radicular irritation in the lumbosacral region (Answer 3 correct). Claudication due to canal stenosis typically presents with pain that worsens with trunk extension (walking, standing) and is relieved with flexion (sitting, sleeping in the fetal position...) Wrong answer 4.</text:p>
          </table:table-cell>
          <table:table-cell office:value-type="string" calcext:value-type="string">
            <text:p>-SWEZEY, Robert L. Overdiagnosed sciatica and stenosis, underdiagnosed hip arthritis. Orthopedics, 2003, vol. 26, no 2, p. 173-174. -TIBOR, Lisa M.; SEKIYA, Jon K. Differential diagnosis of pain around the hip joint. Arthroscopy: The Journal of Arthroscopic &amp; Related Surgery, 2008, vol. 24, no 12, p. 1407-1421. -POULTSIDES, Lazaros A.; BEDI, Asheesh; KELLY, Bryan T. An algorithmic approach to mechanical hip pain. HSS Journal®, 2012, vol. 8, no 3, p. 213-224. -WILSON, John J.; FURUKAWA, Masaru. Evaluation of the patient with hip pain. American family physician, 2014, vol. 89, no 1, p. 27-34.</text:p>
          </table:table-cell>
          <table:table-cell office:value-type="string" calcext:value-type="string">
            <text:p>TRAUMATOLOGY</text:p>
          </table:table-cell>
          <table:table-cell table:number-columns-repeated="3"/>
          <table:table-cell office:value-type="string" calcext:value-type="string">
            <text:p>Gouty arthritis of the left hip.</text:p>
          </table:table-cell>
          <table:table-cell office:value-type="string" calcext:value-type="string">
            <text:p>Left coxofemoral arthrosis.</text:p>
          </table:table-cell>
          <table:table-cell office:value-type="string" calcext:value-type="string">
            <text:p>Radiated low back pain / lumbosciatica.</text:p>
          </table:table-cell>
          <table:table-cell office:value-type="string" calcext:value-type="string">
            <text:p>Claudication due to canal stenosi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13" calcext:value-type="float">
            <text:p>113</text:p>
          </table:table-cell>
          <table:table-cell table:number-columns-repeated="3"/>
          <table:table-cell office:value-type="string" calcext:value-type="string">
            <text:p>A 35-year-old man, a letter carrier, with no history of interest, who comes to the emergency department for acute cervical pain of 24 hours of evolution, without previous trauma, which radiates to the left arm up to the hand and is accompanied by paresthesia in the radial border of the forearm. She presents no objectifiable loss of strength, preserves neck mobility although it is painful and contracture of the paravertebral musculature is appreciated. The first attitude will be:</text:p>
          </table:table-cell>
          <table:table-cell office:value-type="string" calcext:value-type="string">
            <text:p>Cervicalgia without alarm signs. Conservative treatment with a success rate of 75%-90%.</text:p>
          </table:table-cell>
          <table:table-cell/>
          <table:table-cell office:value-type="string" calcext:value-type="string">
            <text:p>TRAUMATOLOGY</text:p>
          </table:table-cell>
          <table:table-cell table:number-columns-repeated="3"/>
          <table:table-cell office:value-type="string" calcext:value-type="string">
            <text:p>Conservative treatment with nonsteroidal anti-inflammatory drugs, local heat and relative rest.</text:p>
          </table:table-cell>
          <table:table-cell office:value-type="string" calcext:value-type="string">
            <text:p>Urgent call to the neurosurgeon for surgical evaluation.</text:p>
          </table:table-cell>
          <table:table-cell office:value-type="string" calcext:value-type="string">
            <text:p>Preferential request for MRI and electromyogram.</text:p>
          </table:table-cell>
          <table:table-cell office:value-type="string" calcext:value-type="string">
            <text:p>Preferential referral to outpatient traumatology consultations.</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13" calcext:value-type="float">
            <text:p>113</text:p>
          </table:table-cell>
          <table:table-cell table:number-columns-repeated="3"/>
          <table:table-cell office:value-type="string" calcext:value-type="string">
            <text:p>35-year-old male, letter carrier, with no history of interest, who comes to the emergency department for acute cervical pain of 24 hours of evolution, without previous trauma, which radiates to the left arm up to the hand and is accompanied by paresthesia in the radial border of the forearm. She presents no objectifiable loss of strength, preserves neck mobility although it is painful and contracture of the paravertebral musculature is appreciated. The first attitude will be:</text:p>
          </table:table-cell>
          <table:table-cell office:value-type="string" calcext:value-type="string">
            <text:p>In this case we describe a case of cervicobrachialgia without alarm signs at the present time, so the most indicated treatment at this time would be conservative, based on NSAIDs, local heat and rest. This is not an urgent case, so answer 2 would not be valid. The performance of an MRI and an electromyogram are valid options for the etiological study of the picture, however, it is necessary to emphasize that we should first perform a correct pain management, so since we are asked about the first attitude, option 1 would be more valid.</text:p>
          </table:table-cell>
          <table:table-cell/>
          <table:table-cell office:value-type="string" calcext:value-type="string">
            <text:p>TRAUMATOLOGY</text:p>
          </table:table-cell>
          <table:table-cell table:number-columns-repeated="3"/>
          <table:table-cell office:value-type="string" calcext:value-type="string">
            <text:p>Conservative treatment with non-steroidal anti-inflammatory drugs, local heat and relative rest.</text:p>
          </table:table-cell>
          <table:table-cell office:value-type="string" calcext:value-type="string">
            <text:p>Urgent call to the neurosurgeon for surgical evaluation.</text:p>
          </table:table-cell>
          <table:table-cell office:value-type="string" calcext:value-type="string">
            <text:p>Preferential request for MRI and electromyogram.</text:p>
          </table:table-cell>
          <table:table-cell office:value-type="string" calcext:value-type="string">
            <text:p>Preferential referral to traumatology outpatients.</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13" calcext:value-type="float">
            <text:p>113</text:p>
          </table:table-cell>
          <table:table-cell table:number-columns-repeated="3"/>
          <table:table-cell office:value-type="string" calcext:value-type="string">
            <text:p>35-year-old male, letter carrier, with no history of interest, who comes to the emergency department for acute cervical pain of 24 hours of evolution, without previous trauma, which radiates to the left arm up to the hand and is accompanied by paresthesia in the radial border of the forearm. She presents no objectifiable loss of strength, preserves neck mobility although it is painful and contracture of the paravertebral musculature is appreciated. The first attitude will be:</text:p>
          </table:table-cell>
          <table:table-cell office:value-type="string" calcext:value-type="string">
            <text:p>Correct answer 1. 75% of patients with radiculopathy improve with non-surgical treatment, this being the treatment of choice in the initial stages. Magnetic resonance imaging is of choice in certain "red flags": fever, weight loss, nocturnal pain, persistence of symptoms despite conservative treatment and loss of strength (incorrect answer 3).</text:p>
          </table:table-cell>
          <table:table-cell office:value-type="string" calcext:value-type="string">
            <text:p>-CARETTE, Simon; FEHLINGS, Michael G. Cervical radiculopathy. New England Journal of Medicine, 2005, vol. 353, no 4, p. 392-399. -POLSTON, David W. Cervical radiculopathy. Neurologic clinics, 2007, vol. 25, no 2, p. 373-385. -CARIDI, John M.; PUMBERGER, Matthias; HUGHES, Alexander P. Cervical radiculopathy: a review. HSS Journal®, 2011, vol. 7, no 3, p. 265-272.</text:p>
          </table:table-cell>
          <table:table-cell office:value-type="string" calcext:value-type="string">
            <text:p>TRAUMATOLOGY</text:p>
          </table:table-cell>
          <table:table-cell table:number-columns-repeated="3"/>
          <table:table-cell office:value-type="string" calcext:value-type="string">
            <text:p>Conservative treatment with non-steroidal anti-inflammatory drugs, local heat and relative rest.</text:p>
          </table:table-cell>
          <table:table-cell office:value-type="string" calcext:value-type="string">
            <text:p>Urgent call to the neurosurgeon for surgical evaluation.</text:p>
          </table:table-cell>
          <table:table-cell office:value-type="string" calcext:value-type="string">
            <text:p>Preferential request for MRI and electromyogram.</text:p>
          </table:table-cell>
          <table:table-cell office:value-type="string" calcext:value-type="string">
            <text:p>Preferential referral to traumatology outpatients.</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15" calcext:value-type="float">
            <text:p>115</text:p>
          </table:table-cell>
          <table:table-cell table:number-columns-repeated="3"/>
          <table:table-cell office:value-type="string" calcext:value-type="string">
            <text:p>A 27-year-old male, a regular athlete, complains of pain in the right leg after continuous running. He has visited a physiotherapist on several occasions and has been diagnosed with an overload in the calf muscles. Several months have passed, he has not improved and refers intense pain after physical activity that subsides with rest in the following hours of exercise. What test can help in the diagnosis?</text:p>
          </table:table-cell>
          <table:table-cell office:value-type="string" calcext:value-type="string">
            <text:p>Clinical suspicion of chronic compartment syndrome (CCS). The diagnosis is made by obtaining compartment pressures at rest, during exercise and post-exercise.</text:p>
          </table:table-cell>
          <table:table-cell/>
          <table:table-cell office:value-type="string" calcext:value-type="string">
            <text:p>TRAUMATOLOGY</text:p>
          </table:table-cell>
          <table:table-cell table:number-columns-repeated="3"/>
          <table:table-cell office:value-type="string" calcext:value-type="string">
            <text:p>Positron emission tomography with 18 FDG.</text:p>
          </table:table-cell>
          <table:table-cell office:value-type="string" calcext:value-type="string">
            <text:p>Determination of posterior compartment pressure immediately after activity.</text:p>
          </table:table-cell>
          <table:table-cell office:value-type="string" calcext:value-type="string">
            <text:p>Doppler ultrasound to rule out a circulatory disorder of the lower extremity.</text:p>
          </table:table-cell>
          <table:table-cell office:value-type="string" calcext:value-type="string">
            <text:p>Magnetic resonance spectroscopy.</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15" calcext:value-type="float">
            <text:p>115</text:p>
          </table:table-cell>
          <table:table-cell table:number-columns-repeated="3"/>
          <table:table-cell office:value-type="string" calcext:value-type="string">
            <text:p>A 27-year-old male, a regular athlete, refers pain in the right leg after continuous running. He has visited a physiotherapist on several occasions and has been diagnosed with calf overload. Several months have passed, he has not improved and refers intense pain after physical activity that subsides with rest in the following hours of exercise. What test can help in the diagnosis?</text:p>
          </table:table-cell>
          <table:table-cell office:value-type="string" calcext:value-type="string">
            <text:p>We present a case of chronic compartment syndrome. For its diagnosis it is necessary to measure the pressure of the affected compartments at rest and after activity (answer 2 correct).</text:p>
          </table:table-cell>
          <table:table-cell/>
          <table:table-cell office:value-type="string" calcext:value-type="string">
            <text:p>TRAUMATOLOGY</text:p>
          </table:table-cell>
          <table:table-cell table:number-columns-repeated="3"/>
          <table:table-cell office:value-type="string" calcext:value-type="string">
            <text:p>Positron emission tomography with 18 FDG.</text:p>
          </table:table-cell>
          <table:table-cell office:value-type="string" calcext:value-type="string">
            <text:p>Determination of posterior compartment pressure immediately after activity.</text:p>
          </table:table-cell>
          <table:table-cell office:value-type="string" calcext:value-type="string">
            <text:p>Doppler ultrasound to rule out a circulatory disorder of the lower extremity.</text:p>
          </table:table-cell>
          <table:table-cell office:value-type="string" calcext:value-type="string">
            <text:p>Spectrometry by magnetic resonance.</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15" calcext:value-type="float">
            <text:p>115</text:p>
          </table:table-cell>
          <table:table-cell table:number-columns-repeated="3"/>
          <table:table-cell office:value-type="string" calcext:value-type="string">
            <text:p>A 27-year-old male, a regular athlete, refers pain in the right leg after continuous running. He has visited a physiotherapist on several occasions and has been diagnosed with calf overload. Several months have passed, she has not improved and refers intense pain after physical activity that subsides with rest in the hours following exercise. What test can help in the diagnosis?</text:p>
          </table:table-cell>
          <table:table-cell office:value-type="string" calcext:value-type="string">
            <text:p>Exercise-induced compartment syndrome is an exercise-induced condition of the leg. It is characterized by reversible ischemia of the muscles of a muscle compartment. Diagnosis is made by measuring compartment pressures at rest, during exercise and after exercise (answer 2 correct). Treatment usually consists of fasciotomies of the affected compartments. Although MRI is not very useful in establishing the diagnosis, it can help in the differential diagnosis.</text:p>
          </table:table-cell>
          <table:table-cell office:value-type="string" calcext:value-type="string">
            <text:p>-BLACKMAN, Paul G. A review of chronic exertional compartment syndrome in the lower leg. Medicine and science in sports and exercise, 2000, vol. 32, no 3 Suppl, p. S4-10. -RORABECK, C. H.; BOURNE, R. B.; FOWLER, P. J. The surgical treatment of exertional compartment syndrome in athletes. JBJS, 1983, vol. 65, no 9, p. 1245-1251.</text:p>
          </table:table-cell>
          <table:table-cell office:value-type="string" calcext:value-type="string">
            <text:p>TRAUMATOLOGY</text:p>
          </table:table-cell>
          <table:table-cell table:number-columns-repeated="3"/>
          <table:table-cell office:value-type="string" calcext:value-type="string">
            <text:p>Positron emission tomography with 18 FDG.</text:p>
          </table:table-cell>
          <table:table-cell office:value-type="string" calcext:value-type="string">
            <text:p>Determination of posterior compartment pressure immediately after activity.</text:p>
          </table:table-cell>
          <table:table-cell office:value-type="string" calcext:value-type="string">
            <text:p>Doppler ultrasound to rule out a circulatory disorder of the lower extremity.</text:p>
          </table:table-cell>
          <table:table-cell office:value-type="string" calcext:value-type="string">
            <text:p>Magnetic resonance spectroscopy.</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16" calcext:value-type="float">
            <text:p>116</text:p>
          </table:table-cell>
          <table:table-cell table:number-columns-repeated="3"/>
          <table:table-cell office:value-type="string" calcext:value-type="string">
            <text:p>95-year-old woman living in a nursing home, independent for basic activities of daily living, goes out to the garden for walks. She has a history of hypertension, dyslipidemia, osteoporosis and mild cognitive impairment. She suffers a fall when getting up at night to go to the bathroom. X-ray shows a displaced subcapital fracture of the right hip. What is the recommended treatment?</text:p>
          </table:table-cell>
          <table:table-cell office:value-type="string" calcext:value-type="string">
            <text:p>Displaced hip fracture, Garden III-IV. Surgical treatment. Hip hemiarthroplasty. Option 2 treatment for pertrochanteric fractures. Option 3. Non-displaced fractures. Option 4. Non ambulatory patients with minimal pain and high surgical risk.</text:p>
          </table:table-cell>
          <table:table-cell/>
          <table:table-cell office:value-type="string" calcext:value-type="string">
            <text:p>TRAUMATOLOGY</text:p>
          </table:table-cell>
          <table:table-cell table:number-columns-repeated="3"/>
          <table:table-cell office:value-type="string" calcext:value-type="string">
            <text:p>Hip hemiarthroplasty.</text:p>
          </table:table-cell>
          <table:table-cell office:value-type="string" calcext:value-type="string">
            <text:p>Trochanteric nail fixation.</text:p>
          </table:table-cell>
          <table:table-cell office:value-type="string" calcext:value-type="string">
            <text:p>Fixation with cannulated screws.</text:p>
          </table:table-cell>
          <table:table-cell office:value-type="string" calcext:value-type="string">
            <text:p>Conservative: bed-chair life.</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16" calcext:value-type="float">
            <text:p>116</text:p>
          </table:table-cell>
          <table:table-cell table:number-columns-repeated="3"/>
          <table:table-cell office:value-type="string" calcext:value-type="string">
            <text:p>95-year-old woman living in a nursing home, independent for her basic activities of daily living, goes out to the garden for walks. She has a history of hypertension, dyslipidemia, osteoporosis and mild cognitive impairment. She suffers a fall when getting up at night to go to the bathroom. X-ray shows a displaced subcapital fracture of the right hip. What is the recommended treatment?</text:p>
          </table:table-cell>
          <table:table-cell office:value-type="string" calcext:value-type="string">
            <text:p>We are told of a case of a 95-year-old patient with a displaced intracapsular (subcapital) hip fracture. In this case, the surgical options may be the use of cannulated screws or hip arthroplasty. Cannulated screws are reserved for cases of non-displaced fractures (Wrong answer 2) so the most indicated option would be arthroplasty, in this case hemiarthroplasty (Correct answer 1). Trochanteric pins are reserved for extracapsular fractures (Wrong answer 2) and conservative treatment is only considered in patients with very low functional demand or surgical contraindication (Wrong answer 4).</text:p>
          </table:table-cell>
          <table:table-cell/>
          <table:table-cell office:value-type="string" calcext:value-type="string">
            <text:p>TRAUMATOLOGY</text:p>
          </table:table-cell>
          <table:table-cell table:number-columns-repeated="3"/>
          <table:table-cell office:value-type="string" calcext:value-type="string">
            <text:p>Hip hemiarthroplasty.</text:p>
          </table:table-cell>
          <table:table-cell office:value-type="string" calcext:value-type="string">
            <text:p>Trochanteric nail fixation.</text:p>
          </table:table-cell>
          <table:table-cell office:value-type="string" calcext:value-type="string">
            <text:p>Fixation with cannulated screws.</text:p>
          </table:table-cell>
          <table:table-cell office:value-type="string" calcext:value-type="string">
            <text:p>Conservative: bed-chair life.</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16" calcext:value-type="float">
            <text:p>116</text:p>
          </table:table-cell>
          <table:table-cell table:number-columns-repeated="3"/>
          <table:table-cell office:value-type="string" calcext:value-type="string">
            <text:p>95-year-old woman living in a nursing home, independent for her basic activities of daily living, goes out to the garden for walks. She has a history of hypertension, dyslipidemia, osteoporosis and mild cognitive impairment. She suffers a fall when getting up at night to go to the bathroom. X-ray shows a displaced subcapital fracture of the right hip. What is the recommended treatment?</text:p>
          </table:table-cell>
          <table:table-cell office:value-type="string" calcext:value-type="string">
            <text:p>Correct Answer 1: Given that this is a displaced subcapital hip fracture, the surgical treatment we should consider is hip joint replacement, given that the injury described presents a high probability of necrosis of the femoral head. The options would be total or partial arthroplasty: in elderly patients, partial arthroplasty is preferred because it is a shorter and less aggressive surgery than total hip arthroplasty. Answer 2 incorrect: We would consider this technique in basicervical fractures and trochanteric mass lesions, not in subcapital fractures. Incorrect Answer 3: We would consider this technique in nondisplaced subcapital fractures in young patients. Incorrect answer 4: We would only consider non-surgical treatment in a patient with a very poor baseline general condition: bedridden patients with low life expectancy.</text:p>
          </table:table-cell>
          <table:table-cell/>
          <table:table-cell office:value-type="string" calcext:value-type="string">
            <text:p>TRAUMATOLOGY</text:p>
          </table:table-cell>
          <table:table-cell table:number-columns-repeated="3"/>
          <table:table-cell office:value-type="string" calcext:value-type="string">
            <text:p>Hip hemiarthroplasty.</text:p>
          </table:table-cell>
          <table:table-cell office:value-type="string" calcext:value-type="string">
            <text:p>Trochanteric nail fixation.</text:p>
          </table:table-cell>
          <table:table-cell office:value-type="string" calcext:value-type="string">
            <text:p>Fixation with cannulated screws.</text:p>
          </table:table-cell>
          <table:table-cell office:value-type="string" calcext:value-type="string">
            <text:p>Conservative: bed-chair life.</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18" calcext:value-type="float">
            <text:p>118</text:p>
          </table:table-cell>
          <table:table-cell table:number-columns-repeated="3"/>
          <table:table-cell office:value-type="string" calcext:value-type="string">
            <text:p>A 41-year-old male consults for gonalgia of several days' evolution. On examination, the Thessaly test (pain with internal and external rotation movements with the knee flexed) is positive. Which of the following injuries is more likely?</text:p>
          </table:table-cell>
          <table:table-cell office:value-type="string" calcext:value-type="string">
            <text:p>Thessaly test. Provocation test performed in suspected meniscal injury.</text:p>
          </table:table-cell>
          <table:table-cell/>
          <table:table-cell office:value-type="string" calcext:value-type="string">
            <text:p>TRAUMATOLOGY</text:p>
          </table:table-cell>
          <table:table-cell table:number-columns-repeated="3"/>
          <table:table-cell office:value-type="string" calcext:value-type="string">
            <text:p>Meniscal injury.</text:p>
          </table:table-cell>
          <table:table-cell office:value-type="string" calcext:value-type="string">
            <text:p>Injury due to rupture of the anterior cruciate ligament.</text:p>
          </table:table-cell>
          <table:table-cell office:value-type="string" calcext:value-type="string">
            <text:p>Injury by rupture of the posterior cruciate ligament.</text:p>
          </table:table-cell>
          <table:table-cell office:value-type="string" calcext:value-type="string">
            <text:p>Degenerative arthropathy injury.</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18" calcext:value-type="float">
            <text:p>118</text:p>
          </table:table-cell>
          <table:table-cell table:number-columns-repeated="3"/>
          <table:table-cell office:value-type="string" calcext:value-type="string">
            <text:p>A 41-year-old male consults for gonalgia of several days' evolution. During the examination, the Thessaly test (pain with internal and external rotation movements with the knee flexed) is positive. Which of the following lesions is most likely to occur?</text:p>
          </table:table-cell>
          <table:table-cell office:value-type="string" calcext:value-type="string">
            <text:p>The Thessaly maneuver consists of the patient, using monopodal support and knee flexion of 5º and then 20º, performing internal and external rotations of the leg. In case this reproduces the pain that the patient refers, the test will be considered as positive. It is a test used for the diagnosis of meniscal pathology (sensitivity greater than 90% and specificity greater than 95%) (Answer 1 correct).</text:p>
          </table:table-cell>
          <table:table-cell/>
          <table:table-cell office:value-type="string" calcext:value-type="string">
            <text:p>TRAUMATOLOGY</text:p>
          </table:table-cell>
          <table:table-cell table:number-columns-repeated="3"/>
          <table:table-cell office:value-type="string" calcext:value-type="string">
            <text:p>Meniscal injury.</text:p>
          </table:table-cell>
          <table:table-cell office:value-type="string" calcext:value-type="string">
            <text:p>Injury by rupture of the anterior cruciate ligament.</text:p>
          </table:table-cell>
          <table:table-cell office:value-type="string" calcext:value-type="string">
            <text:p>Injury by rupture of the posterior cruciate ligament.</text:p>
          </table:table-cell>
          <table:table-cell office:value-type="string" calcext:value-type="string">
            <text:p>Degenerative arthropathy injury.</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18" calcext:value-type="float">
            <text:p>118</text:p>
          </table:table-cell>
          <table:table-cell table:number-columns-repeated="3"/>
          <table:table-cell office:value-type="string" calcext:value-type="string">
            <text:p>A 41-year-old male consults for gonalgia of several days' evolution. During the examination, the Thessaly test is performed (pain with internal and external rotation movements with the knee flexed), which is positive. Which of the following lesions is more probable?</text:p>
          </table:table-cell>
          <table:table-cell office:value-type="string" calcext:value-type="string">
            <text:p>Answer 1 correct: The Thessaly test is a meniscal exploration maneuver. The statement focuses exclusively on this part of the examination and also explains that it is indeed positive, which leads to the suspicion of a meniscal lesion. "The Thessaly test is a dynamic reproduction of load transmission in the knee joint and is performed at 5° and 20° of flexion. The examiner supports the patient by holding his or her outstretched hands while the patient stands flatfooted on the floor. The patient then rotates his or her knee and body, internally and externally, three times, keeping the knee in slight flexion (5°). Then the same procedure is carried out with the knee flexed at 20°. Patients with suspected meniscal tears experience medial or lateral joint-line discomfort and may have a sense of locking or catching. The theory behind the test is that, with this maneuver, the knee with a meniscal tear is subjected to excessive loading conditions and almost certainly will have the same symptoms that the patient reported. The test is always performed first on the normal knee so that the patient may be trained, especially with regard to how to keep the knee in 5° and then in 20° of flexion and how to recognize, by comparison, a possible positive result in the symptomatic knee." Answer 2 incorrect: At no time do they describe any exploration maneuvers of the anterior cruciate ligament, nor do they mention any trauma that may have injured it. Answer 3 incorrect: At no time do they describe any exploration maneuvers of the posterior cruciate ligament, nor do they mention any trauma that could have injured it. Wrong answer 4: Although it could occur, it is not to be expected in a 41 year old person with an acutely established clinical condition.</text:p>
          </table:table-cell>
          <table:table-cell office:value-type="string" calcext:value-type="string">
            <text:p>Karachalios, Theofilos (2005). Diagnostic Accuracy of a New Clinical Test (the Thessaly Test) for Early Detection of Meniscal Tears. The Journal of Bone and Joint Surgery (American), 87(5), 955–. doi:10.2106/JBJS.D.02338.</text:p>
          </table:table-cell>
          <table:table-cell office:value-type="string" calcext:value-type="string">
            <text:p>TRAUMATOLOGY</text:p>
          </table:table-cell>
          <table:table-cell table:number-columns-repeated="3"/>
          <table:table-cell office:value-type="string" calcext:value-type="string">
            <text:p>Meniscal injury.</text:p>
          </table:table-cell>
          <table:table-cell office:value-type="string" calcext:value-type="string">
            <text:p>Injury due to rupture of the anterior cruciate ligament.</text:p>
          </table:table-cell>
          <table:table-cell office:value-type="string" calcext:value-type="string">
            <text:p>Injury due to rupture of the posterior cruciate ligament.</text:p>
          </table:table-cell>
          <table:table-cell office:value-type="string" calcext:value-type="string">
            <text:p>Injury due to degenerative arthropathy.</text:p>
          </table:table-cell>
          <table:table-cell/>
          <table:table-cell office:value-type="float" office:value="1" calcext:value-type="float">
            <text:p>1</text:p>
          </table:table-cell>
          <table:table-cell table:number-columns-repeated="3"/>
        </table:table-row>
        <table:table-row table:style-name="ro1">
          <table:table-cell office:value-type="float" office:value="2022" calcext:value-type="float">
            <text:p>2022</text:p>
          </table:table-cell>
          <table:table-cell office:value-type="float" office:value="119" calcext:value-type="float">
            <text:p>119</text:p>
          </table:table-cell>
          <table:table-cell table:number-columns-repeated="3"/>
          <table:table-cell office:value-type="string" calcext:value-type="string">
            <text:p>A 13-year-old female, with no relevant history, with menarche 3 months ago, followed since the age of 10 years by idiopathic scoliosis that has worsened. In the physical examination she presents a hump of 7 degrees in the Adams test and in the scoliogram a thoracolumbar curve T4-L1 of 35 degrees of Cobb and a Risser 0. The correct attitude to take will be:</text:p>
          </table:table-cell>
          <table:table-cell office:value-type="string" calcext:value-type="string">
            <text:p>Orthosis. Cobb angle between 25º - 45º. Immature skeleton (Risser 0).</text:p>
          </table:table-cell>
          <table:table-cell/>
          <table:table-cell office:value-type="string" calcext:value-type="string">
            <text:p>TRAUMATOLOGY</text:p>
          </table:table-cell>
          <table:table-cell table:number-columns-repeated="3"/>
          <table:table-cell office:value-type="string" calcext:value-type="string">
            <text:p>Recommend swimming and revision in three months.</text:p>
          </table:table-cell>
          <table:table-cell office:value-type="string" calcext:value-type="string">
            <text:p>Prescribe a corset-type orthosis.</text:p>
          </table:table-cell>
          <table:table-cell office:value-type="string" calcext:value-type="string">
            <text:p>Refer to physiotherapy for spine elastification.</text:p>
          </table:table-cell>
          <table:table-cell office:value-type="string" calcext:value-type="string">
            <text:p>Review in 6 months with a new X-ray.</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19" calcext:value-type="float">
            <text:p>119</text:p>
          </table:table-cell>
          <table:table-cell table:number-columns-repeated="3"/>
          <table:table-cell office:value-type="string" calcext:value-type="string">
            <text:p>13-year-old female, with no relevant history, with menarche 3 months ago, followed since the age of 10 years for idiopathic scoliosis that has worsened. In the physical examination she presents a hump of 7 degrees in the Adams test and in the scoliogram a T4-L1 thoracolumbar curve of 35 degrees of Cobb and a Risser 0:</text:p>
          </table:table-cell>
          <table:table-cell office:value-type="string" calcext:value-type="string">
            <text:p>We are presented with the case of a 13 year old patient, with menarche 3 months ago, a T4-L1 thoracolumbar curve of 35º and a Risser 0. As a general rule we could say that below 50º the treatment is usually conservative, with two options: observation or use of a brace to slow down the evolution. In this case, taking into account the remaining growth (menarche 3 months ago and Risser 0) the most indicated would be to use a brace (Answer 2 correct).</text:p>
          </table:table-cell>
          <table:table-cell/>
          <table:table-cell office:value-type="string" calcext:value-type="string">
            <text:p>TRAUMATOLOGY</text:p>
          </table:table-cell>
          <table:table-cell table:number-columns-repeated="3"/>
          <table:table-cell office:value-type="string" calcext:value-type="string">
            <text:p>Recommend swimming and revision in three months.</text:p>
          </table:table-cell>
          <table:table-cell office:value-type="string" calcext:value-type="string">
            <text:p>Prescribe a brace type orthosis.</text:p>
          </table:table-cell>
          <table:table-cell office:value-type="string" calcext:value-type="string">
            <text:p>Refer to physiotherapy for spine elastification.</text:p>
          </table:table-cell>
          <table:table-cell office:value-type="string" calcext:value-type="string">
            <text:p>Revise in 6 months with a new X-ray.</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19" calcext:value-type="float">
            <text:p>119</text:p>
          </table:table-cell>
          <table:table-cell table:number-columns-repeated="3"/>
          <table:table-cell office:value-type="string" calcext:value-type="string">
            <text:p>13-year-old female, with no relevant history, with menarche 3 months ago, followed since the age of 10 years for idiopathic scoliosis that has worsened. In the physical examination she presents a hump of 7 degrees in the Adams test and in the scoliogram a T4-L1 thoracolumbar curve of 35 degrees of Cobb and a Risser 0:</text:p>
          </table:table-cell>
          <table:table-cell office:value-type="string" calcext:value-type="string">
            <text:p>Treatment with a brace in Risser from 0 to 2 can be considered since there is still growth to occur and correction can take place. Its use is considered for curves between 30-40º.</text:p>
          </table:table-cell>
          <table:table-cell office:value-type="string" calcext:value-type="string">
            <text:p>1. Choudhry MN, Ahmad Z, Verma R. Adolescent Idiopathic Scoliosis. Open Orthop J. 2016 May 30;10:143-54. 2. Negrini S, Donzelli S, Aulisa AG, Czaprowski D, Schreiber S, de Mauroy JC, Diers H, Grivas TB, Knott P, Kotwicki T, Lebel A, Marti C, Maruyama T, O’Brien J, Price N, Parent E, Rigo M, Romano M, Stikeleather L, Wynne J, Zaina F. 2016 SOSORT guidelines: orthopaedic and rehabilitation treatment of idiopathic scoliosis during growth. Scoliosis Spinal Disord. 2018 Jan 10;13:3. 3. Konieczny MR, Senyurt H, Krauspe R. Epidemiology of adolescent idiopathic scoliosis. J Child Orthop. 2013 Feb;7(1):3-9. 4. Grauers A, Einarsdottir E, Gerdhem P. Genetics and pathogenesis of idiopathic scoliosis. Scoliosis Spinal Disord. 2016 Nov 28;11:45. 5. Brink RC, Schlösser TPC, van Stralen M, Vincken KL, Kruyt MC, Hui SCN, Viergever MA, Chu WCW, Cheng JCY, Castelein RM. Anterior-posterior length discrepancy of the spinal column in adolescent idiopathic scoliosis-a 3D CT study. Spine J. 2018 Dec;18(12):2259-65. 6. Stokes IA, Mente PL, Iatridis JC, Farnum CE, Aronsson DD. Enlargement of growth plate chondrocytes modulated by sustained mechanical loading. J Bone Joint Surg Am. 2002 Oct;84(10):1842-8. 7. Stokes IA, Burwell RG, Dangerfield PH; IBSE. Biomechanical spinal growth modulation and progressive adolescent scoliosis–a test of the ‘vicious cycle’ pathogenetic hypothesis: summary of an electronic focus group debate of the IBSE. Scoliosis. 2006 Oct 18;1:16. 8. Balioglu MB, Aydin C, Kargin D, Albayrak A, Atici Y, Tas SK, Kaygusuz MA. Vitamin-D measurement in patients with adolescent idiopathic scoliosis. J Pediatr Orthop B. 2017 Jan;26(1):48-52. 9. Altaf F, Gibson A, Dannawi Z, Noordeen H. Adolescent idiopathic scoliosis. BMJ. 2013 Apr 30;346:f2508. 10. Burton MS. Diagnosis and treatment of adolescent idiopathic scoliosis. Pediatr Ann. 2013 Nov;42(11):22.</text:p>
          </table:table-cell>
          <table:table-cell office:value-type="string" calcext:value-type="string">
            <text:p>TRAUMATOLOGY</text:p>
          </table:table-cell>
          <table:table-cell table:number-columns-repeated="3"/>
          <table:table-cell office:value-type="string" calcext:value-type="string">
            <text:p>Recommend swimming and review in three months.</text:p>
          </table:table-cell>
          <table:table-cell office:value-type="string" calcext:value-type="string">
            <text:p>Prescribe a brace-type orthosis.</text:p>
          </table:table-cell>
          <table:table-cell office:value-type="string" calcext:value-type="string">
            <text:p>Refer to physiotherapy for spine elastification.</text:p>
          </table:table-cell>
          <table:table-cell office:value-type="string" calcext:value-type="string">
            <text:p>Check in 6 months with a new X-ray.</text:p>
          </table:table-cell>
          <table:table-cell/>
          <table:table-cell office:value-type="float" office:value="2" calcext:value-type="float">
            <text:p>2</text:p>
          </table:table-cell>
          <table:table-cell table:number-columns-repeated="3"/>
        </table:table-row>
        <table:table-row table:style-name="ro1">
          <table:table-cell office:value-type="float" office:value="2022" calcext:value-type="float">
            <text:p>2022</text:p>
          </table:table-cell>
          <table:table-cell office:value-type="float" office:value="121" calcext:value-type="float">
            <text:p>121</text:p>
          </table:table-cell>
          <table:table-cell table:number-columns-repeated="3"/>
          <table:table-cell office:value-type="string" calcext:value-type="string">
            <text:p>79-year-old woman admitted for an osteoporotic hip fracture. Regarding secondary prevention of fragility fractures, point out the WRONG answer:</text:p>
          </table:table-cell>
          <table:table-cell office:value-type="string" calcext:value-type="string">
            <text:p>There are doubts regarding the efficacy of calcium or vitamin D administered in monotherapy for the treatment of osteoporosis; they point out that "administered together they seem to have a certain degree of efficacy in the prevention of non-vertebral fractures, which is clearer in people who are deficient in them, as may be the case of elderly people living in residences. There is practically no evidence of their efficacy in the prevention of vertebral fractures. </text:p>
          </table:table-cell>
          <table:table-cell/>
          <table:table-cell office:value-type="string" calcext:value-type="string">
            <text:p>TRAUMATOLOGY</text:p>
          </table:table-cell>
          <table:table-cell table:number-columns-repeated="3"/>
          <table:table-cell office:value-type="string" calcext:value-type="string">
            <text:p>Low adherence to treatment is associated with an increased risk of fracture.</text:p>
          </table:table-cell>
          <table:table-cell office:value-type="string" calcext:value-type="string">
            <text:p>Bone remodeling markers may be useful for early monitoring of response to treatment.</text:p>
          </table:table-cell>
          <table:table-cell office:value-type="string" calcext:value-type="string">
            <text:p>Vitamin D monotherapy is effective in reducing these fractures in non-institutionalized elderly people.</text:p>
          </table:table-cell>
          <table:table-cell office:value-type="string" calcext:value-type="string">
            <text:p>Increasing dietary calcium or taking calcium supplements in isolation does not protect against the occurrence of fracture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121" calcext:value-type="float">
            <text:p>121</text:p>
          </table:table-cell>
          <table:table-cell table:number-columns-repeated="3"/>
          <table:table-cell office:value-type="string" calcext:value-type="string">
            <text:p>79-year-old woman admitted for an osteoporotic hip fracture. Regarding secondary prevention of fragility fractures, point out the WRONG answer:</text:p>
          </table:table-cell>
          <table:table-cell office:value-type="string" calcext:value-type="string">
            <text:p>In osteoporosis, one of the main risks associated with the increased risk of fracture is low adherence to treatment, so answer 1 is correct. Answer 2 is found in the SER guidelines, which confirm that some studies conclude that bone remodeling markers can be useful for early monitoring of adherence and response to treatment. Answer 4 is correct because again in the SER 2019 guidelines they quote: "The current scientific evidence allows us to affirm that neither increasing dietary calcium nor taking calcium supplements alone protects against the appearance of fractures". Therefore, the correct answer to this question is option 3. Patients on pharmacological treatment for OP should use calcium and vitamin D supplements because practically all clinical trials that have demonstrated efficacy of antiosteoporotic drugs routinely include calcium supplements and cholecalciferol (vitamin D3), but not in monotherapy.</text:p>
          </table:table-cell>
          <table:table-cell office:value-type="string" calcext:value-type="string">
            <text:p>Recomendaciones de la Sociedad Espanola de Reumatología sobre osteoporosis. 2019 (https://www.ser.es/wp-content/uploads/area_privada/recomendaciones/recomendaciones_OP-SER_2019.pdf).</text:p>
          </table:table-cell>
          <table:table-cell office:value-type="string" calcext:value-type="string">
            <text:p>TRAUMATOLOGY</text:p>
          </table:table-cell>
          <table:table-cell table:number-columns-repeated="3"/>
          <table:table-cell office:value-type="string" calcext:value-type="string">
            <text:p>Low adherence to treatment is associated with an increased risk of fracture.</text:p>
          </table:table-cell>
          <table:table-cell office:value-type="string" calcext:value-type="string">
            <text:p>Bone remodeling markers may be useful for early monitoring of treatment response.</text:p>
          </table:table-cell>
          <table:table-cell office:value-type="string" calcext:value-type="string">
            <text:p>Vitamin D monotherapy is effective in reducing these fractures in non-institutionalized elderly people.</text:p>
          </table:table-cell>
          <table:table-cell office:value-type="string" calcext:value-type="string">
            <text:p>Increasing dietary calcium or taking calcium supplements in isolation does not protect against the appearance of fractures.</text:p>
          </table:table-cell>
          <table:table-cell/>
          <table:table-cell office:value-type="float" office:value="3" calcext:value-type="float">
            <text:p>3</text:p>
          </table:table-cell>
          <table:table-cell table:number-columns-repeated="3"/>
        </table:table-row>
        <table:table-row table:style-name="ro1">
          <table:table-cell office:value-type="float" office:value="2022" calcext:value-type="float">
            <text:p>2022</text:p>
          </table:table-cell>
          <table:table-cell office:value-type="float" office:value="60" calcext:value-type="float">
            <text:p>60</text:p>
          </table:table-cell>
          <table:table-cell table:number-columns-repeated="3"/>
          <table:table-cell office:value-type="string" calcext:value-type="string">
            <text:p>20-year-old patient who comes to the emergency department after suffering a bicycle accident with facial trauma. A cranial CT scan was performed showing a fracture of the middle third of the face involving the orbito-malar region. One of the most frequent complications of this type of fracture is:</text:p>
          </table:table-cell>
          <table:table-cell office:value-type="string" calcext:value-type="string">
            <text:p>Fractures of the midface in the orbito-malar region may involve the floor and, to a lesser extent, the lateral wall of the orbit. Assuming therefore that we are asked which is one of the most frequent complications of the floor of the orbit, two complications should always be highlighted that may indicate surgical treatment, even urgent: diplopia, due to dislocation of the inferior rectus muscle to the underlying maxillary sinus (and even its entrapment); and enophthalmos, which may cause other associated complications in the medium and long term, such as superior palpebral pseudo-ptosis due to loss of orbital volume (option 4 correct). Temporomandibular ankylosis is not considered because, although relatively close to the orbital cavity, it is not part of the orbito-malar complex (option 1 discarded). Involvement of the maxilla can lead to dental malocclusion, but usually occurs in fractures located lower than the orbital cavity (option 2 discarded). Naso-ethmoidal fractures are included in midface fractures, but the bones of the nose are located more anteriorly to the medial orbital rim, and therefore outside the orbit (option 3 discarded).</text:p>
          </table:table-cell>
          <table:table-cell/>
          <table:table-cell office:value-type="string" calcext:value-type="string">
            <text:p>OPHTHALMOLOGY (ECTOPIC)</text:p>
          </table:table-cell>
          <table:table-cell table:number-columns-repeated="3"/>
          <table:table-cell office:value-type="string" calcext:value-type="string">
            <text:p>Temporomandibular ankylosis.</text:p>
          </table:table-cell>
          <table:table-cell office:value-type="string" calcext:value-type="string">
            <text:p>Dental malocclusion.</text:p>
          </table:table-cell>
          <table:table-cell office:value-type="string" calcext:value-type="string">
            <text:p>Naso-ethmoidal pseudoarthrosis.</text:p>
          </table:table-cell>
          <table:table-cell office:value-type="string" calcext:value-type="string">
            <text:p>Enophthalmos.</text:p>
          </table:table-cell>
          <table:table-cell/>
          <table:table-cell office:value-type="float" office:value="4" calcext:value-type="float">
            <text:p>4</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3T11:23:48.966793692</dc:date>
    <meta:editing-duration>PT12M34S</meta:editing-duration>
    <meta:editing-cycles>3</meta:editing-cycles>
    <meta:generator>LibreOffice/7.3.7.2$Linux_X86_64 LibreOffice_project/30$Build-2</meta:generator>
    <meta:document-statistic meta:table-count="1" meta:cell-count="6604" meta:object-count="0"/>
  </office:meta>
</office:document-meta>
</file>